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aa61a"/>
    </style:style>
    <style:style style:name="ce5" style:family="table-cell" style:parent-style-name="Default">
      <style:table-cell-properties fo:background-color="#f5822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58220"/>
    </style:style>
    <style:style style:name="ce7" style:family="table-cell" style:parent-style-name="Default">
      <style:table-cell-properties fo:background-color="#ef413d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ef413d"/>
    </style:style>
    <style:style style:name="ce9" style:family="table-cell" style:parent-style-name="Default">
      <style:table-cell-properties fo:background-color="#a3238e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a3238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ison" table:style-name="ta1">
        <table:shapes>
          <draw:frame draw:z-index="0" draw:style-name="gr1" draw:text-style-name="P1" svg:width="504pt" svg:height="288pt" svg:x="531.01pt" svg:y="273.32pt">
            <draw:object draw:notify-on-update-of-ranges="comparison.A2:comparison.A2 comparison.A3:comparison.A203 comparison.B1:comparison.B1 comparison.E3:comparison.E203 comparison.A2:comparison.A2 comparison.A3:comparison.A203 comparison.H1:comparison.H1 comparison.K3:comparison.K203 comparison.A2:comparison.A2 comparison.A3:comparison.A203 comparison.N1:comparison.N1 comparison.Q3:comparison.Q203 comparison.A2:comparison.A2 comparison.A3:comparison.A203 comparison.T1:comparison.T1 comparison.W3:comparison.W203 comparison.A2:comparison.A2 comparison.A3:comparison.A203 comparison.Z1:comparison.Z1 comparison.AC3:comparison.AC2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2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1" table:default-cell-style-name="ce6"/>
        <table:table-column table:style-name="co7" table:default-cell-style-name="ce6"/>
        <table:table-column table:style-name="co2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row table:style-name="ro1">
          <table:table-cell/>
          <table:table-cell table:style-name="ce1" office:value-type="string" calcext:value-type="string" table:number-columns-spanned="6" table:number-rows-spanned="1">
            <text:p><text:s/>Reference case</text:p>
          </table:table-cell>
          <table:covered-table-cell table:number-columns-repeated="5"/>
          <table:table-cell table:style-name="ce3" office:value-type="string" calcext:value-type="string" table:number-columns-spanned="6" table:number-rows-spanned="1">
            <text:p>Symmetric 2.4m</text:p>
          </table:table-cell>
          <table:covered-table-cell table:number-columns-repeated="5"/>
          <table:table-cell table:style-name="ce5" office:value-type="string" calcext:value-type="string" table:number-columns-spanned="6" table:number-rows-spanned="1">
            <text:p>Longer Upstream</text:p>
          </table:table-cell>
          <table:covered-table-cell table:number-columns-repeated="5"/>
          <table:table-cell table:style-name="ce7" office:value-type="string" calcext:value-type="string" table:number-columns-spanned="6" table:number-rows-spanned="1">
            <text:p>Longer Downstream</text:p>
          </table:table-cell>
          <table:covered-table-cell table:number-columns-repeated="5"/>
          <table:table-cell table:style-name="ce9" office:value-type="string" calcext:value-type="string" table:number-columns-spanned="6" table:number-rows-spanned="1">
            <text:p>Symmetric 3.6m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arc_length</text:p>
          </table:table-cell>
          <table:table-cell office:value-type="string" calcext:value-type="string">
            <text:p>U:0</text:p>
          </table:table-cell>
          <table:table-cell office:value-type="string" calcext:value-type="string">
            <text:p>U:1</text:p>
          </table:table-cell>
          <table:table-cell office:value-type="string" calcext:value-type="string">
            <text:p>U: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tal(p)</text:p>
          </table:table-cell>
          <table:table-cell office:value-type="string" calcext:value-type="string">
            <text:p>U:0</text:p>
          </table:table-cell>
          <table:table-cell office:value-type="string" calcext:value-type="string">
            <text:p>U:1</text:p>
          </table:table-cell>
          <table:table-cell office:value-type="string" calcext:value-type="string">
            <text:p>U: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tal(p)</text:p>
          </table:table-cell>
          <table:table-cell office:value-type="string" calcext:value-type="string">
            <text:p>U:0</text:p>
          </table:table-cell>
          <table:table-cell office:value-type="string" calcext:value-type="string">
            <text:p>U:1</text:p>
          </table:table-cell>
          <table:table-cell office:value-type="string" calcext:value-type="string">
            <text:p>U: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tal(p)</text:p>
          </table:table-cell>
          <table:table-cell office:value-type="string" calcext:value-type="string">
            <text:p>U:0</text:p>
          </table:table-cell>
          <table:table-cell office:value-type="string" calcext:value-type="string">
            <text:p>U:1</text:p>
          </table:table-cell>
          <table:table-cell office:value-type="string" calcext:value-type="string">
            <text:p>U: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tal(p)</text:p>
          </table:table-cell>
          <table:table-cell office:value-type="string" calcext:value-type="string">
            <text:p>U:0</text:p>
          </table:table-cell>
          <table:table-cell office:value-type="string" calcext:value-type="string">
            <text:p>U:1</text:p>
          </table:table-cell>
          <table:table-cell office:value-type="string" calcext:value-type="string">
            <text:p>U: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tal(p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58" calcext:value-type="float">
            <text:p>0.21358</text:p>
          </table:table-cell>
          <table:table-cell office:value-type="float" office:value="-0.021081" calcext:value-type="float">
            <text:p>-0.021081</text:p>
          </table:table-cell>
          <table:table-cell office:value-type="float" office:value="2.7106E-022" calcext:value-type="float">
            <text:p>2.7106E-22</text:p>
          </table:table-cell>
          <table:table-cell table:formula="of:=SQRT([.B3]^2+[.C3]^2+[.D3]^2)" office:value-type="float" office:value="0.214617857973189" calcext:value-type="float">
            <text:p>0.214617857973189</text:p>
          </table:table-cell>
          <table:table-cell office:value-type="float" office:value="3.8944" calcext:value-type="float">
            <text:p>3.8944</text:p>
          </table:table-cell>
          <table:table-cell office:value-type="float" office:value="4.6871" calcext:value-type="float">
            <text:p>4.6871</text:p>
          </table:table-cell>
          <table:table-cell office:value-type="float" office:value="0.18891" calcext:value-type="float">
            <text:p>0.18891</text:p>
          </table:table-cell>
          <table:table-cell office:value-type="float" office:value="-0.022711" calcext:value-type="float">
            <text:p>-0.022711</text:p>
          </table:table-cell>
          <table:table-cell office:value-type="float" office:value="0" calcext:value-type="float">
            <text:p>0</text:p>
          </table:table-cell>
          <table:table-cell table:formula="of:=SQRT([.H3]^2+[.I3]^2+[.J3]^2)" office:value-type="float" office:value="0.19027027519032" calcext:value-type="float">
            <text:p>0.19027027519032</text:p>
          </table:table-cell>
          <table:table-cell office:value-type="float" office:value="3.9163" calcext:value-type="float">
            <text:p>3.9163</text:p>
          </table:table-cell>
          <table:table-cell office:value-type="float" office:value="4.6995" calcext:value-type="float">
            <text:p>4.6995</text:p>
          </table:table-cell>
          <table:table-cell office:value-type="float" office:value="0.17617" calcext:value-type="float">
            <text:p>0.17617</text:p>
          </table:table-cell>
          <table:table-cell office:value-type="float" office:value="-0.023183" calcext:value-type="float">
            <text:p>-0.023183</text:p>
          </table:table-cell>
          <table:table-cell office:value-type="float" office:value="3.0553E-022" calcext:value-type="float">
            <text:p>3.0553E-22</text:p>
          </table:table-cell>
          <table:table-cell table:formula="of:=SQRT([.N3]^2+[.O3]^2+[.P3]^2)" office:value-type="float" office:value="0.177688830231391" calcext:value-type="float">
            <text:p>0.177688830231391</text:p>
          </table:table-cell>
          <table:table-cell office:value-type="float" office:value="3.9091" calcext:value-type="float">
            <text:p>3.9091</text:p>
          </table:table-cell>
          <table:table-cell office:value-type="float" office:value="4.7004" calcext:value-type="float">
            <text:p>4.7004</text:p>
          </table:table-cell>
          <table:table-cell office:value-type="float" office:value="0.21556" calcext:value-type="float">
            <text:p>0.21556</text:p>
          </table:table-cell>
          <table:table-cell office:value-type="float" office:value="-0.021014" calcext:value-type="float">
            <text:p>-0.021014</text:p>
          </table:table-cell>
          <table:table-cell office:value-type="float" office:value="0" calcext:value-type="float">
            <text:p>0</text:p>
          </table:table-cell>
          <table:table-cell table:formula="of:=SQRT([.T3]^2+[.U3]^2+[.V3]^2)" office:value-type="float" office:value="0.216581859341913" calcext:value-type="float">
            <text:p>0.216581859341913</text:p>
          </table:table-cell>
          <table:table-cell office:value-type="float" office:value="3.9143" calcext:value-type="float">
            <text:p>3.9143</text:p>
          </table:table-cell>
          <table:table-cell office:value-type="float" office:value="4.6972" calcext:value-type="float">
            <text:p>4.6972</text:p>
          </table:table-cell>
          <table:table-cell office:value-type="float" office:value="0.17954" calcext:value-type="float">
            <text:p>0.17954</text:p>
          </table:table-cell>
          <table:table-cell office:value-type="float" office:value="-0.023071" calcext:value-type="float">
            <text:p>-0.023071</text:p>
          </table:table-cell>
          <table:table-cell office:value-type="float" office:value="0" calcext:value-type="float">
            <text:p>0</text:p>
          </table:table-cell>
          <table:table-cell table:formula="of:=SQRT([.Z3]^2+[.AA3]^2+[.AB3]^2)" office:value-type="float" office:value="0.181016249660079" calcext:value-type="float">
            <text:p>0.181016249660079</text:p>
          </table:table-cell>
          <table:table-cell office:value-type="float" office:value="3.9147" calcext:value-type="float">
            <text:p>3.9147</text:p>
          </table:table-cell>
          <table:table-cell office:value-type="float" office:value="4.6977" calcext:value-type="float">
            <text:p>4.6977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72847" calcext:value-type="float">
            <text:p>0.72847</text:p>
          </table:table-cell>
          <table:table-cell office:value-type="float" office:value="0.0001311" calcext:value-type="float">
            <text:p>0.0001311</text:p>
          </table:table-cell>
          <table:table-cell office:value-type="float" office:value="-1.39E-022" calcext:value-type="float">
            <text:p>-1.39E-22</text:p>
          </table:table-cell>
          <table:table-cell table:formula="of:=SQRT([.B4]^2+[.C4]^2+[.D4]^2)" office:value-type="float" office:value="0.728470011796786" calcext:value-type="float">
            <text:p>0.728470011796786</text:p>
          </table:table-cell>
          <table:table-cell office:value-type="float" office:value="3.8726" calcext:value-type="float">
            <text:p>3.8726</text:p>
          </table:table-cell>
          <table:table-cell office:value-type="float" office:value="4.9679" calcext:value-type="float">
            <text:p>4.9679</text:p>
          </table:table-cell>
          <table:table-cell office:value-type="float" office:value="0.68192" calcext:value-type="float">
            <text:p>0.68192</text:p>
          </table:table-cell>
          <table:table-cell office:value-type="float" office:value="0.000022879" calcext:value-type="float">
            <text:p>2.2879E-05</text:p>
          </table:table-cell>
          <table:table-cell office:value-type="float" office:value="-4.9318E-023" calcext:value-type="float">
            <text:p>-4.9318E-23</text:p>
          </table:table-cell>
          <table:table-cell table:formula="of:=SQRT([.H4]^2+[.I4]^2+[.J4]^2)" office:value-type="float" office:value="0.681920000383805" calcext:value-type="float">
            <text:p>0.681920000383805</text:p>
          </table:table-cell>
          <table:table-cell office:value-type="float" office:value="3.8945" calcext:value-type="float">
            <text:p>3.8945</text:p>
          </table:table-cell>
          <table:table-cell office:value-type="float" office:value="4.9544" calcext:value-type="float">
            <text:p>4.9544</text:p>
          </table:table-cell>
          <table:table-cell office:value-type="float" office:value="0.65628" calcext:value-type="float">
            <text:p>0.65628</text:p>
          </table:table-cell>
          <table:table-cell office:value-type="float" office:value="-0.000065766" calcext:value-type="float">
            <text:p>-6.5766E-05</text:p>
          </table:table-cell>
          <table:table-cell office:value-type="float" office:value="-1.5618E-022" calcext:value-type="float">
            <text:p>-1.5618E-22</text:p>
          </table:table-cell>
          <table:table-cell table:formula="of:=SQRT([.N4]^2+[.O4]^2+[.P4]^2)" office:value-type="float" office:value="0.656280003295215" calcext:value-type="float">
            <text:p>0.656280003295215</text:p>
          </table:table-cell>
          <table:table-cell office:value-type="float" office:value="3.8873" calcext:value-type="float">
            <text:p>3.8873</text:p>
          </table:table-cell>
          <table:table-cell office:value-type="float" office:value="4.9251" calcext:value-type="float">
            <text:p>4.9251</text:p>
          </table:table-cell>
          <table:table-cell office:value-type="float" office:value="0.73281" calcext:value-type="float">
            <text:p>0.73281</text:p>
          </table:table-cell>
          <table:table-cell office:value-type="float" office:value="0.000057651" calcext:value-type="float">
            <text:p>5.7651E-05</text:p>
          </table:table-cell>
          <table:table-cell office:value-type="float" office:value="-4.4701E-023" calcext:value-type="float">
            <text:p>-4.4701E-23</text:p>
          </table:table-cell>
          <table:table-cell table:formula="of:=SQRT([.T4]^2+[.U4]^2+[.V4]^2)" office:value-type="float" office:value="0.732810002267735" calcext:value-type="float">
            <text:p>0.732810002267735</text:p>
          </table:table-cell>
          <table:table-cell office:value-type="float" office:value="3.8925" calcext:value-type="float">
            <text:p>3.8925</text:p>
          </table:table-cell>
          <table:table-cell office:value-type="float" office:value="4.9956" calcext:value-type="float">
            <text:p>4.9956</text:p>
          </table:table-cell>
          <table:table-cell office:value-type="float" office:value="0.66401" calcext:value-type="float">
            <text:p>0.66401</text:p>
          </table:table-cell>
          <table:table-cell office:value-type="float" office:value="-0.000037094" calcext:value-type="float">
            <text:p>-3.7094E-05</text:p>
          </table:table-cell>
          <table:table-cell office:value-type="float" office:value="-4.9856E-023" calcext:value-type="float">
            <text:p>-4.9856E-23</text:p>
          </table:table-cell>
          <table:table-cell table:formula="of:=SQRT([.Z4]^2+[.AA4]^2+[.AB4]^2)" office:value-type="float" office:value="0.664010001036103" calcext:value-type="float">
            <text:p>0.664010001036103</text:p>
          </table:table-cell>
          <table:table-cell office:value-type="float" office:value="3.893" calcext:value-type="float">
            <text:p>3.893</text:p>
          </table:table-cell>
          <table:table-cell office:value-type="float" office:value="4.938" calcext:value-type="float">
            <text:p>4.93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82239" calcext:value-type="float">
            <text:p>0.82239</text:p>
          </table:table-cell>
          <table:table-cell office:value-type="float" office:value="0.00022565" calcext:value-type="float">
            <text:p>0.00022565</text:p>
          </table:table-cell>
          <table:table-cell office:value-type="float" office:value="-2.2299E-022" calcext:value-type="float">
            <text:p>-2.2299E-22</text:p>
          </table:table-cell>
          <table:table-cell table:formula="of:=SQRT([.B5]^2+[.C5]^2+[.D5]^2)" office:value-type="float" office:value="0.822390030957284" calcext:value-type="float">
            <text:p>0.822390030957284</text:p>
          </table:table-cell>
          <table:table-cell office:value-type="float" office:value="3.8522" calcext:value-type="float">
            <text:p>3.8522</text:p>
          </table:table-cell>
          <table:table-cell office:value-type="float" office:value="5.0303" calcext:value-type="float">
            <text:p>5.0303</text:p>
          </table:table-cell>
          <table:table-cell office:value-type="float" office:value="0.76879" calcext:value-type="float">
            <text:p>0.76879</text:p>
          </table:table-cell>
          <table:table-cell office:value-type="float" office:value="-0.000065244" calcext:value-type="float">
            <text:p>-6.5244E-05</text:p>
          </table:table-cell>
          <table:table-cell office:value-type="float" office:value="-2.4583E-022" calcext:value-type="float">
            <text:p>-2.4583E-22</text:p>
          </table:table-cell>
          <table:table-cell table:formula="of:=SQRT([.H5]^2+[.I5]^2+[.J5]^2)" office:value-type="float" office:value="0.768790002768493" calcext:value-type="float">
            <text:p>0.768790002768493</text:p>
          </table:table-cell>
          <table:table-cell office:value-type="float" office:value="3.8741" calcext:value-type="float">
            <text:p>3.8741</text:p>
          </table:table-cell>
          <table:table-cell office:value-type="float" office:value="5.0051" calcext:value-type="float">
            <text:p>5.0051</text:p>
          </table:table-cell>
          <table:table-cell office:value-type="float" office:value="0.74065" calcext:value-type="float">
            <text:p>0.74065</text:p>
          </table:table-cell>
          <table:table-cell office:value-type="float" office:value="-0.00014433" calcext:value-type="float">
            <text:p>-0.00014433</text:p>
          </table:table-cell>
          <table:table-cell office:value-type="float" office:value="-2.502E-022" calcext:value-type="float">
            <text:p>-2.502E-22</text:p>
          </table:table-cell>
          <table:table-cell table:formula="of:=SQRT([.N5]^2+[.O5]^2+[.P5]^2)" office:value-type="float" office:value="0.740650014062748" calcext:value-type="float">
            <text:p>0.740650014062748</text:p>
          </table:table-cell>
          <table:table-cell office:value-type="float" office:value="3.8669" calcext:value-type="float">
            <text:p>3.8669</text:p>
          </table:table-cell>
          <table:table-cell office:value-type="float" office:value="4.9709" calcext:value-type="float">
            <text:p>4.9709</text:p>
          </table:table-cell>
          <table:table-cell office:value-type="float" office:value="0.82702" calcext:value-type="float">
            <text:p>0.82702</text:p>
          </table:table-cell>
          <table:table-cell office:value-type="float" office:value="0.000060946" calcext:value-type="float">
            <text:p>6.0946E-05</text:p>
          </table:table-cell>
          <table:table-cell office:value-type="float" office:value="-2.2282E-022" calcext:value-type="float">
            <text:p>-2.2282E-22</text:p>
          </table:table-cell>
          <table:table-cell table:formula="of:=SQRT([.T5]^2+[.U5]^2+[.V5]^2)" office:value-type="float" office:value="0.827020002245662" calcext:value-type="float">
            <text:p>0.827020002245662</text:p>
          </table:table-cell>
          <table:table-cell office:value-type="float" office:value="3.8721" calcext:value-type="float">
            <text:p>3.8721</text:p>
          </table:table-cell>
          <table:table-cell office:value-type="float" office:value="5.0588" calcext:value-type="float">
            <text:p>5.0588</text:p>
          </table:table-cell>
          <table:table-cell office:value-type="float" office:value="0.7488" calcext:value-type="float">
            <text:p>0.7488</text:p>
          </table:table-cell>
          <table:table-cell office:value-type="float" office:value="-0.00016475" calcext:value-type="float">
            <text:p>-0.00016475</text:p>
          </table:table-cell>
          <table:table-cell office:value-type="float" office:value="-2.4851E-022" calcext:value-type="float">
            <text:p>-2.4851E-22</text:p>
          </table:table-cell>
          <table:table-cell table:formula="of:=SQRT([.Z5]^2+[.AA5]^2+[.AB5]^2)" office:value-type="float" office:value="0.74880001812404" calcext:value-type="float">
            <text:p>0.74880001812404</text:p>
          </table:table-cell>
          <table:table-cell office:value-type="float" office:value="3.8725" calcext:value-type="float">
            <text:p>3.8725</text:p>
          </table:table-cell>
          <table:table-cell office:value-type="float" office:value="4.9849" calcext:value-type="float">
            <text:p>4.9849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87092" calcext:value-type="float">
            <text:p>0.87092</text:p>
          </table:table-cell>
          <table:table-cell office:value-type="float" office:value="0.00040134" calcext:value-type="float">
            <text:p>0.00040134</text:p>
          </table:table-cell>
          <table:table-cell office:value-type="float" office:value="-2.2189E-022" calcext:value-type="float">
            <text:p>-2.2189E-22</text:p>
          </table:table-cell>
          <table:table-cell table:formula="of:=SQRT([.B6]^2+[.C6]^2+[.D6]^2)" office:value-type="float" office:value="0.870920092473354" calcext:value-type="float">
            <text:p>0.870920092473354</text:p>
          </table:table-cell>
          <table:table-cell office:value-type="float" office:value="3.835" calcext:value-type="float">
            <text:p>3.835</text:p>
          </table:table-cell>
          <table:table-cell office:value-type="float" office:value="5.0585" calcext:value-type="float">
            <text:p>5.0585</text:p>
          </table:table-cell>
          <table:table-cell office:value-type="float" office:value="0.81316" calcext:value-type="float">
            <text:p>0.81316</text:p>
          </table:table-cell>
          <table:table-cell office:value-type="float" office:value="-0.0000423" calcext:value-type="float">
            <text:p>-4.23E-05</text:p>
          </table:table-cell>
          <table:table-cell office:value-type="float" office:value="-2.4566E-022" calcext:value-type="float">
            <text:p>-2.4566E-22</text:p>
          </table:table-cell>
          <table:table-cell table:formula="of:=SQRT([.H6]^2+[.I6]^2+[.J6]^2)" office:value-type="float" office:value="0.813160001100208" calcext:value-type="float">
            <text:p>0.813160001100208</text:p>
          </table:table-cell>
          <table:table-cell office:value-type="float" office:value="3.8569" calcext:value-type="float">
            <text:p>3.8569</text:p>
          </table:table-cell>
          <table:table-cell office:value-type="float" office:value="5.0262" calcext:value-type="float">
            <text:p>5.0262</text:p>
          </table:table-cell>
          <table:table-cell office:value-type="float" office:value="0.7839" calcext:value-type="float">
            <text:p>0.7839</text:p>
          </table:table-cell>
          <table:table-cell office:value-type="float" office:value="-0.00012076" calcext:value-type="float">
            <text:p>-0.00012076</text:p>
          </table:table-cell>
          <table:table-cell office:value-type="float" office:value="-2.4897E-022" calcext:value-type="float">
            <text:p>-2.4897E-22</text:p>
          </table:table-cell>
          <table:table-cell table:formula="of:=SQRT([.N6]^2+[.O6]^2+[.P6]^2)" office:value-type="float" office:value="0.783900009301555" calcext:value-type="float">
            <text:p>0.783900009301555</text:p>
          </table:table-cell>
          <table:table-cell office:value-type="float" office:value="3.8497" calcext:value-type="float">
            <text:p>3.8497</text:p>
          </table:table-cell>
          <table:table-cell office:value-type="float" office:value="4.9895" calcext:value-type="float">
            <text:p>4.9895</text:p>
          </table:table-cell>
          <table:table-cell office:value-type="float" office:value="0.87564" calcext:value-type="float">
            <text:p>0.87564</text:p>
          </table:table-cell>
          <table:table-cell office:value-type="float" office:value="0.00017205" calcext:value-type="float">
            <text:p>0.00017205</text:p>
          </table:table-cell>
          <table:table-cell office:value-type="float" office:value="-2.2266E-022" calcext:value-type="float">
            <text:p>-2.2266E-22</text:p>
          </table:table-cell>
          <table:table-cell table:formula="of:=SQRT([.T6]^2+[.U6]^2+[.V6]^2)" office:value-type="float" office:value="0.87564001690261" calcext:value-type="float">
            <text:p>0.87564001690261</text:p>
          </table:table-cell>
          <table:table-cell office:value-type="float" office:value="3.8549" calcext:value-type="float">
            <text:p>3.8549</text:p>
          </table:table-cell>
          <table:table-cell office:value-type="float" office:value="5.0874" calcext:value-type="float">
            <text:p>5.0874</text:p>
          </table:table-cell>
          <table:table-cell office:value-type="float" office:value="0.79218" calcext:value-type="float">
            <text:p>0.79218</text:p>
          </table:table-cell>
          <table:table-cell office:value-type="float" office:value="-0.00020912" calcext:value-type="float">
            <text:p>-0.00020912</text:p>
          </table:table-cell>
          <table:table-cell office:value-type="float" office:value="-2.4834E-022" calcext:value-type="float">
            <text:p>-2.4834E-22</text:p>
          </table:table-cell>
          <table:table-cell table:formula="of:=SQRT([.Z6]^2+[.AA6]^2+[.AB6]^2)" office:value-type="float" office:value="0.792180027601791" calcext:value-type="float">
            <text:p>0.792180027601791</text:p>
          </table:table-cell>
          <table:table-cell office:value-type="float" office:value="3.8553" calcext:value-type="float">
            <text:p>3.8553</text:p>
          </table:table-cell>
          <table:table-cell office:value-type="float" office:value="5.0041" calcext:value-type="float">
            <text:p>5.0041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90802" calcext:value-type="float">
            <text:p>0.90802</text:p>
          </table:table-cell>
          <table:table-cell office:value-type="float" office:value="0.00041521" calcext:value-type="float">
            <text:p>0.00041521</text:p>
          </table:table-cell>
          <table:table-cell office:value-type="float" office:value="-4.8699E-023" calcext:value-type="float">
            <text:p>-4.8699E-23</text:p>
          </table:table-cell>
          <table:table-cell table:formula="of:=SQRT([.B7]^2+[.C7]^2+[.D7]^2)" office:value-type="float" office:value="0.908020094931464" calcext:value-type="float">
            <text:p>0.908020094931464</text:p>
          </table:table-cell>
          <table:table-cell office:value-type="float" office:value="3.8162" calcext:value-type="float">
            <text:p>3.8162</text:p>
          </table:table-cell>
          <table:table-cell office:value-type="float" office:value="5.075" calcext:value-type="float">
            <text:p>5.075</text:p>
          </table:table-cell>
          <table:table-cell office:value-type="float" office:value="0.84732" calcext:value-type="float">
            <text:p>0.84732</text:p>
          </table:table-cell>
          <table:table-cell office:value-type="float" office:value="-0.00018899" calcext:value-type="float">
            <text:p>-0.00018899</text:p>
          </table:table-cell>
          <table:table-cell office:value-type="float" office:value="-1.4672E-022" calcext:value-type="float">
            <text:p>-1.4672E-22</text:p>
          </table:table-cell>
          <table:table-cell table:formula="of:=SQRT([.H7]^2+[.I7]^2+[.J7]^2)" office:value-type="float" office:value="0.847320021076582" calcext:value-type="float">
            <text:p>0.847320021076582</text:p>
          </table:table-cell>
          <table:table-cell office:value-type="float" office:value="3.8381" calcext:value-type="float">
            <text:p>3.8381</text:p>
          </table:table-cell>
          <table:table-cell office:value-type="float" office:value="5.0373" calcext:value-type="float">
            <text:p>5.0373</text:p>
          </table:table-cell>
          <table:table-cell office:value-type="float" office:value="0.81755" calcext:value-type="float">
            <text:p>0.81755</text:p>
          </table:table-cell>
          <table:table-cell office:value-type="float" office:value="-0.00032334" calcext:value-type="float">
            <text:p>-0.00032334</text:p>
          </table:table-cell>
          <table:table-cell office:value-type="float" office:value="-5.4792E-023" calcext:value-type="float">
            <text:p>-5.4792E-23</text:p>
          </table:table-cell>
          <table:table-cell table:formula="of:=SQRT([.N7]^2+[.O7]^2+[.P7]^2)" office:value-type="float" office:value="0.81755006394028" calcext:value-type="float">
            <text:p>0.81755006394028</text:p>
          </table:table-cell>
          <table:table-cell office:value-type="float" office:value="3.831" calcext:value-type="float">
            <text:p>3.831</text:p>
          </table:table-cell>
          <table:table-cell office:value-type="float" office:value="4.9989" calcext:value-type="float">
            <text:p>4.9989</text:p>
          </table:table-cell>
          <table:table-cell office:value-type="float" office:value="0.91272" calcext:value-type="float">
            <text:p>0.91272</text:p>
          </table:table-cell>
          <table:table-cell office:value-type="float" office:value="0.00015049" calcext:value-type="float">
            <text:p>0.00015049</text:p>
          </table:table-cell>
          <table:table-cell office:value-type="float" office:value="-1.3299E-022" calcext:value-type="float">
            <text:p>-1.3299E-22</text:p>
          </table:table-cell>
          <table:table-cell table:formula="of:=SQRT([.T7]^2+[.U7]^2+[.V7]^2)" office:value-type="float" office:value="0.912720012406455" calcext:value-type="float">
            <text:p>0.912720012406455</text:p>
          </table:table-cell>
          <table:table-cell office:value-type="float" office:value="3.8362" calcext:value-type="float">
            <text:p>3.8362</text:p>
          </table:table-cell>
          <table:table-cell office:value-type="float" office:value="5.1041" calcext:value-type="float">
            <text:p>5.1041</text:p>
          </table:table-cell>
          <table:table-cell office:value-type="float" office:value="0.82584" calcext:value-type="float">
            <text:p>0.82584</text:p>
          </table:table-cell>
          <table:table-cell office:value-type="float" office:value="-0.00047502" calcext:value-type="float">
            <text:p>-0.00047502</text:p>
          </table:table-cell>
          <table:table-cell office:value-type="float" office:value="-1.4832E-022" calcext:value-type="float">
            <text:p>-1.4832E-22</text:p>
          </table:table-cell>
          <table:table-cell table:formula="of:=SQRT([.Z7]^2+[.AA7]^2+[.AB7]^2)" office:value-type="float" office:value="0.82584013661483" calcext:value-type="float">
            <text:p>0.82584013661483</text:p>
          </table:table-cell>
          <table:table-cell office:value-type="float" office:value="3.8366" calcext:value-type="float">
            <text:p>3.8366</text:p>
          </table:table-cell>
          <table:table-cell office:value-type="float" office:value="5.0138" calcext:value-type="float">
            <text:p>5.013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0003481" calcext:value-type="float">
            <text:p>0.0003481</text:p>
          </table:table-cell>
          <table:table-cell office:value-type="float" office:value="2.106E-022" calcext:value-type="float">
            <text:p>2.106E-22</text:p>
          </table:table-cell>
          <table:table-cell table:formula="of:=SQRT([.B8]^2+[.C8]^2+[.D8]^2)" office:value-type="float" office:value="0.939400064495213" calcext:value-type="float">
            <text:p>0.939400064495213</text:p>
          </table:table-cell>
          <table:table-cell office:value-type="float" office:value="3.7966" calcext:value-type="float">
            <text:p>3.7966</text:p>
          </table:table-cell>
          <table:table-cell office:value-type="float" office:value="5.0856" calcext:value-type="float">
            <text:p>5.0856</text:p>
          </table:table-cell>
          <table:table-cell office:value-type="float" office:value="0.8764" calcext:value-type="float">
            <text:p>0.8764</text:p>
          </table:table-cell>
          <table:table-cell office:value-type="float" office:value="-0.000419" calcext:value-type="float">
            <text:p>-0.000419</text:p>
          </table:table-cell>
          <table:table-cell office:value-type="float" office:value="1.1442E-024" calcext:value-type="float">
            <text:p>1.1442E-24</text:p>
          </table:table-cell>
          <table:table-cell table:formula="of:=SQRT([.H8]^2+[.I8]^2+[.J8]^2)" office:value-type="float" office:value="0.876400100160309" calcext:value-type="float">
            <text:p>0.876400100160309</text:p>
          </table:table-cell>
          <table:table-cell office:value-type="float" office:value="3.8186" calcext:value-type="float">
            <text:p>3.8186</text:p>
          </table:table-cell>
          <table:table-cell office:value-type="float" office:value="5.0434" calcext:value-type="float">
            <text:p>5.0434</text:p>
          </table:table-cell>
          <table:table-cell office:value-type="float" office:value="0.8464" calcext:value-type="float">
            <text:p>0.8464</text:p>
          </table:table-cell>
          <table:table-cell office:value-type="float" office:value="-0.00063907" calcext:value-type="float">
            <text:p>-0.00063907</text:p>
          </table:table-cell>
          <table:table-cell office:value-type="float" office:value="2.3594E-022" calcext:value-type="float">
            <text:p>2.3594E-22</text:p>
          </table:table-cell>
          <table:table-cell table:formula="of:=SQRT([.N8]^2+[.O8]^2+[.P8]^2)" office:value-type="float" office:value="0.846400241263236" calcext:value-type="float">
            <text:p>0.846400241263236</text:p>
          </table:table-cell>
          <table:table-cell office:value-type="float" office:value="3.8114" calcext:value-type="float">
            <text:p>3.8114</text:p>
          </table:table-cell>
          <table:table-cell office:value-type="float" office:value="5.0037" calcext:value-type="float">
            <text:p>5.0037</text:p>
          </table:table-cell>
          <table:table-cell office:value-type="float" office:value="0.94405" calcext:value-type="float">
            <text:p>0.94405</text:p>
          </table:table-cell>
          <table:table-cell office:value-type="float" office:value="0.000063934" calcext:value-type="float">
            <text:p>6.3934E-05</text:p>
          </table:table-cell>
          <table:table-cell office:value-type="float" office:value="1.0252E-024" calcext:value-type="float">
            <text:p>1.0252E-24</text:p>
          </table:table-cell>
          <table:table-cell table:formula="of:=SQRT([.T8]^2+[.U8]^2+[.V8]^2)" office:value-type="float" office:value="0.944050002164905" calcext:value-type="float">
            <text:p>0.944050002164905</text:p>
          </table:table-cell>
          <table:table-cell office:value-type="float" office:value="3.8166" calcext:value-type="float">
            <text:p>3.8166</text:p>
          </table:table-cell>
          <table:table-cell office:value-type="float" office:value="5.1149" calcext:value-type="float">
            <text:p>5.1149</text:p>
          </table:table-cell>
          <table:table-cell office:value-type="float" office:value="0.85466" calcext:value-type="float">
            <text:p>0.85466</text:p>
          </table:table-cell>
          <table:table-cell office:value-type="float" office:value="-0.00084982" calcext:value-type="float">
            <text:p>-0.00084982</text:p>
          </table:table-cell>
          <table:table-cell office:value-type="float" office:value="1.1606E-024" calcext:value-type="float">
            <text:p>1.1606E-24</text:p>
          </table:table-cell>
          <table:table-cell table:formula="of:=SQRT([.Z8]^2+[.AA8]^2+[.AB8]^2)" office:value-type="float" office:value="0.8546604225036" calcext:value-type="float">
            <text:p>0.8546604225036</text:p>
          </table:table-cell>
          <table:table-cell office:value-type="float" office:value="3.817" calcext:value-type="float">
            <text:p>3.817</text:p>
          </table:table-cell>
          <table:table-cell office:value-type="float" office:value="5.0189" calcext:value-type="float">
            <text:p>5.0189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00059813" calcext:value-type="float">
            <text:p>0.00059813</text:p>
          </table:table-cell>
          <table:table-cell office:value-type="float" office:value="8.8523E-023" calcext:value-type="float">
            <text:p>8.8523E-23</text:p>
          </table:table-cell>
          <table:table-cell table:formula="of:=SQRT([.B9]^2+[.C9]^2+[.D9]^2)" office:value-type="float" office:value="0.95920018648846" calcext:value-type="float">
            <text:p>0.95920018648846</text:p>
          </table:table-cell>
          <table:table-cell office:value-type="float" office:value="3.7769" calcext:value-type="float">
            <text:p>3.7769</text:p>
          </table:table-cell>
          <table:table-cell office:value-type="float" office:value="5.0847" calcext:value-type="float">
            <text:p>5.0847</text:p>
          </table:table-cell>
          <table:table-cell office:value-type="float" office:value="0.8959" calcext:value-type="float">
            <text:p>0.8959</text:p>
          </table:table-cell>
          <table:table-cell office:value-type="float" office:value="-0.00033266" calcext:value-type="float">
            <text:p>-0.00033266</text:p>
          </table:table-cell>
          <table:table-cell office:value-type="float" office:value="1.3192E-022" calcext:value-type="float">
            <text:p>1.3192E-22</text:p>
          </table:table-cell>
          <table:table-cell table:formula="of:=SQRT([.H9]^2+[.I9]^2+[.J9]^2)" office:value-type="float" office:value="0.895900061760616" calcext:value-type="float">
            <text:p>0.895900061760616</text:p>
          </table:table-cell>
          <table:table-cell office:value-type="float" office:value="3.799" calcext:value-type="float">
            <text:p>3.799</text:p>
          </table:table-cell>
          <table:table-cell office:value-type="float" office:value="5.0407" calcext:value-type="float">
            <text:p>5.0407</text:p>
          </table:table-cell>
          <table:table-cell office:value-type="float" office:value="0.86651" calcext:value-type="float">
            <text:p>0.86651</text:p>
          </table:table-cell>
          <table:table-cell office:value-type="float" office:value="-0.00057454" calcext:value-type="float">
            <text:p>-0.00057454</text:p>
          </table:table-cell>
          <table:table-cell office:value-type="float" office:value="9.897E-023" calcext:value-type="float">
            <text:p>9.897E-23</text:p>
          </table:table-cell>
          <table:table-cell table:formula="of:=SQRT([.N9]^2+[.O9]^2+[.P9]^2)" office:value-type="float" office:value="0.866510190474533" calcext:value-type="float">
            <text:p>0.866510190474533</text:p>
          </table:table-cell>
          <table:table-cell office:value-type="float" office:value="3.7917" calcext:value-type="float">
            <text:p>3.7917</text:p>
          </table:table-cell>
          <table:table-cell office:value-type="float" office:value="5.0009" calcext:value-type="float">
            <text:p>5.0009</text:p>
          </table:table-cell>
          <table:table-cell office:value-type="float" office:value="0.9638" calcext:value-type="float">
            <text:p>0.9638</text:p>
          </table:table-cell>
          <table:table-cell office:value-type="float" office:value="0.00028692" calcext:value-type="float">
            <text:p>0.00028692</text:p>
          </table:table-cell>
          <table:table-cell office:value-type="float" office:value="1.2067E-022" calcext:value-type="float">
            <text:p>1.2067E-22</text:p>
          </table:table-cell>
          <table:table-cell table:formula="of:=SQRT([.T9]^2+[.U9]^2+[.V9]^2)" office:value-type="float" office:value="0.963800042707556" calcext:value-type="float">
            <text:p>0.963800042707556</text:p>
          </table:table-cell>
          <table:table-cell office:value-type="float" office:value="3.797" calcext:value-type="float">
            <text:p>3.797</text:p>
          </table:table-cell>
          <table:table-cell office:value-type="float" office:value="5.1141" calcext:value-type="float">
            <text:p>5.1141</text:p>
          </table:table-cell>
          <table:table-cell office:value-type="float" office:value="0.87474" calcext:value-type="float">
            <text:p>0.87474</text:p>
          </table:table-cell>
          <table:table-cell office:value-type="float" office:value="-0.00084785" calcext:value-type="float">
            <text:p>-0.00084785</text:p>
          </table:table-cell>
          <table:table-cell office:value-type="float" office:value="1.3476E-022" calcext:value-type="float">
            <text:p>1.3476E-22</text:p>
          </table:table-cell>
          <table:table-cell table:formula="of:=SQRT([.Z9]^2+[.AA9]^2+[.AB9]^2)" office:value-type="float" office:value="0.87474041089321" calcext:value-type="float">
            <text:p>0.87474041089321</text:p>
          </table:table-cell>
          <table:table-cell office:value-type="float" office:value="3.7974" calcext:value-type="float">
            <text:p>3.7974</text:p>
          </table:table-cell>
          <table:table-cell office:value-type="float" office:value="5.0163" calcext:value-type="float">
            <text:p>5.0163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97671" calcext:value-type="float">
            <text:p>0.97671</text:p>
          </table:table-cell>
          <table:table-cell office:value-type="float" office:value="0.00078041" calcext:value-type="float">
            <text:p>0.00078041</text:p>
          </table:table-cell>
          <table:table-cell office:value-type="float" office:value="-3.4254E-023" calcext:value-type="float">
            <text:p>-3.4254E-23</text:p>
          </table:table-cell>
          <table:table-cell table:formula="of:=SQRT([.B10]^2+[.C10]^2+[.D10]^2)" office:value-type="float" office:value="0.97671031178122" calcext:value-type="float">
            <text:p>0.97671031178122</text:p>
          </table:table-cell>
          <table:table-cell office:value-type="float" office:value="3.7573" calcext:value-type="float">
            <text:p>3.7573</text:p>
          </table:table-cell>
          <table:table-cell office:value-type="float" office:value="5.0813" calcext:value-type="float">
            <text:p>5.0813</text:p>
          </table:table-cell>
          <table:table-cell office:value-type="float" office:value="0.91358" calcext:value-type="float">
            <text:p>0.91358</text:p>
          </table:table-cell>
          <table:table-cell office:value-type="float" office:value="-0.00031257" calcext:value-type="float">
            <text:p>-0.00031257</text:p>
          </table:table-cell>
          <table:table-cell office:value-type="float" office:value="2.1819E-022" calcext:value-type="float">
            <text:p>2.1819E-22</text:p>
          </table:table-cell>
          <table:table-cell table:formula="of:=SQRT([.H10]^2+[.I10]^2+[.J10]^2)" office:value-type="float" office:value="0.913580053470962" calcext:value-type="float">
            <text:p>0.913580053470962</text:p>
          </table:table-cell>
          <table:table-cell office:value-type="float" office:value="3.7794" calcext:value-type="float">
            <text:p>3.7794</text:p>
          </table:table-cell>
          <table:table-cell office:value-type="float" office:value="5.0362" calcext:value-type="float">
            <text:p>5.0362</text:p>
          </table:table-cell>
          <table:table-cell office:value-type="float" office:value="0.88511" calcext:value-type="float">
            <text:p>0.88511</text:p>
          </table:table-cell>
          <table:table-cell office:value-type="float" office:value="-0.00058292" calcext:value-type="float">
            <text:p>-0.00058292</text:p>
          </table:table-cell>
          <table:table-cell office:value-type="float" office:value="-3.8718E-023" calcext:value-type="float">
            <text:p>-3.8718E-23</text:p>
          </table:table-cell>
          <table:table-cell table:formula="of:=SQRT([.N10]^2+[.O10]^2+[.P10]^2)" office:value-type="float" office:value="0.885110191951108" calcext:value-type="float">
            <text:p>0.885110191951108</text:p>
          </table:table-cell>
          <table:table-cell office:value-type="float" office:value="3.7721" calcext:value-type="float">
            <text:p>3.7721</text:p>
          </table:table-cell>
          <table:table-cell office:value-type="float" office:value="4.9968" calcext:value-type="float">
            <text:p>4.9968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00043637" calcext:value-type="float">
            <text:p>0.00043637</text:p>
          </table:table-cell>
          <table:table-cell office:value-type="float" office:value="1.996E-022" calcext:value-type="float">
            <text:p>1.996E-22</text:p>
          </table:table-cell>
          <table:table-cell table:formula="of:=SQRT([.T10]^2+[.U10]^2+[.V10]^2)" office:value-type="float" office:value="0.981250097028671" calcext:value-type="float">
            <text:p>0.981250097028671</text:p>
          </table:table-cell>
          <table:table-cell office:value-type="float" office:value="3.7774" calcext:value-type="float">
            <text:p>3.7774</text:p>
          </table:table-cell>
          <table:table-cell office:value-type="float" office:value="5.1107" calcext:value-type="float">
            <text:p>5.1107</text:p>
          </table:table-cell>
          <table:table-cell office:value-type="float" office:value="0.89329" calcext:value-type="float">
            <text:p>0.89329</text:p>
          </table:table-cell>
          <table:table-cell office:value-type="float" office:value="-0.00092389" calcext:value-type="float">
            <text:p>-0.00092389</text:p>
          </table:table-cell>
          <table:table-cell office:value-type="float" office:value="2.2289E-022" calcext:value-type="float">
            <text:p>2.2289E-22</text:p>
          </table:table-cell>
          <table:table-cell table:formula="of:=SQRT([.Z10]^2+[.AA10]^2+[.AB10]^2)" office:value-type="float" office:value="0.89329047776898" calcext:value-type="float">
            <text:p>0.89329047776898</text:p>
          </table:table-cell>
          <table:table-cell office:value-type="float" office:value="3.7778" calcext:value-type="float">
            <text:p>3.7778</text:p>
          </table:table-cell>
          <table:table-cell office:value-type="float" office:value="5.0123" calcext:value-type="float">
            <text:p>5.012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98967" calcext:value-type="float">
            <text:p>0.98967</text:p>
          </table:table-cell>
          <table:table-cell office:value-type="float" office:value="0.00082727" calcext:value-type="float">
            <text:p>0.00082727</text:p>
          </table:table-cell>
          <table:table-cell office:value-type="float" office:value="-1.5844E-022" calcext:value-type="float">
            <text:p>-1.5844E-22</text:p>
          </table:table-cell>
          <table:table-cell table:formula="of:=SQRT([.B11]^2+[.C11]^2+[.D11]^2)" office:value-type="float" office:value="0.989670345759462" calcext:value-type="float">
            <text:p>0.989670345759462</text:p>
          </table:table-cell>
          <table:table-cell office:value-type="float" office:value="3.7377" calcext:value-type="float">
            <text:p>3.7377</text:p>
          </table:table-cell>
          <table:table-cell office:value-type="float" office:value="5.073" calcext:value-type="float">
            <text:p>5.073</text:p>
          </table:table-cell>
          <table:table-cell office:value-type="float" office:value="0.92766" calcext:value-type="float">
            <text:p>0.92766</text:p>
          </table:table-cell>
          <table:table-cell office:value-type="float" office:value="-0.00042313" calcext:value-type="float">
            <text:p>-0.00042313</text:p>
          </table:table-cell>
          <table:table-cell office:value-type="float" office:value="2.1669E-022" calcext:value-type="float">
            <text:p>2.1669E-22</text:p>
          </table:table-cell>
          <table:table-cell table:formula="of:=SQRT([.H11]^2+[.I11]^2+[.J11]^2)" office:value-type="float" office:value="0.927660096500327" calcext:value-type="float">
            <text:p>0.927660096500327</text:p>
          </table:table-cell>
          <table:table-cell office:value-type="float" office:value="3.7598" calcext:value-type="float">
            <text:p>3.7598</text:p>
          </table:table-cell>
          <table:table-cell office:value-type="float" office:value="5.0282" calcext:value-type="float">
            <text:p>5.0282</text:p>
          </table:table-cell>
          <table:table-cell office:value-type="float" office:value="0.90069" calcext:value-type="float">
            <text:p>0.90069</text:p>
          </table:table-cell>
          <table:table-cell office:value-type="float" office:value="-0.00073699" calcext:value-type="float">
            <text:p>-0.00073699</text:p>
          </table:table-cell>
          <table:table-cell office:value-type="float" office:value="-1.7785E-022" calcext:value-type="float">
            <text:p>-1.7785E-22</text:p>
          </table:table-cell>
          <table:table-cell table:formula="of:=SQRT([.N11]^2+[.O11]^2+[.P11]^2)" office:value-type="float" office:value="0.90069030152115" calcext:value-type="float">
            <text:p>0.90069030152115</text:p>
          </table:table-cell>
          <table:table-cell office:value-type="float" office:value="3.7525" calcext:value-type="float">
            <text:p>3.7525</text:p>
          </table:table-cell>
          <table:table-cell office:value-type="float" office:value="4.9899" calcext:value-type="float">
            <text:p>4.9899</text:p>
          </table:table-cell>
          <table:table-cell office:value-type="float" office:value="0.99416" calcext:value-type="float">
            <text:p>0.99416</text:p>
          </table:table-cell>
          <table:table-cell office:value-type="float" office:value="0.00044079" calcext:value-type="float">
            <text:p>0.00044079</text:p>
          </table:table-cell>
          <table:table-cell office:value-type="float" office:value="1.9824E-022" calcext:value-type="float">
            <text:p>1.9824E-22</text:p>
          </table:table-cell>
          <table:table-cell table:formula="of:=SQRT([.T11]^2+[.U11]^2+[.V11]^2)" office:value-type="float" office:value="0.994160097718584" calcext:value-type="float">
            <text:p>0.994160097718584</text:p>
          </table:table-cell>
          <table:table-cell office:value-type="float" office:value="3.7578" calcext:value-type="float">
            <text:p>3.7578</text:p>
          </table:table-cell>
          <table:table-cell office:value-type="float" office:value="5.1025" calcext:value-type="float">
            <text:p>5.1025</text:p>
          </table:table-cell>
          <table:table-cell office:value-type="float" office:value="0.90884" calcext:value-type="float">
            <text:p>0.90884</text:p>
          </table:table-cell>
          <table:table-cell office:value-type="float" office:value="-0.0011538" calcext:value-type="float">
            <text:p>-0.0011538</text:p>
          </table:table-cell>
          <table:table-cell office:value-type="float" office:value="2.2135E-022" calcext:value-type="float">
            <text:p>2.2135E-22</text:p>
          </table:table-cell>
          <table:table-cell table:formula="of:=SQRT([.Z11]^2+[.AA11]^2+[.AB11]^2)" office:value-type="float" office:value="0.908840732391787" calcext:value-type="float">
            <text:p>0.908840732391787</text:p>
          </table:table-cell>
          <table:table-cell office:value-type="float" office:value="3.7582" calcext:value-type="float">
            <text:p>3.7582</text:p>
          </table:table-cell>
          <table:table-cell office:value-type="float" office:value="5.0056" calcext:value-type="float">
            <text:p>5.0056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99967" calcext:value-type="float">
            <text:p>0.99967</text:p>
          </table:table-cell>
          <table:table-cell office:value-type="float" office:value="0.00095734" calcext:value-type="float">
            <text:p>0.00095734</text:p>
          </table:table-cell>
          <table:table-cell office:value-type="float" office:value="-4.1377E-023" calcext:value-type="float">
            <text:p>-4.1377E-23</text:p>
          </table:table-cell>
          <table:table-cell table:formula="of:=SQRT([.B12]^2+[.C12]^2+[.D12]^2)" office:value-type="float" office:value="0.999670458401105" calcext:value-type="float">
            <text:p>0.999670458401105</text:p>
          </table:table-cell>
          <table:table-cell office:value-type="float" office:value="3.7181" calcext:value-type="float">
            <text:p>3.7181</text:p>
          </table:table-cell>
          <table:table-cell office:value-type="float" office:value="5.0613" calcext:value-type="float">
            <text:p>5.0613</text:p>
          </table:table-cell>
          <table:table-cell office:value-type="float" office:value="0.93935" calcext:value-type="float">
            <text:p>0.93935</text:p>
          </table:table-cell>
          <table:table-cell office:value-type="float" office:value="-0.00045166" calcext:value-type="float">
            <text:p>-0.00045166</text:p>
          </table:table-cell>
          <table:table-cell office:value-type="float" office:value="4.5739E-023" calcext:value-type="float">
            <text:p>4.5739E-23</text:p>
          </table:table-cell>
          <table:table-cell table:formula="of:=SQRT([.H12]^2+[.I12]^2+[.J12]^2)" office:value-type="float" office:value="0.939350108583991" calcext:value-type="float">
            <text:p>0.939350108583991</text:p>
          </table:table-cell>
          <table:table-cell office:value-type="float" office:value="3.7402" calcext:value-type="float">
            <text:p>3.7402</text:p>
          </table:table-cell>
          <table:table-cell office:value-type="float" office:value="5.0178" calcext:value-type="float">
            <text:p>5.0178</text:p>
          </table:table-cell>
          <table:table-cell office:value-type="float" office:value="0.91436" calcext:value-type="float">
            <text:p>0.91436</text:p>
          </table:table-cell>
          <table:table-cell office:value-type="float" office:value="-0.00081044" calcext:value-type="float">
            <text:p>-0.00081044</text:p>
          </table:table-cell>
          <table:table-cell office:value-type="float" office:value="-4.5778E-023" calcext:value-type="float">
            <text:p>-4.5778E-23</text:p>
          </table:table-cell>
          <table:table-cell table:formula="of:=SQRT([.N12]^2+[.O12]^2+[.P12]^2)" office:value-type="float" office:value="0.914360359165353" calcext:value-type="float">
            <text:p>0.914360359165353</text:p>
          </table:table-cell>
          <table:table-cell office:value-type="float" office:value="3.7329" calcext:value-type="float">
            <text:p>3.7329</text:p>
          </table:table-cell>
          <table:table-cell office:value-type="float" office:value="4.9813" calcext:value-type="float">
            <text:p>4.9813</text:p>
          </table:table-cell>
          <table:table-cell office:value-type="float" office:value="1.0041" calcext:value-type="float">
            <text:p>1.0041</text:p>
          </table:table-cell>
          <table:table-cell office:value-type="float" office:value="0.00053341" calcext:value-type="float">
            <text:p>0.00053341</text:p>
          </table:table-cell>
          <table:table-cell office:value-type="float" office:value="4.1699E-023" calcext:value-type="float">
            <text:p>4.1699E-23</text:p>
          </table:table-cell>
          <table:table-cell table:formula="of:=SQRT([.T12]^2+[.U12]^2+[.V12]^2)" office:value-type="float" office:value="1.00410014168221" calcext:value-type="float">
            <text:p>1.00410014168221</text:p>
          </table:table-cell>
          <table:table-cell office:value-type="float" office:value="3.7383" calcext:value-type="float">
            <text:p>3.7383</text:p>
          </table:table-cell>
          <table:table-cell office:value-type="float" office:value="5.0909" calcext:value-type="float">
            <text:p>5.0909</text:p>
          </table:table-cell>
          <table:table-cell office:value-type="float" office:value="0.92243" calcext:value-type="float">
            <text:p>0.92243</text:p>
          </table:table-cell>
          <table:table-cell office:value-type="float" office:value="-0.0013018" calcext:value-type="float">
            <text:p>-0.0013018</text:p>
          </table:table-cell>
          <table:table-cell office:value-type="float" office:value="4.5522E-023" calcext:value-type="float">
            <text:p>4.5522E-23</text:p>
          </table:table-cell>
          <table:table-cell table:formula="of:=SQRT([.Z12]^2+[.AA12]^2+[.AB12]^2)" office:value-type="float" office:value="0.922430918596748" calcext:value-type="float">
            <text:p>0.922430918596748</text:p>
          </table:table-cell>
          <table:table-cell office:value-type="float" office:value="3.7386" calcext:value-type="float">
            <text:p>3.7386</text:p>
          </table:table-cell>
          <table:table-cell office:value-type="float" office:value="4.997" calcext:value-type="float">
            <text:p>4.99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0082" calcext:value-type="float">
            <text:p>1.0082</text:p>
          </table:table-cell>
          <table:table-cell office:value-type="float" office:value="0.0011291" calcext:value-type="float">
            <text:p>0.0011291</text:p>
          </table:table-cell>
          <table:table-cell office:value-type="float" office:value="1.964E-022" calcext:value-type="float">
            <text:p>1.964E-22</text:p>
          </table:table-cell>
          <table:table-cell table:formula="of:=SQRT([.B13]^2+[.C13]^2+[.D13]^2)" office:value-type="float" office:value="1.00820063224877" calcext:value-type="float">
            <text:p>1.00820063224877</text:p>
          </table:table-cell>
          <table:table-cell office:value-type="float" office:value="3.6984" calcext:value-type="float">
            <text:p>3.6984</text:p>
          </table:table-cell>
          <table:table-cell office:value-type="float" office:value="5.048" calcext:value-type="float">
            <text:p>5.048</text:p>
          </table:table-cell>
          <table:table-cell office:value-type="float" office:value="0.94987" calcext:value-type="float">
            <text:p>0.94987</text:p>
          </table:table-cell>
          <table:table-cell office:value-type="float" office:value="-0.0004402" calcext:value-type="float">
            <text:p>-0.0004402</text:p>
          </table:table-cell>
          <table:table-cell office:value-type="float" office:value="-2.0583E-022" calcext:value-type="float">
            <text:p>-2.0583E-22</text:p>
          </table:table-cell>
          <table:table-cell table:formula="of:=SQRT([.H13]^2+[.I13]^2+[.J13]^2)" office:value-type="float" office:value="0.949870102001342" calcext:value-type="float">
            <text:p>0.949870102001342</text:p>
          </table:table-cell>
          <table:table-cell office:value-type="float" office:value="3.7206" calcext:value-type="float">
            <text:p>3.7206</text:p>
          </table:table-cell>
          <table:table-cell office:value-type="float" office:value="5.0061" calcext:value-type="float">
            <text:p>5.0061</text:p>
          </table:table-cell>
          <table:table-cell office:value-type="float" office:value="0.92706" calcext:value-type="float">
            <text:p>0.92706</text:p>
          </table:table-cell>
          <table:table-cell office:value-type="float" office:value="-0.00084357" calcext:value-type="float">
            <text:p>-0.00084357</text:p>
          </table:table-cell>
          <table:table-cell office:value-type="float" office:value="2.2199E-022" calcext:value-type="float">
            <text:p>2.2199E-22</text:p>
          </table:table-cell>
          <table:table-cell table:formula="of:=SQRT([.N13]^2+[.O13]^2+[.P13]^2)" office:value-type="float" office:value="0.927060383799429" calcext:value-type="float">
            <text:p>0.927060383799429</text:p>
          </table:table-cell>
          <table:table-cell office:value-type="float" office:value="3.7133" calcext:value-type="float">
            <text:p>3.7133</text:p>
          </table:table-cell>
          <table:table-cell office:value-type="float" office:value="4.9717" calcext:value-type="float">
            <text:p>4.9717</text:p>
          </table:table-cell>
          <table:table-cell office:value-type="float" office:value="1.0126" calcext:value-type="float">
            <text:p>1.0126</text:p>
          </table:table-cell>
          <table:table-cell office:value-type="float" office:value="0.00066888" calcext:value-type="float">
            <text:p>0.00066888</text:p>
          </table:table-cell>
          <table:table-cell office:value-type="float" office:value="-1.8867E-022" calcext:value-type="float">
            <text:p>-1.8867E-22</text:p>
          </table:table-cell>
          <table:table-cell table:formula="of:=SQRT([.T13]^2+[.U13]^2+[.V13]^2)" office:value-type="float" office:value="1.01260022091665" calcext:value-type="float">
            <text:p>1.01260022091665</text:p>
          </table:table-cell>
          <table:table-cell office:value-type="float" office:value="3.7187" calcext:value-type="float">
            <text:p>3.7187</text:p>
          </table:table-cell>
          <table:table-cell office:value-type="float" office:value="5.0776" calcext:value-type="float">
            <text:p>5.0776</text:p>
          </table:table-cell>
          <table:table-cell office:value-type="float" office:value="0.93506" calcext:value-type="float">
            <text:p>0.93506</text:p>
          </table:table-cell>
          <table:table-cell office:value-type="float" office:value="-0.0014101" calcext:value-type="float">
            <text:p>-0.0014101</text:p>
          </table:table-cell>
          <table:table-cell office:value-type="float" office:value="-2.1323E-022" calcext:value-type="float">
            <text:p>-2.1323E-22</text:p>
          </table:table-cell>
          <table:table-cell table:formula="of:=SQRT([.Z13]^2+[.AA13]^2+[.AB13]^2)" office:value-type="float" office:value="0.935061063237054" calcext:value-type="float">
            <text:p>0.935061063237054</text:p>
          </table:table-cell>
          <table:table-cell office:value-type="float" office:value="3.719" calcext:value-type="float">
            <text:p>3.719</text:p>
          </table:table-cell>
          <table:table-cell office:value-type="float" office:value="4.9875" calcext:value-type="float">
            <text:p>4.9875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1.0138" calcext:value-type="float">
            <text:p>1.0138</text:p>
          </table:table-cell>
          <table:table-cell office:value-type="float" office:value="0.0012238" calcext:value-type="float">
            <text:p>0.0012238</text:p>
          </table:table-cell>
          <table:table-cell office:value-type="float" office:value="8.1786E-023" calcext:value-type="float">
            <text:p>8.1786E-23</text:p>
          </table:table-cell>
          <table:table-cell table:formula="of:=SQRT([.B14]^2+[.C14]^2+[.D14]^2)" office:value-type="float" office:value="1.01380073864958" calcext:value-type="float">
            <text:p>1.01380073864958</text:p>
          </table:table-cell>
          <table:table-cell office:value-type="float" office:value="3.6788" calcext:value-type="float">
            <text:p>3.6788</text:p>
          </table:table-cell>
          <table:table-cell office:value-type="float" office:value="5.0313" calcext:value-type="float">
            <text:p>5.0313</text:p>
          </table:table-cell>
          <table:table-cell office:value-type="float" office:value="0.95789" calcext:value-type="float">
            <text:p>0.95789</text:p>
          </table:table-cell>
          <table:table-cell office:value-type="float" office:value="-0.00047657" calcext:value-type="float">
            <text:p>-0.00047657</text:p>
          </table:table-cell>
          <table:table-cell office:value-type="float" office:value="-8.3555E-023" calcext:value-type="float">
            <text:p>-8.3555E-23</text:p>
          </table:table-cell>
          <table:table-cell table:formula="of:=SQRT([.H14]^2+[.I14]^2+[.J14]^2)" office:value-type="float" office:value="0.957890118551687" calcext:value-type="float">
            <text:p>0.957890118551687</text:p>
          </table:table-cell>
          <table:table-cell office:value-type="float" office:value="3.701" calcext:value-type="float">
            <text:p>3.701</text:p>
          </table:table-cell>
          <table:table-cell office:value-type="float" office:value="4.9918" calcext:value-type="float">
            <text:p>4.9918</text:p>
          </table:table-cell>
          <table:table-cell office:value-type="float" office:value="0.93747" calcext:value-type="float">
            <text:p>0.93747</text:p>
          </table:table-cell>
          <table:table-cell office:value-type="float" office:value="-0.00093342" calcext:value-type="float">
            <text:p>-0.00093342</text:p>
          </table:table-cell>
          <table:table-cell office:value-type="float" office:value="9.1894E-023" calcext:value-type="float">
            <text:p>9.1894E-23</text:p>
          </table:table-cell>
          <table:table-cell table:formula="of:=SQRT([.N14]^2+[.O14]^2+[.P14]^2)" office:value-type="float" office:value="0.937470464693633" calcext:value-type="float">
            <text:p>0.937470464693633</text:p>
          </table:table-cell>
          <table:table-cell office:value-type="float" office:value="3.6937" calcext:value-type="float">
            <text:p>3.6937</text:p>
          </table:table-cell>
          <table:table-cell office:value-type="float" office:value="4.9598" calcext:value-type="float">
            <text:p>4.9598</text:p>
          </table:table-cell>
          <table:table-cell office:value-type="float" office:value="1.0182" calcext:value-type="float">
            <text:p>1.0182</text:p>
          </table:table-cell>
          <table:table-cell office:value-type="float" office:value="0.00072204" calcext:value-type="float">
            <text:p>0.00072204</text:p>
          </table:table-cell>
          <table:table-cell office:value-type="float" office:value="-7.6599E-023" calcext:value-type="float">
            <text:p>-7.6599E-23</text:p>
          </table:table-cell>
          <table:table-cell table:formula="of:=SQRT([.T14]^2+[.U14]^2+[.V14]^2)" office:value-type="float" office:value="1.01820025601144" calcext:value-type="float">
            <text:p>1.01820025601144</text:p>
          </table:table-cell>
          <table:table-cell office:value-type="float" office:value="3.6991" calcext:value-type="float">
            <text:p>3.6991</text:p>
          </table:table-cell>
          <table:table-cell office:value-type="float" office:value="5.0609" calcext:value-type="float">
            <text:p>5.0609</text:p>
          </table:table-cell>
          <table:table-cell office:value-type="float" office:value="0.94538" calcext:value-type="float">
            <text:p>0.94538</text:p>
          </table:table-cell>
          <table:table-cell office:value-type="float" office:value="-0.0015771" calcext:value-type="float">
            <text:p>-0.0015771</text:p>
          </table:table-cell>
          <table:table-cell office:value-type="float" office:value="-8.5731E-023" calcext:value-type="float">
            <text:p>-8.5731E-23</text:p>
          </table:table-cell>
          <table:table-cell table:formula="of:=SQRT([.Z14]^2+[.AA14]^2+[.AB14]^2)" office:value-type="float" office:value="0.945381315472445" calcext:value-type="float">
            <text:p>0.945381315472445</text:p>
          </table:table-cell>
          <table:table-cell office:value-type="float" office:value="3.6994" calcext:value-type="float">
            <text:p>3.6994</text:p>
          </table:table-cell>
          <table:table-cell office:value-type="float" office:value="4.9756" calcext:value-type="float">
            <text:p>4.9756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.0188" calcext:value-type="float">
            <text:p>1.0188</text:p>
          </table:table-cell>
          <table:table-cell office:value-type="float" office:value="0.0013291" calcext:value-type="float">
            <text:p>0.0013291</text:p>
          </table:table-cell>
          <table:table-cell office:value-type="float" office:value="-3.3206E-023" calcext:value-type="float">
            <text:p>-3.3206E-23</text:p>
          </table:table-cell>
          <table:table-cell table:formula="of:=SQRT([.B15]^2+[.C15]^2+[.D15]^2)" office:value-type="float" office:value="1.01880086695429" calcext:value-type="float">
            <text:p>1.01880086695429</text:p>
          </table:table-cell>
          <table:table-cell office:value-type="float" office:value="3.6592" calcext:value-type="float">
            <text:p>3.6592</text:p>
          </table:table-cell>
          <table:table-cell office:value-type="float" office:value="5.0138" calcext:value-type="float">
            <text:p>5.0138</text:p>
          </table:table-cell>
          <table:table-cell office:value-type="float" office:value="0.96529" calcext:value-type="float">
            <text:p>0.96529</text:p>
          </table:table-cell>
          <table:table-cell office:value-type="float" office:value="-0.00050327" calcext:value-type="float">
            <text:p>-0.00050327</text:p>
          </table:table-cell>
          <table:table-cell office:value-type="float" office:value="3.8609E-023" calcext:value-type="float">
            <text:p>3.8609E-23</text:p>
          </table:table-cell>
          <table:table-cell table:formula="of:=SQRT([.H15]^2+[.I15]^2+[.J15]^2)" office:value-type="float" office:value="0.965290131194084" calcext:value-type="float">
            <text:p>0.965290131194084</text:p>
          </table:table-cell>
          <table:table-cell office:value-type="float" office:value="3.6814" calcext:value-type="float">
            <text:p>3.6814</text:p>
          </table:table-cell>
          <table:table-cell office:value-type="float" office:value="4.9768" calcext:value-type="float">
            <text:p>4.9768</text:p>
          </table:table-cell>
          <table:table-cell office:value-type="float" office:value="0.94721" calcext:value-type="float">
            <text:p>0.94721</text:p>
          </table:table-cell>
          <table:table-cell office:value-type="float" office:value="-0.0010137" calcext:value-type="float">
            <text:p>-0.0010137</text:p>
          </table:table-cell>
          <table:table-cell office:value-type="float" office:value="-3.8456E-023" calcext:value-type="float">
            <text:p>-3.8456E-23</text:p>
          </table:table-cell>
          <table:table-cell table:formula="of:=SQRT([.N15]^2+[.O15]^2+[.P15]^2)" office:value-type="float" office:value="0.947210542428498" calcext:value-type="float">
            <text:p>0.947210542428498</text:p>
          </table:table-cell>
          <table:table-cell office:value-type="float" office:value="3.674" calcext:value-type="float">
            <text:p>3.674</text:p>
          </table:table-cell>
          <table:table-cell office:value-type="float" office:value="4.9472" calcext:value-type="float">
            <text:p>4.9472</text:p>
          </table:table-cell>
          <table:table-cell office:value-type="float" office:value="1.0231" calcext:value-type="float">
            <text:p>1.0231</text:p>
          </table:table-cell>
          <table:table-cell office:value-type="float" office:value="0.00078351" calcext:value-type="float">
            <text:p>0.00078351</text:p>
          </table:table-cell>
          <table:table-cell office:value-type="float" office:value="3.5375E-023" calcext:value-type="float">
            <text:p>3.5375E-23</text:p>
          </table:table-cell>
          <table:table-cell table:formula="of:=SQRT([.T15]^2+[.U15]^2+[.V15]^2)" office:value-type="float" office:value="1.0231003000136" calcext:value-type="float">
            <text:p>1.0231003000136</text:p>
          </table:table-cell>
          <table:table-cell office:value-type="float" office:value="3.6795" calcext:value-type="float">
            <text:p>3.6795</text:p>
          </table:table-cell>
          <table:table-cell office:value-type="float" office:value="5.0435" calcext:value-type="float">
            <text:p>5.0435</text:p>
          </table:table-cell>
          <table:table-cell office:value-type="float" office:value="0.95503" calcext:value-type="float">
            <text:p>0.95503</text:p>
          </table:table-cell>
          <table:table-cell office:value-type="float" office:value="-0.0017357" calcext:value-type="float">
            <text:p>-0.0017357</text:p>
          </table:table-cell>
          <table:table-cell office:value-type="float" office:value="4.1368E-023" calcext:value-type="float">
            <text:p>4.1368E-23</text:p>
          </table:table-cell>
          <table:table-cell table:formula="of:=SQRT([.Z15]^2+[.AA15]^2+[.AB15]^2)" office:value-type="float" office:value="0.955031577255166" calcext:value-type="float">
            <text:p>0.955031577255166</text:p>
          </table:table-cell>
          <table:table-cell office:value-type="float" office:value="3.6798" calcext:value-type="float">
            <text:p>3.6798</text:p>
          </table:table-cell>
          <table:table-cell office:value-type="float" office:value="4.9631" calcext:value-type="float">
            <text:p>4.9631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1.0225" calcext:value-type="float">
            <text:p>1.0225</text:p>
          </table:table-cell>
          <table:table-cell office:value-type="float" office:value="0.0014554" calcext:value-type="float">
            <text:p>0.0014554</text:p>
          </table:table-cell>
          <table:table-cell office:value-type="float" office:value="-1.4896E-022" calcext:value-type="float">
            <text:p>-1.4896E-22</text:p>
          </table:table-cell>
          <table:table-cell table:formula="of:=SQRT([.B16]^2+[.C16]^2+[.D16]^2)" office:value-type="float" office:value="1.0225010357888" calcext:value-type="float">
            <text:p>1.0225010357888</text:p>
          </table:table-cell>
          <table:table-cell office:value-type="float" office:value="3.6396" calcext:value-type="float">
            <text:p>3.6396</text:p>
          </table:table-cell>
          <table:table-cell office:value-type="float" office:value="4.9948" calcext:value-type="float">
            <text:p>4.9948</text:p>
          </table:table-cell>
          <table:table-cell office:value-type="float" office:value="0.97146" calcext:value-type="float">
            <text:p>0.97146</text:p>
          </table:table-cell>
          <table:table-cell office:value-type="float" office:value="-0.00051111" calcext:value-type="float">
            <text:p>-0.00051111</text:p>
          </table:table-cell>
          <table:table-cell office:value-type="float" office:value="1.6018E-022" calcext:value-type="float">
            <text:p>1.6018E-22</text:p>
          </table:table-cell>
          <table:table-cell table:formula="of:=SQRT([.H16]^2+[.I16]^2+[.J16]^2)" office:value-type="float" office:value="0.971460134454025" calcext:value-type="float">
            <text:p>0.971460134454025</text:p>
          </table:table-cell>
          <table:table-cell office:value-type="float" office:value="3.6618" calcext:value-type="float">
            <text:p>3.6618</text:p>
          </table:table-cell>
          <table:table-cell office:value-type="float" office:value="4.9605" calcext:value-type="float">
            <text:p>4.9605</text:p>
          </table:table-cell>
          <table:table-cell office:value-type="float" office:value="0.95561" calcext:value-type="float">
            <text:p>0.95561</text:p>
          </table:table-cell>
          <table:table-cell office:value-type="float" office:value="-0.0010748" calcext:value-type="float">
            <text:p>-0.0010748</text:p>
          </table:table-cell>
          <table:table-cell office:value-type="float" office:value="-1.693E-022" calcext:value-type="float">
            <text:p>-1.693E-22</text:p>
          </table:table-cell>
          <table:table-cell table:formula="of:=SQRT([.N16]^2+[.O16]^2+[.P16]^2)" office:value-type="float" office:value="0.955610604427891" calcext:value-type="float">
            <text:p>0.955610604427891</text:p>
          </table:table-cell>
          <table:table-cell office:value-type="float" office:value="3.6544" calcext:value-type="float">
            <text:p>3.6544</text:p>
          </table:table-cell>
          <table:table-cell office:value-type="float" office:value="4.9333" calcext:value-type="float">
            <text:p>4.9333</text:p>
          </table:table-cell>
          <table:table-cell office:value-type="float" office:value="1.0268" calcext:value-type="float">
            <text:p>1.0268</text:p>
          </table:table-cell>
          <table:table-cell office:value-type="float" office:value="0.00086116" calcext:value-type="float">
            <text:p>0.00086116</text:p>
          </table:table-cell>
          <table:table-cell office:value-type="float" office:value="1.4681E-022" calcext:value-type="float">
            <text:p>1.4681E-22</text:p>
          </table:table-cell>
          <table:table-cell table:formula="of:=SQRT([.T16]^2+[.U16]^2+[.V16]^2)" office:value-type="float" office:value="1.02680036112019" calcext:value-type="float">
            <text:p>1.02680036112019</text:p>
          </table:table-cell>
          <table:table-cell office:value-type="float" office:value="3.6599" calcext:value-type="float">
            <text:p>3.6599</text:p>
          </table:table-cell>
          <table:table-cell office:value-type="float" office:value="5.0246" calcext:value-type="float">
            <text:p>5.0246</text:p>
          </table:table-cell>
          <table:table-cell office:value-type="float" office:value="0.96334" calcext:value-type="float">
            <text:p>0.96334</text:p>
          </table:table-cell>
          <table:table-cell office:value-type="float" office:value="-0.001878" calcext:value-type="float">
            <text:p>-0.001878</text:p>
          </table:table-cell>
          <table:table-cell office:value-type="float" office:value="1.6731E-022" calcext:value-type="float">
            <text:p>1.6731E-22</text:p>
          </table:table-cell>
          <table:table-cell table:formula="of:=SQRT([.Z16]^2+[.AA16]^2+[.AB16]^2)" office:value-type="float" office:value="0.963341830548222" calcext:value-type="float">
            <text:p>0.963341830548222</text:p>
          </table:table-cell>
          <table:table-cell office:value-type="float" office:value="3.6602" calcext:value-type="float">
            <text:p>3.6602</text:p>
          </table:table-cell>
          <table:table-cell office:value-type="float" office:value="4.9492" calcext:value-type="float">
            <text:p>4.9492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1.0254" calcext:value-type="float">
            <text:p>1.0254</text:p>
          </table:table-cell>
          <table:table-cell office:value-type="float" office:value="0.0015714" calcext:value-type="float">
            <text:p>0.0015714</text:p>
          </table:table-cell>
          <table:table-cell office:value-type="float" office:value="-3.801E-023" calcext:value-type="float">
            <text:p>-3.801E-23</text:p>
          </table:table-cell>
          <table:table-cell table:formula="of:=SQRT([.B17]^2+[.C17]^2+[.D17]^2)" office:value-type="float" office:value="1.025401204065" calcext:value-type="float">
            <text:p>1.025401204065</text:p>
          </table:table-cell>
          <table:table-cell office:value-type="float" office:value="3.62" calcext:value-type="float">
            <text:p>3.62</text:p>
          </table:table-cell>
          <table:table-cell office:value-type="float" office:value="4.9749" calcext:value-type="float">
            <text:p>4.9749</text:p>
          </table:table-cell>
          <table:table-cell office:value-type="float" office:value="0.97668" calcext:value-type="float">
            <text:p>0.97668</text:p>
          </table:table-cell>
          <table:table-cell office:value-type="float" office:value="-0.00052304" calcext:value-type="float">
            <text:p>-0.00052304</text:p>
          </table:table-cell>
          <table:table-cell office:value-type="float" office:value="1.1971E-022" calcext:value-type="float">
            <text:p>1.1971E-22</text:p>
          </table:table-cell>
          <table:table-cell table:formula="of:=SQRT([.H17]^2+[.I17]^2+[.J17]^2)" office:value-type="float" office:value="0.97668014005141" calcext:value-type="float">
            <text:p>0.97668014005141</text:p>
          </table:table-cell>
          <table:table-cell office:value-type="float" office:value="3.6423" calcext:value-type="float">
            <text:p>3.6423</text:p>
          </table:table-cell>
          <table:table-cell office:value-type="float" office:value="4.9431" calcext:value-type="float">
            <text:p>4.9431</text:p>
          </table:table-cell>
          <table:table-cell office:value-type="float" office:value="0.96286" calcext:value-type="float">
            <text:p>0.96286</text:p>
          </table:table-cell>
          <table:table-cell office:value-type="float" office:value="-0.0011429" calcext:value-type="float">
            <text:p>-0.0011429</text:p>
          </table:table-cell>
          <table:table-cell office:value-type="float" office:value="-4.2354E-023" calcext:value-type="float">
            <text:p>-4.2354E-23</text:p>
          </table:table-cell>
          <table:table-cell table:formula="of:=SQRT([.N17]^2+[.O17]^2+[.P17]^2)" office:value-type="float" office:value="0.962860678302116" calcext:value-type="float">
            <text:p>0.962860678302116</text:p>
          </table:table-cell>
          <table:table-cell office:value-type="float" office:value="3.6348" calcext:value-type="float">
            <text:p>3.6348</text:p>
          </table:table-cell>
          <table:table-cell office:value-type="float" office:value="4.918" calcext:value-type="float">
            <text:p>4.918</text:p>
          </table:table-cell>
          <table:table-cell office:value-type="float" office:value="1.0297" calcext:value-type="float">
            <text:p>1.0297</text:p>
          </table:table-cell>
          <table:table-cell office:value-type="float" office:value="0.00092585" calcext:value-type="float">
            <text:p>0.00092585</text:p>
          </table:table-cell>
          <table:table-cell office:value-type="float" office:value="1.097E-022" calcext:value-type="float">
            <text:p>1.097E-22</text:p>
          </table:table-cell>
          <table:table-cell table:formula="of:=SQRT([.T17]^2+[.U17]^2+[.V17]^2)" office:value-type="float" office:value="1.02970041623679" calcext:value-type="float">
            <text:p>1.02970041623679</text:p>
          </table:table-cell>
          <table:table-cell office:value-type="float" office:value="3.6404" calcext:value-type="float">
            <text:p>3.6404</text:p>
          </table:table-cell>
          <table:table-cell office:value-type="float" office:value="5.0046" calcext:value-type="float">
            <text:p>5.0046</text:p>
          </table:table-cell>
          <table:table-cell office:value-type="float" office:value="0.97049" calcext:value-type="float">
            <text:p>0.97049</text:p>
          </table:table-cell>
          <table:table-cell office:value-type="float" office:value="-0.0020274" calcext:value-type="float">
            <text:p>-0.0020274</text:p>
          </table:table-cell>
          <table:table-cell office:value-type="float" office:value="1.2479E-022" calcext:value-type="float">
            <text:p>1.2479E-22</text:p>
          </table:table-cell>
          <table:table-cell table:formula="of:=SQRT([.Z17]^2+[.AA17]^2+[.AB17]^2)" office:value-type="float" office:value="0.970492117665445" calcext:value-type="float">
            <text:p>0.970492117665445</text:p>
          </table:table-cell>
          <table:table-cell office:value-type="float" office:value="3.6407" calcext:value-type="float">
            <text:p>3.6407</text:p>
          </table:table-cell>
          <table:table-cell office:value-type="float" office:value="4.9339" calcext:value-type="float">
            <text:p>4.933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0279" calcext:value-type="float">
            <text:p>1.0279</text:p>
          </table:table-cell>
          <table:table-cell office:value-type="float" office:value="0.0016821" calcext:value-type="float">
            <text:p>0.0016821</text:p>
          </table:table-cell>
          <table:table-cell office:value-type="float" office:value="1.8638E-022" calcext:value-type="float">
            <text:p>1.8638E-22</text:p>
          </table:table-cell>
          <table:table-cell table:formula="of:=SQRT([.B18]^2+[.C18]^2+[.D18]^2)" office:value-type="float" office:value="1.02790137632966" calcext:value-type="float">
            <text:p>1.02790137632966</text:p>
          </table:table-cell>
          <table:table-cell office:value-type="float" office:value="3.6004" calcext:value-type="float">
            <text:p>3.6004</text:p>
          </table:table-cell>
          <table:table-cell office:value-type="float" office:value="4.9544" calcext:value-type="float">
            <text:p>4.9544</text:p>
          </table:table-cell>
          <table:table-cell office:value-type="float" office:value="0.98144" calcext:value-type="float">
            <text:p>0.98144</text:p>
          </table:table-cell>
          <table:table-cell office:value-type="float" office:value="-0.0005369" calcext:value-type="float">
            <text:p>-0.0005369</text:p>
          </table:table-cell>
          <table:table-cell office:value-type="float" office:value="1.9916E-024" calcext:value-type="float">
            <text:p>1.9916E-24</text:p>
          </table:table-cell>
          <table:table-cell table:formula="of:=SQRT([.H18]^2+[.I18]^2+[.J18]^2)" office:value-type="float" office:value="0.98144014685645" calcext:value-type="float">
            <text:p>0.98144014685645</text:p>
          </table:table-cell>
          <table:table-cell office:value-type="float" office:value="3.6227" calcext:value-type="float">
            <text:p>3.6227</text:p>
          </table:table-cell>
          <table:table-cell office:value-type="float" office:value="4.9251" calcext:value-type="float">
            <text:p>4.9251</text:p>
          </table:table-cell>
          <table:table-cell office:value-type="float" office:value="0.96953" calcext:value-type="float">
            <text:p>0.96953</text:p>
          </table:table-cell>
          <table:table-cell office:value-type="float" office:value="-0.0012146" calcext:value-type="float">
            <text:p>-0.0012146</text:p>
          </table:table-cell>
          <table:table-cell office:value-type="float" office:value="2.1359E-022" calcext:value-type="float">
            <text:p>2.1359E-22</text:p>
          </table:table-cell>
          <table:table-cell table:formula="of:=SQRT([.N18]^2+[.O18]^2+[.P18]^2)" office:value-type="float" office:value="0.969530760808114" calcext:value-type="float">
            <text:p>0.969530760808114</text:p>
          </table:table-cell>
          <table:table-cell office:value-type="float" office:value="3.6151" calcext:value-type="float">
            <text:p>3.6151</text:p>
          </table:table-cell>
          <table:table-cell office:value-type="float" office:value="4.9022" calcext:value-type="float">
            <text:p>4.9022</text:p>
          </table:table-cell>
          <table:table-cell office:value-type="float" office:value="1.0322" calcext:value-type="float">
            <text:p>1.0322</text:p>
          </table:table-cell>
          <table:table-cell office:value-type="float" office:value="0.00098424" calcext:value-type="float">
            <text:p>0.00098424</text:p>
          </table:table-cell>
          <table:table-cell office:value-type="float" office:value="1.7882E-024" calcext:value-type="float">
            <text:p>1.7882E-24</text:p>
          </table:table-cell>
          <table:table-cell table:formula="of:=SQRT([.T18]^2+[.U18]^2+[.V18]^2)" office:value-type="float" office:value="1.0322004692541" calcext:value-type="float">
            <text:p>1.0322004692541</text:p>
          </table:table-cell>
          <table:table-cell office:value-type="float" office:value="3.6208" calcext:value-type="float">
            <text:p>3.6208</text:p>
          </table:table-cell>
          <table:table-cell office:value-type="float" office:value="4.9842" calcext:value-type="float">
            <text:p>4.9842</text:p>
          </table:table-cell>
          <table:table-cell office:value-type="float" office:value="0.97706" calcext:value-type="float">
            <text:p>0.97706</text:p>
          </table:table-cell>
          <table:table-cell office:value-type="float" office:value="-0.0021802" calcext:value-type="float">
            <text:p>-0.0021802</text:p>
          </table:table-cell>
          <table:table-cell office:value-type="float" office:value="2.0007E-024" calcext:value-type="float">
            <text:p>2.0007E-24</text:p>
          </table:table-cell>
          <table:table-cell table:formula="of:=SQRT([.Z18]^2+[.AA18]^2+[.AB18]^2)" office:value-type="float" office:value="0.977062432433076" calcext:value-type="float">
            <text:p>0.977062432433076</text:p>
          </table:table-cell>
          <table:table-cell office:value-type="float" office:value="3.6211" calcext:value-type="float">
            <text:p>3.6211</text:p>
          </table:table-cell>
          <table:table-cell office:value-type="float" office:value="4.9181" calcext:value-type="float">
            <text:p>4.9181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1.0296" calcext:value-type="float">
            <text:p>1.0296</text:p>
          </table:table-cell>
          <table:table-cell office:value-type="float" office:value="0.0017961" calcext:value-type="float">
            <text:p>0.0017961</text:p>
          </table:table-cell>
          <table:table-cell office:value-type="float" office:value="7.7134E-023" calcext:value-type="float">
            <text:p>7.7134E-23</text:p>
          </table:table-cell>
          <table:table-cell table:formula="of:=SQRT([.B19]^2+[.C19]^2+[.D19]^2)" office:value-type="float" office:value="1.02960156661459" calcext:value-type="float">
            <text:p>1.02960156661459</text:p>
          </table:table-cell>
          <table:table-cell office:value-type="float" office:value="3.5807" calcext:value-type="float">
            <text:p>3.5807</text:p>
          </table:table-cell>
          <table:table-cell office:value-type="float" office:value="4.9329" calcext:value-type="float">
            <text:p>4.9329</text:p>
          </table:table-cell>
          <table:table-cell office:value-type="float" office:value="0.98511" calcext:value-type="float">
            <text:p>0.98511</text:p>
          </table:table-cell>
          <table:table-cell office:value-type="float" office:value="-0.00054556" calcext:value-type="float">
            <text:p>-0.00054556</text:p>
          </table:table-cell>
          <table:table-cell office:value-type="float" office:value="3.3811E-024" calcext:value-type="float">
            <text:p>3.3811E-24</text:p>
          </table:table-cell>
          <table:table-cell table:formula="of:=SQRT([.H19]^2+[.I19]^2+[.J19]^2)" office:value-type="float" office:value="0.985110151067237" calcext:value-type="float">
            <text:p>0.985110151067237</text:p>
          </table:table-cell>
          <table:table-cell office:value-type="float" office:value="3.6031" calcext:value-type="float">
            <text:p>3.6031</text:p>
          </table:table-cell>
          <table:table-cell office:value-type="float" office:value="4.906" calcext:value-type="float">
            <text:p>4.906</text:p>
          </table:table-cell>
          <table:table-cell office:value-type="float" office:value="0.97462" calcext:value-type="float">
            <text:p>0.97462</text:p>
          </table:table-cell>
          <table:table-cell office:value-type="float" office:value="-0.0012748" calcext:value-type="float">
            <text:p>-0.0012748</text:p>
          </table:table-cell>
          <table:table-cell office:value-type="float" office:value="8.803E-023" calcext:value-type="float">
            <text:p>8.803E-23</text:p>
          </table:table-cell>
          <table:table-cell table:formula="of:=SQRT([.N19]^2+[.O19]^2+[.P19]^2)" office:value-type="float" office:value="0.974620833716908" calcext:value-type="float">
            <text:p>0.974620833716908</text:p>
          </table:table-cell>
          <table:table-cell office:value-type="float" office:value="3.5955" calcext:value-type="float">
            <text:p>3.5955</text:p>
          </table:table-cell>
          <table:table-cell office:value-type="float" office:value="4.8846" calcext:value-type="float">
            <text:p>4.8846</text:p>
          </table:table-cell>
          <table:table-cell office:value-type="float" office:value="1.0338" calcext:value-type="float">
            <text:p>1.0338</text:p>
          </table:table-cell>
          <table:table-cell office:value-type="float" office:value="0.0010419" calcext:value-type="float">
            <text:p>0.0010419</text:p>
          </table:table-cell>
          <table:table-cell office:value-type="float" office:value="3.0616E-024" calcext:value-type="float">
            <text:p>3.0616E-24</text:p>
          </table:table-cell>
          <table:table-cell table:formula="of:=SQRT([.T19]^2+[.U19]^2+[.V19]^2)" office:value-type="float" office:value="1.0338005250316" calcext:value-type="float">
            <text:p>1.0338005250316</text:p>
          </table:table-cell>
          <table:table-cell office:value-type="float" office:value="3.6012" calcext:value-type="float">
            <text:p>3.6012</text:p>
          </table:table-cell>
          <table:table-cell office:value-type="float" office:value="4.9627" calcext:value-type="float">
            <text:p>4.9627</text:p>
          </table:table-cell>
          <table:table-cell office:value-type="float" office:value="0.98207" calcext:value-type="float">
            <text:p>0.98207</text:p>
          </table:table-cell>
          <table:table-cell office:value-type="float" office:value="-0.0023206" calcext:value-type="float">
            <text:p>-0.0023206</text:p>
          </table:table-cell>
          <table:table-cell office:value-type="float" office:value="3.4613E-024" calcext:value-type="float">
            <text:p>3.4613E-24</text:p>
          </table:table-cell>
          <table:table-cell table:formula="of:=SQRT([.Z19]^2+[.AA19]^2+[.AB19]^2)" office:value-type="float" office:value="0.982072741747962" calcext:value-type="float">
            <text:p>0.982072741747962</text:p>
          </table:table-cell>
          <table:table-cell office:value-type="float" office:value="3.6015" calcext:value-type="float">
            <text:p>3.6015</text:p>
          </table:table-cell>
          <table:table-cell office:value-type="float" office:value="4.9005" calcext:value-type="float">
            <text:p>4.9005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1.0311" calcext:value-type="float">
            <text:p>1.0311</text:p>
          </table:table-cell>
          <table:table-cell office:value-type="float" office:value="0.0019098" calcext:value-type="float">
            <text:p>0.0019098</text:p>
          </table:table-cell>
          <table:table-cell office:value-type="float" office:value="-3.2294E-023" calcext:value-type="float">
            <text:p>-3.2294E-23</text:p>
          </table:table-cell>
          <table:table-cell table:formula="of:=SQRT([.B20]^2+[.C20]^2+[.D20]^2)" office:value-type="float" office:value="1.0311017686611" calcext:value-type="float">
            <text:p>1.0311017686611</text:p>
          </table:table-cell>
          <table:table-cell office:value-type="float" office:value="3.5611" calcext:value-type="float">
            <text:p>3.5611</text:p>
          </table:table-cell>
          <table:table-cell office:value-type="float" office:value="4.9112" calcext:value-type="float">
            <text:p>4.9112</text:p>
          </table:table-cell>
          <table:table-cell office:value-type="float" office:value="0.9885" calcext:value-type="float">
            <text:p>0.9885</text:p>
          </table:table-cell>
          <table:table-cell office:value-type="float" office:value="-0.0005545" calcext:value-type="float">
            <text:p>-0.0005545</text:p>
          </table:table-cell>
          <table:table-cell office:value-type="float" office:value="4.2016E-023" calcext:value-type="float">
            <text:p>4.2016E-23</text:p>
          </table:table-cell>
          <table:table-cell table:formula="of:=SQRT([.H20]^2+[.I20]^2+[.J20]^2)" office:value-type="float" office:value="0.988500155523635" calcext:value-type="float">
            <text:p>0.988500155523635</text:p>
          </table:table-cell>
          <table:table-cell office:value-type="float" office:value="3.5835" calcext:value-type="float">
            <text:p>3.5835</text:p>
          </table:table-cell>
          <table:table-cell office:value-type="float" office:value="4.8865" calcext:value-type="float">
            <text:p>4.8865</text:p>
          </table:table-cell>
          <table:table-cell office:value-type="float" office:value="0.97923" calcext:value-type="float">
            <text:p>0.97923</text:p>
          </table:table-cell>
          <table:table-cell office:value-type="float" office:value="-0.0013318" calcext:value-type="float">
            <text:p>-0.0013318</text:p>
          </table:table-cell>
          <table:table-cell office:value-type="float" office:value="-3.7619E-023" calcext:value-type="float">
            <text:p>-3.7619E-23</text:p>
          </table:table-cell>
          <table:table-cell table:formula="of:=SQRT([.N20]^2+[.O20]^2+[.P20]^2)" office:value-type="float" office:value="0.979230905655678" calcext:value-type="float">
            <text:p>0.979230905655678</text:p>
          </table:table-cell>
          <table:table-cell office:value-type="float" office:value="3.5759" calcext:value-type="float">
            <text:p>3.5759</text:p>
          </table:table-cell>
          <table:table-cell office:value-type="float" office:value="4.8664" calcext:value-type="float">
            <text:p>4.8664</text:p>
          </table:table-cell>
          <table:table-cell office:value-type="float" office:value="1.0353" calcext:value-type="float">
            <text:p>1.0353</text:p>
          </table:table-cell>
          <table:table-cell office:value-type="float" office:value="0.0010979" calcext:value-type="float">
            <text:p>0.0010979</text:p>
          </table:table-cell>
          <table:table-cell office:value-type="float" office:value="3.8579E-023" calcext:value-type="float">
            <text:p>3.8579E-23</text:p>
          </table:table-cell>
          <table:table-cell table:formula="of:=SQRT([.T20]^2+[.U20]^2+[.V20]^2)" office:value-type="float" office:value="1.03530058214241" calcext:value-type="float">
            <text:p>1.03530058214241</text:p>
          </table:table-cell>
          <table:table-cell office:value-type="float" office:value="3.5816" calcext:value-type="float">
            <text:p>3.5816</text:p>
          </table:table-cell>
          <table:table-cell office:value-type="float" office:value="4.9411" calcext:value-type="float">
            <text:p>4.9411</text:p>
          </table:table-cell>
          <table:table-cell office:value-type="float" office:value="0.98658" calcext:value-type="float">
            <text:p>0.98658</text:p>
          </table:table-cell>
          <table:table-cell office:value-type="float" office:value="-0.0024566" calcext:value-type="float">
            <text:p>-0.0024566</text:p>
          </table:table-cell>
          <table:table-cell office:value-type="float" office:value="4.4716E-023" calcext:value-type="float">
            <text:p>4.4716E-23</text:p>
          </table:table-cell>
          <table:table-cell table:formula="of:=SQRT([.Z20]^2+[.AA20]^2+[.AB20]^2)" office:value-type="float" office:value="0.986583058481931" calcext:value-type="float">
            <text:p>0.986583058481931</text:p>
          </table:table-cell>
          <table:table-cell office:value-type="float" office:value="3.5819" calcext:value-type="float">
            <text:p>3.5819</text:p>
          </table:table-cell>
          <table:table-cell office:value-type="float" office:value="4.8823" calcext:value-type="float">
            <text:p>4.8823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1.0322" calcext:value-type="float">
            <text:p>1.0322</text:p>
          </table:table-cell>
          <table:table-cell office:value-type="float" office:value="0.0020229" calcext:value-type="float">
            <text:p>0.0020229</text:p>
          </table:table-cell>
          <table:table-cell office:value-type="float" office:value="-1.4209E-022" calcext:value-type="float">
            <text:p>-1.4209E-22</text:p>
          </table:table-cell>
          <table:table-cell table:formula="of:=SQRT([.B21]^2+[.C21]^2+[.D21]^2)" office:value-type="float" office:value="1.03220198223236" calcext:value-type="float">
            <text:p>1.03220198223236</text:p>
          </table:table-cell>
          <table:table-cell office:value-type="float" office:value="3.5415" calcext:value-type="float">
            <text:p>3.5415</text:p>
          </table:table-cell>
          <table:table-cell office:value-type="float" office:value="4.889" calcext:value-type="float">
            <text:p>4.889</text:p>
          </table:table-cell>
          <table:table-cell office:value-type="float" office:value="0.99133" calcext:value-type="float">
            <text:p>0.99133</text:p>
          </table:table-cell>
          <table:table-cell office:value-type="float" office:value="-0.00056396" calcext:value-type="float">
            <text:p>-0.00056396</text:p>
          </table:table-cell>
          <table:table-cell office:value-type="float" office:value="1.5193E-022" calcext:value-type="float">
            <text:p>1.5193E-22</text:p>
          </table:table-cell>
          <table:table-cell table:formula="of:=SQRT([.H21]^2+[.I21]^2+[.J21]^2)" office:value-type="float" office:value="0.991330160416237" calcext:value-type="float">
            <text:p>0.991330160416237</text:p>
          </table:table-cell>
          <table:table-cell office:value-type="float" office:value="3.5639" calcext:value-type="float">
            <text:p>3.5639</text:p>
          </table:table-cell>
          <table:table-cell office:value-type="float" office:value="4.8664" calcext:value-type="float">
            <text:p>4.8664</text:p>
          </table:table-cell>
          <table:table-cell office:value-type="float" office:value="0.98288" calcext:value-type="float">
            <text:p>0.98288</text:p>
          </table:table-cell>
          <table:table-cell office:value-type="float" office:value="-0.0013827" calcext:value-type="float">
            <text:p>-0.0013827</text:p>
          </table:table-cell>
          <table:table-cell office:value-type="float" office:value="-1.6345E-022" calcext:value-type="float">
            <text:p>-1.6345E-22</text:p>
          </table:table-cell>
          <table:table-cell table:formula="of:=SQRT([.N21]^2+[.O21]^2+[.P21]^2)" office:value-type="float" office:value="0.982880972579737" calcext:value-type="float">
            <text:p>0.982880972579737</text:p>
          </table:table-cell>
          <table:table-cell office:value-type="float" office:value="3.5562" calcext:value-type="float">
            <text:p>3.5562</text:p>
          </table:table-cell>
          <table:table-cell office:value-type="float" office:value="4.8471" calcext:value-type="float">
            <text:p>4.8471</text:p>
          </table:table-cell>
          <table:table-cell office:value-type="float" office:value="1.0364" calcext:value-type="float">
            <text:p>1.0364</text:p>
          </table:table-cell>
          <table:table-cell office:value-type="float" office:value="0.0011508" calcext:value-type="float">
            <text:p>0.0011508</text:p>
          </table:table-cell>
          <table:table-cell office:value-type="float" office:value="1.3963E-022" calcext:value-type="float">
            <text:p>1.3963E-22</text:p>
          </table:table-cell>
          <table:table-cell table:formula="of:=SQRT([.T21]^2+[.U21]^2+[.V21]^2)" office:value-type="float" office:value="1.03640063891366" calcext:value-type="float">
            <text:p>1.03640063891366</text:p>
          </table:table-cell>
          <table:table-cell office:value-type="float" office:value="3.562" calcext:value-type="float">
            <text:p>3.562</text:p>
          </table:table-cell>
          <table:table-cell office:value-type="float" office:value="4.9189" calcext:value-type="float">
            <text:p>4.9189</text:p>
          </table:table-cell>
          <table:table-cell office:value-type="float" office:value="0.99014" calcext:value-type="float">
            <text:p>0.99014</text:p>
          </table:table-cell>
          <table:table-cell office:value-type="float" office:value="-0.0025837" calcext:value-type="float">
            <text:p>-0.0025837</text:p>
          </table:table-cell>
          <table:table-cell office:value-type="float" office:value="1.6213E-022" calcext:value-type="float">
            <text:p>1.6213E-22</text:p>
          </table:table-cell>
          <table:table-cell table:formula="of:=SQRT([.Z21]^2+[.AA21]^2+[.AB21]^2)" office:value-type="float" office:value="0.990143370985076" calcext:value-type="float">
            <text:p>0.990143370985076</text:p>
          </table:table-cell>
          <table:table-cell office:value-type="float" office:value="3.5623" calcext:value-type="float">
            <text:p>3.5623</text:p>
          </table:table-cell>
          <table:table-cell office:value-type="float" office:value="4.863" calcext:value-type="float">
            <text:p>4.863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1.033" calcext:value-type="float">
            <text:p>1.033</text:p>
          </table:table-cell>
          <table:table-cell office:value-type="float" office:value="0.002137" calcext:value-type="float">
            <text:p>0.002137</text:p>
          </table:table-cell>
          <table:table-cell office:value-type="float" office:value="-3.5615E-023" calcext:value-type="float">
            <text:p>-3.5615E-23</text:p>
          </table:table-cell>
          <table:table-cell table:formula="of:=SQRT([.B22]^2+[.C22]^2+[.D22]^2)" office:value-type="float" office:value="1.03300221043762" calcext:value-type="float">
            <text:p>1.03300221043762</text:p>
          </table:table-cell>
          <table:table-cell office:value-type="float" office:value="3.5219" calcext:value-type="float">
            <text:p>3.5219</text:p>
          </table:table-cell>
          <table:table-cell office:value-type="float" office:value="4.8665" calcext:value-type="float">
            <text:p>4.8665</text:p>
          </table:table-cell>
          <table:table-cell office:value-type="float" office:value="0.99371" calcext:value-type="float">
            <text:p>0.99371</text:p>
          </table:table-cell>
          <table:table-cell office:value-type="float" office:value="-0.00057325" calcext:value-type="float">
            <text:p>-0.00057325</text:p>
          </table:table-cell>
          <table:table-cell office:value-type="float" office:value="2.6234E-022" calcext:value-type="float">
            <text:p>2.6234E-22</text:p>
          </table:table-cell>
          <table:table-cell table:formula="of:=SQRT([.H22]^2+[.I22]^2+[.J22]^2)" office:value-type="float" office:value="0.993710165347805" calcext:value-type="float">
            <text:p>0.993710165347805</text:p>
          </table:table-cell>
          <table:table-cell office:value-type="float" office:value="3.5444" calcext:value-type="float">
            <text:p>3.5444</text:p>
          </table:table-cell>
          <table:table-cell office:value-type="float" office:value="4.8457" calcext:value-type="float">
            <text:p>4.8457</text:p>
          </table:table-cell>
          <table:table-cell office:value-type="float" office:value="0.98573" calcext:value-type="float">
            <text:p>0.98573</text:p>
          </table:table-cell>
          <table:table-cell office:value-type="float" office:value="-0.0014223" calcext:value-type="float">
            <text:p>-0.0014223</text:p>
          </table:table-cell>
          <table:table-cell office:value-type="float" office:value="-4.088E-023" calcext:value-type="float">
            <text:p>-4.088E-23</text:p>
          </table:table-cell>
          <table:table-cell table:formula="of:=SQRT([.N22]^2+[.O22]^2+[.P22]^2)" office:value-type="float" office:value="0.985731026110719" calcext:value-type="float">
            <text:p>0.985731026110719</text:p>
          </table:table-cell>
          <table:table-cell office:value-type="float" office:value="3.5366" calcext:value-type="float">
            <text:p>3.5366</text:p>
          </table:table-cell>
          <table:table-cell office:value-type="float" office:value="4.8269" calcext:value-type="float">
            <text:p>4.8269</text:p>
          </table:table-cell>
          <table:table-cell office:value-type="float" office:value="1.0372" calcext:value-type="float">
            <text:p>1.0372</text:p>
          </table:table-cell>
          <table:table-cell office:value-type="float" office:value="0.0012026" calcext:value-type="float">
            <text:p>0.0012026</text:p>
          </table:table-cell>
          <table:table-cell office:value-type="float" office:value="2.412E-022" calcext:value-type="float">
            <text:p>2.412E-22</text:p>
          </table:table-cell>
          <table:table-cell table:formula="of:=SQRT([.T22]^2+[.U22]^2+[.V22]^2)" office:value-type="float" office:value="1.03720069718775" calcext:value-type="float">
            <text:p>1.03720069718775</text:p>
          </table:table-cell>
          <table:table-cell office:value-type="float" office:value="3.5425" calcext:value-type="float">
            <text:p>3.5425</text:p>
          </table:table-cell>
          <table:table-cell office:value-type="float" office:value="4.8964" calcext:value-type="float">
            <text:p>4.8964</text:p>
          </table:table-cell>
          <table:table-cell office:value-type="float" office:value="0.9929" calcext:value-type="float">
            <text:p>0.9929</text:p>
          </table:table-cell>
          <table:table-cell office:value-type="float" office:value="-0.0026958" calcext:value-type="float">
            <text:p>-0.0026958</text:p>
          </table:table-cell>
          <table:table-cell office:value-type="float" office:value="2.8007E-022" calcext:value-type="float">
            <text:p>2.8007E-22</text:p>
          </table:table-cell>
          <table:table-cell table:formula="of:=SQRT([.Z22]^2+[.AA22]^2+[.AB22]^2)" office:value-type="float" office:value="0.992903659645607" calcext:value-type="float">
            <text:p>0.992903659645607</text:p>
          </table:table-cell>
          <table:table-cell office:value-type="float" office:value="3.5427" calcext:value-type="float">
            <text:p>3.5427</text:p>
          </table:table-cell>
          <table:table-cell office:value-type="float" office:value="4.8428" calcext:value-type="float">
            <text:p>4.842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0022517" calcext:value-type="float">
            <text:p>0.0022517</text:p>
          </table:table-cell>
          <table:table-cell office:value-type="float" office:value="1.7908E-022" calcext:value-type="float">
            <text:p>1.7908E-22</text:p>
          </table:table-cell>
          <table:table-cell table:formula="of:=SQRT([.B23]^2+[.C23]^2+[.D23]^2)" office:value-type="float" office:value="1.03370245242666" calcext:value-type="float">
            <text:p>1.03370245242666</text:p>
          </table:table-cell>
          <table:table-cell office:value-type="float" office:value="3.5023" calcext:value-type="float">
            <text:p>3.5023</text:p>
          </table:table-cell>
          <table:table-cell office:value-type="float" office:value="4.8438" calcext:value-type="float">
            <text:p>4.8438</text:p>
          </table:table-cell>
          <table:table-cell office:value-type="float" office:value="0.99586" calcext:value-type="float">
            <text:p>0.99586</text:p>
          </table:table-cell>
          <table:table-cell office:value-type="float" office:value="-0.00058247" calcext:value-type="float">
            <text:p>-0.00058247</text:p>
          </table:table-cell>
          <table:table-cell office:value-type="float" office:value="3.7091E-022" calcext:value-type="float">
            <text:p>3.7091E-22</text:p>
          </table:table-cell>
          <table:table-cell table:formula="of:=SQRT([.H23]^2+[.I23]^2+[.J23]^2)" office:value-type="float" office:value="0.995860170340847" calcext:value-type="float">
            <text:p>0.995860170340847</text:p>
          </table:table-cell>
          <table:table-cell office:value-type="float" office:value="3.5248" calcext:value-type="float">
            <text:p>3.5248</text:p>
          </table:table-cell>
          <table:table-cell office:value-type="float" office:value="4.8248" calcext:value-type="float">
            <text:p>4.8248</text:p>
          </table:table-cell>
          <table:table-cell office:value-type="float" office:value="0.98818" calcext:value-type="float">
            <text:p>0.98818</text:p>
          </table:table-cell>
          <table:table-cell office:value-type="float" office:value="-0.0014562" calcext:value-type="float">
            <text:p>-0.0014562</text:p>
          </table:table-cell>
          <table:table-cell office:value-type="float" office:value="2.0599E-022" calcext:value-type="float">
            <text:p>2.0599E-22</text:p>
          </table:table-cell>
          <table:table-cell table:formula="of:=SQRT([.N23]^2+[.O23]^2+[.P23]^2)" office:value-type="float" office:value="0.988181072940805" calcext:value-type="float">
            <text:p>0.988181072940805</text:p>
          </table:table-cell>
          <table:table-cell office:value-type="float" office:value="3.5169" calcext:value-type="float">
            <text:p>3.5169</text:p>
          </table:table-cell>
          <table:table-cell office:value-type="float" office:value="4.8062" calcext:value-type="float">
            <text:p>4.8062</text:p>
          </table:table-cell>
          <table:table-cell office:value-type="float" office:value="1.0379" calcext:value-type="float">
            <text:p>1.0379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3.411E-022" calcext:value-type="float">
            <text:p>3.411E-22</text:p>
          </table:table-cell>
          <table:table-cell table:formula="of:=SQRT([.T23]^2+[.U23]^2+[.V23]^2)" office:value-type="float" office:value="1.03790075754669" calcext:value-type="float">
            <text:p>1.03790075754669</text:p>
          </table:table-cell>
          <table:table-cell office:value-type="float" office:value="3.5229" calcext:value-type="float">
            <text:p>3.5229</text:p>
          </table:table-cell>
          <table:table-cell office:value-type="float" office:value="4.8738" calcext:value-type="float">
            <text:p>4.8738</text:p>
          </table:table-cell>
          <table:table-cell office:value-type="float" office:value="0.99527" calcext:value-type="float">
            <text:p>0.99527</text:p>
          </table:table-cell>
          <table:table-cell office:value-type="float" office:value="-0.0028005" calcext:value-type="float">
            <text:p>-0.0028005</text:p>
          </table:table-cell>
          <table:table-cell office:value-type="float" office:value="3.9604E-022" calcext:value-type="float">
            <text:p>3.9604E-22</text:p>
          </table:table-cell>
          <table:table-cell table:formula="of:=SQRT([.Z23]^2+[.AA23]^2+[.AB23]^2)" office:value-type="float" office:value="0.995273940028699" calcext:value-type="float">
            <text:p>0.995273940028699</text:p>
          </table:table-cell>
          <table:table-cell office:value-type="float" office:value="3.5232" calcext:value-type="float">
            <text:p>3.5232</text:p>
          </table:table-cell>
          <table:table-cell office:value-type="float" office:value="4.8221" calcext:value-type="float">
            <text:p>4.8221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1.0341" calcext:value-type="float">
            <text:p>1.0341</text:p>
          </table:table-cell>
          <table:table-cell office:value-type="float" office:value="0.0023687" calcext:value-type="float">
            <text:p>0.0023687</text:p>
          </table:table-cell>
          <table:table-cell office:value-type="float" office:value="7.3851E-023" calcext:value-type="float">
            <text:p>7.3851E-23</text:p>
          </table:table-cell>
          <table:table-cell table:formula="of:=SQRT([.B24]^2+[.C24]^2+[.D24]^2)" office:value-type="float" office:value="1.03410271285772" calcext:value-type="float">
            <text:p>1.03410271285772</text:p>
          </table:table-cell>
          <table:table-cell office:value-type="float" office:value="3.4826" calcext:value-type="float">
            <text:p>3.4826</text:p>
          </table:table-cell>
          <table:table-cell office:value-type="float" office:value="4.8208" calcext:value-type="float">
            <text:p>4.8208</text:p>
          </table:table-cell>
          <table:table-cell office:value-type="float" office:value="0.9975" calcext:value-type="float">
            <text:p>0.9975</text:p>
          </table:table-cell>
          <table:table-cell office:value-type="float" office:value="-0.00059253" calcext:value-type="float">
            <text:p>-0.00059253</text:p>
          </table:table-cell>
          <table:table-cell office:value-type="float" office:value="2.5674E-022" calcext:value-type="float">
            <text:p>2.5674E-22</text:p>
          </table:table-cell>
          <table:table-cell table:formula="of:=SQRT([.H24]^2+[.I24]^2+[.J24]^2)" office:value-type="float" office:value="0.99750017598585" calcext:value-type="float">
            <text:p>0.99750017598585</text:p>
          </table:table-cell>
          <table:table-cell office:value-type="float" office:value="3.5052" calcext:value-type="float">
            <text:p>3.5052</text:p>
          </table:table-cell>
          <table:table-cell office:value-type="float" office:value="4.8033" calcext:value-type="float">
            <text:p>4.8033</text:p>
          </table:table-cell>
          <table:table-cell office:value-type="float" office:value="0.98977" calcext:value-type="float">
            <text:p>0.98977</text:p>
          </table:table-cell>
          <table:table-cell office:value-type="float" office:value="-0.0014745" calcext:value-type="float">
            <text:p>-0.0014745</text:p>
          </table:table-cell>
          <table:table-cell office:value-type="float" office:value="8.5008E-023" calcext:value-type="float">
            <text:p>8.5008E-23</text:p>
          </table:table-cell>
          <table:table-cell table:formula="of:=SQRT([.N24]^2+[.O24]^2+[.P24]^2)" office:value-type="float" office:value="0.989771098310236" calcext:value-type="float">
            <text:p>0.989771098310236</text:p>
          </table:table-cell>
          <table:table-cell office:value-type="float" office:value="3.4973" calcext:value-type="float">
            <text:p>3.4973</text:p>
          </table:table-cell>
          <table:table-cell office:value-type="float" office:value="4.7845" calcext:value-type="float">
            <text:p>4.7845</text:p>
          </table:table-cell>
          <table:table-cell office:value-type="float" office:value="1.0383" calcext:value-type="float">
            <text:p>1.0383</text:p>
          </table:table-cell>
          <table:table-cell office:value-type="float" office:value="0.0013047" calcext:value-type="float">
            <text:p>0.0013047</text:p>
          </table:table-cell>
          <table:table-cell office:value-type="float" office:value="2.3616E-022" calcext:value-type="float">
            <text:p>2.3616E-22</text:p>
          </table:table-cell>
          <table:table-cell table:formula="of:=SQRT([.T24]^2+[.U24]^2+[.V24]^2)" office:value-type="float" office:value="1.03830081972523" calcext:value-type="float">
            <text:p>1.03830081972523</text:p>
          </table:table-cell>
          <table:table-cell office:value-type="float" office:value="3.5033" calcext:value-type="float">
            <text:p>3.5033</text:p>
          </table:table-cell>
          <table:table-cell office:value-type="float" office:value="4.8508" calcext:value-type="float">
            <text:p>4.8508</text:p>
          </table:table-cell>
          <table:table-cell office:value-type="float" office:value="0.9968" calcext:value-type="float">
            <text:p>0.9968</text:p>
          </table:table-cell>
          <table:table-cell office:value-type="float" office:value="-0.002885" calcext:value-type="float">
            <text:p>-0.002885</text:p>
          </table:table-cell>
          <table:table-cell office:value-type="float" office:value="2.7418E-022" calcext:value-type="float">
            <text:p>2.7418E-22</text:p>
          </table:table-cell>
          <table:table-cell table:formula="of:=SQRT([.Z24]^2+[.AA24]^2+[.AB24]^2)" office:value-type="float" office:value="0.996804174963668" calcext:value-type="float">
            <text:p>0.996804174963668</text:p>
          </table:table-cell>
          <table:table-cell office:value-type="float" office:value="3.5036" calcext:value-type="float">
            <text:p>3.5036</text:p>
          </table:table-cell>
          <table:table-cell office:value-type="float" office:value="4.8005" calcext:value-type="float">
            <text:p>4.8005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1.0344" calcext:value-type="float">
            <text:p>1.0344</text:p>
          </table:table-cell>
          <table:table-cell office:value-type="float" office:value="0.0024869" calcext:value-type="float">
            <text:p>0.0024869</text:p>
          </table:table-cell>
          <table:table-cell office:value-type="float" office:value="-3.1447E-023" calcext:value-type="float">
            <text:p>-3.1447E-23</text:p>
          </table:table-cell>
          <table:table-cell table:formula="of:=SQRT([.B25]^2+[.C25]^2+[.D25]^2)" office:value-type="float" office:value="1.03440298949278" calcext:value-type="float">
            <text:p>1.03440298949278</text:p>
          </table:table-cell>
          <table:table-cell office:value-type="float" office:value="3.463" calcext:value-type="float">
            <text:p>3.463</text:p>
          </table:table-cell>
          <table:table-cell office:value-type="float" office:value="4.7976" calcext:value-type="float">
            <text:p>4.7976</text:p>
          </table:table-cell>
          <table:table-cell office:value-type="float" office:value="0.99899" calcext:value-type="float">
            <text:p>0.99899</text:p>
          </table:table-cell>
          <table:table-cell office:value-type="float" office:value="-0.00060297" calcext:value-type="float">
            <text:p>-0.00060297</text:p>
          </table:table-cell>
          <table:table-cell office:value-type="float" office:value="1.4368E-022" calcext:value-type="float">
            <text:p>1.4368E-22</text:p>
          </table:table-cell>
          <table:table-cell table:formula="of:=SQRT([.H25]^2+[.I25]^2+[.J25]^2)" office:value-type="float" office:value="0.998990181970184" calcext:value-type="float">
            <text:p>0.998990181970184</text:p>
          </table:table-cell>
          <table:table-cell office:value-type="float" office:value="3.4856" calcext:value-type="float">
            <text:p>3.4856</text:p>
          </table:table-cell>
          <table:table-cell office:value-type="float" office:value="4.7816" calcext:value-type="float">
            <text:p>4.7816</text:p>
          </table:table-cell>
          <table:table-cell office:value-type="float" office:value="0.99116" calcext:value-type="float">
            <text:p>0.99116</text:p>
          </table:table-cell>
          <table:table-cell office:value-type="float" office:value="-0.0014879" calcext:value-type="float">
            <text:p>-0.0014879</text:p>
          </table:table-cell>
          <table:table-cell office:value-type="float" office:value="-3.6074E-023" calcext:value-type="float">
            <text:p>-3.6074E-23</text:p>
          </table:table-cell>
          <table:table-cell table:formula="of:=SQRT([.N25]^2+[.O25]^2+[.P25]^2)" office:value-type="float" office:value="0.99116111679505" calcext:value-type="float">
            <text:p>0.99116111679505</text:p>
          </table:table-cell>
          <table:table-cell office:value-type="float" office:value="3.4776" calcext:value-type="float">
            <text:p>3.4776</text:p>
          </table:table-cell>
          <table:table-cell office:value-type="float" office:value="4.7626" calcext:value-type="float">
            <text:p>4.7626</text:p>
          </table:table-cell>
          <table:table-cell office:value-type="float" office:value="1.0386" calcext:value-type="float">
            <text:p>1.0386</text:p>
          </table:table-cell>
          <table:table-cell office:value-type="float" office:value="0.0013556" calcext:value-type="float">
            <text:p>0.0013556</text:p>
          </table:table-cell>
          <table:table-cell office:value-type="float" office:value="1.3221E-022" calcext:value-type="float">
            <text:p>1.3221E-22</text:p>
          </table:table-cell>
          <table:table-cell table:formula="of:=SQRT([.T25]^2+[.U25]^2+[.V25]^2)" office:value-type="float" office:value="1.03860088467677" calcext:value-type="float">
            <text:p>1.03860088467677</text:p>
          </table:table-cell>
          <table:table-cell office:value-type="float" office:value="3.4838" calcext:value-type="float">
            <text:p>3.4838</text:p>
          </table:table-cell>
          <table:table-cell office:value-type="float" office:value="4.8277" calcext:value-type="float">
            <text:p>4.8277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-0.0029634" calcext:value-type="float">
            <text:p>-0.0029634</text:p>
          </table:table-cell>
          <table:table-cell office:value-type="float" office:value="1.5348E-022" calcext:value-type="float">
            <text:p>1.5348E-22</text:p>
          </table:table-cell>
          <table:table-cell table:formula="of:=SQRT([.Z25]^2+[.AA25]^2+[.AB25]^2)" office:value-type="float" office:value="0.998134399086396" calcext:value-type="float">
            <text:p>0.998134399086396</text:p>
          </table:table-cell>
          <table:table-cell office:value-type="float" office:value="3.484" calcext:value-type="float">
            <text:p>3.484</text:p>
          </table:table-cell>
          <table:table-cell office:value-type="float" office:value="4.7786" calcext:value-type="float">
            <text:p>4.7786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1.0346" calcext:value-type="float">
            <text:p>1.0346</text:p>
          </table:table-cell>
          <table:table-cell office:value-type="float" office:value="0.0026076" calcext:value-type="float">
            <text:p>0.0026076</text:p>
          </table:table-cell>
          <table:table-cell office:value-type="float" office:value="-1.3689E-022" calcext:value-type="float">
            <text:p>-1.3689E-22</text:p>
          </table:table-cell>
          <table:table-cell table:formula="of:=SQRT([.B26]^2+[.C26]^2+[.D26]^2)" office:value-type="float" office:value="1.03460328608494" calcext:value-type="float">
            <text:p>1.03460328608494</text:p>
          </table:table-cell>
          <table:table-cell office:value-type="float" office:value="3.4434" calcext:value-type="float">
            <text:p>3.4434</text:p>
          </table:table-cell>
          <table:table-cell office:value-type="float" office:value="4.7743" calcext:value-type="float">
            <text:p>4.7743</text:p>
          </table:table-cell>
          <table:table-cell office:value-type="float" office:value="1.0002" calcext:value-type="float">
            <text:p>1.0002</text:p>
          </table:table-cell>
          <table:table-cell office:value-type="float" office:value="-0.00061415" calcext:value-type="float">
            <text:p>-0.00061415</text:p>
          </table:table-cell>
          <table:table-cell office:value-type="float" office:value="3.2836E-023" calcext:value-type="float">
            <text:p>3.2836E-23</text:p>
          </table:table-cell>
          <table:table-cell table:formula="of:=SQRT([.H26]^2+[.I26]^2+[.J26]^2)" office:value-type="float" office:value="1.00020018855238" calcext:value-type="float">
            <text:p>1.00020018855238</text:p>
          </table:table-cell>
          <table:table-cell office:value-type="float" office:value="3.4661" calcext:value-type="float">
            <text:p>3.4661</text:p>
          </table:table-cell>
          <table:table-cell office:value-type="float" office:value="4.7595" calcext:value-type="float">
            <text:p>4.7595</text:p>
          </table:table-cell>
          <table:table-cell office:value-type="float" office:value="0.99217" calcext:value-type="float">
            <text:p>0.99217</text:p>
          </table:table-cell>
          <table:table-cell office:value-type="float" office:value="-0.0014912" calcext:value-type="float">
            <text:p>-0.0014912</text:p>
          </table:table-cell>
          <table:table-cell office:value-type="float" office:value="-1.5736E-022" calcext:value-type="float">
            <text:p>-1.5736E-22</text:p>
          </table:table-cell>
          <table:table-cell table:formula="of:=SQRT([.N26]^2+[.O26]^2+[.P26]^2)" office:value-type="float" office:value="0.992171120612488" calcext:value-type="float">
            <text:p>0.992171120612488</text:p>
          </table:table-cell>
          <table:table-cell office:value-type="float" office:value="3.458" calcext:value-type="float">
            <text:p>3.458</text:p>
          </table:table-cell>
          <table:table-cell office:value-type="float" office:value="4.7402" calcext:value-type="float">
            <text:p>4.7402</text:p>
          </table:table-cell>
          <table:table-cell office:value-type="float" office:value="1.0387" calcext:value-type="float">
            <text:p>1.0387</text:p>
          </table:table-cell>
          <table:table-cell office:value-type="float" office:value="0.0014069" calcext:value-type="float">
            <text:p>0.0014069</text:p>
          </table:table-cell>
          <table:table-cell office:value-type="float" office:value="3.0213E-023" calcext:value-type="float">
            <text:p>3.0213E-23</text:p>
          </table:table-cell>
          <table:table-cell table:formula="of:=SQRT([.T26]^2+[.U26]^2+[.V26]^2)" office:value-type="float" office:value="1.03870095280962" calcext:value-type="float">
            <text:p>1.03870095280962</text:p>
          </table:table-cell>
          <table:table-cell office:value-type="float" office:value="3.4642" calcext:value-type="float">
            <text:p>3.4642</text:p>
          </table:table-cell>
          <table:table-cell office:value-type="float" office:value="4.8044" calcext:value-type="float">
            <text:p>4.8044</text:p>
          </table:table-cell>
          <table:table-cell office:value-type="float" office:value="0.99909" calcext:value-type="float">
            <text:p>0.99909</text:p>
          </table:table-cell>
          <table:table-cell office:value-type="float" office:value="-0.0030303" calcext:value-type="float">
            <text:p>-0.0030303</text:p>
          </table:table-cell>
          <table:table-cell office:value-type="float" office:value="3.5079E-023" calcext:value-type="float">
            <text:p>3.5079E-23</text:p>
          </table:table-cell>
          <table:table-cell table:formula="of:=SQRT([.Z26]^2+[.AA26]^2+[.AB26]^2)" office:value-type="float" office:value="0.999094595530418" calcext:value-type="float">
            <text:p>0.999094595530418</text:p>
          </table:table-cell>
          <table:table-cell office:value-type="float" office:value="3.4644" calcext:value-type="float">
            <text:p>3.4644</text:p>
          </table:table-cell>
          <table:table-cell office:value-type="float" office:value="4.7563" calcext:value-type="float">
            <text:p>4.7563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1.0347" calcext:value-type="float">
            <text:p>1.0347</text:p>
          </table:table-cell>
          <table:table-cell office:value-type="float" office:value="0.002731" calcext:value-type="float">
            <text:p>0.002731</text:p>
          </table:table-cell>
          <table:table-cell office:value-type="float" office:value="-3.3978E-023" calcext:value-type="float">
            <text:p>-3.3978E-23</text:p>
          </table:table-cell>
          <table:table-cell table:formula="of:=SQRT([.B27]^2+[.C27]^2+[.D27]^2)" office:value-type="float" office:value="1.03470360411134" calcext:value-type="float">
            <text:p>1.03470360411134</text:p>
          </table:table-cell>
          <table:table-cell office:value-type="float" office:value="3.4237" calcext:value-type="float">
            <text:p>3.4237</text:p>
          </table:table-cell>
          <table:table-cell office:value-type="float" office:value="4.7508" calcext:value-type="float">
            <text:p>4.7508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062625" calcext:value-type="float">
            <text:p>-0.00062625</text:p>
          </table:table-cell>
          <table:table-cell office:value-type="float" office:value="-1.7344E-024" calcext:value-type="float">
            <text:p>-1.7344E-24</text:p>
          </table:table-cell>
          <table:table-cell table:formula="of:=SQRT([.H27]^2+[.I27]^2+[.J27]^2)" office:value-type="float" office:value="1.00120019585948" calcext:value-type="float">
            <text:p>1.00120019585948</text:p>
          </table:table-cell>
          <table:table-cell office:value-type="float" office:value="3.4465" calcext:value-type="float">
            <text:p>3.4465</text:p>
          </table:table-cell>
          <table:table-cell office:value-type="float" office:value="4.7372" calcext:value-type="float">
            <text:p>4.7372</text:p>
          </table:table-cell>
          <table:table-cell office:value-type="float" office:value="0.99293" calcext:value-type="float">
            <text:p>0.99293</text:p>
          </table:table-cell>
          <table:table-cell office:value-type="float" office:value="-0.0014866" calcext:value-type="float">
            <text:p>-0.0014866</text:p>
          </table:table-cell>
          <table:table-cell office:value-type="float" office:value="-3.9048E-023" calcext:value-type="float">
            <text:p>-3.9048E-23</text:p>
          </table:table-cell>
          <table:table-cell table:formula="of:=SQRT([.N27]^2+[.O27]^2+[.P27]^2)" office:value-type="float" office:value="0.99293111285706" calcext:value-type="float">
            <text:p>0.99293111285706</text:p>
          </table:table-cell>
          <table:table-cell office:value-type="float" office:value="3.4384" calcext:value-type="float">
            <text:p>3.4384</text:p>
          </table:table-cell>
          <table:table-cell office:value-type="float" office:value="4.7176" calcext:value-type="float">
            <text:p>4.7176</text:p>
          </table:table-cell>
          <table:table-cell office:value-type="float" office:value="1.0388" calcext:value-type="float">
            <text:p>1.0388</text:p>
          </table:table-cell>
          <table:table-cell office:value-type="float" office:value="0.0014595" calcext:value-type="float">
            <text:p>0.0014595</text:p>
          </table:table-cell>
          <table:table-cell office:value-type="float" office:value="-1.5977E-024" calcext:value-type="float">
            <text:p>-1.5977E-24</text:p>
          </table:table-cell>
          <table:table-cell table:formula="of:=SQRT([.T27]^2+[.U27]^2+[.V27]^2)" office:value-type="float" office:value="1.03880102528841" calcext:value-type="float">
            <text:p>1.03880102528841</text:p>
          </table:table-cell>
          <table:table-cell office:value-type="float" office:value="3.4446" calcext:value-type="float">
            <text:p>3.4446</text:p>
          </table:table-cell>
          <table:table-cell office:value-type="float" office:value="4.781" calcext:value-type="float">
            <text:p>4.781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-0.0030879" calcext:value-type="float">
            <text:p>-0.0030879</text:p>
          </table:table-cell>
          <table:table-cell office:value-type="float" office:value="-1.849E-024" calcext:value-type="float">
            <text:p>-1.849E-24</text:p>
          </table:table-cell>
          <table:table-cell table:formula="of:=SQRT([.Z27]^2+[.AA27]^2+[.AB27]^2)" office:value-type="float" office:value="0.999814768457843" calcext:value-type="float">
            <text:p>0.999814768457843</text:p>
          </table:table-cell>
          <table:table-cell office:value-type="float" office:value="3.4449" calcext:value-type="float">
            <text:p>3.4449</text:p>
          </table:table-cell>
          <table:table-cell office:value-type="float" office:value="4.7336" calcext:value-type="float">
            <text:p>4.733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0347" calcext:value-type="float">
            <text:p>1.0347</text:p>
          </table:table-cell>
          <table:table-cell office:value-type="float" office:value="0.0028558" calcext:value-type="float">
            <text:p>0.0028558</text:p>
          </table:table-cell>
          <table:table-cell office:value-type="float" office:value="1.7318E-022" calcext:value-type="float">
            <text:p>1.7318E-22</text:p>
          </table:table-cell>
          <table:table-cell table:formula="of:=SQRT([.B28]^2+[.C28]^2+[.D28]^2)" office:value-type="float" office:value="1.03470394103513" calcext:value-type="float">
            <text:p>1.03470394103513</text:p>
          </table:table-cell>
          <table:table-cell office:value-type="float" office:value="3.4041" calcext:value-type="float">
            <text:p>3.4041</text:p>
          </table:table-cell>
          <table:table-cell office:value-type="float" office:value="4.7273" calcext:value-type="float">
            <text:p>4.7273</text:p>
          </table:table-cell>
          <table:table-cell office:value-type="float" office:value="1.0021" calcext:value-type="float">
            <text:p>1.0021</text:p>
          </table:table-cell>
          <table:table-cell office:value-type="float" office:value="-0.00063881" calcext:value-type="float">
            <text:p>-0.00063881</text:p>
          </table:table-cell>
          <table:table-cell office:value-type="float" office:value="-1.268E-024" calcext:value-type="float">
            <text:p>-1.268E-24</text:p>
          </table:table-cell>
          <table:table-cell table:formula="of:=SQRT([.H28]^2+[.I28]^2+[.J28]^2)" office:value-type="float" office:value="1.0021002036115" calcext:value-type="float">
            <text:p>1.0021002036115</text:p>
          </table:table-cell>
          <table:table-cell office:value-type="float" office:value="3.4269" calcext:value-type="float">
            <text:p>3.4269</text:p>
          </table:table-cell>
          <table:table-cell office:value-type="float" office:value="4.7148" calcext:value-type="float">
            <text:p>4.7148</text:p>
          </table:table-cell>
          <table:table-cell office:value-type="float" office:value="0.99356" calcext:value-type="float">
            <text:p>0.99356</text:p>
          </table:table-cell>
          <table:table-cell office:value-type="float" office:value="-0.001478" calcext:value-type="float">
            <text:p>-0.001478</text:p>
          </table:table-cell>
          <table:table-cell office:value-type="float" office:value="1.9916E-022" calcext:value-type="float">
            <text:p>1.9916E-22</text:p>
          </table:table-cell>
          <table:table-cell table:formula="of:=SQRT([.N28]^2+[.O28]^2+[.P28]^2)" office:value-type="float" office:value="0.993561099321023" calcext:value-type="float">
            <text:p>0.993561099321023</text:p>
          </table:table-cell>
          <table:table-cell office:value-type="float" office:value="3.4187" calcext:value-type="float">
            <text:p>3.4187</text:p>
          </table:table-cell>
          <table:table-cell office:value-type="float" office:value="4.6947" calcext:value-type="float">
            <text:p>4.6947</text:p>
          </table:table-cell>
          <table:table-cell office:value-type="float" office:value="1.0388" calcext:value-type="float">
            <text:p>1.0388</text:p>
          </table:table-cell>
          <table:table-cell office:value-type="float" office:value="0.0015127" calcext:value-type="float">
            <text:p>0.0015127</text:p>
          </table:table-cell>
          <table:table-cell office:value-type="float" office:value="-1.1713E-024" calcext:value-type="float">
            <text:p>-1.1713E-24</text:p>
          </table:table-cell>
          <table:table-cell table:formula="of:=SQRT([.T28]^2+[.U28]^2+[.V28]^2)" office:value-type="float" office:value="1.03880110139588" calcext:value-type="float">
            <text:p>1.03880110139588</text:p>
          </table:table-cell>
          <table:table-cell office:value-type="float" office:value="3.4251" calcext:value-type="float">
            <text:p>3.4251</text:p>
          </table:table-cell>
          <table:table-cell office:value-type="float" office:value="4.7575" calcext:value-type="float">
            <text:p>4.7575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31411" calcext:value-type="float">
            <text:p>-0.0031411</text:p>
          </table:table-cell>
          <table:table-cell office:value-type="float" office:value="-1.3567E-024" calcext:value-type="float">
            <text:p>-1.3567E-24</text:p>
          </table:table-cell>
          <table:table-cell table:formula="of:=SQRT([.Z28]^2+[.AA28]^2+[.AB28]^2)" office:value-type="float" office:value="1.00040493126994" calcext:value-type="float">
            <text:p>1.00040493126994</text:p>
          </table:table-cell>
          <table:table-cell office:value-type="float" office:value="3.4253" calcext:value-type="float">
            <text:p>3.4253</text:p>
          </table:table-cell>
          <table:table-cell office:value-type="float" office:value="4.7109" calcext:value-type="float">
            <text:p>4.7109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1.0346" calcext:value-type="float">
            <text:p>1.0346</text:p>
          </table:table-cell>
          <table:table-cell office:value-type="float" office:value="0.002986" calcext:value-type="float">
            <text:p>0.002986</text:p>
          </table:table-cell>
          <table:table-cell office:value-type="float" office:value="7.1334E-023" calcext:value-type="float">
            <text:p>7.1334E-23</text:p>
          </table:table-cell>
          <table:table-cell table:formula="of:=SQRT([.B29]^2+[.C29]^2+[.D29]^2)" office:value-type="float" office:value="1.03460430899741" calcext:value-type="float">
            <text:p>1.03460430899741</text:p>
          </table:table-cell>
          <table:table-cell office:value-type="float" office:value="3.3845" calcext:value-type="float">
            <text:p>3.3845</text:p>
          </table:table-cell>
          <table:table-cell office:value-type="float" office:value="4.7036" calcext:value-type="float">
            <text:p>4.7036</text:p>
          </table:table-cell>
          <table:table-cell office:value-type="float" office:value="1.0027" calcext:value-type="float">
            <text:p>1.0027</text:p>
          </table:table-cell>
          <table:table-cell office:value-type="float" office:value="-0.00065277" calcext:value-type="float">
            <text:p>-0.00065277</text:p>
          </table:table-cell>
          <table:table-cell office:value-type="float" office:value="-1.0641E-022" calcext:value-type="float">
            <text:p>-1.0641E-22</text:p>
          </table:table-cell>
          <table:table-cell table:formula="of:=SQRT([.H29]^2+[.I29]^2+[.J29]^2)" office:value-type="float" office:value="1.00270021248062" calcext:value-type="float">
            <text:p>1.00270021248062</text:p>
          </table:table-cell>
          <table:table-cell office:value-type="float" office:value="3.4074" calcext:value-type="float">
            <text:p>3.4074</text:p>
          </table:table-cell>
          <table:table-cell office:value-type="float" office:value="4.692" calcext:value-type="float">
            <text:p>4.692</text:p>
          </table:table-cell>
          <table:table-cell office:value-type="float" office:value="0.99393" calcext:value-type="float">
            <text:p>0.99393</text:p>
          </table:table-cell>
          <table:table-cell office:value-type="float" office:value="-0.0014585" calcext:value-type="float">
            <text:p>-0.0014585</text:p>
          </table:table-cell>
          <table:table-cell office:value-type="float" office:value="8.1987E-023" calcext:value-type="float">
            <text:p>8.1987E-23</text:p>
          </table:table-cell>
          <table:table-cell table:formula="of:=SQRT([.N29]^2+[.O29]^2+[.P29]^2)" office:value-type="float" office:value="0.993931070106097" calcext:value-type="float">
            <text:p>0.993931070106097</text:p>
          </table:table-cell>
          <table:table-cell office:value-type="float" office:value="3.3991" calcext:value-type="float">
            <text:p>3.3991</text:p>
          </table:table-cell>
          <table:table-cell office:value-type="float" office:value="4.6716" calcext:value-type="float">
            <text:p>4.6716</text:p>
          </table:table-cell>
          <table:table-cell office:value-type="float" office:value="1.0387" calcext:value-type="float">
            <text:p>1.0387</text:p>
          </table:table-cell>
          <table:table-cell office:value-type="float" office:value="0.0015688" calcext:value-type="float">
            <text:p>0.0015688</text:p>
          </table:table-cell>
          <table:table-cell office:value-type="float" office:value="-9.8226E-023" calcext:value-type="float">
            <text:p>-9.8226E-23</text:p>
          </table:table-cell>
          <table:table-cell table:formula="of:=SQRT([.T29]^2+[.U29]^2+[.V29]^2)" office:value-type="float" office:value="1.03870118471745" calcext:value-type="float">
            <text:p>1.03870118471745</text:p>
          </table:table-cell>
          <table:table-cell office:value-type="float" office:value="3.4055" calcext:value-type="float">
            <text:p>3.4055</text:p>
          </table:table-cell>
          <table:table-cell office:value-type="float" office:value="4.7339" calcext:value-type="float">
            <text:p>4.7339</text:p>
          </table:table-cell>
          <table:table-cell office:value-type="float" office:value="1.0007" calcext:value-type="float">
            <text:p>1.0007</text:p>
          </table:table-cell>
          <table:table-cell office:value-type="float" office:value="-0.003184" calcext:value-type="float">
            <text:p>-0.003184</text:p>
          </table:table-cell>
          <table:table-cell office:value-type="float" office:value="-1.14E-022" calcext:value-type="float">
            <text:p>-1.14E-22</text:p>
          </table:table-cell>
          <table:table-cell table:formula="of:=SQRT([.Z29]^2+[.AA29]^2+[.AB29]^2)" office:value-type="float" office:value="1.00070506536941" calcext:value-type="float">
            <text:p>1.00070506536941</text:p>
          </table:table-cell>
          <table:table-cell office:value-type="float" office:value="3.4057" calcext:value-type="float">
            <text:p>3.4057</text:p>
          </table:table-cell>
          <table:table-cell office:value-type="float" office:value="4.6878" calcext:value-type="float">
            <text:p>4.6878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1.0345" calcext:value-type="float">
            <text:p>1.0345</text:p>
          </table:table-cell>
          <table:table-cell office:value-type="float" office:value="0.0031182" calcext:value-type="float">
            <text:p>0.0031182</text:p>
          </table:table-cell>
          <table:table-cell office:value-type="float" office:value="-3.0531E-023" calcext:value-type="float">
            <text:p>-3.0531E-23</text:p>
          </table:table-cell>
          <table:table-cell table:formula="of:=SQRT([.B30]^2+[.C30]^2+[.D30]^2)" office:value-type="float" office:value="1.03450469944377" calcext:value-type="float">
            <text:p>1.03450469944377</text:p>
          </table:table-cell>
          <table:table-cell office:value-type="float" office:value="3.3648" calcext:value-type="float">
            <text:p>3.3648</text:p>
          </table:table-cell>
          <table:table-cell office:value-type="float" office:value="4.6799" calcext:value-type="float">
            <text:p>4.6799</text:p>
          </table:table-cell>
          <table:table-cell office:value-type="float" office:value="1.0032" calcext:value-type="float">
            <text:p>1.0032</text:p>
          </table:table-cell>
          <table:table-cell office:value-type="float" office:value="-0.00066716" calcext:value-type="float">
            <text:p>-0.00066716</text:p>
          </table:table-cell>
          <table:table-cell office:value-type="float" office:value="-1.7509E-022" calcext:value-type="float">
            <text:p>-1.7509E-22</text:p>
          </table:table-cell>
          <table:table-cell table:formula="of:=SQRT([.H30]^2+[.I30]^2+[.J30]^2)" office:value-type="float" office:value="1.00320022184132" calcext:value-type="float">
            <text:p>1.00320022184132</text:p>
          </table:table-cell>
          <table:table-cell office:value-type="float" office:value="3.3878" calcext:value-type="float">
            <text:p>3.3878</text:p>
          </table:table-cell>
          <table:table-cell office:value-type="float" office:value="4.6692" calcext:value-type="float">
            <text:p>4.6692</text:p>
          </table:table-cell>
          <table:table-cell office:value-type="float" office:value="0.99424" calcext:value-type="float">
            <text:p>0.99424</text:p>
          </table:table-cell>
          <table:table-cell office:value-type="float" office:value="-0.001436" calcext:value-type="float">
            <text:p>-0.001436</text:p>
          </table:table-cell>
          <table:table-cell office:value-type="float" office:value="-3.5195E-023" calcext:value-type="float">
            <text:p>-3.5195E-23</text:p>
          </table:table-cell>
          <table:table-cell table:formula="of:=SQRT([.N30]^2+[.O30]^2+[.P30]^2)" office:value-type="float" office:value="0.994241037020702" calcext:value-type="float">
            <text:p>0.994241037020702</text:p>
          </table:table-cell>
          <table:table-cell office:value-type="float" office:value="3.3794" calcext:value-type="float">
            <text:p>3.3794</text:p>
          </table:table-cell>
          <table:table-cell office:value-type="float" office:value="4.6484" calcext:value-type="float">
            <text:p>4.6484</text:p>
          </table:table-cell>
          <table:table-cell office:value-type="float" office:value="1.0385" calcext:value-type="float">
            <text:p>1.0385</text:p>
          </table:table-cell>
          <table:table-cell office:value-type="float" office:value="0.0016264" calcext:value-type="float">
            <text:p>0.0016264</text:p>
          </table:table-cell>
          <table:table-cell office:value-type="float" office:value="-1.6161E-022" calcext:value-type="float">
            <text:p>-1.6161E-22</text:p>
          </table:table-cell>
          <table:table-cell table:formula="of:=SQRT([.T30]^2+[.U30]^2+[.V30]^2)" office:value-type="float" office:value="1.03850127355577" calcext:value-type="float">
            <text:p>1.03850127355577</text:p>
          </table:table-cell>
          <table:table-cell office:value-type="float" office:value="3.3859" calcext:value-type="float">
            <text:p>3.3859</text:p>
          </table:table-cell>
          <table:table-cell office:value-type="float" office:value="4.7103" calcext:value-type="float">
            <text:p>4.7103</text:p>
          </table:table-cell>
          <table:table-cell office:value-type="float" office:value="1.001" calcext:value-type="float">
            <text:p>1.001</text:p>
          </table:table-cell>
          <table:table-cell office:value-type="float" office:value="-0.0032243" calcext:value-type="float">
            <text:p>-0.0032243</text:p>
          </table:table-cell>
          <table:table-cell office:value-type="float" office:value="-1.8756E-022" calcext:value-type="float">
            <text:p>-1.8756E-22</text:p>
          </table:table-cell>
          <table:table-cell table:formula="of:=SQRT([.Z30]^2+[.AA30]^2+[.AB30]^2)" office:value-type="float" office:value="1.00100519284891" calcext:value-type="float">
            <text:p>1.00100519284891</text:p>
          </table:table-cell>
          <table:table-cell office:value-type="float" office:value="3.3862" calcext:value-type="float">
            <text:p>3.3862</text:p>
          </table:table-cell>
          <table:table-cell office:value-type="float" office:value="4.6646" calcext:value-type="float">
            <text:p>4.6646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1.0343" calcext:value-type="float">
            <text:p>1.0343</text:p>
          </table:table-cell>
          <table:table-cell office:value-type="float" office:value="0.0032547" calcext:value-type="float">
            <text:p>0.0032547</text:p>
          </table:table-cell>
          <table:table-cell office:value-type="float" office:value="-1.3244E-022" calcext:value-type="float">
            <text:p>-1.3244E-22</text:p>
          </table:table-cell>
          <table:table-cell table:formula="of:=SQRT([.B31]^2+[.C31]^2+[.D31]^2)" office:value-type="float" office:value="1.03430512087686" calcext:value-type="float">
            <text:p>1.03430512087686</text:p>
          </table:table-cell>
          <table:table-cell office:value-type="float" office:value="3.3452" calcext:value-type="float">
            <text:p>3.3452</text:p>
          </table:table-cell>
          <table:table-cell office:value-type="float" office:value="4.6561" calcext:value-type="float">
            <text:p>4.6561</text:p>
          </table:table-cell>
          <table:table-cell office:value-type="float" office:value="1.0036" calcext:value-type="float">
            <text:p>1.0036</text:p>
          </table:table-cell>
          <table:table-cell office:value-type="float" office:value="-0.00068237" calcext:value-type="float">
            <text:p>-0.00068237</text:p>
          </table:table-cell>
          <table:table-cell office:value-type="float" office:value="-1.7499E-022" calcext:value-type="float">
            <text:p>-1.7499E-22</text:p>
          </table:table-cell>
          <table:table-cell table:formula="of:=SQRT([.H31]^2+[.I31]^2+[.J31]^2)" office:value-type="float" office:value="1.00360023197926" calcext:value-type="float">
            <text:p>1.00360023197926</text:p>
          </table:table-cell>
          <table:table-cell office:value-type="float" office:value="3.3682" calcext:value-type="float">
            <text:p>3.3682</text:p>
          </table:table-cell>
          <table:table-cell office:value-type="float" office:value="4.6462" calcext:value-type="float">
            <text:p>4.6462</text:p>
          </table:table-cell>
          <table:table-cell office:value-type="float" office:value="0.99442" calcext:value-type="float">
            <text:p>0.99442</text:p>
          </table:table-cell>
          <table:table-cell office:value-type="float" office:value="-0.0014073" calcext:value-type="float">
            <text:p>-0.0014073</text:p>
          </table:table-cell>
          <table:table-cell office:value-type="float" office:value="-1.524E-022" calcext:value-type="float">
            <text:p>-1.524E-22</text:p>
          </table:table-cell>
          <table:table-cell table:formula="of:=SQRT([.N31]^2+[.O31]^2+[.P31]^2)" office:value-type="float" office:value="0.994420995802729" calcext:value-type="float">
            <text:p>0.994420995802729</text:p>
          </table:table-cell>
          <table:table-cell office:value-type="float" office:value="3.3598" calcext:value-type="float">
            <text:p>3.3598</text:p>
          </table:table-cell>
          <table:table-cell office:value-type="float" office:value="4.6251" calcext:value-type="float">
            <text:p>4.6251</text:p>
          </table:table-cell>
          <table:table-cell office:value-type="float" office:value="1.0383" calcext:value-type="float">
            <text:p>1.0383</text:p>
          </table:table-cell>
          <table:table-cell office:value-type="float" office:value="0.0016867" calcext:value-type="float">
            <text:p>0.0016867</text:p>
          </table:table-cell>
          <table:table-cell office:value-type="float" office:value="-1.6153E-022" calcext:value-type="float">
            <text:p>-1.6153E-22</text:p>
          </table:table-cell>
          <table:table-cell table:formula="of:=SQRT([.T31]^2+[.U31]^2+[.V31]^2)" office:value-type="float" office:value="1.03830137000627" calcext:value-type="float">
            <text:p>1.03830137000627</text:p>
          </table:table-cell>
          <table:table-cell office:value-type="float" office:value="3.3664" calcext:value-type="float">
            <text:p>3.3664</text:p>
          </table:table-cell>
          <table:table-cell office:value-type="float" office:value="4.6865" calcext:value-type="float">
            <text:p>4.686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32596" calcext:value-type="float">
            <text:p>-0.0032596</text:p>
          </table:table-cell>
          <table:table-cell office:value-type="float" office:value="-1.8746E-022" calcext:value-type="float">
            <text:p>-1.8746E-22</text:p>
          </table:table-cell>
          <table:table-cell table:formula="of:=SQRT([.Z31]^2+[.AA31]^2+[.AB31]^2)" office:value-type="float" office:value="1.00120530611467" calcext:value-type="float">
            <text:p>1.00120530611467</text:p>
          </table:table-cell>
          <table:table-cell office:value-type="float" office:value="3.3666" calcext:value-type="float">
            <text:p>3.3666</text:p>
          </table:table-cell>
          <table:table-cell office:value-type="float" office:value="4.6413" calcext:value-type="float">
            <text:p>4.6413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1.0341" calcext:value-type="float">
            <text:p>1.0341</text:p>
          </table:table-cell>
          <table:table-cell office:value-type="float" office:value="0.0033957" calcext:value-type="float">
            <text:p>0.0033957</text:p>
          </table:table-cell>
          <table:table-cell office:value-type="float" office:value="-3.2721E-023" calcext:value-type="float">
            <text:p>-3.2721E-23</text:p>
          </table:table-cell>
          <table:table-cell table:formula="of:=SQRT([.B32]^2+[.C32]^2+[.D32]^2)" office:value-type="float" office:value="1.03410557525743" calcext:value-type="float">
            <text:p>1.03410557525743</text:p>
          </table:table-cell>
          <table:table-cell office:value-type="float" office:value="3.3256" calcext:value-type="float">
            <text:p>3.3256</text:p>
          </table:table-cell>
          <table:table-cell office:value-type="float" office:value="4.6323" calcext:value-type="float">
            <text:p>4.6323</text:p>
          </table:table-cell>
          <table:table-cell office:value-type="float" office:value="1.0039" calcext:value-type="float">
            <text:p>1.0039</text:p>
          </table:table-cell>
          <table:table-cell office:value-type="float" office:value="-0.00069838" calcext:value-type="float">
            <text:p>-0.00069838</text:p>
          </table:table-cell>
          <table:table-cell office:value-type="float" office:value="-1.7201E-022" calcext:value-type="float">
            <text:p>-1.7201E-22</text:p>
          </table:table-cell>
          <table:table-cell table:formula="of:=SQRT([.H32]^2+[.I32]^2+[.J32]^2)" office:value-type="float" office:value="1.0039002429199" calcext:value-type="float">
            <text:p>1.0039002429199</text:p>
          </table:table-cell>
          <table:table-cell office:value-type="float" office:value="3.3487" calcext:value-type="float">
            <text:p>3.3487</text:p>
          </table:table-cell>
          <table:table-cell office:value-type="float" office:value="4.623" calcext:value-type="float">
            <text:p>4.623</text:p>
          </table:table-cell>
          <table:table-cell office:value-type="float" office:value="0.99451" calcext:value-type="float">
            <text:p>0.99451</text:p>
          </table:table-cell>
          <table:table-cell office:value-type="float" office:value="-0.0013736" calcext:value-type="float">
            <text:p>-0.0013736</text:p>
          </table:table-cell>
          <table:table-cell office:value-type="float" office:value="-3.7619E-023" calcext:value-type="float">
            <text:p>-3.7619E-23</text:p>
          </table:table-cell>
          <table:table-cell table:formula="of:=SQRT([.N32]^2+[.O32]^2+[.P32]^2)" office:value-type="float" office:value="0.994510948595821" calcext:value-type="float">
            <text:p>0.994510948595821</text:p>
          </table:table-cell>
          <table:table-cell office:value-type="float" office:value="3.3402" calcext:value-type="float">
            <text:p>3.3402</text:p>
          </table:table-cell>
          <table:table-cell office:value-type="float" office:value="4.6016" calcext:value-type="float">
            <text:p>4.6016</text:p>
          </table:table-cell>
          <table:table-cell office:value-type="float" office:value="1.0381" calcext:value-type="float">
            <text:p>1.0381</text:p>
          </table:table-cell>
          <table:table-cell office:value-type="float" office:value="0.0017507" calcext:value-type="float">
            <text:p>0.0017507</text:p>
          </table:table-cell>
          <table:table-cell office:value-type="float" office:value="-1.5887E-022" calcext:value-type="float">
            <text:p>-1.5887E-22</text:p>
          </table:table-cell>
          <table:table-cell table:formula="of:=SQRT([.T32]^2+[.U32]^2+[.V32]^2)" office:value-type="float" office:value="1.0381014762298" calcext:value-type="float">
            <text:p>1.0381014762298</text:p>
          </table:table-cell>
          <table:table-cell office:value-type="float" office:value="3.3468" calcext:value-type="float">
            <text:p>3.3468</text:p>
          </table:table-cell>
          <table:table-cell office:value-type="float" office:value="4.6627" calcext:value-type="float">
            <text:p>4.6627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32916" calcext:value-type="float">
            <text:p>-0.0032916</text:p>
          </table:table-cell>
          <table:table-cell office:value-type="float" office:value="-1.8448E-022" calcext:value-type="float">
            <text:p>-1.8448E-22</text:p>
          </table:table-cell>
          <table:table-cell table:formula="of:=SQRT([.Z32]^2+[.AA32]^2+[.AB32]^2)" office:value-type="float" office:value="1.00120541080767" calcext:value-type="float">
            <text:p>1.00120541080767</text:p>
          </table:table-cell>
          <table:table-cell office:value-type="float" office:value="3.3471" calcext:value-type="float">
            <text:p>3.3471</text:p>
          </table:table-cell>
          <table:table-cell office:value-type="float" office:value="4.6179" calcext:value-type="float">
            <text:p>4.617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0338" calcext:value-type="float">
            <text:p>1.0338</text:p>
          </table:table-cell>
          <table:table-cell office:value-type="float" office:value="0.0035389" calcext:value-type="float">
            <text:p>0.0035389</text:p>
          </table:table-cell>
          <table:table-cell office:value-type="float" office:value="1.6788E-022" calcext:value-type="float">
            <text:p>1.6788E-22</text:p>
          </table:table-cell>
          <table:table-cell table:formula="of:=SQRT([.B33]^2+[.C33]^2+[.D33]^2)" office:value-type="float" office:value="1.03380605715638" calcext:value-type="float">
            <text:p>1.03380605715638</text:p>
          </table:table-cell>
          <table:table-cell office:value-type="float" office:value="3.3059" calcext:value-type="float">
            <text:p>3.3059</text:p>
          </table:table-cell>
          <table:table-cell office:value-type="float" office:value="4.6084" calcext:value-type="float">
            <text:p>4.6084</text:p>
          </table:table-cell>
          <table:table-cell office:value-type="float" office:value="1.0041" calcext:value-type="float">
            <text:p>1.0041</text:p>
          </table:table-cell>
          <table:table-cell office:value-type="float" office:value="-0.00071475" calcext:value-type="float">
            <text:p>-0.00071475</text:p>
          </table:table-cell>
          <table:table-cell office:value-type="float" office:value="-1.676E-022" calcext:value-type="float">
            <text:p>-1.676E-22</text:p>
          </table:table-cell>
          <table:table-cell table:formula="of:=SQRT([.H33]^2+[.I33]^2+[.J33]^2)" office:value-type="float" office:value="1.00410025439075" calcext:value-type="float">
            <text:p>1.00410025439075</text:p>
          </table:table-cell>
          <table:table-cell office:value-type="float" office:value="3.3291" calcext:value-type="float">
            <text:p>3.3291</text:p>
          </table:table-cell>
          <table:table-cell office:value-type="float" office:value="4.5998" calcext:value-type="float">
            <text:p>4.5998</text:p>
          </table:table-cell>
          <table:table-cell office:value-type="float" office:value="0.99455" calcext:value-type="float">
            <text:p>0.99455</text:p>
          </table:table-cell>
          <table:table-cell office:value-type="float" office:value="-0.0013374" calcext:value-type="float">
            <text:p>-0.0013374</text:p>
          </table:table-cell>
          <table:table-cell office:value-type="float" office:value="1.9324E-022" calcext:value-type="float">
            <text:p>1.9324E-22</text:p>
          </table:table-cell>
          <table:table-cell table:formula="of:=SQRT([.N33]^2+[.O33]^2+[.P33]^2)" office:value-type="float" office:value="0.994550899219723" calcext:value-type="float">
            <text:p>0.994550899219723</text:p>
          </table:table-cell>
          <table:table-cell office:value-type="float" office:value="3.3205" calcext:value-type="float">
            <text:p>3.3205</text:p>
          </table:table-cell>
          <table:table-cell office:value-type="float" office:value="4.5781" calcext:value-type="float">
            <text:p>4.5781</text:p>
          </table:table-cell>
          <table:table-cell office:value-type="float" office:value="1.0378" calcext:value-type="float">
            <text:p>1.0378</text:p>
          </table:table-cell>
          <table:table-cell office:value-type="float" office:value="0.0018166" calcext:value-type="float">
            <text:p>0.0018166</text:p>
          </table:table-cell>
          <table:table-cell office:value-type="float" office:value="-1.5494E-022" calcext:value-type="float">
            <text:p>-1.5494E-22</text:p>
          </table:table-cell>
          <table:table-cell table:formula="of:=SQRT([.T33]^2+[.U33]^2+[.V33]^2)" office:value-type="float" office:value="1.03780158991763" calcext:value-type="float">
            <text:p>1.03780158991763</text:p>
          </table:table-cell>
          <table:table-cell office:value-type="float" office:value="3.3272" calcext:value-type="float">
            <text:p>3.3272</text:p>
          </table:table-cell>
          <table:table-cell office:value-type="float" office:value="4.6389" calcext:value-type="float">
            <text:p>4.6389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33218" calcext:value-type="float">
            <text:p>-0.0033218</text:p>
          </table:table-cell>
          <table:table-cell office:value-type="float" office:value="-1.8006E-022" calcext:value-type="float">
            <text:p>-1.8006E-22</text:p>
          </table:table-cell>
          <table:table-cell table:formula="of:=SQRT([.Z33]^2+[.AA33]^2+[.AB33]^2)" office:value-type="float" office:value="1.00120551054978" calcext:value-type="float">
            <text:p>1.00120551054978</text:p>
          </table:table-cell>
          <table:table-cell office:value-type="float" office:value="3.3275" calcext:value-type="float">
            <text:p>3.3275</text:p>
          </table:table-cell>
          <table:table-cell office:value-type="float" office:value="4.5945" calcext:value-type="float">
            <text:p>4.5945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1.0335" calcext:value-type="float">
            <text:p>1.0335</text:p>
          </table:table-cell>
          <table:table-cell office:value-type="float" office:value="0.0036901" calcext:value-type="float">
            <text:p>0.0036901</text:p>
          </table:table-cell>
          <table:table-cell office:value-type="float" office:value="6.9135E-023" calcext:value-type="float">
            <text:p>6.9135E-23</text:p>
          </table:table-cell>
          <table:table-cell table:formula="of:=SQRT([.B34]^2+[.C34]^2+[.D34]^2)" office:value-type="float" office:value="1.03350658770905" calcext:value-type="float">
            <text:p>1.03350658770905</text:p>
          </table:table-cell>
          <table:table-cell office:value-type="float" office:value="3.2863" calcext:value-type="float">
            <text:p>3.2863</text:p>
          </table:table-cell>
          <table:table-cell office:value-type="float" office:value="4.5844" calcext:value-type="float">
            <text:p>4.5844</text:p>
          </table:table-cell>
          <table:table-cell office:value-type="float" office:value="1.0041" calcext:value-type="float">
            <text:p>1.0041</text:p>
          </table:table-cell>
          <table:table-cell office:value-type="float" office:value="-0.00073224" calcext:value-type="float">
            <text:p>-0.00073224</text:p>
          </table:table-cell>
          <table:table-cell office:value-type="float" office:value="-1.6741E-022" calcext:value-type="float">
            <text:p>-1.6741E-22</text:p>
          </table:table-cell>
          <table:table-cell table:formula="of:=SQRT([.H34]^2+[.I34]^2+[.J34]^2)" office:value-type="float" office:value="1.004100266993" calcext:value-type="float">
            <text:p>1.004100266993</text:p>
          </table:table-cell>
          <table:table-cell office:value-type="float" office:value="3.3095" calcext:value-type="float">
            <text:p>3.3095</text:p>
          </table:table-cell>
          <table:table-cell office:value-type="float" office:value="4.5764" calcext:value-type="float">
            <text:p>4.5764</text:p>
          </table:table-cell>
          <table:table-cell office:value-type="float" office:value="0.9945" calcext:value-type="float">
            <text:p>0.9945</text:p>
          </table:table-cell>
          <table:table-cell office:value-type="float" office:value="-0.0012946" calcext:value-type="float">
            <text:p>-0.0012946</text:p>
          </table:table-cell>
          <table:table-cell office:value-type="float" office:value="7.9563E-023" calcext:value-type="float">
            <text:p>7.9563E-23</text:p>
          </table:table-cell>
          <table:table-cell table:formula="of:=SQRT([.N34]^2+[.O34]^2+[.P34]^2)" office:value-type="float" office:value="0.994500842628683" calcext:value-type="float">
            <text:p>0.994500842628683</text:p>
          </table:table-cell>
          <table:table-cell office:value-type="float" office:value="3.3009" calcext:value-type="float">
            <text:p>3.3009</text:p>
          </table:table-cell>
          <table:table-cell office:value-type="float" office:value="4.5545" calcext:value-type="float">
            <text:p>4.5545</text:p>
          </table:table-cell>
          <table:table-cell office:value-type="float" office:value="1.0374" calcext:value-type="float">
            <text:p>1.0374</text:p>
          </table:table-cell>
          <table:table-cell office:value-type="float" office:value="0.0018887" calcext:value-type="float">
            <text:p>0.0018887</text:p>
          </table:table-cell>
          <table:table-cell office:value-type="float" office:value="-1.5477E-022" calcext:value-type="float">
            <text:p>-1.5477E-22</text:p>
          </table:table-cell>
          <table:table-cell table:formula="of:=SQRT([.T34]^2+[.U34]^2+[.V34]^2)" office:value-type="float" office:value="1.03740171929089" calcext:value-type="float">
            <text:p>1.03740171929089</text:p>
          </table:table-cell>
          <table:table-cell office:value-type="float" office:value="3.3077" calcext:value-type="float">
            <text:p>3.3077</text:p>
          </table:table-cell>
          <table:table-cell office:value-type="float" office:value="4.6149" calcext:value-type="float">
            <text:p>4.6149</text:p>
          </table:table-cell>
          <table:table-cell office:value-type="float" office:value="1.0011" calcext:value-type="float">
            <text:p>1.0011</text:p>
          </table:table-cell>
          <table:table-cell office:value-type="float" office:value="-0.0033495" calcext:value-type="float">
            <text:p>-0.0033495</text:p>
          </table:table-cell>
          <table:table-cell office:value-type="float" office:value="-1.7985E-022" calcext:value-type="float">
            <text:p>-1.7985E-22</text:p>
          </table:table-cell>
          <table:table-cell table:formula="of:=SQRT([.Z34]^2+[.AA34]^2+[.AB34]^2)" office:value-type="float" office:value="1.00110560339569" calcext:value-type="float">
            <text:p>1.00110560339569</text:p>
          </table:table-cell>
          <table:table-cell office:value-type="float" office:value="3.3079" calcext:value-type="float">
            <text:p>3.3079</text:p>
          </table:table-cell>
          <table:table-cell office:value-type="float" office:value="4.5709" calcext:value-type="float">
            <text:p>4.5709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1.0332" calcext:value-type="float">
            <text:p>1.0332</text:p>
          </table:table-cell>
          <table:table-cell office:value-type="float" office:value="0.0038442" calcext:value-type="float">
            <text:p>0.0038442</text:p>
          </table:table-cell>
          <table:table-cell office:value-type="float" office:value="2.6588E-024" calcext:value-type="float">
            <text:p>2.6588E-24</text:p>
          </table:table-cell>
          <table:table-cell table:formula="of:=SQRT([.B35]^2+[.C35]^2+[.D35]^2)" office:value-type="float" office:value="1.03320715148204" calcext:value-type="float">
            <text:p>1.03320715148204</text:p>
          </table:table-cell>
          <table:table-cell office:value-type="float" office:value="3.2666" calcext:value-type="float">
            <text:p>3.2666</text:p>
          </table:table-cell>
          <table:table-cell office:value-type="float" office:value="4.5604" calcext:value-type="float">
            <text:p>4.5604</text:p>
          </table:table-cell>
          <table:table-cell office:value-type="float" office:value="1.0041" calcext:value-type="float">
            <text:p>1.0041</text:p>
          </table:table-cell>
          <table:table-cell office:value-type="float" office:value="-0.00075002" calcext:value-type="float">
            <text:p>-0.00075002</text:p>
          </table:table-cell>
          <table:table-cell office:value-type="float" office:value="-6.255E-023" calcext:value-type="float">
            <text:p>-6.255E-23</text:p>
          </table:table-cell>
          <table:table-cell table:formula="of:=SQRT([.H35]^2+[.I35]^2+[.J35]^2)" office:value-type="float" office:value="1.00410028011648" calcext:value-type="float">
            <text:p>1.00410028011648</text:p>
          </table:table-cell>
          <table:table-cell office:value-type="float" office:value="3.29" calcext:value-type="float">
            <text:p>3.29</text:p>
          </table:table-cell>
          <table:table-cell office:value-type="float" office:value="4.5529" calcext:value-type="float">
            <text:p>4.5529</text:p>
          </table:table-cell>
          <table:table-cell office:value-type="float" office:value="0.99441" calcext:value-type="float">
            <text:p>0.99441</text:p>
          </table:table-cell>
          <table:table-cell office:value-type="float" office:value="-0.0012498" calcext:value-type="float">
            <text:p>-0.0012498</text:p>
          </table:table-cell>
          <table:table-cell office:value-type="float" office:value="3.038E-024" calcext:value-type="float">
            <text:p>3.038E-24</text:p>
          </table:table-cell>
          <table:table-cell table:formula="of:=SQRT([.N35]^2+[.O35]^2+[.P35]^2)" office:value-type="float" office:value="0.994410785390042" calcext:value-type="float">
            <text:p>0.994410785390042</text:p>
          </table:table-cell>
          <table:table-cell office:value-type="float" office:value="3.2812" calcext:value-type="float">
            <text:p>3.2812</text:p>
          </table:table-cell>
          <table:table-cell office:value-type="float" office:value="4.5308" calcext:value-type="float">
            <text:p>4.5308</text:p>
          </table:table-cell>
          <table:table-cell office:value-type="float" office:value="1.037" calcext:value-type="float">
            <text:p>1.037</text:p>
          </table:table-cell>
          <table:table-cell office:value-type="float" office:value="0.0019636" calcext:value-type="float">
            <text:p>0.0019636</text:p>
          </table:table-cell>
          <table:table-cell office:value-type="float" office:value="-5.7854E-023" calcext:value-type="float">
            <text:p>-5.7854E-23</text:p>
          </table:table-cell>
          <table:table-cell table:formula="of:=SQRT([.T35]^2+[.U35]^2+[.V35]^2)" office:value-type="float" office:value="1.03700185907498" calcext:value-type="float">
            <text:p>1.03700185907498</text:p>
          </table:table-cell>
          <table:table-cell office:value-type="float" office:value="3.2881" calcext:value-type="float">
            <text:p>3.2881</text:p>
          </table:table-cell>
          <table:table-cell office:value-type="float" office:value="4.591" calcext:value-type="float">
            <text:p>4.591</text:p>
          </table:table-cell>
          <table:table-cell office:value-type="float" office:value="1.001" calcext:value-type="float">
            <text:p>1.001</text:p>
          </table:table-cell>
          <table:table-cell office:value-type="float" office:value="-0.0033767" calcext:value-type="float">
            <text:p>-0.0033767</text:p>
          </table:table-cell>
          <table:table-cell office:value-type="float" office:value="-6.7341E-023" calcext:value-type="float">
            <text:p>-6.7341E-23</text:p>
          </table:table-cell>
          <table:table-cell table:formula="of:=SQRT([.Z35]^2+[.AA35]^2+[.AB35]^2)" office:value-type="float" office:value="1.00100569533989" calcext:value-type="float">
            <text:p>1.00100569533989</text:p>
          </table:table-cell>
          <table:table-cell office:value-type="float" office:value="3.2884" calcext:value-type="float">
            <text:p>3.2884</text:p>
          </table:table-cell>
          <table:table-cell office:value-type="float" office:value="4.5473" calcext:value-type="float">
            <text:p>4.5473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1.0328" calcext:value-type="float">
            <text:p>1.0328</text:p>
          </table:table-cell>
          <table:table-cell office:value-type="float" office:value="0.0040042" calcext:value-type="float">
            <text:p>0.0040042</text:p>
          </table:table-cell>
          <table:table-cell office:value-type="float" office:value="6.7813E-025" calcext:value-type="float">
            <text:p>6.7813E-25</text:p>
          </table:table-cell>
          <table:table-cell table:formula="of:=SQRT([.B36]^2+[.C36]^2+[.D36]^2)" office:value-type="float" office:value="1.03280776217922" calcext:value-type="float">
            <text:p>1.03280776217922</text:p>
          </table:table-cell>
          <table:table-cell office:value-type="float" office:value="3.247" calcext:value-type="float">
            <text:p>3.247</text:p>
          </table:table-cell>
          <table:table-cell office:value-type="float" office:value="4.5364" calcext:value-type="float">
            <text:p>4.5364</text:p>
          </table:table-cell>
          <table:table-cell office:value-type="float" office:value="1.0041" calcext:value-type="float">
            <text:p>1.0041</text:p>
          </table:table-cell>
          <table:table-cell office:value-type="float" office:value="-0.00076836" calcext:value-type="float">
            <text:p>-0.00076836</text:p>
          </table:table-cell>
          <table:table-cell office:value-type="float" office:value="2.3802E-022" calcext:value-type="float">
            <text:p>2.3802E-22</text:p>
          </table:table-cell>
          <table:table-cell table:formula="of:=SQRT([.H36]^2+[.I36]^2+[.J36]^2)" office:value-type="float" office:value="1.00410029398317" calcext:value-type="float">
            <text:p>1.00410029398317</text:p>
          </table:table-cell>
          <table:table-cell office:value-type="float" office:value="3.2704" calcext:value-type="float">
            <text:p>3.2704</text:p>
          </table:table-cell>
          <table:table-cell office:value-type="float" office:value="4.5294" calcext:value-type="float">
            <text:p>4.5294</text:p>
          </table:table-cell>
          <table:table-cell office:value-type="float" office:value="0.99427" calcext:value-type="float">
            <text:p>0.99427</text:p>
          </table:table-cell>
          <table:table-cell office:value-type="float" office:value="-0.0012009" calcext:value-type="float">
            <text:p>-0.0012009</text:p>
          </table:table-cell>
          <table:table-cell office:value-type="float" office:value="7.6138E-025" calcext:value-type="float">
            <text:p>7.6138E-25</text:p>
          </table:table-cell>
          <table:table-cell table:formula="of:=SQRT([.N36]^2+[.O36]^2+[.P36]^2)" office:value-type="float" office:value="0.994270725235743" calcext:value-type="float">
            <text:p>0.994270725235743</text:p>
          </table:table-cell>
          <table:table-cell office:value-type="float" office:value="3.2616" calcext:value-type="float">
            <text:p>3.2616</text:p>
          </table:table-cell>
          <table:table-cell office:value-type="float" office:value="4.5071" calcext:value-type="float">
            <text:p>4.5071</text:p>
          </table:table-cell>
          <table:table-cell office:value-type="float" office:value="1.0366" calcext:value-type="float">
            <text:p>1.0366</text:p>
          </table:table-cell>
          <table:table-cell office:value-type="float" office:value="0.0020434" calcext:value-type="float">
            <text:p>0.0020434</text:p>
          </table:table-cell>
          <table:table-cell office:value-type="float" office:value="2.1992E-022" calcext:value-type="float">
            <text:p>2.1992E-22</text:p>
          </table:table-cell>
          <table:table-cell table:formula="of:=SQRT([.T36]^2+[.U36]^2+[.V36]^2)" office:value-type="float" office:value="1.03660201402639" calcext:value-type="float">
            <text:p>1.03660201402639</text:p>
          </table:table-cell>
          <table:table-cell office:value-type="float" office:value="3.2686" calcext:value-type="float">
            <text:p>3.2686</text:p>
          </table:table-cell>
          <table:table-cell office:value-type="float" office:value="4.567" calcext:value-type="float">
            <text:p>4.567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34032" calcext:value-type="float">
            <text:p>-0.0034032</text:p>
          </table:table-cell>
          <table:table-cell office:value-type="float" office:value="2.5516E-022" calcext:value-type="float">
            <text:p>2.5516E-22</text:p>
          </table:table-cell>
          <table:table-cell table:formula="of:=SQRT([.Z36]^2+[.AA36]^2+[.AB36]^2)" office:value-type="float" office:value="1.00090578566129" calcext:value-type="float">
            <text:p>1.00090578566129</text:p>
          </table:table-cell>
          <table:table-cell office:value-type="float" office:value="3.2688" calcext:value-type="float">
            <text:p>3.2688</text:p>
          </table:table-cell>
          <table:table-cell office:value-type="float" office:value="4.5236" calcext:value-type="float">
            <text:p>4.5236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1.0324" calcext:value-type="float">
            <text:p>1.0324</text:p>
          </table:table-cell>
          <table:table-cell office:value-type="float" office:value="0.0041704" calcext:value-type="float">
            <text:p>0.0041704</text:p>
          </table:table-cell>
          <table:table-cell office:value-type="float" office:value="6.5175E-023" calcext:value-type="float">
            <text:p>6.5175E-23</text:p>
          </table:table-cell>
          <table:table-cell table:formula="of:=SQRT([.B37]^2+[.C37]^2+[.D37]^2)" office:value-type="float" office:value="1.03240842317184" calcext:value-type="float">
            <text:p>1.03240842317184</text:p>
          </table:table-cell>
          <table:table-cell office:value-type="float" office:value="3.2273" calcext:value-type="float">
            <text:p>3.2273</text:p>
          </table:table-cell>
          <table:table-cell office:value-type="float" office:value="4.5123" calcext:value-type="float">
            <text:p>4.5123</text:p>
          </table:table-cell>
          <table:table-cell office:value-type="float" office:value="1.0039" calcext:value-type="float">
            <text:p>1.0039</text:p>
          </table:table-cell>
          <table:table-cell office:value-type="float" office:value="-0.0007872" calcext:value-type="float">
            <text:p>-0.0007872</text:p>
          </table:table-cell>
          <table:table-cell office:value-type="float" office:value="3.3367E-022" calcext:value-type="float">
            <text:p>3.3367E-22</text:p>
          </table:table-cell>
          <table:table-cell table:formula="of:=SQRT([.H37]^2+[.I37]^2+[.J37]^2)" office:value-type="float" office:value="1.00390030863818" calcext:value-type="float">
            <text:p>1.00390030863818</text:p>
          </table:table-cell>
          <table:table-cell office:value-type="float" office:value="3.2509" calcext:value-type="float">
            <text:p>3.2509</text:p>
          </table:table-cell>
          <table:table-cell office:value-type="float" office:value="4.5057" calcext:value-type="float">
            <text:p>4.5057</text:p>
          </table:table-cell>
          <table:table-cell office:value-type="float" office:value="0.99409" calcext:value-type="float">
            <text:p>0.99409</text:p>
          </table:table-cell>
          <table:table-cell office:value-type="float" office:value="-0.0011489" calcext:value-type="float">
            <text:p>-0.0011489</text:p>
          </table:table-cell>
          <table:table-cell office:value-type="float" office:value="7.5013E-023" calcext:value-type="float">
            <text:p>7.5013E-23</text:p>
          </table:table-cell>
          <table:table-cell table:formula="of:=SQRT([.N37]^2+[.O37]^2+[.P37]^2)" office:value-type="float" office:value="0.994090663909087" calcext:value-type="float">
            <text:p>0.994090663909087</text:p>
          </table:table-cell>
          <table:table-cell office:value-type="float" office:value="3.242" calcext:value-type="float">
            <text:p>3.242</text:p>
          </table:table-cell>
          <table:table-cell office:value-type="float" office:value="4.4833" calcext:value-type="float">
            <text:p>4.4833</text:p>
          </table:table-cell>
          <table:table-cell office:value-type="float" office:value="1.0361" calcext:value-type="float">
            <text:p>1.0361</text:p>
          </table:table-cell>
          <table:table-cell office:value-type="float" office:value="0.0021292" calcext:value-type="float">
            <text:p>0.0021292</text:p>
          </table:table-cell>
          <table:table-cell office:value-type="float" office:value="3.0832E-022" calcext:value-type="float">
            <text:p>3.0832E-22</text:p>
          </table:table-cell>
          <table:table-cell table:formula="of:=SQRT([.T37]^2+[.U37]^2+[.V37]^2)" office:value-type="float" office:value="1.03610218776559" calcext:value-type="float">
            <text:p>1.03610218776559</text:p>
          </table:table-cell>
          <table:table-cell office:value-type="float" office:value="3.249" calcext:value-type="float">
            <text:p>3.249</text:p>
          </table:table-cell>
          <table:table-cell office:value-type="float" office:value="4.543" calcext:value-type="float">
            <text:p>4.543</text:p>
          </table:table-cell>
          <table:table-cell office:value-type="float" office:value="1.0007" calcext:value-type="float">
            <text:p>1.0007</text:p>
          </table:table-cell>
          <table:table-cell office:value-type="float" office:value="-0.00343" calcext:value-type="float">
            <text:p>-0.00343</text:p>
          </table:table-cell>
          <table:table-cell office:value-type="float" office:value="3.5779E-022" calcext:value-type="float">
            <text:p>3.5779E-22</text:p>
          </table:table-cell>
          <table:table-cell table:formula="of:=SQRT([.Z37]^2+[.AA37]^2+[.AB37]^2)" office:value-type="float" office:value="1.0007058783179" calcext:value-type="float">
            <text:p>1.0007058783179</text:p>
          </table:table-cell>
          <table:table-cell office:value-type="float" office:value="3.2493" calcext:value-type="float">
            <text:p>3.2493</text:p>
          </table:table-cell>
          <table:table-cell office:value-type="float" office:value="4.4999" calcext:value-type="float">
            <text:p>4.499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032" calcext:value-type="float">
            <text:p>1.032</text:p>
          </table:table-cell>
          <table:table-cell office:value-type="float" office:value="0.0043398" calcext:value-type="float">
            <text:p>0.0043398</text:p>
          </table:table-cell>
          <table:table-cell office:value-type="float" office:value="1.6294E-022" calcext:value-type="float">
            <text:p>1.6294E-22</text:p>
          </table:table-cell>
          <table:table-cell table:formula="of:=SQRT([.B38]^2+[.C38]^2+[.D38]^2)" office:value-type="float" office:value="1.03200912489379" calcext:value-type="float">
            <text:p>1.03200912489379</text:p>
          </table:table-cell>
          <table:table-cell office:value-type="float" office:value="3.2077" calcext:value-type="float">
            <text:p>3.2077</text:p>
          </table:table-cell>
          <table:table-cell office:value-type="float" office:value="4.4882" calcext:value-type="float">
            <text:p>4.4882</text:p>
          </table:table-cell>
          <table:table-cell office:value-type="float" office:value="1.0037" calcext:value-type="float">
            <text:p>1.0037</text:p>
          </table:table-cell>
          <table:table-cell office:value-type="float" office:value="-0.00080626" calcext:value-type="float">
            <text:p>-0.00080626</text:p>
          </table:table-cell>
          <table:table-cell office:value-type="float" office:value="3.3214E-022" calcext:value-type="float">
            <text:p>3.3214E-22</text:p>
          </table:table-cell>
          <table:table-cell table:formula="of:=SQRT([.H38]^2+[.I38]^2+[.J38]^2)" office:value-type="float" office:value="1.00370032382937" calcext:value-type="float">
            <text:p>1.00370032382937</text:p>
          </table:table-cell>
          <table:table-cell office:value-type="float" office:value="3.2313" calcext:value-type="float">
            <text:p>3.2313</text:p>
          </table:table-cell>
          <table:table-cell office:value-type="float" office:value="4.4821" calcext:value-type="float">
            <text:p>4.4821</text:p>
          </table:table-cell>
          <table:table-cell office:value-type="float" office:value="0.99388" calcext:value-type="float">
            <text:p>0.99388</text:p>
          </table:table-cell>
          <table:table-cell office:value-type="float" office:value="-0.0010952" calcext:value-type="float">
            <text:p>-0.0010952</text:p>
          </table:table-cell>
          <table:table-cell office:value-type="float" office:value="1.8756E-022" calcext:value-type="float">
            <text:p>1.8756E-22</text:p>
          </table:table-cell>
          <table:table-cell table:formula="of:=SQRT([.N38]^2+[.O38]^2+[.P38]^2)" office:value-type="float" office:value="0.993880603424295" calcext:value-type="float">
            <text:p>0.993880603424295</text:p>
          </table:table-cell>
          <table:table-cell office:value-type="float" office:value="3.2224" calcext:value-type="float">
            <text:p>3.2224</text:p>
          </table:table-cell>
          <table:table-cell office:value-type="float" office:value="4.4595" calcext:value-type="float">
            <text:p>4.4595</text:p>
          </table:table-cell>
          <table:table-cell office:value-type="float" office:value="1.0357" calcext:value-type="float">
            <text:p>1.0357</text:p>
          </table:table-cell>
          <table:table-cell office:value-type="float" office:value="0.0022179" calcext:value-type="float">
            <text:p>0.0022179</text:p>
          </table:table-cell>
          <table:table-cell office:value-type="float" office:value="3.0691E-022" calcext:value-type="float">
            <text:p>3.0691E-22</text:p>
          </table:table-cell>
          <table:table-cell table:formula="of:=SQRT([.T38]^2+[.U38]^2+[.V38]^2)" office:value-type="float" office:value="1.03570237475851" calcext:value-type="float">
            <text:p>1.03570237475851</text:p>
          </table:table-cell>
          <table:table-cell office:value-type="float" office:value="3.2295" calcext:value-type="float">
            <text:p>3.2295</text:p>
          </table:table-cell>
          <table:table-cell office:value-type="float" office:value="4.5189" calcext:value-type="float">
            <text:p>4.5189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34569" calcext:value-type="float">
            <text:p>-0.0034569</text:p>
          </table:table-cell>
          <table:table-cell office:value-type="float" office:value="3.5615E-022" calcext:value-type="float">
            <text:p>3.5615E-22</text:p>
          </table:table-cell>
          <table:table-cell table:formula="of:=SQRT([.Z38]^2+[.AA38]^2+[.AB38]^2)" office:value-type="float" office:value="1.0004059726719" calcext:value-type="float">
            <text:p>1.0004059726719</text:p>
          </table:table-cell>
          <table:table-cell office:value-type="float" office:value="3.2298" calcext:value-type="float">
            <text:p>3.2298</text:p>
          </table:table-cell>
          <table:table-cell office:value-type="float" office:value="4.4762" calcext:value-type="float">
            <text:p>4.4762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1.0315" calcext:value-type="float">
            <text:p>1.0315</text:p>
          </table:table-cell>
          <table:table-cell office:value-type="float" office:value="0.0045192" calcext:value-type="float">
            <text:p>0.0045192</text:p>
          </table:table-cell>
          <table:table-cell office:value-type="float" office:value="1.77E-023" calcext:value-type="float">
            <text:p>1.77E-23</text:p>
          </table:table-cell>
          <table:table-cell table:formula="of:=SQRT([.B39]^2+[.C39]^2+[.D39]^2)" office:value-type="float" office:value="1.03150989969493" calcext:value-type="float">
            <text:p>1.03150989969493</text:p>
          </table:table-cell>
          <table:table-cell office:value-type="float" office:value="3.188" calcext:value-type="float">
            <text:p>3.188</text:p>
          </table:table-cell>
          <table:table-cell office:value-type="float" office:value="4.4641" calcext:value-type="float">
            <text:p>4.4641</text:p>
          </table:table-cell>
          <table:table-cell office:value-type="float" office:value="1.0035" calcext:value-type="float">
            <text:p>1.0035</text:p>
          </table:table-cell>
          <table:table-cell office:value-type="float" office:value="-0.00082598" calcext:value-type="float">
            <text:p>-0.00082598</text:p>
          </table:table-cell>
          <table:table-cell office:value-type="float" office:value="2.305E-022" calcext:value-type="float">
            <text:p>2.305E-22</text:p>
          </table:table-cell>
          <table:table-cell table:formula="of:=SQRT([.H39]^2+[.I39]^2+[.J39]^2)" office:value-type="float" office:value="1.00350033993166" calcext:value-type="float">
            <text:p>1.00350033993166</text:p>
          </table:table-cell>
          <table:table-cell office:value-type="float" office:value="3.2118" calcext:value-type="float">
            <text:p>3.2118</text:p>
          </table:table-cell>
          <table:table-cell office:value-type="float" office:value="4.4583" calcext:value-type="float">
            <text:p>4.4583</text:p>
          </table:table-cell>
          <table:table-cell office:value-type="float" office:value="0.99362" calcext:value-type="float">
            <text:p>0.99362</text:p>
          </table:table-cell>
          <table:table-cell office:value-type="float" office:value="-0.0010374" calcext:value-type="float">
            <text:p>-0.0010374</text:p>
          </table:table-cell>
          <table:table-cell office:value-type="float" office:value="2.0397E-023" calcext:value-type="float">
            <text:p>2.0397E-23</text:p>
          </table:table-cell>
          <table:table-cell table:formula="of:=SQRT([.N39]^2+[.O39]^2+[.P39]^2)" office:value-type="float" office:value="0.99362054155435" calcext:value-type="float">
            <text:p>0.99362054155435</text:p>
          </table:table-cell>
          <table:table-cell office:value-type="float" office:value="3.2027" calcext:value-type="float">
            <text:p>3.2027</text:p>
          </table:table-cell>
          <table:table-cell office:value-type="float" office:value="4.4356" calcext:value-type="float">
            <text:p>4.4356</text:p>
          </table:table-cell>
          <table:table-cell office:value-type="float" office:value="1.0351" calcext:value-type="float">
            <text:p>1.0351</text:p>
          </table:table-cell>
          <table:table-cell office:value-type="float" office:value="0.0023165" calcext:value-type="float">
            <text:p>0.0023165</text:p>
          </table:table-cell>
          <table:table-cell office:value-type="float" office:value="2.1291E-022" calcext:value-type="float">
            <text:p>2.1291E-22</text:p>
          </table:table-cell>
          <table:table-cell table:formula="of:=SQRT([.T39]^2+[.U39]^2+[.V39]^2)" office:value-type="float" office:value="1.03510259210005" calcext:value-type="float">
            <text:p>1.03510259210005</text:p>
          </table:table-cell>
          <table:table-cell office:value-type="float" office:value="3.2099" calcext:value-type="float">
            <text:p>3.2099</text:p>
          </table:table-cell>
          <table:table-cell office:value-type="float" office:value="4.4948" calcext:value-type="float">
            <text:p>4.4948</text:p>
          </table:table-cell>
          <table:table-cell office:value-type="float" office:value="1.0001" calcext:value-type="float">
            <text:p>1.0001</text:p>
          </table:table-cell>
          <table:table-cell office:value-type="float" office:value="-0.0034856" calcext:value-type="float">
            <text:p>-0.0034856</text:p>
          </table:table-cell>
          <table:table-cell office:value-type="float" office:value="2.4699E-022" calcext:value-type="float">
            <text:p>2.4699E-22</text:p>
          </table:table-cell>
          <table:table-cell table:formula="of:=SQRT([.Z39]^2+[.AA39]^2+[.AB39]^2)" office:value-type="float" office:value="1.00010607407783" calcext:value-type="float">
            <text:p>1.00010607407783</text:p>
          </table:table-cell>
          <table:table-cell office:value-type="float" office:value="3.2102" calcext:value-type="float">
            <text:p>3.2102</text:p>
          </table:table-cell>
          <table:table-cell office:value-type="float" office:value="4.4524" calcext:value-type="float">
            <text:p>4.4524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1.031" calcext:value-type="float">
            <text:p>1.031</text:p>
          </table:table-cell>
          <table:table-cell office:value-type="float" office:value="0.0047023" calcext:value-type="float">
            <text:p>0.0047023</text:p>
          </table:table-cell>
          <table:table-cell office:value-type="float" office:value="-6.3247E-023" calcext:value-type="float">
            <text:p>-6.3247E-23</text:p>
          </table:table-cell>
          <table:table-cell table:formula="of:=SQRT([.B40]^2+[.C40]^2+[.D40]^2)" office:value-type="float" office:value="1.03101072333186" calcext:value-type="float">
            <text:p>1.03101072333186</text:p>
          </table:table-cell>
          <table:table-cell office:value-type="float" office:value="3.1684" calcext:value-type="float">
            <text:p>3.1684</text:p>
          </table:table-cell>
          <table:table-cell office:value-type="float" office:value="4.4399" calcext:value-type="float">
            <text:p>4.4399</text:p>
          </table:table-cell>
          <table:table-cell office:value-type="float" office:value="1.0031" calcext:value-type="float">
            <text:p>1.0031</text:p>
          </table:table-cell>
          <table:table-cell office:value-type="float" office:value="-0.00084565" calcext:value-type="float">
            <text:p>-0.00084565</text:p>
          </table:table-cell>
          <table:table-cell office:value-type="float" office:value="1.6301E-022" calcext:value-type="float">
            <text:p>1.6301E-22</text:p>
          </table:table-cell>
          <table:table-cell table:formula="of:=SQRT([.H40]^2+[.I40]^2+[.J40]^2)" office:value-type="float" office:value="1.00310035645688" calcext:value-type="float">
            <text:p>1.00310035645688</text:p>
          </table:table-cell>
          <table:table-cell office:value-type="float" office:value="3.1922" calcext:value-type="float">
            <text:p>3.1922</text:p>
          </table:table-cell>
          <table:table-cell office:value-type="float" office:value="4.4344" calcext:value-type="float">
            <text:p>4.4344</text:p>
          </table:table-cell>
          <table:table-cell office:value-type="float" office:value="0.99334" calcext:value-type="float">
            <text:p>0.99334</text:p>
          </table:table-cell>
          <table:table-cell office:value-type="float" office:value="-0.0009783" calcext:value-type="float">
            <text:p>-0.0009783</text:p>
          </table:table-cell>
          <table:table-cell office:value-type="float" office:value="-7.2786E-023" calcext:value-type="float">
            <text:p>-7.2786E-23</text:p>
          </table:table-cell>
          <table:table-cell table:formula="of:=SQRT([.N40]^2+[.O40]^2+[.P40]^2)" office:value-type="float" office:value="0.993340481743742" calcext:value-type="float">
            <text:p>0.993340481743742</text:p>
          </table:table-cell>
          <table:table-cell office:value-type="float" office:value="3.1831" calcext:value-type="float">
            <text:p>3.1831</text:p>
          </table:table-cell>
          <table:table-cell office:value-type="float" office:value="4.4118" calcext:value-type="float">
            <text:p>4.4118</text:p>
          </table:table-cell>
          <table:table-cell office:value-type="float" office:value="1.0346" calcext:value-type="float">
            <text:p>1.0346</text:p>
          </table:table-cell>
          <table:table-cell office:value-type="float" office:value="0.002419" calcext:value-type="float">
            <text:p>0.002419</text:p>
          </table:table-cell>
          <table:table-cell office:value-type="float" office:value="1.505E-022" calcext:value-type="float">
            <text:p>1.505E-22</text:p>
          </table:table-cell>
          <table:table-cell table:formula="of:=SQRT([.T40]^2+[.U40]^2+[.V40]^2)" office:value-type="float" office:value="1.03460282793012" calcext:value-type="float">
            <text:p>1.03460282793012</text:p>
          </table:table-cell>
          <table:table-cell office:value-type="float" office:value="3.1904" calcext:value-type="float">
            <text:p>3.1904</text:p>
          </table:table-cell>
          <table:table-cell office:value-type="float" office:value="4.4707" calcext:value-type="float">
            <text:p>4.4707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0035149" calcext:value-type="float">
            <text:p>-0.0035149</text:p>
          </table:table-cell>
          <table:table-cell office:value-type="float" office:value="1.7452E-022" calcext:value-type="float">
            <text:p>1.7452E-22</text:p>
          </table:table-cell>
          <table:table-cell table:formula="of:=SQRT([.Z40]^2+[.AA40]^2+[.AB40]^2)" office:value-type="float" office:value="0.999806178477614" calcext:value-type="float">
            <text:p>0.999806178477614</text:p>
          </table:table-cell>
          <table:table-cell office:value-type="float" office:value="3.1907" calcext:value-type="float">
            <text:p>3.1907</text:p>
          </table:table-cell>
          <table:table-cell office:value-type="float" office:value="4.4286" calcext:value-type="float">
            <text:p>4.4286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1.0305" calcext:value-type="float">
            <text:p>1.0305</text:p>
          </table:table-cell>
          <table:table-cell office:value-type="float" office:value="0.0048927" calcext:value-type="float">
            <text:p>0.0048927</text:p>
          </table:table-cell>
          <table:table-cell office:value-type="float" office:value="-1.5709E-023" calcext:value-type="float">
            <text:p>-1.5709E-23</text:p>
          </table:table-cell>
          <table:table-cell table:formula="of:=SQRT([.B41]^2+[.C41]^2+[.D41]^2)" office:value-type="float" office:value="1.03051161493371" calcext:value-type="float">
            <text:p>1.03051161493371</text:p>
          </table:table-cell>
          <table:table-cell office:value-type="float" office:value="3.1488" calcext:value-type="float">
            <text:p>3.1488</text:p>
          </table:table-cell>
          <table:table-cell office:value-type="float" office:value="4.4157" calcext:value-type="float">
            <text:p>4.4157</text:p>
          </table:table-cell>
          <table:table-cell office:value-type="float" office:value="1.0028" calcext:value-type="float">
            <text:p>1.0028</text:p>
          </table:table-cell>
          <table:table-cell office:value-type="float" office:value="-0.00086528" calcext:value-type="float">
            <text:p>-0.00086528</text:p>
          </table:table-cell>
          <table:table-cell office:value-type="float" office:value="1.6031E-022" calcext:value-type="float">
            <text:p>1.6031E-22</text:p>
          </table:table-cell>
          <table:table-cell table:formula="of:=SQRT([.H41]^2+[.I41]^2+[.J41]^2)" office:value-type="float" office:value="1.0028003733094" calcext:value-type="float">
            <text:p>1.0028003733094</text:p>
          </table:table-cell>
          <table:table-cell office:value-type="float" office:value="3.1727" calcext:value-type="float">
            <text:p>3.1727</text:p>
          </table:table-cell>
          <table:table-cell office:value-type="float" office:value="4.4105" calcext:value-type="float">
            <text:p>4.4105</text:p>
          </table:table-cell>
          <table:table-cell office:value-type="float" office:value="0.99301" calcext:value-type="float">
            <text:p>0.99301</text:p>
          </table:table-cell>
          <table:table-cell office:value-type="float" office:value="-0.00091651" calcext:value-type="float">
            <text:p>-0.00091651</text:p>
          </table:table-cell>
          <table:table-cell office:value-type="float" office:value="-1.8118E-023" calcext:value-type="float">
            <text:p>-1.8118E-23</text:p>
          </table:table-cell>
          <table:table-cell table:formula="of:=SQRT([.N41]^2+[.O41]^2+[.P41]^2)" office:value-type="float" office:value="0.993010422951632" calcext:value-type="float">
            <text:p>0.993010422951632</text:p>
          </table:table-cell>
          <table:table-cell office:value-type="float" office:value="3.1635" calcext:value-type="float">
            <text:p>3.1635</text:p>
          </table:table-cell>
          <table:table-cell office:value-type="float" office:value="4.3878" calcext:value-type="float">
            <text:p>4.3878</text:p>
          </table:table-cell>
          <table:table-cell office:value-type="float" office:value="1.034" calcext:value-type="float">
            <text:p>1.034</text:p>
          </table:table-cell>
          <table:table-cell office:value-type="float" office:value="0.0025291" calcext:value-type="float">
            <text:p>0.0025291</text:p>
          </table:table-cell>
          <table:table-cell office:value-type="float" office:value="1.4801E-022" calcext:value-type="float">
            <text:p>1.4801E-22</text:p>
          </table:table-cell>
          <table:table-cell table:formula="of:=SQRT([.T41]^2+[.U41]^2+[.V41]^2)" office:value-type="float" office:value="1.0340030930064" calcext:value-type="float">
            <text:p>1.0340030930064</text:p>
          </table:table-cell>
          <table:table-cell office:value-type="float" office:value="3.1708" calcext:value-type="float">
            <text:p>3.1708</text:p>
          </table:table-cell>
          <table:table-cell office:value-type="float" office:value="4.4465" calcext:value-type="float">
            <text:p>4.4465</text:p>
          </table:table-cell>
          <table:table-cell office:value-type="float" office:value="0.99944" calcext:value-type="float">
            <text:p>0.99944</text:p>
          </table:table-cell>
          <table:table-cell office:value-type="float" office:value="-0.0035457" calcext:value-type="float">
            <text:p>-0.0035457</text:p>
          </table:table-cell>
          <table:table-cell office:value-type="float" office:value="1.7163E-022" calcext:value-type="float">
            <text:p>1.7163E-22</text:p>
          </table:table-cell>
          <table:table-cell table:formula="of:=SQRT([.Z41]^2+[.AA41]^2+[.AB41]^2)" office:value-type="float" office:value="0.999446289496584" calcext:value-type="float">
            <text:p>0.999446289496584</text:p>
          </table:table-cell>
          <table:table-cell office:value-type="float" office:value="3.1711" calcext:value-type="float">
            <text:p>3.1711</text:p>
          </table:table-cell>
          <table:table-cell office:value-type="float" office:value="4.4047" calcext:value-type="float">
            <text:p>4.4047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1.03" calcext:value-type="float">
            <text:p>1.03</text:p>
          </table:table-cell>
          <table:table-cell office:value-type="float" office:value="0.0050912" calcext:value-type="float">
            <text:p>0.0050912</text:p>
          </table:table-cell>
          <table:table-cell office:value-type="float" office:value="6.7857E-025" calcext:value-type="float">
            <text:p>6.7857E-25</text:p>
          </table:table-cell>
          <table:table-cell table:formula="of:=SQRT([.B42]^2+[.C42]^2+[.D42]^2)" office:value-type="float" office:value="1.03001258260151" calcext:value-type="float">
            <text:p>1.03001258260151</text:p>
          </table:table-cell>
          <table:table-cell office:value-type="float" office:value="3.1291" calcext:value-type="float">
            <text:p>3.1291</text:p>
          </table:table-cell>
          <table:table-cell office:value-type="float" office:value="4.3915" calcext:value-type="float">
            <text:p>4.3915</text:p>
          </table:table-cell>
          <table:table-cell office:value-type="float" office:value="1.0023" calcext:value-type="float">
            <text:p>1.0023</text:p>
          </table:table-cell>
          <table:table-cell office:value-type="float" office:value="-0.0008845" calcext:value-type="float">
            <text:p>-0.0008845</text:p>
          </table:table-cell>
          <table:table-cell office:value-type="float" office:value="9.2753E-023" calcext:value-type="float">
            <text:p>9.2753E-23</text:p>
          </table:table-cell>
          <table:table-cell table:formula="of:=SQRT([.H42]^2+[.I42]^2+[.J42]^2)" office:value-type="float" office:value="1.00230039027242" calcext:value-type="float">
            <text:p>1.00230039027242</text:p>
          </table:table-cell>
          <table:table-cell office:value-type="float" office:value="3.1531" calcext:value-type="float">
            <text:p>3.1531</text:p>
          </table:table-cell>
          <table:table-cell office:value-type="float" office:value="4.3866" calcext:value-type="float">
            <text:p>4.3866</text:p>
          </table:table-cell>
          <table:table-cell office:value-type="float" office:value="0.99265" calcext:value-type="float">
            <text:p>0.99265</text:p>
          </table:table-cell>
          <table:table-cell office:value-type="float" office:value="-0.00085208" calcext:value-type="float">
            <text:p>-0.00085208</text:p>
          </table:table-cell>
          <table:table-cell office:value-type="float" office:value="7.705E-025" calcext:value-type="float">
            <text:p>7.705E-25</text:p>
          </table:table-cell>
          <table:table-cell table:formula="of:=SQRT([.N42]^2+[.O42]^2+[.P42]^2)" office:value-type="float" office:value="0.99265036570805" calcext:value-type="float">
            <text:p>0.99265036570805</text:p>
          </table:table-cell>
          <table:table-cell office:value-type="float" office:value="3.1439" calcext:value-type="float">
            <text:p>3.1439</text:p>
          </table:table-cell>
          <table:table-cell office:value-type="float" office:value="4.3639" calcext:value-type="float">
            <text:p>4.3639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0026481" calcext:value-type="float">
            <text:p>0.0026481</text:p>
          </table:table-cell>
          <table:table-cell office:value-type="float" office:value="8.5638E-023" calcext:value-type="float">
            <text:p>8.5638E-23</text:p>
          </table:table-cell>
          <table:table-cell table:formula="of:=SQRT([.T42]^2+[.U42]^2+[.V42]^2)" office:value-type="float" office:value="1.03330339321692" calcext:value-type="float">
            <text:p>1.03330339321692</text:p>
          </table:table-cell>
          <table:table-cell office:value-type="float" office:value="3.1513" calcext:value-type="float">
            <text:p>3.1513</text:p>
          </table:table-cell>
          <table:table-cell office:value-type="float" office:value="4.4222" calcext:value-type="float">
            <text:p>4.4222</text:p>
          </table:table-cell>
          <table:table-cell office:value-type="float" office:value="0.99903" calcext:value-type="float">
            <text:p>0.99903</text:p>
          </table:table-cell>
          <table:table-cell office:value-type="float" office:value="-0.0035782" calcext:value-type="float">
            <text:p>-0.0035782</text:p>
          </table:table-cell>
          <table:table-cell office:value-type="float" office:value="9.9312E-023" calcext:value-type="float">
            <text:p>9.9312E-23</text:p>
          </table:table-cell>
          <table:table-cell table:formula="of:=SQRT([.Z42]^2+[.AA42]^2+[.AB42]^2)" office:value-type="float" office:value="0.999036407952803" calcext:value-type="float">
            <text:p>0.999036407952803</text:p>
          </table:table-cell>
          <table:table-cell office:value-type="float" office:value="3.1516" calcext:value-type="float">
            <text:p>3.1516</text:p>
          </table:table-cell>
          <table:table-cell office:value-type="float" office:value="4.3807" calcext:value-type="float">
            <text:p>4.380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0294" calcext:value-type="float">
            <text:p>1.0294</text:p>
          </table:table-cell>
          <table:table-cell office:value-type="float" office:value="0.0052937" calcext:value-type="float">
            <text:p>0.0052937</text:p>
          </table:table-cell>
          <table:table-cell office:value-type="float" office:value="1.4788E-024" calcext:value-type="float">
            <text:p>1.4788E-24</text:p>
          </table:table-cell>
          <table:table-cell table:formula="of:=SQRT([.B43]^2+[.C43]^2+[.D43]^2)" office:value-type="float" office:value="1.02941361136313" calcext:value-type="float">
            <text:p>1.02941361136313</text:p>
          </table:table-cell>
          <table:table-cell office:value-type="float" office:value="3.1095" calcext:value-type="float">
            <text:p>3.1095</text:p>
          </table:table-cell>
          <table:table-cell office:value-type="float" office:value="4.3672" calcext:value-type="float">
            <text:p>4.3672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090348" calcext:value-type="float">
            <text:p>-0.00090348</text:p>
          </table:table-cell>
          <table:table-cell office:value-type="float" office:value="-3.6066E-024" calcext:value-type="float">
            <text:p>-3.6066E-24</text:p>
          </table:table-cell>
          <table:table-cell table:formula="of:=SQRT([.H43]^2+[.I43]^2+[.J43]^2)" office:value-type="float" office:value="1.00190040736398" calcext:value-type="float">
            <text:p>1.00190040736398</text:p>
          </table:table-cell>
          <table:table-cell office:value-type="float" office:value="3.1336" calcext:value-type="float">
            <text:p>3.1336</text:p>
          </table:table-cell>
          <table:table-cell office:value-type="float" office:value="4.3626" calcext:value-type="float">
            <text:p>4.3626</text:p>
          </table:table-cell>
          <table:table-cell office:value-type="float" office:value="0.99226" calcext:value-type="float">
            <text:p>0.99226</text:p>
          </table:table-cell>
          <table:table-cell office:value-type="float" office:value="-0.00078634" calcext:value-type="float">
            <text:p>-0.00078634</text:p>
          </table:table-cell>
          <table:table-cell office:value-type="float" office:value="1.756E-024" calcext:value-type="float">
            <text:p>1.756E-24</text:p>
          </table:table-cell>
          <table:table-cell table:formula="of:=SQRT([.N43]^2+[.O43]^2+[.P43]^2)" office:value-type="float" office:value="0.992260311576854" calcext:value-type="float">
            <text:p>0.992260311576854</text:p>
          </table:table-cell>
          <table:table-cell office:value-type="float" office:value="3.1242" calcext:value-type="float">
            <text:p>3.1242</text:p>
          </table:table-cell>
          <table:table-cell office:value-type="float" office:value="4.3398" calcext:value-type="float">
            <text:p>4.3398</text:p>
          </table:table-cell>
          <table:table-cell office:value-type="float" office:value="1.0327" calcext:value-type="float">
            <text:p>1.0327</text:p>
          </table:table-cell>
          <table:table-cell office:value-type="float" office:value="0.0027715" calcext:value-type="float">
            <text:p>0.0027715</text:p>
          </table:table-cell>
          <table:table-cell office:value-type="float" office:value="-3.3258E-024" calcext:value-type="float">
            <text:p>-3.3258E-24</text:p>
          </table:table-cell>
          <table:table-cell table:formula="of:=SQRT([.T43]^2+[.U43]^2+[.V43]^2)" office:value-type="float" office:value="1.03270371898829" calcext:value-type="float">
            <text:p>1.03270371898829</text:p>
          </table:table-cell>
          <table:table-cell office:value-type="float" office:value="3.1318" calcext:value-type="float">
            <text:p>3.1318</text:p>
          </table:table-cell>
          <table:table-cell office:value-type="float" office:value="4.398" calcext:value-type="float">
            <text:p>4.398</text:p>
          </table:table-cell>
          <table:table-cell office:value-type="float" office:value="0.99859" calcext:value-type="float">
            <text:p>0.99859</text:p>
          </table:table-cell>
          <table:table-cell office:value-type="float" office:value="-0.0036116" calcext:value-type="float">
            <text:p>-0.0036116</text:p>
          </table:table-cell>
          <table:table-cell office:value-type="float" office:value="-3.8534E-024" calcext:value-type="float">
            <text:p>-3.8534E-24</text:p>
          </table:table-cell>
          <table:table-cell table:formula="of:=SQRT([.Z43]^2+[.AA43]^2+[.AB43]^2)" office:value-type="float" office:value="0.998596531014684" calcext:value-type="float">
            <text:p>0.998596531014684</text:p>
          </table:table-cell>
          <table:table-cell office:value-type="float" office:value="3.132" calcext:value-type="float">
            <text:p>3.132</text:p>
          </table:table-cell>
          <table:table-cell office:value-type="float" office:value="4.3568" calcext:value-type="float">
            <text:p>4.3568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1.0288" calcext:value-type="float">
            <text:p>1.0288</text:p>
          </table:table-cell>
          <table:table-cell office:value-type="float" office:value="0.0055096" calcext:value-type="float">
            <text:p>0.0055096</text:p>
          </table:table-cell>
          <table:table-cell office:value-type="float" office:value="-4.5576E-023" calcext:value-type="float">
            <text:p>-4.5576E-23</text:p>
          </table:table-cell>
          <table:table-cell table:formula="of:=SQRT([.B44]^2+[.C44]^2+[.D44]^2)" office:value-type="float" office:value="1.02881475285503" calcext:value-type="float">
            <text:p>1.02881475285503</text:p>
          </table:table-cell>
          <table:table-cell office:value-type="float" office:value="3.0898" calcext:value-type="float">
            <text:p>3.0898</text:p>
          </table:table-cell>
          <table:table-cell office:value-type="float" office:value="4.3428" calcext:value-type="float">
            <text:p>4.3428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00092089" calcext:value-type="float">
            <text:p>-0.00092089</text:p>
          </table:table-cell>
          <table:table-cell office:value-type="float" office:value="7.3481E-023" calcext:value-type="float">
            <text:p>7.3481E-23</text:p>
          </table:table-cell>
          <table:table-cell table:formula="of:=SQRT([.H44]^2+[.I44]^2+[.J44]^2)" office:value-type="float" office:value="1.0013004234686" calcext:value-type="float">
            <text:p>1.0013004234686</text:p>
          </table:table-cell>
          <table:table-cell office:value-type="float" office:value="3.1141" calcext:value-type="float">
            <text:p>3.1141</text:p>
          </table:table-cell>
          <table:table-cell office:value-type="float" office:value="4.3384" calcext:value-type="float">
            <text:p>4.3384</text:p>
          </table:table-cell>
          <table:table-cell office:value-type="float" office:value="0.9918" calcext:value-type="float">
            <text:p>0.9918</text:p>
          </table:table-cell>
          <table:table-cell office:value-type="float" office:value="-0.00071643" calcext:value-type="float">
            <text:p>-0.00071643</text:p>
          </table:table-cell>
          <table:table-cell office:value-type="float" office:value="-5.236E-023" calcext:value-type="float">
            <text:p>-5.236E-23</text:p>
          </table:table-cell>
          <table:table-cell table:formula="of:=SQRT([.N44]^2+[.O44]^2+[.P44]^2)" office:value-type="float" office:value="0.991800258757753" calcext:value-type="float">
            <text:p>0.991800258757753</text:p>
          </table:table-cell>
          <table:table-cell office:value-type="float" office:value="3.1046" calcext:value-type="float">
            <text:p>3.1046</text:p>
          </table:table-cell>
          <table:table-cell office:value-type="float" office:value="4.3158" calcext:value-type="float">
            <text:p>4.3158</text:p>
          </table:table-cell>
          <table:table-cell office:value-type="float" office:value="1.0319" calcext:value-type="float">
            <text:p>1.0319</text:p>
          </table:table-cell>
          <table:table-cell office:value-type="float" office:value="0.0029097" calcext:value-type="float">
            <text:p>0.0029097</text:p>
          </table:table-cell>
          <table:table-cell office:value-type="float" office:value="6.7523E-023" calcext:value-type="float">
            <text:p>6.7523E-23</text:p>
          </table:table-cell>
          <table:table-cell table:formula="of:=SQRT([.T44]^2+[.U44]^2+[.V44]^2)" office:value-type="float" office:value="1.0319041023051" calcext:value-type="float">
            <text:p>1.0319041023051</text:p>
          </table:table-cell>
          <table:table-cell office:value-type="float" office:value="3.1122" calcext:value-type="float">
            <text:p>3.1122</text:p>
          </table:table-cell>
          <table:table-cell office:value-type="float" office:value="4.3736" calcext:value-type="float">
            <text:p>4.3736</text:p>
          </table:table-cell>
          <table:table-cell office:value-type="float" office:value="0.99808" calcext:value-type="float">
            <text:p>0.99808</text:p>
          </table:table-cell>
          <table:table-cell office:value-type="float" office:value="-0.0036474" calcext:value-type="float">
            <text:p>-0.0036474</text:p>
          </table:table-cell>
          <table:table-cell office:value-type="float" office:value="7.8013E-023" calcext:value-type="float">
            <text:p>7.8013E-23</text:p>
          </table:table-cell>
          <table:table-cell table:formula="of:=SQRT([.Z44]^2+[.AA44]^2+[.AB44]^2)" office:value-type="float" office:value="0.998086664537083" calcext:value-type="float">
            <text:p>0.998086664537083</text:p>
          </table:table-cell>
          <table:table-cell office:value-type="float" office:value="3.1125" calcext:value-type="float">
            <text:p>3.1125</text:p>
          </table:table-cell>
          <table:table-cell office:value-type="float" office:value="4.3327" calcext:value-type="float">
            <text:p>4.3327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1.0281" calcext:value-type="float">
            <text:p>1.0281</text:p>
          </table:table-cell>
          <table:table-cell office:value-type="float" office:value="0.0057303" calcext:value-type="float">
            <text:p>0.0057303</text:p>
          </table:table-cell>
          <table:table-cell office:value-type="float" office:value="-6.1213E-023" calcext:value-type="float">
            <text:p>-6.1213E-23</text:p>
          </table:table-cell>
          <table:table-cell table:formula="of:=SQRT([.B45]^2+[.C45]^2+[.D45]^2)" office:value-type="float" office:value="1.02811596930409" calcext:value-type="float">
            <text:p>1.02811596930409</text:p>
          </table:table-cell>
          <table:table-cell office:value-type="float" office:value="3.0702" calcext:value-type="float">
            <text:p>3.0702</text:p>
          </table:table-cell>
          <table:table-cell office:value-type="float" office:value="4.3184" calcext:value-type="float">
            <text:p>4.3184</text:p>
          </table:table-cell>
          <table:table-cell office:value-type="float" office:value="1.0007" calcext:value-type="float">
            <text:p>1.0007</text:p>
          </table:table-cell>
          <table:table-cell office:value-type="float" office:value="-0.00093722" calcext:value-type="float">
            <text:p>-0.00093722</text:p>
          </table:table-cell>
          <table:table-cell office:value-type="float" office:value="1.6479E-022" calcext:value-type="float">
            <text:p>1.6479E-22</text:p>
          </table:table-cell>
          <table:table-cell table:formula="of:=SQRT([.H45]^2+[.I45]^2+[.J45]^2)" office:value-type="float" office:value="1.00070043888335" calcext:value-type="float">
            <text:p>1.00070043888335</text:p>
          </table:table-cell>
          <table:table-cell office:value-type="float" office:value="3.0945" calcext:value-type="float">
            <text:p>3.0945</text:p>
          </table:table-cell>
          <table:table-cell office:value-type="float" office:value="4.3143" calcext:value-type="float">
            <text:p>4.3143</text:p>
          </table:table-cell>
          <table:table-cell office:value-type="float" office:value="0.99131" calcext:value-type="float">
            <text:p>0.99131</text:p>
          </table:table-cell>
          <table:table-cell office:value-type="float" office:value="-0.0006449" calcext:value-type="float">
            <text:p>-0.0006449</text:p>
          </table:table-cell>
          <table:table-cell office:value-type="float" office:value="-7.0357E-023" calcext:value-type="float">
            <text:p>-7.0357E-23</text:p>
          </table:table-cell>
          <table:table-cell table:formula="of:=SQRT([.N45]^2+[.O45]^2+[.P45]^2)" office:value-type="float" office:value="0.991310209770892" calcext:value-type="float">
            <text:p>0.991310209770892</text:p>
          </table:table-cell>
          <table:table-cell office:value-type="float" office:value="3.085" calcext:value-type="float">
            <text:p>3.085</text:p>
          </table:table-cell>
          <table:table-cell office:value-type="float" office:value="4.2916" calcext:value-type="float">
            <text:p>4.2916</text:p>
          </table:table-cell>
          <table:table-cell office:value-type="float" office:value="1.0312" calcext:value-type="float">
            <text:p>1.0312</text:p>
          </table:table-cell>
          <table:table-cell office:value-type="float" office:value="0.0030539" calcext:value-type="float">
            <text:p>0.0030539</text:p>
          </table:table-cell>
          <table:table-cell office:value-type="float" office:value="1.5138E-022" calcext:value-type="float">
            <text:p>1.5138E-22</text:p>
          </table:table-cell>
          <table:table-cell table:formula="of:=SQRT([.T45]^2+[.U45]^2+[.V45]^2)" office:value-type="float" office:value="1.03120452205429" calcext:value-type="float">
            <text:p>1.03120452205429</text:p>
          </table:table-cell>
          <table:table-cell office:value-type="float" office:value="3.0927" calcext:value-type="float">
            <text:p>3.0927</text:p>
          </table:table-cell>
          <table:table-cell office:value-type="float" office:value="4.3492" calcext:value-type="float">
            <text:p>4.3492</text:p>
          </table:table-cell>
          <table:table-cell office:value-type="float" office:value="0.99752" calcext:value-type="float">
            <text:p>0.99752</text:p>
          </table:table-cell>
          <table:table-cell office:value-type="float" office:value="-0.0036837" calcext:value-type="float">
            <text:p>-0.0036837</text:p>
          </table:table-cell>
          <table:table-cell office:value-type="float" office:value="1.7485E-022" calcext:value-type="float">
            <text:p>1.7485E-22</text:p>
          </table:table-cell>
          <table:table-cell table:formula="of:=SQRT([.Z45]^2+[.AA45]^2+[.AB45]^2)" office:value-type="float" office:value="0.99752680166785" calcext:value-type="float">
            <text:p>0.99752680166785</text:p>
          </table:table-cell>
          <table:table-cell office:value-type="float" office:value="3.093" calcext:value-type="float">
            <text:p>3.093</text:p>
          </table:table-cell>
          <table:table-cell office:value-type="float" office:value="4.3086" calcext:value-type="float">
            <text:p>4.3086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1.0274" calcext:value-type="float">
            <text:p>1.0274</text:p>
          </table:table-cell>
          <table:table-cell office:value-type="float" office:value="0.0059608" calcext:value-type="float">
            <text:p>0.0059608</text:p>
          </table:table-cell>
          <table:table-cell office:value-type="float" office:value="-1.4063E-023" calcext:value-type="float">
            <text:p>-1.4063E-23</text:p>
          </table:table-cell>
          <table:table-cell table:formula="of:=SQRT([.B46]^2+[.C46]^2+[.D46]^2)" office:value-type="float" office:value="1.02741729162821" calcext:value-type="float">
            <text:p>1.02741729162821</text:p>
          </table:table-cell>
          <table:table-cell office:value-type="float" office:value="3.0506" calcext:value-type="float">
            <text:p>3.0506</text:p>
          </table:table-cell>
          <table:table-cell office:value-type="float" office:value="4.294" calcext:value-type="float">
            <text:p>4.294</text:p>
          </table:table-cell>
          <table:table-cell office:value-type="float" office:value="1" calcext:value-type="float">
            <text:p>1</text:p>
          </table:table-cell>
          <table:table-cell office:value-type="float" office:value="-0.00095155" calcext:value-type="float">
            <text:p>-0.00095155</text:p>
          </table:table-cell>
          <table:table-cell office:value-type="float" office:value="2.8278E-022" calcext:value-type="float">
            <text:p>2.8278E-22</text:p>
          </table:table-cell>
          <table:table-cell table:formula="of:=SQRT([.H46]^2+[.I46]^2+[.J46]^2)" office:value-type="float" office:value="1.0000004527236" calcext:value-type="float">
            <text:p>1.0000004527236</text:p>
          </table:table-cell>
          <table:table-cell office:value-type="float" office:value="3.075" calcext:value-type="float">
            <text:p>3.075</text:p>
          </table:table-cell>
          <table:table-cell office:value-type="float" office:value="4.29" calcext:value-type="float">
            <text:p>4.29</text:p>
          </table:table-cell>
          <table:table-cell office:value-type="float" office:value="0.99076" calcext:value-type="float">
            <text:p>0.99076</text:p>
          </table:table-cell>
          <table:table-cell office:value-type="float" office:value="-0.00057016" calcext:value-type="float">
            <text:p>-0.00057016</text:p>
          </table:table-cell>
          <table:table-cell office:value-type="float" office:value="-1.6173E-023" calcext:value-type="float">
            <text:p>-1.6173E-23</text:p>
          </table:table-cell>
          <table:table-cell table:formula="of:=SQRT([.N46]^2+[.O46]^2+[.P46]^2)" office:value-type="float" office:value="0.990760164057087" calcext:value-type="float">
            <text:p>0.990760164057087</text:p>
          </table:table-cell>
          <table:table-cell office:value-type="float" office:value="3.0654" calcext:value-type="float">
            <text:p>3.0654</text:p>
          </table:table-cell>
          <table:table-cell office:value-type="float" office:value="4.2674" calcext:value-type="float">
            <text:p>4.2674</text:p>
          </table:table-cell>
          <table:table-cell office:value-type="float" office:value="1.0303" calcext:value-type="float">
            <text:p>1.0303</text:p>
          </table:table-cell>
          <table:table-cell office:value-type="float" office:value="0.0032093" calcext:value-type="float">
            <text:p>0.0032093</text:p>
          </table:table-cell>
          <table:table-cell office:value-type="float" office:value="2.5965E-022" calcext:value-type="float">
            <text:p>2.5965E-22</text:p>
          </table:table-cell>
          <table:table-cell table:formula="of:=SQRT([.T46]^2+[.U46]^2+[.V46]^2)" office:value-type="float" office:value="1.03030499834102" calcext:value-type="float">
            <text:p>1.03030499834102</text:p>
          </table:table-cell>
          <table:table-cell office:value-type="float" office:value="3.0732" calcext:value-type="float">
            <text:p>3.0732</text:p>
          </table:table-cell>
          <table:table-cell office:value-type="float" office:value="4.3247" calcext:value-type="float">
            <text:p>4.3247</text:p>
          </table:table-cell>
          <table:table-cell office:value-type="float" office:value="0.9969" calcext:value-type="float">
            <text:p>0.9969</text:p>
          </table:table-cell>
          <table:table-cell office:value-type="float" office:value="-0.003721" calcext:value-type="float">
            <text:p>-0.003721</text:p>
          </table:table-cell>
          <table:table-cell office:value-type="float" office:value="2.9979E-022" calcext:value-type="float">
            <text:p>2.9979E-22</text:p>
          </table:table-cell>
          <table:table-cell table:formula="of:=SQRT([.Z46]^2+[.AA46]^2+[.AB46]^2)" office:value-type="float" office:value="0.996906944424102" calcext:value-type="float">
            <text:p>0.996906944424102</text:p>
          </table:table-cell>
          <table:table-cell office:value-type="float" office:value="3.0735" calcext:value-type="float">
            <text:p>3.0735</text:p>
          </table:table-cell>
          <table:table-cell office:value-type="float" office:value="4.2845" calcext:value-type="float">
            <text:p>4.2845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1.0266" calcext:value-type="float">
            <text:p>1.0266</text:p>
          </table:table-cell>
          <table:table-cell office:value-type="float" office:value="0.0062018" calcext:value-type="float">
            <text:p>0.0062018</text:p>
          </table:table-cell>
          <table:table-cell office:value-type="float" office:value="1.6646E-024" calcext:value-type="float">
            <text:p>1.6646E-24</text:p>
          </table:table-cell>
          <table:table-cell table:formula="of:=SQRT([.B47]^2+[.C47]^2+[.D47]^2)" office:value-type="float" office:value="1.02661873269644" calcext:value-type="float">
            <text:p>1.02661873269644</text:p>
          </table:table-cell>
          <table:table-cell office:value-type="float" office:value="3.0309" calcext:value-type="float">
            <text:p>3.0309</text:p>
          </table:table-cell>
          <table:table-cell office:value-type="float" office:value="4.2695" calcext:value-type="float">
            <text:p>4.2695</text:p>
          </table:table-cell>
          <table:table-cell office:value-type="float" office:value="0.99926" calcext:value-type="float">
            <text:p>0.99926</text:p>
          </table:table-cell>
          <table:table-cell office:value-type="float" office:value="-0.0009623" calcext:value-type="float">
            <text:p>-0.0009623</text:p>
          </table:table-cell>
          <table:table-cell office:value-type="float" office:value="2.6999E-022" calcext:value-type="float">
            <text:p>2.6999E-22</text:p>
          </table:table-cell>
          <table:table-cell table:formula="of:=SQRT([.H47]^2+[.I47]^2+[.J47]^2)" office:value-type="float" office:value="0.999260463353419" calcext:value-type="float">
            <text:p>0.999260463353419</text:p>
          </table:table-cell>
          <table:table-cell office:value-type="float" office:value="3.0555" calcext:value-type="float">
            <text:p>3.0555</text:p>
          </table:table-cell>
          <table:table-cell office:value-type="float" office:value="4.2657" calcext:value-type="float">
            <text:p>4.2657</text:p>
          </table:table-cell>
          <table:table-cell office:value-type="float" office:value="0.99013" calcext:value-type="float">
            <text:p>0.99013</text:p>
          </table:table-cell>
          <table:table-cell office:value-type="float" office:value="-0.00049182" calcext:value-type="float">
            <text:p>-0.00049182</text:p>
          </table:table-cell>
          <table:table-cell office:value-type="float" office:value="1.8992E-024" calcext:value-type="float">
            <text:p>1.8992E-24</text:p>
          </table:table-cell>
          <table:table-cell table:formula="of:=SQRT([.N47]^2+[.O47]^2+[.P47]^2)" office:value-type="float" office:value="0.99013012214906" calcext:value-type="float">
            <text:p>0.99013012214906</text:p>
          </table:table-cell>
          <table:table-cell office:value-type="float" office:value="3.0458" calcext:value-type="float">
            <text:p>3.0458</text:p>
          </table:table-cell>
          <table:table-cell office:value-type="float" office:value="4.2432" calcext:value-type="float">
            <text:p>4.2432</text:p>
          </table:table-cell>
          <table:table-cell office:value-type="float" office:value="1.0294" calcext:value-type="float">
            <text:p>1.0294</text:p>
          </table:table-cell>
          <table:table-cell office:value-type="float" office:value="0.0033784" calcext:value-type="float">
            <text:p>0.0033784</text:p>
          </table:table-cell>
          <table:table-cell office:value-type="float" office:value="2.4785E-022" calcext:value-type="float">
            <text:p>2.4785E-22</text:p>
          </table:table-cell>
          <table:table-cell table:formula="of:=SQRT([.T47]^2+[.U47]^2+[.V47]^2)" office:value-type="float" office:value="1.02940554379047" calcext:value-type="float">
            <text:p>1.02940554379047</text:p>
          </table:table-cell>
          <table:table-cell office:value-type="float" office:value="3.0536" calcext:value-type="float">
            <text:p>3.0536</text:p>
          </table:table-cell>
          <table:table-cell office:value-type="float" office:value="4.3002" calcext:value-type="float">
            <text:p>4.3002</text:p>
          </table:table-cell>
          <table:table-cell office:value-type="float" office:value="0.99619" calcext:value-type="float">
            <text:p>0.99619</text:p>
          </table:table-cell>
          <table:table-cell office:value-type="float" office:value="-0.0037581" calcext:value-type="float">
            <text:p>-0.0037581</text:p>
          </table:table-cell>
          <table:table-cell office:value-type="float" office:value="2.861E-022" calcext:value-type="float">
            <text:p>2.861E-22</text:p>
          </table:table-cell>
          <table:table-cell table:formula="of:=SQRT([.Z47]^2+[.AA47]^2+[.AB47]^2)" office:value-type="float" office:value="0.996197088640401" calcext:value-type="float">
            <text:p>0.996197088640401</text:p>
          </table:table-cell>
          <table:table-cell office:value-type="float" office:value="3.0539" calcext:value-type="float">
            <text:p>3.0539</text:p>
          </table:table-cell>
          <table:table-cell office:value-type="float" office:value="4.2602" calcext:value-type="float">
            <text:p>4.260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0258" calcext:value-type="float">
            <text:p>1.0258</text:p>
          </table:table-cell>
          <table:table-cell office:value-type="float" office:value="0.0064482" calcext:value-type="float">
            <text:p>0.0064482</text:p>
          </table:table-cell>
          <table:table-cell office:value-type="float" office:value="1.6685E-024" calcext:value-type="float">
            <text:p>1.6685E-24</text:p>
          </table:table-cell>
          <table:table-cell table:formula="of:=SQRT([.B48]^2+[.C48]^2+[.D48]^2)" office:value-type="float" office:value="1.02582026655903" calcext:value-type="float">
            <text:p>1.02582026655903</text:p>
          </table:table-cell>
          <table:table-cell office:value-type="float" office:value="3.0113" calcext:value-type="float">
            <text:p>3.0113</text:p>
          </table:table-cell>
          <table:table-cell office:value-type="float" office:value="4.2449" calcext:value-type="float">
            <text:p>4.2449</text:p>
          </table:table-cell>
          <table:table-cell office:value-type="float" office:value="0.99846" calcext:value-type="float">
            <text:p>0.99846</text:p>
          </table:table-cell>
          <table:table-cell office:value-type="float" office:value="-0.00097123" calcext:value-type="float">
            <text:p>-0.00097123</text:p>
          </table:table-cell>
          <table:table-cell office:value-type="float" office:value="1.9357E-022" calcext:value-type="float">
            <text:p>1.9357E-22</text:p>
          </table:table-cell>
          <table:table-cell table:formula="of:=SQRT([.H48]^2+[.I48]^2+[.J48]^2)" office:value-type="float" office:value="0.998460472371197" calcext:value-type="float">
            <text:p>0.998460472371197</text:p>
          </table:table-cell>
          <table:table-cell office:value-type="float" office:value="3.0359" calcext:value-type="float">
            <text:p>3.0359</text:p>
          </table:table-cell>
          <table:table-cell office:value-type="float" office:value="4.2413" calcext:value-type="float">
            <text:p>4.2413</text:p>
          </table:table-cell>
          <table:table-cell office:value-type="float" office:value="0.98947" calcext:value-type="float">
            <text:p>0.98947</text:p>
          </table:table-cell>
          <table:table-cell office:value-type="float" office:value="-0.00041169" calcext:value-type="float">
            <text:p>-0.00041169</text:p>
          </table:table-cell>
          <table:table-cell office:value-type="float" office:value="1.9028E-024" calcext:value-type="float">
            <text:p>1.9028E-24</text:p>
          </table:table-cell>
          <table:table-cell table:formula="of:=SQRT([.N48]^2+[.O48]^2+[.P48]^2)" office:value-type="float" office:value="0.989470085646179" calcext:value-type="float">
            <text:p>0.989470085646179</text:p>
          </table:table-cell>
          <table:table-cell office:value-type="float" office:value="3.0262" calcext:value-type="float">
            <text:p>3.0262</text:p>
          </table:table-cell>
          <table:table-cell office:value-type="float" office:value="4.2188" calcext:value-type="float">
            <text:p>4.2188</text:p>
          </table:table-cell>
          <table:table-cell office:value-type="float" office:value="1.0285" calcext:value-type="float">
            <text:p>1.0285</text:p>
          </table:table-cell>
          <table:table-cell office:value-type="float" office:value="0.0035544" calcext:value-type="float">
            <text:p>0.0035544</text:p>
          </table:table-cell>
          <table:table-cell office:value-type="float" office:value="1.7763E-022" calcext:value-type="float">
            <text:p>1.7763E-22</text:p>
          </table:table-cell>
          <table:table-cell table:formula="of:=SQRT([.T48]^2+[.U48]^2+[.V48]^2)" office:value-type="float" office:value="1.02850614181898" calcext:value-type="float">
            <text:p>1.02850614181898</text:p>
          </table:table-cell>
          <table:table-cell office:value-type="float" office:value="3.0341" calcext:value-type="float">
            <text:p>3.0341</text:p>
          </table:table-cell>
          <table:table-cell office:value-type="float" office:value="4.2756" calcext:value-type="float">
            <text:p>4.2756</text:p>
          </table:table-cell>
          <table:table-cell office:value-type="float" office:value="0.99543" calcext:value-type="float">
            <text:p>0.99543</text:p>
          </table:table-cell>
          <table:table-cell office:value-type="float" office:value="-0.0037948" calcext:value-type="float">
            <text:p>-0.0037948</text:p>
          </table:table-cell>
          <table:table-cell office:value-type="float" office:value="2.0497E-022" calcext:value-type="float">
            <text:p>2.0497E-22</text:p>
          </table:table-cell>
          <table:table-cell table:formula="of:=SQRT([.Z48]^2+[.AA48]^2+[.AB48]^2)" office:value-type="float" office:value="0.995437233283465" calcext:value-type="float">
            <text:p>0.995437233283465</text:p>
          </table:table-cell>
          <table:table-cell office:value-type="float" office:value="3.0344" calcext:value-type="float">
            <text:p>3.0344</text:p>
          </table:table-cell>
          <table:table-cell office:value-type="float" office:value="4.2358" calcext:value-type="float">
            <text:p>4.2358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1.0248" calcext:value-type="float">
            <text:p>1.0248</text:p>
          </table:table-cell>
          <table:table-cell office:value-type="float" office:value="0.0067118" calcext:value-type="float">
            <text:p>0.0067118</text:p>
          </table:table-cell>
          <table:table-cell office:value-type="float" office:value="1.6731E-024" calcext:value-type="float">
            <text:p>1.6731E-24</text:p>
          </table:table-cell>
          <table:table-cell table:formula="of:=SQRT([.B49]^2+[.C49]^2+[.D49]^2)" office:value-type="float" office:value="1.02482197881351" calcext:value-type="float">
            <text:p>1.02482197881351</text:p>
          </table:table-cell>
          <table:table-cell office:value-type="float" office:value="2.9917" calcext:value-type="float">
            <text:p>2.9917</text:p>
          </table:table-cell>
          <table:table-cell office:value-type="float" office:value="4.2202" calcext:value-type="float">
            <text:p>4.2202</text:p>
          </table:table-cell>
          <table:table-cell office:value-type="float" office:value="0.9975" calcext:value-type="float">
            <text:p>0.9975</text:p>
          </table:table-cell>
          <table:table-cell office:value-type="float" office:value="-0.00097216" calcext:value-type="float">
            <text:p>-0.00097216</text:p>
          </table:table-cell>
          <table:table-cell office:value-type="float" office:value="-1.9576E-023" calcext:value-type="float">
            <text:p>-1.9576E-23</text:p>
          </table:table-cell>
          <table:table-cell table:formula="of:=SQRT([.H49]^2+[.I49]^2+[.J49]^2)" office:value-type="float" office:value="0.99750047373175" calcext:value-type="float">
            <text:p>0.99750047373175</text:p>
          </table:table-cell>
          <table:table-cell office:value-type="float" office:value="3.0164" calcext:value-type="float">
            <text:p>3.0164</text:p>
          </table:table-cell>
          <table:table-cell office:value-type="float" office:value="4.2167" calcext:value-type="float">
            <text:p>4.2167</text:p>
          </table:table-cell>
          <table:table-cell office:value-type="float" office:value="0.98866" calcext:value-type="float">
            <text:p>0.98866</text:p>
          </table:table-cell>
          <table:table-cell office:value-type="float" office:value="-0.00032458" calcext:value-type="float">
            <text:p>-0.00032458</text:p>
          </table:table-cell>
          <table:table-cell office:value-type="float" office:value="1.9072E-024" calcext:value-type="float">
            <text:p>1.9072E-24</text:p>
          </table:table-cell>
          <table:table-cell table:formula="of:=SQRT([.N49]^2+[.O49]^2+[.P49]^2)" office:value-type="float" office:value="0.988660053280285" calcext:value-type="float">
            <text:p>0.988660053280285</text:p>
          </table:table-cell>
          <table:table-cell office:value-type="float" office:value="3.0065" calcext:value-type="float">
            <text:p>3.0065</text:p>
          </table:table-cell>
          <table:table-cell office:value-type="float" office:value="4.1943" calcext:value-type="float">
            <text:p>4.1943</text:p>
          </table:table-cell>
          <table:table-cell office:value-type="float" office:value="1.0274" calcext:value-type="float">
            <text:p>1.0274</text:p>
          </table:table-cell>
          <table:table-cell office:value-type="float" office:value="0.0037534" calcext:value-type="float">
            <text:p>0.0037534</text:p>
          </table:table-cell>
          <table:table-cell office:value-type="float" office:value="-1.7609E-023" calcext:value-type="float">
            <text:p>-1.7609E-23</text:p>
          </table:table-cell>
          <table:table-cell table:formula="of:=SQRT([.T49]^2+[.U49]^2+[.V49]^2)" office:value-type="float" office:value="1.02740685612447" calcext:value-type="float">
            <text:p>1.02740685612447</text:p>
          </table:table-cell>
          <table:table-cell office:value-type="float" office:value="3.0146" calcext:value-type="float">
            <text:p>3.0146</text:p>
          </table:table-cell>
          <table:table-cell office:value-type="float" office:value="4.2508" calcext:value-type="float">
            <text:p>4.2508</text:p>
          </table:table-cell>
          <table:table-cell office:value-type="float" office:value="0.99451" calcext:value-type="float">
            <text:p>0.99451</text:p>
          </table:table-cell>
          <table:table-cell office:value-type="float" office:value="-0.0038279" calcext:value-type="float">
            <text:p>-0.0038279</text:p>
          </table:table-cell>
          <table:table-cell office:value-type="float" office:value="-1.9999E-023" calcext:value-type="float">
            <text:p>-1.9999E-23</text:p>
          </table:table-cell>
          <table:table-cell table:formula="of:=SQRT([.Z49]^2+[.AA49]^2+[.AB49]^2)" office:value-type="float" office:value="0.994517366825945" calcext:value-type="float">
            <text:p>0.994517366825945</text:p>
          </table:table-cell>
          <table:table-cell office:value-type="float" office:value="3.0149" calcext:value-type="float">
            <text:p>3.0149</text:p>
          </table:table-cell>
          <table:table-cell office:value-type="float" office:value="4.2113" calcext:value-type="float">
            <text:p>4.2113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1.0238" calcext:value-type="float">
            <text:p>1.0238</text:p>
          </table:table-cell>
          <table:table-cell office:value-type="float" office:value="0.0069821" calcext:value-type="float">
            <text:p>0.0069821</text:p>
          </table:table-cell>
          <table:table-cell office:value-type="float" office:value="1.678E-024" calcext:value-type="float">
            <text:p>1.678E-24</text:p>
          </table:table-cell>
          <table:table-cell table:formula="of:=SQRT([.B50]^2+[.C50]^2+[.D50]^2)" office:value-type="float" office:value="1.02382380794764" calcext:value-type="float">
            <text:p>1.02382380794764</text:p>
          </table:table-cell>
          <table:table-cell office:value-type="float" office:value="2.972" calcext:value-type="float">
            <text:p>2.972</text:p>
          </table:table-cell>
          <table:table-cell office:value-type="float" office:value="4.1954" calcext:value-type="float">
            <text:p>4.1954</text:p>
          </table:table-cell>
          <table:table-cell office:value-type="float" office:value="0.99647" calcext:value-type="float">
            <text:p>0.99647</text:p>
          </table:table-cell>
          <table:table-cell office:value-type="float" office:value="-0.0009686" calcext:value-type="float">
            <text:p>-0.0009686</text:p>
          </table:table-cell>
          <table:table-cell office:value-type="float" office:value="-1.5798E-022" calcext:value-type="float">
            <text:p>-1.5798E-22</text:p>
          </table:table-cell>
          <table:table-cell table:formula="of:=SQRT([.H50]^2+[.I50]^2+[.J50]^2)" office:value-type="float" office:value="0.996470470754633" calcext:value-type="float">
            <text:p>0.996470470754633</text:p>
          </table:table-cell>
          <table:table-cell office:value-type="float" office:value="2.9969" calcext:value-type="float">
            <text:p>2.9969</text:p>
          </table:table-cell>
          <table:table-cell office:value-type="float" office:value="4.1921" calcext:value-type="float">
            <text:p>4.1921</text:p>
          </table:table-cell>
          <table:table-cell office:value-type="float" office:value="0.98778" calcext:value-type="float">
            <text:p>0.98778</text:p>
          </table:table-cell>
          <table:table-cell office:value-type="float" office:value="-0.000234" calcext:value-type="float">
            <text:p>-0.000234</text:p>
          </table:table-cell>
          <table:table-cell office:value-type="float" office:value="1.912E-024" calcext:value-type="float">
            <text:p>1.912E-24</text:p>
          </table:table-cell>
          <table:table-cell table:formula="of:=SQRT([.N50]^2+[.O50]^2+[.P50]^2)" office:value-type="float" office:value="0.987780027716698" calcext:value-type="float">
            <text:p>0.987780027716698</text:p>
          </table:table-cell>
          <table:table-cell office:value-type="float" office:value="2.9869" calcext:value-type="float">
            <text:p>2.9869</text:p>
          </table:table-cell>
          <table:table-cell office:value-type="float" office:value="4.1697" calcext:value-type="float">
            <text:p>4.1697</text:p>
          </table:table-cell>
          <table:table-cell office:value-type="float" office:value="1.0263" calcext:value-type="float">
            <text:p>1.0263</text:p>
          </table:table-cell>
          <table:table-cell office:value-type="float" office:value="0.0039621" calcext:value-type="float">
            <text:p>0.0039621</text:p>
          </table:table-cell>
          <table:table-cell office:value-type="float" office:value="-1.4439E-022" calcext:value-type="float">
            <text:p>-1.4439E-22</text:p>
          </table:table-cell>
          <table:table-cell table:formula="of:=SQRT([.T50]^2+[.U50]^2+[.V50]^2)" office:value-type="float" office:value="1.02630764794793" calcext:value-type="float">
            <text:p>1.02630764794793</text:p>
          </table:table-cell>
          <table:table-cell office:value-type="float" office:value="2.995" calcext:value-type="float">
            <text:p>2.995</text:p>
          </table:table-cell>
          <table:table-cell office:value-type="float" office:value="4.226" calcext:value-type="float">
            <text:p>4.226</text:p>
          </table:table-cell>
          <table:table-cell office:value-type="float" office:value="0.99351" calcext:value-type="float">
            <text:p>0.99351</text:p>
          </table:table-cell>
          <table:table-cell office:value-type="float" office:value="-0.0038574" calcext:value-type="float">
            <text:p>-0.0038574</text:p>
          </table:table-cell>
          <table:table-cell office:value-type="float" office:value="-1.661E-022" calcext:value-type="float">
            <text:p>-1.661E-22</text:p>
          </table:table-cell>
          <table:table-cell table:formula="of:=SQRT([.Z50]^2+[.AA50]^2+[.AB50]^2)" office:value-type="float" office:value="0.99351748833866" calcext:value-type="float">
            <text:p>0.99351748833866</text:p>
          </table:table-cell>
          <table:table-cell office:value-type="float" office:value="2.9954" calcext:value-type="float">
            <text:p>2.9954</text:p>
          </table:table-cell>
          <table:table-cell office:value-type="float" office:value="4.1867" calcext:value-type="float">
            <text:p>4.1867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1.0227" calcext:value-type="float">
            <text:p>1.0227</text:p>
          </table:table-cell>
          <table:table-cell office:value-type="float" office:value="0.0072655" calcext:value-type="float">
            <text:p>0.0072655</text:p>
          </table:table-cell>
          <table:table-cell office:value-type="float" office:value="1.6833E-024" calcext:value-type="float">
            <text:p>1.6833E-24</text:p>
          </table:table-cell>
          <table:table-cell table:formula="of:=SQRT([.B51]^2+[.C51]^2+[.D51]^2)" office:value-type="float" office:value="1.02272580758004" calcext:value-type="float">
            <text:p>1.02272580758004</text:p>
          </table:table-cell>
          <table:table-cell office:value-type="float" office:value="2.9524" calcext:value-type="float">
            <text:p>2.9524</text:p>
          </table:table-cell>
          <table:table-cell office:value-type="float" office:value="4.1705" calcext:value-type="float">
            <text:p>4.1705</text:p>
          </table:table-cell>
          <table:table-cell office:value-type="float" office:value="0.99531" calcext:value-type="float">
            <text:p>0.99531</text:p>
          </table:table-cell>
          <table:table-cell office:value-type="float" office:value="-0.00095658" calcext:value-type="float">
            <text:p>-0.00095658</text:p>
          </table:table-cell>
          <table:table-cell office:value-type="float" office:value="-1.5558E-022" calcext:value-type="float">
            <text:p>-1.5558E-22</text:p>
          </table:table-cell>
          <table:table-cell table:formula="of:=SQRT([.H51]^2+[.I51]^2+[.J51]^2)" office:value-type="float" office:value="0.995310459678434" calcext:value-type="float">
            <text:p>0.995310459678434</text:p>
          </table:table-cell>
          <table:table-cell office:value-type="float" office:value="2.9774" calcext:value-type="float">
            <text:p>2.9774</text:p>
          </table:table-cell>
          <table:table-cell office:value-type="float" office:value="4.1673" calcext:value-type="float">
            <text:p>4.1673</text:p>
          </table:table-cell>
          <table:table-cell office:value-type="float" office:value="0.98679" calcext:value-type="float">
            <text:p>0.98679</text:p>
          </table:table-cell>
          <table:table-cell office:value-type="float" office:value="-0.00013648" calcext:value-type="float">
            <text:p>-0.00013648</text:p>
          </table:table-cell>
          <table:table-cell office:value-type="float" office:value="1.9173E-024" calcext:value-type="float">
            <text:p>1.9173E-24</text:p>
          </table:table-cell>
          <table:table-cell table:formula="of:=SQRT([.N51]^2+[.O51]^2+[.P51]^2)" office:value-type="float" office:value="0.986790009438072" calcext:value-type="float">
            <text:p>0.986790009438072</text:p>
          </table:table-cell>
          <table:table-cell office:value-type="float" office:value="2.9673" calcext:value-type="float">
            <text:p>2.9673</text:p>
          </table:table-cell>
          <table:table-cell office:value-type="float" office:value="4.145" calcext:value-type="float">
            <text:p>4.145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41892" calcext:value-type="float">
            <text:p>0.0041892</text:p>
          </table:table-cell>
          <table:table-cell office:value-type="float" office:value="-1.422E-022" calcext:value-type="float">
            <text:p>-1.422E-22</text:p>
          </table:table-cell>
          <table:table-cell table:formula="of:=SQRT([.T51]^2+[.U51]^2+[.V51]^2)" office:value-type="float" office:value="1.02500856064554" calcext:value-type="float">
            <text:p>1.02500856064554</text:p>
          </table:table-cell>
          <table:table-cell office:value-type="float" office:value="2.9755" calcext:value-type="float">
            <text:p>2.9755</text:p>
          </table:table-cell>
          <table:table-cell office:value-type="float" office:value="4.201" calcext:value-type="float">
            <text:p>4.201</text:p>
          </table:table-cell>
          <table:table-cell office:value-type="float" office:value="0.99237" calcext:value-type="float">
            <text:p>0.99237</text:p>
          </table:table-cell>
          <table:table-cell office:value-type="float" office:value="-0.0038803" calcext:value-type="float">
            <text:p>-0.0038803</text:p>
          </table:table-cell>
          <table:table-cell office:value-type="float" office:value="-1.6357E-022" calcext:value-type="float">
            <text:p>-1.6357E-22</text:p>
          </table:table-cell>
          <table:table-cell table:formula="of:=SQRT([.Z51]^2+[.AA51]^2+[.AB51]^2)" office:value-type="float" office:value="0.992377586218114" calcext:value-type="float">
            <text:p>0.992377586218114</text:p>
          </table:table-cell>
          <table:table-cell office:value-type="float" office:value="2.9759" calcext:value-type="float">
            <text:p>2.9759</text:p>
          </table:table-cell>
          <table:table-cell office:value-type="float" office:value="4.162" calcext:value-type="float">
            <text:p>4.162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1.0215" calcext:value-type="float">
            <text:p>1.0215</text:p>
          </table:table-cell>
          <table:table-cell office:value-type="float" office:value="0.0075639" calcext:value-type="float">
            <text:p>0.0075639</text:p>
          </table:table-cell>
          <table:table-cell office:value-type="float" office:value="3.1665E-023" calcext:value-type="float">
            <text:p>3.1665E-23</text:p>
          </table:table-cell>
          <table:table-cell table:formula="of:=SQRT([.B52]^2+[.C52]^2+[.D52]^2)" office:value-type="float" office:value="1.02152800381742" calcext:value-type="float">
            <text:p>1.02152800381742</text:p>
          </table:table-cell>
          <table:table-cell office:value-type="float" office:value="2.9328" calcext:value-type="float">
            <text:p>2.9328</text:p>
          </table:table-cell>
          <table:table-cell office:value-type="float" office:value="4.1455" calcext:value-type="float">
            <text:p>4.1455</text:p>
          </table:table-cell>
          <table:table-cell office:value-type="float" office:value="0.99398" calcext:value-type="float">
            <text:p>0.99398</text:p>
          </table:table-cell>
          <table:table-cell office:value-type="float" office:value="-0.00093109" calcext:value-type="float">
            <text:p>-0.00093109</text:p>
          </table:table-cell>
          <table:table-cell office:value-type="float" office:value="-8.7311E-023" calcext:value-type="float">
            <text:p>-8.7311E-23</text:p>
          </table:table-cell>
          <table:table-cell table:formula="of:=SQRT([.H52]^2+[.I52]^2+[.J52]^2)" office:value-type="float" office:value="0.993980436089458" calcext:value-type="float">
            <text:p>0.993980436089458</text:p>
          </table:table-cell>
          <table:table-cell office:value-type="float" office:value="2.9579" calcext:value-type="float">
            <text:p>2.9579</text:p>
          </table:table-cell>
          <table:table-cell office:value-type="float" office:value="4.1423" calcext:value-type="float">
            <text:p>4.1423</text:p>
          </table:table-cell>
          <table:table-cell office:value-type="float" office:value="0.98562" calcext:value-type="float">
            <text:p>0.98562</text:p>
          </table:table-cell>
          <table:table-cell office:value-type="float" office:value="-0.000028894" calcext:value-type="float">
            <text:p>-2.8894E-05</text:p>
          </table:table-cell>
          <table:table-cell office:value-type="float" office:value="3.6162E-023" calcext:value-type="float">
            <text:p>3.6162E-23</text:p>
          </table:table-cell>
          <table:table-cell table:formula="of:=SQRT([.N52]^2+[.O52]^2+[.P52]^2)" office:value-type="float" office:value="0.985620000423522" calcext:value-type="float">
            <text:p>0.985620000423522</text:p>
          </table:table-cell>
          <table:table-cell office:value-type="float" office:value="2.9477" calcext:value-type="float">
            <text:p>2.9477</text:p>
          </table:table-cell>
          <table:table-cell office:value-type="float" office:value="4.1201" calcext:value-type="float">
            <text:p>4.1201</text:p>
          </table:table-cell>
          <table:table-cell office:value-type="float" office:value="1.0236" calcext:value-type="float">
            <text:p>1.0236</text:p>
          </table:table-cell>
          <table:table-cell office:value-type="float" office:value="0.0044391" calcext:value-type="float">
            <text:p>0.0044391</text:p>
          </table:table-cell>
          <table:table-cell office:value-type="float" office:value="-7.9819E-023" calcext:value-type="float">
            <text:p>-7.9819E-23</text:p>
          </table:table-cell>
          <table:table-cell table:formula="of:=SQRT([.T52]^2+[.U52]^2+[.V52]^2)" office:value-type="float" office:value="1.02360962559406" calcext:value-type="float">
            <text:p>1.02360962559406</text:p>
          </table:table-cell>
          <table:table-cell office:value-type="float" office:value="2.956" calcext:value-type="float">
            <text:p>2.956</text:p>
          </table:table-cell>
          <table:table-cell office:value-type="float" office:value="4.1759" calcext:value-type="float">
            <text:p>4.1759</text:p>
          </table:table-cell>
          <table:table-cell office:value-type="float" office:value="0.99103" calcext:value-type="float">
            <text:p>0.99103</text:p>
          </table:table-cell>
          <table:table-cell office:value-type="float" office:value="-0.0038897" calcext:value-type="float">
            <text:p>-0.0038897</text:p>
          </table:table-cell>
          <table:table-cell office:value-type="float" office:value="-9.1829E-023" calcext:value-type="float">
            <text:p>-9.1829E-23</text:p>
          </table:table-cell>
          <table:table-cell table:formula="of:=SQRT([.Z52]^2+[.AA52]^2+[.AB52]^2)" office:value-type="float" office:value="0.991037633324835" calcext:value-type="float">
            <text:p>0.991037633324835</text:p>
          </table:table-cell>
          <table:table-cell office:value-type="float" office:value="2.9564" calcext:value-type="float">
            <text:p>2.9564</text:p>
          </table:table-cell>
          <table:table-cell office:value-type="float" office:value="4.137" calcext:value-type="float">
            <text:p>4.13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0202" calcext:value-type="float">
            <text:p>1.0202</text:p>
          </table:table-cell>
          <table:table-cell office:value-type="float" office:value="0.0078697" calcext:value-type="float">
            <text:p>0.0078697</text:p>
          </table:table-cell>
          <table:table-cell office:value-type="float" office:value="7.6645E-023" calcext:value-type="float">
            <text:p>7.6645E-23</text:p>
          </table:table-cell>
          <table:table-cell table:formula="of:=SQRT([.B53]^2+[.C53]^2+[.D53]^2)" office:value-type="float" office:value="1.02023035250775" calcext:value-type="float">
            <text:p>1.02023035250775</text:p>
          </table:table-cell>
          <table:table-cell office:value-type="float" office:value="2.9132" calcext:value-type="float">
            <text:p>2.9132</text:p>
          </table:table-cell>
          <table:table-cell office:value-type="float" office:value="4.1204" calcext:value-type="float">
            <text:p>4.1204</text:p>
          </table:table-cell>
          <table:table-cell office:value-type="float" office:value="0.99257" calcext:value-type="float">
            <text:p>0.99257</text:p>
          </table:table-cell>
          <table:table-cell office:value-type="float" office:value="-0.00089883" calcext:value-type="float">
            <text:p>-0.00089883</text:p>
          </table:table-cell>
          <table:table-cell office:value-type="float" office:value="1.0571E-023" calcext:value-type="float">
            <text:p>1.0571E-23</text:p>
          </table:table-cell>
          <table:table-cell table:formula="of:=SQRT([.H53]^2+[.I53]^2+[.J53]^2)" office:value-type="float" office:value="0.992570406971399" calcext:value-type="float">
            <text:p>0.992570406971399</text:p>
          </table:table-cell>
          <table:table-cell office:value-type="float" office:value="2.9384" calcext:value-type="float">
            <text:p>2.9384</text:p>
          </table:table-cell>
          <table:table-cell office:value-type="float" office:value="4.1172" calcext:value-type="float">
            <text:p>4.1172</text:p>
          </table:table-cell>
          <table:table-cell office:value-type="float" office:value="0.98436" calcext:value-type="float">
            <text:p>0.98436</text:p>
          </table:table-cell>
          <table:table-cell office:value-type="float" office:value="0.000083721" calcext:value-type="float">
            <text:p>8.3721E-05</text:p>
          </table:table-cell>
          <table:table-cell office:value-type="float" office:value="8.7539E-023" calcext:value-type="float">
            <text:p>8.7539E-23</text:p>
          </table:table-cell>
          <table:table-cell table:formula="of:=SQRT([.N53]^2+[.O53]^2+[.P53]^2)" office:value-type="float" office:value="0.984360003560286" calcext:value-type="float">
            <text:p>0.984360003560286</text:p>
          </table:table-cell>
          <table:table-cell office:value-type="float" office:value="2.9281" calcext:value-type="float">
            <text:p>2.9281</text:p>
          </table:table-cell>
          <table:table-cell office:value-type="float" office:value="4.0951" calcext:value-type="float">
            <text:p>4.0951</text:p>
          </table:table-cell>
          <table:table-cell office:value-type="float" office:value="1.0221" calcext:value-type="float">
            <text:p>1.0221</text:p>
          </table:table-cell>
          <table:table-cell office:value-type="float" office:value="0.0047004" calcext:value-type="float">
            <text:p>0.0047004</text:p>
          </table:table-cell>
          <table:table-cell office:value-type="float" office:value="9.6246E-024" calcext:value-type="float">
            <text:p>9.6246E-24</text:p>
          </table:table-cell>
          <table:table-cell table:formula="of:=SQRT([.T53]^2+[.U53]^2+[.V53]^2)" office:value-type="float" office:value="1.02211080796563" calcext:value-type="float">
            <text:p>1.02211080796563</text:p>
          </table:table-cell>
          <table:table-cell office:value-type="float" office:value="2.9365" calcext:value-type="float">
            <text:p>2.9365</text:p>
          </table:table-cell>
          <table:table-cell office:value-type="float" office:value="4.1506" calcext:value-type="float">
            <text:p>4.1506</text:p>
          </table:table-cell>
          <table:table-cell office:value-type="float" office:value="0.98959" calcext:value-type="float">
            <text:p>0.98959</text:p>
          </table:table-cell>
          <table:table-cell office:value-type="float" office:value="-0.0038922" calcext:value-type="float">
            <text:p>-0.0038922</text:p>
          </table:table-cell>
          <table:table-cell office:value-type="float" office:value="1.1044E-023" calcext:value-type="float">
            <text:p>1.1044E-23</text:p>
          </table:table-cell>
          <table:table-cell table:formula="of:=SQRT([.Z53]^2+[.AA53]^2+[.AB53]^2)" office:value-type="float" office:value="0.989597654261994" calcext:value-type="float">
            <text:p>0.989597654261994</text:p>
          </table:table-cell>
          <table:table-cell office:value-type="float" office:value="2.9369" calcext:value-type="float">
            <text:p>2.9369</text:p>
          </table:table-cell>
          <table:table-cell office:value-type="float" office:value="4.1119" calcext:value-type="float">
            <text:p>4.1119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1.0187" calcext:value-type="float">
            <text:p>1.0187</text:p>
          </table:table-cell>
          <table:table-cell office:value-type="float" office:value="0.0082007" calcext:value-type="float">
            <text:p>0.0082007</text:p>
          </table:table-cell>
          <table:table-cell office:value-type="float" office:value="3.135E-023" calcext:value-type="float">
            <text:p>3.135E-23</text:p>
          </table:table-cell>
          <table:table-cell table:formula="of:=SQRT([.B54]^2+[.C54]^2+[.D54]^2)" office:value-type="float" office:value="1.01873300794688" calcext:value-type="float">
            <text:p>1.01873300794688</text:p>
          </table:table-cell>
          <table:table-cell office:value-type="float" office:value="2.8936" calcext:value-type="float">
            <text:p>2.8936</text:p>
          </table:table-cell>
          <table:table-cell office:value-type="float" office:value="4.0949" calcext:value-type="float">
            <text:p>4.0949</text:p>
          </table:table-cell>
          <table:table-cell office:value-type="float" office:value="0.99083" calcext:value-type="float">
            <text:p>0.99083</text:p>
          </table:table-cell>
          <table:table-cell office:value-type="float" office:value="-0.00083723" calcext:value-type="float">
            <text:p>-0.00083723</text:p>
          </table:table-cell>
          <table:table-cell office:value-type="float" office:value="8.3187E-024" calcext:value-type="float">
            <text:p>8.3187E-24</text:p>
          </table:table-cell>
          <table:table-cell table:formula="of:=SQRT([.H54]^2+[.I54]^2+[.J54]^2)" office:value-type="float" office:value="0.990830353720592" calcext:value-type="float">
            <text:p>0.990830353720592</text:p>
          </table:table-cell>
          <table:table-cell office:value-type="float" office:value="2.9189" calcext:value-type="float">
            <text:p>2.9189</text:p>
          </table:table-cell>
          <table:table-cell office:value-type="float" office:value="4.0917" calcext:value-type="float">
            <text:p>4.0917</text:p>
          </table:table-cell>
          <table:table-cell office:value-type="float" office:value="0.98276" calcext:value-type="float">
            <text:p>0.98276</text:p>
          </table:table-cell>
          <table:table-cell office:value-type="float" office:value="0.00021851" calcext:value-type="float">
            <text:p>0.00021851</text:p>
          </table:table-cell>
          <table:table-cell office:value-type="float" office:value="3.5893E-023" calcext:value-type="float">
            <text:p>3.5893E-23</text:p>
          </table:table-cell>
          <table:table-cell table:formula="of:=SQRT([.N54]^2+[.O54]^2+[.P54]^2)" office:value-type="float" office:value="0.982760024292106" calcext:value-type="float">
            <text:p>0.982760024292106</text:p>
          </table:table-cell>
          <table:table-cell office:value-type="float" office:value="2.9084" calcext:value-type="float">
            <text:p>2.9084</text:p>
          </table:table-cell>
          <table:table-cell office:value-type="float" office:value="4.0696" calcext:value-type="float">
            <text:p>4.0696</text:p>
          </table:table-cell>
          <table:table-cell office:value-type="float" office:value="1.0203" calcext:value-type="float">
            <text:p>1.0203</text:p>
          </table:table-cell>
          <table:table-cell office:value-type="float" office:value="0.0050021" calcext:value-type="float">
            <text:p>0.0050021</text:p>
          </table:table-cell>
          <table:table-cell office:value-type="float" office:value="7.5711E-024" calcext:value-type="float">
            <text:p>7.5711E-24</text:p>
          </table:table-cell>
          <table:table-cell table:formula="of:=SQRT([.T54]^2+[.U54]^2+[.V54]^2)" office:value-type="float" office:value="1.02031226151821" calcext:value-type="float">
            <text:p>1.02031226151821</text:p>
          </table:table-cell>
          <table:table-cell office:value-type="float" office:value="2.917" calcext:value-type="float">
            <text:p>2.917</text:p>
          </table:table-cell>
          <table:table-cell office:value-type="float" office:value="4.1251" calcext:value-type="float">
            <text:p>4.1251</text:p>
          </table:table-cell>
          <table:table-cell office:value-type="float" office:value="0.98776" calcext:value-type="float">
            <text:p>0.98776</text:p>
          </table:table-cell>
          <table:table-cell office:value-type="float" office:value="-0.0038603" calcext:value-type="float">
            <text:p>-0.0038603</text:p>
          </table:table-cell>
          <table:table-cell office:value-type="float" office:value="8.6848E-024" calcext:value-type="float">
            <text:p>8.6848E-24</text:p>
          </table:table-cell>
          <table:table-cell table:formula="of:=SQRT([.Z54]^2+[.AA54]^2+[.AB54]^2)" office:value-type="float" office:value="0.987767543259086" calcext:value-type="float">
            <text:p>0.987767543259086</text:p>
          </table:table-cell>
          <table:table-cell office:value-type="float" office:value="2.9174" calcext:value-type="float">
            <text:p>2.9174</text:p>
          </table:table-cell>
          <table:table-cell office:value-type="float" office:value="4.0863" calcext:value-type="float">
            <text:p>4.0863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1.017" calcext:value-type="float">
            <text:p>1.017</text:p>
          </table:table-cell>
          <table:table-cell office:value-type="float" office:value="0.0085415" calcext:value-type="float">
            <text:p>0.0085415</text:p>
          </table:table-cell>
          <table:table-cell office:value-type="float" office:value="-1.3835E-023" calcext:value-type="float">
            <text:p>-1.3835E-23</text:p>
          </table:table-cell>
          <table:table-cell table:formula="of:=SQRT([.B55]^2+[.C55]^2+[.D55]^2)" office:value-type="float" office:value="1.01703586820832" calcext:value-type="float">
            <text:p>1.01703586820832</text:p>
          </table:table-cell>
          <table:table-cell office:value-type="float" office:value="2.874" calcext:value-type="float">
            <text:p>2.874</text:p>
          </table:table-cell>
          <table:table-cell office:value-type="float" office:value="4.0694" calcext:value-type="float">
            <text:p>4.0694</text:p>
          </table:table-cell>
          <table:table-cell office:value-type="float" office:value="0.98893" calcext:value-type="float">
            <text:p>0.98893</text:p>
          </table:table-cell>
          <table:table-cell office:value-type="float" office:value="-0.00076041" calcext:value-type="float">
            <text:p>-0.00076041</text:p>
          </table:table-cell>
          <table:table-cell office:value-type="float" office:value="5.4172E-024" calcext:value-type="float">
            <text:p>5.4172E-24</text:p>
          </table:table-cell>
          <table:table-cell table:formula="of:=SQRT([.H55]^2+[.I55]^2+[.J55]^2)" office:value-type="float" office:value="0.988930292347933" calcext:value-type="float">
            <text:p>0.988930292347933</text:p>
          </table:table-cell>
          <table:table-cell office:value-type="float" office:value="2.8994" calcext:value-type="float">
            <text:p>2.8994</text:p>
          </table:table-cell>
          <table:table-cell office:value-type="float" office:value="4.066" calcext:value-type="float">
            <text:p>4.066</text:p>
          </table:table-cell>
          <table:table-cell office:value-type="float" office:value="0.981" calcext:value-type="float">
            <text:p>0.981</text:p>
          </table:table-cell>
          <table:table-cell office:value-type="float" office:value="0.00036443" calcext:value-type="float">
            <text:p>0.00036443</text:p>
          </table:table-cell>
          <table:table-cell office:value-type="float" office:value="-1.5657E-023" calcext:value-type="float">
            <text:p>-1.5657E-23</text:p>
          </table:table-cell>
          <table:table-cell table:formula="of:=SQRT([.N55]^2+[.O55]^2+[.P55]^2)" office:value-type="float" office:value="0.981000067690734" calcext:value-type="float">
            <text:p>0.981000067690734</text:p>
          </table:table-cell>
          <table:table-cell office:value-type="float" office:value="2.8888" calcext:value-type="float">
            <text:p>2.8888</text:p>
          </table:table-cell>
          <table:table-cell office:value-type="float" office:value="4.044" calcext:value-type="float">
            <text:p>4.044</text:p>
          </table:table-cell>
          <table:table-cell office:value-type="float" office:value="1.0185" calcext:value-type="float">
            <text:p>1.0185</text:p>
          </table:table-cell>
          <table:table-cell office:value-type="float" office:value="0.0053212" calcext:value-type="float">
            <text:p>0.0053212</text:p>
          </table:table-cell>
          <table:table-cell office:value-type="float" office:value="4.9286E-024" calcext:value-type="float">
            <text:p>4.9286E-24</text:p>
          </table:table-cell>
          <table:table-cell table:formula="of:=SQRT([.T55]^2+[.U55]^2+[.V55]^2)" office:value-type="float" office:value="1.01851390033197" calcext:value-type="float">
            <text:p>1.01851390033197</text:p>
          </table:table-cell>
          <table:table-cell office:value-type="float" office:value="2.8975" calcext:value-type="float">
            <text:p>2.8975</text:p>
          </table:table-cell>
          <table:table-cell office:value-type="float" office:value="4.0993" calcext:value-type="float">
            <text:p>4.0993</text:p>
          </table:table-cell>
          <table:table-cell office:value-type="float" office:value="0.98574" calcext:value-type="float">
            <text:p>0.98574</text:p>
          </table:table-cell>
          <table:table-cell office:value-type="float" office:value="-0.0038089" calcext:value-type="float">
            <text:p>-0.0038089</text:p>
          </table:table-cell>
          <table:table-cell office:value-type="float" office:value="5.6515E-024" calcext:value-type="float">
            <text:p>5.6515E-24</text:p>
          </table:table-cell>
          <table:table-cell table:formula="of:=SQRT([.Z55]^2+[.AA55]^2+[.AB55]^2)" office:value-type="float" office:value="0.985747358768569" calcext:value-type="float">
            <text:p>0.985747358768569</text:p>
          </table:table-cell>
          <table:table-cell office:value-type="float" office:value="2.8979" calcext:value-type="float">
            <text:p>2.8979</text:p>
          </table:table-cell>
          <table:table-cell office:value-type="float" office:value="4.0605" calcext:value-type="float">
            <text:p>4.0605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1.0151" calcext:value-type="float">
            <text:p>1.0151</text:p>
          </table:table-cell>
          <table:table-cell office:value-type="float" office:value="0.0089019" calcext:value-type="float">
            <text:p>0.0089019</text:p>
          </table:table-cell>
          <table:table-cell office:value-type="float" office:value="-5.8797E-023" calcext:value-type="float">
            <text:p>-5.8797E-23</text:p>
          </table:table-cell>
          <table:table-cell table:formula="of:=SQRT([.B56]^2+[.C56]^2+[.D56]^2)" office:value-type="float" office:value="1.01513903177033" calcext:value-type="float">
            <text:p>1.01513903177033</text:p>
          </table:table-cell>
          <table:table-cell office:value-type="float" office:value="2.8544" calcext:value-type="float">
            <text:p>2.8544</text:p>
          </table:table-cell>
          <table:table-cell office:value-type="float" office:value="4.0435" calcext:value-type="float">
            <text:p>4.0435</text:p>
          </table:table-cell>
          <table:table-cell office:value-type="float" office:value="0.98674" calcext:value-type="float">
            <text:p>0.98674</text:p>
          </table:table-cell>
          <table:table-cell office:value-type="float" office:value="-0.00065506" calcext:value-type="float">
            <text:p>-0.00065506</text:p>
          </table:table-cell>
          <table:table-cell office:value-type="float" office:value="1.331E-024" calcext:value-type="float">
            <text:p>1.331E-24</text:p>
          </table:table-cell>
          <table:table-cell table:formula="of:=SQRT([.H56]^2+[.I56]^2+[.J56]^2)" office:value-type="float" office:value="0.986740217434966" calcext:value-type="float">
            <text:p>0.986740217434966</text:p>
          </table:table-cell>
          <table:table-cell office:value-type="float" office:value="2.8799" calcext:value-type="float">
            <text:p>2.8799</text:p>
          </table:table-cell>
          <table:table-cell office:value-type="float" office:value="4.04" calcext:value-type="float">
            <text:p>4.04</text:p>
          </table:table-cell>
          <table:table-cell office:value-type="float" office:value="0.97892" calcext:value-type="float">
            <text:p>0.97892</text:p>
          </table:table-cell>
          <table:table-cell office:value-type="float" office:value="0.00053261" calcext:value-type="float">
            <text:p>0.00053261</text:p>
          </table:table-cell>
          <table:table-cell office:value-type="float" office:value="-6.7015E-023" calcext:value-type="float">
            <text:p>-6.7015E-23</text:p>
          </table:table-cell>
          <table:table-cell table:formula="of:=SQRT([.N56]^2+[.O56]^2+[.P56]^2)" office:value-type="float" office:value="0.978920144890998" calcext:value-type="float">
            <text:p>0.978920144890998</text:p>
          </table:table-cell>
          <table:table-cell office:value-type="float" office:value="2.8692" calcext:value-type="float">
            <text:p>2.8692</text:p>
          </table:table-cell>
          <table:table-cell office:value-type="float" office:value="4.018" calcext:value-type="float">
            <text:p>4.018</text:p>
          </table:table-cell>
          <table:table-cell office:value-type="float" office:value="1.0163" calcext:value-type="float">
            <text:p>1.0163</text:p>
          </table:table-cell>
          <table:table-cell office:value-type="float" office:value="0.0056728" calcext:value-type="float">
            <text:p>0.0056728</text:p>
          </table:table-cell>
          <table:table-cell office:value-type="float" office:value="1.211E-024" calcext:value-type="float">
            <text:p>1.211E-24</text:p>
          </table:table-cell>
          <table:table-cell table:formula="of:=SQRT([.T56]^2+[.U56]^2+[.V56]^2)" office:value-type="float" office:value="1.0163158321407" calcext:value-type="float">
            <text:p>1.0163158321407</text:p>
          </table:table-cell>
          <table:table-cell office:value-type="float" office:value="2.878" calcext:value-type="float">
            <text:p>2.878</text:p>
          </table:table-cell>
          <table:table-cell office:value-type="float" office:value="4.0733" calcext:value-type="float">
            <text:p>4.0733</text:p>
          </table:table-cell>
          <table:table-cell office:value-type="float" office:value="0.98337" calcext:value-type="float">
            <text:p>0.98337</text:p>
          </table:table-cell>
          <table:table-cell office:value-type="float" office:value="-0.0037209" calcext:value-type="float">
            <text:p>-0.0037209</text:p>
          </table:table-cell>
          <table:table-cell office:value-type="float" office:value="1.3886E-024" calcext:value-type="float">
            <text:p>1.3886E-24</text:p>
          </table:table-cell>
          <table:table-cell table:formula="of:=SQRT([.Z56]^2+[.AA56]^2+[.AB56]^2)" office:value-type="float" office:value="0.983377039592043" calcext:value-type="float">
            <text:p>0.983377039592043</text:p>
          </table:table-cell>
          <table:table-cell office:value-type="float" office:value="2.8784" calcext:value-type="float">
            <text:p>2.8784</text:p>
          </table:table-cell>
          <table:table-cell office:value-type="float" office:value="4.0343" calcext:value-type="float">
            <text:p>4.0343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1.0128" calcext:value-type="float">
            <text:p>1.0128</text:p>
          </table:table-cell>
          <table:table-cell office:value-type="float" office:value="0.0092854" calcext:value-type="float">
            <text:p>0.0092854</text:p>
          </table:table-cell>
          <table:table-cell office:value-type="float" office:value="-4.3579E-023" calcext:value-type="float">
            <text:p>-4.3579E-23</text:p>
          </table:table-cell>
          <table:table-cell table:formula="of:=SQRT([.B57]^2+[.C57]^2+[.D57]^2)" office:value-type="float" office:value="1.01284256360659" calcext:value-type="float">
            <text:p>1.01284256360659</text:p>
          </table:table-cell>
          <table:table-cell office:value-type="float" office:value="2.8348" calcext:value-type="float">
            <text:p>2.8348</text:p>
          </table:table-cell>
          <table:table-cell office:value-type="float" office:value="4.0173" calcext:value-type="float">
            <text:p>4.0173</text:p>
          </table:table-cell>
          <table:table-cell office:value-type="float" office:value="0.98413" calcext:value-type="float">
            <text:p>0.98413</text:p>
          </table:table-cell>
          <table:table-cell office:value-type="float" office:value="-0.00050684" calcext:value-type="float">
            <text:p>-0.00050684</text:p>
          </table:table-cell>
          <table:table-cell office:value-type="float" office:value="-2.3076E-024" calcext:value-type="float">
            <text:p>-2.3076E-24</text:p>
          </table:table-cell>
          <table:table-cell table:formula="of:=SQRT([.H57]^2+[.I57]^2+[.J57]^2)" office:value-type="float" office:value="0.984130130514652" calcext:value-type="float">
            <text:p>0.984130130514652</text:p>
          </table:table-cell>
          <table:table-cell office:value-type="float" office:value="2.8604" calcext:value-type="float">
            <text:p>2.8604</text:p>
          </table:table-cell>
          <table:table-cell office:value-type="float" office:value="4.0136" calcext:value-type="float">
            <text:p>4.0136</text:p>
          </table:table-cell>
          <table:table-cell office:value-type="float" office:value="0.97639" calcext:value-type="float">
            <text:p>0.97639</text:p>
          </table:table-cell>
          <table:table-cell office:value-type="float" office:value="0.00073295" calcext:value-type="float">
            <text:p>0.00073295</text:p>
          </table:table-cell>
          <table:table-cell office:value-type="float" office:value="-4.9696E-023" calcext:value-type="float">
            <text:p>-4.9696E-23</text:p>
          </table:table-cell>
          <table:table-cell table:formula="of:=SQRT([.N57]^2+[.O57]^2+[.P57]^2)" office:value-type="float" office:value="0.976390275102995" calcext:value-type="float">
            <text:p>0.976390275102995</text:p>
          </table:table-cell>
          <table:table-cell office:value-type="float" office:value="2.8495" calcext:value-type="float">
            <text:p>2.8495</text:p>
          </table:table-cell>
          <table:table-cell office:value-type="float" office:value="3.9915" calcext:value-type="float">
            <text:p>3.9915</text:p>
          </table:table-cell>
          <table:table-cell office:value-type="float" office:value="1.0138" calcext:value-type="float">
            <text:p>1.0138</text:p>
          </table:table-cell>
          <table:table-cell office:value-type="float" office:value="0.0060661" calcext:value-type="float">
            <text:p>0.0060661</text:p>
          </table:table-cell>
          <table:table-cell office:value-type="float" office:value="-2.0917E-024" calcext:value-type="float">
            <text:p>-2.0917E-24</text:p>
          </table:table-cell>
          <table:table-cell table:formula="of:=SQRT([.T57]^2+[.U57]^2+[.V57]^2)" office:value-type="float" office:value="1.01381814817511" calcext:value-type="float">
            <text:p>1.01381814817511</text:p>
          </table:table-cell>
          <table:table-cell office:value-type="float" office:value="2.8585" calcext:value-type="float">
            <text:p>2.8585</text:p>
          </table:table-cell>
          <table:table-cell office:value-type="float" office:value="4.0469" calcext:value-type="float">
            <text:p>4.0469</text:p>
          </table:table-cell>
          <table:table-cell office:value-type="float" office:value="0.9805" calcext:value-type="float">
            <text:p>0.9805</text:p>
          </table:table-cell>
          <table:table-cell office:value-type="float" office:value="-0.003576" calcext:value-type="float">
            <text:p>-0.003576</text:p>
          </table:table-cell>
          <table:table-cell office:value-type="float" office:value="-2.3782E-024" calcext:value-type="float">
            <text:p>-2.3782E-24</text:p>
          </table:table-cell>
          <table:table-cell table:formula="of:=SQRT([.Z57]^2+[.AA57]^2+[.AB57]^2)" office:value-type="float" office:value="0.98050652102676" calcext:value-type="float">
            <text:p>0.98050652102676</text:p>
          </table:table-cell>
          <table:table-cell office:value-type="float" office:value="2.859" calcext:value-type="float">
            <text:p>2.859</text:p>
          </table:table-cell>
          <table:table-cell office:value-type="float" office:value="4.0076" calcext:value-type="float">
            <text:p>4.007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0105" calcext:value-type="float">
            <text:p>1.0105</text:p>
          </table:table-cell>
          <table:table-cell office:value-type="float" office:value="0.0096804" calcext:value-type="float">
            <text:p>0.0096804</text:p>
          </table:table-cell>
          <table:table-cell office:value-type="float" office:value="1.7315E-024" calcext:value-type="float">
            <text:p>1.7315E-24</text:p>
          </table:table-cell>
          <table:table-cell table:formula="of:=SQRT([.B58]^2+[.C58]^2+[.D58]^2)" office:value-type="float" office:value="1.01054636714213" calcext:value-type="float">
            <text:p>1.01054636714213</text:p>
          </table:table-cell>
          <table:table-cell office:value-type="float" office:value="2.8152" calcext:value-type="float">
            <text:p>2.8152</text:p>
          </table:table-cell>
          <table:table-cell office:value-type="float" office:value="3.9909" calcext:value-type="float">
            <text:p>3.9909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-0.00033725" calcext:value-type="float">
            <text:p>-0.00033725</text:p>
          </table:table-cell>
          <table:table-cell office:value-type="float" office:value="-5.7352E-024" calcext:value-type="float">
            <text:p>-5.7352E-24</text:p>
          </table:table-cell>
          <table:table-cell table:formula="of:=SQRT([.H58]^2+[.I58]^2+[.J58]^2)" office:value-type="float" office:value="0.98132005795131" calcext:value-type="float">
            <text:p>0.98132005795131</text:p>
          </table:table-cell>
          <table:table-cell office:value-type="float" office:value="2.8409" calcext:value-type="float">
            <text:p>2.8409</text:p>
          </table:table-cell>
          <table:table-cell office:value-type="float" office:value="3.9869" calcext:value-type="float">
            <text:p>3.9869</text:p>
          </table:table-cell>
          <table:table-cell office:value-type="float" office:value="0.97363" calcext:value-type="float">
            <text:p>0.97363</text:p>
          </table:table-cell>
          <table:table-cell office:value-type="float" office:value="0.00094936" calcext:value-type="float">
            <text:p>0.00094936</text:p>
          </table:table-cell>
          <table:table-cell office:value-type="float" office:value="1.9629E-024" calcext:value-type="float">
            <text:p>1.9629E-24</text:p>
          </table:table-cell>
          <table:table-cell table:formula="of:=SQRT([.N58]^2+[.O58]^2+[.P58]^2)" office:value-type="float" office:value="0.973630462847383" calcext:value-type="float">
            <text:p>0.973630462847383</text:p>
          </table:table-cell>
          <table:table-cell office:value-type="float" office:value="2.8299" calcext:value-type="float">
            <text:p>2.8299</text:p>
          </table:table-cell>
          <table:table-cell office:value-type="float" office:value="3.9647" calcext:value-type="float">
            <text:p>3.9647</text:p>
          </table:table-cell>
          <table:table-cell office:value-type="float" office:value="1.0112" calcext:value-type="float">
            <text:p>1.0112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-5.1986E-024" calcext:value-type="float">
            <text:p>-5.1986E-24</text:p>
          </table:table-cell>
          <table:table-cell table:formula="of:=SQRT([.T58]^2+[.U58]^2+[.V58]^2)" office:value-type="float" office:value="1.01122076244508" calcext:value-type="float">
            <text:p>1.01122076244508</text:p>
          </table:table-cell>
          <table:table-cell office:value-type="float" office:value="2.839" calcext:value-type="float">
            <text:p>2.839</text:p>
          </table:table-cell>
          <table:table-cell office:value-type="float" office:value="4.0203" calcext:value-type="float">
            <text:p>4.0203</text:p>
          </table:table-cell>
          <table:table-cell office:value-type="float" office:value="0.97739" calcext:value-type="float">
            <text:p>0.97739</text:p>
          </table:table-cell>
          <table:table-cell office:value-type="float" office:value="-0.0034027" calcext:value-type="float">
            <text:p>-0.0034027</text:p>
          </table:table-cell>
          <table:table-cell office:value-type="float" office:value="-5.9107E-024" calcext:value-type="float">
            <text:p>-5.9107E-24</text:p>
          </table:table-cell>
          <table:table-cell table:formula="of:=SQRT([.Z58]^2+[.AA58]^2+[.AB58]^2)" office:value-type="float" office:value="0.977395923087103" calcext:value-type="float">
            <text:p>0.977395923087103</text:p>
          </table:table-cell>
          <table:table-cell office:value-type="float" office:value="2.8395" calcext:value-type="float">
            <text:p>2.8395</text:p>
          </table:table-cell>
          <table:table-cell office:value-type="float" office:value="3.9806" calcext:value-type="float">
            <text:p>3.9806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1.0074" calcext:value-type="float">
            <text:p>1.0074</text:p>
          </table:table-cell>
          <table:table-cell office:value-type="float" office:value="0.010116" calcext:value-type="float">
            <text:p>0.010116</text:p>
          </table:table-cell>
          <table:table-cell office:value-type="float" office:value="4.6084E-023" calcext:value-type="float">
            <text:p>4.6084E-23</text:p>
          </table:table-cell>
          <table:table-cell table:formula="of:=SQRT([.B59]^2+[.C59]^2+[.D59]^2)" office:value-type="float" office:value="1.0074507895952" calcext:value-type="float">
            <text:p>1.0074507895952</text:p>
          </table:table-cell>
          <table:table-cell office:value-type="float" office:value="2.7956" calcext:value-type="float">
            <text:p>2.7956</text:p>
          </table:table-cell>
          <table:table-cell office:value-type="float" office:value="3.9638" calcext:value-type="float">
            <text:p>3.9638</text:p>
          </table:table-cell>
          <table:table-cell office:value-type="float" office:value="0.97769" calcext:value-type="float">
            <text:p>0.97769</text:p>
          </table:table-cell>
          <table:table-cell office:value-type="float" office:value="-0.000082057" calcext:value-type="float">
            <text:p>-8.2057E-05</text:p>
          </table:table-cell>
          <table:table-cell office:value-type="float" office:value="-5.8229E-024" calcext:value-type="float">
            <text:p>-5.8229E-24</text:p>
          </table:table-cell>
          <table:table-cell table:formula="of:=SQRT([.H59]^2+[.I59]^2+[.J59]^2)" office:value-type="float" office:value="0.9776900034435" calcext:value-type="float">
            <text:p>0.9776900034435</text:p>
          </table:table-cell>
          <table:table-cell office:value-type="float" office:value="2.8214" calcext:value-type="float">
            <text:p>2.8214</text:p>
          </table:table-cell>
          <table:table-cell office:value-type="float" office:value="3.9592" calcext:value-type="float">
            <text:p>3.9592</text:p>
          </table:table-cell>
          <table:table-cell office:value-type="float" office:value="0.96997" calcext:value-type="float">
            <text:p>0.96997</text:p>
          </table:table-cell>
          <table:table-cell office:value-type="float" office:value="0.0012312" calcext:value-type="float">
            <text:p>0.0012312</text:p>
          </table:table-cell>
          <table:table-cell office:value-type="float" office:value="5.2149E-023" calcext:value-type="float">
            <text:p>5.2149E-23</text:p>
          </table:table-cell>
          <table:table-cell table:formula="of:=SQRT([.N59]^2+[.O59]^2+[.P59]^2)" office:value-type="float" office:value="0.969970781391605" calcext:value-type="float">
            <text:p>0.969970781391605</text:p>
          </table:table-cell>
          <table:table-cell office:value-type="float" office:value="2.8103" calcext:value-type="float">
            <text:p>2.8103</text:p>
          </table:table-cell>
          <table:table-cell office:value-type="float" office:value="3.9368" calcext:value-type="float">
            <text:p>3.9368</text:p>
          </table:table-cell>
          <table:table-cell office:value-type="float" office:value="1.0078" calcext:value-type="float">
            <text:p>1.0078</text:p>
          </table:table-cell>
          <table:table-cell office:value-type="float" office:value="0.0069669" calcext:value-type="float">
            <text:p>0.0069669</text:p>
          </table:table-cell>
          <table:table-cell office:value-type="float" office:value="-5.278E-024" calcext:value-type="float">
            <text:p>-5.278E-24</text:p>
          </table:table-cell>
          <table:table-cell table:formula="of:=SQRT([.T59]^2+[.U59]^2+[.V59]^2)" office:value-type="float" office:value="1.00782408072818" calcext:value-type="float">
            <text:p>1.00782408072818</text:p>
          </table:table-cell>
          <table:table-cell office:value-type="float" office:value="2.8195" calcext:value-type="float">
            <text:p>2.8195</text:p>
          </table:table-cell>
          <table:table-cell office:value-type="float" office:value="3.9928" calcext:value-type="float">
            <text:p>3.9928</text:p>
          </table:table-cell>
          <table:table-cell office:value-type="float" office:value="0.97332" calcext:value-type="float">
            <text:p>0.97332</text:p>
          </table:table-cell>
          <table:table-cell office:value-type="float" office:value="-0.0031166" calcext:value-type="float">
            <text:p>-0.0031166</text:p>
          </table:table-cell>
          <table:table-cell office:value-type="float" office:value="-6.001E-024" calcext:value-type="float">
            <text:p>-6.001E-24</text:p>
          </table:table-cell>
          <table:table-cell table:formula="of:=SQRT([.Z59]^2+[.AA59]^2+[.AB59]^2)" office:value-type="float" office:value="0.973324989710816" calcext:value-type="float">
            <text:p>0.973324989710816</text:p>
          </table:table-cell>
          <table:table-cell office:value-type="float" office:value="2.82" calcext:value-type="float">
            <text:p>2.82</text:p>
          </table:table-cell>
          <table:table-cell office:value-type="float" office:value="3.9524" calcext:value-type="float">
            <text:p>3.9524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1.0041" calcext:value-type="float">
            <text:p>1.0041</text:p>
          </table:table-cell>
          <table:table-cell office:value-type="float" office:value="0.010566" calcext:value-type="float">
            <text:p>0.010566</text:p>
          </table:table-cell>
          <table:table-cell office:value-type="float" office:value="6.0741E-023" calcext:value-type="float">
            <text:p>6.0741E-23</text:p>
          </table:table-cell>
          <table:table-cell table:formula="of:=SQRT([.B60]^2+[.C60]^2+[.D60]^2)" office:value-type="float" office:value="1.00415559071092" calcext:value-type="float">
            <text:p>1.00415559071092</text:p>
          </table:table-cell>
          <table:table-cell office:value-type="float" office:value="2.7761" calcext:value-type="float">
            <text:p>2.7761</text:p>
          </table:table-cell>
          <table:table-cell office:value-type="float" office:value="3.9363" calcext:value-type="float">
            <text:p>3.9363</text:p>
          </table:table-cell>
          <table:table-cell office:value-type="float" office:value="0.97368" calcext:value-type="float">
            <text:p>0.97368</text:p>
          </table:table-cell>
          <table:table-cell office:value-type="float" office:value="0.00021258" calcext:value-type="float">
            <text:p>0.00021258</text:p>
          </table:table-cell>
          <table:table-cell office:value-type="float" office:value="-4.6744E-024" calcext:value-type="float">
            <text:p>-4.6744E-24</text:p>
          </table:table-cell>
          <table:table-cell table:formula="of:=SQRT([.H60]^2+[.I60]^2+[.J60]^2)" office:value-type="float" office:value="0.973680023205908" calcext:value-type="float">
            <text:p>0.973680023205908</text:p>
          </table:table-cell>
          <table:table-cell office:value-type="float" office:value="2.8019" calcext:value-type="float">
            <text:p>2.8019</text:p>
          </table:table-cell>
          <table:table-cell office:value-type="float" office:value="3.9311" calcext:value-type="float">
            <text:p>3.9311</text:p>
          </table:table-cell>
          <table:table-cell office:value-type="float" office:value="0.96591" calcext:value-type="float">
            <text:p>0.96591</text:p>
          </table:table-cell>
          <table:table-cell office:value-type="float" office:value="0.0015403" calcext:value-type="float">
            <text:p>0.0015403</text:p>
          </table:table-cell>
          <table:table-cell office:value-type="float" office:value="6.8781E-023" calcext:value-type="float">
            <text:p>6.8781E-23</text:p>
          </table:table-cell>
          <table:table-cell table:formula="of:=SQRT([.N60]^2+[.O60]^2+[.P60]^2)" office:value-type="float" office:value="0.965911228128181" calcext:value-type="float">
            <text:p>0.965911228128181</text:p>
          </table:table-cell>
          <table:table-cell office:value-type="float" office:value="2.7906" calcext:value-type="float">
            <text:p>2.7906</text:p>
          </table:table-cell>
          <table:table-cell office:value-type="float" office:value="3.9086" calcext:value-type="float">
            <text:p>3.9086</text:p>
          </table:table-cell>
          <table:table-cell office:value-type="float" office:value="1.0042" calcext:value-type="float">
            <text:p>1.0042</text:p>
          </table:table-cell>
          <table:table-cell office:value-type="float" office:value="0.0074846" calcext:value-type="float">
            <text:p>0.0074846</text:p>
          </table:table-cell>
          <table:table-cell office:value-type="float" office:value="-4.237E-024" calcext:value-type="float">
            <text:p>-4.237E-24</text:p>
          </table:table-cell>
          <table:table-cell table:formula="of:=SQRT([.T60]^2+[.U60]^2+[.V60]^2)" office:value-type="float" office:value="1.00422789208285" calcext:value-type="float">
            <text:p>1.00422789208285</text:p>
          </table:table-cell>
          <table:table-cell office:value-type="float" office:value="2.8" calcext:value-type="float">
            <text:p>2.8</text:p>
          </table:table-cell>
          <table:table-cell office:value-type="float" office:value="3.965" calcext:value-type="float">
            <text:p>3.965</text:p>
          </table:table-cell>
          <table:table-cell office:value-type="float" office:value="0.96882" calcext:value-type="float">
            <text:p>0.96882</text:p>
          </table:table-cell>
          <table:table-cell office:value-type="float" office:value="-0.0027812" calcext:value-type="float">
            <text:p>-0.0027812</text:p>
          </table:table-cell>
          <table:table-cell office:value-type="float" office:value="-4.8174E-024" calcext:value-type="float">
            <text:p>-4.8174E-24</text:p>
          </table:table-cell>
          <table:table-cell table:formula="of:=SQRT([.Z60]^2+[.AA60]^2+[.AB60]^2)" office:value-type="float" office:value="0.96882399199929" calcext:value-type="float">
            <text:p>0.96882399199929</text:p>
          </table:table-cell>
          <table:table-cell office:value-type="float" office:value="2.8005" calcext:value-type="float">
            <text:p>2.8005</text:p>
          </table:table-cell>
          <table:table-cell office:value-type="float" office:value="3.9238" calcext:value-type="float">
            <text:p>3.9238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011048" calcext:value-type="float">
            <text:p>0.011048</text:p>
          </table:table-cell>
          <table:table-cell office:value-type="float" office:value="1.6012E-023" calcext:value-type="float">
            <text:p>1.6012E-23</text:p>
          </table:table-cell>
          <table:table-cell table:formula="of:=SQRT([.B61]^2+[.C61]^2+[.D61]^2)" office:value-type="float" office:value="1.00026101508756" calcext:value-type="float">
            <text:p>1.00026101508756</text:p>
          </table:table-cell>
          <table:table-cell office:value-type="float" office:value="2.7565" calcext:value-type="float">
            <text:p>2.7565</text:p>
          </table:table-cell>
          <table:table-cell office:value-type="float" office:value="3.9081" calcext:value-type="float">
            <text:p>3.9081</text:p>
          </table:table-cell>
          <table:table-cell office:value-type="float" office:value="0.96896" calcext:value-type="float">
            <text:p>0.96896</text:p>
          </table:table-cell>
          <table:table-cell office:value-type="float" office:value="0.0005809" calcext:value-type="float">
            <text:p>0.0005809</text:p>
          </table:table-cell>
          <table:table-cell office:value-type="float" office:value="-1.144E-024" calcext:value-type="float">
            <text:p>-1.144E-24</text:p>
          </table:table-cell>
          <table:table-cell table:formula="of:=SQRT([.H61]^2+[.I61]^2+[.J61]^2)" office:value-type="float" office:value="0.968960174127301" calcext:value-type="float">
            <text:p>0.968960174127301</text:p>
          </table:table-cell>
          <table:table-cell office:value-type="float" office:value="2.7824" calcext:value-type="float">
            <text:p>2.7824</text:p>
          </table:table-cell>
          <table:table-cell office:value-type="float" office:value="3.9023" calcext:value-type="float">
            <text:p>3.9023</text:p>
          </table:table-cell>
          <table:table-cell office:value-type="float" office:value="0.96106" calcext:value-type="float">
            <text:p>0.96106</text:p>
          </table:table-cell>
          <table:table-cell office:value-type="float" office:value="0.0019041" calcext:value-type="float">
            <text:p>0.0019041</text:p>
          </table:table-cell>
          <table:table-cell office:value-type="float" office:value="1.831E-023" calcext:value-type="float">
            <text:p>1.831E-23</text:p>
          </table:table-cell>
          <table:table-cell table:formula="of:=SQRT([.N61]^2+[.O61]^2+[.P61]^2)" office:value-type="float" office:value="0.961061886247088" calcext:value-type="float">
            <text:p>0.961061886247088</text:p>
          </table:table-cell>
          <table:table-cell office:value-type="float" office:value="2.771" calcext:value-type="float">
            <text:p>2.771</text:p>
          </table:table-cell>
          <table:table-cell office:value-type="float" office:value="3.8794" calcext:value-type="float">
            <text:p>3.8794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0.0080595" calcext:value-type="float">
            <text:p>0.0080595</text:p>
          </table:table-cell>
          <table:table-cell office:value-type="float" office:value="-1.0369E-024" calcext:value-type="float">
            <text:p>-1.0369E-24</text:p>
          </table:table-cell>
          <table:table-cell table:formula="of:=SQRT([.T61]^2+[.U61]^2+[.V61]^2)" office:value-type="float" office:value="0.999922480815513" calcext:value-type="float">
            <text:p>0.999922480815513</text:p>
          </table:table-cell>
          <table:table-cell office:value-type="float" office:value="2.7805" calcext:value-type="float">
            <text:p>2.7805</text:p>
          </table:table-cell>
          <table:table-cell office:value-type="float" office:value="3.9365" calcext:value-type="float">
            <text:p>3.9365</text:p>
          </table:table-cell>
          <table:table-cell office:value-type="float" office:value="0.96352" calcext:value-type="float">
            <text:p>0.96352</text:p>
          </table:table-cell>
          <table:table-cell office:value-type="float" office:value="-0.0023533" calcext:value-type="float">
            <text:p>-0.0023533</text:p>
          </table:table-cell>
          <table:table-cell office:value-type="float" office:value="-1.179E-024" calcext:value-type="float">
            <text:p>-1.179E-24</text:p>
          </table:table-cell>
          <table:table-cell table:formula="of:=SQRT([.Z61]^2+[.AA61]^2+[.AB61]^2)" office:value-type="float" office:value="0.96352287384415" calcext:value-type="float">
            <text:p>0.96352287384415</text:p>
          </table:table-cell>
          <table:table-cell office:value-type="float" office:value="2.781" calcext:value-type="float">
            <text:p>2.781</text:p>
          </table:table-cell>
          <table:table-cell office:value-type="float" office:value="3.8943" calcext:value-type="float">
            <text:p>3.8943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99548" calcext:value-type="float">
            <text:p>0.99548</text:p>
          </table:table-cell>
          <table:table-cell office:value-type="float" office:value="0.011563" calcext:value-type="float">
            <text:p>0.011563</text:p>
          </table:table-cell>
          <table:table-cell office:value-type="float" office:value="9.2404E-025" calcext:value-type="float">
            <text:p>9.2404E-25</text:p>
          </table:table-cell>
          <table:table-cell table:formula="of:=SQRT([.B62]^2+[.C62]^2+[.D62]^2)" office:value-type="float" office:value="0.99554715276023" calcext:value-type="float">
            <text:p>0.99554715276023</text:p>
          </table:table-cell>
          <table:table-cell office:value-type="float" office:value="2.737" calcext:value-type="float">
            <text:p>2.737</text:p>
          </table:table-cell>
          <table:table-cell office:value-type="float" office:value="3.8791" calcext:value-type="float">
            <text:p>3.8791</text:p>
          </table:table-cell>
          <table:table-cell office:value-type="float" office:value="0.96331" calcext:value-type="float">
            <text:p>0.96331</text:p>
          </table:table-cell>
          <table:table-cell office:value-type="float" office:value="0.0010419" calcext:value-type="float">
            <text:p>0.0010419</text:p>
          </table:table-cell>
          <table:table-cell office:value-type="float" office:value="0" calcext:value-type="float">
            <text:p>0</text:p>
          </table:table-cell>
          <table:table-cell table:formula="of:=SQRT([.H62]^2+[.I62]^2+[.J62]^2)" office:value-type="float" office:value="0.963310563450651" calcext:value-type="float">
            <text:p>0.963310563450651</text:p>
          </table:table-cell>
          <table:table-cell office:value-type="float" office:value="2.7629" calcext:value-type="float">
            <text:p>2.7629</text:p>
          </table:table-cell>
          <table:table-cell office:value-type="float" office:value="3.8723" calcext:value-type="float">
            <text:p>3.8723</text:p>
          </table:table-cell>
          <table:table-cell office:value-type="float" office:value="0.95525" calcext:value-type="float">
            <text:p>0.95525</text:p>
          </table:table-cell>
          <table:table-cell office:value-type="float" office:value="0.0023302" calcext:value-type="float">
            <text:p>0.0023302</text:p>
          </table:table-cell>
          <table:table-cell office:value-type="float" office:value="1.1036E-024" calcext:value-type="float">
            <text:p>1.1036E-24</text:p>
          </table:table-cell>
          <table:table-cell table:formula="of:=SQRT([.N62]^2+[.O62]^2+[.P62]^2)" office:value-type="float" office:value="0.955252842095767" calcext:value-type="float">
            <text:p>0.955252842095767</text:p>
          </table:table-cell>
          <table:table-cell office:value-type="float" office:value="2.7514" calcext:value-type="float">
            <text:p>2.7514</text:p>
          </table:table-cell>
          <table:table-cell office:value-type="float" office:value="3.8492" calcext:value-type="float">
            <text:p>3.8492</text:p>
          </table:table-cell>
          <table:table-cell office:value-type="float" office:value="0.99479" calcext:value-type="float">
            <text:p>0.99479</text:p>
          </table:table-cell>
          <table:table-cell office:value-type="float" office:value="0.0087027" calcext:value-type="float">
            <text:p>0.0087027</text:p>
          </table:table-cell>
          <table:table-cell office:value-type="float" office:value="0" calcext:value-type="float">
            <text:p>0</text:p>
          </table:table-cell>
          <table:table-cell table:formula="of:=SQRT([.T62]^2+[.U62]^2+[.V62]^2)" office:value-type="float" office:value="0.994828066093478" calcext:value-type="float">
            <text:p>0.994828066093478</text:p>
          </table:table-cell>
          <table:table-cell office:value-type="float" office:value="2.761" calcext:value-type="float">
            <text:p>2.761</text:p>
          </table:table-cell>
          <table:table-cell office:value-type="float" office:value="3.907" calcext:value-type="float">
            <text:p>3.907</text:p>
          </table:table-cell>
          <table:table-cell office:value-type="float" office:value="0.95722" calcext:value-type="float">
            <text:p>0.95722</text:p>
          </table:table-cell>
          <table:table-cell office:value-type="float" office:value="-0.0018181" calcext:value-type="float">
            <text:p>-0.0018181</text:p>
          </table:table-cell>
          <table:table-cell office:value-type="float" office:value="0" calcext:value-type="float">
            <text:p>0</text:p>
          </table:table-cell>
          <table:table-cell table:formula="of:=SQRT([.Z62]^2+[.AA62]^2+[.AB62]^2)" office:value-type="float" office:value="0.957221726606542" calcext:value-type="float">
            <text:p>0.957221726606542</text:p>
          </table:table-cell>
          <table:table-cell office:value-type="float" office:value="2.7616" calcext:value-type="float">
            <text:p>2.7616</text:p>
          </table:table-cell>
          <table:table-cell office:value-type="float" office:value="3.8637" calcext:value-type="float">
            <text:p>3.863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99039" calcext:value-type="float">
            <text:p>0.99039</text:p>
          </table:table-cell>
          <table:table-cell office:value-type="float" office:value="0.012095" calcext:value-type="float">
            <text:p>0.012095</text:p>
          </table:table-cell>
          <table:table-cell office:value-type="float" office:value="6.5746E-025" calcext:value-type="float">
            <text:p>6.5746E-25</text:p>
          </table:table-cell>
          <table:table-cell table:formula="of:=SQRT([.B63]^2+[.C63]^2+[.D63]^2)" office:value-type="float" office:value="0.990463851498378" calcext:value-type="float">
            <text:p>0.990463851498378</text:p>
          </table:table-cell>
          <table:table-cell office:value-type="float" office:value="2.7175" calcext:value-type="float">
            <text:p>2.7175</text:p>
          </table:table-cell>
          <table:table-cell office:value-type="float" office:value="3.8496" calcext:value-type="float">
            <text:p>3.8496</text:p>
          </table:table-cell>
          <table:table-cell office:value-type="float" office:value="0.95719" calcext:value-type="float">
            <text:p>0.95719</text:p>
          </table:table-cell>
          <table:table-cell office:value-type="float" office:value="0.0015483" calcext:value-type="float">
            <text:p>0.0015483</text:p>
          </table:table-cell>
          <table:table-cell office:value-type="float" office:value="0" calcext:value-type="float">
            <text:p>0</text:p>
          </table:table-cell>
          <table:table-cell table:formula="of:=SQRT([.H63]^2+[.I63]^2+[.J63]^2)" office:value-type="float" office:value="0.957191252223342" calcext:value-type="float">
            <text:p>0.957191252223342</text:p>
          </table:table-cell>
          <table:table-cell office:value-type="float" office:value="2.7435" calcext:value-type="float">
            <text:p>2.7435</text:p>
          </table:table-cell>
          <table:table-cell office:value-type="float" office:value="3.8419" calcext:value-type="float">
            <text:p>3.8419</text:p>
          </table:table-cell>
          <table:table-cell office:value-type="float" office:value="0.94895" calcext:value-type="float">
            <text:p>0.94895</text:p>
          </table:table-cell>
          <table:table-cell office:value-type="float" office:value="0.0027874" calcext:value-type="float">
            <text:p>0.0027874</text:p>
          </table:table-cell>
          <table:table-cell office:value-type="float" office:value="5.2986E-025" calcext:value-type="float">
            <text:p>5.2986E-25</text:p>
          </table:table-cell>
          <table:table-cell table:formula="of:=SQRT([.N63]^2+[.O63]^2+[.P63]^2)" office:value-type="float" office:value="0.948954093778387" calcext:value-type="float">
            <text:p>0.948954093778387</text:p>
          </table:table-cell>
          <table:table-cell office:value-type="float" office:value="2.7318" calcext:value-type="float">
            <text:p>2.7318</text:p>
          </table:table-cell>
          <table:table-cell office:value-type="float" office:value="3.8185" calcext:value-type="float">
            <text:p>3.8185</text:p>
          </table:table-cell>
          <table:table-cell office:value-type="float" office:value="0.98929" calcext:value-type="float">
            <text:p>0.98929</text:p>
          </table:table-cell>
          <table:table-cell office:value-type="float" office:value="0.0093793" calcext:value-type="float">
            <text:p>0.0093793</text:p>
          </table:table-cell>
          <table:table-cell office:value-type="float" office:value="0" calcext:value-type="float">
            <text:p>0</text:p>
          </table:table-cell>
          <table:table-cell table:formula="of:=SQRT([.T63]^2+[.U63]^2+[.V63]^2)" office:value-type="float" office:value="0.989334460821259" calcext:value-type="float">
            <text:p>0.989334460821259</text:p>
          </table:table-cell>
          <table:table-cell office:value-type="float" office:value="2.7415" calcext:value-type="float">
            <text:p>2.7415</text:p>
          </table:table-cell>
          <table:table-cell office:value-type="float" office:value="3.8771" calcext:value-type="float">
            <text:p>3.8771</text:p>
          </table:table-cell>
          <table:table-cell office:value-type="float" office:value="0.95043" calcext:value-type="float">
            <text:p>0.95043</text:p>
          </table:table-cell>
          <table:table-cell office:value-type="float" office:value="-0.0012304" calcext:value-type="float">
            <text:p>-0.0012304</text:p>
          </table:table-cell>
          <table:table-cell office:value-type="float" office:value="0" calcext:value-type="float">
            <text:p>0</text:p>
          </table:table-cell>
          <table:table-cell table:formula="of:=SQRT([.Z63]^2+[.AA63]^2+[.AB63]^2)" office:value-type="float" office:value="0.950430796420318" calcext:value-type="float">
            <text:p>0.950430796420318</text:p>
          </table:table-cell>
          <table:table-cell office:value-type="float" office:value="2.7421" calcext:value-type="float">
            <text:p>2.7421</text:p>
          </table:table-cell>
          <table:table-cell office:value-type="float" office:value="3.8325" calcext:value-type="float">
            <text:p>3.8325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98384" calcext:value-type="float">
            <text:p>0.98384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4.4866E-023" calcext:value-type="float">
            <text:p>4.4866E-23</text:p>
          </table:table-cell>
          <table:table-cell table:formula="of:=SQRT([.B64]^2+[.C64]^2+[.D64]^2)" office:value-type="float" office:value="0.983921708267482" calcext:value-type="float">
            <text:p>0.983921708267482</text:p>
          </table:table-cell>
          <table:table-cell office:value-type="float" office:value="2.698" calcext:value-type="float">
            <text:p>2.698</text:p>
          </table:table-cell>
          <table:table-cell office:value-type="float" office:value="3.8184" calcext:value-type="float">
            <text:p>3.8184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0021994" calcext:value-type="float">
            <text:p>0.0021994</text:p>
          </table:table-cell>
          <table:table-cell office:value-type="float" office:value="0" calcext:value-type="float">
            <text:p>0</text:p>
          </table:table-cell>
          <table:table-cell table:formula="of:=SQRT([.H64]^2+[.I64]^2+[.J64]^2)" office:value-type="float" office:value="0.949502547316415" calcext:value-type="float">
            <text:p>0.949502547316415</text:p>
          </table:table-cell>
          <table:table-cell office:value-type="float" office:value="2.724" calcext:value-type="float">
            <text:p>2.724</text:p>
          </table:table-cell>
          <table:table-cell office:value-type="float" office:value="3.8097" calcext:value-type="float">
            <text:p>3.8097</text:p>
          </table:table-cell>
          <table:table-cell office:value-type="float" office:value="0.94105" calcext:value-type="float">
            <text:p>0.94105</text:p>
          </table:table-cell>
          <table:table-cell office:value-type="float" office:value="0.0033406" calcext:value-type="float">
            <text:p>0.0033406</text:p>
          </table:table-cell>
          <table:table-cell office:value-type="float" office:value="5.0411E-023" calcext:value-type="float">
            <text:p>5.0411E-23</text:p>
          </table:table-cell>
          <table:table-cell table:formula="of:=SQRT([.N64]^2+[.O64]^2+[.P64]^2)" office:value-type="float" office:value="0.941055929320017" calcext:value-type="float">
            <text:p>0.941055929320017</text:p>
          </table:table-cell>
          <table:table-cell office:value-type="float" office:value="2.7122" calcext:value-type="float">
            <text:p>2.7122</text:p>
          </table:table-cell>
          <table:table-cell office:value-type="float" office:value="3.786" calcext:value-type="float">
            <text:p>3.786</text:p>
          </table:table-cell>
          <table:table-cell office:value-type="float" office:value="0.98232" calcext:value-type="float">
            <text:p>0.98232</text:p>
          </table:table-cell>
          <table:table-cell office:value-type="float" office:value="0.01016" calcext:value-type="float">
            <text:p>0.01016</text:p>
          </table:table-cell>
          <table:table-cell office:value-type="float" office:value="0" calcext:value-type="float">
            <text:p>0</text:p>
          </table:table-cell>
          <table:table-cell table:formula="of:=SQRT([.T64]^2+[.U64]^2+[.V64]^2)" office:value-type="float" office:value="0.982372540332841" calcext:value-type="float">
            <text:p>0.982372540332841</text:p>
          </table:table-cell>
          <table:table-cell office:value-type="float" office:value="2.722" calcext:value-type="float">
            <text:p>2.722</text:p>
          </table:table-cell>
          <table:table-cell office:value-type="float" office:value="3.8455" calcext:value-type="float">
            <text:p>3.8455</text:p>
          </table:table-cell>
          <table:table-cell office:value-type="float" office:value="0.94206" calcext:value-type="float">
            <text:p>0.94206</text:p>
          </table:table-cell>
          <table:table-cell office:value-type="float" office:value="-0.00049065" calcext:value-type="float">
            <text:p>-0.00049065</text:p>
          </table:table-cell>
          <table:table-cell office:value-type="float" office:value="0" calcext:value-type="float">
            <text:p>0</text:p>
          </table:table-cell>
          <table:table-cell table:formula="of:=SQRT([.Z64]^2+[.AA64]^2+[.AB64]^2)" office:value-type="float" office:value="0.942060127771801" calcext:value-type="float">
            <text:p>0.942060127771801</text:p>
          </table:table-cell>
          <table:table-cell office:value-type="float" office:value="2.7226" calcext:value-type="float">
            <text:p>2.7226</text:p>
          </table:table-cell>
          <table:table-cell office:value-type="float" office:value="3.7997" calcext:value-type="float">
            <text:p>3.7997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97673" calcext:value-type="float">
            <text:p>0.97673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5.947E-023" calcext:value-type="float">
            <text:p>5.947E-23</text:p>
          </table:table-cell>
          <table:table-cell table:formula="of:=SQRT([.B65]^2+[.C65]^2+[.D65]^2)" office:value-type="float" office:value="0.976820275844026" calcext:value-type="float">
            <text:p>0.976820275844026</text:p>
          </table:table-cell>
          <table:table-cell office:value-type="float" office:value="2.6785" calcext:value-type="float">
            <text:p>2.6785</text:p>
          </table:table-cell>
          <table:table-cell office:value-type="float" office:value="3.7867" calcext:value-type="float">
            <text:p>3.7867</text:p>
          </table:table-cell>
          <table:table-cell office:value-type="float" office:value="0.94124" calcext:value-type="float">
            <text:p>0.94124</text:p>
          </table:table-cell>
          <table:table-cell office:value-type="float" office:value="0.0029" calcext:value-type="float">
            <text:p>0.0029</text:p>
          </table:table-cell>
          <table:table-cell office:value-type="float" office:value="6.37E-025" calcext:value-type="float">
            <text:p>6.37E-25</text:p>
          </table:table-cell>
          <table:table-cell table:formula="of:=SQRT([.H65]^2+[.I65]^2+[.J65]^2)" office:value-type="float" office:value="0.941244467500341" calcext:value-type="float">
            <text:p>0.941244467500341</text:p>
          </table:table-cell>
          <table:table-cell office:value-type="float" office:value="2.7045" calcext:value-type="float">
            <text:p>2.7045</text:p>
          </table:table-cell>
          <table:table-cell office:value-type="float" office:value="3.777" calcext:value-type="float">
            <text:p>3.777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0039235" calcext:value-type="float">
            <text:p>0.0039235</text:p>
          </table:table-cell>
          <table:table-cell office:value-type="float" office:value="6.6931E-023" calcext:value-type="float">
            <text:p>6.6931E-23</text:p>
          </table:table-cell>
          <table:table-cell table:formula="of:=SQRT([.N65]^2+[.O65]^2+[.P65]^2)" office:value-type="float" office:value="0.932608253154694" calcext:value-type="float">
            <text:p>0.932608253154694</text:p>
          </table:table-cell>
          <table:table-cell office:value-type="float" office:value="2.6926" calcext:value-type="float">
            <text:p>2.6926</text:p>
          </table:table-cell>
          <table:table-cell office:value-type="float" office:value="3.7531" calcext:value-type="float">
            <text:p>3.7531</text:p>
          </table:table-cell>
          <table:table-cell office:value-type="float" office:value="0.97477" calcext:value-type="float">
            <text:p>0.97477</text:p>
          </table:table-cell>
          <table:table-cell office:value-type="float" office:value="0.010977" calcext:value-type="float">
            <text:p>0.010977</text:p>
          </table:table-cell>
          <table:table-cell office:value-type="float" office:value="5.7893E-025" calcext:value-type="float">
            <text:p>5.7893E-25</text:p>
          </table:table-cell>
          <table:table-cell table:formula="of:=SQRT([.T65]^2+[.U65]^2+[.V65]^2)" office:value-type="float" office:value="0.974831804686839" calcext:value-type="float">
            <text:p>0.974831804686839</text:p>
          </table:table-cell>
          <table:table-cell office:value-type="float" office:value="2.7025" calcext:value-type="float">
            <text:p>2.7025</text:p>
          </table:table-cell>
          <table:table-cell office:value-type="float" office:value="3.8132" calcext:value-type="float">
            <text:p>3.8132</text:p>
          </table:table-cell>
          <table:table-cell office:value-type="float" office:value="0.93315" calcext:value-type="float">
            <text:p>0.93315</text:p>
          </table:table-cell>
          <table:table-cell office:value-type="float" office:value="0.00029627" calcext:value-type="float">
            <text:p>0.00029627</text:p>
          </table:table-cell>
          <table:table-cell office:value-type="float" office:value="6.513E-025" calcext:value-type="float">
            <text:p>6.513E-25</text:p>
          </table:table-cell>
          <table:table-cell table:formula="of:=SQRT([.Z65]^2+[.AA65]^2+[.AB65]^2)" office:value-type="float" office:value="0.933150047032048" calcext:value-type="float">
            <text:p>0.933150047032048</text:p>
          </table:table-cell>
          <table:table-cell office:value-type="float" office:value="2.7031" calcext:value-type="float">
            <text:p>2.7031</text:p>
          </table:table-cell>
          <table:table-cell office:value-type="float" office:value="3.7663" calcext:value-type="float">
            <text:p>3.7663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013914" calcext:value-type="float">
            <text:p>0.013914</text:p>
          </table:table-cell>
          <table:table-cell office:value-type="float" office:value="1.4868E-023" calcext:value-type="float">
            <text:p>1.4868E-23</text:p>
          </table:table-cell>
          <table:table-cell table:formula="of:=SQRT([.B66]^2+[.C66]^2+[.D66]^2)" office:value-type="float" office:value="0.968599942905222" calcext:value-type="float">
            <text:p>0.968599942905222</text:p>
          </table:table-cell>
          <table:table-cell office:value-type="float" office:value="2.659" calcext:value-type="float">
            <text:p>2.659</text:p>
          </table:table-cell>
          <table:table-cell office:value-type="float" office:value="3.7538" calcext:value-type="float">
            <text:p>3.7538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0036924" calcext:value-type="float">
            <text:p>0.0036924</text:p>
          </table:table-cell>
          <table:table-cell office:value-type="float" office:value="2.4944E-024" calcext:value-type="float">
            <text:p>2.4944E-24</text:p>
          </table:table-cell>
          <table:table-cell table:formula="of:=SQRT([.H66]^2+[.I66]^2+[.J66]^2)" office:value-type="float" office:value="0.931907315036082" calcext:value-type="float">
            <text:p>0.931907315036082</text:p>
          </table:table-cell>
          <table:table-cell office:value-type="float" office:value="2.685" calcext:value-type="float">
            <text:p>2.685</text:p>
          </table:table-cell>
          <table:table-cell office:value-type="float" office:value="3.7431" calcext:value-type="float">
            <text:p>3.7431</text:p>
          </table:table-cell>
          <table:table-cell office:value-type="float" office:value="0.92309" calcext:value-type="float">
            <text:p>0.92309</text:p>
          </table:table-cell>
          <table:table-cell office:value-type="float" office:value="0.0045658" calcext:value-type="float">
            <text:p>0.0045658</text:p>
          </table:table-cell>
          <table:table-cell office:value-type="float" office:value="1.6733E-023" calcext:value-type="float">
            <text:p>1.6733E-23</text:p>
          </table:table-cell>
          <table:table-cell table:formula="of:=SQRT([.N66]^2+[.O66]^2+[.P66]^2)" office:value-type="float" office:value="0.923101291641194" calcext:value-type="float">
            <text:p>0.923101291641194</text:p>
          </table:table-cell>
          <table:table-cell office:value-type="float" office:value="2.6731" calcext:value-type="float">
            <text:p>2.6731</text:p>
          </table:table-cell>
          <table:table-cell office:value-type="float" office:value="3.719" calcext:value-type="float">
            <text:p>3.719</text:p>
          </table:table-cell>
          <table:table-cell office:value-type="float" office:value="0.96614" calcext:value-type="float">
            <text:p>0.96614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2.267E-024" calcext:value-type="float">
            <text:p>2.267E-24</text:p>
          </table:table-cell>
          <table:table-cell table:formula="of:=SQRT([.T66]^2+[.U66]^2+[.V66]^2)" office:value-type="float" office:value="0.966212791883858" calcext:value-type="float">
            <text:p>0.966212791883858</text:p>
          </table:table-cell>
          <table:table-cell office:value-type="float" office:value="2.683" calcext:value-type="float">
            <text:p>2.683</text:p>
          </table:table-cell>
          <table:table-cell office:value-type="float" office:value="3.7798" calcext:value-type="float">
            <text:p>3.7798</text:p>
          </table:table-cell>
          <table:table-cell office:value-type="float" office:value="0.92321" calcext:value-type="float">
            <text:p>0.92321</text:p>
          </table:table-cell>
          <table:table-cell office:value-type="float" office:value="0.0011709" calcext:value-type="float">
            <text:p>0.0011709</text:p>
          </table:table-cell>
          <table:table-cell office:value-type="float" office:value="2.5502E-024" calcext:value-type="float">
            <text:p>2.5502E-24</text:p>
          </table:table-cell>
          <table:table-cell table:formula="of:=SQRT([.Z66]^2+[.AA66]^2+[.AB66]^2)" office:value-type="float" office:value="0.923210742521343" calcext:value-type="float">
            <text:p>0.923210742521343</text:p>
          </table:table-cell>
          <table:table-cell office:value-type="float" office:value="2.6836" calcext:value-type="float">
            <text:p>2.6836</text:p>
          </table:table-cell>
          <table:table-cell office:value-type="float" office:value="3.7318" calcext:value-type="float">
            <text:p>3.7318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95914" calcext:value-type="float">
            <text:p>0.95914</text:p>
          </table:table-cell>
          <table:table-cell office:value-type="float" office:value="0.014573" calcext:value-type="float">
            <text:p>0.014573</text:p>
          </table:table-cell>
          <table:table-cell office:value-type="float" office:value="-2.9105E-023" calcext:value-type="float">
            <text:p>-2.9105E-23</text:p>
          </table:table-cell>
          <table:table-cell table:formula="of:=SQRT([.B67]^2+[.C67]^2+[.D67]^2)" office:value-type="float" office:value="0.95925070337686" calcext:value-type="float">
            <text:p>0.95925070337686</text:p>
          </table:table-cell>
          <table:table-cell office:value-type="float" office:value="2.6396" calcext:value-type="float">
            <text:p>2.6396</text:p>
          </table:table-cell>
          <table:table-cell office:value-type="float" office:value="3.7197" calcext:value-type="float">
            <text:p>3.7197</text:p>
          </table:table-cell>
          <table:table-cell office:value-type="float" office:value="0.92155" calcext:value-type="float">
            <text:p>0.92155</text:p>
          </table:table-cell>
          <table:table-cell office:value-type="float" office:value="0.0045656" calcext:value-type="float">
            <text:p>0.0045656</text:p>
          </table:table-cell>
          <table:table-cell office:value-type="float" office:value="3.1143E-024" calcext:value-type="float">
            <text:p>3.1143E-24</text:p>
          </table:table-cell>
          <table:table-cell table:formula="of:=SQRT([.H67]^2+[.I67]^2+[.J67]^2)" office:value-type="float" office:value="0.921561309519535" calcext:value-type="float">
            <text:p>0.921561309519535</text:p>
          </table:table-cell>
          <table:table-cell office:value-type="float" office:value="2.6655" calcext:value-type="float">
            <text:p>2.6655</text:p>
          </table:table-cell>
          <table:table-cell office:value-type="float" office:value="3.7082" calcext:value-type="float">
            <text:p>3.7082</text:p>
          </table:table-cell>
          <table:table-cell office:value-type="float" office:value="0.91264" calcext:value-type="float">
            <text:p>0.91264</text:p>
          </table:table-cell>
          <table:table-cell office:value-type="float" office:value="0.0052563" calcext:value-type="float">
            <text:p>0.0052563</text:p>
          </table:table-cell>
          <table:table-cell office:value-type="float" office:value="-3.2617E-023" calcext:value-type="float">
            <text:p>-3.2617E-23</text:p>
          </table:table-cell>
          <table:table-cell table:formula="of:=SQRT([.N67]^2+[.O67]^2+[.P67]^2)" office:value-type="float" office:value="0.912655136560185" calcext:value-type="float">
            <text:p>0.912655136560185</text:p>
          </table:table-cell>
          <table:table-cell office:value-type="float" office:value="2.6535" calcext:value-type="float">
            <text:p>2.6535</text:p>
          </table:table-cell>
          <table:table-cell office:value-type="float" office:value="3.6841" calcext:value-type="float">
            <text:p>3.6841</text:p>
          </table:table-cell>
          <table:table-cell office:value-type="float" office:value="0.95638" calcext:value-type="float">
            <text:p>0.95638</text:p>
          </table:table-cell>
          <table:table-cell office:value-type="float" office:value="0.012802" calcext:value-type="float">
            <text:p>0.012802</text:p>
          </table:table-cell>
          <table:table-cell office:value-type="float" office:value="2.8303E-024" calcext:value-type="float">
            <text:p>2.8303E-24</text:p>
          </table:table-cell>
          <table:table-cell table:formula="of:=SQRT([.T67]^2+[.U67]^2+[.V67]^2)" office:value-type="float" office:value="0.956465679260892" calcext:value-type="float">
            <text:p>0.956465679260892</text:p>
          </table:table-cell>
          <table:table-cell office:value-type="float" office:value="2.6635" calcext:value-type="float">
            <text:p>2.6635</text:p>
          </table:table-cell>
          <table:table-cell office:value-type="float" office:value="3.7452" calcext:value-type="float">
            <text:p>3.7452</text:p>
          </table:table-cell>
          <table:table-cell office:value-type="float" office:value="0.91237" calcext:value-type="float">
            <text:p>0.91237</text:p>
          </table:table-cell>
          <table:table-cell office:value-type="float" office:value="0.0021157" calcext:value-type="float">
            <text:p>0.0021157</text:p>
          </table:table-cell>
          <table:table-cell office:value-type="float" office:value="3.1837E-024" calcext:value-type="float">
            <text:p>3.1837E-24</text:p>
          </table:table-cell>
          <table:table-cell table:formula="of:=SQRT([.Z67]^2+[.AA67]^2+[.AB67]^2)" office:value-type="float" office:value="0.912372453051105" calcext:value-type="float">
            <text:p>0.912372453051105</text:p>
          </table:table-cell>
          <table:table-cell office:value-type="float" office:value="2.6641" calcext:value-type="float">
            <text:p>2.6641</text:p>
          </table:table-cell>
          <table:table-cell office:value-type="float" office:value="3.6965" calcext:value-type="float">
            <text:p>3.696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94921" calcext:value-type="float">
            <text:p>0.94921</text:p>
          </table:table-cell>
          <table:table-cell office:value-type="float" office:value="0.015245" calcext:value-type="float">
            <text:p>0.015245</text:p>
          </table:table-cell>
          <table:table-cell office:value-type="float" office:value="-7.2764E-023" calcext:value-type="float">
            <text:p>-7.2764E-23</text:p>
          </table:table-cell>
          <table:table-cell table:formula="of:=SQRT([.B68]^2+[.C68]^2+[.D68]^2)" office:value-type="float" office:value="0.94933241497644" calcext:value-type="float">
            <text:p>0.94933241497644</text:p>
          </table:table-cell>
          <table:table-cell office:value-type="float" office:value="2.6202" calcext:value-type="float">
            <text:p>2.6202</text:p>
          </table:table-cell>
          <table:table-cell office:value-type="float" office:value="3.685" calcext:value-type="float">
            <text:p>3.685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0054776" calcext:value-type="float">
            <text:p>0.0054776</text:p>
          </table:table-cell>
          <table:table-cell office:value-type="float" office:value="3.9018E-024" calcext:value-type="float">
            <text:p>3.9018E-24</text:p>
          </table:table-cell>
          <table:table-cell table:formula="of:=SQRT([.H68]^2+[.I68]^2+[.J68]^2)" office:value-type="float" office:value="0.9107164729496" calcext:value-type="float">
            <text:p>0.9107164729496</text:p>
          </table:table-cell>
          <table:table-cell office:value-type="float" office:value="2.6459" calcext:value-type="float">
            <text:p>2.6459</text:p>
          </table:table-cell>
          <table:table-cell office:value-type="float" office:value="3.6728" calcext:value-type="float">
            <text:p>3.6728</text:p>
          </table:table-cell>
          <table:table-cell office:value-type="float" office:value="0.90172" calcext:value-type="float">
            <text:p>0.90172</text:p>
          </table:table-cell>
          <table:table-cell office:value-type="float" office:value="0.005971" calcext:value-type="float">
            <text:p>0.005971</text:p>
          </table:table-cell>
          <table:table-cell office:value-type="float" office:value="-8.1545E-023" calcext:value-type="float">
            <text:p>-8.1545E-23</text:p>
          </table:table-cell>
          <table:table-cell table:formula="of:=SQRT([.N68]^2+[.O68]^2+[.P68]^2)" office:value-type="float" office:value="0.901739769135753" calcext:value-type="float">
            <text:p>0.901739769135753</text:p>
          </table:table-cell>
          <table:table-cell office:value-type="float" office:value="2.634" calcext:value-type="float">
            <text:p>2.634</text:p>
          </table:table-cell>
          <table:table-cell office:value-type="float" office:value="3.6488" calcext:value-type="float">
            <text:p>3.6488</text:p>
          </table:table-cell>
          <table:table-cell office:value-type="float" office:value="0.94606" calcext:value-type="float">
            <text:p>0.94606</text:p>
          </table:table-cell>
          <table:table-cell office:value-type="float" office:value="0.013773" calcext:value-type="float">
            <text:p>0.013773</text:p>
          </table:table-cell>
          <table:table-cell office:value-type="float" office:value="3.5445E-024" calcext:value-type="float">
            <text:p>3.5445E-24</text:p>
          </table:table-cell>
          <table:table-cell table:formula="of:=SQRT([.T68]^2+[.U68]^2+[.V68]^2)" office:value-type="float" office:value="0.946160250237242" calcext:value-type="float">
            <text:p>0.946160250237242</text:p>
          </table:table-cell>
          <table:table-cell office:value-type="float" office:value="2.644" calcext:value-type="float">
            <text:p>2.644</text:p>
          </table:table-cell>
          <table:table-cell office:value-type="float" office:value="3.7099" calcext:value-type="float">
            <text:p>3.7099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0030941" calcext:value-type="float">
            <text:p>0.0030941</text:p>
          </table:table-cell>
          <table:table-cell office:value-type="float" office:value="3.9815E-024" calcext:value-type="float">
            <text:p>3.9815E-24</text:p>
          </table:table-cell>
          <table:table-cell table:formula="of:=SQRT([.Z68]^2+[.AA68]^2+[.AB68]^2)" office:value-type="float" office:value="0.901105312077789" calcext:value-type="float">
            <text:p>0.901105312077789</text:p>
          </table:table-cell>
          <table:table-cell office:value-type="float" office:value="2.6446" calcext:value-type="float">
            <text:p>2.6446</text:p>
          </table:table-cell>
          <table:table-cell office:value-type="float" office:value="3.6608" calcext:value-type="float">
            <text:p>3.6608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93774" calcext:value-type="float">
            <text:p>0.93774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-7.2215E-023" calcext:value-type="float">
            <text:p>-7.2215E-23</text:p>
          </table:table-cell>
          <table:table-cell table:formula="of:=SQRT([.B69]^2+[.C69]^2+[.D69]^2)" office:value-type="float" office:value="0.937875466786503" calcext:value-type="float">
            <text:p>0.937875466786503</text:p>
          </table:table-cell>
          <table:table-cell office:value-type="float" office:value="2.6008" calcext:value-type="float">
            <text:p>2.6008</text:p>
          </table:table-cell>
          <table:table-cell office:value-type="float" office:value="3.6488" calcext:value-type="float">
            <text:p>3.6488</text:p>
          </table:table-cell>
          <table:table-cell office:value-type="float" office:value="0.89874" calcext:value-type="float">
            <text:p>0.89874</text:p>
          </table:table-cell>
          <table:table-cell office:value-type="float" office:value="0.0064686" calcext:value-type="float">
            <text:p>0.0064686</text:p>
          </table:table-cell>
          <table:table-cell office:value-type="float" office:value="4.8543E-023" calcext:value-type="float">
            <text:p>4.8543E-23</text:p>
          </table:table-cell>
          <table:table-cell table:formula="of:=SQRT([.H69]^2+[.I69]^2+[.J69]^2)" office:value-type="float" office:value="0.89876327828075" calcext:value-type="float">
            <text:p>0.89876327828075</text:p>
          </table:table-cell>
          <table:table-cell office:value-type="float" office:value="2.6264" calcext:value-type="float">
            <text:p>2.6264</text:p>
          </table:table-cell>
          <table:table-cell office:value-type="float" office:value="3.6365" calcext:value-type="float">
            <text:p>3.6365</text:p>
          </table:table-cell>
          <table:table-cell office:value-type="float" office:value="0.88976" calcext:value-type="float">
            <text:p>0.88976</text:p>
          </table:table-cell>
          <table:table-cell office:value-type="float" office:value="0.0067328" calcext:value-type="float">
            <text:p>0.0067328</text:p>
          </table:table-cell>
          <table:table-cell office:value-type="float" office:value="-8.093E-023" calcext:value-type="float">
            <text:p>-8.093E-23</text:p>
          </table:table-cell>
          <table:table-cell table:formula="of:=SQRT([.N69]^2+[.O69]^2+[.P69]^2)" office:value-type="float" office:value="0.889785473131496" calcext:value-type="float">
            <text:p>0.889785473131496</text:p>
          </table:table-cell>
          <table:table-cell office:value-type="float" office:value="2.6146" calcext:value-type="float">
            <text:p>2.6146</text:p>
          </table:table-cell>
          <table:table-cell office:value-type="float" office:value="3.6126" calcext:value-type="float">
            <text:p>3.6126</text:p>
          </table:table-cell>
          <table:table-cell office:value-type="float" office:value="0.93433" calcext:value-type="float">
            <text:p>0.93433</text:p>
          </table:table-cell>
          <table:table-cell office:value-type="float" office:value="0.014803" calcext:value-type="float">
            <text:p>0.014803</text:p>
          </table:table-cell>
          <table:table-cell office:value-type="float" office:value="4.4029E-023" calcext:value-type="float">
            <text:p>4.4029E-23</text:p>
          </table:table-cell>
          <table:table-cell table:formula="of:=SQRT([.T69]^2+[.U69]^2+[.V69]^2)" office:value-type="float" office:value="0.934447257853005" calcext:value-type="float">
            <text:p>0.934447257853005</text:p>
          </table:table-cell>
          <table:table-cell office:value-type="float" office:value="2.6244" calcext:value-type="float">
            <text:p>2.6244</text:p>
          </table:table-cell>
          <table:table-cell office:value-type="float" office:value="3.6733" calcext:value-type="float">
            <text:p>3.6733</text:p>
          </table:table-cell>
          <table:table-cell office:value-type="float" office:value="0.88892" calcext:value-type="float">
            <text:p>0.88892</text:p>
          </table:table-cell>
          <table:table-cell office:value-type="float" office:value="0.004133" calcext:value-type="float">
            <text:p>0.004133</text:p>
          </table:table-cell>
          <table:table-cell office:value-type="float" office:value="4.9203E-023" calcext:value-type="float">
            <text:p>4.9203E-23</text:p>
          </table:table-cell>
          <table:table-cell table:formula="of:=SQRT([.Z69]^2+[.AA69]^2+[.AB69]^2)" office:value-type="float" office:value="0.888929608061853" calcext:value-type="float">
            <text:p>0.888929608061853</text:p>
          </table:table-cell>
          <table:table-cell office:value-type="float" office:value="2.6251" calcext:value-type="float">
            <text:p>2.6251</text:p>
          </table:table-cell>
          <table:table-cell office:value-type="float" office:value="3.6243" calcext:value-type="float">
            <text:p>3.6243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92589" calcext:value-type="float">
            <text:p>0.92589</text:p>
          </table:table-cell>
          <table:table-cell office:value-type="float" office:value="0.016638" calcext:value-type="float">
            <text:p>0.016638</text:p>
          </table:table-cell>
          <table:table-cell office:value-type="float" office:value="-5.7111E-023" calcext:value-type="float">
            <text:p>-5.7111E-23</text:p>
          </table:table-cell>
          <table:table-cell table:formula="of:=SQRT([.B70]^2+[.C70]^2+[.D70]^2)" office:value-type="float" office:value="0.926039478177901" calcext:value-type="float">
            <text:p>0.926039478177901</text:p>
          </table:table-cell>
          <table:table-cell office:value-type="float" office:value="2.5814" calcext:value-type="float">
            <text:p>2.5814</text:p>
          </table:table-cell>
          <table:table-cell office:value-type="float" office:value="3.6123" calcext:value-type="float">
            <text:p>3.6123</text:p>
          </table:table-cell>
          <table:table-cell office:value-type="float" office:value="0.88654" calcext:value-type="float">
            <text:p>0.88654</text:p>
          </table:table-cell>
          <table:table-cell office:value-type="float" office:value="0.0074699" calcext:value-type="float">
            <text:p>0.0074699</text:p>
          </table:table-cell>
          <table:table-cell office:value-type="float" office:value="5.9829E-023" calcext:value-type="float">
            <text:p>5.9829E-23</text:p>
          </table:table-cell>
          <table:table-cell table:formula="of:=SQRT([.H70]^2+[.I70]^2+[.J70]^2)" office:value-type="float" office:value="0.886571469767672" calcext:value-type="float">
            <text:p>0.886571469767672</text:p>
          </table:table-cell>
          <table:table-cell office:value-type="float" office:value="2.6069" calcext:value-type="float">
            <text:p>2.6069</text:p>
          </table:table-cell>
          <table:table-cell office:value-type="float" office:value="3.6" calcext:value-type="float">
            <text:p>3.6</text:p>
          </table:table-cell>
          <table:table-cell office:value-type="float" office:value="0.87762" calcext:value-type="float">
            <text:p>0.87762</text:p>
          </table:table-cell>
          <table:table-cell office:value-type="float" office:value="0.0074994" calcext:value-type="float">
            <text:p>0.0074994</text:p>
          </table:table-cell>
          <table:table-cell office:value-type="float" office:value="-6.4005E-023" calcext:value-type="float">
            <text:p>-6.4005E-23</text:p>
          </table:table-cell>
          <table:table-cell table:formula="of:=SQRT([.N70]^2+[.O70]^2+[.P70]^2)" office:value-type="float" office:value="0.877652041187372" calcext:value-type="float">
            <text:p>0.877652041187372</text:p>
          </table:table-cell>
          <table:table-cell office:value-type="float" office:value="2.5951" calcext:value-type="float">
            <text:p>2.5951</text:p>
          </table:table-cell>
          <table:table-cell office:value-type="float" office:value="3.5764" calcext:value-type="float">
            <text:p>3.5764</text:p>
          </table:table-cell>
          <table:table-cell office:value-type="float" office:value="0.92223" calcext:value-type="float">
            <text:p>0.92223</text:p>
          </table:table-cell>
          <table:table-cell office:value-type="float" office:value="0.015842" calcext:value-type="float">
            <text:p>0.015842</text:p>
          </table:table-cell>
          <table:table-cell office:value-type="float" office:value="5.4257E-023" calcext:value-type="float">
            <text:p>5.4257E-23</text:p>
          </table:table-cell>
          <table:table-cell table:formula="of:=SQRT([.T70]^2+[.U70]^2+[.V70]^2)" office:value-type="float" office:value="0.922366056326879" calcext:value-type="float">
            <text:p>0.922366056326879</text:p>
          </table:table-cell>
          <table:table-cell office:value-type="float" office:value="2.6049" calcext:value-type="float">
            <text:p>2.6049</text:p>
          </table:table-cell>
          <table:table-cell office:value-type="float" office:value="3.6364" calcext:value-type="float">
            <text:p>3.6364</text:p>
          </table:table-cell>
          <table:table-cell office:value-type="float" office:value="0.87659" calcext:value-type="float">
            <text:p>0.87659</text:p>
          </table:table-cell>
          <table:table-cell office:value-type="float" office:value="0.005175" calcext:value-type="float">
            <text:p>0.005175</text:p>
          </table:table-cell>
          <table:table-cell office:value-type="float" office:value="6.0645E-023" calcext:value-type="float">
            <text:p>6.0645E-23</text:p>
          </table:table-cell>
          <table:table-cell table:formula="of:=SQRT([.Z70]^2+[.AA70]^2+[.AB70]^2)" office:value-type="float" office:value="0.876605275323506" calcext:value-type="float">
            <text:p>0.876605275323506</text:p>
          </table:table-cell>
          <table:table-cell office:value-type="float" office:value="2.6055" calcext:value-type="float">
            <text:p>2.6055</text:p>
          </table:table-cell>
          <table:table-cell office:value-type="float" office:value="3.5878" calcext:value-type="float">
            <text:p>3.5878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91326" calcext:value-type="float">
            <text:p>0.91326</text:p>
          </table:table-cell>
          <table:table-cell office:value-type="float" office:value="0.017339" calcext:value-type="float">
            <text:p>0.017339</text:p>
          </table:table-cell>
          <table:table-cell office:value-type="float" office:value="-1.29E-023" calcext:value-type="float">
            <text:p>-1.29E-23</text:p>
          </table:table-cell>
          <table:table-cell table:formula="of:=SQRT([.B71]^2+[.C71]^2+[.D71]^2)" office:value-type="float" office:value="0.913424582831555" calcext:value-type="float">
            <text:p>0.913424582831555</text:p>
          </table:table-cell>
          <table:table-cell office:value-type="float" office:value="2.5621" calcext:value-type="float">
            <text:p>2.5621</text:p>
          </table:table-cell>
          <table:table-cell office:value-type="float" office:value="3.5752" calcext:value-type="float">
            <text:p>3.5752</text:p>
          </table:table-cell>
          <table:table-cell office:value-type="float" office:value="0.87393" calcext:value-type="float">
            <text:p>0.87393</text:p>
          </table:table-cell>
          <table:table-cell office:value-type="float" office:value="0.0084906" calcext:value-type="float">
            <text:p>0.0084906</text:p>
          </table:table-cell>
          <table:table-cell office:value-type="float" office:value="9.4724E-024" calcext:value-type="float">
            <text:p>9.4724E-24</text:p>
          </table:table-cell>
          <table:table-cell table:formula="of:=SQRT([.H71]^2+[.I71]^2+[.J71]^2)" office:value-type="float" office:value="0.873971243913872" calcext:value-type="float">
            <text:p>0.873971243913872</text:p>
          </table:table-cell>
          <table:table-cell office:value-type="float" office:value="2.5873" calcext:value-type="float">
            <text:p>2.5873</text:p>
          </table:table-cell>
          <table:table-cell office:value-type="float" office:value="3.5632" calcext:value-type="float">
            <text:p>3.5632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0082753" calcext:value-type="float">
            <text:p>0.0082753</text:p>
          </table:table-cell>
          <table:table-cell office:value-type="float" office:value="-1.446E-023" calcext:value-type="float">
            <text:p>-1.446E-23</text:p>
          </table:table-cell>
          <table:table-cell table:formula="of:=SQRT([.N71]^2+[.O71]^2+[.P71]^2)" office:value-type="float" office:value="0.865139578675077" calcext:value-type="float">
            <text:p>0.865139578675077</text:p>
          </table:table-cell>
          <table:table-cell office:value-type="float" office:value="2.5757" calcext:value-type="float">
            <text:p>2.5757</text:p>
          </table:table-cell>
          <table:table-cell office:value-type="float" office:value="3.54" calcext:value-type="float">
            <text:p>3.54</text:p>
          </table:table-cell>
          <table:table-cell office:value-type="float" office:value="0.90945" calcext:value-type="float">
            <text:p>0.90945</text:p>
          </table:table-cell>
          <table:table-cell office:value-type="float" office:value="0.016897" calcext:value-type="float">
            <text:p>0.016897</text:p>
          </table:table-cell>
          <table:table-cell office:value-type="float" office:value="8.5677E-024" calcext:value-type="float">
            <text:p>8.5677E-24</text:p>
          </table:table-cell>
          <table:table-cell table:formula="of:=SQRT([.T71]^2+[.U71]^2+[.V71]^2)" office:value-type="float" office:value="0.909606954189006" calcext:value-type="float">
            <text:p>0.909606954189006</text:p>
          </table:table-cell>
          <table:table-cell office:value-type="float" office:value="2.5853" calcext:value-type="float">
            <text:p>2.5853</text:p>
          </table:table-cell>
          <table:table-cell office:value-type="float" office:value="3.5989" calcext:value-type="float">
            <text:p>3.5989</text:p>
          </table:table-cell>
          <table:table-cell office:value-type="float" office:value="0.86398" calcext:value-type="float">
            <text:p>0.86398</text:p>
          </table:table-cell>
          <table:table-cell office:value-type="float" office:value="0.0062229" calcext:value-type="float">
            <text:p>0.0062229</text:p>
          </table:table-cell>
          <table:table-cell office:value-type="float" office:value="9.6612E-024" calcext:value-type="float">
            <text:p>9.6612E-24</text:p>
          </table:table-cell>
          <table:table-cell table:formula="of:=SQRT([.Z71]^2+[.AA71]^2+[.AB71]^2)" office:value-type="float" office:value="0.864002410230672" calcext:value-type="float">
            <text:p>0.864002410230672</text:p>
          </table:table-cell>
          <table:table-cell office:value-type="float" office:value="2.586" calcext:value-type="float">
            <text:p>2.586</text:p>
          </table:table-cell>
          <table:table-cell office:value-type="float" office:value="3.5512" calcext:value-type="float">
            <text:p>3.5512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90016" calcext:value-type="float">
            <text:p>0.90016</text:p>
          </table:table-cell>
          <table:table-cell office:value-type="float" office:value="0.018029" calcext:value-type="float">
            <text:p>0.018029</text:p>
          </table:table-cell>
          <table:table-cell office:value-type="float" office:value="3.0712E-023" calcext:value-type="float">
            <text:p>3.0712E-23</text:p>
          </table:table-cell>
          <table:table-cell table:formula="of:=SQRT([.B72]^2+[.C72]^2+[.D72]^2)" office:value-type="float" office:value="0.900340530266743" calcext:value-type="float">
            <text:p>0.900340530266743</text:p>
          </table:table-cell>
          <table:table-cell office:value-type="float" office:value="2.5427" calcext:value-type="float">
            <text:p>2.5427</text:p>
          </table:table-cell>
          <table:table-cell office:value-type="float" office:value="3.5378" calcext:value-type="float">
            <text:p>3.5378</text:p>
          </table:table-cell>
          <table:table-cell office:value-type="float" office:value="0.86121" calcext:value-type="float">
            <text:p>0.86121</text:p>
          </table:table-cell>
          <table:table-cell office:value-type="float" office:value="0.0094923" calcext:value-type="float">
            <text:p>0.0094923</text:p>
          </table:table-cell>
          <table:table-cell office:value-type="float" office:value="-1.0157E-022" calcext:value-type="float">
            <text:p>-1.0157E-22</text:p>
          </table:table-cell>
          <table:table-cell table:formula="of:=SQRT([.H72]^2+[.I72]^2+[.J72]^2)" office:value-type="float" office:value="0.861262310715667" calcext:value-type="float">
            <text:p>0.861262310715667</text:p>
          </table:table-cell>
          <table:table-cell office:value-type="float" office:value="2.5678" calcext:value-type="float">
            <text:p>2.5678</text:p>
          </table:table-cell>
          <table:table-cell office:value-type="float" office:value="3.5265" calcext:value-type="float">
            <text:p>3.5265</text:p>
          </table:table-cell>
          <table:table-cell office:value-type="float" office:value="0.85255" calcext:value-type="float">
            <text:p>0.85255</text:p>
          </table:table-cell>
          <table:table-cell office:value-type="float" office:value="0.0090354" calcext:value-type="float">
            <text:p>0.0090354</text:p>
          </table:table-cell>
          <table:table-cell office:value-type="float" office:value="3.4338E-023" calcext:value-type="float">
            <text:p>3.4338E-23</text:p>
          </table:table-cell>
          <table:table-cell table:formula="of:=SQRT([.N72]^2+[.O72]^2+[.P72]^2)" office:value-type="float" office:value="0.852597877638198" calcext:value-type="float">
            <text:p>0.852597877638198</text:p>
          </table:table-cell>
          <table:table-cell office:value-type="float" office:value="2.5563" calcext:value-type="float">
            <text:p>2.5563</text:p>
          </table:table-cell>
          <table:table-cell office:value-type="float" office:value="3.5038" calcext:value-type="float">
            <text:p>3.5038</text:p>
          </table:table-cell>
          <table:table-cell office:value-type="float" office:value="0.89629" calcext:value-type="float">
            <text:p>0.89629</text:p>
          </table:table-cell>
          <table:table-cell office:value-type="float" office:value="0.017942" calcext:value-type="float">
            <text:p>0.017942</text:p>
          </table:table-cell>
          <table:table-cell office:value-type="float" office:value="-9.2181E-023" calcext:value-type="float">
            <text:p>-9.2181E-23</text:p>
          </table:table-cell>
          <table:table-cell table:formula="of:=SQRT([.T72]^2+[.U72]^2+[.V72]^2)" office:value-type="float" office:value="0.896469564159319" calcext:value-type="float">
            <text:p>0.896469564159319</text:p>
          </table:table-cell>
          <table:table-cell office:value-type="float" office:value="2.5658" calcext:value-type="float">
            <text:p>2.5658</text:p>
          </table:table-cell>
          <table:table-cell office:value-type="float" office:value="3.5612" calcext:value-type="float">
            <text:p>3.5612</text:p>
          </table:table-cell>
          <table:table-cell office:value-type="float" office:value="0.85143" calcext:value-type="float">
            <text:p>0.85143</text:p>
          </table:table-cell>
          <table:table-cell office:value-type="float" office:value="0.0072366" calcext:value-type="float">
            <text:p>0.0072366</text:p>
          </table:table-cell>
          <table:table-cell office:value-type="float" office:value="-1.0275E-022" calcext:value-type="float">
            <text:p>-1.0275E-22</text:p>
          </table:table-cell>
          <table:table-cell table:formula="of:=SQRT([.Z72]^2+[.AA72]^2+[.AB72]^2)" office:value-type="float" office:value="0.851460752636057" calcext:value-type="float">
            <text:p>0.851460752636057</text:p>
          </table:table-cell>
          <table:table-cell office:value-type="float" office:value="2.5664" calcext:value-type="float">
            <text:p>2.5664</text:p>
          </table:table-cell>
          <table:table-cell office:value-type="float" office:value="3.5148" calcext:value-type="float">
            <text:p>3.514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88683" calcext:value-type="float">
            <text:p>0.88683</text:p>
          </table:table-cell>
          <table:table-cell office:value-type="float" office:value="0.018713" calcext:value-type="float">
            <text:p>0.018713</text:p>
          </table:table-cell>
          <table:table-cell office:value-type="float" office:value="7.4025E-023" calcext:value-type="float">
            <text:p>7.4025E-23</text:p>
          </table:table-cell>
          <table:table-cell table:formula="of:=SQRT([.B73]^2+[.C73]^2+[.D73]^2)" office:value-type="float" office:value="0.887027409536481" calcext:value-type="float">
            <text:p>0.887027409536481</text:p>
          </table:table-cell>
          <table:table-cell office:value-type="float" office:value="2.5234" calcext:value-type="float">
            <text:p>2.5234</text:p>
          </table:table-cell>
          <table:table-cell office:value-type="float" office:value="3.5003" calcext:value-type="float">
            <text:p>3.5003</text:p>
          </table:table-cell>
          <table:table-cell office:value-type="float" office:value="0.84846" calcext:value-type="float">
            <text:p>0.84846</text:p>
          </table:table-cell>
          <table:table-cell office:value-type="float" office:value="0.010484" calcext:value-type="float">
            <text:p>0.010484</text:p>
          </table:table-cell>
          <table:table-cell office:value-type="float" office:value="-2.3878E-022" calcext:value-type="float">
            <text:p>-2.3878E-22</text:p>
          </table:table-cell>
          <table:table-cell table:formula="of:=SQRT([.H73]^2+[.I73]^2+[.J73]^2)" office:value-type="float" office:value="0.848524770325534" calcext:value-type="float">
            <text:p>0.848524770325534</text:p>
          </table:table-cell>
          <table:table-cell office:value-type="float" office:value="2.5482" calcext:value-type="float">
            <text:p>2.5482</text:p>
          </table:table-cell>
          <table:table-cell office:value-type="float" office:value="3.4899" calcext:value-type="float">
            <text:p>3.4899</text:p>
          </table:table-cell>
          <table:table-cell office:value-type="float" office:value="0.83997" calcext:value-type="float">
            <text:p>0.83997</text:p>
          </table:table-cell>
          <table:table-cell office:value-type="float" office:value="0.0097875" calcext:value-type="float">
            <text:p>0.0097875</text:p>
          </table:table-cell>
          <table:table-cell office:value-type="float" office:value="8.2763E-023" calcext:value-type="float">
            <text:p>8.2763E-23</text:p>
          </table:table-cell>
          <table:table-cell table:formula="of:=SQRT([.N73]^2+[.O73]^2+[.P73]^2)" office:value-type="float" office:value="0.840027021027449" calcext:value-type="float">
            <text:p>0.840027021027449</text:p>
          </table:table-cell>
          <table:table-cell office:value-type="float" office:value="2.5369" calcext:value-type="float">
            <text:p>2.5369</text:p>
          </table:table-cell>
          <table:table-cell office:value-type="float" office:value="3.4677" calcext:value-type="float">
            <text:p>3.4677</text:p>
          </table:table-cell>
          <table:table-cell office:value-type="float" office:value="0.88295" calcext:value-type="float">
            <text:p>0.88295</text:p>
          </table:table-cell>
          <table:table-cell office:value-type="float" office:value="0.018979" calcext:value-type="float">
            <text:p>0.018979</text:p>
          </table:table-cell>
          <table:table-cell office:value-type="float" office:value="-2.1668E-022" calcext:value-type="float">
            <text:p>-2.1668E-22</text:p>
          </table:table-cell>
          <table:table-cell table:formula="of:=SQRT([.T73]^2+[.U73]^2+[.V73]^2)" office:value-type="float" office:value="0.883153953136711" calcext:value-type="float">
            <text:p>0.883153953136711</text:p>
          </table:table-cell>
          <table:table-cell office:value-type="float" office:value="2.5462" calcext:value-type="float">
            <text:p>2.5462</text:p>
          </table:table-cell>
          <table:table-cell office:value-type="float" office:value="3.5235" calcext:value-type="float">
            <text:p>3.5235</text:p>
          </table:table-cell>
          <table:table-cell office:value-type="float" office:value="0.83891" calcext:value-type="float">
            <text:p>0.83891</text:p>
          </table:table-cell>
          <table:table-cell office:value-type="float" office:value="0.0082326" calcext:value-type="float">
            <text:p>0.0082326</text:p>
          </table:table-cell>
          <table:table-cell office:value-type="float" office:value="-2.4164E-022" calcext:value-type="float">
            <text:p>-2.4164E-22</text:p>
          </table:table-cell>
          <table:table-cell table:formula="of:=SQRT([.Z73]^2+[.AA73]^2+[.AB73]^2)" office:value-type="float" office:value="0.838950394125159" calcext:value-type="float">
            <text:p>0.838950394125159</text:p>
          </table:table-cell>
          <table:table-cell office:value-type="float" office:value="2.5468" calcext:value-type="float">
            <text:p>2.5468</text:p>
          </table:table-cell>
          <table:table-cell office:value-type="float" office:value="3.4785" calcext:value-type="float">
            <text:p>3.4785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87329" calcext:value-type="float">
            <text:p>0.87329</text:p>
          </table:table-cell>
          <table:table-cell office:value-type="float" office:value="0.019356" calcext:value-type="float">
            <text:p>0.019356</text:p>
          </table:table-cell>
          <table:table-cell office:value-type="float" office:value="7.3471E-023" calcext:value-type="float">
            <text:p>7.3471E-23</text:p>
          </table:table-cell>
          <table:table-cell table:formula="of:=SQRT([.B74]^2+[.C74]^2+[.D74]^2)" office:value-type="float" office:value="0.87350448129131" calcext:value-type="float">
            <text:p>0.87350448129131</text:p>
          </table:table-cell>
          <table:table-cell office:value-type="float" office:value="2.5042" calcext:value-type="float">
            <text:p>2.5042</text:p>
          </table:table-cell>
          <table:table-cell office:value-type="float" office:value="3.463" calcext:value-type="float">
            <text:p>3.463</text:p>
          </table:table-cell>
          <table:table-cell office:value-type="float" office:value="0.83604" calcext:value-type="float">
            <text:p>0.83604</text:p>
          </table:table-cell>
          <table:table-cell office:value-type="float" office:value="0.011391" calcext:value-type="float">
            <text:p>0.011391</text:p>
          </table:table-cell>
          <table:table-cell office:value-type="float" office:value="-2.8448E-022" calcext:value-type="float">
            <text:p>-2.8448E-22</text:p>
          </table:table-cell>
          <table:table-cell table:formula="of:=SQRT([.H74]^2+[.I74]^2+[.J74]^2)" office:value-type="float" office:value="0.836117597279833" calcext:value-type="float">
            <text:p>0.836117597279833</text:p>
          </table:table-cell>
          <table:table-cell office:value-type="float" office:value="2.5286" calcext:value-type="float">
            <text:p>2.5286</text:p>
          </table:table-cell>
          <table:table-cell office:value-type="float" office:value="3.4539" calcext:value-type="float">
            <text:p>3.4539</text:p>
          </table:table-cell>
          <table:table-cell office:value-type="float" office:value="0.82779" calcext:value-type="float">
            <text:p>0.82779</text:p>
          </table:table-cell>
          <table:table-cell office:value-type="float" office:value="0.010478" calcext:value-type="float">
            <text:p>0.010478</text:p>
          </table:table-cell>
          <table:table-cell office:value-type="float" office:value="8.2144E-023" calcext:value-type="float">
            <text:p>8.2144E-23</text:p>
          </table:table-cell>
          <table:table-cell table:formula="of:=SQRT([.N74]^2+[.O74]^2+[.P74]^2)" office:value-type="float" office:value="0.827856311556541" calcext:value-type="float">
            <text:p>0.827856311556541</text:p>
          </table:table-cell>
          <table:table-cell office:value-type="float" office:value="2.5175" calcext:value-type="float">
            <text:p>2.5175</text:p>
          </table:table-cell>
          <table:table-cell office:value-type="float" office:value="3.4323" calcext:value-type="float">
            <text:p>3.4323</text:p>
          </table:table-cell>
          <table:table-cell office:value-type="float" office:value="0.86954" calcext:value-type="float">
            <text:p>0.86954</text:p>
          </table:table-cell>
          <table:table-cell office:value-type="float" office:value="0.019954" calcext:value-type="float">
            <text:p>0.019954</text:p>
          </table:table-cell>
          <table:table-cell office:value-type="float" office:value="-2.582E-022" calcext:value-type="float">
            <text:p>-2.582E-22</text:p>
          </table:table-cell>
          <table:table-cell table:formula="of:=SQRT([.T74]^2+[.U74]^2+[.V74]^2)" office:value-type="float" office:value="0.869768919722934" calcext:value-type="float">
            <text:p>0.869768919722934</text:p>
          </table:table-cell>
          <table:table-cell office:value-type="float" office:value="2.5266" calcext:value-type="float">
            <text:p>2.5266</text:p>
          </table:table-cell>
          <table:table-cell office:value-type="float" office:value="3.4859" calcext:value-type="float">
            <text:p>3.4859</text:p>
          </table:table-cell>
          <table:table-cell office:value-type="float" office:value="0.82689" calcext:value-type="float">
            <text:p>0.82689</text:p>
          </table:table-cell>
          <table:table-cell office:value-type="float" office:value="0.0091226" calcext:value-type="float">
            <text:p>0.0091226</text:p>
          </table:table-cell>
          <table:table-cell office:value-type="float" office:value="-2.8776E-022" calcext:value-type="float">
            <text:p>-2.8776E-22</text:p>
          </table:table-cell>
          <table:table-cell table:formula="of:=SQRT([.Z74]^2+[.AA74]^2+[.AB74]^2)" office:value-type="float" office:value="0.826940320658486" calcext:value-type="float">
            <text:p>0.826940320658486</text:p>
          </table:table-cell>
          <table:table-cell office:value-type="float" office:value="2.5272" calcext:value-type="float">
            <text:p>2.5272</text:p>
          </table:table-cell>
          <table:table-cell office:value-type="float" office:value="3.4431" calcext:value-type="float">
            <text:p>3.4431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85985" calcext:value-type="float">
            <text:p>0.85985</text:p>
          </table:table-cell>
          <table:table-cell office:value-type="float" office:value="0.019978" calcext:value-type="float">
            <text:p>0.019978</text:p>
          </table:table-cell>
          <table:table-cell office:value-type="float" office:value="5.8481E-023" calcext:value-type="float">
            <text:p>5.8481E-23</text:p>
          </table:table-cell>
          <table:table-cell table:formula="of:=SQRT([.B75]^2+[.C75]^2+[.D75]^2)" office:value-type="float" office:value="0.860082055959779" calcext:value-type="float">
            <text:p>0.860082055959779</text:p>
          </table:table-cell>
          <table:table-cell office:value-type="float" office:value="2.4849" calcext:value-type="float">
            <text:p>2.4849</text:p>
          </table:table-cell>
          <table:table-cell office:value-type="float" office:value="3.4259" calcext:value-type="float">
            <text:p>3.4259</text:p>
          </table:table-cell>
          <table:table-cell office:value-type="float" office:value="0.82387" calcext:value-type="float">
            <text:p>0.82387</text:p>
          </table:table-cell>
          <table:table-cell office:value-type="float" office:value="0.012251" calcext:value-type="float">
            <text:p>0.012251</text:p>
          </table:table-cell>
          <table:table-cell office:value-type="float" office:value="-2.4936E-022" calcext:value-type="float">
            <text:p>-2.4936E-22</text:p>
          </table:table-cell>
          <table:table-cell table:formula="of:=SQRT([.H75]^2+[.I75]^2+[.J75]^2)" office:value-type="float" office:value="0.823961081545118" calcext:value-type="float">
            <text:p>0.823961081545118</text:p>
          </table:table-cell>
          <table:table-cell office:value-type="float" office:value="2.509" calcext:value-type="float">
            <text:p>2.509</text:p>
          </table:table-cell>
          <table:table-cell office:value-type="float" office:value="3.4182" calcext:value-type="float">
            <text:p>3.4182</text:p>
          </table:table-cell>
          <table:table-cell office:value-type="float" office:value="0.81585" calcext:value-type="float">
            <text:p>0.81585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6.5385E-023" calcext:value-type="float">
            <text:p>6.5385E-23</text:p>
          </table:table-cell>
          <table:table-cell table:formula="of:=SQRT([.N75]^2+[.O75]^2+[.P75]^2)" office:value-type="float" office:value="0.815925997254653" calcext:value-type="float">
            <text:p>0.815925997254653</text:p>
          </table:table-cell>
          <table:table-cell office:value-type="float" office:value="2.4982" calcext:value-type="float">
            <text:p>2.4982</text:p>
          </table:table-cell>
          <table:table-cell office:value-type="float" office:value="3.3973" calcext:value-type="float">
            <text:p>3.3973</text:p>
          </table:table-cell>
          <table:table-cell office:value-type="float" office:value="0.85626" calcext:value-type="float">
            <text:p>0.85626</text:p>
          </table:table-cell>
          <table:table-cell office:value-type="float" office:value="0.020892" calcext:value-type="float">
            <text:p>0.020892</text:p>
          </table:table-cell>
          <table:table-cell office:value-type="float" office:value="-2.2634E-022" calcext:value-type="float">
            <text:p>-2.2634E-22</text:p>
          </table:table-cell>
          <table:table-cell table:formula="of:=SQRT([.T75]^2+[.U75]^2+[.V75]^2)" office:value-type="float" office:value="0.856514835402166" calcext:value-type="float">
            <text:p>0.856514835402166</text:p>
          </table:table-cell>
          <table:table-cell office:value-type="float" office:value="2.507" calcext:value-type="float">
            <text:p>2.507</text:p>
          </table:table-cell>
          <table:table-cell office:value-type="float" office:value="3.4486" calcext:value-type="float">
            <text:p>3.4486</text:p>
          </table:table-cell>
          <table:table-cell office:value-type="float" office:value="0.81517" calcext:value-type="float">
            <text:p>0.81517</text:p>
          </table:table-cell>
          <table:table-cell office:value-type="float" office:value="0.0099587" calcext:value-type="float">
            <text:p>0.0099587</text:p>
          </table:table-cell>
          <table:table-cell office:value-type="float" office:value="-2.522E-022" calcext:value-type="float">
            <text:p>-2.522E-22</text:p>
          </table:table-cell>
          <table:table-cell table:formula="of:=SQRT([.Z75]^2+[.AA75]^2+[.AB75]^2)" office:value-type="float" office:value="0.815230829032913" calcext:value-type="float">
            <text:p>0.815230829032913</text:p>
          </table:table-cell>
          <table:table-cell office:value-type="float" office:value="2.5076" calcext:value-type="float">
            <text:p>2.5076</text:p>
          </table:table-cell>
          <table:table-cell office:value-type="float" office:value="3.408" calcext:value-type="float">
            <text:p>3.408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84658" calcext:value-type="float">
            <text:p>0.84658</text:p>
          </table:table-cell>
          <table:table-cell office:value-type="float" office:value="0.020555" calcext:value-type="float">
            <text:p>0.020555</text:p>
          </table:table-cell>
          <table:table-cell office:value-type="float" office:value="1.4621E-023" calcext:value-type="float">
            <text:p>1.4621E-23</text:p>
          </table:table-cell>
          <table:table-cell table:formula="of:=SQRT([.B76]^2+[.C76]^2+[.D76]^2)" office:value-type="float" office:value="0.846829501390333" calcext:value-type="float">
            <text:p>0.846829501390333</text:p>
          </table:table-cell>
          <table:table-cell office:value-type="float" office:value="2.4657" calcext:value-type="float">
            <text:p>2.4657</text:p>
          </table:table-cell>
          <table:table-cell office:value-type="float" office:value="3.3892" calcext:value-type="float">
            <text:p>3.3892</text:p>
          </table:table-cell>
          <table:table-cell office:value-type="float" office:value="0.81216" calcext:value-type="float">
            <text:p>0.81216</text:p>
          </table:table-cell>
          <table:table-cell office:value-type="float" office:value="0.013024" calcext:value-type="float">
            <text:p>0.013024</text:p>
          </table:table-cell>
          <table:table-cell office:value-type="float" office:value="-6.5429E-023" calcext:value-type="float">
            <text:p>-6.5429E-23</text:p>
          </table:table-cell>
          <table:table-cell table:formula="of:=SQRT([.H76]^2+[.I76]^2+[.J76]^2)" office:value-type="float" office:value="0.812264421340736" calcext:value-type="float">
            <text:p>0.812264421340736</text:p>
          </table:table-cell>
          <table:table-cell office:value-type="float" office:value="2.4894" calcext:value-type="float">
            <text:p>2.4894</text:p>
          </table:table-cell>
          <table:table-cell office:value-type="float" office:value="3.3832" calcext:value-type="float">
            <text:p>3.3832</text:p>
          </table:table-cell>
          <table:table-cell office:value-type="float" office:value="0.80442" calcext:value-type="float">
            <text:p>0.80442</text:p>
          </table:table-cell>
          <table:table-cell office:value-type="float" office:value="0.011732" calcext:value-type="float">
            <text:p>0.011732</text:p>
          </table:table-cell>
          <table:table-cell office:value-type="float" office:value="1.6347E-023" calcext:value-type="float">
            <text:p>1.6347E-23</text:p>
          </table:table-cell>
          <table:table-cell table:formula="of:=SQRT([.N76]^2+[.O76]^2+[.P76]^2)" office:value-type="float" office:value="0.804505547665148" calcext:value-type="float">
            <text:p>0.804505547665148</text:p>
          </table:table-cell>
          <table:table-cell office:value-type="float" office:value="2.4788" calcext:value-type="float">
            <text:p>2.4788</text:p>
          </table:table-cell>
          <table:table-cell office:value-type="float" office:value="3.363" calcext:value-type="float">
            <text:p>3.363</text:p>
          </table:table-cell>
          <table:table-cell office:value-type="float" office:value="0.84322" calcext:value-type="float">
            <text:p>0.84322</text:p>
          </table:table-cell>
          <table:table-cell office:value-type="float" office:value="0.021759" calcext:value-type="float">
            <text:p>0.021759</text:p>
          </table:table-cell>
          <table:table-cell office:value-type="float" office:value="-5.9344E-023" calcext:value-type="float">
            <text:p>-5.9344E-23</text:p>
          </table:table-cell>
          <table:table-cell table:formula="of:=SQRT([.T76]^2+[.U76]^2+[.V76]^2)" office:value-type="float" office:value="0.843500695009198" calcext:value-type="float">
            <text:p>0.843500695009198</text:p>
          </table:table-cell>
          <table:table-cell office:value-type="float" office:value="2.4873" calcext:value-type="float">
            <text:p>2.4873</text:p>
          </table:table-cell>
          <table:table-cell office:value-type="float" office:value="3.4118" calcext:value-type="float">
            <text:p>3.4118</text:p>
          </table:table-cell>
          <table:table-cell office:value-type="float" office:value="0.804" calcext:value-type="float">
            <text:p>0.804</text:p>
          </table:table-cell>
          <table:table-cell office:value-type="float" office:value="0.010696" calcext:value-type="float">
            <text:p>0.010696</text:p>
          </table:table-cell>
          <table:table-cell office:value-type="float" office:value="-6.6236E-023" calcext:value-type="float">
            <text:p>-6.6236E-23</text:p>
          </table:table-cell>
          <table:table-cell table:formula="of:=SQRT([.Z76]^2+[.AA76]^2+[.AB76]^2)" office:value-type="float" office:value="0.804071143877207" calcext:value-type="float">
            <text:p>0.804071143877207</text:p>
          </table:table-cell>
          <table:table-cell office:value-type="float" office:value="2.488" calcext:value-type="float">
            <text:p>2.488</text:p>
          </table:table-cell>
          <table:table-cell office:value-type="float" office:value="3.3736" calcext:value-type="float">
            <text:p>3.3736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83375" calcext:value-type="float">
            <text:p>0.83375</text:p>
          </table:table-cell>
          <table:table-cell office:value-type="float" office:value="0.021072" calcext:value-type="float">
            <text:p>0.021072</text:p>
          </table:table-cell>
          <table:table-cell office:value-type="float" office:value="-2.8563E-023" calcext:value-type="float">
            <text:p>-2.8563E-23</text:p>
          </table:table-cell>
          <table:table-cell table:formula="of:=SQRT([.B77]^2+[.C77]^2+[.D77]^2)" office:value-type="float" office:value="0.834016241858634" calcext:value-type="float">
            <text:p>0.834016241858634</text:p>
          </table:table-cell>
          <table:table-cell office:value-type="float" office:value="2.4464" calcext:value-type="float">
            <text:p>2.4464</text:p>
          </table:table-cell>
          <table:table-cell office:value-type="float" office:value="3.3532" calcext:value-type="float">
            <text:p>3.3532</text:p>
          </table:table-cell>
          <table:table-cell office:value-type="float" office:value="0.80111" calcext:value-type="float">
            <text:p>0.80111</text:p>
          </table:table-cell>
          <table:table-cell office:value-type="float" office:value="0.013682" calcext:value-type="float">
            <text:p>0.013682</text:p>
          </table:table-cell>
          <table:table-cell office:value-type="float" office:value="-4.1766E-024" calcext:value-type="float">
            <text:p>-4.1766E-24</text:p>
          </table:table-cell>
          <table:table-cell table:formula="of:=SQRT([.H77]^2+[.I77]^2+[.J77]^2)" office:value-type="float" office:value="0.801226827573815" calcext:value-type="float">
            <text:p>0.801226827573815</text:p>
          </table:table-cell>
          <table:table-cell office:value-type="float" office:value="2.4697" calcext:value-type="float">
            <text:p>2.4697</text:p>
          </table:table-cell>
          <table:table-cell office:value-type="float" office:value="3.349" calcext:value-type="float">
            <text:p>3.349</text:p>
          </table:table-cell>
          <table:table-cell office:value-type="float" office:value="0.79365" calcext:value-type="float">
            <text:p>0.79365</text:p>
          </table:table-cell>
          <table:table-cell office:value-type="float" office:value="0.01225" calcext:value-type="float">
            <text:p>0.01225</text:p>
          </table:table-cell>
          <table:table-cell office:value-type="float" office:value="-3.1815E-023" calcext:value-type="float">
            <text:p>-3.1815E-23</text:p>
          </table:table-cell>
          <table:table-cell table:formula="of:=SQRT([.N77]^2+[.O77]^2+[.P77]^2)" office:value-type="float" office:value="0.793744533839446" calcext:value-type="float">
            <text:p>0.793744533839446</text:p>
          </table:table-cell>
          <table:table-cell office:value-type="float" office:value="2.4595" calcext:value-type="float">
            <text:p>2.4595</text:p>
          </table:table-cell>
          <table:table-cell office:value-type="float" office:value="3.3295" calcext:value-type="float">
            <text:p>3.3295</text:p>
          </table:table-cell>
          <table:table-cell office:value-type="float" office:value="0.83069" calcext:value-type="float">
            <text:p>0.83069</text:p>
          </table:table-cell>
          <table:table-cell office:value-type="float" office:value="0.022525" calcext:value-type="float">
            <text:p>0.022525</text:p>
          </table:table-cell>
          <table:table-cell office:value-type="float" office:value="-3.8126E-024" calcext:value-type="float">
            <text:p>-3.8126E-24</text:p>
          </table:table-cell>
          <table:table-cell table:formula="of:=SQRT([.T77]^2+[.U77]^2+[.V77]^2)" office:value-type="float" office:value="0.83099533796827" calcext:value-type="float">
            <text:p>0.83099533796827</text:p>
          </table:table-cell>
          <table:table-cell office:value-type="float" office:value="2.4677" calcext:value-type="float">
            <text:p>2.4677</text:p>
          </table:table-cell>
          <table:table-cell office:value-type="float" office:value="3.3757" calcext:value-type="float">
            <text:p>3.3757</text:p>
          </table:table-cell>
          <table:table-cell office:value-type="float" office:value="0.79353" calcext:value-type="float">
            <text:p>0.79353</text:p>
          </table:table-cell>
          <table:table-cell office:value-type="float" office:value="0.011309" calcext:value-type="float">
            <text:p>0.011309</text:p>
          </table:table-cell>
          <table:table-cell office:value-type="float" office:value="-4.2358E-024" calcext:value-type="float">
            <text:p>-4.2358E-24</text:p>
          </table:table-cell>
          <table:table-cell table:formula="of:=SQRT([.Z77]^2+[.AA77]^2+[.AB77]^2)" office:value-type="float" office:value="0.793610581066684" calcext:value-type="float">
            <text:p>0.793610581066684</text:p>
          </table:table-cell>
          <table:table-cell office:value-type="float" office:value="2.4684" calcext:value-type="float">
            <text:p>2.4684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2114" calcext:value-type="float">
            <text:p>0.82114</text:p>
          </table:table-cell>
          <table:table-cell office:value-type="float" office:value="0.02156" calcext:value-type="float">
            <text:p>0.02156</text:p>
          </table:table-cell>
          <table:table-cell office:value-type="float" office:value="-7.141E-023" calcext:value-type="float">
            <text:p>-7.141E-23</text:p>
          </table:table-cell>
          <table:table-cell table:formula="of:=SQRT([.B78]^2+[.C78]^2+[.D78]^2)" office:value-type="float" office:value="0.82142299286056" calcext:value-type="float">
            <text:p>0.82142299286056</text:p>
          </table:table-cell>
          <table:table-cell office:value-type="float" office:value="2.4272" calcext:value-type="float">
            <text:p>2.4272</text:p>
          </table:table-cell>
          <table:table-cell office:value-type="float" office:value="3.3176" calcext:value-type="float">
            <text:p>3.3176</text:p>
          </table:table-cell>
          <table:table-cell office:value-type="float" office:value="0.79039" calcext:value-type="float">
            <text:p>0.79039</text:p>
          </table:table-cell>
          <table:table-cell office:value-type="float" office:value="0.014283" calcext:value-type="float">
            <text:p>0.014283</text:p>
          </table:table-cell>
          <table:table-cell office:value-type="float" office:value="-1.8699E-024" calcext:value-type="float">
            <text:p>-1.8699E-24</text:p>
          </table:table-cell>
          <table:table-cell table:formula="of:=SQRT([.H78]^2+[.I78]^2+[.J78]^2)" office:value-type="float" office:value="0.790519042268433" calcext:value-type="float">
            <text:p>0.790519042268433</text:p>
          </table:table-cell>
          <table:table-cell office:value-type="float" office:value="2.4501" calcext:value-type="float">
            <text:p>2.4501</text:p>
          </table:table-cell>
          <table:table-cell office:value-type="float" office:value="3.3151" calcext:value-type="float">
            <text:p>3.3151</text:p>
          </table:table-cell>
          <table:table-cell office:value-type="float" office:value="0.78321" calcext:value-type="float">
            <text:p>0.78321</text:p>
          </table:table-cell>
          <table:table-cell office:value-type="float" office:value="0.012729" calcext:value-type="float">
            <text:p>0.012729</text:p>
          </table:table-cell>
          <table:table-cell office:value-type="float" office:value="-7.9538E-023" calcext:value-type="float">
            <text:p>-7.9538E-23</text:p>
          </table:table-cell>
          <table:table-cell table:formula="of:=SQRT([.N78]^2+[.O78]^2+[.P78]^2)" office:value-type="float" office:value="0.783313431227245" calcext:value-type="float">
            <text:p>0.783313431227245</text:p>
          </table:table-cell>
          <table:table-cell office:value-type="float" office:value="2.4402" calcext:value-type="float">
            <text:p>2.4402</text:p>
          </table:table-cell>
          <table:table-cell office:value-type="float" office:value="3.2964" calcext:value-type="float">
            <text:p>3.2964</text:p>
          </table:table-cell>
          <table:table-cell office:value-type="float" office:value="0.81841" calcext:value-type="float">
            <text:p>0.81841</text:p>
          </table:table-cell>
          <table:table-cell office:value-type="float" office:value="0.023241" calcext:value-type="float">
            <text:p>0.023241</text:p>
          </table:table-cell>
          <table:table-cell office:value-type="float" office:value="-1.8398E-024" calcext:value-type="float">
            <text:p>-1.8398E-24</text:p>
          </table:table-cell>
          <table:table-cell table:formula="of:=SQRT([.T78]^2+[.U78]^2+[.V78]^2)" office:value-type="float" office:value="0.818739929514251" calcext:value-type="float">
            <text:p>0.818739929514251</text:p>
          </table:table-cell>
          <table:table-cell office:value-type="float" office:value="2.4481" calcext:value-type="float">
            <text:p>2.4481</text:p>
          </table:table-cell>
          <table:table-cell office:value-type="float" office:value="3.3399" calcext:value-type="float">
            <text:p>3.3399</text:p>
          </table:table-cell>
          <table:table-cell office:value-type="float" office:value="0.78342" calcext:value-type="float">
            <text:p>0.78342</text:p>
          </table:table-cell>
          <table:table-cell office:value-type="float" office:value="0.011861" calcext:value-type="float">
            <text:p>0.011861</text:p>
          </table:table-cell>
          <table:table-cell office:value-type="float" office:value="-1.8041E-024" calcext:value-type="float">
            <text:p>-1.8041E-24</text:p>
          </table:table-cell>
          <table:table-cell table:formula="of:=SQRT([.Z78]^2+[.AA78]^2+[.AB78]^2)" office:value-type="float" office:value="0.783509782785767" calcext:value-type="float">
            <text:p>0.783509782785767</text:p>
          </table:table-cell>
          <table:table-cell office:value-type="float" office:value="2.4487" calcext:value-type="float">
            <text:p>2.4487</text:p>
          </table:table-cell>
          <table:table-cell office:value-type="float" office:value="3.3068" calcext:value-type="float">
            <text:p>3.3068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80946" calcext:value-type="float">
            <text:p>0.80946</text:p>
          </table:table-cell>
          <table:table-cell office:value-type="float" office:value="0.021941" calcext:value-type="float">
            <text:p>0.021941</text:p>
          </table:table-cell>
          <table:table-cell office:value-type="float" office:value="-7.0833E-023" calcext:value-type="float">
            <text:p>-7.0833E-23</text:p>
          </table:table-cell>
          <table:table-cell table:formula="of:=SQRT([.B79]^2+[.C79]^2+[.D79]^2)" office:value-type="float" office:value="0.809757308754296" calcext:value-type="float">
            <text:p>0.809757308754296</text:p>
          </table:table-cell>
          <table:table-cell office:value-type="float" office:value="2.408" calcext:value-type="float">
            <text:p>2.408</text:p>
          </table:table-cell>
          <table:table-cell office:value-type="float" office:value="3.2832" calcext:value-type="float">
            <text:p>3.2832</text:p>
          </table:table-cell>
          <table:table-cell office:value-type="float" office:value="0.78075" calcext:value-type="float">
            <text:p>0.78075</text:p>
          </table:table-cell>
          <table:table-cell office:value-type="float" office:value="0.014704" calcext:value-type="float">
            <text:p>0.014704</text:p>
          </table:table-cell>
          <table:table-cell office:value-type="float" office:value="-1.4277E-022" calcext:value-type="float">
            <text:p>-1.4277E-22</text:p>
          </table:table-cell>
          <table:table-cell table:formula="of:=SQRT([.H79]^2+[.I79]^2+[.J79]^2)" office:value-type="float" office:value="0.780888449214099" calcext:value-type="float">
            <text:p>0.780888449214099</text:p>
          </table:table-cell>
          <table:table-cell office:value-type="float" office:value="2.4304" calcext:value-type="float">
            <text:p>2.4304</text:p>
          </table:table-cell>
          <table:table-cell office:value-type="float" office:value="3.2825" calcext:value-type="float">
            <text:p>3.2825</text:p>
          </table:table-cell>
          <table:table-cell office:value-type="float" office:value="0.77387" calcext:value-type="float">
            <text:p>0.77387</text:p>
          </table:table-cell>
          <table:table-cell office:value-type="float" office:value="0.013081" calcext:value-type="float">
            <text:p>0.013081</text:p>
          </table:table-cell>
          <table:table-cell office:value-type="float" office:value="-7.8895E-023" calcext:value-type="float">
            <text:p>-7.8895E-23</text:p>
          </table:table-cell>
          <table:table-cell table:formula="of:=SQRT([.N79]^2+[.O79]^2+[.P79]^2)" office:value-type="float" office:value="0.773980548502997" calcext:value-type="float">
            <text:p>0.773980548502997</text:p>
          </table:table-cell>
          <table:table-cell office:value-type="float" office:value="2.4209" calcext:value-type="float">
            <text:p>2.4209</text:p>
          </table:table-cell>
          <table:table-cell office:value-type="float" office:value="3.2645" calcext:value-type="float">
            <text:p>3.2645</text:p>
          </table:table-cell>
          <table:table-cell office:value-type="float" office:value="0.8071" calcext:value-type="float">
            <text:p>0.8071</text:p>
          </table:table-cell>
          <table:table-cell office:value-type="float" office:value="0.023784" calcext:value-type="float">
            <text:p>0.023784</text:p>
          </table:table-cell>
          <table:table-cell office:value-type="float" office:value="-1.2993E-022" calcext:value-type="float">
            <text:p>-1.2993E-22</text:p>
          </table:table-cell>
          <table:table-cell table:formula="of:=SQRT([.T79]^2+[.U79]^2+[.V79]^2)" office:value-type="float" office:value="0.807450362967285" calcext:value-type="float">
            <text:p>0.807450362967285</text:p>
          </table:table-cell>
          <table:table-cell office:value-type="float" office:value="2.4284" calcext:value-type="float">
            <text:p>2.4284</text:p>
          </table:table-cell>
          <table:table-cell office:value-type="float" office:value="3.3054" calcext:value-type="float">
            <text:p>3.3054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012229" calcext:value-type="float">
            <text:p>0.012229</text:p>
          </table:table-cell>
          <table:table-cell office:value-type="float" office:value="-1.4414E-022" calcext:value-type="float">
            <text:p>-1.4414E-22</text:p>
          </table:table-cell>
          <table:table-cell table:formula="of:=SQRT([.Z79]^2+[.AA79]^2+[.AB79]^2)" office:value-type="float" office:value="0.774496551600458" calcext:value-type="float">
            <text:p>0.774496551600458</text:p>
          </table:table-cell>
          <table:table-cell office:value-type="float" office:value="2.4291" calcext:value-type="float">
            <text:p>2.4291</text:p>
          </table:table-cell>
          <table:table-cell office:value-type="float" office:value="3.2748" calcext:value-type="float">
            <text:p>3.2748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79815" calcext:value-type="float">
            <text:p>0.79815</text:p>
          </table:table-cell>
          <table:table-cell office:value-type="float" office:value="0.022283" calcext:value-type="float">
            <text:p>0.022283</text:p>
          </table:table-cell>
          <table:table-cell office:value-type="float" office:value="-1.3612E-023" calcext:value-type="float">
            <text:p>-1.3612E-23</text:p>
          </table:table-cell>
          <table:table-cell table:formula="of:=SQRT([.B80]^2+[.C80]^2+[.D80]^2)" office:value-type="float" office:value="0.798460991275717" calcext:value-type="float">
            <text:p>0.798460991275717</text:p>
          </table:table-cell>
          <table:table-cell office:value-type="float" office:value="2.3888" calcext:value-type="float">
            <text:p>2.3888</text:p>
          </table:table-cell>
          <table:table-cell office:value-type="float" office:value="3.2492" calcext:value-type="float">
            <text:p>3.2492</text:p>
          </table:table-cell>
          <table:table-cell office:value-type="float" office:value="0.77149" calcext:value-type="float">
            <text:p>0.77149</text:p>
          </table:table-cell>
          <table:table-cell office:value-type="float" office:value="0.015062" calcext:value-type="float">
            <text:p>0.015062</text:p>
          </table:table-cell>
          <table:table-cell office:value-type="float" office:value="-2.1845E-022" calcext:value-type="float">
            <text:p>-2.1845E-22</text:p>
          </table:table-cell>
          <table:table-cell table:formula="of:=SQRT([.H80]^2+[.I80]^2+[.J80]^2)" office:value-type="float" office:value="0.771637015664749" calcext:value-type="float">
            <text:p>0.771637015664749</text:p>
          </table:table-cell>
          <table:table-cell office:value-type="float" office:value="2.4108" calcext:value-type="float">
            <text:p>2.4108</text:p>
          </table:table-cell>
          <table:table-cell office:value-type="float" office:value="3.2503" calcext:value-type="float">
            <text:p>3.2503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013391" calcext:value-type="float">
            <text:p>0.013391</text:p>
          </table:table-cell>
          <table:table-cell office:value-type="float" office:value="-1.5289E-023" calcext:value-type="float">
            <text:p>-1.5289E-23</text:p>
          </table:table-cell>
          <table:table-cell table:formula="of:=SQRT([.N80]^2+[.O80]^2+[.P80]^2)" office:value-type="float" office:value="0.76501720822541" calcext:value-type="float">
            <text:p>0.76501720822541</text:p>
          </table:table-cell>
          <table:table-cell office:value-type="float" office:value="2.4015" calcext:value-type="float">
            <text:p>2.4015</text:p>
          </table:table-cell>
          <table:table-cell office:value-type="float" office:value="3.233" calcext:value-type="float">
            <text:p>3.233</text:p>
          </table:table-cell>
          <table:table-cell office:value-type="float" office:value="0.79619" calcext:value-type="float">
            <text:p>0.79619</text:p>
          </table:table-cell>
          <table:table-cell office:value-type="float" office:value="0.024262" calcext:value-type="float">
            <text:p>0.024262</text:p>
          </table:table-cell>
          <table:table-cell office:value-type="float" office:value="-1.9875E-022" calcext:value-type="float">
            <text:p>-1.9875E-22</text:p>
          </table:table-cell>
          <table:table-cell table:formula="of:=SQRT([.T80]^2+[.U80]^2+[.V80]^2)" office:value-type="float" office:value="0.796559577648778" calcext:value-type="float">
            <text:p>0.796559577648778</text:p>
          </table:table-cell>
          <table:table-cell office:value-type="float" office:value="2.4088" calcext:value-type="float">
            <text:p>2.4088</text:p>
          </table:table-cell>
          <table:table-cell office:value-type="float" office:value="3.2713" calcext:value-type="float">
            <text:p>3.2713</text:p>
          </table:table-cell>
          <table:table-cell office:value-type="float" office:value="0.76577" calcext:value-type="float">
            <text:p>0.76577</text:p>
          </table:table-cell>
          <table:table-cell office:value-type="float" office:value="0.012535" calcext:value-type="float">
            <text:p>0.012535</text:p>
          </table:table-cell>
          <table:table-cell office:value-type="float" office:value="-2.2057E-022" calcext:value-type="float">
            <text:p>-2.2057E-22</text:p>
          </table:table-cell>
          <table:table-cell table:formula="of:=SQRT([.Z80]^2+[.AA80]^2+[.AB80]^2)" office:value-type="float" office:value="0.765872586743383" calcext:value-type="float">
            <text:p>0.765872586743383</text:p>
          </table:table-cell>
          <table:table-cell office:value-type="float" office:value="2.4094" calcext:value-type="float">
            <text:p>2.4094</text:p>
          </table:table-cell>
          <table:table-cell office:value-type="float" office:value="3.2433" calcext:value-type="float">
            <text:p>3.2433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78758" calcext:value-type="float">
            <text:p>0.78758</text:p>
          </table:table-cell>
          <table:table-cell office:value-type="float" office:value="0.022546" calcext:value-type="float">
            <text:p>0.022546</text:p>
          </table:table-cell>
          <table:table-cell office:value-type="float" office:value="1.5689E-022" calcext:value-type="float">
            <text:p>1.5689E-22</text:p>
          </table:table-cell>
          <table:table-cell table:formula="of:=SQRT([.B81]^2+[.C81]^2+[.D81]^2)" office:value-type="float" office:value="0.787902645328723" calcext:value-type="float">
            <text:p>0.787902645328723</text:p>
          </table:table-cell>
          <table:table-cell office:value-type="float" office:value="2.3697" calcext:value-type="float">
            <text:p>2.3697</text:p>
          </table:table-cell>
          <table:table-cell office:value-type="float" office:value="3.2161" calcext:value-type="float">
            <text:p>3.2161</text:p>
          </table:table-cell>
          <table:table-cell office:value-type="float" office:value="0.76296" calcext:value-type="float">
            <text:p>0.76296</text:p>
          </table:table-cell>
          <table:table-cell office:value-type="float" office:value="0.015304" calcext:value-type="float">
            <text:p>0.015304</text:p>
          </table:table-cell>
          <table:table-cell office:value-type="float" office:value="-1.7453E-022" calcext:value-type="float">
            <text:p>-1.7453E-22</text:p>
          </table:table-cell>
          <table:table-cell table:formula="of:=SQRT([.H81]^2+[.I81]^2+[.J81]^2)" office:value-type="float" office:value="0.763113473879213" calcext:value-type="float">
            <text:p>0.763113473879213</text:p>
          </table:table-cell>
          <table:table-cell office:value-type="float" office:value="2.3911" calcext:value-type="float">
            <text:p>2.3911</text:p>
          </table:table-cell>
          <table:table-cell office:value-type="float" office:value="3.2188" calcext:value-type="float">
            <text:p>3.2188</text:p>
          </table:table-cell>
          <table:table-cell office:value-type="float" office:value="0.75668" calcext:value-type="float">
            <text:p>0.75668</text:p>
          </table:table-cell>
          <table:table-cell office:value-type="float" office:value="0.013618" calcext:value-type="float">
            <text:p>0.013618</text:p>
          </table:table-cell>
          <table:table-cell office:value-type="float" office:value="1.7423E-022" calcext:value-type="float">
            <text:p>1.7423E-22</text:p>
          </table:table-cell>
          <table:table-cell table:formula="of:=SQRT([.N81]^2+[.O81]^2+[.P81]^2)" office:value-type="float" office:value="0.756802531922298" calcext:value-type="float">
            <text:p>0.756802531922298</text:p>
          </table:table-cell>
          <table:table-cell office:value-type="float" office:value="2.3822" calcext:value-type="float">
            <text:p>2.3822</text:p>
          </table:table-cell>
          <table:table-cell office:value-type="float" office:value="3.2023" calcext:value-type="float">
            <text:p>3.2023</text:p>
          </table:table-cell>
          <table:table-cell office:value-type="float" office:value="0.78602" calcext:value-type="float">
            <text:p>0.78602</text:p>
          </table:table-cell>
          <table:table-cell office:value-type="float" office:value="0.024617" calcext:value-type="float">
            <text:p>0.024617</text:p>
          </table:table-cell>
          <table:table-cell office:value-type="float" office:value="-1.5887E-022" calcext:value-type="float">
            <text:p>-1.5887E-22</text:p>
          </table:table-cell>
          <table:table-cell table:formula="of:=SQRT([.T81]^2+[.U81]^2+[.V81]^2)" office:value-type="float" office:value="0.78640538978888" calcext:value-type="float">
            <text:p>0.78640538978888</text:p>
          </table:table-cell>
          <table:table-cell office:value-type="float" office:value="2.3891" calcext:value-type="float">
            <text:p>2.3891</text:p>
          </table:table-cell>
          <table:table-cell office:value-type="float" office:value="3.2381" calcext:value-type="float">
            <text:p>3.2381</text:p>
          </table:table-cell>
          <table:table-cell office:value-type="float" office:value="0.75785" calcext:value-type="float">
            <text:p>0.75785</text:p>
          </table:table-cell>
          <table:table-cell office:value-type="float" office:value="0.012727" calcext:value-type="float">
            <text:p>0.012727</text:p>
          </table:table-cell>
          <table:table-cell office:value-type="float" office:value="-1.7618E-022" calcext:value-type="float">
            <text:p>-1.7618E-22</text:p>
          </table:table-cell>
          <table:table-cell table:formula="of:=SQRT([.Z81]^2+[.AA81]^2+[.AB81]^2)" office:value-type="float" office:value="0.757956858290101" calcext:value-type="float">
            <text:p>0.757956858290101</text:p>
          </table:table-cell>
          <table:table-cell office:value-type="float" office:value="2.3897" calcext:value-type="float">
            <text:p>2.3897</text:p>
          </table:table-cell>
          <table:table-cell office:value-type="float" office:value="3.2124" calcext:value-type="float">
            <text:p>3.2124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77779" calcext:value-type="float">
            <text:p>0.77779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2.1256E-022" calcext:value-type="float">
            <text:p>2.1256E-22</text:p>
          </table:table-cell>
          <table:table-cell table:formula="of:=SQRT([.B82]^2+[.C82]^2+[.D82]^2)" office:value-type="float" office:value="0.778122057906085" calcext:value-type="float">
            <text:p>0.778122057906085</text:p>
          </table:table-cell>
          <table:table-cell office:value-type="float" office:value="2.3505" calcext:value-type="float">
            <text:p>2.3505</text:p>
          </table:table-cell>
          <table:table-cell office:value-type="float" office:value="3.1839" calcext:value-type="float">
            <text:p>3.1839</text:p>
          </table:table-cell>
          <table:table-cell office:value-type="float" office:value="0.75515" calcext:value-type="float">
            <text:p>0.75515</text:p>
          </table:table-cell>
          <table:table-cell office:value-type="float" office:value="0.015436" calcext:value-type="float">
            <text:p>0.015436</text:p>
          </table:table-cell>
          <table:table-cell office:value-type="float" office:value="-1.42E-022" calcext:value-type="float">
            <text:p>-1.42E-22</text:p>
          </table:table-cell>
          <table:table-cell table:formula="of:=SQRT([.H82]^2+[.I82]^2+[.J82]^2)" office:value-type="float" office:value="0.755307746945575" calcext:value-type="float">
            <text:p>0.755307746945575</text:p>
          </table:table-cell>
          <table:table-cell office:value-type="float" office:value="2.3715" calcext:value-type="float">
            <text:p>2.3715</text:p>
          </table:table-cell>
          <table:table-cell office:value-type="float" office:value="3.1881" calcext:value-type="float">
            <text:p>3.1881</text:p>
          </table:table-cell>
          <table:table-cell office:value-type="float" office:value="0.74914" calcext:value-type="float">
            <text:p>0.74914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2.3611E-022" calcext:value-type="float">
            <text:p>2.3611E-22</text:p>
          </table:table-cell>
          <table:table-cell table:formula="of:=SQRT([.N82]^2+[.O82]^2+[.P82]^2)" office:value-type="float" office:value="0.749266543027246" calcext:value-type="float">
            <text:p>0.749266543027246</text:p>
          </table:table-cell>
          <table:table-cell office:value-type="float" office:value="2.3629" calcext:value-type="float">
            <text:p>2.3629</text:p>
          </table:table-cell>
          <table:table-cell office:value-type="float" office:value="3.1723" calcext:value-type="float">
            <text:p>3.1723</text:p>
          </table:table-cell>
          <table:table-cell office:value-type="float" office:value="0.77664" calcext:value-type="float">
            <text:p>0.77664</text:p>
          </table:table-cell>
          <table:table-cell office:value-type="float" office:value="0.024845" calcext:value-type="float">
            <text:p>0.024845</text:p>
          </table:table-cell>
          <table:table-cell office:value-type="float" office:value="-1.2933E-022" calcext:value-type="float">
            <text:p>-1.2933E-22</text:p>
          </table:table-cell>
          <table:table-cell table:formula="of:=SQRT([.T82]^2+[.U82]^2+[.V82]^2)" office:value-type="float" office:value="0.777037298734752" calcext:value-type="float">
            <text:p>0.777037298734752</text:p>
          </table:table-cell>
          <table:table-cell office:value-type="float" office:value="2.3695" calcext:value-type="float">
            <text:p>2.3695</text:p>
          </table:table-cell>
          <table:table-cell office:value-type="float" office:value="3.2057" calcext:value-type="float">
            <text:p>3.2057</text:p>
          </table:table-cell>
          <table:table-cell office:value-type="float" office:value="0.75061" calcext:value-type="float">
            <text:p>0.75061</text:p>
          </table:table-cell>
          <table:table-cell office:value-type="float" office:value="0.012815" calcext:value-type="float">
            <text:p>0.012815</text:p>
          </table:table-cell>
          <table:table-cell office:value-type="float" office:value="-1.4333E-022" calcext:value-type="float">
            <text:p>-1.4333E-22</text:p>
          </table:table-cell>
          <table:table-cell table:formula="of:=SQRT([.Z82]^2+[.AA82]^2+[.AB82]^2)" office:value-type="float" office:value="0.750719385872644" calcext:value-type="float">
            <text:p>0.750719385872644</text:p>
          </table:table-cell>
          <table:table-cell office:value-type="float" office:value="2.3701" calcext:value-type="float">
            <text:p>2.3701</text:p>
          </table:table-cell>
          <table:table-cell office:value-type="float" office:value="3.1823" calcext:value-type="float">
            <text:p>3.182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7684" calcext:value-type="float">
            <text:p>0.7684</text:p>
          </table:table-cell>
          <table:table-cell office:value-type="float" office:value="0.022874" calcext:value-type="float">
            <text:p>0.022874</text:p>
          </table:table-cell>
          <table:table-cell office:value-type="float" office:value="2.1082E-022" calcext:value-type="float">
            <text:p>2.1082E-22</text:p>
          </table:table-cell>
          <table:table-cell table:formula="of:=SQRT([.B83]^2+[.C83]^2+[.D83]^2)" office:value-type="float" office:value="0.768740385225077" calcext:value-type="float">
            <text:p>0.768740385225077</text:p>
          </table:table-cell>
          <table:table-cell office:value-type="float" office:value="2.3313" calcext:value-type="float">
            <text:p>2.3313</text:p>
          </table:table-cell>
          <table:table-cell office:value-type="float" office:value="3.1522" calcext:value-type="float">
            <text:p>3.1522</text:p>
          </table:table-cell>
          <table:table-cell office:value-type="float" office:value="0.74768" calcext:value-type="float">
            <text:p>0.74768</text:p>
          </table:table-cell>
          <table:table-cell office:value-type="float" office:value="0.015516" calcext:value-type="float">
            <text:p>0.015516</text:p>
          </table:table-cell>
          <table:table-cell office:value-type="float" office:value="-1.1421E-022" calcext:value-type="float">
            <text:p>-1.1421E-22</text:p>
          </table:table-cell>
          <table:table-cell table:formula="of:=SQRT([.H83]^2+[.I83]^2+[.J83]^2)" office:value-type="float" office:value="0.747840978187208" calcext:value-type="float">
            <text:p>0.747840978187208</text:p>
          </table:table-cell>
          <table:table-cell office:value-type="float" office:value="2.3518" calcext:value-type="float">
            <text:p>2.3518</text:p>
          </table:table-cell>
          <table:table-cell office:value-type="float" office:value="3.1577" calcext:value-type="float">
            <text:p>3.1577</text:p>
          </table:table-cell>
          <table:table-cell office:value-type="float" office:value="0.74194" calcext:value-type="float">
            <text:p>0.74194</text:p>
          </table:table-cell>
          <table:table-cell office:value-type="float" office:value="0.013884" calcext:value-type="float">
            <text:p>0.013884</text:p>
          </table:table-cell>
          <table:table-cell office:value-type="float" office:value="2.3417E-022" calcext:value-type="float">
            <text:p>2.3417E-22</text:p>
          </table:table-cell>
          <table:table-cell table:formula="of:=SQRT([.N83]^2+[.O83]^2+[.P83]^2)" office:value-type="float" office:value="0.742069894993726" calcext:value-type="float">
            <text:p>0.742069894993726</text:p>
          </table:table-cell>
          <table:table-cell office:value-type="float" office:value="2.3435" calcext:value-type="float">
            <text:p>2.3435</text:p>
          </table:table-cell>
          <table:table-cell office:value-type="float" office:value="3.1426" calcext:value-type="float">
            <text:p>3.1426</text:p>
          </table:table-cell>
          <table:table-cell office:value-type="float" office:value="0.76765" calcext:value-type="float">
            <text:p>0.76765</text:p>
          </table:table-cell>
          <table:table-cell office:value-type="float" office:value="0.025011" calcext:value-type="float">
            <text:p>0.025011</text:p>
          </table:table-cell>
          <table:table-cell office:value-type="float" office:value="-1.0406E-022" calcext:value-type="float">
            <text:p>-1.0406E-22</text:p>
          </table:table-cell>
          <table:table-cell table:formula="of:=SQRT([.T83]^2+[.U83]^2+[.V83]^2)" office:value-type="float" office:value="0.768057336805658" calcext:value-type="float">
            <text:p>0.768057336805658</text:p>
          </table:table-cell>
          <table:table-cell office:value-type="float" office:value="2.3498" calcext:value-type="float">
            <text:p>2.3498</text:p>
          </table:table-cell>
          <table:table-cell office:value-type="float" office:value="3.1737" calcext:value-type="float">
            <text:p>3.1737</text:p>
          </table:table-cell>
          <table:table-cell office:value-type="float" office:value="0.7437" calcext:value-type="float">
            <text:p>0.7437</text:p>
          </table:table-cell>
          <table:table-cell office:value-type="float" office:value="0.012854" calcext:value-type="float">
            <text:p>0.012854</text:p>
          </table:table-cell>
          <table:table-cell office:value-type="float" office:value="-1.1525E-022" calcext:value-type="float">
            <text:p>-1.1525E-22</text:p>
          </table:table-cell>
          <table:table-cell table:formula="of:=SQRT([.Z83]^2+[.AA83]^2+[.AB83]^2)" office:value-type="float" office:value="0.743811075015693" calcext:value-type="float">
            <text:p>0.743811075015693</text:p>
          </table:table-cell>
          <table:table-cell office:value-type="float" office:value="2.3504" calcext:value-type="float">
            <text:p>2.3504</text:p>
          </table:table-cell>
          <table:table-cell office:value-type="float" office:value="3.1525" calcext:value-type="float">
            <text:p>3.1525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76013" calcext:value-type="float">
            <text:p>0.76013</text:p>
          </table:table-cell>
          <table:table-cell office:value-type="float" office:value="0.022904" calcext:value-type="float">
            <text:p>0.022904</text:p>
          </table:table-cell>
          <table:table-cell office:value-type="float" office:value="-8.479E-023" calcext:value-type="float">
            <text:p>-8.479E-23</text:p>
          </table:table-cell>
          <table:table-cell table:formula="of:=SQRT([.B84]^2+[.C84]^2+[.D84]^2)" office:value-type="float" office:value="0.760474989803084" calcext:value-type="float">
            <text:p>0.760474989803084</text:p>
          </table:table-cell>
          <table:table-cell office:value-type="float" office:value="2.3121" calcext:value-type="float">
            <text:p>2.3121</text:p>
          </table:table-cell>
          <table:table-cell office:value-type="float" office:value="3.1216" calcext:value-type="float">
            <text:p>3.1216</text:p>
          </table:table-cell>
          <table:table-cell office:value-type="float" office:value="0.7411" calcext:value-type="float">
            <text:p>0.7411</text:p>
          </table:table-cell>
          <table:table-cell office:value-type="float" office:value="0.015469" calcext:value-type="float">
            <text:p>0.015469</text:p>
          </table:table-cell>
          <table:table-cell office:value-type="float" office:value="-6.7138E-023" calcext:value-type="float">
            <text:p>-6.7138E-23</text:p>
          </table:table-cell>
          <table:table-cell table:formula="of:=SQRT([.H84]^2+[.I84]^2+[.J84]^2)" office:value-type="float" office:value="0.741261424843489" calcext:value-type="float">
            <text:p>0.741261424843489</text:p>
          </table:table-cell>
          <table:table-cell office:value-type="float" office:value="2.3321" calcext:value-type="float">
            <text:p>2.3321</text:p>
          </table:table-cell>
          <table:table-cell office:value-type="float" office:value="3.1283" calcext:value-type="float">
            <text:p>3.1283</text:p>
          </table:table-cell>
          <table:table-cell office:value-type="float" office:value="0.73566" calcext:value-type="float">
            <text:p>0.73566</text:p>
          </table:table-cell>
          <table:table-cell office:value-type="float" office:value="0.013905" calcext:value-type="float">
            <text:p>0.013905</text:p>
          </table:table-cell>
          <table:table-cell office:value-type="float" office:value="-9.3821E-023" calcext:value-type="float">
            <text:p>-9.3821E-23</text:p>
          </table:table-cell>
          <table:table-cell table:formula="of:=SQRT([.N84]^2+[.O84]^2+[.P84]^2)" office:value-type="float" office:value="0.735791400211364" calcext:value-type="float">
            <text:p>0.735791400211364</text:p>
          </table:table-cell>
          <table:table-cell office:value-type="float" office:value="2.3241" calcext:value-type="float">
            <text:p>2.3241</text:p>
          </table:table-cell>
          <table:table-cell office:value-type="float" office:value="3.1138" calcext:value-type="float">
            <text:p>3.1138</text:p>
          </table:table-cell>
          <table:table-cell office:value-type="float" office:value="0.75973" calcext:value-type="float">
            <text:p>0.75973</text:p>
          </table:table-cell>
          <table:table-cell office:value-type="float" office:value="0.02501" calcext:value-type="float">
            <text:p>0.02501</text:p>
          </table:table-cell>
          <table:table-cell office:value-type="float" office:value="-6.1206E-023" calcext:value-type="float">
            <text:p>-6.1206E-23</text:p>
          </table:table-cell>
          <table:table-cell table:formula="of:=SQRT([.T84]^2+[.U84]^2+[.V84]^2)" office:value-type="float" office:value="0.760141548002739" calcext:value-type="float">
            <text:p>0.760141548002739</text:p>
          </table:table-cell>
          <table:table-cell office:value-type="float" office:value="2.3301" calcext:value-type="float">
            <text:p>2.3301</text:p>
          </table:table-cell>
          <table:table-cell office:value-type="float" office:value="3.1429" calcext:value-type="float">
            <text:p>3.1429</text:p>
          </table:table-cell>
          <table:table-cell office:value-type="float" office:value="0.73763" calcext:value-type="float">
            <text:p>0.73763</text:p>
          </table:table-cell>
          <table:table-cell office:value-type="float" office:value="0.012778" calcext:value-type="float">
            <text:p>0.012778</text:p>
          </table:table-cell>
          <table:table-cell office:value-type="float" office:value="-6.7736E-023" calcext:value-type="float">
            <text:p>-6.7736E-23</text:p>
          </table:table-cell>
          <table:table-cell table:formula="of:=SQRT([.Z84]^2+[.AA84]^2+[.AB84]^2)" office:value-type="float" office:value="0.73774066865261" calcext:value-type="float">
            <text:p>0.73774066865261</text:p>
          </table:table-cell>
          <table:table-cell office:value-type="float" office:value="2.3307" calcext:value-type="float">
            <text:p>2.3307</text:p>
          </table:table-cell>
          <table:table-cell office:value-type="float" office:value="3.1234" calcext:value-type="float">
            <text:p>3.1234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022901" calcext:value-type="float">
            <text:p>0.022901</text:p>
          </table:table-cell>
          <table:table-cell office:value-type="float" office:value="-2.2601E-022" calcext:value-type="float">
            <text:p>-2.2601E-22</text:p>
          </table:table-cell>
          <table:table-cell table:formula="of:=SQRT([.B85]^2+[.C85]^2+[.D85]^2)" office:value-type="float" office:value="0.752548533850808" calcext:value-type="float">
            <text:p>0.752548533850808</text:p>
          </table:table-cell>
          <table:table-cell office:value-type="float" office:value="2.2929" calcext:value-type="float">
            <text:p>2.2929</text:p>
          </table:table-cell>
          <table:table-cell office:value-type="float" office:value="3.0913" calcext:value-type="float">
            <text:p>3.0913</text:p>
          </table:table-cell>
          <table:table-cell office:value-type="float" office:value="0.73478" calcext:value-type="float">
            <text:p>0.73478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-2.719E-023" calcext:value-type="float">
            <text:p>-2.719E-23</text:p>
          </table:table-cell>
          <table:table-cell table:formula="of:=SQRT([.H85]^2+[.I85]^2+[.J85]^2)" office:value-type="float" office:value="0.734941112568892" calcext:value-type="float">
            <text:p>0.734941112568892</text:p>
          </table:table-cell>
          <table:table-cell office:value-type="float" office:value="2.3124" calcext:value-type="float">
            <text:p>2.3124</text:p>
          </table:table-cell>
          <table:table-cell office:value-type="float" office:value="3.099" calcext:value-type="float">
            <text:p>3.099</text:p>
          </table:table-cell>
          <table:table-cell office:value-type="float" office:value="0.72962" calcext:value-type="float">
            <text:p>0.72962</text:p>
          </table:table-cell>
          <table:table-cell office:value-type="float" office:value="0.013902" calcext:value-type="float">
            <text:p>0.013902</text:p>
          </table:table-cell>
          <table:table-cell office:value-type="float" office:value="-2.5059E-022" calcext:value-type="float">
            <text:p>-2.5059E-22</text:p>
          </table:table-cell>
          <table:table-cell table:formula="of:=SQRT([.N85]^2+[.O85]^2+[.P85]^2)" office:value-type="float" office:value="0.72975243062562" calcext:value-type="float">
            <text:p>0.72975243062562</text:p>
          </table:table-cell>
          <table:table-cell office:value-type="float" office:value="2.3048" calcext:value-type="float">
            <text:p>2.3048</text:p>
          </table:table-cell>
          <table:table-cell office:value-type="float" office:value="3.0853" calcext:value-type="float">
            <text:p>3.0853</text:p>
          </table:table-cell>
          <table:table-cell office:value-type="float" office:value="0.75217" calcext:value-type="float">
            <text:p>0.75217</text:p>
          </table:table-cell>
          <table:table-cell office:value-type="float" office:value="0.024959" calcext:value-type="float">
            <text:p>0.024959</text:p>
          </table:table-cell>
          <table:table-cell office:value-type="float" office:value="-2.4804E-023" calcext:value-type="float">
            <text:p>-2.4804E-23</text:p>
          </table:table-cell>
          <table:table-cell table:formula="of:=SQRT([.T85]^2+[.U85]^2+[.V85]^2)" office:value-type="float" office:value="0.752583989054378" calcext:value-type="float">
            <text:p>0.752583989054378</text:p>
          </table:table-cell>
          <table:table-cell office:value-type="float" office:value="2.3104" calcext:value-type="float">
            <text:p>2.3104</text:p>
          </table:table-cell>
          <table:table-cell office:value-type="float" office:value="3.1124" calcext:value-type="float">
            <text:p>3.1124</text:p>
          </table:table-cell>
          <table:table-cell office:value-type="float" office:value="0.73181" calcext:value-type="float">
            <text:p>0.73181</text:p>
          </table:table-cell>
          <table:table-cell office:value-type="float" office:value="0.012673" calcext:value-type="float">
            <text:p>0.012673</text:p>
          </table:table-cell>
          <table:table-cell office:value-type="float" office:value="-2.7427E-023" calcext:value-type="float">
            <text:p>-2.7427E-23</text:p>
          </table:table-cell>
          <table:table-cell table:formula="of:=SQRT([.Z85]^2+[.AA85]^2+[.AB85]^2)" office:value-type="float" office:value="0.731919723076923" calcext:value-type="float">
            <text:p>0.731919723076923</text:p>
          </table:table-cell>
          <table:table-cell office:value-type="float" office:value="2.311" calcext:value-type="float">
            <text:p>2.311</text:p>
          </table:table-cell>
          <table:table-cell office:value-type="float" office:value="3.0947" calcext:value-type="float">
            <text:p>3.0947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74496" calcext:value-type="float">
            <text:p>0.74496</text:p>
          </table:table-cell>
          <table:table-cell office:value-type="float" office:value="0.022831" calcext:value-type="float">
            <text:p>0.022831</text:p>
          </table:table-cell>
          <table:table-cell office:value-type="float" office:value="-5.8469E-023" calcext:value-type="float">
            <text:p>-5.8469E-23</text:p>
          </table:table-cell>
          <table:table-cell table:formula="of:=SQRT([.B86]^2+[.C86]^2+[.D86]^2)" office:value-type="float" office:value="0.745309771947879" calcext:value-type="float">
            <text:p>0.745309771947879</text:p>
          </table:table-cell>
          <table:table-cell office:value-type="float" office:value="2.2737" calcext:value-type="float">
            <text:p>2.2737</text:p>
          </table:table-cell>
          <table:table-cell office:value-type="float" office:value="3.0618" calcext:value-type="float">
            <text:p>3.0618</text:p>
          </table:table-cell>
          <table:table-cell office:value-type="float" office:value="0.72895" calcext:value-type="float">
            <text:p>0.72895</text:p>
          </table:table-cell>
          <table:table-cell office:value-type="float" office:value="0.015247" calcext:value-type="float">
            <text:p>0.015247</text:p>
          </table:table-cell>
          <table:table-cell office:value-type="float" office:value="-9.1782E-026" calcext:value-type="float">
            <text:p>-9.1782E-26</text:p>
          </table:table-cell>
          <table:table-cell table:formula="of:=SQRT([.H86]^2+[.I86]^2+[.J86]^2)" office:value-type="float" office:value="0.729109438636615" calcext:value-type="float">
            <text:p>0.729109438636615</text:p>
          </table:table-cell>
          <table:table-cell office:value-type="float" office:value="2.2928" calcext:value-type="float">
            <text:p>2.2928</text:p>
          </table:table-cell>
          <table:table-cell office:value-type="float" office:value="3.0703" calcext:value-type="float">
            <text:p>3.0703</text:p>
          </table:table-cell>
          <table:table-cell office:value-type="float" office:value="0.72408" calcext:value-type="float">
            <text:p>0.72408</text:p>
          </table:table-cell>
          <table:table-cell office:value-type="float" office:value="0.013852" calcext:value-type="float">
            <text:p>0.013852</text:p>
          </table:table-cell>
          <table:table-cell office:value-type="float" office:value="-6.4964E-023" calcext:value-type="float">
            <text:p>-6.4964E-23</text:p>
          </table:table-cell>
          <table:table-cell table:formula="of:=SQRT([.N86]^2+[.O86]^2+[.P86]^2)" office:value-type="float" office:value="0.7242124856035" calcext:value-type="float">
            <text:p>0.7242124856035</text:p>
          </table:table-cell>
          <table:table-cell office:value-type="float" office:value="2.2854" calcext:value-type="float">
            <text:p>2.2854</text:p>
          </table:table-cell>
          <table:table-cell office:value-type="float" office:value="3.0571" calcext:value-type="float">
            <text:p>3.0571</text:p>
          </table:table-cell>
          <table:table-cell office:value-type="float" office:value="0.74523" calcext:value-type="float">
            <text:p>0.74523</text:p>
          </table:table-cell>
          <table:table-cell office:value-type="float" office:value="0.024816" calcext:value-type="float">
            <text:p>0.024816</text:p>
          </table:table-cell>
          <table:table-cell office:value-type="float" office:value="-5.0061E-026" calcext:value-type="float">
            <text:p>-5.0061E-26</text:p>
          </table:table-cell>
          <table:table-cell table:formula="of:=SQRT([.T86]^2+[.U86]^2+[.V86]^2)" office:value-type="float" office:value="0.745643069273765" calcext:value-type="float">
            <text:p>0.745643069273765</text:p>
          </table:table-cell>
          <table:table-cell office:value-type="float" office:value="2.2908" calcext:value-type="float">
            <text:p>2.2908</text:p>
          </table:table-cell>
          <table:table-cell office:value-type="float" office:value="3.0826" calcext:value-type="float">
            <text:p>3.0826</text:p>
          </table:table-cell>
          <table:table-cell office:value-type="float" office:value="0.72643" calcext:value-type="float">
            <text:p>0.72643</text:p>
          </table:table-cell>
          <table:table-cell office:value-type="float" office:value="0.012517" calcext:value-type="float">
            <text:p>0.012517</text:p>
          </table:table-cell>
          <table:table-cell office:value-type="float" office:value="-1.2986E-025" calcext:value-type="float">
            <text:p>-1.2986E-25</text:p>
          </table:table-cell>
          <table:table-cell table:formula="of:=SQRT([.Z86]^2+[.AA86]^2+[.AB86]^2)" office:value-type="float" office:value="0.726537831216655" calcext:value-type="float">
            <text:p>0.726537831216655</text:p>
          </table:table-cell>
          <table:table-cell office:value-type="float" office:value="2.2914" calcext:value-type="float">
            <text:p>2.2914</text:p>
          </table:table-cell>
          <table:table-cell office:value-type="float" office:value="3.0664" calcext:value-type="float">
            <text:p>3.0664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022706" calcext:value-type="float">
            <text:p>0.022706</text:p>
          </table:table-cell>
          <table:table-cell office:value-type="float" office:value="2.6815E-023" calcext:value-type="float">
            <text:p>2.6815E-23</text:p>
          </table:table-cell>
          <table:table-cell table:formula="of:=SQRT([.B87]^2+[.C87]^2+[.D87]^2)" office:value-type="float" office:value="0.738649072588601" calcext:value-type="float">
            <text:p>0.738649072588601</text:p>
          </table:table-cell>
          <table:table-cell office:value-type="float" office:value="2.2545" calcext:value-type="float">
            <text:p>2.2545</text:p>
          </table:table-cell>
          <table:table-cell office:value-type="float" office:value="3.0328" calcext:value-type="float">
            <text:p>3.0328</text:p>
          </table:table-cell>
          <table:table-cell office:value-type="float" office:value="0.72353" calcext:value-type="float">
            <text:p>0.72353</text:p>
          </table:table-cell>
          <table:table-cell office:value-type="float" office:value="0.015065" calcext:value-type="float">
            <text:p>0.015065</text:p>
          </table:table-cell>
          <table:table-cell office:value-type="float" office:value="6.7664E-023" calcext:value-type="float">
            <text:p>6.7664E-23</text:p>
          </table:table-cell>
          <table:table-cell table:formula="of:=SQRT([.H87]^2+[.I87]^2+[.J87]^2)" office:value-type="float" office:value="0.723686821162994" calcext:value-type="float">
            <text:p>0.723686821162994</text:p>
          </table:table-cell>
          <table:table-cell office:value-type="float" office:value="2.2731" calcext:value-type="float">
            <text:p>2.2731</text:p>
          </table:table-cell>
          <table:table-cell office:value-type="float" office:value="3.042" calcext:value-type="float">
            <text:p>3.042</text:p>
          </table:table-cell>
          <table:table-cell office:value-type="float" office:value="0.71892" calcext:value-type="float">
            <text:p>0.71892</text:p>
          </table:table-cell>
          <table:table-cell office:value-type="float" office:value="0.013769" calcext:value-type="float">
            <text:p>0.013769</text:p>
          </table:table-cell>
          <table:table-cell office:value-type="float" office:value="2.9626E-023" calcext:value-type="float">
            <text:p>2.9626E-23</text:p>
          </table:table-cell>
          <table:table-cell table:formula="of:=SQRT([.N87]^2+[.O87]^2+[.P87]^2)" office:value-type="float" office:value="0.719051842192898" calcext:value-type="float">
            <text:p>0.719051842192898</text:p>
          </table:table-cell>
          <table:table-cell office:value-type="float" office:value="2.266" calcext:value-type="float">
            <text:p>2.266</text:p>
          </table:table-cell>
          <table:table-cell office:value-type="float" office:value="3.0294" calcext:value-type="float">
            <text:p>3.0294</text:p>
          </table:table-cell>
          <table:table-cell office:value-type="float" office:value="0.73887" calcext:value-type="float">
            <text:p>0.73887</text:p>
          </table:table-cell>
          <table:table-cell office:value-type="float" office:value="0.024596" calcext:value-type="float">
            <text:p>0.024596</text:p>
          </table:table-cell>
          <table:table-cell office:value-type="float" office:value="6.1826E-023" calcext:value-type="float">
            <text:p>6.1826E-23</text:p>
          </table:table-cell>
          <table:table-cell table:formula="of:=SQRT([.T87]^2+[.U87]^2+[.V87]^2)" office:value-type="float" office:value="0.7392792707198" calcext:value-type="float">
            <text:p>0.7392792707198</text:p>
          </table:table-cell>
          <table:table-cell office:value-type="float" office:value="2.2711" calcext:value-type="float">
            <text:p>2.2711</text:p>
          </table:table-cell>
          <table:table-cell office:value-type="float" office:value="3.0533" calcext:value-type="float">
            <text:p>3.0533</text:p>
          </table:table-cell>
          <table:table-cell office:value-type="float" office:value="0.72141" calcext:value-type="float">
            <text:p>0.72141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6.8252E-023" calcext:value-type="float">
            <text:p>6.8252E-23</text:p>
          </table:table-cell>
          <table:table-cell table:formula="of:=SQRT([.Z87]^2+[.AA87]^2+[.AB87]^2)" office:value-type="float" office:value="0.721515361582829" calcext:value-type="float">
            <text:p>0.721515361582829</text:p>
          </table:table-cell>
          <table:table-cell office:value-type="float" office:value="2.2717" calcext:value-type="float">
            <text:p>2.2717</text:p>
          </table:table-cell>
          <table:table-cell office:value-type="float" office:value="3.0384" calcext:value-type="float">
            <text:p>3.038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73193" calcext:value-type="float">
            <text:p>0.73193</text:p>
          </table:table-cell>
          <table:table-cell office:value-type="float" office:value="0.022554" calcext:value-type="float">
            <text:p>0.022554</text:p>
          </table:table-cell>
          <table:table-cell office:value-type="float" office:value="7.0967E-023" calcext:value-type="float">
            <text:p>7.0967E-23</text:p>
          </table:table-cell>
          <table:table-cell table:formula="of:=SQRT([.B88]^2+[.C88]^2+[.D88]^2)" office:value-type="float" office:value="0.732277411788729" calcext:value-type="float">
            <text:p>0.732277411788729</text:p>
          </table:table-cell>
          <table:table-cell office:value-type="float" office:value="2.2353" calcext:value-type="float">
            <text:p>2.2353</text:p>
          </table:table-cell>
          <table:table-cell office:value-type="float" office:value="3.0041" calcext:value-type="float">
            <text:p>3.0041</text:p>
          </table:table-cell>
          <table:table-cell office:value-type="float" office:value="0.71829" calcext:value-type="float">
            <text:p>0.71829</text:p>
          </table:table-cell>
          <table:table-cell office:value-type="float" office:value="0.014865" calcext:value-type="float">
            <text:p>0.014865</text:p>
          </table:table-cell>
          <table:table-cell office:value-type="float" office:value="1.5164E-022" calcext:value-type="float">
            <text:p>1.5164E-22</text:p>
          </table:table-cell>
          <table:table-cell table:formula="of:=SQRT([.H88]^2+[.I88]^2+[.J88]^2)" office:value-type="float" office:value="0.718443799002399" calcext:value-type="float">
            <text:p>0.718443799002399</text:p>
          </table:table-cell>
          <table:table-cell office:value-type="float" office:value="2.2534" calcext:value-type="float">
            <text:p>2.2534</text:p>
          </table:table-cell>
          <table:table-cell office:value-type="float" office:value="3.0138" calcext:value-type="float">
            <text:p>3.0138</text:p>
          </table:table-cell>
          <table:table-cell office:value-type="float" office:value="0.71396" calcext:value-type="float">
            <text:p>0.71396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7.8693E-023" calcext:value-type="float">
            <text:p>7.8693E-23</text:p>
          </table:table-cell>
          <table:table-cell table:formula="of:=SQRT([.N88]^2+[.O88]^2+[.P88]^2)" office:value-type="float" office:value="0.714090855914008" calcext:value-type="float">
            <text:p>0.714090855914008</text:p>
          </table:table-cell>
          <table:table-cell office:value-type="float" office:value="2.2465" calcext:value-type="float">
            <text:p>2.2465</text:p>
          </table:table-cell>
          <table:table-cell office:value-type="float" office:value="3.0018" calcext:value-type="float">
            <text:p>3.0018</text:p>
          </table:table-cell>
          <table:table-cell office:value-type="float" office:value="0.73277" calcext:value-type="float">
            <text:p>0.73277</text:p>
          </table:table-cell>
          <table:table-cell office:value-type="float" office:value="0.02434" calcext:value-type="float">
            <text:p>0.02434</text:p>
          </table:table-cell>
          <table:table-cell office:value-type="float" office:value="1.3851E-022" calcext:value-type="float">
            <text:p>1.3851E-22</text:p>
          </table:table-cell>
          <table:table-cell table:formula="of:=SQRT([.T88]^2+[.U88]^2+[.V88]^2)" office:value-type="float" office:value="0.733174132454221" calcext:value-type="float">
            <text:p>0.733174132454221</text:p>
          </table:table-cell>
          <table:table-cell office:value-type="float" office:value="2.2515" calcext:value-type="float">
            <text:p>2.2515</text:p>
          </table:table-cell>
          <table:table-cell office:value-type="float" office:value="3.0243" calcext:value-type="float">
            <text:p>3.0243</text:p>
          </table:table-cell>
          <table:table-cell office:value-type="float" office:value="0.71656" calcext:value-type="float">
            <text:p>0.71656</text:p>
          </table:table-cell>
          <table:table-cell office:value-type="float" office:value="0.012129" calcext:value-type="float">
            <text:p>0.012129</text:p>
          </table:table-cell>
          <table:table-cell office:value-type="float" office:value="1.5303E-022" calcext:value-type="float">
            <text:p>1.5303E-22</text:p>
          </table:table-cell>
          <table:table-cell table:formula="of:=SQRT([.Z88]^2+[.AA88]^2+[.AB88]^2)" office:value-type="float" office:value="0.716662644652978" calcext:value-type="float">
            <text:p>0.716662644652978</text:p>
          </table:table-cell>
          <table:table-cell office:value-type="float" office:value="2.252" calcext:value-type="float">
            <text:p>2.252</text:p>
          </table:table-cell>
          <table:table-cell office:value-type="float" office:value="3.0106" calcext:value-type="float">
            <text:p>3.0106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72626" calcext:value-type="float">
            <text:p>0.72626</text:p>
          </table:table-cell>
          <table:table-cell office:value-type="float" office:value="0.022339" calcext:value-type="float">
            <text:p>0.022339</text:p>
          </table:table-cell>
          <table:table-cell office:value-type="float" office:value="-9.4809E-023" calcext:value-type="float">
            <text:p>-9.4809E-23</text:p>
          </table:table-cell>
          <table:table-cell table:formula="of:=SQRT([.B89]^2+[.C89]^2+[.D89]^2)" office:value-type="float" office:value="0.726603480944731" calcext:value-type="float">
            <text:p>0.726603480944731</text:p>
          </table:table-cell>
          <table:table-cell office:value-type="float" office:value="2.2161" calcext:value-type="float">
            <text:p>2.2161</text:p>
          </table:table-cell>
          <table:table-cell office:value-type="float" office:value="2.9761" calcext:value-type="float">
            <text:p>2.9761</text:p>
          </table:table-cell>
          <table:table-cell office:value-type="float" office:value="0.71345" calcext:value-type="float">
            <text:p>0.71345</text:p>
          </table:table-cell>
          <table:table-cell office:value-type="float" office:value="0.014641" calcext:value-type="float">
            <text:p>0.014641</text:p>
          </table:table-cell>
          <table:table-cell office:value-type="float" office:value="1.507E-022" calcext:value-type="float">
            <text:p>1.507E-22</text:p>
          </table:table-cell>
          <table:table-cell table:formula="of:=SQRT([.H89]^2+[.I89]^2+[.J89]^2)" office:value-type="float" office:value="0.713600211169391" calcext:value-type="float">
            <text:p>0.713600211169391</text:p>
          </table:table-cell>
          <table:table-cell office:value-type="float" office:value="2.2337" calcext:value-type="float">
            <text:p>2.2337</text:p>
          </table:table-cell>
          <table:table-cell office:value-type="float" office:value="2.986" calcext:value-type="float">
            <text:p>2.986</text:p>
          </table:table-cell>
          <table:table-cell office:value-type="float" office:value="0.70942" calcext:value-type="float">
            <text:p>0.70942</text:p>
          </table:table-cell>
          <table:table-cell office:value-type="float" office:value="0.013544" calcext:value-type="float">
            <text:p>0.013544</text:p>
          </table:table-cell>
          <table:table-cell office:value-type="float" office:value="-1.0497E-022" calcext:value-type="float">
            <text:p>-1.0497E-22</text:p>
          </table:table-cell>
          <table:table-cell table:formula="of:=SQRT([.N89]^2+[.O89]^2+[.P89]^2)" office:value-type="float" office:value="0.709549276890619" calcext:value-type="float">
            <text:p>0.709549276890619</text:p>
          </table:table-cell>
          <table:table-cell office:value-type="float" office:value="2.2271" calcext:value-type="float">
            <text:p>2.2271</text:p>
          </table:table-cell>
          <table:table-cell office:value-type="float" office:value="2.9746" calcext:value-type="float">
            <text:p>2.9746</text:p>
          </table:table-cell>
          <table:table-cell office:value-type="float" office:value="0.72729" calcext:value-type="float">
            <text:p>0.72729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1.3764E-022" calcext:value-type="float">
            <text:p>1.3764E-22</text:p>
          </table:table-cell>
          <table:table-cell table:formula="of:=SQRT([.T89]^2+[.U89]^2+[.V89]^2)" office:value-type="float" office:value="0.727686212731834" calcext:value-type="float">
            <text:p>0.727686212731834</text:p>
          </table:table-cell>
          <table:table-cell office:value-type="float" office:value="2.2318" calcext:value-type="float">
            <text:p>2.2318</text:p>
          </table:table-cell>
          <table:table-cell office:value-type="float" office:value="2.9959" calcext:value-type="float">
            <text:p>2.9959</text:p>
          </table:table-cell>
          <table:table-cell office:value-type="float" office:value="0.71207" calcext:value-type="float">
            <text:p>0.71207</text:p>
          </table:table-cell>
          <table:table-cell office:value-type="float" office:value="0.011916" calcext:value-type="float">
            <text:p>0.011916</text:p>
          </table:table-cell>
          <table:table-cell office:value-type="float" office:value="1.521E-022" calcext:value-type="float">
            <text:p>1.521E-22</text:p>
          </table:table-cell>
          <table:table-cell table:formula="of:=SQRT([.Z89]^2+[.AA89]^2+[.AB89]^2)" office:value-type="float" office:value="0.712169696038802" calcext:value-type="float">
            <text:p>0.712169696038802</text:p>
          </table:table-cell>
          <table:table-cell office:value-type="float" office:value="2.2323" calcext:value-type="float">
            <text:p>2.2323</text:p>
          </table:table-cell>
          <table:table-cell office:value-type="float" office:value="2.9831" calcext:value-type="float">
            <text:p>2.9831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72075" calcext:value-type="float">
            <text:p>0.72075</text:p>
          </table:table-cell>
          <table:table-cell office:value-type="float" office:value="0.02211" calcext:value-type="float">
            <text:p>0.02211</text:p>
          </table:table-cell>
          <table:table-cell office:value-type="float" office:value="-1.5055E-022" calcext:value-type="float">
            <text:p>-1.5055E-22</text:p>
          </table:table-cell>
          <table:table-cell table:formula="of:=SQRT([.B90]^2+[.C90]^2+[.D90]^2)" office:value-type="float" office:value="0.721089047621721" calcext:value-type="float">
            <text:p>0.721089047621721</text:p>
          </table:table-cell>
          <table:table-cell office:value-type="float" office:value="2.1968" calcext:value-type="float">
            <text:p>2.1968</text:p>
          </table:table-cell>
          <table:table-cell office:value-type="float" office:value="2.9482" calcext:value-type="float">
            <text:p>2.9482</text:p>
          </table:table-cell>
          <table:table-cell office:value-type="float" office:value="0.70871" calcext:value-type="float">
            <text:p>0.70871</text:p>
          </table:table-cell>
          <table:table-cell office:value-type="float" office:value="0.014418" calcext:value-type="float">
            <text:p>0.014418</text:p>
          </table:table-cell>
          <table:table-cell office:value-type="float" office:value="1.1977E-022" calcext:value-type="float">
            <text:p>1.1977E-22</text:p>
          </table:table-cell>
          <table:table-cell table:formula="of:=SQRT([.H90]^2+[.I90]^2+[.J90]^2)" office:value-type="float" office:value="0.708856644762536" calcext:value-type="float">
            <text:p>0.708856644762536</text:p>
          </table:table-cell>
          <table:table-cell office:value-type="float" office:value="2.2141" calcext:value-type="float">
            <text:p>2.2141</text:p>
          </table:table-cell>
          <table:table-cell office:value-type="float" office:value="2.9584" calcext:value-type="float">
            <text:p>2.9584</text:p>
          </table:table-cell>
          <table:table-cell office:value-type="float" office:value="0.70496" calcext:value-type="float">
            <text:p>0.70496</text:p>
          </table:table-cell>
          <table:table-cell office:value-type="float" office:value="0.013417" calcext:value-type="float">
            <text:p>0.013417</text:p>
          </table:table-cell>
          <table:table-cell office:value-type="float" office:value="-1.6674E-022" calcext:value-type="float">
            <text:p>-1.6674E-22</text:p>
          </table:table-cell>
          <table:table-cell table:formula="of:=SQRT([.N90]^2+[.O90]^2+[.P90]^2)" office:value-type="float" office:value="0.705087666527362" calcext:value-type="float">
            <text:p>0.705087666527362</text:p>
          </table:table-cell>
          <table:table-cell office:value-type="float" office:value="2.2077" calcext:value-type="float">
            <text:p>2.2077</text:p>
          </table:table-cell>
          <table:table-cell office:value-type="float" office:value="2.9475" calcext:value-type="float">
            <text:p>2.9475</text:p>
          </table:table-cell>
          <table:table-cell office:value-type="float" office:value="0.72197" calcext:value-type="float">
            <text:p>0.72197</text:p>
          </table:table-cell>
          <table:table-cell office:value-type="float" office:value="0.023666" calcext:value-type="float">
            <text:p>0.023666</text:p>
          </table:table-cell>
          <table:table-cell office:value-type="float" office:value="1.094E-022" calcext:value-type="float">
            <text:p>1.094E-22</text:p>
          </table:table-cell>
          <table:table-cell table:formula="of:=SQRT([.T90]^2+[.U90]^2+[.V90]^2)" office:value-type="float" office:value="0.722357778705262" calcext:value-type="float">
            <text:p>0.722357778705262</text:p>
          </table:table-cell>
          <table:table-cell office:value-type="float" office:value="2.2121" calcext:value-type="float">
            <text:p>2.2121</text:p>
          </table:table-cell>
          <table:table-cell office:value-type="float" office:value="2.9677" calcext:value-type="float">
            <text:p>2.9677</text:p>
          </table:table-cell>
          <table:table-cell office:value-type="float" office:value="0.70765" calcext:value-type="float">
            <text:p>0.70765</text:p>
          </table:table-cell>
          <table:table-cell office:value-type="float" office:value="0.011708" calcext:value-type="float">
            <text:p>0.011708</text:p>
          </table:table-cell>
          <table:table-cell office:value-type="float" office:value="1.209E-022" calcext:value-type="float">
            <text:p>1.209E-22</text:p>
          </table:table-cell>
          <table:table-cell table:formula="of:=SQRT([.Z90]^2+[.AA90]^2+[.AB90]^2)" office:value-type="float" office:value="0.707746847229997" calcext:value-type="float">
            <text:p>0.707746847229997</text:p>
          </table:table-cell>
          <table:table-cell office:value-type="float" office:value="2.2126" calcext:value-type="float">
            <text:p>2.2126</text:p>
          </table:table-cell>
          <table:table-cell office:value-type="float" office:value="2.9557" calcext:value-type="float">
            <text:p>2.9557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71559" calcext:value-type="float">
            <text:p>0.71559</text:p>
          </table:table-cell>
          <table:table-cell office:value-type="float" office:value="0.021853" calcext:value-type="float">
            <text:p>0.021853</text:p>
          </table:table-cell>
          <table:table-cell office:value-type="float" office:value="1.3772E-023" calcext:value-type="float">
            <text:p>1.3772E-23</text:p>
          </table:table-cell>
          <table:table-cell table:formula="of:=SQRT([.B91]^2+[.C91]^2+[.D91]^2)" office:value-type="float" office:value="0.715923600469352" calcext:value-type="float">
            <text:p>0.715923600469352</text:p>
          </table:table-cell>
          <table:table-cell office:value-type="float" office:value="2.1776" calcext:value-type="float">
            <text:p>2.1776</text:p>
          </table:table-cell>
          <table:table-cell office:value-type="float" office:value="2.9206" calcext:value-type="float">
            <text:p>2.9206</text:p>
          </table:table-cell>
          <table:table-cell office:value-type="float" office:value="0.70414" calcext:value-type="float">
            <text:p>0.70414</text:p>
          </table:table-cell>
          <table:table-cell office:value-type="float" office:value="0.014198" calcext:value-type="float">
            <text:p>0.014198</text:p>
          </table:table-cell>
          <table:table-cell office:value-type="float" office:value="3.3912E-023" calcext:value-type="float">
            <text:p>3.3912E-23</text:p>
          </table:table-cell>
          <table:table-cell table:formula="of:=SQRT([.H91]^2+[.I91]^2+[.J91]^2)" office:value-type="float" office:value="0.704283126877253" calcext:value-type="float">
            <text:p>0.704283126877253</text:p>
          </table:table-cell>
          <table:table-cell office:value-type="float" office:value="2.1944" calcext:value-type="float">
            <text:p>2.1944</text:p>
          </table:table-cell>
          <table:table-cell office:value-type="float" office:value="2.9309" calcext:value-type="float">
            <text:p>2.9309</text:p>
          </table:table-cell>
          <table:table-cell office:value-type="float" office:value="0.70068" calcext:value-type="float">
            <text:p>0.70068</text:p>
          </table:table-cell>
          <table:table-cell office:value-type="float" office:value="0.013284" calcext:value-type="float">
            <text:p>0.013284</text:p>
          </table:table-cell>
          <table:table-cell office:value-type="float" office:value="1.5275E-023" calcext:value-type="float">
            <text:p>1.5275E-23</text:p>
          </table:table-cell>
          <table:table-cell table:formula="of:=SQRT([.N91]^2+[.O91]^2+[.P91]^2)" office:value-type="float" office:value="0.700805912543552" calcext:value-type="float">
            <text:p>0.700805912543552</text:p>
          </table:table-cell>
          <table:table-cell office:value-type="float" office:value="2.1882" calcext:value-type="float">
            <text:p>2.1882</text:p>
          </table:table-cell>
          <table:table-cell office:value-type="float" office:value="2.9205" calcext:value-type="float">
            <text:p>2.9205</text:p>
          </table:table-cell>
          <table:table-cell office:value-type="float" office:value="0.71694" calcext:value-type="float">
            <text:p>0.71694</text:p>
          </table:table-cell>
          <table:table-cell office:value-type="float" office:value="0.023296" calcext:value-type="float">
            <text:p>0.023296</text:p>
          </table:table-cell>
          <table:table-cell office:value-type="float" office:value="3.101E-023" calcext:value-type="float">
            <text:p>3.101E-23</text:p>
          </table:table-cell>
          <table:table-cell table:formula="of:=SQRT([.T91]^2+[.U91]^2+[.V91]^2)" office:value-type="float" office:value="0.717318386224695" calcext:value-type="float">
            <text:p>0.717318386224695</text:p>
          </table:table-cell>
          <table:table-cell office:value-type="float" office:value="2.1925" calcext:value-type="float">
            <text:p>2.1925</text:p>
          </table:table-cell>
          <table:table-cell office:value-type="float" office:value="2.9397" calcext:value-type="float">
            <text:p>2.9397</text:p>
          </table:table-cell>
          <table:table-cell office:value-type="float" office:value="0.70337" calcext:value-type="float">
            <text:p>0.70337</text:p>
          </table:table-cell>
          <table:table-cell office:value-type="float" office:value="0.011509" calcext:value-type="float">
            <text:p>0.011509</text:p>
          </table:table-cell>
          <table:table-cell office:value-type="float" office:value="3.4204E-023" calcext:value-type="float">
            <text:p>3.4204E-23</text:p>
          </table:table-cell>
          <table:table-cell table:formula="of:=SQRT([.Z91]^2+[.AA91]^2+[.AB91]^2)" office:value-type="float" office:value="0.703464152591303" calcext:value-type="float">
            <text:p>0.703464152591303</text:p>
          </table:table-cell>
          <table:table-cell office:value-type="float" office:value="2.193" calcext:value-type="float">
            <text:p>2.193</text:p>
          </table:table-cell>
          <table:table-cell office:value-type="float" office:value="2.9285" calcext:value-type="float">
            <text:p>2.9285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.71067" calcext:value-type="float">
            <text:p>0.71067</text:p>
          </table:table-cell>
          <table:table-cell office:value-type="float" office:value="0.021581" calcext:value-type="float">
            <text:p>0.021581</text:p>
          </table:table-cell>
          <table:table-cell office:value-type="float" office:value="9.444E-023" calcext:value-type="float">
            <text:p>9.444E-23</text:p>
          </table:table-cell>
          <table:table-cell table:formula="of:=SQRT([.B92]^2+[.C92]^2+[.D92]^2)" office:value-type="float" office:value="0.710997600882732" calcext:value-type="float">
            <text:p>0.710997600882732</text:p>
          </table:table-cell>
          <table:table-cell office:value-type="float" office:value="2.1583" calcext:value-type="float">
            <text:p>2.1583</text:p>
          </table:table-cell>
          <table:table-cell office:value-type="float" office:value="2.8933" calcext:value-type="float">
            <text:p>2.8933</text:p>
          </table:table-cell>
          <table:table-cell office:value-type="float" office:value="0.69966" calcext:value-type="float">
            <text:p>0.69966</text:p>
          </table:table-cell>
          <table:table-cell office:value-type="float" office:value="0.013996" calcext:value-type="float">
            <text:p>0.013996</text:p>
          </table:table-cell>
          <table:table-cell office:value-type="float" office:value="1.0479E-024" calcext:value-type="float">
            <text:p>1.0479E-24</text:p>
          </table:table-cell>
          <table:table-cell table:formula="of:=SQRT([.H92]^2+[.I92]^2+[.J92]^2)" office:value-type="float" office:value="0.699799974004001" calcext:value-type="float">
            <text:p>0.699799974004001</text:p>
          </table:table-cell>
          <table:table-cell office:value-type="float" office:value="2.1747" calcext:value-type="float">
            <text:p>2.1747</text:p>
          </table:table-cell>
          <table:table-cell office:value-type="float" office:value="2.9035" calcext:value-type="float">
            <text:p>2.9035</text:p>
          </table:table-cell>
          <table:table-cell office:value-type="float" office:value="0.6965" calcext:value-type="float">
            <text:p>0.6965</text:p>
          </table:table-cell>
          <table:table-cell office:value-type="float" office:value="0.013156" calcext:value-type="float">
            <text:p>0.013156</text:p>
          </table:table-cell>
          <table:table-cell office:value-type="float" office:value="1.0464E-022" calcext:value-type="float">
            <text:p>1.0464E-22</text:p>
          </table:table-cell>
          <table:table-cell table:formula="of:=SQRT([.N92]^2+[.O92]^2+[.P92]^2)" office:value-type="float" office:value="0.696624238981102" calcext:value-type="float">
            <text:p>0.696624238981102</text:p>
          </table:table-cell>
          <table:table-cell office:value-type="float" office:value="2.1687" calcext:value-type="float">
            <text:p>2.1687</text:p>
          </table:table-cell>
          <table:table-cell office:value-type="float" office:value="2.8937" calcext:value-type="float">
            <text:p>2.8937</text:p>
          </table:table-cell>
          <table:table-cell office:value-type="float" office:value="0.71212" calcext:value-type="float">
            <text:p>0.71212</text:p>
          </table:table-cell>
          <table:table-cell office:value-type="float" office:value="0.022918" calcext:value-type="float">
            <text:p>0.022918</text:p>
          </table:table-cell>
          <table:table-cell office:value-type="float" office:value="9.8653E-025" calcext:value-type="float">
            <text:p>9.8653E-25</text:p>
          </table:table-cell>
          <table:table-cell table:formula="of:=SQRT([.T92]^2+[.U92]^2+[.V92]^2)" office:value-type="float" office:value="0.712488687014748" calcext:value-type="float">
            <text:p>0.712488687014748</text:p>
          </table:table-cell>
          <table:table-cell office:value-type="float" office:value="2.1728" calcext:value-type="float">
            <text:p>2.1728</text:p>
          </table:table-cell>
          <table:table-cell office:value-type="float" office:value="2.912" calcext:value-type="float">
            <text:p>2.912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.011335" calcext:value-type="float">
            <text:p>0.011335</text:p>
          </table:table-cell>
          <table:table-cell office:value-type="float" office:value="1.0313E-024" calcext:value-type="float">
            <text:p>1.0313E-24</text:p>
          </table:table-cell>
          <table:table-cell table:formula="of:=SQRT([.Z92]^2+[.AA92]^2+[.AB92]^2)" office:value-type="float" office:value="0.699251877240955" calcext:value-type="float">
            <text:p>0.699251877240955</text:p>
          </table:table-cell>
          <table:table-cell office:value-type="float" office:value="2.1733" calcext:value-type="float">
            <text:p>2.1733</text:p>
          </table:table-cell>
          <table:table-cell office:value-type="float" office:value="2.9013" calcext:value-type="float">
            <text:p>2.901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70585" calcext:value-type="float">
            <text:p>0.70585</text:p>
          </table:table-cell>
          <table:table-cell office:value-type="float" office:value="0.021302" calcext:value-type="float">
            <text:p>0.021302</text:p>
          </table:table-cell>
          <table:table-cell office:value-type="float" office:value="1.3328E-022" calcext:value-type="float">
            <text:p>1.3328E-22</text:p>
          </table:table-cell>
          <table:table-cell table:formula="of:=SQRT([.B93]^2+[.C93]^2+[.D93]^2)" office:value-type="float" office:value="0.706171365678332" calcext:value-type="float">
            <text:p>0.706171365678332</text:p>
          </table:table-cell>
          <table:table-cell office:value-type="float" office:value="2.139" calcext:value-type="float">
            <text:p>2.139</text:p>
          </table:table-cell>
          <table:table-cell office:value-type="float" office:value="2.866" calcext:value-type="float">
            <text:p>2.866</text:p>
          </table:table-cell>
          <table:table-cell office:value-type="float" office:value="0.69524" calcext:value-type="float">
            <text:p>0.69524</text:p>
          </table:table-cell>
          <table:table-cell office:value-type="float" office:value="0.013802" calcext:value-type="float">
            <text:p>0.013802</text:p>
          </table:table-cell>
          <table:table-cell office:value-type="float" office:value="-7.5098E-024" calcext:value-type="float">
            <text:p>-7.5098E-24</text:p>
          </table:table-cell>
          <table:table-cell table:formula="of:=SQRT([.H93]^2+[.I93]^2+[.J93]^2)" office:value-type="float" office:value="0.69537698610466" calcext:value-type="float">
            <text:p>0.69537698610466</text:p>
          </table:table-cell>
          <table:table-cell office:value-type="float" office:value="2.155" calcext:value-type="float">
            <text:p>2.155</text:p>
          </table:table-cell>
          <table:table-cell office:value-type="float" office:value="2.8762" calcext:value-type="float">
            <text:p>2.8762</text:p>
          </table:table-cell>
          <table:table-cell office:value-type="float" office:value="0.69236" calcext:value-type="float">
            <text:p>0.69236</text:p>
          </table:table-cell>
          <table:table-cell office:value-type="float" office:value="0.013031" calcext:value-type="float">
            <text:p>0.013031</text:p>
          </table:table-cell>
          <table:table-cell office:value-type="float" office:value="1.4769E-022" calcext:value-type="float">
            <text:p>1.4769E-22</text:p>
          </table:table-cell>
          <table:table-cell table:formula="of:=SQRT([.N93]^2+[.O93]^2+[.P93]^2)" office:value-type="float" office:value="0.692482618237454" calcext:value-type="float">
            <text:p>0.692482618237454</text:p>
          </table:table-cell>
          <table:table-cell office:value-type="float" office:value="2.1493" calcext:value-type="float">
            <text:p>2.1493</text:p>
          </table:table-cell>
          <table:table-cell office:value-type="float" office:value="2.8668" calcext:value-type="float">
            <text:p>2.8668</text:p>
          </table:table-cell>
          <table:table-cell office:value-type="float" office:value="0.70739" calcext:value-type="float">
            <text:p>0.70739</text:p>
          </table:table-cell>
          <table:table-cell office:value-type="float" office:value="0.022537" calcext:value-type="float">
            <text:p>0.022537</text:p>
          </table:table-cell>
          <table:table-cell office:value-type="float" office:value="-6.8553E-024" calcext:value-type="float">
            <text:p>-6.8553E-24</text:p>
          </table:table-cell>
          <table:table-cell table:formula="of:=SQRT([.T93]^2+[.U93]^2+[.V93]^2)" office:value-type="float" office:value="0.707748916261269" calcext:value-type="float">
            <text:p>0.707748916261269</text:p>
          </table:table-cell>
          <table:table-cell office:value-type="float" office:value="2.1531" calcext:value-type="float">
            <text:p>2.1531</text:p>
          </table:table-cell>
          <table:table-cell office:value-type="float" office:value="2.8843" calcext:value-type="float">
            <text:p>2.8843</text:p>
          </table:table-cell>
          <table:table-cell office:value-type="float" office:value="0.69498" calcext:value-type="float">
            <text:p>0.69498</text:p>
          </table:table-cell>
          <table:table-cell office:value-type="float" office:value="0.011172" calcext:value-type="float">
            <text:p>0.011172</text:p>
          </table:table-cell>
          <table:table-cell office:value-type="float" office:value="-7.5957E-024" calcext:value-type="float">
            <text:p>-7.5957E-24</text:p>
          </table:table-cell>
          <table:table-cell table:formula="of:=SQRT([.Z93]^2+[.AA93]^2+[.AB93]^2)" office:value-type="float" office:value="0.69506979072896" calcext:value-type="float">
            <text:p>0.69506979072896</text:p>
          </table:table-cell>
          <table:table-cell office:value-type="float" office:value="2.1536" calcext:value-type="float">
            <text:p>2.1536</text:p>
          </table:table-cell>
          <table:table-cell office:value-type="float" office:value="2.8742" calcext:value-type="float">
            <text:p>2.8742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70125" calcext:value-type="float">
            <text:p>0.70125</text:p>
          </table:table-cell>
          <table:table-cell office:value-type="float" office:value="0.021016" calcext:value-type="float">
            <text:p>0.021016</text:p>
          </table:table-cell>
          <table:table-cell office:value-type="float" office:value="9.2143E-023" calcext:value-type="float">
            <text:p>9.2143E-23</text:p>
          </table:table-cell>
          <table:table-cell table:formula="of:=SQRT([.B94]^2+[.C94]^2+[.D94]^2)" office:value-type="float" office:value="0.70156484714957" calcext:value-type="float">
            <text:p>0.70156484714957</text:p>
          </table:table-cell>
          <table:table-cell office:value-type="float" office:value="2.1197" calcext:value-type="float">
            <text:p>2.1197</text:p>
          </table:table-cell>
          <table:table-cell office:value-type="float" office:value="2.839" calcext:value-type="float">
            <text:p>2.839</text:p>
          </table:table-cell>
          <table:table-cell office:value-type="float" office:value="0.69086" calcext:value-type="float">
            <text:p>0.69086</text:p>
          </table:table-cell>
          <table:table-cell office:value-type="float" office:value="0.013652" calcext:value-type="float">
            <text:p>0.013652</text:p>
          </table:table-cell>
          <table:table-cell office:value-type="float" office:value="-1.2895E-023" calcext:value-type="float">
            <text:p>-1.2895E-23</text:p>
          </table:table-cell>
          <table:table-cell table:formula="of:=SQRT([.H94]^2+[.I94]^2+[.J94]^2)" office:value-type="float" office:value="0.690994874585912" calcext:value-type="float">
            <text:p>0.690994874585912</text:p>
          </table:table-cell>
          <table:table-cell office:value-type="float" office:value="2.1354" calcext:value-type="float">
            <text:p>2.1354</text:p>
          </table:table-cell>
          <table:table-cell office:value-type="float" office:value="2.8489" calcext:value-type="float">
            <text:p>2.8489</text:p>
          </table:table-cell>
          <table:table-cell office:value-type="float" office:value="0.68826" calcext:value-type="float">
            <text:p>0.68826</text:p>
          </table:table-cell>
          <table:table-cell office:value-type="float" office:value="0.012926" calcext:value-type="float">
            <text:p>0.012926</text:p>
          </table:table-cell>
          <table:table-cell office:value-type="float" office:value="1.0211E-022" calcext:value-type="float">
            <text:p>1.0211E-22</text:p>
          </table:table-cell>
          <table:table-cell table:formula="of:=SQRT([.N94]^2+[.O94]^2+[.P94]^2)" office:value-type="float" office:value="0.688381368919874" calcext:value-type="float">
            <text:p>0.688381368919874</text:p>
          </table:table-cell>
          <table:table-cell office:value-type="float" office:value="2.1298" calcext:value-type="float">
            <text:p>2.1298</text:p>
          </table:table-cell>
          <table:table-cell office:value-type="float" office:value="2.8401" calcext:value-type="float">
            <text:p>2.8401</text:p>
          </table:table-cell>
          <table:table-cell office:value-type="float" office:value="0.70282" calcext:value-type="float">
            <text:p>0.70282</text:p>
          </table:table-cell>
          <table:table-cell office:value-type="float" office:value="0.022173" calcext:value-type="float">
            <text:p>0.022173</text:p>
          </table:table-cell>
          <table:table-cell office:value-type="float" office:value="-1.177E-023" calcext:value-type="float">
            <text:p>-1.177E-23</text:p>
          </table:table-cell>
          <table:table-cell table:formula="of:=SQRT([.T94]^2+[.U94]^2+[.V94]^2)" office:value-type="float" office:value="0.703169676770124" calcext:value-type="float">
            <text:p>0.703169676770124</text:p>
          </table:table-cell>
          <table:table-cell office:value-type="float" office:value="2.1335" calcext:value-type="float">
            <text:p>2.1335</text:p>
          </table:table-cell>
          <table:table-cell office:value-type="float" office:value="2.8569" calcext:value-type="float">
            <text:p>2.8569</text:p>
          </table:table-cell>
          <table:table-cell office:value-type="float" office:value="0.69082" calcext:value-type="float">
            <text:p>0.69082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-1.3046E-023" calcext:value-type="float">
            <text:p>-1.3046E-23</text:p>
          </table:table-cell>
          <table:table-cell table:formula="of:=SQRT([.Z94]^2+[.AA94]^2+[.AB94]^2)" office:value-type="float" office:value="0.690908529401686" calcext:value-type="float">
            <text:p>0.690908529401686</text:p>
          </table:table-cell>
          <table:table-cell office:value-type="float" office:value="2.134" calcext:value-type="float">
            <text:p>2.134</text:p>
          </table:table-cell>
          <table:table-cell office:value-type="float" office:value="2.8472" calcext:value-type="float">
            <text:p>2.8472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69668" calcext:value-type="float">
            <text:p>0.69668</text:p>
          </table:table-cell>
          <table:table-cell office:value-type="float" office:value="0.020733" calcext:value-type="float">
            <text:p>0.020733</text:p>
          </table:table-cell>
          <table:table-cell office:value-type="float" office:value="3.8569E-023" calcext:value-type="float">
            <text:p>3.8569E-23</text:p>
          </table:table-cell>
          <table:table-cell table:formula="of:=SQRT([.B95]^2+[.C95]^2+[.D95]^2)" office:value-type="float" office:value="0.696988435835918" calcext:value-type="float">
            <text:p>0.696988435835918</text:p>
          </table:table-cell>
          <table:table-cell office:value-type="float" office:value="2.1004" calcext:value-type="float">
            <text:p>2.1004</text:p>
          </table:table-cell>
          <table:table-cell office:value-type="float" office:value="2.812" calcext:value-type="float">
            <text:p>2.812</text:p>
          </table:table-cell>
          <table:table-cell office:value-type="float" office:value="0.68648" calcext:value-type="float">
            <text:p>0.68648</text:p>
          </table:table-cell>
          <table:table-cell office:value-type="float" office:value="0.013521" calcext:value-type="float">
            <text:p>0.013521</text:p>
          </table:table-cell>
          <table:table-cell office:value-type="float" office:value="1.2803E-023" calcext:value-type="float">
            <text:p>1.2803E-23</text:p>
          </table:table-cell>
          <table:table-cell table:formula="of:=SQRT([.H95]^2+[.I95]^2+[.J95]^2)" office:value-type="float" office:value="0.686613142782018" calcext:value-type="float">
            <text:p>0.686613142782018</text:p>
          </table:table-cell>
          <table:table-cell office:value-type="float" office:value="2.1157" calcext:value-type="float">
            <text:p>2.1157</text:p>
          </table:table-cell>
          <table:table-cell office:value-type="float" office:value="2.8217" calcext:value-type="float">
            <text:p>2.8217</text:p>
          </table:table-cell>
          <table:table-cell office:value-type="float" office:value="0.68415" calcext:value-type="float">
            <text:p>0.68415</text:p>
          </table:table-cell>
          <table:table-cell office:value-type="float" office:value="0.012831" calcext:value-type="float">
            <text:p>0.012831</text:p>
          </table:table-cell>
          <table:table-cell office:value-type="float" office:value="4.2717E-023" calcext:value-type="float">
            <text:p>4.2717E-23</text:p>
          </table:table-cell>
          <table:table-cell table:formula="of:=SQRT([.N95]^2+[.O95]^2+[.P95]^2)" office:value-type="float" office:value="0.684270309936797" calcext:value-type="float">
            <text:p>0.684270309936797</text:p>
          </table:table-cell>
          <table:table-cell office:value-type="float" office:value="2.1103" calcext:value-type="float">
            <text:p>2.1103</text:p>
          </table:table-cell>
          <table:table-cell office:value-type="float" office:value="2.8133" calcext:value-type="float">
            <text:p>2.8133</text:p>
          </table:table-cell>
          <table:table-cell office:value-type="float" office:value="0.69827" calcext:value-type="float">
            <text:p>0.69827</text:p>
          </table:table-cell>
          <table:table-cell office:value-type="float" office:value="0.021821" calcext:value-type="float">
            <text:p>0.021821</text:p>
          </table:table-cell>
          <table:table-cell office:value-type="float" office:value="1.167E-023" calcext:value-type="float">
            <text:p>1.167E-23</text:p>
          </table:table-cell>
          <table:table-cell table:formula="of:=SQRT([.T95]^2+[.U95]^2+[.V95]^2)" office:value-type="float" office:value="0.698610870900962" calcext:value-type="float">
            <text:p>0.698610870900962</text:p>
          </table:table-cell>
          <table:table-cell office:value-type="float" office:value="2.1138" calcext:value-type="float">
            <text:p>2.1138</text:p>
          </table:table-cell>
          <table:table-cell office:value-type="float" office:value="2.8295" calcext:value-type="float">
            <text:p>2.8295</text:p>
          </table:table-cell>
          <table:table-cell office:value-type="float" office:value="0.68664" calcext:value-type="float">
            <text:p>0.68664</text:p>
          </table:table-cell>
          <table:table-cell office:value-type="float" office:value="0.010969" calcext:value-type="float">
            <text:p>0.010969</text:p>
          </table:table-cell>
          <table:table-cell office:value-type="float" office:value="1.2986E-023" calcext:value-type="float">
            <text:p>1.2986E-23</text:p>
          </table:table-cell>
          <table:table-cell table:formula="of:=SQRT([.Z95]^2+[.AA95]^2+[.AB95]^2)" office:value-type="float" office:value="0.686727608707412" calcext:value-type="float">
            <text:p>0.686727608707412</text:p>
          </table:table-cell>
          <table:table-cell office:value-type="float" office:value="2.1143" calcext:value-type="float">
            <text:p>2.1143</text:p>
          </table:table-cell>
          <table:table-cell office:value-type="float" office:value="2.8201" calcext:value-type="float">
            <text:p>2.8201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69218" calcext:value-type="float">
            <text:p>0.69218</text:p>
          </table:table-cell>
          <table:table-cell office:value-type="float" office:value="0.020456" calcext:value-type="float">
            <text:p>0.020456</text:p>
          </table:table-cell>
          <table:table-cell office:value-type="float" office:value="-3.988E-023" calcext:value-type="float">
            <text:p>-3.988E-23</text:p>
          </table:table-cell>
          <table:table-cell table:formula="of:=SQRT([.B96]^2+[.C96]^2+[.D96]^2)" office:value-type="float" office:value="0.692482202179955" calcext:value-type="float">
            <text:p>0.692482202179955</text:p>
          </table:table-cell>
          <table:table-cell office:value-type="float" office:value="2.0811" calcext:value-type="float">
            <text:p>2.0811</text:p>
          </table:table-cell>
          <table:table-cell office:value-type="float" office:value="2.7851" calcext:value-type="float">
            <text:p>2.7851</text:p>
          </table:table-cell>
          <table:table-cell office:value-type="float" office:value="0.68209" calcext:value-type="float">
            <text:p>0.68209</text:p>
          </table:table-cell>
          <table:table-cell office:value-type="float" office:value="0.013427" calcext:value-type="float">
            <text:p>0.013427</text:p>
          </table:table-cell>
          <table:table-cell office:value-type="float" office:value="9.7198E-023" calcext:value-type="float">
            <text:p>9.7198E-23</text:p>
          </table:table-cell>
          <table:table-cell table:formula="of:=SQRT([.H96]^2+[.I96]^2+[.J96]^2)" office:value-type="float" office:value="0.682222143021611" calcext:value-type="float">
            <text:p>0.682222143021611</text:p>
          </table:table-cell>
          <table:table-cell office:value-type="float" office:value="2.096" calcext:value-type="float">
            <text:p>2.096</text:p>
          </table:table-cell>
          <table:table-cell office:value-type="float" office:value="2.7945" calcext:value-type="float">
            <text:p>2.7945</text:p>
          </table:table-cell>
          <table:table-cell office:value-type="float" office:value="0.68002" calcext:value-type="float">
            <text:p>0.68002</text:p>
          </table:table-cell>
          <table:table-cell office:value-type="float" office:value="0.012755" calcext:value-type="float">
            <text:p>0.012755</text:p>
          </table:table-cell>
          <table:table-cell office:value-type="float" office:value="-4.4296E-023" calcext:value-type="float">
            <text:p>-4.4296E-23</text:p>
          </table:table-cell>
          <table:table-cell table:formula="of:=SQRT([.N96]^2+[.O96]^2+[.P96]^2)" office:value-type="float" office:value="0.680139610980716" calcext:value-type="float">
            <text:p>0.680139610980716</text:p>
          </table:table-cell>
          <table:table-cell office:value-type="float" office:value="2.0908" calcext:value-type="float">
            <text:p>2.0908</text:p>
          </table:table-cell>
          <table:table-cell office:value-type="float" office:value="2.7865" calcext:value-type="float">
            <text:p>2.7865</text:p>
          </table:table-cell>
          <table:table-cell office:value-type="float" office:value="0.69377" calcext:value-type="float">
            <text:p>0.69377</text:p>
          </table:table-cell>
          <table:table-cell office:value-type="float" office:value="0.021494" calcext:value-type="float">
            <text:p>0.021494</text:p>
          </table:table-cell>
          <table:table-cell office:value-type="float" office:value="8.8656E-023" calcext:value-type="float">
            <text:p>8.8656E-23</text:p>
          </table:table-cell>
          <table:table-cell table:formula="of:=SQRT([.T96]^2+[.U96]^2+[.V96]^2)" office:value-type="float" office:value="0.694102877775334" calcext:value-type="float">
            <text:p>0.694102877775334</text:p>
          </table:table-cell>
          <table:table-cell office:value-type="float" office:value="2.0942" calcext:value-type="float">
            <text:p>2.0942</text:p>
          </table:table-cell>
          <table:table-cell office:value-type="float" office:value="2.8021" calcext:value-type="float">
            <text:p>2.8021</text:p>
          </table:table-cell>
          <table:table-cell office:value-type="float" office:value="0.68242" calcext:value-type="float">
            <text:p>0.68242</text:p>
          </table:table-cell>
          <table:table-cell office:value-type="float" office:value="0.010918" calcext:value-type="float">
            <text:p>0.010918</text:p>
          </table:table-cell>
          <table:table-cell office:value-type="float" office:value="9.847E-023" calcext:value-type="float">
            <text:p>9.847E-23</text:p>
          </table:table-cell>
          <table:table-cell table:formula="of:=SQRT([.Z96]^2+[.AA96]^2+[.AB96]^2)" office:value-type="float" office:value="0.682507332652185" calcext:value-type="float">
            <text:p>0.682507332652185</text:p>
          </table:table-cell>
          <table:table-cell office:value-type="float" office:value="2.0946" calcext:value-type="float">
            <text:p>2.0946</text:p>
          </table:table-cell>
          <table:table-cell office:value-type="float" office:value="2.793" calcext:value-type="float">
            <text:p>2.793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68769" calcext:value-type="float">
            <text:p>0.68769</text:p>
          </table:table-cell>
          <table:table-cell office:value-type="float" office:value="0.020191" calcext:value-type="float">
            <text:p>0.020191</text:p>
          </table:table-cell>
          <table:table-cell office:value-type="float" office:value="-6.5629E-023" calcext:value-type="float">
            <text:p>-6.5629E-23</text:p>
          </table:table-cell>
          <table:table-cell table:formula="of:=SQRT([.B97]^2+[.C97]^2+[.D97]^2)" office:value-type="float" office:value="0.687986346216987" calcext:value-type="float">
            <text:p>0.687986346216987</text:p>
          </table:table-cell>
          <table:table-cell office:value-type="float" office:value="2.0618" calcext:value-type="float">
            <text:p>2.0618</text:p>
          </table:table-cell>
          <table:table-cell office:value-type="float" office:value="2.7582" calcext:value-type="float">
            <text:p>2.7582</text:p>
          </table:table-cell>
          <table:table-cell office:value-type="float" office:value="0.67766" calcext:value-type="float">
            <text:p>0.67766</text:p>
          </table:table-cell>
          <table:table-cell office:value-type="float" office:value="0.013376" calcext:value-type="float">
            <text:p>0.013376</text:p>
          </table:table-cell>
          <table:table-cell office:value-type="float" office:value="1.8121E-022" calcext:value-type="float">
            <text:p>1.8121E-22</text:p>
          </table:table-cell>
          <table:table-cell table:formula="of:=SQRT([.H97]^2+[.I97]^2+[.J97]^2)" office:value-type="float" office:value="0.677791998312167" calcext:value-type="float">
            <text:p>0.677791998312167</text:p>
          </table:table-cell>
          <table:table-cell office:value-type="float" office:value="2.0763" calcext:value-type="float">
            <text:p>2.0763</text:p>
          </table:table-cell>
          <table:table-cell office:value-type="float" office:value="2.7673" calcext:value-type="float">
            <text:p>2.7673</text:p>
          </table:table-cell>
          <table:table-cell office:value-type="float" office:value="0.67584" calcext:value-type="float">
            <text:p>0.67584</text:p>
          </table:table-cell>
          <table:table-cell office:value-type="float" office:value="0.012704" calcext:value-type="float">
            <text:p>0.012704</text:p>
          </table:table-cell>
          <table:table-cell office:value-type="float" office:value="-7.2853E-023" calcext:value-type="float">
            <text:p>-7.2853E-23</text:p>
          </table:table-cell>
          <table:table-cell table:formula="of:=SQRT([.N97]^2+[.O97]^2+[.P97]^2)" office:value-type="float" office:value="0.675959390212164" calcext:value-type="float">
            <text:p>0.675959390212164</text:p>
          </table:table-cell>
          <table:table-cell office:value-type="float" office:value="2.0713" calcext:value-type="float">
            <text:p>2.0713</text:p>
          </table:table-cell>
          <table:table-cell office:value-type="float" office:value="2.7597" calcext:value-type="float">
            <text:p>2.7597</text:p>
          </table:table-cell>
          <table:table-cell office:value-type="float" office:value="0.68926" calcext:value-type="float">
            <text:p>0.68926</text:p>
          </table:table-cell>
          <table:table-cell office:value-type="float" office:value="0.021203" calcext:value-type="float">
            <text:p>0.021203</text:p>
          </table:table-cell>
          <table:table-cell office:value-type="float" office:value="1.6526E-022" calcext:value-type="float">
            <text:p>1.6526E-22</text:p>
          </table:table-cell>
          <table:table-cell table:formula="of:=SQRT([.T97]^2+[.U97]^2+[.V97]^2)" office:value-type="float" office:value="0.689586045979035" calcext:value-type="float">
            <text:p>0.689586045979035</text:p>
          </table:table-cell>
          <table:table-cell office:value-type="float" office:value="2.0745" calcext:value-type="float">
            <text:p>2.0745</text:p>
          </table:table-cell>
          <table:table-cell office:value-type="float" office:value="2.7748" calcext:value-type="float">
            <text:p>2.7748</text:p>
          </table:table-cell>
          <table:table-cell office:value-type="float" office:value="0.67814" calcext:value-type="float">
            <text:p>0.67814</text:p>
          </table:table-cell>
          <table:table-cell office:value-type="float" office:value="0.010915" calcext:value-type="float">
            <text:p>0.010915</text:p>
          </table:table-cell>
          <table:table-cell office:value-type="float" office:value="1.8361E-022" calcext:value-type="float">
            <text:p>1.8361E-22</text:p>
          </table:table-cell>
          <table:table-cell table:formula="of:=SQRT([.Z97]^2+[.AA97]^2+[.AB97]^2)" office:value-type="float" office:value="0.67822783548377" calcext:value-type="float">
            <text:p>0.67822783548377</text:p>
          </table:table-cell>
          <table:table-cell office:value-type="float" office:value="2.0749" calcext:value-type="float">
            <text:p>2.0749</text:p>
          </table:table-cell>
          <table:table-cell office:value-type="float" office:value="2.7659" calcext:value-type="float">
            <text:p>2.765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68321" calcext:value-type="float">
            <text:p>0.68321</text:p>
          </table:table-cell>
          <table:table-cell office:value-type="float" office:value="0.019934" calcext:value-type="float">
            <text:p>0.019934</text:p>
          </table:table-cell>
          <table:table-cell office:value-type="float" office:value="-6.5025E-023" calcext:value-type="float">
            <text:p>-6.5025E-23</text:p>
          </table:table-cell>
          <table:table-cell table:formula="of:=SQRT([.B98]^2+[.C98]^2+[.D98]^2)" office:value-type="float" office:value="0.683500745029587" calcext:value-type="float">
            <text:p>0.683500745029587</text:p>
          </table:table-cell>
          <table:table-cell office:value-type="float" office:value="2.0425" calcext:value-type="float">
            <text:p>2.0425</text:p>
          </table:table-cell>
          <table:table-cell office:value-type="float" office:value="2.7313" calcext:value-type="float">
            <text:p>2.7313</text:p>
          </table:table-cell>
          <table:table-cell office:value-type="float" office:value="0.67322" calcext:value-type="float">
            <text:p>0.67322</text:p>
          </table:table-cell>
          <table:table-cell office:value-type="float" office:value="0.013347" calcext:value-type="float">
            <text:p>0.013347</text:p>
          </table:table-cell>
          <table:table-cell office:value-type="float" office:value="2.6364E-022" calcext:value-type="float">
            <text:p>2.6364E-22</text:p>
          </table:table-cell>
          <table:table-cell table:formula="of:=SQRT([.H98]^2+[.I98]^2+[.J98]^2)" office:value-type="float" office:value="0.673352293238094" calcext:value-type="float">
            <text:p>0.673352293238094</text:p>
          </table:table-cell>
          <table:table-cell office:value-type="float" office:value="2.0567" calcext:value-type="float">
            <text:p>2.0567</text:p>
          </table:table-cell>
          <table:table-cell office:value-type="float" office:value="2.74" calcext:value-type="float">
            <text:p>2.74</text:p>
          </table:table-cell>
          <table:table-cell office:value-type="float" office:value="0.67164" calcext:value-type="float">
            <text:p>0.67164</text:p>
          </table:table-cell>
          <table:table-cell office:value-type="float" office:value="0.012666" calcext:value-type="float">
            <text:p>0.012666</text:p>
          </table:table-cell>
          <table:table-cell office:value-type="float" office:value="-7.218E-023" calcext:value-type="float">
            <text:p>-7.218E-23</text:p>
          </table:table-cell>
          <table:table-cell table:formula="of:=SQRT([.N98]^2+[.O98]^2+[.P98]^2)" office:value-type="float" office:value="0.671759419104786" calcext:value-type="float">
            <text:p>0.671759419104786</text:p>
          </table:table-cell>
          <table:table-cell office:value-type="float" office:value="2.0518" calcext:value-type="float">
            <text:p>2.0518</text:p>
          </table:table-cell>
          <table:table-cell office:value-type="float" office:value="2.7329" calcext:value-type="float">
            <text:p>2.7329</text:p>
          </table:table-cell>
          <table:table-cell office:value-type="float" office:value="0.68475" calcext:value-type="float">
            <text:p>0.68475</text:p>
          </table:table-cell>
          <table:table-cell office:value-type="float" office:value="0.020929" calcext:value-type="float">
            <text:p>0.020929</text:p>
          </table:table-cell>
          <table:table-cell office:value-type="float" office:value="2.4043E-022" calcext:value-type="float">
            <text:p>2.4043E-22</text:p>
          </table:table-cell>
          <table:table-cell table:formula="of:=SQRT([.T98]^2+[.U98]^2+[.V98]^2)" office:value-type="float" office:value="0.68506976691502" calcext:value-type="float">
            <text:p>0.68506976691502</text:p>
          </table:table-cell>
          <table:table-cell office:value-type="float" office:value="2.0549" calcext:value-type="float">
            <text:p>2.0549</text:p>
          </table:table-cell>
          <table:table-cell office:value-type="float" office:value="2.7474" calcext:value-type="float">
            <text:p>2.7474</text:p>
          </table:table-cell>
          <table:table-cell office:value-type="float" office:value="0.67384" calcext:value-type="float">
            <text:p>0.67384</text:p>
          </table:table-cell>
          <table:table-cell office:value-type="float" office:value="0.010935" calcext:value-type="float">
            <text:p>0.010935</text:p>
          </table:table-cell>
          <table:table-cell office:value-type="float" office:value="2.6718E-022" calcext:value-type="float">
            <text:p>2.6718E-22</text:p>
          </table:table-cell>
          <table:table-cell table:formula="of:=SQRT([.Z98]^2+[.AA98]^2+[.AB98]^2)" office:value-type="float" office:value="0.673928720136633" calcext:value-type="float">
            <text:p>0.673928720136633</text:p>
          </table:table-cell>
          <table:table-cell office:value-type="float" office:value="2.0553" calcext:value-type="float">
            <text:p>2.0553</text:p>
          </table:table-cell>
          <table:table-cell office:value-type="float" office:value="2.7388" calcext:value-type="float">
            <text:p>2.7388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019705" calcext:value-type="float">
            <text:p>0.019705</text:p>
          </table:table-cell>
          <table:table-cell office:value-type="float" office:value="-2.601E-023" calcext:value-type="float">
            <text:p>-2.601E-23</text:p>
          </table:table-cell>
          <table:table-cell table:formula="of:=SQRT([.B99]^2+[.C99]^2+[.D99]^2)" office:value-type="float" office:value="0.678985991773763" calcext:value-type="float">
            <text:p>0.678985991773763</text:p>
          </table:table-cell>
          <table:table-cell office:value-type="float" office:value="2.0232" calcext:value-type="float">
            <text:p>2.0232</text:p>
          </table:table-cell>
          <table:table-cell office:value-type="float" office:value="2.7044" calcext:value-type="float">
            <text:p>2.7044</text:p>
          </table:table-cell>
          <table:table-cell office:value-type="float" office:value="0.66871" calcext:value-type="float">
            <text:p>0.66871</text:p>
          </table:table-cell>
          <table:table-cell office:value-type="float" office:value="0.013387" calcext:value-type="float">
            <text:p>0.013387</text:p>
          </table:table-cell>
          <table:table-cell office:value-type="float" office:value="1.8829E-022" calcext:value-type="float">
            <text:p>1.8829E-22</text:p>
          </table:table-cell>
          <table:table-cell table:formula="of:=SQRT([.H99]^2+[.I99]^2+[.J99]^2)" office:value-type="float" office:value="0.66884398469972" calcext:value-type="float">
            <text:p>0.66884398469972</text:p>
          </table:table-cell>
          <table:table-cell office:value-type="float" office:value="2.037" calcext:value-type="float">
            <text:p>2.037</text:p>
          </table:table-cell>
          <table:table-cell office:value-type="float" office:value="2.7128" calcext:value-type="float">
            <text:p>2.7128</text:p>
          </table:table-cell>
          <table:table-cell office:value-type="float" office:value="0.66733" calcext:value-type="float">
            <text:p>0.66733</text:p>
          </table:table-cell>
          <table:table-cell office:value-type="float" office:value="0.012669" calcext:value-type="float">
            <text:p>0.012669</text:p>
          </table:table-cell>
          <table:table-cell office:value-type="float" office:value="-2.8872E-023" calcext:value-type="float">
            <text:p>-2.8872E-23</text:p>
          </table:table-cell>
          <table:table-cell table:formula="of:=SQRT([.N99]^2+[.O99]^2+[.P99]^2)" office:value-type="float" office:value="0.667450247180267" calcext:value-type="float">
            <text:p>0.667450247180267</text:p>
          </table:table-cell>
          <table:table-cell office:value-type="float" office:value="2.0323" calcext:value-type="float">
            <text:p>2.0323</text:p>
          </table:table-cell>
          <table:table-cell office:value-type="float" office:value="2.706" calcext:value-type="float">
            <text:p>2.706</text:p>
          </table:table-cell>
          <table:table-cell office:value-type="float" office:value="0.6802" calcext:value-type="float">
            <text:p>0.6802</text:p>
          </table:table-cell>
          <table:table-cell office:value-type="float" office:value="0.020719" calcext:value-type="float">
            <text:p>0.020719</text:p>
          </table:table-cell>
          <table:table-cell office:value-type="float" office:value="1.7169E-022" calcext:value-type="float">
            <text:p>1.7169E-22</text:p>
          </table:table-cell>
          <table:table-cell table:formula="of:=SQRT([.T99]^2+[.U99]^2+[.V99]^2)" office:value-type="float" office:value="0.680515478854816" calcext:value-type="float">
            <text:p>0.680515478854816</text:p>
          </table:table-cell>
          <table:table-cell office:value-type="float" office:value="2.0352" calcext:value-type="float">
            <text:p>2.0352</text:p>
          </table:table-cell>
          <table:table-cell office:value-type="float" office:value="2.7201" calcext:value-type="float">
            <text:p>2.7201</text:p>
          </table:table-cell>
          <table:table-cell office:value-type="float" office:value="0.66943" calcext:value-type="float">
            <text:p>0.66943</text:p>
          </table:table-cell>
          <table:table-cell office:value-type="float" office:value="0.011028" calcext:value-type="float">
            <text:p>0.011028</text:p>
          </table:table-cell>
          <table:table-cell office:value-type="float" office:value="1.9086E-022" calcext:value-type="float">
            <text:p>1.9086E-22</text:p>
          </table:table-cell>
          <table:table-cell table:formula="of:=SQRT([.Z99]^2+[.AA99]^2+[.AB99]^2)" office:value-type="float" office:value="0.669520829910467" calcext:value-type="float">
            <text:p>0.669520829910467</text:p>
          </table:table-cell>
          <table:table-cell office:value-type="float" office:value="2.0356" calcext:value-type="float">
            <text:p>2.0356</text:p>
          </table:table-cell>
          <table:table-cell office:value-type="float" office:value="2.7117" calcext:value-type="float">
            <text:p>2.7117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67418" calcext:value-type="float">
            <text:p>0.67418</text:p>
          </table:table-cell>
          <table:table-cell office:value-type="float" office:value="0.019487" calcext:value-type="float">
            <text:p>0.019487</text:p>
          </table:table-cell>
          <table:table-cell office:value-type="float" office:value="-1.1705E-029" calcext:value-type="float">
            <text:p>-1.1705E-29</text:p>
          </table:table-cell>
          <table:table-cell table:formula="of:=SQRT([.B100]^2+[.C100]^2+[.D100]^2)" office:value-type="float" office:value="0.674461574568188" calcext:value-type="float">
            <text:p>0.674461574568188</text:p>
          </table:table-cell>
          <table:table-cell office:value-type="float" office:value="2.0038" calcext:value-type="float">
            <text:p>2.0038</text:p>
          </table:table-cell>
          <table:table-cell office:value-type="float" office:value="2.6775" calcext:value-type="float">
            <text:p>2.6775</text:p>
          </table:table-cell>
          <table:table-cell office:value-type="float" office:value="0.66418" calcext:value-type="float">
            <text:p>0.66418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8.6164E-023" calcext:value-type="float">
            <text:p>8.6164E-23</text:p>
          </table:table-cell>
          <table:table-cell table:formula="of:=SQRT([.H100]^2+[.I100]^2+[.J100]^2)" office:value-type="float" office:value="0.664316170885521" calcext:value-type="float">
            <text:p>0.664316170885521</text:p>
          </table:table-cell>
          <table:table-cell office:value-type="float" office:value="2.0173" calcext:value-type="float">
            <text:p>2.0173</text:p>
          </table:table-cell>
          <table:table-cell office:value-type="float" office:value="2.6856" calcext:value-type="float">
            <text:p>2.685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12687" calcext:value-type="float">
            <text:p>0.012687</text:p>
          </table:table-cell>
          <table:table-cell office:value-type="float" office:value="0" calcext:value-type="float">
            <text:p>0</text:p>
          </table:table-cell>
          <table:table-cell table:formula="of:=SQRT([.N100]^2+[.O100]^2+[.P100]^2)" office:value-type="float" office:value="0.6631213764983" calcext:value-type="float">
            <text:p>0.6631213764983</text:p>
          </table:table-cell>
          <table:table-cell office:value-type="float" office:value="2.0128" calcext:value-type="float">
            <text:p>2.0128</text:p>
          </table:table-cell>
          <table:table-cell office:value-type="float" office:value="2.6792" calcext:value-type="float">
            <text:p>2.679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020534" calcext:value-type="float">
            <text:p>0.020534</text:p>
          </table:table-cell>
          <table:table-cell office:value-type="float" office:value="7.8591E-023" calcext:value-type="float">
            <text:p>7.8591E-23</text:p>
          </table:table-cell>
          <table:table-cell table:formula="of:=SQRT([.T100]^2+[.U100]^2+[.V100]^2)" office:value-type="float" office:value="0.675931971100643" calcext:value-type="float">
            <text:p>0.675931971100643</text:p>
          </table:table-cell>
          <table:table-cell office:value-type="float" office:value="2.0155" calcext:value-type="float">
            <text:p>2.0155</text:p>
          </table:table-cell>
          <table:table-cell office:value-type="float" office:value="2.6928" calcext:value-type="float">
            <text:p>2.6928</text:p>
          </table:table-cell>
          <table:table-cell office:value-type="float" office:value="0.665" calcext:value-type="float">
            <text:p>0.665</text:p>
          </table:table-cell>
          <table:table-cell office:value-type="float" office:value="0.011147" calcext:value-type="float">
            <text:p>0.011147</text:p>
          </table:table-cell>
          <table:table-cell office:value-type="float" office:value="8.7311E-023" calcext:value-type="float">
            <text:p>8.7311E-23</text:p>
          </table:table-cell>
          <table:table-cell table:formula="of:=SQRT([.Z100]^2+[.AA100]^2+[.AB100]^2)" office:value-type="float" office:value="0.665093418708229" calcext:value-type="float">
            <text:p>0.665093418708229</text:p>
          </table:table-cell>
          <table:table-cell office:value-type="float" office:value="2.0159" calcext:value-type="float">
            <text:p>2.0159</text:p>
          </table:table-cell>
          <table:table-cell office:value-type="float" office:value="2.6845" calcext:value-type="float">
            <text:p>2.6845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66962" calcext:value-type="float">
            <text:p>0.66962</text:p>
          </table:table-cell>
          <table:table-cell office:value-type="float" office:value="0.019293" calcext:value-type="float">
            <text:p>0.019293</text:p>
          </table:table-cell>
          <table:table-cell office:value-type="float" office:value="-4.6821E-029" calcext:value-type="float">
            <text:p>-4.6821E-29</text:p>
          </table:table-cell>
          <table:table-cell table:formula="of:=SQRT([.B101]^2+[.C101]^2+[.D101]^2)" office:value-type="float" office:value="0.66989787598484" calcext:value-type="float">
            <text:p>0.66989787598484</text:p>
          </table:table-cell>
          <table:table-cell office:value-type="float" office:value="1.9845" calcext:value-type="float">
            <text:p>1.9845</text:p>
          </table:table-cell>
          <table:table-cell office:value-type="float" office:value="2.6506" calcext:value-type="float">
            <text:p>2.6506</text:p>
          </table:table-cell>
          <table:table-cell office:value-type="float" office:value="0.65962" calcext:value-type="float">
            <text:p>0.65962</text:p>
          </table:table-cell>
          <table:table-cell office:value-type="float" office:value="0.013561" calcext:value-type="float">
            <text:p>0.013561</text:p>
          </table:table-cell>
          <table:table-cell office:value-type="float" office:value="-6.8422E-023" calcext:value-type="float">
            <text:p>-6.8422E-23</text:p>
          </table:table-cell>
          <table:table-cell table:formula="of:=SQRT([.H101]^2+[.I101]^2+[.J101]^2)" office:value-type="float" office:value="0.659759384261414" calcext:value-type="float">
            <text:p>0.659759384261414</text:p>
          </table:table-cell>
          <table:table-cell office:value-type="float" office:value="1.9976" calcext:value-type="float">
            <text:p>1.9976</text:p>
          </table:table-cell>
          <table:table-cell office:value-type="float" office:value="2.6584" calcext:value-type="float">
            <text:p>2.6584</text:p>
          </table:table-cell>
          <table:table-cell office:value-type="float" office:value="0.65859" calcext:value-type="float">
            <text:p>0.65859</text:p>
          </table:table-cell>
          <table:table-cell office:value-type="float" office:value="0.012735" calcext:value-type="float">
            <text:p>0.012735</text:p>
          </table:table-cell>
          <table:table-cell office:value-type="float" office:value="0" calcext:value-type="float">
            <text:p>0</text:p>
          </table:table-cell>
          <table:table-cell table:formula="of:=SQRT([.N101]^2+[.O101]^2+[.P101]^2)" office:value-type="float" office:value="0.658713115343091" calcext:value-type="float">
            <text:p>0.658713115343091</text:p>
          </table:table-cell>
          <table:table-cell office:value-type="float" office:value="1.9933" calcext:value-type="float">
            <text:p>1.9933</text:p>
          </table:table-cell>
          <table:table-cell office:value-type="float" office:value="2.6523" calcext:value-type="float">
            <text:p>2.6523</text:p>
          </table:table-cell>
          <table:table-cell office:value-type="float" office:value="0.67102" calcext:value-type="float">
            <text:p>0.67102</text:p>
          </table:table-cell>
          <table:table-cell office:value-type="float" office:value="0.020395" calcext:value-type="float">
            <text:p>0.020395</text:p>
          </table:table-cell>
          <table:table-cell office:value-type="float" office:value="-6.2234E-023" calcext:value-type="float">
            <text:p>-6.2234E-23</text:p>
          </table:table-cell>
          <table:table-cell table:formula="of:=SQRT([.T101]^2+[.U101]^2+[.V101]^2)" office:value-type="float" office:value="0.671329871542299" calcext:value-type="float">
            <text:p>0.671329871542299</text:p>
          </table:table-cell>
          <table:table-cell office:value-type="float" office:value="1.9959" calcext:value-type="float">
            <text:p>1.9959</text:p>
          </table:table-cell>
          <table:table-cell office:value-type="float" office:value="2.6655" calcext:value-type="float">
            <text:p>2.6655</text:p>
          </table:table-cell>
          <table:table-cell office:value-type="float" office:value="0.66051" calcext:value-type="float">
            <text:p>0.66051</text:p>
          </table:table-cell>
          <table:table-cell office:value-type="float" office:value="0.011316" calcext:value-type="float">
            <text:p>0.011316</text:p>
          </table:table-cell>
          <table:table-cell office:value-type="float" office:value="-6.9566E-023" calcext:value-type="float">
            <text:p>-6.9566E-23</text:p>
          </table:table-cell>
          <table:table-cell table:formula="of:=SQRT([.Z101]^2+[.AA101]^2+[.AB101]^2)" office:value-type="float" office:value="0.660606926966407" calcext:value-type="float">
            <text:p>0.660606926966407</text:p>
          </table:table-cell>
          <table:table-cell office:value-type="float" office:value="1.9963" calcext:value-type="float">
            <text:p>1.9963</text:p>
          </table:table-cell>
          <table:table-cell office:value-type="float" office:value="2.6574" calcext:value-type="float">
            <text:p>2.6574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66503" calcext:value-type="float">
            <text:p>0.66503</text:p>
          </table:table-cell>
          <table:table-cell office:value-type="float" office:value="0.019124" calcext:value-type="float">
            <text:p>0.019124</text:p>
          </table:table-cell>
          <table:table-cell office:value-type="float" office:value="-3.5069E-029" calcext:value-type="float">
            <text:p>-3.5069E-29</text:p>
          </table:table-cell>
          <table:table-cell table:formula="of:=SQRT([.B102]^2+[.C102]^2+[.D102]^2)" office:value-type="float" office:value="0.665304913762104" calcext:value-type="float">
            <text:p>0.665304913762104</text:p>
          </table:table-cell>
          <table:table-cell office:value-type="float" office:value="1.9651" calcext:value-type="float">
            <text:p>1.9651</text:p>
          </table:table-cell>
          <table:table-cell office:value-type="float" office:value="2.6238" calcext:value-type="float">
            <text:p>2.6238</text:p>
          </table:table-cell>
          <table:table-cell office:value-type="float" office:value="0.65503" calcext:value-type="float">
            <text:p>0.65503</text:p>
          </table:table-cell>
          <table:table-cell office:value-type="float" office:value="0.013718" calcext:value-type="float">
            <text:p>0.013718</text:p>
          </table:table-cell>
          <table:table-cell office:value-type="float" office:value="-1.729E-022" calcext:value-type="float">
            <text:p>-1.729E-22</text:p>
          </table:table-cell>
          <table:table-cell table:formula="of:=SQRT([.H102]^2+[.I102]^2+[.J102]^2)" office:value-type="float" office:value="0.655173629219003" calcext:value-type="float">
            <text:p>0.655173629219003</text:p>
          </table:table-cell>
          <table:table-cell office:value-type="float" office:value="1.978" calcext:value-type="float">
            <text:p>1.978</text:p>
          </table:table-cell>
          <table:table-cell office:value-type="float" office:value="2.6311" calcext:value-type="float">
            <text:p>2.6311</text:p>
          </table:table-cell>
          <table:table-cell office:value-type="float" office:value="0.65414" calcext:value-type="float">
            <text:p>0.65414</text:p>
          </table:table-cell>
          <table:table-cell office:value-type="float" office:value="0.012814" calcext:value-type="float">
            <text:p>0.012814</text:p>
          </table:table-cell>
          <table:table-cell office:value-type="float" office:value="0" calcext:value-type="float">
            <text:p>0</text:p>
          </table:table-cell>
          <table:table-cell table:formula="of:=SQRT([.N102]^2+[.O102]^2+[.P102]^2)" office:value-type="float" office:value="0.654265495189835" calcext:value-type="float">
            <text:p>0.654265495189835</text:p>
          </table:table-cell>
          <table:table-cell office:value-type="float" office:value="1.9737" calcext:value-type="float">
            <text:p>1.9737</text:p>
          </table:table-cell>
          <table:table-cell office:value-type="float" office:value="2.6254" calcext:value-type="float">
            <text:p>2.6254</text:p>
          </table:table-cell>
          <table:table-cell office:value-type="float" office:value="0.66638" calcext:value-type="float">
            <text:p>0.66638</text:p>
          </table:table-cell>
          <table:table-cell office:value-type="float" office:value="0.020306" calcext:value-type="float">
            <text:p>0.020306</text:p>
          </table:table-cell>
          <table:table-cell office:value-type="float" office:value="-1.5734E-022" calcext:value-type="float">
            <text:p>-1.5734E-22</text:p>
          </table:table-cell>
          <table:table-cell table:formula="of:=SQRT([.T102]^2+[.U102]^2+[.V102]^2)" office:value-type="float" office:value="0.666689311475743" calcext:value-type="float">
            <text:p>0.666689311475743</text:p>
          </table:table-cell>
          <table:table-cell office:value-type="float" office:value="1.9762" calcext:value-type="float">
            <text:p>1.9762</text:p>
          </table:table-cell>
          <table:table-cell office:value-type="float" office:value="2.6382" calcext:value-type="float">
            <text:p>2.6382</text:p>
          </table:table-cell>
          <table:table-cell office:value-type="float" office:value="0.65599" calcext:value-type="float">
            <text:p>0.65599</text:p>
          </table:table-cell>
          <table:table-cell office:value-type="float" office:value="0.011535" calcext:value-type="float">
            <text:p>0.011535</text:p>
          </table:table-cell>
          <table:table-cell office:value-type="float" office:value="-1.7569E-022" calcext:value-type="float">
            <text:p>-1.7569E-22</text:p>
          </table:table-cell>
          <table:table-cell table:formula="of:=SQRT([.Z102]^2+[.AA102]^2+[.AB102]^2)" office:value-type="float" office:value="0.656091408513326" calcext:value-type="float">
            <text:p>0.656091408513326</text:p>
          </table:table-cell>
          <table:table-cell office:value-type="float" office:value="1.9766" calcext:value-type="float">
            <text:p>1.9766</text:p>
          </table:table-cell>
          <table:table-cell office:value-type="float" office:value="2.6302" calcext:value-type="float">
            <text:p>2.630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6042" calcext:value-type="float">
            <text:p>0.66042</text:p>
          </table:table-cell>
          <table:table-cell office:value-type="float" office:value="0.018968" calcext:value-type="float">
            <text:p>0.018968</text:p>
          </table:table-cell>
          <table:table-cell office:value-type="float" office:value="1.175E-031" calcext:value-type="float">
            <text:p>1.175E-31</text:p>
          </table:table-cell>
          <table:table-cell table:formula="of:=SQRT([.B103]^2+[.C103]^2+[.D103]^2)" office:value-type="float" office:value="0.660692334921482" calcext:value-type="float">
            <text:p>0.660692334921482</text:p>
          </table:table-cell>
          <table:table-cell office:value-type="float" office:value="1.9458" calcext:value-type="float">
            <text:p>1.9458</text:p>
          </table:table-cell>
          <table:table-cell office:value-type="float" office:value="2.5969" calcext:value-type="float">
            <text:p>2.5969</text:p>
          </table:table-cell>
          <table:table-cell office:value-type="float" office:value="0.65044" calcext:value-type="float">
            <text:p>0.65044</text:p>
          </table:table-cell>
          <table:table-cell office:value-type="float" office:value="0.013899" calcext:value-type="float">
            <text:p>0.013899</text:p>
          </table:table-cell>
          <table:table-cell office:value-type="float" office:value="-2.5268E-022" calcext:value-type="float">
            <text:p>-2.5268E-22</text:p>
          </table:table-cell>
          <table:table-cell table:formula="of:=SQRT([.H103]^2+[.I103]^2+[.J103]^2)" office:value-type="float" office:value="0.650588484221017" calcext:value-type="float">
            <text:p>0.650588484221017</text:p>
          </table:table-cell>
          <table:table-cell office:value-type="float" office:value="1.9583" calcext:value-type="float">
            <text:p>1.9583</text:p>
          </table:table-cell>
          <table:table-cell office:value-type="float" office:value="2.6039" calcext:value-type="float">
            <text:p>2.6039</text:p>
          </table:table-cell>
          <table:table-cell office:value-type="float" office:value="0.64967" calcext:value-type="float">
            <text:p>0.64967</text:p>
          </table:table-cell>
          <table:table-cell office:value-type="float" office:value="0.012908" calcext:value-type="float">
            <text:p>0.012908</text:p>
          </table:table-cell>
          <table:table-cell office:value-type="float" office:value="0" calcext:value-type="float">
            <text:p>0</text:p>
          </table:table-cell>
          <table:table-cell table:formula="of:=SQRT([.N103]^2+[.O103]^2+[.P103]^2)" office:value-type="float" office:value="0.649798218960317" calcext:value-type="float">
            <text:p>0.649798218960317</text:p>
          </table:table-cell>
          <table:table-cell office:value-type="float" office:value="1.9542" calcext:value-type="float">
            <text:p>1.9542</text:p>
          </table:table-cell>
          <table:table-cell office:value-type="float" office:value="2.5984" calcext:value-type="float">
            <text:p>2.5984</text:p>
          </table:table-cell>
          <table:table-cell office:value-type="float" office:value="0.66173" calcext:value-type="float">
            <text:p>0.66173</text:p>
          </table:table-cell>
          <table:table-cell office:value-type="float" office:value="0.020242" calcext:value-type="float">
            <text:p>0.020242</text:p>
          </table:table-cell>
          <table:table-cell office:value-type="float" office:value="-2.2992E-022" calcext:value-type="float">
            <text:p>-2.2992E-22</text:p>
          </table:table-cell>
          <table:table-cell table:formula="of:=SQRT([.T103]^2+[.U103]^2+[.V103]^2)" office:value-type="float" office:value="0.66203952409505" calcext:value-type="float">
            <text:p>0.66203952409505</text:p>
          </table:table-cell>
          <table:table-cell office:value-type="float" office:value="1.9566" calcext:value-type="float">
            <text:p>1.9566</text:p>
          </table:table-cell>
          <table:table-cell office:value-type="float" office:value="2.6109" calcext:value-type="float">
            <text:p>2.6109</text:p>
          </table:table-cell>
          <table:table-cell office:value-type="float" office:value="0.65145" calcext:value-type="float">
            <text:p>0.65145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-2.5679E-022" calcext:value-type="float">
            <text:p>-2.5679E-22</text:p>
          </table:table-cell>
          <table:table-cell table:formula="of:=SQRT([.Z103]^2+[.AA103]^2+[.AB103]^2)" office:value-type="float" office:value="0.65155649862464" calcext:value-type="float">
            <text:p>0.65155649862464</text:p>
          </table:table-cell>
          <table:table-cell office:value-type="float" office:value="1.9569" calcext:value-type="float">
            <text:p>1.9569</text:p>
          </table:table-cell>
          <table:table-cell office:value-type="float" office:value="2.603" calcext:value-type="float">
            <text:p>2.603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65579" calcext:value-type="float">
            <text:p>0.65579</text:p>
          </table:table-cell>
          <table:table-cell office:value-type="float" office:value="0.018851" calcext:value-type="float">
            <text:p>0.018851</text:p>
          </table:table-cell>
          <table:table-cell office:value-type="float" office:value="3.5233E-029" calcext:value-type="float">
            <text:p>3.5233E-29</text:p>
          </table:table-cell>
          <table:table-cell table:formula="of:=SQRT([.B104]^2+[.C104]^2+[.D104]^2)" office:value-type="float" office:value="0.656060884599135" calcext:value-type="float">
            <text:p>0.656060884599135</text:p>
          </table:table-cell>
          <table:table-cell office:value-type="float" office:value="1.9264" calcext:value-type="float">
            <text:p>1.9264</text:p>
          </table:table-cell>
          <table:table-cell office:value-type="float" office:value="2.57" calcext:value-type="float">
            <text:p>2.57</text:p>
          </table:table-cell>
          <table:table-cell office:value-type="float" office:value="0.64586" calcext:value-type="float">
            <text:p>0.64586</text:p>
          </table:table-cell>
          <table:table-cell office:value-type="float" office:value="0.014148" calcext:value-type="float">
            <text:p>0.014148</text:p>
          </table:table-cell>
          <table:table-cell office:value-type="float" office:value="-2.1921E-022" calcext:value-type="float">
            <text:p>-2.1921E-22</text:p>
          </table:table-cell>
          <table:table-cell table:formula="of:=SQRT([.H104]^2+[.I104]^2+[.J104]^2)" office:value-type="float" office:value="0.646014942167749" calcext:value-type="float">
            <text:p>0.646014942167749</text:p>
          </table:table-cell>
          <table:table-cell office:value-type="float" office:value="1.9386" calcext:value-type="float">
            <text:p>1.9386</text:p>
          </table:table-cell>
          <table:table-cell office:value-type="float" office:value="2.5768" calcext:value-type="float">
            <text:p>2.5768</text:p>
          </table:table-cell>
          <table:table-cell office:value-type="float" office:value="0.64517" calcext:value-type="float">
            <text:p>0.64517</text:p>
          </table:table-cell>
          <table:table-cell office:value-type="float" office:value="0.013049" calcext:value-type="float">
            <text:p>0.013049</text:p>
          </table:table-cell>
          <table:table-cell office:value-type="float" office:value="0" calcext:value-type="float">
            <text:p>0</text:p>
          </table:table-cell>
          <table:table-cell table:formula="of:=SQRT([.N104]^2+[.O104]^2+[.P104]^2)" office:value-type="float" office:value="0.64530194893631" calcext:value-type="float">
            <text:p>0.64530194893631</text:p>
          </table:table-cell>
          <table:table-cell office:value-type="float" office:value="1.9347" calcext:value-type="float">
            <text:p>1.9347</text:p>
          </table:table-cell>
          <table:table-cell office:value-type="float" office:value="2.5716" calcext:value-type="float">
            <text:p>2.5716</text:p>
          </table:table-cell>
          <table:table-cell office:value-type="float" office:value="0.65708" calcext:value-type="float">
            <text:p>0.65708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-1.9939E-022" calcext:value-type="float">
            <text:p>-1.9939E-22</text:p>
          </table:table-cell>
          <table:table-cell table:formula="of:=SQRT([.T104]^2+[.U104]^2+[.V104]^2)" office:value-type="float" office:value="0.657391959868692" calcext:value-type="float">
            <text:p>0.657391959868692</text:p>
          </table:table-cell>
          <table:table-cell office:value-type="float" office:value="1.9369" calcext:value-type="float">
            <text:p>1.9369</text:p>
          </table:table-cell>
          <table:table-cell office:value-type="float" office:value="2.5836" calcext:value-type="float">
            <text:p>2.5836</text:p>
          </table:table-cell>
          <table:table-cell office:value-type="float" office:value="0.64692" calcext:value-type="float">
            <text:p>0.64692</text:p>
          </table:table-cell>
          <table:table-cell office:value-type="float" office:value="0.012097" calcext:value-type="float">
            <text:p>0.012097</text:p>
          </table:table-cell>
          <table:table-cell office:value-type="float" office:value="-2.2287E-022" calcext:value-type="float">
            <text:p>-2.2287E-22</text:p>
          </table:table-cell>
          <table:table-cell table:formula="of:=SQRT([.Z104]^2+[.AA104]^2+[.AB104]^2)" office:value-type="float" office:value="0.647033093287353" calcext:value-type="float">
            <text:p>0.647033093287353</text:p>
          </table:table-cell>
          <table:table-cell office:value-type="float" office:value="1.9373" calcext:value-type="float">
            <text:p>1.9373</text:p>
          </table:table-cell>
          <table:table-cell office:value-type="float" office:value="2.5759" calcext:value-type="float">
            <text:p>2.5759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65116" calcext:value-type="float">
            <text:p>0.65116</text:p>
          </table:table-cell>
          <table:table-cell office:value-type="float" office:value="0.018748" calcext:value-type="float">
            <text:p>0.018748</text:p>
          </table:table-cell>
          <table:table-cell office:value-type="float" office:value="4.6915E-029" calcext:value-type="float">
            <text:p>4.6915E-29</text:p>
          </table:table-cell>
          <table:table-cell table:formula="of:=SQRT([.B105]^2+[.C105]^2+[.D105]^2)" office:value-type="float" office:value="0.651429837437617" calcext:value-type="float">
            <text:p>0.651429837437617</text:p>
          </table:table-cell>
          <table:table-cell office:value-type="float" office:value="1.9071" calcext:value-type="float">
            <text:p>1.9071</text:p>
          </table:table-cell>
          <table:table-cell office:value-type="float" office:value="2.5431" calcext:value-type="float">
            <text:p>2.5431</text:p>
          </table:table-cell>
          <table:table-cell office:value-type="float" office:value="0.64131" calcext:value-type="float">
            <text:p>0.64131</text:p>
          </table:table-cell>
          <table:table-cell office:value-type="float" office:value="0.014417" calcext:value-type="float">
            <text:p>0.014417</text:p>
          </table:table-cell>
          <table:table-cell office:value-type="float" office:value="-1.9642E-022" calcext:value-type="float">
            <text:p>-1.9642E-22</text:p>
          </table:table-cell>
          <table:table-cell table:formula="of:=SQRT([.H105]^2+[.I105]^2+[.J105]^2)" office:value-type="float" office:value="0.641472030558621" calcext:value-type="float">
            <text:p>0.641472030558621</text:p>
          </table:table-cell>
          <table:table-cell office:value-type="float" office:value="1.9189" calcext:value-type="float">
            <text:p>1.9189</text:p>
          </table:table-cell>
          <table:table-cell office:value-type="float" office:value="2.5496" calcext:value-type="float">
            <text:p>2.5496</text:p>
          </table:table-cell>
          <table:table-cell office:value-type="float" office:value="0.64067" calcext:value-type="float">
            <text:p>0.64067</text:p>
          </table:table-cell>
          <table:table-cell office:value-type="float" office:value="0.013204" calcext:value-type="float">
            <text:p>0.013204</text:p>
          </table:table-cell>
          <table:table-cell office:value-type="float" office:value="0" calcext:value-type="float">
            <text:p>0</text:p>
          </table:table-cell>
          <table:table-cell table:formula="of:=SQRT([.N105]^2+[.O105]^2+[.P105]^2)" office:value-type="float" office:value="0.640806050623744" calcext:value-type="float">
            <text:p>0.640806050623744</text:p>
          </table:table-cell>
          <table:table-cell office:value-type="float" office:value="1.9153" calcext:value-type="float">
            <text:p>1.9153</text:p>
          </table:table-cell>
          <table:table-cell office:value-type="float" office:value="2.5447" calcext:value-type="float">
            <text:p>2.5447</text:p>
          </table:table-cell>
          <table:table-cell office:value-type="float" office:value="0.65243" calcext:value-type="float">
            <text:p>0.65243</text:p>
          </table:table-cell>
          <table:table-cell office:value-type="float" office:value="0.020282" calcext:value-type="float">
            <text:p>0.020282</text:p>
          </table:table-cell>
          <table:table-cell office:value-type="float" office:value="-1.7859E-022" calcext:value-type="float">
            <text:p>-1.7859E-22</text:p>
          </table:table-cell>
          <table:table-cell table:formula="of:=SQRT([.T105]^2+[.U105]^2+[.V105]^2)" office:value-type="float" office:value="0.652745175718672" calcext:value-type="float">
            <text:p>0.652745175718672</text:p>
          </table:table-cell>
          <table:table-cell office:value-type="float" office:value="1.9173" calcext:value-type="float">
            <text:p>1.9173</text:p>
          </table:table-cell>
          <table:table-cell office:value-type="float" office:value="2.5564" calcext:value-type="float">
            <text:p>2.5564</text:p>
          </table:table-cell>
          <table:table-cell office:value-type="float" office:value="0.64241" calcext:value-type="float">
            <text:p>0.64241</text:p>
          </table:table-cell>
          <table:table-cell office:value-type="float" office:value="0.012435" calcext:value-type="float">
            <text:p>0.012435</text:p>
          </table:table-cell>
          <table:table-cell office:value-type="float" office:value="-1.9982E-022" calcext:value-type="float">
            <text:p>-1.9982E-22</text:p>
          </table:table-cell>
          <table:table-cell table:formula="of:=SQRT([.Z105]^2+[.AA105]^2+[.AB105]^2)" office:value-type="float" office:value="0.642530339614403" calcext:value-type="float">
            <text:p>0.642530339614403</text:p>
          </table:table-cell>
          <table:table-cell office:value-type="float" office:value="1.9176" calcext:value-type="float">
            <text:p>1.9176</text:p>
          </table:table-cell>
          <table:table-cell office:value-type="float" office:value="2.5488" calcext:value-type="float">
            <text:p>2.5488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64654" calcext:value-type="float">
            <text:p>0.6465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1.1729E-029" calcext:value-type="float">
            <text:p>1.1729E-29</text:p>
          </table:table-cell>
          <table:table-cell table:formula="of:=SQRT([.B106]^2+[.C106]^2+[.D106]^2)" office:value-type="float" office:value="0.646809508665418" calcext:value-type="float">
            <text:p>0.646809508665418</text:p>
          </table:table-cell>
          <table:table-cell office:value-type="float" office:value="1.8878" calcext:value-type="float">
            <text:p>1.8878</text:p>
          </table:table-cell>
          <table:table-cell office:value-type="float" office:value="2.5163" calcext:value-type="float">
            <text:p>2.5163</text:p>
          </table:table-cell>
          <table:table-cell office:value-type="float" office:value="0.63682" calcext:value-type="float">
            <text:p>0.63682</text:p>
          </table:table-cell>
          <table:table-cell office:value-type="float" office:value="0.014728" calcext:value-type="float">
            <text:p>0.014728</text:p>
          </table:table-cell>
          <table:table-cell office:value-type="float" office:value="-1.9543E-022" calcext:value-type="float">
            <text:p>-1.9543E-22</text:p>
          </table:table-cell>
          <table:table-cell table:formula="of:=SQRT([.H106]^2+[.I106]^2+[.J106]^2)" office:value-type="float" office:value="0.636990287511513" calcext:value-type="float">
            <text:p>0.636990287511513</text:p>
          </table:table-cell>
          <table:table-cell office:value-type="float" office:value="1.8993" calcext:value-type="float">
            <text:p>1.8993</text:p>
          </table:table-cell>
          <table:table-cell office:value-type="float" office:value="2.5226" calcext:value-type="float">
            <text:p>2.5226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013387" calcext:value-type="float">
            <text:p>0.013387</text:p>
          </table:table-cell>
          <table:table-cell office:value-type="float" office:value="0" calcext:value-type="float">
            <text:p>0</text:p>
          </table:table-cell>
          <table:table-cell table:formula="of:=SQRT([.N106]^2+[.O106]^2+[.P106]^2)" office:value-type="float" office:value="0.636340829877354" calcext:value-type="float">
            <text:p>0.636340829877354</text:p>
          </table:table-cell>
          <table:table-cell office:value-type="float" office:value="1.8958" calcext:value-type="float">
            <text:p>1.8958</text:p>
          </table:table-cell>
          <table:table-cell office:value-type="float" office:value="2.5179" calcext:value-type="float">
            <text:p>2.5179</text:p>
          </table:table-cell>
          <table:table-cell office:value-type="float" office:value="0.64781" calcext:value-type="float">
            <text:p>0.64781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-1.776E-022" calcext:value-type="float">
            <text:p>-1.776E-22</text:p>
          </table:table-cell>
          <table:table-cell table:formula="of:=SQRT([.T106]^2+[.U106]^2+[.V106]^2)" office:value-type="float" office:value="0.648129867927717" calcext:value-type="float">
            <text:p>0.648129867927717</text:p>
          </table:table-cell>
          <table:table-cell office:value-type="float" office:value="1.8976" calcext:value-type="float">
            <text:p>1.8976</text:p>
          </table:table-cell>
          <table:table-cell office:value-type="float" office:value="2.5292" calcext:value-type="float">
            <text:p>2.5292</text:p>
          </table:table-cell>
          <table:table-cell office:value-type="float" office:value="0.63795" calcext:value-type="float">
            <text:p>0.63795</text:p>
          </table:table-cell>
          <table:table-cell office:value-type="float" office:value="0.012819" calcext:value-type="float">
            <text:p>0.012819</text:p>
          </table:table-cell>
          <table:table-cell office:value-type="float" office:value="-1.9892E-022" calcext:value-type="float">
            <text:p>-1.9892E-22</text:p>
          </table:table-cell>
          <table:table-cell table:formula="of:=SQRT([.Z106]^2+[.AA106]^2+[.AB106]^2)" office:value-type="float" office:value="0.638078779823463" calcext:value-type="float">
            <text:p>0.638078779823463</text:p>
          </table:table-cell>
          <table:table-cell office:value-type="float" office:value="1.8979" calcext:value-type="float">
            <text:p>1.8979</text:p>
          </table:table-cell>
          <table:table-cell office:value-type="float" office:value="2.5218" calcext:value-type="float">
            <text:p>2.5218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64196" calcext:value-type="float">
            <text:p>0.64196</text:p>
          </table:table-cell>
          <table:table-cell office:value-type="float" office:value="0.018616" calcext:value-type="float">
            <text:p>0.018616</text:p>
          </table:table-cell>
          <table:table-cell office:value-type="float" office:value="-2.3094E-023" calcext:value-type="float">
            <text:p>-2.3094E-23</text:p>
          </table:table-cell>
          <table:table-cell table:formula="of:=SQRT([.B107]^2+[.C107]^2+[.D107]^2)" office:value-type="float" office:value="0.642229863098875" calcext:value-type="float">
            <text:p>0.642229863098875</text:p>
          </table:table-cell>
          <table:table-cell office:value-type="float" office:value="1.8684" calcext:value-type="float">
            <text:p>1.8684</text:p>
          </table:table-cell>
          <table:table-cell office:value-type="float" office:value="2.4896" calcext:value-type="float">
            <text:p>2.4896</text:p>
          </table:table-cell>
          <table:table-cell office:value-type="float" office:value="0.63242" calcext:value-type="float">
            <text:p>0.63242</text:p>
          </table:table-cell>
          <table:table-cell office:value-type="float" office:value="0.015074" calcext:value-type="float">
            <text:p>0.015074</text:p>
          </table:table-cell>
          <table:table-cell office:value-type="float" office:value="-1.6697E-022" calcext:value-type="float">
            <text:p>-1.6697E-22</text:p>
          </table:table-cell>
          <table:table-cell table:formula="of:=SQRT([.H107]^2+[.I107]^2+[.J107]^2)" office:value-type="float" office:value="0.632599622095998" calcext:value-type="float">
            <text:p>0.632599622095998</text:p>
          </table:table-cell>
          <table:table-cell office:value-type="float" office:value="1.8796" calcext:value-type="float">
            <text:p>1.8796</text:p>
          </table:table-cell>
          <table:table-cell office:value-type="float" office:value="2.4957" calcext:value-type="float">
            <text:p>2.4957</text:p>
          </table:table-cell>
          <table:table-cell office:value-type="float" office:value="0.63181" calcext:value-type="float">
            <text:p>0.63181</text:p>
          </table:table-cell>
          <table:table-cell office:value-type="float" office:value="0.013597" calcext:value-type="float">
            <text:p>0.013597</text:p>
          </table:table-cell>
          <table:table-cell office:value-type="float" office:value="-2.5837E-023" calcext:value-type="float">
            <text:p>-2.5837E-23</text:p>
          </table:table-cell>
          <table:table-cell table:formula="of:=SQRT([.N107]^2+[.O107]^2+[.P107]^2)" office:value-type="float" office:value="0.631956291612798" calcext:value-type="float">
            <text:p>0.631956291612798</text:p>
          </table:table-cell>
          <table:table-cell office:value-type="float" office:value="1.8763" calcext:value-type="float">
            <text:p>1.8763</text:p>
          </table:table-cell>
          <table:table-cell office:value-type="float" office:value="2.4912" calcext:value-type="float">
            <text:p>2.4912</text:p>
          </table:table-cell>
          <table:table-cell office:value-type="float" office:value="0.64327" calcext:value-type="float">
            <text:p>0.64327</text:p>
          </table:table-cell>
          <table:table-cell office:value-type="float" office:value="0.02048" calcext:value-type="float">
            <text:p>0.02048</text:p>
          </table:table-cell>
          <table:table-cell office:value-type="float" office:value="-1.5172E-022" calcext:value-type="float">
            <text:p>-1.5172E-22</text:p>
          </table:table-cell>
          <table:table-cell table:formula="of:=SQRT([.T107]^2+[.U107]^2+[.V107]^2)" office:value-type="float" office:value="0.643595931699385" calcext:value-type="float">
            <text:p>0.643595931699385</text:p>
          </table:table-cell>
          <table:table-cell office:value-type="float" office:value="1.878" calcext:value-type="float">
            <text:p>1.878</text:p>
          </table:table-cell>
          <table:table-cell office:value-type="float" office:value="2.5021" calcext:value-type="float">
            <text:p>2.5021</text:p>
          </table:table-cell>
          <table:table-cell office:value-type="float" office:value="0.63359" calcext:value-type="float">
            <text:p>0.63359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-1.7001E-022" calcext:value-type="float">
            <text:p>-1.7001E-22</text:p>
          </table:table-cell>
          <table:table-cell table:formula="of:=SQRT([.Z107]^2+[.AA107]^2+[.AB107]^2)" office:value-type="float" office:value="0.633728321680513" calcext:value-type="float">
            <text:p>0.633728321680513</text:p>
          </table:table-cell>
          <table:table-cell office:value-type="float" office:value="1.8783" calcext:value-type="float">
            <text:p>1.8783</text:p>
          </table:table-cell>
          <table:table-cell office:value-type="float" office:value="2.4949" calcext:value-type="float">
            <text:p>2.494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63741" calcext:value-type="float">
            <text:p>0.63741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-5.7736E-023" calcext:value-type="float">
            <text:p>-5.7736E-23</text:p>
          </table:table-cell>
          <table:table-cell table:formula="of:=SQRT([.B108]^2+[.C108]^2+[.D108]^2)" office:value-type="float" office:value="0.637680593028359" calcext:value-type="float">
            <text:p>0.637680593028359</text:p>
          </table:table-cell>
          <table:table-cell office:value-type="float" office:value="1.8491" calcext:value-type="float">
            <text:p>1.8491</text:p>
          </table:table-cell>
          <table:table-cell office:value-type="float" office:value="2.4629" calcext:value-type="float">
            <text:p>2.4629</text:p>
          </table:table-cell>
          <table:table-cell office:value-type="float" office:value="0.62808" calcext:value-type="float">
            <text:p>0.62808</text:p>
          </table:table-cell>
          <table:table-cell office:value-type="float" office:value="0.015438" calcext:value-type="float">
            <text:p>0.015438</text:p>
          </table:table-cell>
          <table:table-cell office:value-type="float" office:value="-1.245E-022" calcext:value-type="float">
            <text:p>-1.245E-22</text:p>
          </table:table-cell>
          <table:table-cell table:formula="of:=SQRT([.H108]^2+[.I108]^2+[.J108]^2)" office:value-type="float" office:value="0.628269701835128" calcext:value-type="float">
            <text:p>0.628269701835128</text:p>
          </table:table-cell>
          <table:table-cell office:value-type="float" office:value="1.8599" calcext:value-type="float">
            <text:p>1.8599</text:p>
          </table:table-cell>
          <table:table-cell office:value-type="float" office:value="2.4688" calcext:value-type="float">
            <text:p>2.4688</text:p>
          </table:table-cell>
          <table:table-cell office:value-type="float" office:value="0.62745" calcext:value-type="float">
            <text:p>0.62745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-6.4594E-023" calcext:value-type="float">
            <text:p>-6.4594E-23</text:p>
          </table:table-cell>
          <table:table-cell table:formula="of:=SQRT([.N108]^2+[.O108]^2+[.P108]^2)" office:value-type="float" office:value="0.627602178852177" calcext:value-type="float">
            <text:p>0.627602178852177</text:p>
          </table:table-cell>
          <table:table-cell office:value-type="float" office:value="1.8568" calcext:value-type="float">
            <text:p>1.8568</text:p>
          </table:table-cell>
          <table:table-cell office:value-type="float" office:value="2.4645" calcext:value-type="float">
            <text:p>2.4645</text:p>
          </table:table-cell>
          <table:table-cell office:value-type="float" office:value="0.63876" calcext:value-type="float">
            <text:p>0.63876</text:p>
          </table:table-cell>
          <table:table-cell office:value-type="float" office:value="0.02062" calcext:value-type="float">
            <text:p>0.02062</text:p>
          </table:table-cell>
          <table:table-cell office:value-type="float" office:value="-1.1311E-022" calcext:value-type="float">
            <text:p>-1.1311E-22</text:p>
          </table:table-cell>
          <table:table-cell table:formula="of:=SQRT([.T108]^2+[.U108]^2+[.V108]^2)" office:value-type="float" office:value="0.639092733490219" calcext:value-type="float">
            <text:p>0.639092733490219</text:p>
          </table:table-cell>
          <table:table-cell office:value-type="float" office:value="1.8583" calcext:value-type="float">
            <text:p>1.8583</text:p>
          </table:table-cell>
          <table:table-cell office:value-type="float" office:value="2.4751" calcext:value-type="float">
            <text:p>2.4751</text:p>
          </table:table-cell>
          <table:table-cell office:value-type="float" office:value="0.62929" calcext:value-type="float">
            <text:p>0.62929</text:p>
          </table:table-cell>
          <table:table-cell office:value-type="float" office:value="0.013681" calcext:value-type="float">
            <text:p>0.013681</text:p>
          </table:table-cell>
          <table:table-cell office:value-type="float" office:value="-1.2678E-022" calcext:value-type="float">
            <text:p>-1.2678E-22</text:p>
          </table:table-cell>
          <table:table-cell table:formula="of:=SQRT([.Z108]^2+[.AA108]^2+[.AB108]^2)" office:value-type="float" office:value="0.629438697460682" calcext:value-type="float">
            <text:p>0.629438697460682</text:p>
          </table:table-cell>
          <table:table-cell office:value-type="float" office:value="1.8586" calcext:value-type="float">
            <text:p>1.8586</text:p>
          </table:table-cell>
          <table:table-cell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633" calcext:value-type="float">
            <text:p>0.633</text:p>
          </table:table-cell>
          <table:table-cell office:value-type="float" office:value="0.018565" calcext:value-type="float">
            <text:p>0.018565</text:p>
          </table:table-cell>
          <table:table-cell office:value-type="float" office:value="-5.7121E-023" calcext:value-type="float">
            <text:p>-5.7121E-23</text:p>
          </table:table-cell>
          <table:table-cell table:formula="of:=SQRT([.B109]^2+[.C109]^2+[.D109]^2)" office:value-type="float" office:value="0.633272184155439" calcext:value-type="float">
            <text:p>0.633272184155439</text:p>
          </table:table-cell>
          <table:table-cell office:value-type="float" office:value="1.8297" calcext:value-type="float">
            <text:p>1.8297</text:p>
          </table:table-cell>
          <table:table-cell office:value-type="float" office:value="2.4363" calcext:value-type="float">
            <text:p>2.4363</text:p>
          </table:table-cell>
          <table:table-cell office:value-type="float" office:value="0.62398" calcext:value-type="float">
            <text:p>0.62398</text:p>
          </table:table-cell>
          <table:table-cell office:value-type="float" office:value="0.015847" calcext:value-type="float">
            <text:p>0.015847</text:p>
          </table:table-cell>
          <table:table-cell office:value-type="float" office:value="-4.8284E-023" calcext:value-type="float">
            <text:p>-4.8284E-23</text:p>
          </table:table-cell>
          <table:table-cell table:formula="of:=SQRT([.H109]^2+[.I109]^2+[.J109]^2)" office:value-type="float" office:value="0.624181197897694" calcext:value-type="float">
            <text:p>0.624181197897694</text:p>
          </table:table-cell>
          <table:table-cell office:value-type="float" office:value="1.8403" calcext:value-type="float">
            <text:p>1.8403</text:p>
          </table:table-cell>
          <table:table-cell office:value-type="float" office:value="2.4421" calcext:value-type="float">
            <text:p>2.4421</text:p>
          </table:table-cell>
          <table:table-cell office:value-type="float" office:value="0.62329" calcext:value-type="float">
            <text:p>0.62329</text:p>
          </table:table-cell>
          <table:table-cell office:value-type="float" office:value="0.014075" calcext:value-type="float">
            <text:p>0.014075</text:p>
          </table:table-cell>
          <table:table-cell office:value-type="float" office:value="-6.3903E-023" calcext:value-type="float">
            <text:p>-6.3903E-23</text:p>
          </table:table-cell>
          <table:table-cell table:formula="of:=SQRT([.N109]^2+[.O109]^2+[.P109]^2)" office:value-type="float" office:value="0.623448899048671" calcext:value-type="float">
            <text:p>0.623448899048671</text:p>
          </table:table-cell>
          <table:table-cell office:value-type="float" office:value="1.8373" calcext:value-type="float">
            <text:p>1.8373</text:p>
          </table:table-cell>
          <table:table-cell office:value-type="float" office:value="2.438" calcext:value-type="float">
            <text:p>2.438</text:p>
          </table:table-cell>
          <table:table-cell office:value-type="float" office:value="0.63442" calcext:value-type="float">
            <text:p>0.63442</text:p>
          </table:table-cell>
          <table:table-cell office:value-type="float" office:value="0.020813" calcext:value-type="float">
            <text:p>0.020813</text:p>
          </table:table-cell>
          <table:table-cell office:value-type="float" office:value="-4.3866E-023" calcext:value-type="float">
            <text:p>-4.3866E-23</text:p>
          </table:table-cell>
          <table:table-cell table:formula="of:=SQRT([.T109]^2+[.U109]^2+[.V109]^2)" office:value-type="float" office:value="0.634761307397513" calcext:value-type="float">
            <text:p>0.634761307397513</text:p>
          </table:table-cell>
          <table:table-cell office:value-type="float" office:value="1.8387" calcext:value-type="float">
            <text:p>1.8387</text:p>
          </table:table-cell>
          <table:table-cell office:value-type="float" office:value="2.4482" calcext:value-type="float">
            <text:p>2.4482</text:p>
          </table:table-cell>
          <table:table-cell office:value-type="float" office:value="0.62524" calcext:value-type="float">
            <text:p>0.62524</text:p>
          </table:table-cell>
          <table:table-cell office:value-type="float" office:value="0.014167" calcext:value-type="float">
            <text:p>0.014167</text:p>
          </table:table-cell>
          <table:table-cell office:value-type="float" office:value="-4.9169E-023" calcext:value-type="float">
            <text:p>-4.9169E-23</text:p>
          </table:table-cell>
          <table:table-cell table:formula="of:=SQRT([.Z109]^2+[.AA109]^2+[.AB109]^2)" office:value-type="float" office:value="0.62540048088325" calcext:value-type="float">
            <text:p>0.62540048088325</text:p>
          </table:table-cell>
          <table:table-cell office:value-type="float" office:value="1.8389" calcext:value-type="float">
            <text:p>1.8389</text:p>
          </table:table-cell>
          <table:table-cell office:value-type="float" office:value="2.4414" calcext:value-type="float">
            <text:p>2.4414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62866" calcext:value-type="float">
            <text:p>0.62866</text:p>
          </table:table-cell>
          <table:table-cell office:value-type="float" office:value="0.018563" calcext:value-type="float">
            <text:p>0.018563</text:p>
          </table:table-cell>
          <table:table-cell office:value-type="float" office:value="-3.379E-023" calcext:value-type="float">
            <text:p>-3.379E-23</text:p>
          </table:table-cell>
          <table:table-cell table:formula="of:=SQRT([.B110]^2+[.C110]^2+[.D110]^2)" office:value-type="float" office:value="0.628934003349318" calcext:value-type="float">
            <text:p>0.628934003349318</text:p>
          </table:table-cell>
          <table:table-cell office:value-type="float" office:value="1.8104" calcext:value-type="float">
            <text:p>1.8104</text:p>
          </table:table-cell>
          <table:table-cell office:value-type="float" office:value="2.4098" calcext:value-type="float">
            <text:p>2.4098</text:p>
          </table:table-cell>
          <table:table-cell office:value-type="float" office:value="0.61998" calcext:value-type="float">
            <text:p>0.61998</text:p>
          </table:table-cell>
          <table:table-cell office:value-type="float" office:value="0.016266" calcext:value-type="float">
            <text:p>0.016266</text:p>
          </table:table-cell>
          <table:table-cell office:value-type="float" office:value="-1.8979E-023" calcext:value-type="float">
            <text:p>-1.8979E-23</text:p>
          </table:table-cell>
          <table:table-cell table:formula="of:=SQRT([.H110]^2+[.I110]^2+[.J110]^2)" office:value-type="float" office:value="0.620193343366405" calcext:value-type="float">
            <text:p>0.620193343366405</text:p>
          </table:table-cell>
          <table:table-cell office:value-type="float" office:value="1.8206" calcext:value-type="float">
            <text:p>1.8206</text:p>
          </table:table-cell>
          <table:table-cell office:value-type="float" office:value="2.4155" calcext:value-type="float">
            <text:p>2.4155</text:p>
          </table:table-cell>
          <table:table-cell office:value-type="float" office:value="0.61923" calcext:value-type="float">
            <text:p>0.61923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-3.7771E-023" calcext:value-type="float">
            <text:p>-3.7771E-23</text:p>
          </table:table-cell>
          <table:table-cell table:formula="of:=SQRT([.N110]^2+[.O110]^2+[.P110]^2)" office:value-type="float" office:value="0.619396019118625" calcext:value-type="float">
            <text:p>0.619396019118625</text:p>
          </table:table-cell>
          <table:table-cell office:value-type="float" office:value="1.8179" calcext:value-type="float">
            <text:p>1.8179</text:p>
          </table:table-cell>
          <table:table-cell office:value-type="float" office:value="2.4117" calcext:value-type="float">
            <text:p>2.4117</text:p>
          </table:table-cell>
          <table:table-cell office:value-type="float" office:value="0.63018" calcext:value-type="float">
            <text:p>0.63018</text:p>
          </table:table-cell>
          <table:table-cell office:value-type="float" office:value="0.021018" calcext:value-type="float">
            <text:p>0.021018</text:p>
          </table:table-cell>
          <table:table-cell office:value-type="float" office:value="-1.7205E-023" calcext:value-type="float">
            <text:p>-1.7205E-23</text:p>
          </table:table-cell>
          <table:table-cell table:formula="of:=SQRT([.T110]^2+[.U110]^2+[.V110]^2)" office:value-type="float" office:value="0.630530402696016" calcext:value-type="float">
            <text:p>0.630530402696016</text:p>
          </table:table-cell>
          <table:table-cell office:value-type="float" office:value="1.819" calcext:value-type="float">
            <text:p>1.819</text:p>
          </table:table-cell>
          <table:table-cell office:value-type="float" office:value="2.4214" calcext:value-type="float">
            <text:p>2.4214</text:p>
          </table:table-cell>
          <table:table-cell office:value-type="float" office:value="0.62129" calcext:value-type="float">
            <text:p>0.62129</text:p>
          </table:table-cell>
          <table:table-cell office:value-type="float" office:value="0.014666" calcext:value-type="float">
            <text:p>0.014666</text:p>
          </table:table-cell>
          <table:table-cell office:value-type="float" office:value="-1.939E-023" calcext:value-type="float">
            <text:p>-1.939E-23</text:p>
          </table:table-cell>
          <table:table-cell table:formula="of:=SQRT([.Z110]^2+[.AA110]^2+[.AB110]^2)" office:value-type="float" office:value="0.621463076663449" calcext:value-type="float">
            <text:p>0.621463076663449</text:p>
          </table:table-cell>
          <table:table-cell office:value-type="float" office:value="1.8193" calcext:value-type="float">
            <text:p>1.8193</text:p>
          </table:table-cell>
          <table:table-cell office:value-type="float" office:value="2.4149" calcext:value-type="float">
            <text:p>2.4149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62446" calcext:value-type="float">
            <text:p>0.62446</text:p>
          </table:table-cell>
          <table:table-cell office:value-type="float" office:value="0.018578" calcext:value-type="float">
            <text:p>0.018578</text:p>
          </table:table-cell>
          <table:table-cell office:value-type="float" office:value="3.4969E-023" calcext:value-type="float">
            <text:p>3.4969E-23</text:p>
          </table:table-cell>
          <table:table-cell table:formula="of:=SQRT([.B111]^2+[.C111]^2+[.D111]^2)" office:value-type="float" office:value="0.624736291313383" calcext:value-type="float">
            <text:p>0.624736291313383</text:p>
          </table:table-cell>
          <table:table-cell office:value-type="float" office:value="1.7911" calcext:value-type="float">
            <text:p>1.7911</text:p>
          </table:table-cell>
          <table:table-cell office:value-type="float" office:value="2.3835" calcext:value-type="float">
            <text:p>2.3835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016707" calcext:value-type="float">
            <text:p>0.016707</text:p>
          </table:table-cell>
          <table:table-cell office:value-type="float" office:value="-8.8692E-023" calcext:value-type="float">
            <text:p>-8.8692E-23</text:p>
          </table:table-cell>
          <table:table-cell table:formula="of:=SQRT([.H111]^2+[.I111]^2+[.J111]^2)" office:value-type="float" office:value="0.616426446422442" calcext:value-type="float">
            <text:p>0.616426446422442</text:p>
          </table:table-cell>
          <table:table-cell office:value-type="float" office:value="1.8009" calcext:value-type="float">
            <text:p>1.8009</text:p>
          </table:table-cell>
          <table:table-cell office:value-type="float" office:value="2.3891" calcext:value-type="float">
            <text:p>2.3891</text:p>
          </table:table-cell>
          <table:table-cell office:value-type="float" office:value="0.61536" calcext:value-type="float">
            <text:p>0.61536</text:p>
          </table:table-cell>
          <table:table-cell office:value-type="float" office:value="0.014621" calcext:value-type="float">
            <text:p>0.014621</text:p>
          </table:table-cell>
          <table:table-cell office:value-type="float" office:value="3.9241E-023" calcext:value-type="float">
            <text:p>3.9241E-23</text:p>
          </table:table-cell>
          <table:table-cell table:formula="of:=SQRT([.N111]^2+[.O111]^2+[.P111]^2)" office:value-type="float" office:value="0.615533673523228" calcext:value-type="float">
            <text:p>0.615533673523228</text:p>
          </table:table-cell>
          <table:table-cell office:value-type="float" office:value="1.7984" calcext:value-type="float">
            <text:p>1.7984</text:p>
          </table:table-cell>
          <table:table-cell office:value-type="float" office:value="2.3855" calcext:value-type="float">
            <text:p>2.3855</text:p>
          </table:table-cell>
          <table:table-cell office:value-type="float" office:value="0.62611" calcext:value-type="float">
            <text:p>0.62611</text:p>
          </table:table-cell>
          <table:table-cell office:value-type="float" office:value="0.021251" calcext:value-type="float">
            <text:p>0.021251</text:p>
          </table:table-cell>
          <table:table-cell office:value-type="float" office:value="-8.0438E-023" calcext:value-type="float">
            <text:p>-8.0438E-23</text:p>
          </table:table-cell>
          <table:table-cell table:formula="of:=SQRT([.T111]^2+[.U111]^2+[.V111]^2)" office:value-type="float" office:value="0.626470539691213" calcext:value-type="float">
            <text:p>0.626470539691213</text:p>
          </table:table-cell>
          <table:table-cell office:value-type="float" office:value="1.7994" calcext:value-type="float">
            <text:p>1.7994</text:p>
          </table:table-cell>
          <table:table-cell office:value-type="float" office:value="2.3947" calcext:value-type="float">
            <text:p>2.3947</text:p>
          </table:table-cell>
          <table:table-cell office:value-type="float" office:value="0.61758" calcext:value-type="float">
            <text:p>0.61758</text:p>
          </table:table-cell>
          <table:table-cell office:value-type="float" office:value="0.015187" calcext:value-type="float">
            <text:p>0.015187</text:p>
          </table:table-cell>
          <table:table-cell office:value-type="float" office:value="-9.0588E-023" calcext:value-type="float">
            <text:p>-9.0588E-23</text:p>
          </table:table-cell>
          <table:table-cell table:formula="of:=SQRT([.Z111]^2+[.AA111]^2+[.AB111]^2)" office:value-type="float" office:value="0.617766704645856" calcext:value-type="float">
            <text:p>0.617766704645856</text:p>
          </table:table-cell>
          <table:table-cell office:value-type="float" office:value="1.7996" calcext:value-type="float">
            <text:p>1.7996</text:p>
          </table:table-cell>
          <table:table-cell office:value-type="float" office:value="2.3885" calcext:value-type="float">
            <text:p>2.3885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62046" calcext:value-type="float">
            <text:p>0.62046</text:p>
          </table:table-cell>
          <table:table-cell office:value-type="float" office:value="0.018605" calcext:value-type="float">
            <text:p>0.018605</text:p>
          </table:table-cell>
          <table:table-cell office:value-type="float" office:value="7.9424E-023" calcext:value-type="float">
            <text:p>7.9424E-23</text:p>
          </table:table-cell>
          <table:table-cell table:formula="of:=SQRT([.B112]^2+[.C112]^2+[.D112]^2)" office:value-type="float" office:value="0.62073888038772" calcext:value-type="float">
            <text:p>0.62073888038772</text:p>
          </table:table-cell>
          <table:table-cell office:value-type="float" office:value="1.7718" calcext:value-type="float">
            <text:p>1.7718</text:p>
          </table:table-cell>
          <table:table-cell office:value-type="float" office:value="2.3574" calcext:value-type="float">
            <text:p>2.3574</text:p>
          </table:table-cell>
          <table:table-cell office:value-type="float" office:value="0.61268" calcext:value-type="float">
            <text:p>0.61268</text:p>
          </table:table-cell>
          <table:table-cell office:value-type="float" office:value="0.017161" calcext:value-type="float">
            <text:p>0.017161</text:p>
          </table:table-cell>
          <table:table-cell office:value-type="float" office:value="-1.1424E-022" calcext:value-type="float">
            <text:p>-1.1424E-22</text:p>
          </table:table-cell>
          <table:table-cell table:formula="of:=SQRT([.H112]^2+[.I112]^2+[.J112]^2)" office:value-type="float" office:value="0.61292029034859" calcext:value-type="float">
            <text:p>0.61292029034859</text:p>
          </table:table-cell>
          <table:table-cell office:value-type="float" office:value="1.7813" calcext:value-type="float">
            <text:p>1.7813</text:p>
          </table:table-cell>
          <table:table-cell office:value-type="float" office:value="2.3629" calcext:value-type="float">
            <text:p>2.3629</text:p>
          </table:table-cell>
          <table:table-cell office:value-type="float" office:value="0.61173" calcext:value-type="float">
            <text:p>0.61173</text:p>
          </table:table-cell>
          <table:table-cell office:value-type="float" office:value="0.014914" calcext:value-type="float">
            <text:p>0.014914</text:p>
          </table:table-cell>
          <table:table-cell office:value-type="float" office:value="8.9082E-023" calcext:value-type="float">
            <text:p>8.9082E-23</text:p>
          </table:table-cell>
          <table:table-cell table:formula="of:=SQRT([.N112]^2+[.O112]^2+[.P112]^2)" office:value-type="float" office:value="0.61191177492838" calcext:value-type="float">
            <text:p>0.61191177492838</text:p>
          </table:table-cell>
          <table:table-cell office:value-type="float" office:value="1.779" calcext:value-type="float">
            <text:p>1.779</text:p>
          </table:table-cell>
          <table:table-cell office:value-type="float" office:value="2.3595" calcext:value-type="float">
            <text:p>2.3595</text:p>
          </table:table-cell>
          <table:table-cell office:value-type="float" office:value="0.62228" calcext:value-type="float">
            <text:p>0.62228</text:p>
          </table:table-cell>
          <table:table-cell office:value-type="float" office:value="0.0215" calcext:value-type="float">
            <text:p>0.0215</text:p>
          </table:table-cell>
          <table:table-cell office:value-type="float" office:value="-1.0361E-022" calcext:value-type="float">
            <text:p>-1.0361E-22</text:p>
          </table:table-cell>
          <table:table-cell table:formula="of:=SQRT([.T112]^2+[.U112]^2+[.V112]^2)" office:value-type="float" office:value="0.622651305627797" calcext:value-type="float">
            <text:p>0.622651305627797</text:p>
          </table:table-cell>
          <table:table-cell office:value-type="float" office:value="1.7797" calcext:value-type="float">
            <text:p>1.7797</text:p>
          </table:table-cell>
          <table:table-cell office:value-type="float" office:value="2.3683" calcext:value-type="float">
            <text:p>2.3683</text:p>
          </table:table-cell>
          <table:table-cell office:value-type="float" office:value="0.61415" calcext:value-type="float">
            <text:p>0.61415</text:p>
          </table:table-cell>
          <table:table-cell office:value-type="float" office:value="0.015722" calcext:value-type="float">
            <text:p>0.015722</text:p>
          </table:table-cell>
          <table:table-cell office:value-type="float" office:value="-1.1668E-022" calcext:value-type="float">
            <text:p>-1.1668E-22</text:p>
          </table:table-cell>
          <table:table-cell table:formula="of:=SQRT([.Z112]^2+[.AA112]^2+[.AB112]^2)" office:value-type="float" office:value="0.614351205568932" calcext:value-type="float">
            <text:p>0.614351205568932</text:p>
          </table:table-cell>
          <table:table-cell office:value-type="float" office:value="1.7799" calcext:value-type="float">
            <text:p>1.7799</text:p>
          </table:table-cell>
          <table:table-cell office:value-type="float" office:value="2.3624" calcext:value-type="float">
            <text:p>2.362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61656" calcext:value-type="float">
            <text:p>0.61656</text:p>
          </table:table-cell>
          <table:table-cell office:value-type="float" office:value="0.018638" calcext:value-type="float">
            <text:p>0.018638</text:p>
          </table:table-cell>
          <table:table-cell office:value-type="float" office:value="1.1173E-022" calcext:value-type="float">
            <text:p>1.1173E-22</text:p>
          </table:table-cell>
          <table:table-cell table:formula="of:=SQRT([.B113]^2+[.C113]^2+[.D113]^2)" office:value-type="float" office:value="0.616841639842837" calcext:value-type="float">
            <text:p>0.616841639842837</text:p>
          </table:table-cell>
          <table:table-cell office:value-type="float" office:value="1.7525" calcext:value-type="float">
            <text:p>1.7525</text:p>
          </table:table-cell>
          <table:table-cell office:value-type="float" office:value="2.3313" calcext:value-type="float">
            <text:p>2.3313</text:p>
          </table:table-cell>
          <table:table-cell office:value-type="float" office:value="0.60931" calcext:value-type="float">
            <text:p>0.60931</text:p>
          </table:table-cell>
          <table:table-cell office:value-type="float" office:value="0.017621" calcext:value-type="float">
            <text:p>0.017621</text:p>
          </table:table-cell>
          <table:table-cell office:value-type="float" office:value="-1.1634E-022" calcext:value-type="float">
            <text:p>-1.1634E-22</text:p>
          </table:table-cell>
          <table:table-cell table:formula="of:=SQRT([.H113]^2+[.I113]^2+[.J113]^2)" office:value-type="float" office:value="0.609564742862479" calcext:value-type="float">
            <text:p>0.609564742862479</text:p>
          </table:table-cell>
          <table:table-cell office:value-type="float" office:value="1.7616" calcext:value-type="float">
            <text:p>1.7616</text:p>
          </table:table-cell>
          <table:table-cell office:value-type="float" office:value="2.3369" calcext:value-type="float">
            <text:p>2.3369</text:p>
          </table:table-cell>
          <table:table-cell office:value-type="float" office:value="0.60824" calcext:value-type="float">
            <text:p>0.60824</text:p>
          </table:table-cell>
          <table:table-cell office:value-type="float" office:value="0.015213" calcext:value-type="float">
            <text:p>0.015213</text:p>
          </table:table-cell>
          <table:table-cell office:value-type="float" office:value="1.2534E-022" calcext:value-type="float">
            <text:p>1.2534E-22</text:p>
          </table:table-cell>
          <table:table-cell table:formula="of:=SQRT([.N113]^2+[.O113]^2+[.P113]^2)" office:value-type="float" office:value="0.608430220295639" calcext:value-type="float">
            <text:p>0.608430220295639</text:p>
          </table:table-cell>
          <table:table-cell office:value-type="float" office:value="1.7596" calcext:value-type="float">
            <text:p>1.7596</text:p>
          </table:table-cell>
          <table:table-cell office:value-type="float" office:value="2.3336" calcext:value-type="float">
            <text:p>2.3336</text:p>
          </table:table-cell>
          <table:table-cell office:value-type="float" office:value="0.61856" calcext:value-type="float">
            <text:p>0.61856</text:p>
          </table:table-cell>
          <table:table-cell office:value-type="float" office:value="0.021758" calcext:value-type="float">
            <text:p>0.021758</text:p>
          </table:table-cell>
          <table:table-cell office:value-type="float" office:value="-1.0552E-022" calcext:value-type="float">
            <text:p>-1.0552E-22</text:p>
          </table:table-cell>
          <table:table-cell table:formula="of:=SQRT([.T113]^2+[.U113]^2+[.V113]^2)" office:value-type="float" office:value="0.61894255320183" calcext:value-type="float">
            <text:p>0.61894255320183</text:p>
          </table:table-cell>
          <table:table-cell office:value-type="float" office:value="1.7601" calcext:value-type="float">
            <text:p>1.7601</text:p>
          </table:table-cell>
          <table:table-cell office:value-type="float" office:value="2.342" calcext:value-type="float">
            <text:p>2.342</text:p>
          </table:table-cell>
          <table:table-cell office:value-type="float" office:value="0.61087" calcext:value-type="float">
            <text:p>0.61087</text:p>
          </table:table-cell>
          <table:table-cell office:value-type="float" office:value="0.016263" calcext:value-type="float">
            <text:p>0.016263</text:p>
          </table:table-cell>
          <table:table-cell office:value-type="float" office:value="-1.1882E-022" calcext:value-type="float">
            <text:p>-1.1882E-22</text:p>
          </table:table-cell>
          <table:table-cell table:formula="of:=SQRT([.Z113]^2+[.AA113]^2+[.AB113]^2)" office:value-type="float" office:value="0.611086444023266" calcext:value-type="float">
            <text:p>0.611086444023266</text:p>
          </table:table-cell>
          <table:table-cell office:value-type="float" office:value="1.7603" calcext:value-type="float">
            <text:p>1.7603</text:p>
          </table:table-cell>
          <table:table-cell office:value-type="float" office:value="2.3364" calcext:value-type="float">
            <text:p>2.3364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61304" calcext:value-type="float">
            <text:p>0.61304</text:p>
          </table:table-cell>
          <table:table-cell office:value-type="float" office:value="0.018681" calcext:value-type="float">
            <text:p>0.018681</text:p>
          </table:table-cell>
          <table:table-cell office:value-type="float" office:value="7.6991E-023" calcext:value-type="float">
            <text:p>7.6991E-23</text:p>
          </table:table-cell>
          <table:table-cell table:formula="of:=SQRT([.B114]^2+[.C114]^2+[.D114]^2)" office:value-type="float" office:value="0.613324564452623" calcext:value-type="float">
            <text:p>0.613324564452623</text:p>
          </table:table-cell>
          <table:table-cell office:value-type="float" office:value="1.7332" calcext:value-type="float">
            <text:p>1.7332</text:p>
          </table:table-cell>
          <table:table-cell office:value-type="float" office:value="2.3056" calcext:value-type="float">
            <text:p>2.3056</text:p>
          </table:table-cell>
          <table:table-cell office:value-type="float" office:value="0.60642" calcext:value-type="float">
            <text:p>0.60642</text:p>
          </table:table-cell>
          <table:table-cell office:value-type="float" office:value="0.018088" calcext:value-type="float">
            <text:p>0.018088</text:p>
          </table:table-cell>
          <table:table-cell office:value-type="float" office:value="1.8979E-023" calcext:value-type="float">
            <text:p>1.8979E-23</text:p>
          </table:table-cell>
          <table:table-cell table:formula="of:=SQRT([.H114]^2+[.I114]^2+[.J114]^2)" office:value-type="float" office:value="0.606689700047726" calcext:value-type="float">
            <text:p>0.606689700047726</text:p>
          </table:table-cell>
          <table:table-cell office:value-type="float" office:value="1.7419" calcext:value-type="float">
            <text:p>1.7419</text:p>
          </table:table-cell>
          <table:table-cell office:value-type="float" office:value="2.3112" calcext:value-type="float">
            <text:p>2.3112</text:p>
          </table:table-cell>
          <table:table-cell office:value-type="float" office:value="0.60518" calcext:value-type="float">
            <text:p>0.60518</text:p>
          </table:table-cell>
          <table:table-cell office:value-type="float" office:value="0.015521" calcext:value-type="float">
            <text:p>0.015521</text:p>
          </table:table-cell>
          <table:table-cell office:value-type="float" office:value="8.6386E-023" calcext:value-type="float">
            <text:p>8.6386E-23</text:p>
          </table:table-cell>
          <table:table-cell table:formula="of:=SQRT([.N114]^2+[.O114]^2+[.P114]^2)" office:value-type="float" office:value="0.605379000165186" calcext:value-type="float">
            <text:p>0.605379000165186</text:p>
          </table:table-cell>
          <table:table-cell office:value-type="float" office:value="1.7402" calcext:value-type="float">
            <text:p>1.7402</text:p>
          </table:table-cell>
          <table:table-cell office:value-type="float" office:value="2.3081" calcext:value-type="float">
            <text:p>2.3081</text:p>
          </table:table-cell>
          <table:table-cell office:value-type="float" office:value="0.61528" calcext:value-type="float">
            <text:p>0.61528</text:p>
          </table:table-cell>
          <table:table-cell office:value-type="float" office:value="0.022027" calcext:value-type="float">
            <text:p>0.022027</text:p>
          </table:table-cell>
          <table:table-cell office:value-type="float" office:value="1.7146E-023" calcext:value-type="float">
            <text:p>1.7146E-23</text:p>
          </table:table-cell>
          <table:table-cell table:formula="of:=SQRT([.T114]^2+[.U114]^2+[.V114]^2)" office:value-type="float" office:value="0.615674156619392" calcext:value-type="float">
            <text:p>0.615674156619392</text:p>
          </table:table-cell>
          <table:table-cell office:value-type="float" office:value="1.7405" calcext:value-type="float">
            <text:p>1.7405</text:p>
          </table:table-cell>
          <table:table-cell office:value-type="float" office:value="2.316" calcext:value-type="float">
            <text:p>2.316</text:p>
          </table:table-cell>
          <table:table-cell office:value-type="float" office:value="0.60806" calcext:value-type="float">
            <text:p>0.60806</text:p>
          </table:table-cell>
          <table:table-cell office:value-type="float" office:value="0.016813" calcext:value-type="float">
            <text:p>0.016813</text:p>
          </table:table-cell>
          <table:table-cell office:value-type="float" office:value="1.9563E-023" calcext:value-type="float">
            <text:p>1.9563E-23</text:p>
          </table:table-cell>
          <table:table-cell table:formula="of:=SQRT([.Z114]^2+[.AA114]^2+[.AB114]^2)" office:value-type="float" office:value="0.608292397263849" calcext:value-type="float">
            <text:p>0.608292397263849</text:p>
          </table:table-cell>
          <table:table-cell office:value-type="float" office:value="1.7406" calcext:value-type="float">
            <text:p>1.7406</text:p>
          </table:table-cell>
          <table:table-cell office:value-type="float" office:value="2.3108" calcext:value-type="float">
            <text:p>2.3108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.60967" calcext:value-type="float">
            <text:p>0.60967</text:p>
          </table:table-cell>
          <table:table-cell office:value-type="float" office:value="0.018724" calcext:value-type="float">
            <text:p>0.018724</text:p>
          </table:table-cell>
          <table:table-cell office:value-type="float" office:value="1.0971E-023" calcext:value-type="float">
            <text:p>1.0971E-23</text:p>
          </table:table-cell>
          <table:table-cell table:formula="of:=SQRT([.B115]^2+[.C115]^2+[.D115]^2)" office:value-type="float" office:value="0.609957455136012" calcext:value-type="float">
            <text:p>0.609957455136012</text:p>
          </table:table-cell>
          <table:table-cell office:value-type="float" office:value="1.7139" calcext:value-type="float">
            <text:p>1.7139</text:p>
          </table:table-cell>
          <table:table-cell office:value-type="float" office:value="2.2799" calcext:value-type="float">
            <text:p>2.2799</text:p>
          </table:table-cell>
          <table:table-cell office:value-type="float" office:value="0.60371" calcext:value-type="float">
            <text:p>0.60371</text:p>
          </table:table-cell>
          <table:table-cell office:value-type="float" office:value="0.018553" calcext:value-type="float">
            <text:p>0.018553</text:p>
          </table:table-cell>
          <table:table-cell office:value-type="float" office:value="1.3265E-022" calcext:value-type="float">
            <text:p>1.3265E-22</text:p>
          </table:table-cell>
          <table:table-cell table:formula="of:=SQRT([.H115]^2+[.I115]^2+[.J115]^2)" office:value-type="float" office:value="0.603995014804758" calcext:value-type="float">
            <text:p>0.603995014804758</text:p>
          </table:table-cell>
          <table:table-cell office:value-type="float" office:value="1.7223" calcext:value-type="float">
            <text:p>1.7223</text:p>
          </table:table-cell>
          <table:table-cell office:value-type="float" office:value="2.2856" calcext:value-type="float">
            <text:p>2.2856</text:p>
          </table:table-cell>
          <table:table-cell office:value-type="float" office:value="0.60229" calcext:value-type="float">
            <text:p>0.60229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1.2239E-023" calcext:value-type="float">
            <text:p>1.2239E-23</text:p>
          </table:table-cell>
          <table:table-cell table:formula="of:=SQRT([.N115]^2+[.O115]^2+[.P115]^2)" office:value-type="float" office:value="0.602497994187533" calcext:value-type="float">
            <text:p>0.602497994187533</text:p>
          </table:table-cell>
          <table:table-cell office:value-type="float" office:value="1.7208" calcext:value-type="float">
            <text:p>1.7208</text:p>
          </table:table-cell>
          <table:table-cell office:value-type="float" office:value="2.2827" calcext:value-type="float">
            <text:p>2.2827</text:p>
          </table:table-cell>
          <table:table-cell office:value-type="float" office:value="0.61217" calcext:value-type="float">
            <text:p>0.61217</text:p>
          </table:table-cell>
          <table:table-cell office:value-type="float" office:value="0.022295" calcext:value-type="float">
            <text:p>0.022295</text:p>
          </table:table-cell>
          <table:table-cell office:value-type="float" office:value="1.2018E-022" calcext:value-type="float">
            <text:p>1.2018E-22</text:p>
          </table:table-cell>
          <table:table-cell table:formula="of:=SQRT([.T115]^2+[.U115]^2+[.V115]^2)" office:value-type="float" office:value="0.612575853201055" calcext:value-type="float">
            <text:p>0.612575853201055</text:p>
          </table:table-cell>
          <table:table-cell office:value-type="float" office:value="1.7208" calcext:value-type="float">
            <text:p>1.7208</text:p>
          </table:table-cell>
          <table:table-cell office:value-type="float" office:value="2.2901" calcext:value-type="float">
            <text:p>2.2901</text:p>
          </table:table-cell>
          <table:table-cell office:value-type="float" office:value="0.60544" calcext:value-type="float">
            <text:p>0.60544</text:p>
          </table:table-cell>
          <table:table-cell office:value-type="float" office:value="0.017361" calcext:value-type="float">
            <text:p>0.017361</text:p>
          </table:table-cell>
          <table:table-cell office:value-type="float" office:value="1.3586E-022" calcext:value-type="float">
            <text:p>1.3586E-22</text:p>
          </table:table-cell>
          <table:table-cell table:formula="of:=SQRT([.Z115]^2+[.AA115]^2+[.AB115]^2)" office:value-type="float" office:value="0.605688862305557" calcext:value-type="float">
            <text:p>0.605688862305557</text:p>
          </table:table-cell>
          <table:table-cell office:value-type="float" office:value="1.721" calcext:value-type="float">
            <text:p>1.721</text:p>
          </table:table-cell>
          <table:table-cell office:value-type="float" office:value="2.2853" calcext:value-type="float">
            <text:p>2.2853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60662" calcext:value-type="float">
            <text:p>0.60662</text:p>
          </table:table-cell>
          <table:table-cell office:value-type="float" office:value="0.018769" calcext:value-type="float">
            <text:p>0.018769</text:p>
          </table:table-cell>
          <table:table-cell office:value-type="float" office:value="-1.1762E-022" calcext:value-type="float">
            <text:p>-1.1762E-22</text:p>
          </table:table-cell>
          <table:table-cell table:formula="of:=SQRT([.B116]^2+[.C116]^2+[.D116]^2)" office:value-type="float" office:value="0.606910289714221" calcext:value-type="float">
            <text:p>0.606910289714221</text:p>
          </table:table-cell>
          <table:table-cell office:value-type="float" office:value="1.6947" calcext:value-type="float">
            <text:p>1.6947</text:p>
          </table:table-cell>
          <table:table-cell office:value-type="float" office:value="2.2546" calcext:value-type="float">
            <text:p>2.2546</text:p>
          </table:table-cell>
          <table:table-cell office:value-type="float" office:value="0.60138" calcext:value-type="float">
            <text:p>0.60138</text:p>
          </table:table-cell>
          <table:table-cell office:value-type="float" office:value="0.019014" calcext:value-type="float">
            <text:p>0.019014</text:p>
          </table:table-cell>
          <table:table-cell office:value-type="float" office:value="1.945E-022" calcext:value-type="float">
            <text:p>1.945E-22</text:p>
          </table:table-cell>
          <table:table-cell table:formula="of:=SQRT([.H116]^2+[.I116]^2+[.J116]^2)" office:value-type="float" office:value="0.601680510400661" calcext:value-type="float">
            <text:p>0.601680510400661</text:p>
          </table:table-cell>
          <table:table-cell office:value-type="float" office:value="1.7026" calcext:value-type="float">
            <text:p>1.7026</text:p>
          </table:table-cell>
          <table:table-cell office:value-type="float" office:value="2.2604" calcext:value-type="float">
            <text:p>2.2604</text:p>
          </table:table-cell>
          <table:table-cell office:value-type="float" office:value="0.59974" calcext:value-type="float">
            <text:p>0.59974</text:p>
          </table:table-cell>
          <table:table-cell office:value-type="float" office:value="0.016142" calcext:value-type="float">
            <text:p>0.016142</text:p>
          </table:table-cell>
          <table:table-cell office:value-type="float" office:value="-1.323E-022" calcext:value-type="float">
            <text:p>-1.323E-22</text:p>
          </table:table-cell>
          <table:table-cell table:formula="of:=SQRT([.N116]^2+[.O116]^2+[.P116]^2)" office:value-type="float" office:value="0.599957191609535" calcext:value-type="float">
            <text:p>0.599957191609535</text:p>
          </table:table-cell>
          <table:table-cell office:value-type="float" office:value="1.7014" calcext:value-type="float">
            <text:p>1.7014</text:p>
          </table:table-cell>
          <table:table-cell office:value-type="float" office:value="2.2576" calcext:value-type="float">
            <text:p>2.2576</text:p>
          </table:table-cell>
          <table:table-cell office:value-type="float" office:value="0.60941" calcext:value-type="float">
            <text:p>0.60941</text:p>
          </table:table-cell>
          <table:table-cell office:value-type="float" office:value="0.02256" calcext:value-type="float">
            <text:p>0.02256</text:p>
          </table:table-cell>
          <table:table-cell office:value-type="float" office:value="1.7622E-022" calcext:value-type="float">
            <text:p>1.7622E-22</text:p>
          </table:table-cell>
          <table:table-cell table:formula="of:=SQRT([.T116]^2+[.U116]^2+[.V116]^2)" office:value-type="float" office:value="0.609827436001366" calcext:value-type="float">
            <text:p>0.609827436001366</text:p>
          </table:table-cell>
          <table:table-cell office:value-type="float" office:value="1.7012" calcext:value-type="float">
            <text:p>1.7012</text:p>
          </table:table-cell>
          <table:table-cell office:value-type="float" office:value="2.2646" calcext:value-type="float">
            <text:p>2.2646</text:p>
          </table:table-cell>
          <table:table-cell office:value-type="float" office:value="0.60319" calcext:value-type="float">
            <text:p>0.60319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1.9929E-022" calcext:value-type="float">
            <text:p>1.9929E-22</text:p>
          </table:table-cell>
          <table:table-cell table:formula="of:=SQRT([.Z116]^2+[.AA116]^2+[.AB116]^2)" office:value-type="float" office:value="0.60345577515175" calcext:value-type="float">
            <text:p>0.60345577515175</text:p>
          </table:table-cell>
          <table:table-cell office:value-type="float" office:value="1.7013" calcext:value-type="float">
            <text:p>1.7013</text:p>
          </table:table-cell>
          <table:table-cell office:value-type="float" office:value="2.2601" calcext:value-type="float">
            <text:p>2.2601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60392" calcext:value-type="float">
            <text:p>0.60392</text:p>
          </table:table-cell>
          <table:table-cell office:value-type="float" office:value="0.01881" calcext:value-type="float">
            <text:p>0.01881</text:p>
          </table:table-cell>
          <table:table-cell office:value-type="float" office:value="-7.647E-023" calcext:value-type="float">
            <text:p>-7.647E-23</text:p>
          </table:table-cell>
          <table:table-cell table:formula="of:=SQRT([.B117]^2+[.C117]^2+[.D117]^2)" office:value-type="float" office:value="0.604212861912091" calcext:value-type="float">
            <text:p>0.604212861912091</text:p>
          </table:table-cell>
          <table:table-cell office:value-type="float" office:value="1.6754" calcext:value-type="float">
            <text:p>1.6754</text:p>
          </table:table-cell>
          <table:table-cell office:value-type="float" office:value="2.2295" calcext:value-type="float">
            <text:p>2.2295</text:p>
          </table:table-cell>
          <table:table-cell office:value-type="float" office:value="0.59944" calcext:value-type="float">
            <text:p>0.59944</text:p>
          </table:table-cell>
          <table:table-cell office:value-type="float" office:value="0.019464" calcext:value-type="float">
            <text:p>0.019464</text:p>
          </table:table-cell>
          <table:table-cell office:value-type="float" office:value="1.7317E-022" calcext:value-type="float">
            <text:p>1.7317E-22</text:p>
          </table:table-cell>
          <table:table-cell table:formula="of:=SQRT([.H117]^2+[.I117]^2+[.J117]^2)" office:value-type="float" office:value="0.599755917766553" calcext:value-type="float">
            <text:p>0.599755917766553</text:p>
          </table:table-cell>
          <table:table-cell office:value-type="float" office:value="1.683" calcext:value-type="float">
            <text:p>1.683</text:p>
          </table:table-cell>
          <table:table-cell office:value-type="float" office:value="2.2354" calcext:value-type="float">
            <text:p>2.2354</text:p>
          </table:table-cell>
          <table:table-cell office:value-type="float" office:value="0.59754" calcext:value-type="float">
            <text:p>0.59754</text:p>
          </table:table-cell>
          <table:table-cell office:value-type="float" office:value="0.016452" calcext:value-type="float">
            <text:p>0.016452</text:p>
          </table:table-cell>
          <table:table-cell office:value-type="float" office:value="-8.5906E-023" calcext:value-type="float">
            <text:p>-8.5906E-23</text:p>
          </table:table-cell>
          <table:table-cell table:formula="of:=SQRT([.N117]^2+[.O117]^2+[.P117]^2)" office:value-type="float" office:value="0.597766442604467" calcext:value-type="float">
            <text:p>0.597766442604467</text:p>
          </table:table-cell>
          <table:table-cell office:value-type="float" office:value="1.682" calcext:value-type="float">
            <text:p>1.682</text:p>
          </table:table-cell>
          <table:table-cell office:value-type="float" office:value="2.2328" calcext:value-type="float">
            <text:p>2.2328</text:p>
          </table:table-cell>
          <table:table-cell office:value-type="float" office:value="0.60704" calcext:value-type="float">
            <text:p>0.60704</text:p>
          </table:table-cell>
          <table:table-cell office:value-type="float" office:value="0.022815" calcext:value-type="float">
            <text:p>0.022815</text:p>
          </table:table-cell>
          <table:table-cell office:value-type="float" office:value="1.5682E-022" calcext:value-type="float">
            <text:p>1.5682E-22</text:p>
          </table:table-cell>
          <table:table-cell table:formula="of:=SQRT([.T117]^2+[.U117]^2+[.V117]^2)" office:value-type="float" office:value="0.607468588344286" calcext:value-type="float">
            <text:p>0.607468588344286</text:p>
          </table:table-cell>
          <table:table-cell office:value-type="float" office:value="1.6816" calcext:value-type="float">
            <text:p>1.6816</text:p>
          </table:table-cell>
          <table:table-cell office:value-type="float" office:value="2.2393" calcext:value-type="float">
            <text:p>2.2393</text:p>
          </table:table-cell>
          <table:table-cell office:value-type="float" office:value="0.60131" calcext:value-type="float">
            <text:p>0.60131</text:p>
          </table:table-cell>
          <table:table-cell office:value-type="float" office:value="0.018449" calcext:value-type="float">
            <text:p>0.018449</text:p>
          </table:table-cell>
          <table:table-cell office:value-type="float" office:value="1.7751E-022" calcext:value-type="float">
            <text:p>1.7751E-22</text:p>
          </table:table-cell>
          <table:table-cell table:formula="of:=SQRT([.Z117]^2+[.AA117]^2+[.AB117]^2)" office:value-type="float" office:value="0.601592953500122" calcext:value-type="float">
            <text:p>0.601592953500122</text:p>
          </table:table-cell>
          <table:table-cell office:value-type="float" office:value="1.6817" calcext:value-type="float">
            <text:p>1.6817</text:p>
          </table:table-cell>
          <table:table-cell office:value-type="float" office:value="2.2352" calcext:value-type="float">
            <text:p>2.235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01885" calcext:value-type="float">
            <text:p>0.01885</text:p>
          </table:table-cell>
          <table:table-cell office:value-type="float" office:value="4.9548E-023" calcext:value-type="float">
            <text:p>4.9548E-23</text:p>
          </table:table-cell>
          <table:table-cell table:formula="of:=SQRT([.B118]^2+[.C118]^2+[.D118]^2)" office:value-type="float" office:value="0.601695340267814" calcext:value-type="float">
            <text:p>0.601695340267814</text:p>
          </table:table-cell>
          <table:table-cell office:value-type="float" office:value="1.6561" calcext:value-type="float">
            <text:p>1.6561</text:p>
          </table:table-cell>
          <table:table-cell office:value-type="float" office:value="2.2046" calcext:value-type="float">
            <text:p>2.2046</text:p>
          </table:table-cell>
          <table:table-cell office:value-type="float" office:value="0.59772" calcext:value-type="float">
            <text:p>0.59772</text:p>
          </table:table-cell>
          <table:table-cell office:value-type="float" office:value="0.019909" calcext:value-type="float">
            <text:p>0.019909</text:p>
          </table:table-cell>
          <table:table-cell office:value-type="float" office:value="1.0624E-022" calcext:value-type="float">
            <text:p>1.0624E-22</text:p>
          </table:table-cell>
          <table:table-cell table:formula="of:=SQRT([.H118]^2+[.I118]^2+[.J118]^2)" office:value-type="float" office:value="0.598051474942584" calcext:value-type="float">
            <text:p>0.598051474942584</text:p>
          </table:table-cell>
          <table:table-cell office:value-type="float" office:value="1.6633" calcext:value-type="float">
            <text:p>1.6633</text:p>
          </table:table-cell>
          <table:table-cell office:value-type="float" office:value="2.2106" calcext:value-type="float">
            <text:p>2.2106</text:p>
          </table:table-cell>
          <table:table-cell office:value-type="float" office:value="0.59552" calcext:value-type="float">
            <text:p>0.59552</text:p>
          </table:table-cell>
          <table:table-cell office:value-type="float" office:value="0.016761" calcext:value-type="float">
            <text:p>0.016761</text:p>
          </table:table-cell>
          <table:table-cell office:value-type="float" office:value="5.5954E-023" calcext:value-type="float">
            <text:p>5.5954E-23</text:p>
          </table:table-cell>
          <table:table-cell table:formula="of:=SQRT([.N118]^2+[.O118]^2+[.P118]^2)" office:value-type="float" office:value="0.595755823740734" calcext:value-type="float">
            <text:p>0.595755823740734</text:p>
          </table:table-cell>
          <table:table-cell office:value-type="float" office:value="1.6626" calcext:value-type="float">
            <text:p>1.6626</text:p>
          </table:table-cell>
          <table:table-cell office:value-type="float" office:value="2.2081" calcext:value-type="float">
            <text:p>2.2081</text:p>
          </table:table-cell>
          <table:table-cell office:value-type="float" office:value="0.60487" calcext:value-type="float">
            <text:p>0.60487</text:p>
          </table:table-cell>
          <table:table-cell office:value-type="float" office:value="0.023064" calcext:value-type="float">
            <text:p>0.023064</text:p>
          </table:table-cell>
          <table:table-cell office:value-type="float" office:value="9.606E-023" calcext:value-type="float">
            <text:p>9.606E-23</text:p>
          </table:table-cell>
          <table:table-cell table:formula="of:=SQRT([.T118]^2+[.U118]^2+[.V118]^2)" office:value-type="float" office:value="0.605309561295706" calcext:value-type="float">
            <text:p>0.605309561295706</text:p>
          </table:table-cell>
          <table:table-cell office:value-type="float" office:value="1.6619" calcext:value-type="float">
            <text:p>1.6619</text:p>
          </table:table-cell>
          <table:table-cell office:value-type="float" office:value="2.2142" calcext:value-type="float">
            <text:p>2.2142</text:p>
          </table:table-cell>
          <table:table-cell office:value-type="float" office:value="0.59963" calcext:value-type="float">
            <text:p>0.59963</text:p>
          </table:table-cell>
          <table:table-cell office:value-type="float" office:value="0.018986" calcext:value-type="float">
            <text:p>0.018986</text:p>
          </table:table-cell>
          <table:table-cell office:value-type="float" office:value="1.0902E-022" calcext:value-type="float">
            <text:p>1.0902E-22</text:p>
          </table:table-cell>
          <table:table-cell table:formula="of:=SQRT([.Z118]^2+[.AA118]^2+[.AB118]^2)" office:value-type="float" office:value="0.599930500221484" calcext:value-type="float">
            <text:p>0.599930500221484</text:p>
          </table:table-cell>
          <table:table-cell office:value-type="float" office:value="1.662" calcext:value-type="float">
            <text:p>1.662</text:p>
          </table:table-cell>
          <table:table-cell office:value-type="float" office:value="2.2104" calcext:value-type="float">
            <text:p>2.2104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59949" calcext:value-type="float">
            <text:p>0.59949</text:p>
          </table:table-cell>
          <table:table-cell office:value-type="float" office:value="0.018878" calcext:value-type="float">
            <text:p>0.018878</text:p>
          </table:table-cell>
          <table:table-cell office:value-type="float" office:value="2.2469E-023" calcext:value-type="float">
            <text:p>2.2469E-23</text:p>
          </table:table-cell>
          <table:table-cell table:formula="of:=SQRT([.B119]^2+[.C119]^2+[.D119]^2)" office:value-type="float" office:value="0.59978716140311" calcext:value-type="float">
            <text:p>0.59978716140311</text:p>
          </table:table-cell>
          <table:table-cell office:value-type="float" office:value="1.6369" calcext:value-type="float">
            <text:p>1.6369</text:p>
          </table:table-cell>
          <table:table-cell office:value-type="float" office:value="2.1801" calcext:value-type="float">
            <text:p>2.1801</text:p>
          </table:table-cell>
          <table:table-cell office:value-type="float" office:value="0.59663" calcext:value-type="float">
            <text:p>0.59663</text:p>
          </table:table-cell>
          <table:table-cell office:value-type="float" office:value="0.020329" calcext:value-type="float">
            <text:p>0.020329</text:p>
          </table:table-cell>
          <table:table-cell office:value-type="float" office:value="4.4384E-023" calcext:value-type="float">
            <text:p>4.4384E-23</text:p>
          </table:table-cell>
          <table:table-cell table:formula="of:=SQRT([.H119]^2+[.I119]^2+[.J119]^2)" office:value-type="float" office:value="0.596976234988462" calcext:value-type="float">
            <text:p>0.596976234988462</text:p>
          </table:table-cell>
          <table:table-cell office:value-type="float" office:value="1.6437" calcext:value-type="float">
            <text:p>1.6437</text:p>
          </table:table-cell>
          <table:table-cell office:value-type="float" office:value="2.1862" calcext:value-type="float">
            <text:p>2.1862</text:p>
          </table:table-cell>
          <table:table-cell office:value-type="float" office:value="0.59406" calcext:value-type="float">
            <text:p>0.59406</text:p>
          </table:table-cell>
          <table:table-cell office:value-type="float" office:value="0.017066" calcext:value-type="float">
            <text:p>0.017066</text:p>
          </table:table-cell>
          <table:table-cell office:value-type="float" office:value="2.5224E-023" calcext:value-type="float">
            <text:p>2.5224E-23</text:p>
          </table:table-cell>
          <table:table-cell table:formula="of:=SQRT([.N119]^2+[.O119]^2+[.P119]^2)" office:value-type="float" office:value="0.594305083232509" calcext:value-type="float">
            <text:p>0.594305083232509</text:p>
          </table:table-cell>
          <table:table-cell office:value-type="float" office:value="1.6433" calcext:value-type="float">
            <text:p>1.6433</text:p>
          </table:table-cell>
          <table:table-cell office:value-type="float" office:value="2.1839" calcext:value-type="float">
            <text:p>2.1839</text:p>
          </table:table-cell>
          <table:table-cell office:value-type="float" office:value="0.60335" calcext:value-type="float">
            <text:p>0.60335</text:p>
          </table:table-cell>
          <table:table-cell office:value-type="float" office:value="0.023286" calcext:value-type="float">
            <text:p>0.023286</text:p>
          </table:table-cell>
          <table:table-cell office:value-type="float" office:value="4.0052E-023" calcext:value-type="float">
            <text:p>4.0052E-23</text:p>
          </table:table-cell>
          <table:table-cell table:formula="of:=SQRT([.T119]^2+[.U119]^2+[.V119]^2)" office:value-type="float" office:value="0.603799188717574" calcext:value-type="float">
            <text:p>0.603799188717574</text:p>
          </table:table-cell>
          <table:table-cell office:value-type="float" office:value="1.6423" calcext:value-type="float">
            <text:p>1.6423</text:p>
          </table:table-cell>
          <table:table-cell office:value-type="float" office:value="2.1896" calcext:value-type="float">
            <text:p>2.1896</text:p>
          </table:table-cell>
          <table:table-cell office:value-type="float" office:value="0.59852" calcext:value-type="float">
            <text:p>0.59852</text:p>
          </table:table-cell>
          <table:table-cell office:value-type="float" office:value="0.019509" calcext:value-type="float">
            <text:p>0.019509</text:p>
          </table:table-cell>
          <table:table-cell office:value-type="float" office:value="4.5573E-023" calcext:value-type="float">
            <text:p>4.5573E-23</text:p>
          </table:table-cell>
          <table:table-cell table:formula="of:=SQRT([.Z119]^2+[.AA119]^2+[.AB119]^2)" office:value-type="float" office:value="0.598837867440762" calcext:value-type="float">
            <text:p>0.598837867440762</text:p>
          </table:table-cell>
          <table:table-cell office:value-type="float" office:value="1.6424" calcext:value-type="float">
            <text:p>1.6424</text:p>
          </table:table-cell>
          <table:table-cell office:value-type="float" office:value="2.1861" calcext:value-type="float">
            <text:p>2.1861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59779" calcext:value-type="float">
            <text:p>0.59779</text:p>
          </table:table-cell>
          <table:table-cell office:value-type="float" office:value="0.0189" calcext:value-type="float">
            <text:p>0.0189</text:p>
          </table:table-cell>
          <table:table-cell office:value-type="float" office:value="-3.6979E-023" calcext:value-type="float">
            <text:p>-3.6979E-23</text:p>
          </table:table-cell>
          <table:table-cell table:formula="of:=SQRT([.B120]^2+[.C120]^2+[.D120]^2)" office:value-type="float" office:value="0.598088700863007" calcext:value-type="float">
            <text:p>0.598088700863007</text:p>
          </table:table-cell>
          <table:table-cell office:value-type="float" office:value="1.6177" calcext:value-type="float">
            <text:p>1.6177</text:p>
          </table:table-cell>
          <table:table-cell office:value-type="float" office:value="2.1558" calcext:value-type="float">
            <text:p>2.1558</text:p>
          </table:table-cell>
          <table:table-cell office:value-type="float" office:value="0.59577" calcext:value-type="float">
            <text:p>0.59577</text:p>
          </table:table-cell>
          <table:table-cell office:value-type="float" office:value="0.020738" calcext:value-type="float">
            <text:p>0.020738</text:p>
          </table:table-cell>
          <table:table-cell office:value-type="float" office:value="6.1693E-024" calcext:value-type="float">
            <text:p>6.1693E-24</text:p>
          </table:table-cell>
          <table:table-cell table:formula="of:=SQRT([.H120]^2+[.I120]^2+[.J120]^2)" office:value-type="float" office:value="0.596130822507946" calcext:value-type="float">
            <text:p>0.596130822507946</text:p>
          </table:table-cell>
          <table:table-cell office:value-type="float" office:value="1.6241" calcext:value-type="float">
            <text:p>1.6241</text:p>
          </table:table-cell>
          <table:table-cell office:value-type="float" office:value="2.1621" calcext:value-type="float">
            <text:p>2.1621</text:p>
          </table:table-cell>
          <table:table-cell office:value-type="float" office:value="0.59278" calcext:value-type="float">
            <text:p>0.59278</text:p>
          </table:table-cell>
          <table:table-cell office:value-type="float" office:value="0.017369" calcext:value-type="float">
            <text:p>0.017369</text:p>
          </table:table-cell>
          <table:table-cell office:value-type="float" office:value="-4.1861E-023" calcext:value-type="float">
            <text:p>-4.1861E-23</text:p>
          </table:table-cell>
          <table:table-cell table:formula="of:=SQRT([.N120]^2+[.O120]^2+[.P120]^2)" office:value-type="float" office:value="0.593034409255483" calcext:value-type="float">
            <text:p>0.593034409255483</text:p>
          </table:table-cell>
          <table:table-cell office:value-type="float" office:value="1.624" calcext:value-type="float">
            <text:p>1.624</text:p>
          </table:table-cell>
          <table:table-cell office:value-type="float" office:value="2.1598" calcext:value-type="float">
            <text:p>2.1598</text:p>
          </table:table-cell>
          <table:table-cell office:value-type="float" office:value="0.60206" calcext:value-type="float">
            <text:p>0.60206</text:p>
          </table:table-cell>
          <table:table-cell office:value-type="float" office:value="0.023495" calcext:value-type="float">
            <text:p>0.023495</text:p>
          </table:table-cell>
          <table:table-cell office:value-type="float" office:value="5.5011E-024" calcext:value-type="float">
            <text:p>5.5011E-24</text:p>
          </table:table-cell>
          <table:table-cell table:formula="of:=SQRT([.T120]^2+[.U120]^2+[.V120]^2)" office:value-type="float" office:value="0.602518264142258" calcext:value-type="float">
            <text:p>0.602518264142258</text:p>
          </table:table-cell>
          <table:table-cell office:value-type="float" office:value="1.6227" calcext:value-type="float">
            <text:p>1.6227</text:p>
          </table:table-cell>
          <table:table-cell office:value-type="float" office:value="2.1651" calcext:value-type="float">
            <text:p>2.1651</text:p>
          </table:table-cell>
          <table:table-cell office:value-type="float" office:value="0.59762" calcext:value-type="float">
            <text:p>0.59762</text:p>
          </table:table-cell>
          <table:table-cell office:value-type="float" office:value="0.020026" calcext:value-type="float">
            <text:p>0.020026</text:p>
          </table:table-cell>
          <table:table-cell office:value-type="float" office:value="6.3863E-024" calcext:value-type="float">
            <text:p>6.3863E-24</text:p>
          </table:table-cell>
          <table:table-cell table:formula="of:=SQRT([.Z120]^2+[.AA120]^2+[.AB120]^2)" office:value-type="float" office:value="0.597955437366364" calcext:value-type="float">
            <text:p>0.597955437366364</text:p>
          </table:table-cell>
          <table:table-cell office:value-type="float" office:value="1.6228" calcext:value-type="float">
            <text:p>1.6228</text:p>
          </table:table-cell>
          <table:table-cell office:value-type="float" office:value="2.1619" calcext:value-type="float">
            <text:p>2.1619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59654" calcext:value-type="float">
            <text:p>0.59654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-1.6116E-022" calcext:value-type="float">
            <text:p>-1.6116E-22</text:p>
          </table:table-cell>
          <table:table-cell table:formula="of:=SQRT([.B121]^2+[.C121]^2+[.D121]^2)" office:value-type="float" office:value="0.596839706574554" calcext:value-type="float">
            <text:p>0.596839706574554</text:p>
          </table:table-cell>
          <table:table-cell office:value-type="float" office:value="1.5985" calcext:value-type="float">
            <text:p>1.5985</text:p>
          </table:table-cell>
          <table:table-cell office:value-type="float" office:value="2.1319" calcext:value-type="float">
            <text:p>2.1319</text:p>
          </table:table-cell>
          <table:table-cell office:value-type="float" office:value="0.59539" calcext:value-type="float">
            <text:p>0.59539</text:p>
          </table:table-cell>
          <table:table-cell office:value-type="float" office:value="0.021124" calcext:value-type="float">
            <text:p>0.021124</text:p>
          </table:table-cell>
          <table:table-cell office:value-type="float" office:value="2.0625E-023" calcext:value-type="float">
            <text:p>2.0625E-23</text:p>
          </table:table-cell>
          <table:table-cell table:formula="of:=SQRT([.H121]^2+[.I121]^2+[.J121]^2)" office:value-type="float" office:value="0.595764614152267" calcext:value-type="float">
            <text:p>0.595764614152267</text:p>
          </table:table-cell>
          <table:table-cell office:value-type="float" office:value="1.6044" calcext:value-type="float">
            <text:p>1.6044</text:p>
          </table:table-cell>
          <table:table-cell office:value-type="float" office:value="2.1383" calcext:value-type="float">
            <text:p>2.1383</text:p>
          </table:table-cell>
          <table:table-cell office:value-type="float" office:value="0.59187" calcext:value-type="float">
            <text:p>0.59187</text:p>
          </table:table-cell>
          <table:table-cell office:value-type="float" office:value="0.017668" calcext:value-type="float">
            <text:p>0.017668</text:p>
          </table:table-cell>
          <table:table-cell office:value-type="float" office:value="-1.8165E-022" calcext:value-type="float">
            <text:p>-1.8165E-22</text:p>
          </table:table-cell>
          <table:table-cell table:formula="of:=SQRT([.N121]^2+[.O121]^2+[.P121]^2)" office:value-type="float" office:value="0.592133646336703" calcext:value-type="float">
            <text:p>0.592133646336703</text:p>
          </table:table-cell>
          <table:table-cell office:value-type="float" office:value="1.6046" calcext:value-type="float">
            <text:p>1.6046</text:p>
          </table:table-cell>
          <table:table-cell office:value-type="float" office:value="2.1359" calcext:value-type="float">
            <text:p>2.1359</text:p>
          </table:table-cell>
          <table:table-cell office:value-type="float" office:value="0.60127" calcext:value-type="float">
            <text:p>0.60127</text:p>
          </table:table-cell>
          <table:table-cell office:value-type="float" office:value="0.023678" calcext:value-type="float">
            <text:p>0.023678</text:p>
          </table:table-cell>
          <table:table-cell office:value-type="float" office:value="1.8741E-023" calcext:value-type="float">
            <text:p>1.8741E-23</text:p>
          </table:table-cell>
          <table:table-cell table:formula="of:=SQRT([.T121]^2+[.U121]^2+[.V121]^2)" office:value-type="float" office:value="0.601736038960606" calcext:value-type="float">
            <text:p>0.601736038960606</text:p>
          </table:table-cell>
          <table:table-cell office:value-type="float" office:value="1.6031" calcext:value-type="float">
            <text:p>1.6031</text:p>
          </table:table-cell>
          <table:table-cell office:value-type="float" office:value="2.141" calcext:value-type="float">
            <text:p>2.141</text:p>
          </table:table-cell>
          <table:table-cell office:value-type="float" office:value="0.59713" calcext:value-type="float">
            <text:p>0.59713</text:p>
          </table:table-cell>
          <table:table-cell office:value-type="float" office:value="0.020531" calcext:value-type="float">
            <text:p>0.020531</text:p>
          </table:table-cell>
          <table:table-cell office:value-type="float" office:value="2.1246E-023" calcext:value-type="float">
            <text:p>2.1246E-23</text:p>
          </table:table-cell>
          <table:table-cell table:formula="of:=SQRT([.Z121]^2+[.AA121]^2+[.AB121]^2)" office:value-type="float" office:value="0.597482852357287" calcext:value-type="float">
            <text:p>0.597482852357287</text:p>
          </table:table-cell>
          <table:table-cell office:value-type="float" office:value="1.6032" calcext:value-type="float">
            <text:p>1.6032</text:p>
          </table:table-cell>
          <table:table-cell office:value-type="float" office:value="2.138" calcext:value-type="float">
            <text:p>2.138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59577" calcext:value-type="float">
            <text:p>0.59577</text:p>
          </table:table-cell>
          <table:table-cell office:value-type="float" office:value="0.01891" calcext:value-type="float">
            <text:p>0.01891</text:p>
          </table:table-cell>
          <table:table-cell office:value-type="float" office:value="-6.1903E-023" calcext:value-type="float">
            <text:p>-6.1903E-23</text:p>
          </table:table-cell>
          <table:table-cell table:formula="of:=SQRT([.B122]^2+[.C122]^2+[.D122]^2)" office:value-type="float" office:value="0.596070030281677" calcext:value-type="float">
            <text:p>0.596070030281677</text:p>
          </table:table-cell>
          <table:table-cell office:value-type="float" office:value="1.5793" calcext:value-type="float">
            <text:p>1.5793</text:p>
          </table:table-cell>
          <table:table-cell office:value-type="float" office:value="2.1083" calcext:value-type="float">
            <text:p>2.1083</text:p>
          </table:table-cell>
          <table:table-cell office:value-type="float" office:value="0.59549" calcext:value-type="float">
            <text:p>0.59549</text:p>
          </table:table-cell>
          <table:table-cell office:value-type="float" office:value="0.021485" calcext:value-type="float">
            <text:p>0.021485</text:p>
          </table:table-cell>
          <table:table-cell office:value-type="float" office:value="4.6117E-023" calcext:value-type="float">
            <text:p>4.6117E-23</text:p>
          </table:table-cell>
          <table:table-cell table:formula="of:=SQRT([.H122]^2+[.I122]^2+[.J122]^2)" office:value-type="float" office:value="0.595877458312529" calcext:value-type="float">
            <text:p>0.595877458312529</text:p>
          </table:table-cell>
          <table:table-cell office:value-type="float" office:value="1.5848" calcext:value-type="float">
            <text:p>1.5848</text:p>
          </table:table-cell>
          <table:table-cell office:value-type="float" office:value="2.1148" calcext:value-type="float">
            <text:p>2.1148</text:p>
          </table:table-cell>
          <table:table-cell office:value-type="float" office:value="0.59135" calcext:value-type="float">
            <text:p>0.59135</text:p>
          </table:table-cell>
          <table:table-cell office:value-type="float" office:value="0.017962" calcext:value-type="float">
            <text:p>0.017962</text:p>
          </table:table-cell>
          <table:table-cell office:value-type="float" office:value="-6.9602E-023" calcext:value-type="float">
            <text:p>-6.9602E-23</text:p>
          </table:table-cell>
          <table:table-cell table:formula="of:=SQRT([.N122]^2+[.O122]^2+[.P122]^2)" office:value-type="float" office:value="0.59162273109136" calcext:value-type="float">
            <text:p>0.59162273109136</text:p>
          </table:table-cell>
          <table:table-cell office:value-type="float" office:value="1.5853" calcext:value-type="float">
            <text:p>1.5853</text:p>
          </table:table-cell>
          <table:table-cell office:value-type="float" office:value="2.1124" calcext:value-type="float">
            <text:p>2.1124</text:p>
          </table:table-cell>
          <table:table-cell office:value-type="float" office:value="0.60097" calcext:value-type="float">
            <text:p>0.60097</text:p>
          </table:table-cell>
          <table:table-cell office:value-type="float" office:value="0.023831" calcext:value-type="float">
            <text:p>0.023831</text:p>
          </table:table-cell>
          <table:table-cell office:value-type="float" office:value="4.1902E-023" calcext:value-type="float">
            <text:p>4.1902E-23</text:p>
          </table:table-cell>
          <table:table-cell table:formula="of:=SQRT([.T122]^2+[.U122]^2+[.V122]^2)" office:value-type="float" office:value="0.601442314325322" calcext:value-type="float">
            <text:p>0.601442314325322</text:p>
          </table:table-cell>
          <table:table-cell office:value-type="float" office:value="1.5835" calcext:value-type="float">
            <text:p>1.5835</text:p>
          </table:table-cell>
          <table:table-cell office:value-type="float" office:value="2.1173" calcext:value-type="float">
            <text:p>2.1173</text:p>
          </table:table-cell>
          <table:table-cell office:value-type="float" office:value="0.59705" calcext:value-type="float">
            <text:p>0.59705</text:p>
          </table:table-cell>
          <table:table-cell office:value-type="float" office:value="0.021023" calcext:value-type="float">
            <text:p>0.021023</text:p>
          </table:table-cell>
          <table:table-cell office:value-type="float" office:value="4.756E-023" calcext:value-type="float">
            <text:p>4.756E-23</text:p>
          </table:table-cell>
          <table:table-cell table:formula="of:=SQRT([.Z122]^2+[.AA122]^2+[.AB122]^2)" office:value-type="float" office:value="0.597420010569616" calcext:value-type="float">
            <text:p>0.597420010569616</text:p>
          </table:table-cell>
          <table:table-cell office:value-type="float" office:value="1.5835" calcext:value-type="float">
            <text:p>1.5835</text:p>
          </table:table-cell>
          <table:table-cell office:value-type="float" office:value="2.1144" calcext:value-type="float">
            <text:p>2.114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59524" calcext:value-type="float">
            <text:p>0.59524</text:p>
          </table:table-cell>
          <table:table-cell office:value-type="float" office:value="0.018901" calcext:value-type="float">
            <text:p>0.018901</text:p>
          </table:table-cell>
          <table:table-cell office:value-type="float" office:value="1.4908E-022" calcext:value-type="float">
            <text:p>1.4908E-22</text:p>
          </table:table-cell>
          <table:table-cell table:formula="of:=SQRT([.B123]^2+[.C123]^2+[.D123]^2)" office:value-type="float" office:value="0.595540011586963" calcext:value-type="float">
            <text:p>0.595540011586963</text:p>
          </table:table-cell>
          <table:table-cell office:value-type="float" office:value="1.5601" calcext:value-type="float">
            <text:p>1.5601</text:p>
          </table:table-cell>
          <table:table-cell office:value-type="float" office:value="2.0849" calcext:value-type="float">
            <text:p>2.0849</text:p>
          </table:table-cell>
          <table:table-cell office:value-type="float" office:value="0.59584" calcext:value-type="float">
            <text:p>0.59584</text:p>
          </table:table-cell>
          <table:table-cell office:value-type="float" office:value="0.021833" calcext:value-type="float">
            <text:p>0.021833</text:p>
          </table:table-cell>
          <table:table-cell office:value-type="float" office:value="7.7757E-023" calcext:value-type="float">
            <text:p>7.7757E-23</text:p>
          </table:table-cell>
          <table:table-cell table:formula="of:=SQRT([.H123]^2+[.I123]^2+[.J123]^2)" office:value-type="float" office:value="0.596239872441453" calcext:value-type="float">
            <text:p>0.596239872441453</text:p>
          </table:table-cell>
          <table:table-cell office:value-type="float" office:value="1.5652" calcext:value-type="float">
            <text:p>1.5652</text:p>
          </table:table-cell>
          <table:table-cell office:value-type="float" office:value="2.0915" calcext:value-type="float">
            <text:p>2.0915</text:p>
          </table:table-cell>
          <table:table-cell office:value-type="float" office:value="0.59102" calcext:value-type="float">
            <text:p>0.59102</text:p>
          </table:table-cell>
          <table:table-cell office:value-type="float" office:value="0.018255" calcext:value-type="float">
            <text:p>0.018255</text:p>
          </table:table-cell>
          <table:table-cell office:value-type="float" office:value="1.6837E-022" calcext:value-type="float">
            <text:p>1.6837E-22</text:p>
          </table:table-cell>
          <table:table-cell table:formula="of:=SQRT([.N123]^2+[.O123]^2+[.P123]^2)" office:value-type="float" office:value="0.591301856436288" calcext:value-type="float">
            <text:p>0.591301856436288</text:p>
          </table:table-cell>
          <table:table-cell office:value-type="float" office:value="1.566" calcext:value-type="float">
            <text:p>1.566</text:p>
          </table:table-cell>
          <table:table-cell office:value-type="float" office:value="2.089" calcext:value-type="float">
            <text:p>2.089</text:p>
          </table:table-cell>
          <table:table-cell office:value-type="float" office:value="0.60094" calcext:value-type="float">
            <text:p>0.60094</text:p>
          </table:table-cell>
          <table:table-cell office:value-type="float" office:value="0.023967" calcext:value-type="float">
            <text:p>0.023967</text:p>
          </table:table-cell>
          <table:table-cell office:value-type="float" office:value="7.0589E-023" calcext:value-type="float">
            <text:p>7.0589E-23</text:p>
          </table:table-cell>
          <table:table-cell table:formula="of:=SQRT([.T123]^2+[.U123]^2+[.V123]^2)" office:value-type="float" office:value="0.601417742246602" calcext:value-type="float">
            <text:p>0.601417742246602</text:p>
          </table:table-cell>
          <table:table-cell office:value-type="float" office:value="1.5639" calcext:value-type="float">
            <text:p>1.5639</text:p>
          </table:table-cell>
          <table:table-cell office:value-type="float" office:value="2.0938" calcext:value-type="float">
            <text:p>2.0938</text:p>
          </table:table-cell>
          <table:table-cell office:value-type="float" office:value="0.59719" calcext:value-type="float">
            <text:p>0.59719</text:p>
          </table:table-cell>
          <table:table-cell office:value-type="float" office:value="0.021508" calcext:value-type="float">
            <text:p>0.021508</text:p>
          </table:table-cell>
          <table:table-cell office:value-type="float" office:value="8.0252E-023" calcext:value-type="float">
            <text:p>8.0252E-23</text:p>
          </table:table-cell>
          <table:table-cell table:formula="of:=SQRT([.Z123]^2+[.AA123]^2+[.AB123]^2)" office:value-type="float" office:value="0.597577183436583" calcext:value-type="float">
            <text:p>0.597577183436583</text:p>
          </table:table-cell>
          <table:table-cell office:value-type="float" office:value="1.5639" calcext:value-type="float">
            <text:p>1.5639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59547" calcext:value-type="float">
            <text:p>0.59547</text:p>
          </table:table-cell>
          <table:table-cell office:value-type="float" office:value="0.018869" calcext:value-type="float">
            <text:p>0.018869</text:p>
          </table:table-cell>
          <table:table-cell office:value-type="float" office:value="1.4726E-022" calcext:value-type="float">
            <text:p>1.4726E-22</text:p>
          </table:table-cell>
          <table:table-cell table:formula="of:=SQRT([.B124]^2+[.C124]^2+[.D124]^2)" office:value-type="float" office:value="0.595768881413758" calcext:value-type="float">
            <text:p>0.595768881413758</text:p>
          </table:table-cell>
          <table:table-cell office:value-type="float" office:value="1.5409" calcext:value-type="float">
            <text:p>1.5409</text:p>
          </table:table-cell>
          <table:table-cell office:value-type="float" office:value="2.062" calcext:value-type="float">
            <text:p>2.062</text:p>
          </table:table-cell>
          <table:table-cell office:value-type="float" office:value="0.59695" calcext:value-type="float">
            <text:p>0.59695</text:p>
          </table:table-cell>
          <table:table-cell office:value-type="float" office:value="0.022134" calcext:value-type="float">
            <text:p>0.022134</text:p>
          </table:table-cell>
          <table:table-cell office:value-type="float" office:value="3.7421E-023" calcext:value-type="float">
            <text:p>3.7421E-23</text:p>
          </table:table-cell>
          <table:table-cell table:formula="of:=SQRT([.H124]^2+[.I124]^2+[.J124]^2)" office:value-type="float" office:value="0.597360206622437" calcext:value-type="float">
            <text:p>0.597360206622437</text:p>
          </table:table-cell>
          <table:table-cell office:value-type="float" office:value="1.5455" calcext:value-type="float">
            <text:p>1.5455</text:p>
          </table:table-cell>
          <table:table-cell office:value-type="float" office:value="2.0688" calcext:value-type="float">
            <text:p>2.0688</text:p>
          </table:table-cell>
          <table:table-cell office:value-type="float" office:value="0.59129" calcext:value-type="float">
            <text:p>0.59129</text:p>
          </table:table-cell>
          <table:table-cell office:value-type="float" office:value="0.018542" calcext:value-type="float">
            <text:p>0.018542</text:p>
          </table:table-cell>
          <table:table-cell office:value-type="float" office:value="1.6631E-022" calcext:value-type="float">
            <text:p>1.6631E-22</text:p>
          </table:table-cell>
          <table:table-cell table:formula="of:=SQRT([.N124]^2+[.O124]^2+[.P124]^2)" office:value-type="float" office:value="0.591580653726945" calcext:value-type="float">
            <text:p>0.591580653726945</text:p>
          </table:table-cell>
          <table:table-cell office:value-type="float" office:value="1.5467" calcext:value-type="float">
            <text:p>1.5467</text:p>
          </table:table-cell>
          <table:table-cell office:value-type="float" office:value="2.0661" calcext:value-type="float">
            <text:p>2.0661</text:p>
          </table:table-cell>
          <table:table-cell office:value-type="float" office:value="0.60171" calcext:value-type="float">
            <text:p>0.60171</text:p>
          </table:table-cell>
          <table:table-cell office:value-type="float" office:value="0.024051" calcext:value-type="float">
            <text:p>0.024051</text:p>
          </table:table-cell>
          <table:table-cell office:value-type="float" office:value="3.3961E-023" calcext:value-type="float">
            <text:p>3.3961E-23</text:p>
          </table:table-cell>
          <table:table-cell table:formula="of:=SQRT([.T124]^2+[.U124]^2+[.V124]^2)" office:value-type="float" office:value="0.602190480413797" calcext:value-type="float">
            <text:p>0.602190480413797</text:p>
          </table:table-cell>
          <table:table-cell office:value-type="float" office:value="1.5444" calcext:value-type="float">
            <text:p>1.5444</text:p>
          </table:table-cell>
          <table:table-cell office:value-type="float" office:value="2.0708" calcext:value-type="float">
            <text:p>2.0708</text:p>
          </table:table-cell>
          <table:table-cell office:value-type="float" office:value="0.59798" calcext:value-type="float">
            <text:p>0.59798</text:p>
          </table:table-cell>
          <table:table-cell office:value-type="float" office:value="0.021967" calcext:value-type="float">
            <text:p>0.021967</text:p>
          </table:table-cell>
          <table:table-cell office:value-type="float" office:value="3.8568E-023" calcext:value-type="float">
            <text:p>3.8568E-23</text:p>
          </table:table-cell>
          <table:table-cell table:formula="of:=SQRT([.Z124]^2+[.AA124]^2+[.AB124]^2)" office:value-type="float" office:value="0.598383346600655" calcext:value-type="float">
            <text:p>0.598383346600655</text:p>
          </table:table-cell>
          <table:table-cell office:value-type="float" office:value="1.5443" calcext:value-type="float">
            <text:p>1.5443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59598" calcext:value-type="float">
            <text:p>0.59598</text:p>
          </table:table-cell>
          <table:table-cell office:value-type="float" office:value="0.018828" calcext:value-type="float">
            <text:p>0.018828</text:p>
          </table:table-cell>
          <table:table-cell office:value-type="float" office:value="1.0725E-022" calcext:value-type="float">
            <text:p>1.0725E-22</text:p>
          </table:table-cell>
          <table:table-cell table:formula="of:=SQRT([.B125]^2+[.C125]^2+[.D125]^2)" office:value-type="float" office:value="0.596277329758561" calcext:value-type="float">
            <text:p>0.596277329758561</text:p>
          </table:table-cell>
          <table:table-cell office:value-type="float" office:value="1.5217" calcext:value-type="float">
            <text:p>1.5217</text:p>
          </table:table-cell>
          <table:table-cell office:value-type="float" office:value="2.0394" calcext:value-type="float">
            <text:p>2.0394</text:p>
          </table:table-cell>
          <table:table-cell office:value-type="float" office:value="0.59834" calcext:value-type="float">
            <text:p>0.59834</text:p>
          </table:table-cell>
          <table:table-cell office:value-type="float" office:value="0.022416" calcext:value-type="float">
            <text:p>0.022416</text:p>
          </table:table-cell>
          <table:table-cell office:value-type="float" office:value="1.6545E-023" calcext:value-type="float">
            <text:p>1.6545E-23</text:p>
          </table:table-cell>
          <table:table-cell table:formula="of:=SQRT([.H125]^2+[.I125]^2+[.J125]^2)" office:value-type="float" office:value="0.598759745353677" calcext:value-type="float">
            <text:p>0.598759745353677</text:p>
          </table:table-cell>
          <table:table-cell office:value-type="float" office:value="1.5259" calcext:value-type="float">
            <text:p>1.5259</text:p>
          </table:table-cell>
          <table:table-cell office:value-type="float" office:value="2.0462" calcext:value-type="float">
            <text:p>2.0462</text:p>
          </table:table-cell>
          <table:table-cell office:value-type="float" office:value="0.59178" calcext:value-type="float">
            <text:p>0.59178</text:p>
          </table:table-cell>
          <table:table-cell office:value-type="float" office:value="0.018826" calcext:value-type="float">
            <text:p>0.018826</text:p>
          </table:table-cell>
          <table:table-cell office:value-type="float" office:value="1.2109E-022" calcext:value-type="float">
            <text:p>1.2109E-22</text:p>
          </table:table-cell>
          <table:table-cell table:formula="of:=SQRT([.N125]^2+[.O125]^2+[.P125]^2)" office:value-type="float" office:value="0.592079375317195" calcext:value-type="float">
            <text:p>0.592079375317195</text:p>
          </table:table-cell>
          <table:table-cell office:value-type="float" office:value="1.5275" calcext:value-type="float">
            <text:p>1.5275</text:p>
          </table:table-cell>
          <table:table-cell office:value-type="float" office:value="2.0433" calcext:value-type="float">
            <text:p>2.0433</text:p>
          </table:table-cell>
          <table:table-cell office:value-type="float" office:value="0.60277" calcext:value-type="float">
            <text:p>0.60277</text:p>
          </table:table-cell>
          <table:table-cell office:value-type="float" office:value="0.024115" calcext:value-type="float">
            <text:p>0.024115</text:p>
          </table:table-cell>
          <table:table-cell office:value-type="float" office:value="1.5013E-023" calcext:value-type="float">
            <text:p>1.5013E-23</text:p>
          </table:table-cell>
          <table:table-cell table:formula="of:=SQRT([.T125]^2+[.U125]^2+[.V125]^2)" office:value-type="float" office:value="0.603252191148113" calcext:value-type="float">
            <text:p>0.603252191148113</text:p>
          </table:table-cell>
          <table:table-cell office:value-type="float" office:value="1.5248" calcext:value-type="float">
            <text:p>1.5248</text:p>
          </table:table-cell>
          <table:table-cell office:value-type="float" office:value="2.0481" calcext:value-type="float">
            <text:p>2.0481</text:p>
          </table:table-cell>
          <table:table-cell office:value-type="float" office:value="0.59902" calcext:value-type="float">
            <text:p>0.59902</text:p>
          </table:table-cell>
          <table:table-cell office:value-type="float" office:value="0.022416" calcext:value-type="float">
            <text:p>0.022416</text:p>
          </table:table-cell>
          <table:table-cell office:value-type="float" office:value="1.7071E-023" calcext:value-type="float">
            <text:p>1.7071E-23</text:p>
          </table:table-cell>
          <table:table-cell table:formula="of:=SQRT([.Z125]^2+[.AA125]^2+[.AB125]^2)" office:value-type="float" office:value="0.599439269197473" calcext:value-type="float">
            <text:p>0.599439269197473</text:p>
          </table:table-cell>
          <table:table-cell office:value-type="float" office:value="1.5247" calcext:value-type="float">
            <text:p>1.5247</text:p>
          </table:table-cell>
          <table:table-cell office:value-type="float" office:value="2.0453" calcext:value-type="float">
            <text:p>2.0453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59703" calcext:value-type="float">
            <text:p>0.59703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-9.1489E-024" calcext:value-type="float">
            <text:p>-9.1489E-24</text:p>
          </table:table-cell>
          <table:table-cell table:formula="of:=SQRT([.B126]^2+[.C126]^2+[.D126]^2)" office:value-type="float" office:value="0.597324981731051" calcext:value-type="float">
            <text:p>0.597324981731051</text:p>
          </table:table-cell>
          <table:table-cell office:value-type="float" office:value="1.5025" calcext:value-type="float">
            <text:p>1.5025</text:p>
          </table:table-cell>
          <table:table-cell office:value-type="float" office:value="2.0171" calcext:value-type="float">
            <text:p>2.0171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022662" calcext:value-type="float">
            <text:p>0.022662</text:p>
          </table:table-cell>
          <table:table-cell office:value-type="float" office:value="4.1845E-023" calcext:value-type="float">
            <text:p>4.1845E-23</text:p>
          </table:table-cell>
          <table:table-cell table:formula="of:=SQRT([.H126]^2+[.I126]^2+[.J126]^2)" office:value-type="float" office:value="0.600727605694961" calcext:value-type="float">
            <text:p>0.600727605694961</text:p>
          </table:table-cell>
          <table:table-cell office:value-type="float" office:value="1.5063" calcext:value-type="float">
            <text:p>1.5063</text:p>
          </table:table-cell>
          <table:table-cell office:value-type="float" office:value="2.0241" calcext:value-type="float">
            <text:p>2.0241</text:p>
          </table:table-cell>
          <table:table-cell office:value-type="float" office:value="0.59271" calcext:value-type="float">
            <text:p>0.59271</text:p>
          </table:table-cell>
          <table:table-cell office:value-type="float" office:value="0.019103" calcext:value-type="float">
            <text:p>0.019103</text:p>
          </table:table-cell>
          <table:table-cell office:value-type="float" office:value="-1.0444E-023" calcext:value-type="float">
            <text:p>-1.0444E-23</text:p>
          </table:table-cell>
          <table:table-cell table:formula="of:=SQRT([.N126]^2+[.O126]^2+[.P126]^2)" office:value-type="float" office:value="0.59301776424404" calcext:value-type="float">
            <text:p>0.59301776424404</text:p>
          </table:table-cell>
          <table:table-cell office:value-type="float" office:value="1.5082" calcext:value-type="float">
            <text:p>1.5082</text:p>
          </table:table-cell>
          <table:table-cell office:value-type="float" office:value="2.0209" calcext:value-type="float">
            <text:p>2.0209</text:p>
          </table:table-cell>
          <table:table-cell office:value-type="float" office:value="0.60442" calcext:value-type="float">
            <text:p>0.60442</text:p>
          </table:table-cell>
          <table:table-cell office:value-type="float" office:value="0.024137" calcext:value-type="float">
            <text:p>0.024137</text:p>
          </table:table-cell>
          <table:table-cell office:value-type="float" office:value="3.8015E-023" calcext:value-type="float">
            <text:p>3.8015E-23</text:p>
          </table:table-cell>
          <table:table-cell table:formula="of:=SQRT([.T126]^2+[.U126]^2+[.V126]^2)" office:value-type="float" office:value="0.604901753319496" calcext:value-type="float">
            <text:p>0.604901753319496</text:p>
          </table:table-cell>
          <table:table-cell office:value-type="float" office:value="1.5052" calcext:value-type="float">
            <text:p>1.5052</text:p>
          </table:table-cell>
          <table:table-cell office:value-type="float" office:value="2.0258" calcext:value-type="float">
            <text:p>2.0258</text:p>
          </table:table-cell>
          <table:table-cell office:value-type="float" office:value="0.60056" calcext:value-type="float">
            <text:p>0.60056</text:p>
          </table:table-cell>
          <table:table-cell office:value-type="float" office:value="0.022841" calcext:value-type="float">
            <text:p>0.022841</text:p>
          </table:table-cell>
          <table:table-cell office:value-type="float" office:value="4.3459E-023" calcext:value-type="float">
            <text:p>4.3459E-23</text:p>
          </table:table-cell>
          <table:table-cell table:formula="of:=SQRT([.Z126]^2+[.AA126]^2+[.AB126]^2)" office:value-type="float" office:value="0.600994197044364" calcext:value-type="float">
            <text:p>0.600994197044364</text:p>
          </table:table-cell>
          <table:table-cell office:value-type="float" office:value="1.5051" calcext:value-type="float">
            <text:p>1.5051</text:p>
          </table:table-cell>
          <table:table-cell office:value-type="float" office:value="2.0229" calcext:value-type="float">
            <text:p>2.0229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59867" calcext:value-type="float">
            <text:p>0.59867</text:p>
          </table:table-cell>
          <table:table-cell office:value-type="float" office:value="0.018692" calcext:value-type="float">
            <text:p>0.018692</text:p>
          </table:table-cell>
          <table:table-cell office:value-type="float" office:value="-4.7546E-023" calcext:value-type="float">
            <text:p>-4.7546E-23</text:p>
          </table:table-cell>
          <table:table-cell table:formula="of:=SQRT([.B127]^2+[.C127]^2+[.D127]^2)" office:value-type="float" office:value="0.598961734807826" calcext:value-type="float">
            <text:p>0.598961734807826</text:p>
          </table:table-cell>
          <table:table-cell office:value-type="float" office:value="1.4834" calcext:value-type="float">
            <text:p>1.4834</text:p>
          </table:table-cell>
          <table:table-cell office:value-type="float" office:value="1.9953" calcext:value-type="float">
            <text:p>1.9953</text:p>
          </table:table-cell>
          <table:table-cell office:value-type="float" office:value="0.60283" calcext:value-type="float">
            <text:p>0.60283</text:p>
          </table:table-cell>
          <table:table-cell office:value-type="float" office:value="0.022865" calcext:value-type="float">
            <text:p>0.022865</text:p>
          </table:table-cell>
          <table:table-cell office:value-type="float" office:value="3.2114E-023" calcext:value-type="float">
            <text:p>3.2114E-23</text:p>
          </table:table-cell>
          <table:table-cell table:formula="of:=SQRT([.H127]^2+[.I127]^2+[.J127]^2)" office:value-type="float" office:value="0.603263472394111" calcext:value-type="float">
            <text:p>0.603263472394111</text:p>
          </table:table-cell>
          <table:table-cell office:value-type="float" office:value="1.4868" calcext:value-type="float">
            <text:p>1.4868</text:p>
          </table:table-cell>
          <table:table-cell office:value-type="float" office:value="2.0025" calcext:value-type="float">
            <text:p>2.0025</text:p>
          </table:table-cell>
          <table:table-cell office:value-type="float" office:value="0.59411" calcext:value-type="float">
            <text:p>0.59411</text:p>
          </table:table-cell>
          <table:table-cell office:value-type="float" office:value="0.019373" calcext:value-type="float">
            <text:p>0.019373</text:p>
          </table:table-cell>
          <table:table-cell office:value-type="float" office:value="-5.3834E-023" calcext:value-type="float">
            <text:p>-5.3834E-23</text:p>
          </table:table-cell>
          <table:table-cell table:formula="of:=SQRT([.N127]^2+[.O127]^2+[.P127]^2)" office:value-type="float" office:value="0.59442577772923" calcext:value-type="float">
            <text:p>0.59442577772923</text:p>
          </table:table-cell>
          <table:table-cell office:value-type="float" office:value="1.489" calcext:value-type="float">
            <text:p>1.489</text:p>
          </table:table-cell>
          <table:table-cell office:value-type="float" office:value="1.9988" calcext:value-type="float">
            <text:p>1.9988</text:p>
          </table:table-cell>
          <table:table-cell office:value-type="float" office:value="0.60667" calcext:value-type="float">
            <text:p>0.60667</text:p>
          </table:table-cell>
          <table:table-cell office:value-type="float" office:value="0.024115" calcext:value-type="float">
            <text:p>0.024115</text:p>
          </table:table-cell>
          <table:table-cell office:value-type="float" office:value="2.916E-023" calcext:value-type="float">
            <text:p>2.916E-23</text:p>
          </table:table-cell>
          <table:table-cell table:formula="of:=SQRT([.T127]^2+[.U127]^2+[.V127]^2)" office:value-type="float" office:value="0.607149093818808" calcext:value-type="float">
            <text:p>0.607149093818808</text:p>
          </table:table-cell>
          <table:table-cell office:value-type="float" office:value="1.4857" calcext:value-type="float">
            <text:p>1.4857</text:p>
          </table:table-cell>
          <table:table-cell office:value-type="float" office:value="2.004" calcext:value-type="float">
            <text:p>2.004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023236" calcext:value-type="float">
            <text:p>0.023236</text:p>
          </table:table-cell>
          <table:table-cell office:value-type="float" office:value="3.3289E-023" calcext:value-type="float">
            <text:p>3.3289E-23</text:p>
          </table:table-cell>
          <table:table-cell table:formula="of:=SQRT([.Z127]^2+[.AA127]^2+[.AB127]^2)" office:value-type="float" office:value="0.603067803896046" calcext:value-type="float">
            <text:p>0.603067803896046</text:p>
          </table:table-cell>
          <table:table-cell office:value-type="float" office:value="1.4856" calcext:value-type="float">
            <text:p>1.4856</text:p>
          </table:table-cell>
          <table:table-cell office:value-type="float" office:value="2.0009" calcext:value-type="float">
            <text:p>2.000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0059" calcext:value-type="float">
            <text:p>0.60059</text:p>
          </table:table-cell>
          <table:table-cell office:value-type="float" office:value="0.018605" calcext:value-type="float">
            <text:p>0.018605</text:p>
          </table:table-cell>
          <table:table-cell office:value-type="float" office:value="-4.6942E-023" calcext:value-type="float">
            <text:p>-4.6942E-23</text:p>
          </table:table-cell>
          <table:table-cell table:formula="of:=SQRT([.B128]^2+[.C128]^2+[.D128]^2)" office:value-type="float" office:value="0.600878102550759" calcext:value-type="float">
            <text:p>0.600878102550759</text:p>
          </table:table-cell>
          <table:table-cell office:value-type="float" office:value="1.4642" calcext:value-type="float">
            <text:p>1.4642</text:p>
          </table:table-cell>
          <table:table-cell office:value-type="float" office:value="1.9737" calcext:value-type="float">
            <text:p>1.9737</text:p>
          </table:table-cell>
          <table:table-cell office:value-type="float" office:value="0.60567" calcext:value-type="float">
            <text:p>0.60567</text:p>
          </table:table-cell>
          <table:table-cell office:value-type="float" office:value="0.023047" calcext:value-type="float">
            <text:p>0.023047</text:p>
          </table:table-cell>
          <table:table-cell office:value-type="float" office:value="3.2985E-024" calcext:value-type="float">
            <text:p>3.2985E-24</text:p>
          </table:table-cell>
          <table:table-cell table:formula="of:=SQRT([.H128]^2+[.I128]^2+[.J128]^2)" office:value-type="float" office:value="0.606108334465878" calcext:value-type="float">
            <text:p>0.606108334465878</text:p>
          </table:table-cell>
          <table:table-cell office:value-type="float" office:value="1.4672" calcext:value-type="float">
            <text:p>1.4672</text:p>
          </table:table-cell>
          <table:table-cell office:value-type="float" office:value="1.981" calcext:value-type="float">
            <text:p>1.981</text:p>
          </table:table-cell>
          <table:table-cell office:value-type="float" office:value="0.59575" calcext:value-type="float">
            <text:p>0.59575</text:p>
          </table:table-cell>
          <table:table-cell office:value-type="float" office:value="0.019637" calcext:value-type="float">
            <text:p>0.019637</text:p>
          </table:table-cell>
          <table:table-cell office:value-type="float" office:value="-5.3151E-023" calcext:value-type="float">
            <text:p>-5.3151E-23</text:p>
          </table:table-cell>
          <table:table-cell table:formula="of:=SQRT([.N128]^2+[.O128]^2+[.P128]^2)" office:value-type="float" office:value="0.596073547701121" calcext:value-type="float">
            <text:p>0.596073547701121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9769" calcext:value-type="float">
            <text:p>1.9769</text:p>
          </table:table-cell>
          <table:table-cell office:value-type="float" office:value="0.60923" calcext:value-type="float">
            <text:p>0.60923</text:p>
          </table:table-cell>
          <table:table-cell office:value-type="float" office:value="0.02407" calcext:value-type="float">
            <text:p>0.02407</text:p>
          </table:table-cell>
          <table:table-cell office:value-type="float" office:value="2.949E-024" calcext:value-type="float">
            <text:p>2.949E-24</text:p>
          </table:table-cell>
          <table:table-cell table:formula="of:=SQRT([.T128]^2+[.U128]^2+[.V128]^2)" office:value-type="float" office:value="0.609705304060905" calcext:value-type="float">
            <text:p>0.609705304060905</text:p>
          </table:table-cell>
          <table:table-cell office:value-type="float" office:value="1.4661" calcext:value-type="float">
            <text:p>1.4661</text:p>
          </table:table-cell>
          <table:table-cell office:value-type="float" office:value="1.9824" calcext:value-type="float">
            <text:p>1.9824</text:p>
          </table:table-cell>
          <table:table-cell office:value-type="float" office:value="0.60497" calcext:value-type="float">
            <text:p>0.60497</text:p>
          </table:table-cell>
          <table:table-cell office:value-type="float" office:value="0.023615" calcext:value-type="float">
            <text:p>0.023615</text:p>
          </table:table-cell>
          <table:table-cell office:value-type="float" office:value="3.2021E-024" calcext:value-type="float">
            <text:p>3.2021E-24</text:p>
          </table:table-cell>
          <table:table-cell table:formula="of:=SQRT([.Z128]^2+[.AA128]^2+[.AB128]^2)" office:value-type="float" office:value="0.605430730245005" calcext:value-type="float">
            <text:p>0.605430730245005</text:p>
          </table:table-cell>
          <table:table-cell office:value-type="float" office:value="1.466" calcext:value-type="float">
            <text:p>1.466</text:p>
          </table:table-cell>
          <table:table-cell office:value-type="float" office:value="1.9791" calcext:value-type="float">
            <text:p>1.9791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60345" calcext:value-type="float">
            <text:p>0.60345</text:p>
          </table:table-cell>
          <table:table-cell office:value-type="float" office:value="0.018488" calcext:value-type="float">
            <text:p>0.018488</text:p>
          </table:table-cell>
          <table:table-cell office:value-type="float" office:value="-1.8777E-023" calcext:value-type="float">
            <text:p>-1.8777E-23</text:p>
          </table:table-cell>
          <table:table-cell table:formula="of:=SQRT([.B129]^2+[.C129]^2+[.D129]^2)" office:value-type="float" office:value="0.603733143569243" calcext:value-type="float">
            <text:p>0.603733143569243</text:p>
          </table:table-cell>
          <table:table-cell office:value-type="float" office:value="1.4451" calcext:value-type="float">
            <text:p>1.4451</text:p>
          </table:table-cell>
          <table:table-cell office:value-type="float" office:value="1.9528" calcext:value-type="float">
            <text:p>1.9528</text:p>
          </table:table-cell>
          <table:table-cell office:value-type="float" office:value="0.60942" calcext:value-type="float">
            <text:p>0.60942</text:p>
          </table:table-cell>
          <table:table-cell office:value-type="float" office:value="0.023157" calcext:value-type="float">
            <text:p>0.023157</text:p>
          </table:table-cell>
          <table:table-cell office:value-type="float" office:value="1.973E-024" calcext:value-type="float">
            <text:p>1.973E-24</text:p>
          </table:table-cell>
          <table:table-cell table:formula="of:=SQRT([.H129]^2+[.I129]^2+[.J129]^2)" office:value-type="float" office:value="0.609859806061196" calcext:value-type="float">
            <text:p>0.609859806061196</text:p>
          </table:table-cell>
          <table:table-cell office:value-type="float" office:value="1.4476" calcext:value-type="float">
            <text:p>1.4476</text:p>
          </table:table-cell>
          <table:table-cell office:value-type="float" office:value="1.9603" calcext:value-type="float">
            <text:p>1.9603</text:p>
          </table:table-cell>
          <table:table-cell office:value-type="float" office:value="0.59821" calcext:value-type="float">
            <text:p>0.59821</text:p>
          </table:table-cell>
          <table:table-cell office:value-type="float" office:value="0.019883" calcext:value-type="float">
            <text:p>0.019883</text:p>
          </table:table-cell>
          <table:table-cell office:value-type="float" office:value="-2.126E-023" calcext:value-type="float">
            <text:p>-2.126E-23</text:p>
          </table:table-cell>
          <table:table-cell table:formula="of:=SQRT([.N129]^2+[.O129]^2+[.P129]^2)" office:value-type="float" office:value="0.598540339316407" calcext:value-type="float">
            <text:p>0.598540339316407</text:p>
          </table:table-cell>
          <table:table-cell office:value-type="float" office:value="1.4505" calcext:value-type="float">
            <text:p>1.4505</text:p>
          </table:table-cell>
          <table:table-cell office:value-type="float" office:value="1.9556" calcext:value-type="float">
            <text:p>1.9556</text:p>
          </table:table-cell>
          <table:table-cell office:value-type="float" office:value="0.61275" calcext:value-type="float">
            <text:p>0.61275</text:p>
          </table:table-cell>
          <table:table-cell office:value-type="float" office:value="0.023954" calcext:value-type="float">
            <text:p>0.023954</text:p>
          </table:table-cell>
          <table:table-cell office:value-type="float" office:value="1.8312E-024" calcext:value-type="float">
            <text:p>1.8312E-24</text:p>
          </table:table-cell>
          <table:table-cell table:formula="of:=SQRT([.T129]^2+[.U129]^2+[.V129]^2)" office:value-type="float" office:value="0.613218033505213" calcext:value-type="float">
            <text:p>0.613218033505213</text:p>
          </table:table-cell>
          <table:table-cell office:value-type="float" office:value="1.4466" calcext:value-type="float">
            <text:p>1.4466</text:p>
          </table:table-cell>
          <table:table-cell office:value-type="float" office:value="1.9616" calcext:value-type="float">
            <text:p>1.9616</text:p>
          </table:table-cell>
          <table:table-cell office:value-type="float" office:value="0.60822" calcext:value-type="float">
            <text:p>0.60822</text:p>
          </table:table-cell>
          <table:table-cell office:value-type="float" office:value="0.023934" calcext:value-type="float">
            <text:p>0.023934</text:p>
          </table:table-cell>
          <table:table-cell office:value-type="float" office:value="2.0715E-024" calcext:value-type="float">
            <text:p>2.0715E-24</text:p>
          </table:table-cell>
          <table:table-cell table:formula="of:=SQRT([.Z129]^2+[.AA129]^2+[.AB129]^2)" office:value-type="float" office:value="0.608690729973769" calcext:value-type="float">
            <text:p>0.608690729973769</text:p>
          </table:table-cell>
          <table:table-cell office:value-type="float" office:value="1.4464" calcext:value-type="float">
            <text:p>1.4464</text:p>
          </table:table-cell>
          <table:table-cell office:value-type="float" office:value="1.958" calcext:value-type="float">
            <text:p>1.958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60663" calcext:value-type="float">
            <text:p>0.60663</text:p>
          </table:table-cell>
          <table:table-cell office:value-type="float" office:value="0.018361" calcext:value-type="float">
            <text:p>0.018361</text:p>
          </table:table-cell>
          <table:table-cell office:value-type="float" office:value="8.4352E-024" calcext:value-type="float">
            <text:p>8.4352E-24</text:p>
          </table:table-cell>
          <table:table-cell table:formula="of:=SQRT([.B130]^2+[.C130]^2+[.D130]^2)" office:value-type="float" office:value="0.606907804547775" calcext:value-type="float">
            <text:p>0.606907804547775</text:p>
          </table:table-cell>
          <table:table-cell office:value-type="float" office:value="1.4259" calcext:value-type="float">
            <text:p>1.4259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61352" calcext:value-type="float">
            <text:p>0.61352</text:p>
          </table:table-cell>
          <table:table-cell office:value-type="float" office:value="0.023241" calcext:value-type="float">
            <text:p>0.023241</text:p>
          </table:table-cell>
          <table:table-cell office:value-type="float" office:value="3.5191E-023" calcext:value-type="float">
            <text:p>3.5191E-23</text:p>
          </table:table-cell>
          <table:table-cell table:formula="of:=SQRT([.H130]^2+[.I130]^2+[.J130]^2)" office:value-type="float" office:value="0.613960043065508" calcext:value-type="float">
            <text:p>0.613960043065508</text:p>
          </table:table-cell>
          <table:table-cell office:value-type="float" office:value="1.428" calcext:value-type="float">
            <text:p>1.428</text:p>
          </table:table-cell>
          <table:table-cell office:value-type="float" office:value="1.9398" calcext:value-type="float">
            <text:p>1.9398</text:p>
          </table:table-cell>
          <table:table-cell office:value-type="float" office:value="0.60098" calcext:value-type="float">
            <text:p>0.60098</text:p>
          </table:table-cell>
          <table:table-cell office:value-type="float" office:value="0.020118" calcext:value-type="float">
            <text:p>0.020118</text:p>
          </table:table-cell>
          <table:table-cell office:value-type="float" office:value="9.593E-024" calcext:value-type="float">
            <text:p>9.593E-24</text:p>
          </table:table-cell>
          <table:table-cell table:formula="of:=SQRT([.N130]^2+[.O130]^2+[.P130]^2)" office:value-type="float" office:value="0.601316633999094" calcext:value-type="float">
            <text:p>0.601316633999094</text:p>
          </table:table-cell>
          <table:table-cell office:value-type="float" office:value="1.4313" calcext:value-type="float">
            <text:p>1.4313</text:p>
          </table:table-cell>
          <table:table-cell office:value-type="float" office:value="1.9345" calcext:value-type="float">
            <text:p>1.9345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023812" calcext:value-type="float">
            <text:p>0.023812</text:p>
          </table:table-cell>
          <table:table-cell office:value-type="float" office:value="3.2107E-023" calcext:value-type="float">
            <text:p>3.2107E-23</text:p>
          </table:table-cell>
          <table:table-cell table:formula="of:=SQRT([.T130]^2+[.U130]^2+[.V130]^2)" office:value-type="float" office:value="0.61705961733369" calcext:value-type="float">
            <text:p>0.61705961733369</text:p>
          </table:table-cell>
          <table:table-cell office:value-type="float" office:value="1.4271" calcext:value-type="float">
            <text:p>1.4271</text:p>
          </table:table-cell>
          <table:table-cell office:value-type="float" office:value="1.941" calcext:value-type="float">
            <text:p>1.941</text:p>
          </table:table-cell>
          <table:table-cell office:value-type="float" office:value="0.61181" calcext:value-type="float">
            <text:p>0.61181</text:p>
          </table:table-cell>
          <table:table-cell office:value-type="float" office:value="0.024226" calcext:value-type="float">
            <text:p>0.024226</text:p>
          </table:table-cell>
          <table:table-cell office:value-type="float" office:value="3.6858E-023" calcext:value-type="float">
            <text:p>3.6858E-23</text:p>
          </table:table-cell>
          <table:table-cell table:formula="of:=SQRT([.Z130]^2+[.AA130]^2+[.AB130]^2)" office:value-type="float" office:value="0.612289453752063" calcext:value-type="float">
            <text:p>0.612289453752063</text:p>
          </table:table-cell>
          <table:table-cell office:value-type="float" office:value="1.4269" calcext:value-type="float">
            <text:p>1.4269</text:p>
          </table:table-cell>
          <table:table-cell office:value-type="float" office:value="1.9372" calcext:value-type="float">
            <text:p>1.9372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61046" calcext:value-type="float">
            <text:p>0.61046</text:p>
          </table:table-cell>
          <table:table-cell office:value-type="float" office:value="0.018213" calcext:value-type="float">
            <text:p>0.018213</text:p>
          </table:table-cell>
          <table:table-cell office:value-type="float" office:value="3.374E-023" calcext:value-type="float">
            <text:p>3.374E-23</text:p>
          </table:table-cell>
          <table:table-cell table:formula="of:=SQRT([.B131]^2+[.C131]^2+[.D131]^2)" office:value-type="float" office:value="0.610731630889542" calcext:value-type="float">
            <text:p>0.610731630889542</text:p>
          </table:table-cell>
          <table:table-cell office:value-type="float" office:value="1.4068" calcext:value-type="float">
            <text:p>1.4068</text:p>
          </table:table-cell>
          <table:table-cell office:value-type="float" office:value="1.912" calcext:value-type="float">
            <text:p>1.912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02327" calcext:value-type="float">
            <text:p>0.02327</text:p>
          </table:table-cell>
          <table:table-cell office:value-type="float" office:value="1.4269E-022" calcext:value-type="float">
            <text:p>1.4269E-22</text:p>
          </table:table-cell>
          <table:table-cell table:formula="of:=SQRT([.H131]^2+[.I131]^2+[.J131]^2)" office:value-type="float" office:value="0.618737733534977" calcext:value-type="float">
            <text:p>0.618737733534977</text:p>
          </table:table-cell>
          <table:table-cell office:value-type="float" office:value="1.4085" calcext:value-type="float">
            <text:p>1.4085</text:p>
          </table:table-cell>
          <table:table-cell office:value-type="float" office:value="1.9199" calcext:value-type="float">
            <text:p>1.9199</text:p>
          </table:table-cell>
          <table:table-cell office:value-type="float" office:value="0.60437" calcext:value-type="float">
            <text:p>0.60437</text:p>
          </table:table-cell>
          <table:table-cell office:value-type="float" office:value="0.020335" calcext:value-type="float">
            <text:p>0.020335</text:p>
          </table:table-cell>
          <table:table-cell office:value-type="float" office:value="3.8371E-023" calcext:value-type="float">
            <text:p>3.8371E-23</text:p>
          </table:table-cell>
          <table:table-cell table:formula="of:=SQRT([.N131]^2+[.O131]^2+[.P131]^2)" office:value-type="float" office:value="0.604712005110697" calcext:value-type="float">
            <text:p>0.604712005110697</text:p>
          </table:table-cell>
          <table:table-cell office:value-type="float" office:value="1.4121" calcext:value-type="float">
            <text:p>1.4121</text:p>
          </table:table-cell>
          <table:table-cell office:value-type="float" office:value="1.914" calcext:value-type="float">
            <text:p>1.914</text:p>
          </table:table-cell>
          <table:table-cell office:value-type="float" office:value="0.62115" calcext:value-type="float">
            <text:p>0.62115</text:p>
          </table:table-cell>
          <table:table-cell office:value-type="float" office:value="0.023619" calcext:value-type="float">
            <text:p>0.023619</text:p>
          </table:table-cell>
          <table:table-cell office:value-type="float" office:value="1.2988E-022" calcext:value-type="float">
            <text:p>1.2988E-22</text:p>
          </table:table-cell>
          <table:table-cell table:formula="of:=SQRT([.T131]^2+[.U131]^2+[.V131]^2)" office:value-type="float" office:value="0.621598889687715" calcext:value-type="float">
            <text:p>0.621598889687715</text:p>
          </table:table-cell>
          <table:table-cell office:value-type="float" office:value="1.4076" calcext:value-type="float">
            <text:p>1.4076</text:p>
          </table:table-cell>
          <table:table-cell office:value-type="float" office:value="1.9209" calcext:value-type="float">
            <text:p>1.9209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024464" calcext:value-type="float">
            <text:p>0.024464</text:p>
          </table:table-cell>
          <table:table-cell office:value-type="float" office:value="1.4886E-022" calcext:value-type="float">
            <text:p>1.4886E-22</text:p>
          </table:table-cell>
          <table:table-cell table:formula="of:=SQRT([.Z131]^2+[.AA131]^2+[.AB131]^2)" office:value-type="float" office:value="0.616585514990419" calcext:value-type="float">
            <text:p>0.616585514990419</text:p>
          </table:table-cell>
          <table:table-cell office:value-type="float" office:value="1.4073" calcext:value-type="float">
            <text:p>1.4073</text:p>
          </table:table-cell>
          <table:table-cell office:value-type="float" office:value="1.9169" calcext:value-type="float">
            <text:p>1.9169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61499" calcext:value-type="float">
            <text:p>0.61499</text:p>
          </table:table-cell>
          <table:table-cell office:value-type="float" office:value="0.018044" calcext:value-type="float">
            <text:p>0.018044</text:p>
          </table:table-cell>
          <table:table-cell office:value-type="float" office:value="4.1785E-023" calcext:value-type="float">
            <text:p>4.1785E-23</text:p>
          </table:table-cell>
          <table:table-cell table:formula="of:=SQRT([.B132]^2+[.C132]^2+[.D132]^2)" office:value-type="float" office:value="0.615254651372909" calcext:value-type="float">
            <text:p>0.615254651372909</text:p>
          </table:table-cell>
          <table:table-cell office:value-type="float" office:value="1.3877" calcext:value-type="float">
            <text:p>1.3877</text:p>
          </table:table-cell>
          <table:table-cell office:value-type="float" office:value="1.8924" calcext:value-type="float">
            <text:p>1.8924</text:p>
          </table:table-cell>
          <table:table-cell office:value-type="float" office:value="0.62377" calcext:value-type="float">
            <text:p>0.62377</text:p>
          </table:table-cell>
          <table:table-cell office:value-type="float" office:value="0.023245" calcext:value-type="float">
            <text:p>0.023245</text:p>
          </table:table-cell>
          <table:table-cell office:value-type="float" office:value="1.619E-022" calcext:value-type="float">
            <text:p>1.619E-22</text:p>
          </table:table-cell>
          <table:table-cell table:formula="of:=SQRT([.H132]^2+[.I132]^2+[.J132]^2)" office:value-type="float" office:value="0.624202966129608" calcext:value-type="float">
            <text:p>0.624202966129608</text:p>
          </table:table-cell>
          <table:table-cell office:value-type="float" office:value="1.3889" calcext:value-type="float">
            <text:p>1.3889</text:p>
          </table:table-cell>
          <table:table-cell office:value-type="float" office:value="1.9005" calcext:value-type="float">
            <text:p>1.9005</text:p>
          </table:table-cell>
          <table:table-cell office:value-type="float" office:value="0.60845" calcext:value-type="float">
            <text:p>0.60845</text:p>
          </table:table-cell>
          <table:table-cell office:value-type="float" office:value="0.020527" calcext:value-type="float">
            <text:p>0.020527</text:p>
          </table:table-cell>
          <table:table-cell office:value-type="float" office:value="4.7521E-023" calcext:value-type="float">
            <text:p>4.7521E-23</text:p>
          </table:table-cell>
          <table:table-cell table:formula="of:=SQRT([.N132]^2+[.O132]^2+[.P132]^2)" office:value-type="float" office:value="0.608796156549136" calcext:value-type="float">
            <text:p>0.608796156549136</text:p>
          </table:table-cell>
          <table:table-cell office:value-type="float" office:value="1.3929" calcext:value-type="float">
            <text:p>1.3929</text:p>
          </table:table-cell>
          <table:table-cell office:value-type="float" office:value="1.8939" calcext:value-type="float">
            <text:p>1.8939</text:p>
          </table:table-cell>
          <table:table-cell office:value-type="float" office:value="0.62639" calcext:value-type="float">
            <text:p>0.62639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1.4737E-022" calcext:value-type="float">
            <text:p>1.4737E-22</text:p>
          </table:table-cell>
          <table:table-cell table:formula="of:=SQRT([.T132]^2+[.U132]^2+[.V132]^2)" office:value-type="float" office:value="0.626826028077967" calcext:value-type="float">
            <text:p>0.626826028077967</text:p>
          </table:table-cell>
          <table:table-cell office:value-type="float" office:value="1.388" calcext:value-type="float">
            <text:p>1.388</text:p>
          </table:table-cell>
          <table:table-cell office:value-type="float" office:value="1.9014" calcext:value-type="float">
            <text:p>1.9014</text:p>
          </table:table-cell>
          <table:table-cell office:value-type="float" office:value="0.62113" calcext:value-type="float">
            <text:p>0.62113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1.6895E-022" calcext:value-type="float">
            <text:p>1.6895E-22</text:p>
          </table:table-cell>
          <table:table-cell table:formula="of:=SQRT([.Z132]^2+[.AA132]^2+[.AB132]^2)" office:value-type="float" office:value="0.621618537770553" calcext:value-type="float">
            <text:p>0.621618537770553</text:p>
          </table:table-cell>
          <table:table-cell office:value-type="float" office:value="1.3878" calcext:value-type="float">
            <text:p>1.3878</text:p>
          </table:table-cell>
          <table:table-cell office:value-type="float" office:value="1.8972" calcext:value-type="float">
            <text:p>1.897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61988" calcext:value-type="float">
            <text:p>0.61988</text:p>
          </table:table-cell>
          <table:table-cell office:value-type="float" office:value="0.017865" calcext:value-type="float">
            <text:p>0.017865</text:p>
          </table:table-cell>
          <table:table-cell office:value-type="float" office:value="4.12E-023" calcext:value-type="float">
            <text:p>4.12E-23</text:p>
          </table:table-cell>
          <table:table-cell table:formula="of:=SQRT([.B133]^2+[.C133]^2+[.D133]^2)" office:value-type="float" office:value="0.620137382057395" calcext:value-type="float">
            <text:p>0.620137382057395</text:p>
          </table:table-cell>
          <table:table-cell office:value-type="float" office:value="1.3685" calcext:value-type="float">
            <text:p>1.3685</text:p>
          </table:table-cell>
          <table:table-cell office:value-type="float" office:value="1.873" calcext:value-type="float">
            <text:p>1.873</text:p>
          </table:table-cell>
          <table:table-cell office:value-type="float" office:value="0.62962" calcext:value-type="float">
            <text:p>0.62962</text:p>
          </table:table-cell>
          <table:table-cell office:value-type="float" office:value="0.023191" calcext:value-type="float">
            <text:p>0.023191</text:p>
          </table:table-cell>
          <table:table-cell office:value-type="float" office:value="1.3316E-022" calcext:value-type="float">
            <text:p>1.3316E-22</text:p>
          </table:table-cell>
          <table:table-cell table:formula="of:=SQRT([.H133]^2+[.I133]^2+[.J133]^2)" office:value-type="float" office:value="0.630046956092163" calcext:value-type="float">
            <text:p>0.630046956092163</text:p>
          </table:table-cell>
          <table:table-cell office:value-type="float" office:value="1.3693" calcext:value-type="float">
            <text:p>1.3693</text:p>
          </table:table-cell>
          <table:table-cell office:value-type="float" office:value="1.8814" calcext:value-type="float">
            <text:p>1.8814</text:p>
          </table:table-cell>
          <table:table-cell office:value-type="float" office:value="0.61288" calcext:value-type="float">
            <text:p>0.61288</text:p>
          </table:table-cell>
          <table:table-cell office:value-type="float" office:value="0.020706" calcext:value-type="float">
            <text:p>0.020706</text:p>
          </table:table-cell>
          <table:table-cell office:value-type="float" office:value="4.6856E-023" calcext:value-type="float">
            <text:p>4.6856E-23</text:p>
          </table:table-cell>
          <table:table-cell table:formula="of:=SQRT([.N133]^2+[.O133]^2+[.P133]^2)" office:value-type="float" office:value="0.613229673805826" calcext:value-type="float">
            <text:p>0.613229673805826</text:p>
          </table:table-cell>
          <table:table-cell office:value-type="float" office:value="1.3738" calcext:value-type="float">
            <text:p>1.3738</text:p>
          </table:table-cell>
          <table:table-cell office:value-type="float" office:value="1.8742" calcext:value-type="float">
            <text:p>1.8742</text:p>
          </table:table-cell>
          <table:table-cell office:value-type="float" office:value="0.63202" calcext:value-type="float">
            <text:p>0.63202</text:p>
          </table:table-cell>
          <table:table-cell office:value-type="float" office:value="0.023106" calcext:value-type="float">
            <text:p>0.023106</text:p>
          </table:table-cell>
          <table:table-cell office:value-type="float" office:value="1.2124E-022" calcext:value-type="float">
            <text:p>1.2124E-22</text:p>
          </table:table-cell>
          <table:table-cell table:formula="of:=SQRT([.T133]^2+[.U133]^2+[.V133]^2)" office:value-type="float" office:value="0.632442224741517" calcext:value-type="float">
            <text:p>0.632442224741517</text:p>
          </table:table-cell>
          <table:table-cell office:value-type="float" office:value="1.3685" calcext:value-type="float">
            <text:p>1.3685</text:p>
          </table:table-cell>
          <table:table-cell office:value-type="float" office:value="1.8822" calcext:value-type="float">
            <text:p>1.8822</text:p>
          </table:table-cell>
          <table:table-cell office:value-type="float" office:value="0.62656" calcext:value-type="float">
            <text:p>0.62656</text:p>
          </table:table-cell>
          <table:table-cell office:value-type="float" office:value="0.024783" calcext:value-type="float">
            <text:p>0.024783</text:p>
          </table:table-cell>
          <table:table-cell office:value-type="float" office:value="1.3914E-022" calcext:value-type="float">
            <text:p>1.3914E-22</text:p>
          </table:table-cell>
          <table:table-cell table:formula="of:=SQRT([.Z133]^2+[.AA133]^2+[.AB133]^2)" office:value-type="float" office:value="0.627049942739014" calcext:value-type="float">
            <text:p>0.627049942739014</text:p>
          </table:table-cell>
          <table:table-cell office:value-type="float" office:value="1.3683" calcext:value-type="float">
            <text:p>1.3683</text:p>
          </table:table-cell>
          <table:table-cell office:value-type="float" office:value="1.8778" calcext:value-type="float">
            <text:p>1.8778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62586" calcext:value-type="float">
            <text:p>0.62586</text:p>
          </table:table-cell>
          <table:table-cell office:value-type="float" office:value="0.017656" calcext:value-type="float">
            <text:p>0.017656</text:p>
          </table:table-cell>
          <table:table-cell office:value-type="float" office:value="1.5314E-023" calcext:value-type="float">
            <text:p>1.5314E-23</text:p>
          </table:table-cell>
          <table:table-cell table:formula="of:=SQRT([.B134]^2+[.C134]^2+[.D134]^2)" office:value-type="float" office:value="0.626108995252424" calcext:value-type="float">
            <text:p>0.626108995252424</text:p>
          </table:table-cell>
          <table:table-cell office:value-type="float" office:value="1.3494" calcext:value-type="float">
            <text:p>1.3494</text:p>
          </table:table-cell>
          <table:table-cell office:value-type="float" office:value="1.8545" calcext:value-type="float">
            <text:p>1.8545</text:p>
          </table:table-cell>
          <table:table-cell office:value-type="float" office:value="0.63657" calcext:value-type="float">
            <text:p>0.63657</text:p>
          </table:table-cell>
          <table:table-cell office:value-type="float" office:value="0.023052" calcext:value-type="float">
            <text:p>0.023052</text:p>
          </table:table-cell>
          <table:table-cell office:value-type="float" office:value="5.7522E-023" calcext:value-type="float">
            <text:p>5.7522E-23</text:p>
          </table:table-cell>
          <table:table-cell table:formula="of:=SQRT([.H134]^2+[.I134]^2+[.J134]^2)" office:value-type="float" office:value="0.636987252308867" calcext:value-type="float">
            <text:p>0.636987252308867</text:p>
          </table:table-cell>
          <table:table-cell office:value-type="float" office:value="1.3498" calcext:value-type="float">
            <text:p>1.3498</text:p>
          </table:table-cell>
          <table:table-cell office:value-type="float" office:value="1.8633" calcext:value-type="float">
            <text:p>1.8633</text:p>
          </table:table-cell>
          <table:table-cell office:value-type="float" office:value="0.61849" calcext:value-type="float">
            <text:p>0.61849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1.7418E-023" calcext:value-type="float">
            <text:p>1.7418E-23</text:p>
          </table:table-cell>
          <table:table-cell table:formula="of:=SQRT([.N134]^2+[.O134]^2+[.P134]^2)" office:value-type="float" office:value="0.61884100195446" calcext:value-type="float">
            <text:p>0.61884100195446</text:p>
          </table:table-cell>
          <table:table-cell office:value-type="float" office:value="1.3546" calcext:value-type="float">
            <text:p>1.3546</text:p>
          </table:table-cell>
          <table:table-cell office:value-type="float" office:value="1.8554" calcext:value-type="float">
            <text:p>1.8554</text:p>
          </table:table-cell>
          <table:table-cell office:value-type="float" office:value="0.63874" calcext:value-type="float">
            <text:p>0.63874</text:p>
          </table:table-cell>
          <table:table-cell office:value-type="float" office:value="0.022763" calcext:value-type="float">
            <text:p>0.022763</text:p>
          </table:table-cell>
          <table:table-cell office:value-type="float" office:value="5.2377E-023" calcext:value-type="float">
            <text:p>5.2377E-23</text:p>
          </table:table-cell>
          <table:table-cell table:formula="of:=SQRT([.T134]^2+[.U134]^2+[.V134]^2)" office:value-type="float" office:value="0.639145477781858" calcext:value-type="float">
            <text:p>0.639145477781858</text:p>
          </table:table-cell>
          <table:table-cell office:value-type="float" office:value="1.349" calcext:value-type="float">
            <text:p>1.349</text:p>
          </table:table-cell>
          <table:table-cell office:value-type="float" office:value="1.864" calcext:value-type="float">
            <text:p>1.864</text:p>
          </table:table-cell>
          <table:table-cell office:value-type="float" office:value="0.63322" calcext:value-type="float">
            <text:p>0.63322</text:p>
          </table:table-cell>
          <table:table-cell office:value-type="float" office:value="0.024818" calcext:value-type="float">
            <text:p>0.024818</text:p>
          </table:table-cell>
          <table:table-cell office:value-type="float" office:value="6.0057E-023" calcext:value-type="float">
            <text:p>6.0057E-23</text:p>
          </table:table-cell>
          <table:table-cell table:formula="of:=SQRT([.Z134]^2+[.AA134]^2+[.AB134]^2)" office:value-type="float" office:value="0.633706163394361" calcext:value-type="float">
            <text:p>0.633706163394361</text:p>
          </table:table-cell>
          <table:table-cell office:value-type="float" office:value="1.3487" calcext:value-type="float">
            <text:p>1.3487</text:p>
          </table:table-cell>
          <table:table-cell office:value-type="float" office:value="1.8595" calcext:value-type="float">
            <text:p>1.8595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63222" calcext:value-type="float">
            <text:p>0.63222</text:p>
          </table:table-cell>
          <table:table-cell office:value-type="float" office:value="0.017439" calcext:value-type="float">
            <text:p>0.017439</text:p>
          </table:table-cell>
          <table:table-cell office:value-type="float" office:value="-9.5877E-024" calcext:value-type="float">
            <text:p>-9.5877E-24</text:p>
          </table:table-cell>
          <table:table-cell table:formula="of:=SQRT([.B135]^2+[.C135]^2+[.D135]^2)" office:value-type="float" office:value="0.632460470797188" calcext:value-type="float">
            <text:p>0.632460470797188</text:p>
          </table:table-cell>
          <table:table-cell office:value-type="float" office:value="1.3303" calcext:value-type="float">
            <text:p>1.3303</text:p>
          </table:table-cell>
          <table:table-cell office:value-type="float" office:value="1.8364" calcext:value-type="float">
            <text:p>1.8364</text:p>
          </table:table-cell>
          <table:table-cell office:value-type="float" office:value="0.64392" calcext:value-type="float">
            <text:p>0.64392</text:p>
          </table:table-cell>
          <table:table-cell office:value-type="float" office:value="0.022885" calcext:value-type="float">
            <text:p>0.022885</text:p>
          </table:table-cell>
          <table:table-cell office:value-type="float" office:value="-3.5601E-024" calcext:value-type="float">
            <text:p>-3.5601E-24</text:p>
          </table:table-cell>
          <table:table-cell table:formula="of:=SQRT([.H135]^2+[.I135]^2+[.J135]^2)" office:value-type="float" office:value="0.644326539593862" calcext:value-type="float">
            <text:p>0.644326539593862</text:p>
          </table:table-cell>
          <table:table-cell office:value-type="float" office:value="1.3303" calcext:value-type="float">
            <text:p>1.3303</text:p>
          </table:table-cell>
          <table:table-cell office:value-type="float" office:value="1.8454" calcext:value-type="float">
            <text:p>1.8454</text:p>
          </table:table-cell>
          <table:table-cell office:value-type="float" office:value="0.62453" calcext:value-type="float">
            <text:p>0.62453</text:p>
          </table:table-cell>
          <table:table-cell office:value-type="float" office:value="0.020958" calcext:value-type="float">
            <text:p>0.020958</text:p>
          </table:table-cell>
          <table:table-cell office:value-type="float" office:value="-1.0941E-023" calcext:value-type="float">
            <text:p>-1.0941E-23</text:p>
          </table:table-cell>
          <table:table-cell table:formula="of:=SQRT([.N135]^2+[.O135]^2+[.P135]^2)" office:value-type="float" office:value="0.62488155570796" calcext:value-type="float">
            <text:p>0.62488155570796</text:p>
          </table:table-cell>
          <table:table-cell office:value-type="float" office:value="1.3355" calcext:value-type="float">
            <text:p>1.3355</text:p>
          </table:table-cell>
          <table:table-cell office:value-type="float" office:value="1.8369" calcext:value-type="float">
            <text:p>1.8369</text:p>
          </table:table-cell>
          <table:table-cell office:value-type="float" office:value="0.64586" calcext:value-type="float">
            <text:p>0.64586</text:p>
          </table:table-cell>
          <table:table-cell office:value-type="float" office:value="0.022396" calcext:value-type="float">
            <text:p>0.022396</text:p>
          </table:table-cell>
          <table:table-cell office:value-type="float" office:value="-3.2426E-024" calcext:value-type="float">
            <text:p>-3.2426E-24</text:p>
          </table:table-cell>
          <table:table-cell table:formula="of:=SQRT([.T135]^2+[.U135]^2+[.V135]^2)" office:value-type="float" office:value="0.646248187940206" calcext:value-type="float">
            <text:p>0.646248187940206</text:p>
          </table:table-cell>
          <table:table-cell office:value-type="float" office:value="1.3295" calcext:value-type="float">
            <text:p>1.3295</text:p>
          </table:table-cell>
          <table:table-cell office:value-type="float" office:value="1.846" calcext:value-type="float">
            <text:p>1.846</text:p>
          </table:table-cell>
          <table:table-cell office:value-type="float" office:value="0.64034" calcext:value-type="float">
            <text:p>0.64034</text:p>
          </table:table-cell>
          <table:table-cell office:value-type="float" office:value="0.024815" calcext:value-type="float">
            <text:p>0.024815</text:p>
          </table:table-cell>
          <table:table-cell office:value-type="float" office:value="-3.8175E-024" calcext:value-type="float">
            <text:p>-3.8175E-24</text:p>
          </table:table-cell>
          <table:table-cell table:formula="of:=SQRT([.Z135]^2+[.AA135]^2+[.AB135]^2)" office:value-type="float" office:value="0.640820645598283" calcext:value-type="float">
            <text:p>0.640820645598283</text:p>
          </table:table-cell>
          <table:table-cell office:value-type="float" office:value="1.3292" calcext:value-type="float">
            <text:p>1.3292</text:p>
          </table:table-cell>
          <table:table-cell office:value-type="float" office:value="1.8415" calcext:value-type="float">
            <text:p>1.8415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63935" calcext:value-type="float">
            <text:p>0.63935</text:p>
          </table:table-cell>
          <table:table-cell office:value-type="float" office:value="0.017203" calcext:value-type="float">
            <text:p>0.017203</text:p>
          </table:table-cell>
          <table:table-cell office:value-type="float" office:value="-3.2522E-023" calcext:value-type="float">
            <text:p>-3.2522E-23</text:p>
          </table:table-cell>
          <table:table-cell table:formula="of:=SQRT([.B136]^2+[.C136]^2+[.D136]^2)" office:value-type="float" office:value="0.639581398814099" calcext:value-type="float">
            <text:p>0.639581398814099</text:p>
          </table:table-cell>
          <table:table-cell office:value-type="float" office:value="1.3111" calcext:value-type="float">
            <text:p>1.3111</text:p>
          </table:table-cell>
          <table:table-cell office:value-type="float" office:value="1.8189" calcext:value-type="float">
            <text:p>1.8189</text:p>
          </table:table-cell>
          <table:table-cell office:value-type="float" office:value="0.65208" calcext:value-type="float">
            <text:p>0.65208</text:p>
          </table:table-cell>
          <table:table-cell office:value-type="float" office:value="0.02266" calcext:value-type="float">
            <text:p>0.02266</text:p>
          </table:table-cell>
          <table:table-cell office:value-type="float" office:value="-3.1051E-023" calcext:value-type="float">
            <text:p>-3.1051E-23</text:p>
          </table:table-cell>
          <table:table-cell table:formula="of:=SQRT([.H136]^2+[.I136]^2+[.J136]^2)" office:value-type="float" office:value="0.652473602531168" calcext:value-type="float">
            <text:p>0.652473602531168</text:p>
          </table:table-cell>
          <table:table-cell office:value-type="float" office:value="1.3107" calcext:value-type="float">
            <text:p>1.3107</text:p>
          </table:table-cell>
          <table:table-cell office:value-type="float" office:value="1.8283" calcext:value-type="float">
            <text:p>1.8283</text:p>
          </table:table-cell>
          <table:table-cell office:value-type="float" office:value="0.63143" calcext:value-type="float">
            <text:p>0.63143</text:p>
          </table:table-cell>
          <table:table-cell office:value-type="float" office:value="0.021041" calcext:value-type="float">
            <text:p>0.021041</text:p>
          </table:table-cell>
          <table:table-cell office:value-type="float" office:value="-3.7142E-023" calcext:value-type="float">
            <text:p>-3.7142E-23</text:p>
          </table:table-cell>
          <table:table-cell table:formula="of:=SQRT([.N136]^2+[.O136]^2+[.P136]^2)" office:value-type="float" office:value="0.631780474991907" calcext:value-type="float">
            <text:p>0.631780474991907</text:p>
          </table:table-cell>
          <table:table-cell office:value-type="float" office:value="1.3163" calcext:value-type="float">
            <text:p>1.3163</text:p>
          </table:table-cell>
          <table:table-cell office:value-type="float" office:value="1.8191" calcext:value-type="float">
            <text:p>1.8191</text:p>
          </table:table-cell>
          <table:table-cell office:value-type="float" office:value="0.65376" calcext:value-type="float">
            <text:p>0.65376</text:p>
          </table:table-cell>
          <table:table-cell office:value-type="float" office:value="0.021981" calcext:value-type="float">
            <text:p>0.021981</text:p>
          </table:table-cell>
          <table:table-cell office:value-type="float" office:value="-2.8292E-023" calcext:value-type="float">
            <text:p>-2.8292E-23</text:p>
          </table:table-cell>
          <table:table-cell table:formula="of:=SQRT([.T136]^2+[.U136]^2+[.V136]^2)" office:value-type="float" office:value="0.654129422943961" calcext:value-type="float">
            <text:p>0.654129422943961</text:p>
          </table:table-cell>
          <table:table-cell office:value-type="float" office:value="1.31" calcext:value-type="float">
            <text:p>1.31</text:p>
          </table:table-cell>
          <table:table-cell office:value-type="float" office:value="1.8288" calcext:value-type="float">
            <text:p>1.8288</text:p>
          </table:table-cell>
          <table:table-cell office:value-type="float" office:value="0.64839" calcext:value-type="float">
            <text:p>0.64839</text:p>
          </table:table-cell>
          <table:table-cell office:value-type="float" office:value="0.024731" calcext:value-type="float">
            <text:p>0.024731</text:p>
          </table:table-cell>
          <table:table-cell office:value-type="float" office:value="-3.2582E-023" calcext:value-type="float">
            <text:p>-3.2582E-23</text:p>
          </table:table-cell>
          <table:table-cell table:formula="of:=SQRT([.Z136]^2+[.AA136]^2+[.AB136]^2)" office:value-type="float" office:value="0.648861475556224" calcext:value-type="float">
            <text:p>0.648861475556224</text:p>
          </table:table-cell>
          <table:table-cell office:value-type="float" office:value="1.3097" calcext:value-type="float">
            <text:p>1.3097</text:p>
          </table:table-cell>
          <table:table-cell office:value-type="float" office:value="1.8243" calcext:value-type="float">
            <text:p>1.8243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64726" calcext:value-type="float">
            <text:p>0.64726</text:p>
          </table:table-cell>
          <table:table-cell office:value-type="float" office:value="0.016952" calcext:value-type="float">
            <text:p>0.016952</text:p>
          </table:table-cell>
          <table:table-cell office:value-type="float" office:value="-3.978E-023" calcext:value-type="float">
            <text:p>-3.978E-23</text:p>
          </table:table-cell>
          <table:table-cell table:formula="of:=SQRT([.B137]^2+[.C137]^2+[.D137]^2)" office:value-type="float" office:value="0.647481951797886" calcext:value-type="float">
            <text:p>0.647481951797886</text:p>
          </table:table-cell>
          <table:table-cell office:value-type="float" office:value="1.292" calcext:value-type="float">
            <text:p>1.292</text:p>
          </table:table-cell>
          <table:table-cell office:value-type="float" office:value="1.802" calcext:value-type="float">
            <text:p>1.802</text:p>
          </table:table-cell>
          <table:table-cell office:value-type="float" office:value="0.66102" calcext:value-type="float">
            <text:p>0.66102</text:p>
          </table:table-cell>
          <table:table-cell office:value-type="float" office:value="0.022381" calcext:value-type="float">
            <text:p>0.022381</text:p>
          </table:table-cell>
          <table:table-cell office:value-type="float" office:value="-2.5471E-023" calcext:value-type="float">
            <text:p>-2.5471E-23</text:p>
          </table:table-cell>
          <table:table-cell table:formula="of:=SQRT([.H137]^2+[.I137]^2+[.J137]^2)" office:value-type="float" office:value="0.661398782551798" calcext:value-type="float">
            <text:p>0.661398782551798</text:p>
          </table:table-cell>
          <table:table-cell office:value-type="float" office:value="1.2912" calcext:value-type="float">
            <text:p>1.2912</text:p>
          </table:table-cell>
          <table:table-cell office:value-type="float" office:value="1.8119" calcext:value-type="float">
            <text:p>1.8119</text:p>
          </table:table-cell>
          <table:table-cell office:value-type="float" office:value="0.63926" calcext:value-type="float">
            <text:p>0.63926</text:p>
          </table:table-cell>
          <table:table-cell office:value-type="float" office:value="0.021089" calcext:value-type="float">
            <text:p>0.021089</text:p>
          </table:table-cell>
          <table:table-cell office:value-type="float" office:value="-4.5436E-023" calcext:value-type="float">
            <text:p>-4.5436E-23</text:p>
          </table:table-cell>
          <table:table-cell table:formula="of:=SQRT([.N137]^2+[.O137]^2+[.P137]^2)" office:value-type="float" office:value="0.639607765369527" calcext:value-type="float">
            <text:p>0.639607765369527</text:p>
          </table:table-cell>
          <table:table-cell office:value-type="float" office:value="1.2972" calcext:value-type="float">
            <text:p>1.2972</text:p>
          </table:table-cell>
          <table:table-cell office:value-type="float" office:value="1.8021" calcext:value-type="float">
            <text:p>1.8021</text:p>
          </table:table-cell>
          <table:table-cell office:value-type="float" office:value="0.66243" calcext:value-type="float">
            <text:p>0.66243</text:p>
          </table:table-cell>
          <table:table-cell office:value-type="float" office:value="0.021521" calcext:value-type="float">
            <text:p>0.021521</text:p>
          </table:table-cell>
          <table:table-cell office:value-type="float" office:value="-2.321E-023" calcext:value-type="float">
            <text:p>-2.321E-23</text:p>
          </table:table-cell>
          <table:table-cell table:formula="of:=SQRT([.T137]^2+[.U137]^2+[.V137]^2)" office:value-type="float" office:value="0.662779494508543" calcext:value-type="float">
            <text:p>0.662779494508543</text:p>
          </table:table-cell>
          <table:table-cell office:value-type="float" office:value="1.2905" calcext:value-type="float">
            <text:p>1.2905</text:p>
          </table:table-cell>
          <table:table-cell office:value-type="float" office:value="1.8123" calcext:value-type="float">
            <text:p>1.8123</text:p>
          </table:table-cell>
          <table:table-cell office:value-type="float" office:value="0.65737" calcext:value-type="float">
            <text:p>0.657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2.6715E-023" calcext:value-type="float">
            <text:p>-2.6715E-23</text:p>
          </table:table-cell>
          <table:table-cell table:formula="of:=SQRT([.Z137]^2+[.AA137]^2+[.AB137]^2)" office:value-type="float" office:value="0.657828969156117" calcext:value-type="float">
            <text:p>0.657828969156117</text:p>
          </table:table-cell>
          <table:table-cell office:value-type="float" office:value="1.2902" calcext:value-type="float">
            <text:p>1.2902</text:p>
          </table:table-cell>
          <table:table-cell office:value-type="float" office:value="1.8079" calcext:value-type="float">
            <text:p>1.807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65556" calcext:value-type="float">
            <text:p>0.65556</text:p>
          </table:table-cell>
          <table:table-cell office:value-type="float" office:value="0.016692" calcext:value-type="float">
            <text:p>0.016692</text:p>
          </table:table-cell>
          <table:table-cell office:value-type="float" office:value="-3.92E-023" calcext:value-type="float">
            <text:p>-3.92E-23</text:p>
          </table:table-cell>
          <table:table-cell table:formula="of:=SQRT([.B138]^2+[.C138]^2+[.D138]^2)" office:value-type="float" office:value="0.655772473091087" calcext:value-type="float">
            <text:p>0.655772473091087</text:p>
          </table:table-cell>
          <table:table-cell office:value-type="float" office:value="1.2729" calcext:value-type="float">
            <text:p>1.2729</text:p>
          </table:table-cell>
          <table:table-cell office:value-type="float" office:value="1.7855" calcext:value-type="float">
            <text:p>1.7855</text:p>
          </table:table-cell>
          <table:table-cell office:value-type="float" office:value="0.67038" calcext:value-type="float">
            <text:p>0.67038</text:p>
          </table:table-cell>
          <table:table-cell office:value-type="float" office:value="0.022073" calcext:value-type="float">
            <text:p>0.022073</text:p>
          </table:table-cell>
          <table:table-cell office:value-type="float" office:value="-1.9998E-024" calcext:value-type="float">
            <text:p>-1.9998E-24</text:p>
          </table:table-cell>
          <table:table-cell table:formula="of:=SQRT([.H138]^2+[.I138]^2+[.J138]^2)" office:value-type="float" office:value="0.670743290483774" calcext:value-type="float">
            <text:p>0.670743290483774</text:p>
          </table:table-cell>
          <table:table-cell office:value-type="float" office:value="1.2716" calcext:value-type="float">
            <text:p>1.2716</text:p>
          </table:table-cell>
          <table:table-cell office:value-type="float" office:value="1.7959" calcext:value-type="float">
            <text:p>1.7959</text:p>
          </table:table-cell>
          <table:table-cell office:value-type="float" office:value="0.64755" calcext:value-type="float">
            <text:p>0.64755</text:p>
          </table:table-cell>
          <table:table-cell office:value-type="float" office:value="0.021118" calcext:value-type="float">
            <text:p>0.021118</text:p>
          </table:table-cell>
          <table:table-cell office:value-type="float" office:value="-4.4776E-023" calcext:value-type="float">
            <text:p>-4.4776E-23</text:p>
          </table:table-cell>
          <table:table-cell table:formula="of:=SQRT([.N138]^2+[.O138]^2+[.P138]^2)" office:value-type="float" office:value="0.64789426021844" calcext:value-type="float">
            <text:p>0.64789426021844</text:p>
          </table:table-cell>
          <table:table-cell office:value-type="float" office:value="1.278" calcext:value-type="float">
            <text:p>1.278</text:p>
          </table:table-cell>
          <table:table-cell office:value-type="float" office:value="1.7855" calcext:value-type="float">
            <text:p>1.7855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021038" calcext:value-type="float">
            <text:p>0.021038</text:p>
          </table:table-cell>
          <table:table-cell office:value-type="float" office:value="-1.8274E-024" calcext:value-type="float">
            <text:p>-1.8274E-24</text:p>
          </table:table-cell>
          <table:table-cell table:formula="of:=SQRT([.T138]^2+[.U138]^2+[.V138]^2)" office:value-type="float" office:value="0.671829477951065" calcext:value-type="float">
            <text:p>0.671829477951065</text:p>
          </table:table-cell>
          <table:table-cell office:value-type="float" office:value="1.271" calcext:value-type="float">
            <text:p>1.271</text:p>
          </table:table-cell>
          <table:table-cell office:value-type="float" office:value="1.7961" calcext:value-type="float">
            <text:p>1.7961</text:p>
          </table:table-cell>
          <table:table-cell office:value-type="float" office:value="0.66686" calcext:value-type="float">
            <text:p>0.66686</text:p>
          </table:table-cell>
          <table:table-cell office:value-type="float" office:value="0.024364" calcext:value-type="float">
            <text:p>0.024364</text:p>
          </table:table-cell>
          <table:table-cell office:value-type="float" office:value="-2.1102E-024" calcext:value-type="float">
            <text:p>-2.1102E-24</text:p>
          </table:table-cell>
          <table:table-cell table:formula="of:=SQRT([.Z138]^2+[.AA138]^2+[.AB138]^2)" office:value-type="float" office:value="0.667304925874221" calcext:value-type="float">
            <text:p>0.667304925874221</text:p>
          </table:table-cell>
          <table:table-cell office:value-type="float" office:value="1.2706" calcext:value-type="float">
            <text:p>1.2706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.66502" calcext:value-type="float">
            <text:p>0.66502</text:p>
          </table:table-cell>
          <table:table-cell office:value-type="float" office:value="0.016409" calcext:value-type="float">
            <text:p>0.016409</text:p>
          </table:table-cell>
          <table:table-cell office:value-type="float" office:value="-1.568E-023" calcext:value-type="float">
            <text:p>-1.568E-23</text:p>
          </table:table-cell>
          <table:table-cell table:formula="of:=SQRT([.B139]^2+[.C139]^2+[.D139]^2)" office:value-type="float" office:value="0.665222410687584" calcext:value-type="float">
            <text:p>0.665222410687584</text:p>
          </table:table-cell>
          <table:table-cell office:value-type="float" office:value="1.2537" calcext:value-type="float">
            <text:p>1.2537</text:p>
          </table:table-cell>
          <table:table-cell office:value-type="float" office:value="1.77" calcext:value-type="float">
            <text:p>1.77</text:p>
          </table:table-cell>
          <table:table-cell office:value-type="float" office:value="0.6809" calcext:value-type="float">
            <text:p>0.6809</text:p>
          </table:table-cell>
          <table:table-cell office:value-type="float" office:value="0.021684" calcext:value-type="float">
            <text:p>0.021684</text:p>
          </table:table-cell>
          <table:table-cell office:value-type="float" office:value="-1.587E-024" calcext:value-type="float">
            <text:p>-1.587E-24</text:p>
          </table:table-cell>
          <table:table-cell table:formula="of:=SQRT([.H139]^2+[.I139]^2+[.J139]^2)" office:value-type="float" office:value="0.681245187767224" calcext:value-type="float">
            <text:p>0.681245187767224</text:p>
          </table:table-cell>
          <table:table-cell office:value-type="float" office:value="1.2521" calcext:value-type="float">
            <text:p>1.2521</text:p>
          </table:table-cell>
          <table:table-cell office:value-type="float" office:value="1.7811" calcext:value-type="float">
            <text:p>1.7811</text:p>
          </table:table-cell>
          <table:table-cell office:value-type="float" office:value="0.65729" calcext:value-type="float">
            <text:p>0.65729</text:p>
          </table:table-cell>
          <table:table-cell office:value-type="float" office:value="0.021091" calcext:value-type="float">
            <text:p>0.021091</text:p>
          </table:table-cell>
          <table:table-cell office:value-type="float" office:value="-1.791E-023" calcext:value-type="float">
            <text:p>-1.791E-23</text:p>
          </table:table-cell>
          <table:table-cell table:formula="of:=SQRT([.N139]^2+[.O139]^2+[.P139]^2)" office:value-type="float" office:value="0.657628294997258" calcext:value-type="float">
            <text:p>0.657628294997258</text:p>
          </table:table-cell>
          <table:table-cell office:value-type="float" office:value="1.2589" calcext:value-type="float">
            <text:p>1.2589</text:p>
          </table:table-cell>
          <table:table-cell office:value-type="float" office:value="1.7702" calcext:value-type="float">
            <text:p>1.7702</text:p>
          </table:table-cell>
          <table:table-cell office:value-type="float" office:value="0.6817" calcext:value-type="float">
            <text:p>0.6817</text:p>
          </table:table-cell>
          <table:table-cell office:value-type="float" office:value="0.02049" calcext:value-type="float">
            <text:p>0.02049</text:p>
          </table:table-cell>
          <table:table-cell office:value-type="float" office:value="-1.4514E-024" calcext:value-type="float">
            <text:p>-1.4514E-24</text:p>
          </table:table-cell>
          <table:table-cell table:formula="of:=SQRT([.T139]^2+[.U139]^2+[.V139]^2)" office:value-type="float" office:value="0.68200786659686" calcext:value-type="float">
            <text:p>0.68200786659686</text:p>
          </table:table-cell>
          <table:table-cell office:value-type="float" office:value="1.2515" calcext:value-type="float">
            <text:p>1.2515</text:p>
          </table:table-cell>
          <table:table-cell office:value-type="float" office:value="1.781" calcext:value-type="float">
            <text:p>1.781</text:p>
          </table:table-cell>
          <table:table-cell office:value-type="float" office:value="0.67778" calcext:value-type="float">
            <text:p>0.67778</text:p>
          </table:table-cell>
          <table:table-cell office:value-type="float" office:value="0.024039" calcext:value-type="float">
            <text:p>0.024039</text:p>
          </table:table-cell>
          <table:table-cell office:value-type="float" office:value="-1.6774E-024" calcext:value-type="float">
            <text:p>-1.6774E-24</text:p>
          </table:table-cell>
          <table:table-cell table:formula="of:=SQRT([.Z139]^2+[.AA139]^2+[.AB139]^2)" office:value-type="float" office:value="0.678206164761867" calcext:value-type="float">
            <text:p>0.678206164761867</text:p>
          </table:table-cell>
          <table:table-cell office:value-type="float" office:value="1.2511" calcext:value-type="float">
            <text:p>1.2511</text:p>
          </table:table-cell>
          <table:table-cell office:value-type="float" office:value="1.7774" calcext:value-type="float">
            <text:p>1.7774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.67483" calcext:value-type="float">
            <text:p>0.67483</text:p>
          </table:table-cell>
          <table:table-cell office:value-type="float" office:value="0.016118" calcext:value-type="float">
            <text:p>0.016118</text:p>
          </table:table-cell>
          <table:table-cell office:value-type="float" office:value="6.843E-024" calcext:value-type="float">
            <text:p>6.843E-24</text:p>
          </table:table-cell>
          <table:table-cell table:formula="of:=SQRT([.B140]^2+[.C140]^2+[.D140]^2)" office:value-type="float" office:value="0.675022458014546" calcext:value-type="float">
            <text:p>0.675022458014546</text:p>
          </table:table-cell>
          <table:table-cell office:value-type="float" office:value="1.2345" calcext:value-type="float">
            <text:p>1.2345</text:p>
          </table:table-cell>
          <table:table-cell office:value-type="float" office:value="1.7549" calcext:value-type="float">
            <text:p>1.7549</text:p>
          </table:table-cell>
          <table:table-cell office:value-type="float" office:value="0.69179" calcext:value-type="float">
            <text:p>0.69179</text:p>
          </table:table-cell>
          <table:table-cell office:value-type="float" office:value="0.021267" calcext:value-type="float">
            <text:p>0.021267</text:p>
          </table:table-cell>
          <table:table-cell office:value-type="float" office:value="-1.2718E-024" calcext:value-type="float">
            <text:p>-1.2718E-24</text:p>
          </table:table-cell>
          <table:table-cell table:formula="of:=SQRT([.H140]^2+[.I140]^2+[.J140]^2)" office:value-type="float" office:value="0.692116817733105" calcext:value-type="float">
            <text:p>0.692116817733105</text:p>
          </table:table-cell>
          <table:table-cell office:value-type="float" office:value="1.2326" calcext:value-type="float">
            <text:p>1.2326</text:p>
          </table:table-cell>
          <table:table-cell office:value-type="float" office:value="1.7666" calcext:value-type="float">
            <text:p>1.7666</text:p>
          </table:table-cell>
          <table:table-cell office:value-type="float" office:value="0.66751" calcext:value-type="float">
            <text:p>0.66751</text:p>
          </table:table-cell>
          <table:table-cell office:value-type="float" office:value="0.021046" calcext:value-type="float">
            <text:p>0.021046</text:p>
          </table:table-cell>
          <table:table-cell office:value-type="float" office:value="7.8379E-024" calcext:value-type="float">
            <text:p>7.8379E-24</text:p>
          </table:table-cell>
          <table:table-cell table:formula="of:=SQRT([.N140]^2+[.O140]^2+[.P140]^2)" office:value-type="float" office:value="0.667841698470528" calcext:value-type="float">
            <text:p>0.667841698470528</text:p>
          </table:table-cell>
          <table:table-cell office:value-type="float" office:value="1.2398" calcext:value-type="float">
            <text:p>1.2398</text:p>
          </table:table-cell>
          <table:table-cell office:value-type="float" office:value="1.7554" calcext:value-type="float">
            <text:p>1.7554</text:p>
          </table:table-cell>
          <table:table-cell office:value-type="float" office:value="0.69224" calcext:value-type="float">
            <text:p>0.69224</text:p>
          </table:table-cell>
          <table:table-cell office:value-type="float" office:value="0.019919" calcext:value-type="float">
            <text:p>0.019919</text:p>
          </table:table-cell>
          <table:table-cell office:value-type="float" office:value="-1.1632E-024" calcext:value-type="float">
            <text:p>-1.1632E-24</text:p>
          </table:table-cell>
          <table:table-cell table:formula="of:=SQRT([.T140]^2+[.U140]^2+[.V140]^2)" office:value-type="float" office:value="0.692526522352032" calcext:value-type="float">
            <text:p>0.692526522352032</text:p>
          </table:table-cell>
          <table:table-cell office:value-type="float" office:value="1.232" calcext:value-type="float">
            <text:p>1.232</text:p>
          </table:table-cell>
          <table:table-cell office:value-type="float" office:value="1.7662" calcext:value-type="float">
            <text:p>1.7662</text:p>
          </table:table-cell>
          <table:table-cell office:value-type="float" office:value="0.68916" calcext:value-type="float">
            <text:p>0.68916</text:p>
          </table:table-cell>
          <table:table-cell office:value-type="float" office:value="0.023672" calcext:value-type="float">
            <text:p>0.023672</text:p>
          </table:table-cell>
          <table:table-cell office:value-type="float" office:value="-1.3443E-024" calcext:value-type="float">
            <text:p>-1.3443E-24</text:p>
          </table:table-cell>
          <table:table-cell table:formula="of:=SQRT([.Z140]^2+[.AA140]^2+[.AB140]^2)" office:value-type="float" office:value="0.689566435656493" calcext:value-type="float">
            <text:p>0.689566435656493</text:p>
          </table:table-cell>
          <table:table-cell office:value-type="float" office:value="1.2316" calcext:value-type="float">
            <text:p>1.2316</text:p>
          </table:table-cell>
          <table:table-cell office:value-type="float" office:value="1.7633" calcext:value-type="float">
            <text:p>1.7633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68537" calcext:value-type="float">
            <text:p>0.68537</text:p>
          </table:table-cell>
          <table:table-cell office:value-type="float" office:value="0.015811" calcext:value-type="float">
            <text:p>0.015811</text:p>
          </table:table-cell>
          <table:table-cell office:value-type="float" office:value="2.7371E-023" calcext:value-type="float">
            <text:p>2.7371E-23</text:p>
          </table:table-cell>
          <table:table-cell table:formula="of:=SQRT([.B141]^2+[.C141]^2+[.D141]^2)" office:value-type="float" office:value="0.685552350022229" calcext:value-type="float">
            <text:p>0.685552350022229</text:p>
          </table:table-cell>
          <table:table-cell office:value-type="float" office:value="1.2153" calcext:value-type="float">
            <text:p>1.2153</text:p>
          </table:table-cell>
          <table:table-cell office:value-type="float" office:value="1.7405" calcext:value-type="float">
            <text:p>1.7405</text:p>
          </table:table-cell>
          <table:table-cell office:value-type="float" office:value="0.70343" calcext:value-type="float">
            <text:p>0.70343</text:p>
          </table:table-cell>
          <table:table-cell office:value-type="float" office:value="0.020793" calcext:value-type="float">
            <text:p>0.020793</text:p>
          </table:table-cell>
          <table:table-cell office:value-type="float" office:value="-3.2502E-025" calcext:value-type="float">
            <text:p>-3.2502E-25</text:p>
          </table:table-cell>
          <table:table-cell table:formula="of:=SQRT([.H141]^2+[.I141]^2+[.J141]^2)" office:value-type="float" office:value="0.703737247663501" calcext:value-type="float">
            <text:p>0.703737247663501</text:p>
          </table:table-cell>
          <table:table-cell office:value-type="float" office:value="1.213" calcext:value-type="float">
            <text:p>1.213</text:p>
          </table:table-cell>
          <table:table-cell office:value-type="float" office:value="1.7529" calcext:value-type="float">
            <text:p>1.7529</text:p>
          </table:table-cell>
          <table:table-cell office:value-type="float" office:value="0.67869" calcext:value-type="float">
            <text:p>0.67869</text:p>
          </table:table-cell>
          <table:table-cell office:value-type="float" office:value="0.020962" calcext:value-type="float">
            <text:p>0.020962</text:p>
          </table:table-cell>
          <table:table-cell office:value-type="float" office:value="3.135E-023" calcext:value-type="float">
            <text:p>3.135E-23</text:p>
          </table:table-cell>
          <table:table-cell table:formula="of:=SQRT([.N141]^2+[.O141]^2+[.P141]^2)" office:value-type="float" office:value="0.679013638702493" calcext:value-type="float">
            <text:p>0.679013638702493</text:p>
          </table:table-cell>
          <table:table-cell office:value-type="float" office:value="1.2206" calcext:value-type="float">
            <text:p>1.2206</text:p>
          </table:table-cell>
          <table:table-cell office:value-type="float" office:value="1.7414" calcext:value-type="float">
            <text:p>1.7414</text:p>
          </table:table-cell>
          <table:table-cell office:value-type="float" office:value="0.7035" calcext:value-type="float">
            <text:p>0.7035</text:p>
          </table:table-cell>
          <table:table-cell office:value-type="float" office:value="0.019302" calcext:value-type="float">
            <text:p>0.019302</text:p>
          </table:table-cell>
          <table:table-cell office:value-type="float" office:value="-2.9726E-025" calcext:value-type="float">
            <text:p>-2.9726E-25</text:p>
          </table:table-cell>
          <table:table-cell table:formula="of:=SQRT([.T141]^2+[.U141]^2+[.V141]^2)" office:value-type="float" office:value="0.703764745638768" calcext:value-type="float">
            <text:p>0.703764745638768</text:p>
          </table:table-cell>
          <table:table-cell office:value-type="float" office:value="1.2125" calcext:value-type="float">
            <text:p>1.2125</text:p>
          </table:table-cell>
          <table:table-cell office:value-type="float" office:value="1.7523" calcext:value-type="float">
            <text:p>1.7523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023221" calcext:value-type="float">
            <text:p>0.023221</text:p>
          </table:table-cell>
          <table:table-cell office:value-type="float" office:value="-3.4357E-025" calcext:value-type="float">
            <text:p>-3.4357E-25</text:p>
          </table:table-cell>
          <table:table-cell table:formula="of:=SQRT([.Z141]^2+[.AA141]^2+[.AB141]^2)" office:value-type="float" office:value="0.70188422467028" calcext:value-type="float">
            <text:p>0.70188422467028</text:p>
          </table:table-cell>
          <table:table-cell office:value-type="float" office:value="1.2121" calcext:value-type="float">
            <text:p>1.2121</text:p>
          </table:table-cell>
          <table:table-cell office:value-type="float" office:value="1.7502" calcext:value-type="float">
            <text:p>1.7502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69656" calcext:value-type="float">
            <text:p>0.69656</text:p>
          </table:table-cell>
          <table:table-cell office:value-type="float" office:value="0.015486" calcext:value-type="float">
            <text:p>0.015486</text:p>
          </table:table-cell>
          <table:table-cell office:value-type="float" office:value="2.069E-023" calcext:value-type="float">
            <text:p>2.069E-23</text:p>
          </table:table-cell>
          <table:table-cell table:formula="of:=SQRT([.B142]^2+[.C142]^2+[.D142]^2)" office:value-type="float" office:value="0.696732121978024" calcext:value-type="float">
            <text:p>0.696732121978024</text:p>
          </table:table-cell>
          <table:table-cell office:value-type="float" office:value="1.1961" calcext:value-type="float">
            <text:p>1.1961</text:p>
          </table:table-cell>
          <table:table-cell office:value-type="float" office:value="1.7267" calcext:value-type="float">
            <text:p>1.7267</text:p>
          </table:table-cell>
          <table:table-cell office:value-type="float" office:value="0.71569" calcext:value-type="float">
            <text:p>0.71569</text:p>
          </table:table-cell>
          <table:table-cell office:value-type="float" office:value="0.02026" calcext:value-type="float">
            <text:p>0.02026</text:p>
          </table:table-cell>
          <table:table-cell office:value-type="float" office:value="0" calcext:value-type="float">
            <text:p>0</text:p>
          </table:table-cell>
          <table:table-cell table:formula="of:=SQRT([.H142]^2+[.I142]^2+[.J142]^2)" office:value-type="float" office:value="0.715976706115499" calcext:value-type="float">
            <text:p>0.715976706115499</text:p>
          </table:table-cell>
          <table:table-cell office:value-type="float" office:value="1.1935" calcext:value-type="float">
            <text:p>1.1935</text:p>
          </table:table-cell>
          <table:table-cell office:value-type="float" office:value="1.7399" calcext:value-type="float">
            <text:p>1.7399</text:p>
          </table:table-cell>
          <table:table-cell office:value-type="float" office:value="0.69075" calcext:value-type="float">
            <text:p>0.69075</text:p>
          </table:table-cell>
          <table:table-cell office:value-type="float" office:value="0.020837" calcext:value-type="float">
            <text:p>0.020837</text:p>
          </table:table-cell>
          <table:table-cell office:value-type="float" office:value="2.3702E-023" calcext:value-type="float">
            <text:p>2.3702E-23</text:p>
          </table:table-cell>
          <table:table-cell table:formula="of:=SQRT([.N142]^2+[.O142]^2+[.P142]^2)" office:value-type="float" office:value="0.691064210525332" calcext:value-type="float">
            <text:p>0.691064210525332</text:p>
          </table:table-cell>
          <table:table-cell office:value-type="float" office:value="1.2014" calcext:value-type="float">
            <text:p>1.2014</text:p>
          </table:table-cell>
          <table:table-cell office:value-type="float" office:value="1.7284" calcext:value-type="float">
            <text:p>1.7284</text:p>
          </table:table-cell>
          <table:table-cell office:value-type="float" office:value="0.71536" calcext:value-type="float">
            <text:p>0.71536</text:p>
          </table:table-cell>
          <table:table-cell office:value-type="float" office:value="0.018638" calcext:value-type="float">
            <text:p>0.018638</text:p>
          </table:table-cell>
          <table:table-cell office:value-type="float" office:value="0" calcext:value-type="float">
            <text:p>0</text:p>
          </table:table-cell>
          <table:table-cell table:formula="of:=SQRT([.T142]^2+[.U142]^2+[.V142]^2)" office:value-type="float" office:value="0.715602756174122" calcext:value-type="float">
            <text:p>0.715602756174122</text:p>
          </table:table-cell>
          <table:table-cell office:value-type="float" office:value="1.193" calcext:value-type="float">
            <text:p>1.193</text:p>
          </table:table-cell>
          <table:table-cell office:value-type="float" office:value="1.7389" calcext:value-type="float">
            <text:p>1.7389</text:p>
          </table:table-cell>
          <table:table-cell office:value-type="float" office:value="0.71464" calcext:value-type="float">
            <text:p>0.71464</text:p>
          </table:table-cell>
          <table:table-cell office:value-type="float" office:value="0.022687" calcext:value-type="float">
            <text:p>0.022687</text:p>
          </table:table-cell>
          <table:table-cell office:value-type="float" office:value="0" calcext:value-type="float">
            <text:p>0</text:p>
          </table:table-cell>
          <table:table-cell table:formula="of:=SQRT([.Z142]^2+[.AA142]^2+[.AB142]^2)" office:value-type="float" office:value="0.715000020677622" calcext:value-type="float">
            <text:p>0.715000020677622</text:p>
          </table:table-cell>
          <table:table-cell office:value-type="float" office:value="1.1925" calcext:value-type="float">
            <text:p>1.1925</text:p>
          </table:table-cell>
          <table:table-cell office:value-type="float" office:value="1.7379" calcext:value-type="float">
            <text:p>1.737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70806" calcext:value-type="float">
            <text:p>0.70806</text:p>
          </table:table-cell>
          <table:table-cell office:value-type="float" office:value="0.015153" calcext:value-type="float">
            <text:p>0.015153</text:p>
          </table:table-cell>
          <table:table-cell office:value-type="float" office:value="4.0272E-025" calcext:value-type="float">
            <text:p>4.0272E-25</text:p>
          </table:table-cell>
          <table:table-cell table:formula="of:=SQRT([.B143]^2+[.C143]^2+[.D143]^2)" office:value-type="float" office:value="0.708222124060665" calcext:value-type="float">
            <text:p>0.708222124060665</text:p>
          </table:table-cell>
          <table:table-cell office:value-type="float" office:value="1.1769" calcext:value-type="float">
            <text:p>1.1769</text:p>
          </table:table-cell>
          <table:table-cell office:value-type="float" office:value="1.7133" calcext:value-type="float">
            <text:p>1.7133</text:p>
          </table:table-cell>
          <table:table-cell office:value-type="float" office:value="0.72829" calcext:value-type="float">
            <text:p>0.72829</text:p>
          </table:table-cell>
          <table:table-cell office:value-type="float" office:value="0.019696" calcext:value-type="float">
            <text:p>0.019696</text:p>
          </table:table-cell>
          <table:table-cell office:value-type="float" office:value="0" calcext:value-type="float">
            <text:p>0</text:p>
          </table:table-cell>
          <table:table-cell table:formula="of:=SQRT([.H143]^2+[.I143]^2+[.J143]^2)" office:value-type="float" office:value="0.728556282325532" calcext:value-type="float">
            <text:p>0.728556282325532</text:p>
          </table:table-cell>
          <table:table-cell office:value-type="float" office:value="1.1739" calcext:value-type="float">
            <text:p>1.1739</text:p>
          </table:table-cell>
          <table:table-cell office:value-type="float" office:value="1.7272" calcext:value-type="float">
            <text:p>1.7272</text:p>
          </table:table-cell>
          <table:table-cell office:value-type="float" office:value="0.70326" calcext:value-type="float">
            <text:p>0.70326</text:p>
          </table:table-cell>
          <table:table-cell office:value-type="float" office:value="0.020692" calcext:value-type="float">
            <text:p>0.020692</text:p>
          </table:table-cell>
          <table:table-cell office:value-type="float" office:value="4.7194E-025" calcext:value-type="float">
            <text:p>4.7194E-25</text:p>
          </table:table-cell>
          <table:table-cell table:formula="of:=SQRT([.N143]^2+[.O143]^2+[.P143]^2)" office:value-type="float" office:value="0.703564344224464" calcext:value-type="float">
            <text:p>0.703564344224464</text:p>
          </table:table-cell>
          <table:table-cell office:value-type="float" office:value="1.1822" calcext:value-type="float">
            <text:p>1.1822</text:p>
          </table:table-cell>
          <table:table-cell office:value-type="float" office:value="1.7158" calcext:value-type="float">
            <text:p>1.7158</text:p>
          </table:table-cell>
          <table:table-cell office:value-type="float" office:value="0.72753" calcext:value-type="float">
            <text:p>0.72753</text:p>
          </table:table-cell>
          <table:table-cell office:value-type="float" office:value="0.017949" calcext:value-type="float">
            <text:p>0.017949</text:p>
          </table:table-cell>
          <table:table-cell office:value-type="float" office:value="0" calcext:value-type="float">
            <text:p>0</text:p>
          </table:table-cell>
          <table:table-cell table:formula="of:=SQRT([.T143]^2+[.U143]^2+[.V143]^2)" office:value-type="float" office:value="0.727751377532877" calcext:value-type="float">
            <text:p>0.727751377532877</text:p>
          </table:table-cell>
          <table:table-cell office:value-type="float" office:value="1.1734" calcext:value-type="float">
            <text:p>1.1734</text:p>
          </table:table-cell>
          <table:table-cell office:value-type="float" office:value="1.726" calcext:value-type="float">
            <text:p>1.726</text:p>
          </table:table-cell>
          <table:table-cell office:value-type="float" office:value="0.72821" calcext:value-type="float">
            <text:p>0.72821</text:p>
          </table:table-cell>
          <table:table-cell office:value-type="float" office:value="0.022109" calcext:value-type="float">
            <text:p>0.022109</text:p>
          </table:table-cell>
          <table:table-cell office:value-type="float" office:value="0" calcext:value-type="float">
            <text:p>0</text:p>
          </table:table-cell>
          <table:table-cell table:formula="of:=SQRT([.Z143]^2+[.AA143]^2+[.AB143]^2)" office:value-type="float" office:value="0.728545545577626" calcext:value-type="float">
            <text:p>0.728545545577626</text:p>
          </table:table-cell>
          <table:table-cell office:value-type="float" office:value="1.173" calcext:value-type="float">
            <text:p>1.173</text:p>
          </table:table-cell>
          <table:table-cell office:value-type="float" office:value="1.7262" calcext:value-type="float">
            <text:p>1.7262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72037" calcext:value-type="float">
            <text:p>0.72037</text:p>
          </table:table-cell>
          <table:table-cell office:value-type="float" office:value="0.014793" calcext:value-type="float">
            <text:p>0.014793</text:p>
          </table:table-cell>
          <table:table-cell office:value-type="float" office:value="-1.1694E-024" calcext:value-type="float">
            <text:p>-1.1694E-24</text:p>
          </table:table-cell>
          <table:table-cell table:formula="of:=SQRT([.B144]^2+[.C144]^2+[.D144]^2)" office:value-type="float" office:value="0.720521873192619" calcext:value-type="float">
            <text:p>0.720521873192619</text:p>
          </table:table-cell>
          <table:table-cell office:value-type="float" office:value="1.1577" calcext:value-type="float">
            <text:p>1.1577</text:p>
          </table:table-cell>
          <table:table-cell office:value-type="float" office:value="1.7008" calcext:value-type="float">
            <text:p>1.7008</text:p>
          </table:table-cell>
          <table:table-cell office:value-type="float" office:value="0.74162" calcext:value-type="float">
            <text:p>0.74162</text:p>
          </table:table-cell>
          <table:table-cell office:value-type="float" office:value="0.019039" calcext:value-type="float">
            <text:p>0.019039</text:p>
          </table:table-cell>
          <table:table-cell office:value-type="float" office:value="-1.4847E-024" calcext:value-type="float">
            <text:p>-1.4847E-24</text:p>
          </table:table-cell>
          <table:table-cell table:formula="of:=SQRT([.H144]^2+[.I144]^2+[.J144]^2)" office:value-type="float" office:value="0.741864346037064" calcext:value-type="float">
            <text:p>0.741864346037064</text:p>
          </table:table-cell>
          <table:table-cell office:value-type="float" office:value="1.1543" calcext:value-type="float">
            <text:p>1.1543</text:p>
          </table:table-cell>
          <table:table-cell office:value-type="float" office:value="1.7156" calcext:value-type="float">
            <text:p>1.7156</text:p>
          </table:table-cell>
          <table:table-cell office:value-type="float" office:value="0.7169" calcext:value-type="float">
            <text:p>0.7169</text:p>
          </table:table-cell>
          <table:table-cell office:value-type="float" office:value="0.020483" calcext:value-type="float">
            <text:p>0.020483</text:p>
          </table:table-cell>
          <table:table-cell office:value-type="float" office:value="-1.3447E-024" calcext:value-type="float">
            <text:p>-1.3447E-24</text:p>
          </table:table-cell>
          <table:table-cell table:formula="of:=SQRT([.N144]^2+[.O144]^2+[.P144]^2)" office:value-type="float" office:value="0.717192556632457" calcext:value-type="float">
            <text:p>0.717192556632457</text:p>
          </table:table-cell>
          <table:table-cell office:value-type="float" office:value="1.163" calcext:value-type="float">
            <text:p>1.163</text:p>
          </table:table-cell>
          <table:table-cell office:value-type="float" office:value="1.7044" calcext:value-type="float">
            <text:p>1.7044</text:p>
          </table:table-cell>
          <table:table-cell office:value-type="float" office:value="0.74041" calcext:value-type="float">
            <text:p>0.74041</text:p>
          </table:table-cell>
          <table:table-cell office:value-type="float" office:value="0.017186" calcext:value-type="float">
            <text:p>0.017186</text:p>
          </table:table-cell>
          <table:table-cell office:value-type="float" office:value="-1.3613E-024" calcext:value-type="float">
            <text:p>-1.3613E-24</text:p>
          </table:table-cell>
          <table:table-cell table:formula="of:=SQRT([.T144]^2+[.U144]^2+[.V144]^2)" office:value-type="float" office:value="0.740609429251343" calcext:value-type="float">
            <text:p>0.740609429251343</text:p>
          </table:table-cell>
          <table:table-cell office:value-type="float" office:value="1.1539" calcext:value-type="float">
            <text:p>1.1539</text:p>
          </table:table-cell>
          <table:table-cell office:value-type="float" office:value="1.7139" calcext:value-type="float">
            <text:p>1.7139</text:p>
          </table:table-cell>
          <table:table-cell office:value-type="float" office:value="0.74273" calcext:value-type="float">
            <text:p>0.74273</text:p>
          </table:table-cell>
          <table:table-cell office:value-type="float" office:value="0.021404" calcext:value-type="float">
            <text:p>0.021404</text:p>
          </table:table-cell>
          <table:table-cell office:value-type="float" office:value="-1.5785E-024" calcext:value-type="float">
            <text:p>-1.5785E-24</text:p>
          </table:table-cell>
          <table:table-cell table:formula="of:=SQRT([.Z144]^2+[.AA144]^2+[.AB144]^2)" office:value-type="float" office:value="0.743038346329448" calcext:value-type="float">
            <text:p>0.743038346329448</text:p>
          </table:table-cell>
          <table:table-cell office:value-type="float" office:value="1.1535" calcext:value-type="float">
            <text:p>1.1535</text:p>
          </table:table-cell>
          <table:table-cell office:value-type="float" office:value="1.7156" calcext:value-type="float">
            <text:p>1.7156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73289" calcext:value-type="float">
            <text:p>0.73289</text:p>
          </table:table-cell>
          <table:table-cell office:value-type="float" office:value="0.014423" calcext:value-type="float">
            <text:p>0.014423</text:p>
          </table:table-cell>
          <table:table-cell office:value-type="float" office:value="4.3639E-024" calcext:value-type="float">
            <text:p>4.3639E-24</text:p>
          </table:table-cell>
          <table:table-cell table:formula="of:=SQRT([.B145]^2+[.C145]^2+[.D145]^2)" office:value-type="float" office:value="0.733031905873817" calcext:value-type="float">
            <text:p>0.733031905873817</text:p>
          </table:table-cell>
          <table:table-cell office:value-type="float" office:value="1.1384" calcext:value-type="float">
            <text:p>1.1384</text:p>
          </table:table-cell>
          <table:table-cell office:value-type="float" office:value="1.6886" calcext:value-type="float">
            <text:p>1.6886</text:p>
          </table:table-cell>
          <table:table-cell office:value-type="float" office:value="0.75512" calcext:value-type="float">
            <text:p>0.75512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-2.4775E-024" calcext:value-type="float">
            <text:p>-2.4775E-24</text:p>
          </table:table-cell>
          <table:table-cell table:formula="of:=SQRT([.H145]^2+[.I145]^2+[.J145]^2)" office:value-type="float" office:value="0.755342926689593" calcext:value-type="float">
            <text:p>0.755342926689593</text:p>
          </table:table-cell>
          <table:table-cell office:value-type="float" office:value="1.1348" calcext:value-type="float">
            <text:p>1.1348</text:p>
          </table:table-cell>
          <table:table-cell office:value-type="float" office:value="1.7042" calcext:value-type="float">
            <text:p>1.7042</text:p>
          </table:table-cell>
          <table:table-cell office:value-type="float" office:value="0.73081" calcext:value-type="float">
            <text:p>0.73081</text:p>
          </table:table-cell>
          <table:table-cell office:value-type="float" office:value="0.020251" calcext:value-type="float">
            <text:p>0.020251</text:p>
          </table:table-cell>
          <table:table-cell office:value-type="float" office:value="4.9824E-024" calcext:value-type="float">
            <text:p>4.9824E-24</text:p>
          </table:table-cell>
          <table:table-cell table:formula="of:=SQRT([.N145]^2+[.O145]^2+[.P145]^2)" office:value-type="float" office:value="0.731090527295355" calcext:value-type="float">
            <text:p>0.731090527295355</text:p>
          </table:table-cell>
          <table:table-cell office:value-type="float" office:value="1.1438" calcext:value-type="float">
            <text:p>1.1438</text:p>
          </table:table-cell>
          <table:table-cell office:value-type="float" office:value="1.6934" calcext:value-type="float">
            <text:p>1.6934</text:p>
          </table:table-cell>
          <table:table-cell office:value-type="float" office:value="0.75348" calcext:value-type="float">
            <text:p>0.75348</text:p>
          </table:table-cell>
          <table:table-cell office:value-type="float" office:value="0.016398" calcext:value-type="float">
            <text:p>0.016398</text:p>
          </table:table-cell>
          <table:table-cell office:value-type="float" office:value="-2.2717E-024" calcext:value-type="float">
            <text:p>-2.2717E-24</text:p>
          </table:table-cell>
          <table:table-cell table:formula="of:=SQRT([.T145]^2+[.U145]^2+[.V145]^2)" office:value-type="float" office:value="0.753658413874615" calcext:value-type="float">
            <text:p>0.753658413874615</text:p>
          </table:table-cell>
          <table:table-cell office:value-type="float" office:value="1.1344" calcext:value-type="float">
            <text:p>1.1344</text:p>
          </table:table-cell>
          <table:table-cell office:value-type="float" office:value="1.7021" calcext:value-type="float">
            <text:p>1.7021</text:p>
          </table:table-cell>
          <table:table-cell office:value-type="float" office:value="0.75746" calcext:value-type="float">
            <text:p>0.75746</text:p>
          </table:table-cell>
          <table:table-cell office:value-type="float" office:value="0.020656" calcext:value-type="float">
            <text:p>0.020656</text:p>
          </table:table-cell>
          <table:table-cell office:value-type="float" office:value="-2.6343E-024" calcext:value-type="float">
            <text:p>-2.6343E-24</text:p>
          </table:table-cell>
          <table:table-cell table:formula="of:=SQRT([.Z145]^2+[.AA145]^2+[.AB145]^2)" office:value-type="float" office:value="0.757741593114698" calcext:value-type="float">
            <text:p>0.757741593114698</text:p>
          </table:table-cell>
          <table:table-cell office:value-type="float" office:value="1.1339" calcext:value-type="float">
            <text:p>1.1339</text:p>
          </table:table-cell>
          <table:table-cell office:value-type="float" office:value="1.7053" calcext:value-type="float">
            <text:p>1.7053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74581" calcext:value-type="float">
            <text:p>0.74581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2.4107E-023" calcext:value-type="float">
            <text:p>2.4107E-23</text:p>
          </table:table-cell>
          <table:table-cell table:formula="of:=SQRT([.B146]^2+[.C146]^2+[.D146]^2)" office:value-type="float" office:value="0.7459420657102" calcext:value-type="float">
            <text:p>0.7459420657102</text:p>
          </table:table-cell>
          <table:table-cell office:value-type="float" office:value="1.1191" calcext:value-type="float">
            <text:p>1.1191</text:p>
          </table:table-cell>
          <table:table-cell office:value-type="float" office:value="1.6769" calcext:value-type="float">
            <text:p>1.6769</text:p>
          </table:table-cell>
          <table:table-cell office:value-type="float" office:value="0.76895" calcext:value-type="float">
            <text:p>0.76895</text:p>
          </table:table-cell>
          <table:table-cell office:value-type="float" office:value="0.017595" calcext:value-type="float">
            <text:p>0.017595</text:p>
          </table:table-cell>
          <table:table-cell office:value-type="float" office:value="-2.4415E-024" calcext:value-type="float">
            <text:p>-2.4415E-24</text:p>
          </table:table-cell>
          <table:table-cell table:formula="of:=SQRT([.H146]^2+[.I146]^2+[.J146]^2)" office:value-type="float" office:value="0.769151276749249" calcext:value-type="float">
            <text:p>0.769151276749249</text:p>
          </table:table-cell>
          <table:table-cell office:value-type="float" office:value="1.1152" calcext:value-type="float">
            <text:p>1.1152</text:p>
          </table:table-cell>
          <table:table-cell office:value-type="float" office:value="1.6933" calcext:value-type="float">
            <text:p>1.6933</text:p>
          </table:table-cell>
          <table:table-cell office:value-type="float" office:value="0.74529" calcext:value-type="float">
            <text:p>0.74529</text:p>
          </table:table-cell>
          <table:table-cell office:value-type="float" office:value="0.019974" calcext:value-type="float">
            <text:p>0.019974</text:p>
          </table:table-cell>
          <table:table-cell office:value-type="float" office:value="2.7596E-023" calcext:value-type="float">
            <text:p>2.7596E-23</text:p>
          </table:table-cell>
          <table:table-cell table:formula="of:=SQRT([.N146]^2+[.O146]^2+[.P146]^2)" office:value-type="float" office:value="0.74555760661132" calcext:value-type="float">
            <text:p>0.74555760661132</text:p>
          </table:table-cell>
          <table:table-cell office:value-type="float" office:value="1.1246" calcext:value-type="float">
            <text:p>1.1246</text:p>
          </table:table-cell>
          <table:table-cell office:value-type="float" office:value="1.6832" calcext:value-type="float">
            <text:p>1.6832</text:p>
          </table:table-cell>
          <table:table-cell office:value-type="float" office:value="0.76689" calcext:value-type="float">
            <text:p>0.76689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-2.2388E-024" calcext:value-type="float">
            <text:p>-2.2388E-24</text:p>
          </table:table-cell>
          <table:table-cell table:formula="of:=SQRT([.T146]^2+[.U146]^2+[.V146]^2)" office:value-type="float" office:value="0.767047837947543" calcext:value-type="float">
            <text:p>0.767047837947543</text:p>
          </table:table-cell>
          <table:table-cell office:value-type="float" office:value="1.1148" calcext:value-type="float">
            <text:p>1.1148</text:p>
          </table:table-cell>
          <table:table-cell office:value-type="float" office:value="1.6909" calcext:value-type="float">
            <text:p>1.6909</text:p>
          </table:table-cell>
          <table:table-cell office:value-type="float" office:value="0.77261" calcext:value-type="float">
            <text:p>0.77261</text:p>
          </table:table-cell>
          <table:table-cell office:value-type="float" office:value="0.019821" calcext:value-type="float">
            <text:p>0.019821</text:p>
          </table:table-cell>
          <table:table-cell office:value-type="float" office:value="-2.5964E-024" calcext:value-type="float">
            <text:p>-2.5964E-24</text:p>
          </table:table-cell>
          <table:table-cell table:formula="of:=SQRT([.Z146]^2+[.AA146]^2+[.AB146]^2)" office:value-type="float" office:value="0.772864208086388" calcext:value-type="float">
            <text:p>0.772864208086388</text:p>
          </table:table-cell>
          <table:table-cell office:value-type="float" office:value="1.1143" calcext:value-type="float">
            <text:p>1.1143</text:p>
          </table:table-cell>
          <table:table-cell office:value-type="float" office:value="1.6958" calcext:value-type="float">
            <text:p>1.6958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75901" calcext:value-type="float">
            <text:p>0.75901</text:p>
          </table:table-cell>
          <table:table-cell office:value-type="float" office:value="0.013634" calcext:value-type="float">
            <text:p>0.013634</text:p>
          </table:table-cell>
          <table:table-cell office:value-type="float" office:value="1.7692E-023" calcext:value-type="float">
            <text:p>1.7692E-23</text:p>
          </table:table-cell>
          <table:table-cell table:formula="of:=SQRT([.B147]^2+[.C147]^2+[.D147]^2)" office:value-type="float" office:value="0.759132443026907" calcext:value-type="float">
            <text:p>0.759132443026907</text:p>
          </table:table-cell>
          <table:table-cell office:value-type="float" office:value="1.0998" calcext:value-type="float">
            <text:p>1.0998</text:p>
          </table:table-cell>
          <table:table-cell office:value-type="float" office:value="1.6656" calcext:value-type="float">
            <text:p>1.6656</text:p>
          </table:table-cell>
          <table:table-cell office:value-type="float" office:value="0.78294" calcext:value-type="float">
            <text:p>0.78294</text:p>
          </table:table-cell>
          <table:table-cell office:value-type="float" office:value="0.016783" calcext:value-type="float">
            <text:p>0.016783</text:p>
          </table:table-cell>
          <table:table-cell office:value-type="float" office:value="-1.4649E-024" calcext:value-type="float">
            <text:p>-1.4649E-24</text:p>
          </table:table-cell>
          <table:table-cell table:formula="of:=SQRT([.H147]^2+[.I147]^2+[.J147]^2)" office:value-type="float" office:value="0.783119858443776" calcext:value-type="float">
            <text:p>0.783119858443776</text:p>
          </table:table-cell>
          <table:table-cell office:value-type="float" office:value="1.0956" calcext:value-type="float">
            <text:p>1.0956</text:p>
          </table:table-cell>
          <table:table-cell office:value-type="float" office:value="1.6829" calcext:value-type="float">
            <text:p>1.6829</text:p>
          </table:table-cell>
          <table:table-cell office:value-type="float" office:value="0.76009" calcext:value-type="float">
            <text:p>0.76009</text:p>
          </table:table-cell>
          <table:table-cell office:value-type="float" office:value="0.019654" calcext:value-type="float">
            <text:p>0.019654</text:p>
          </table:table-cell>
          <table:table-cell office:value-type="float" office:value="2.0263E-023" calcext:value-type="float">
            <text:p>2.0263E-23</text:p>
          </table:table-cell>
          <table:table-cell table:formula="of:=SQRT([.N147]^2+[.O147]^2+[.P147]^2)" office:value-type="float" office:value="0.760344058841785" calcext:value-type="float">
            <text:p>0.760344058841785</text:p>
          </table:table-cell>
          <table:table-cell office:value-type="float" office:value="1.1053" calcext:value-type="float">
            <text:p>1.1053</text:p>
          </table:table-cell>
          <table:table-cell office:value-type="float" office:value="1.6734" calcext:value-type="float">
            <text:p>1.6734</text:p>
          </table:table-cell>
          <table:table-cell office:value-type="float" office:value="0.78049" calcext:value-type="float">
            <text:p>0.78049</text:p>
          </table:table-cell>
          <table:table-cell office:value-type="float" office:value="0.014681" calcext:value-type="float">
            <text:p>0.014681</text:p>
          </table:table-cell>
          <table:table-cell office:value-type="float" office:value="-1.3434E-024" calcext:value-type="float">
            <text:p>-1.3434E-24</text:p>
          </table:table-cell>
          <table:table-cell table:formula="of:=SQRT([.T147]^2+[.U147]^2+[.V147]^2)" office:value-type="float" office:value="0.780628062434986" calcext:value-type="float">
            <text:p>0.780628062434986</text:p>
          </table:table-cell>
          <table:table-cell office:value-type="float" office:value="1.0952" calcext:value-type="float">
            <text:p>1.0952</text:p>
          </table:table-cell>
          <table:table-cell office:value-type="float" office:value="1.6801" calcext:value-type="float">
            <text:p>1.6801</text:p>
          </table:table-cell>
          <table:table-cell office:value-type="float" office:value="0.78793" calcext:value-type="float">
            <text:p>0.78793</text:p>
          </table:table-cell>
          <table:table-cell office:value-type="float" office:value="0.018911" calcext:value-type="float">
            <text:p>0.018911</text:p>
          </table:table-cell>
          <table:table-cell office:value-type="float" office:value="-1.5581E-024" calcext:value-type="float">
            <text:p>-1.5581E-24</text:p>
          </table:table-cell>
          <table:table-cell table:formula="of:=SQRT([.Z147]^2+[.AA147]^2+[.AB147]^2)" office:value-type="float" office:value="0.78815690748797" calcext:value-type="float">
            <text:p>0.78815690748797</text:p>
          </table:table-cell>
          <table:table-cell office:value-type="float" office:value="1.0948" calcext:value-type="float">
            <text:p>1.0948</text:p>
          </table:table-cell>
          <table:table-cell office:value-type="float" office:value="1.6866" calcext:value-type="float">
            <text:p>1.686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77234" calcext:value-type="float">
            <text:p>0.77234</text:p>
          </table:table-cell>
          <table:table-cell office:value-type="float" office:value="0.013224" calcext:value-type="float">
            <text:p>0.013224</text:p>
          </table:table-cell>
          <table:table-cell office:value-type="float" office:value="-1.8039E-024" calcext:value-type="float">
            <text:p>-1.8039E-24</text:p>
          </table:table-cell>
          <table:table-cell table:formula="of:=SQRT([.B148]^2+[.C148]^2+[.D148]^2)" office:value-type="float" office:value="0.772453202321021" calcext:value-type="float">
            <text:p>0.772453202321021</text:p>
          </table:table-cell>
          <table:table-cell office:value-type="float" office:value="1.0804" calcext:value-type="float">
            <text:p>1.0804</text:p>
          </table:table-cell>
          <table:table-cell office:value-type="float" office:value="1.6546" calcext:value-type="float">
            <text:p>1.6546</text:p>
          </table:table-cell>
          <table:table-cell office:value-type="float" office:value="0.79701" calcext:value-type="float">
            <text:p>0.79701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-2.0978E-026" calcext:value-type="float">
            <text:p>-2.0978E-26</text:p>
          </table:table-cell>
          <table:table-cell table:formula="of:=SQRT([.H148]^2+[.I148]^2+[.J148]^2)" office:value-type="float" office:value="0.797169382063812" calcext:value-type="float">
            <text:p>0.797169382063812</text:p>
          </table:table-cell>
          <table:table-cell office:value-type="float" office:value="1.076" calcext:value-type="float">
            <text:p>1.076</text:p>
          </table:table-cell>
          <table:table-cell office:value-type="float" office:value="1.6726" calcext:value-type="float">
            <text:p>1.6726</text:p>
          </table:table-cell>
          <table:table-cell office:value-type="float" office:value="0.77505" calcext:value-type="float">
            <text:p>0.77505</text:p>
          </table:table-cell>
          <table:table-cell office:value-type="float" office:value="0.019311" calcext:value-type="float">
            <text:p>0.019311</text:p>
          </table:table-cell>
          <table:table-cell office:value-type="float" office:value="-2.0439E-024" calcext:value-type="float">
            <text:p>-2.0439E-24</text:p>
          </table:table-cell>
          <table:table-cell table:formula="of:=SQRT([.N148]^2+[.O148]^2+[.P148]^2)" office:value-type="float" office:value="0.77529053729618" calcext:value-type="float">
            <text:p>0.77529053729618</text:p>
          </table:table-cell>
          <table:table-cell office:value-type="float" office:value="1.086" calcext:value-type="float">
            <text:p>1.086</text:p>
          </table:table-cell>
          <table:table-cell office:value-type="float" office:value="1.664" calcext:value-type="float">
            <text:p>1.664</text:p>
          </table:table-cell>
          <table:table-cell office:value-type="float" office:value="0.7942" calcext:value-type="float">
            <text:p>0.7942</text:p>
          </table:table-cell>
          <table:table-cell office:value-type="float" office:value="0.013779" calcext:value-type="float">
            <text:p>0.013779</text:p>
          </table:table-cell>
          <table:table-cell office:value-type="float" office:value="-1.9239E-026" calcext:value-type="float">
            <text:p>-1.9239E-26</text:p>
          </table:table-cell>
          <table:table-cell table:formula="of:=SQRT([.T148]^2+[.U148]^2+[.V148]^2)" office:value-type="float" office:value="0.794319520621897" calcext:value-type="float">
            <text:p>0.794319520621897</text:p>
          </table:table-cell>
          <table:table-cell office:value-type="float" office:value="1.0757" calcext:value-type="float">
            <text:p>1.0757</text:p>
          </table:table-cell>
          <table:table-cell office:value-type="float" office:value="1.6694" calcext:value-type="float">
            <text:p>1.6694</text:p>
          </table:table-cell>
          <table:table-cell office:value-type="float" office:value="0.80333" calcext:value-type="float">
            <text:p>0.80333</text:p>
          </table:table-cell>
          <table:table-cell office:value-type="float" office:value="0.017959" calcext:value-type="float">
            <text:p>0.017959</text:p>
          </table:table-cell>
          <table:table-cell office:value-type="float" office:value="-2.2315E-026" calcext:value-type="float">
            <text:p>-2.2315E-26</text:p>
          </table:table-cell>
          <table:table-cell table:formula="of:=SQRT([.Z148]^2+[.AA148]^2+[.AB148]^2)" office:value-type="float" office:value="0.803530717882646" calcext:value-type="float">
            <text:p>0.803530717882646</text:p>
          </table:table-cell>
          <table:table-cell office:value-type="float" office:value="1.0752" calcext:value-type="float">
            <text:p>1.0752</text:p>
          </table:table-cell>
          <table:table-cell office:value-type="float" office:value="1.6777" calcext:value-type="float">
            <text:p>1.6777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78589" calcext:value-type="float">
            <text:p>0.78589</text:p>
          </table:table-cell>
          <table:table-cell office:value-type="float" office:value="0.012803" calcext:value-type="float">
            <text:p>0.012803</text:p>
          </table:table-cell>
          <table:table-cell office:value-type="float" office:value="-1.8584E-023" calcext:value-type="float">
            <text:p>-1.8584E-23</text:p>
          </table:table-cell>
          <table:table-cell table:formula="of:=SQRT([.B149]^2+[.C149]^2+[.D149]^2)" office:value-type="float" office:value="0.785994280455653" calcext:value-type="float">
            <text:p>0.785994280455653</text:p>
          </table:table-cell>
          <table:table-cell office:value-type="float" office:value="1.061" calcext:value-type="float">
            <text:p>1.061</text:p>
          </table:table-cell>
          <table:table-cell office:value-type="float" office:value="1.6441" calcext:value-type="float">
            <text:p>1.6441</text:p>
          </table:table-cell>
          <table:table-cell office:value-type="float" office:value="0.81105" calcext:value-type="float">
            <text:p>0.81105</text:p>
          </table:table-cell>
          <table:table-cell office:value-type="float" office:value="0.015027" calcext:value-type="float">
            <text:p>0.015027</text:p>
          </table:table-cell>
          <table:table-cell office:value-type="float" office:value="-1.241E-024" calcext:value-type="float">
            <text:p>-1.241E-24</text:p>
          </table:table-cell>
          <table:table-cell table:formula="of:=SQRT([.H149]^2+[.I149]^2+[.J149]^2)" office:value-type="float" office:value="0.811189196938051" calcext:value-type="float">
            <text:p>0.811189196938051</text:p>
          </table:table-cell>
          <table:table-cell office:value-type="float" office:value="1.0564" calcext:value-type="float">
            <text:p>1.0564</text:p>
          </table:table-cell>
          <table:table-cell office:value-type="float" office:value="1.6627" calcext:value-type="float">
            <text:p>1.6627</text:p>
          </table:table-cell>
          <table:table-cell office:value-type="float" office:value="0.79015" calcext:value-type="float">
            <text:p>0.79015</text:p>
          </table:table-cell>
          <table:table-cell office:value-type="float" office:value="0.018909" calcext:value-type="float">
            <text:p>0.018909</text:p>
          </table:table-cell>
          <table:table-cell office:value-type="float" office:value="-2.116E-023" calcext:value-type="float">
            <text:p>-2.116E-23</text:p>
          </table:table-cell>
          <table:table-cell table:formula="of:=SQRT([.N149]^2+[.O149]^2+[.P149]^2)" office:value-type="float" office:value="0.790376222302392" calcext:value-type="float">
            <text:p>0.790376222302392</text:p>
          </table:table-cell>
          <table:table-cell office:value-type="float" office:value="1.0667" calcext:value-type="float">
            <text:p>1.0667</text:p>
          </table:table-cell>
          <table:table-cell office:value-type="float" office:value="1.655" calcext:value-type="float">
            <text:p>1.655</text:p>
          </table:table-cell>
          <table:table-cell office:value-type="float" office:value="0.80799" calcext:value-type="float">
            <text:p>0.80799</text:p>
          </table:table-cell>
          <table:table-cell office:value-type="float" office:value="0.012831" calcext:value-type="float">
            <text:p>0.012831</text:p>
          </table:table-cell>
          <table:table-cell office:value-type="float" office:value="-1.1451E-024" calcext:value-type="float">
            <text:p>-1.1451E-24</text:p>
          </table:table-cell>
          <table:table-cell table:formula="of:=SQRT([.T149]^2+[.U149]^2+[.V149]^2)" office:value-type="float" office:value="0.808091872661147" calcext:value-type="float">
            <text:p>0.808091872661147</text:p>
          </table:table-cell>
          <table:table-cell office:value-type="float" office:value="1.0561" calcext:value-type="float">
            <text:p>1.0561</text:p>
          </table:table-cell>
          <table:table-cell office:value-type="float" office:value="1.6593" calcext:value-type="float">
            <text:p>1.6593</text:p>
          </table:table-cell>
          <table:table-cell office:value-type="float" office:value="0.81861" calcext:value-type="float">
            <text:p>0.81861</text:p>
          </table:table-cell>
          <table:table-cell office:value-type="float" office:value="0.016915" calcext:value-type="float">
            <text:p>0.016915</text:p>
          </table:table-cell>
          <table:table-cell office:value-type="float" office:value="-1.3114E-024" calcext:value-type="float">
            <text:p>-1.3114E-24</text:p>
          </table:table-cell>
          <table:table-cell table:formula="of:=SQRT([.Z149]^2+[.AA149]^2+[.AB149]^2)" office:value-type="float" office:value="0.818784739308813" calcext:value-type="float">
            <text:p>0.818784739308813</text:p>
          </table:table-cell>
          <table:table-cell office:value-type="float" office:value="1.0556" calcext:value-type="float">
            <text:p>1.0556</text:p>
          </table:table-cell>
          <table:table-cell office:value-type="float" office:value="1.6691" calcext:value-type="float">
            <text:p>1.6691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79944" calcext:value-type="float">
            <text:p>0.79944</text:p>
          </table:table-cell>
          <table:table-cell office:value-type="float" office:value="0.012381" calcext:value-type="float">
            <text:p>0.012381</text:p>
          </table:table-cell>
          <table:table-cell office:value-type="float" office:value="-2.4215E-023" calcext:value-type="float">
            <text:p>-2.4215E-23</text:p>
          </table:table-cell>
          <table:table-cell table:formula="of:=SQRT([.B150]^2+[.C150]^2+[.D150]^2)" office:value-type="float" office:value="0.799535867088525" calcext:value-type="float">
            <text:p>0.799535867088525</text:p>
          </table:table-cell>
          <table:table-cell office:value-type="float" office:value="1.0416" calcext:value-type="float">
            <text:p>1.0416</text:p>
          </table:table-cell>
          <table:table-cell office:value-type="float" office:value="1.6336" calcext:value-type="float">
            <text:p>1.6336</text:p>
          </table:table-cell>
          <table:table-cell office:value-type="float" office:value="0.825" calcext:value-type="float">
            <text:p>0.825</text:p>
          </table:table-cell>
          <table:table-cell office:value-type="float" office:value="0.0141" calcext:value-type="float">
            <text:p>0.0141</text:p>
          </table:table-cell>
          <table:table-cell office:value-type="float" office:value="-1.9749E-024" calcext:value-type="float">
            <text:p>-1.9749E-24</text:p>
          </table:table-cell>
          <table:table-cell table:formula="of:=SQRT([.H150]^2+[.I150]^2+[.J150]^2)" office:value-type="float" office:value="0.825120482111552" calcext:value-type="float">
            <text:p>0.825120482111552</text:p>
          </table:table-cell>
          <table:table-cell office:value-type="float" office:value="1.0368" calcext:value-type="float">
            <text:p>1.0368</text:p>
          </table:table-cell>
          <table:table-cell office:value-type="float" office:value="1.6528" calcext:value-type="float">
            <text:p>1.6528</text:p>
          </table:table-cell>
          <table:table-cell office:value-type="float" office:value="0.80518" calcext:value-type="float">
            <text:p>0.80518</text:p>
          </table:table-cell>
          <table:table-cell office:value-type="float" office:value="0.018492" calcext:value-type="float">
            <text:p>0.018492</text:p>
          </table:table-cell>
          <table:table-cell office:value-type="float" office:value="-2.7588E-023" calcext:value-type="float">
            <text:p>-2.7588E-23</text:p>
          </table:table-cell>
          <table:table-cell table:formula="of:=SQRT([.N150]^2+[.O150]^2+[.P150]^2)" office:value-type="float" office:value="0.805392318354229" calcext:value-type="float">
            <text:p>0.805392318354229</text:p>
          </table:table-cell>
          <table:table-cell office:value-type="float" office:value="1.0473" calcext:value-type="float">
            <text:p>1.0473</text:p>
          </table:table-cell>
          <table:table-cell office:value-type="float" office:value="1.6461" calcext:value-type="float">
            <text:p>1.6461</text:p>
          </table:table-cell>
          <table:table-cell office:value-type="float" office:value="0.82174" calcext:value-type="float">
            <text:p>0.82174</text:p>
          </table:table-cell>
          <table:table-cell office:value-type="float" office:value="0.011877" calcext:value-type="float">
            <text:p>0.011877</text:p>
          </table:table-cell>
          <table:table-cell office:value-type="float" office:value="-1.8231E-024" calcext:value-type="float">
            <text:p>-1.8231E-24</text:p>
          </table:table-cell>
          <table:table-cell table:formula="of:=SQRT([.T150]^2+[.U150]^2+[.V150]^2)" office:value-type="float" office:value="0.821825827489621" calcext:value-type="float">
            <text:p>0.821825827489621</text:p>
          </table:table-cell>
          <table:table-cell office:value-type="float" office:value="1.0365" calcext:value-type="float">
            <text:p>1.0365</text:p>
          </table:table-cell>
          <table:table-cell office:value-type="float" office:value="1.6492" calcext:value-type="float">
            <text:p>1.6492</text:p>
          </table:table-cell>
          <table:table-cell office:value-type="float" office:value="0.83373" calcext:value-type="float">
            <text:p>0.83373</text:p>
          </table:table-cell>
          <table:table-cell office:value-type="float" office:value="0.015847" calcext:value-type="float">
            <text:p>0.015847</text:p>
          </table:table-cell>
          <table:table-cell office:value-type="float" office:value="-2.0878E-024" calcext:value-type="float">
            <text:p>-2.0878E-24</text:p>
          </table:table-cell>
          <table:table-cell table:formula="of:=SQRT([.Z150]^2+[.AA150]^2+[.AB150]^2)" office:value-type="float" office:value="0.833880591157391" calcext:value-type="float">
            <text:p>0.833880591157391</text:p>
          </table:table-cell>
          <table:table-cell office:value-type="float" office:value="1.036" calcext:value-type="float">
            <text:p>1.036</text:p>
          </table:table-cell>
          <table:table-cell office:value-type="float" office:value="1.6606" calcext:value-type="float">
            <text:p>1.6606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81299" calcext:value-type="float">
            <text:p>0.81299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-7.5518E-024" calcext:value-type="float">
            <text:p>-7.5518E-24</text:p>
          </table:table-cell>
          <table:table-cell table:formula="of:=SQRT([.B151]^2+[.C151]^2+[.D151]^2)" office:value-type="float" office:value="0.813077967786608" calcext:value-type="float">
            <text:p>0.813077967786608</text:p>
          </table:table-cell>
          <table:table-cell office:value-type="float" office:value="1.0222" calcext:value-type="float">
            <text:p>1.0222</text:p>
          </table:table-cell>
          <table:table-cell office:value-type="float" office:value="1.6234" calcext:value-type="float">
            <text:p>1.6234</text:p>
          </table:table-cell>
          <table:table-cell office:value-type="float" office:value="0.83876" calcext:value-type="float">
            <text:p>0.83876</text:p>
          </table:table-cell>
          <table:table-cell office:value-type="float" office:value="0.013141" calcext:value-type="float">
            <text:p>0.013141</text:p>
          </table:table-cell>
          <table:table-cell office:value-type="float" office:value="-1.6617E-024" calcext:value-type="float">
            <text:p>-1.6617E-24</text:p>
          </table:table-cell>
          <table:table-cell table:formula="of:=SQRT([.H151]^2+[.I151]^2+[.J151]^2)" office:value-type="float" office:value="0.838862934859444" calcext:value-type="float">
            <text:p>0.838862934859444</text:p>
          </table:table-cell>
          <table:table-cell office:value-type="float" office:value="1.0172" calcext:value-type="float">
            <text:p>1.0172</text:p>
          </table:table-cell>
          <table:table-cell office:value-type="float" office:value="1.643" calcext:value-type="float">
            <text:p>1.643</text:p>
          </table:table-cell>
          <table:table-cell office:value-type="float" office:value="0.82007" calcext:value-type="float">
            <text:p>0.82007</text:p>
          </table:table-cell>
          <table:table-cell office:value-type="float" office:value="0.018043" calcext:value-type="float">
            <text:p>0.018043</text:p>
          </table:table-cell>
          <table:table-cell office:value-type="float" office:value="-8.644E-024" calcext:value-type="float">
            <text:p>-8.644E-24</text:p>
          </table:table-cell>
          <table:table-cell table:formula="of:=SQRT([.N151]^2+[.O151]^2+[.P151]^2)" office:value-type="float" office:value="0.820268465046048" calcext:value-type="float">
            <text:p>0.820268465046048</text:p>
          </table:table-cell>
          <table:table-cell office:value-type="float" office:value="1.0279" calcext:value-type="float">
            <text:p>1.0279</text:p>
          </table:table-cell>
          <table:table-cell office:value-type="float" office:value="1.6374" calcext:value-type="float">
            <text:p>1.6374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-1.5362E-024" calcext:value-type="float">
            <text:p>-1.5362E-24</text:p>
          </table:table-cell>
          <table:table-cell table:formula="of:=SQRT([.T151]^2+[.U151]^2+[.V151]^2)" office:value-type="float" office:value="0.835471237147037" calcext:value-type="float">
            <text:p>0.835471237147037</text:p>
          </table:table-cell>
          <table:table-cell office:value-type="float" office:value="1.0169" calcext:value-type="float">
            <text:p>1.0169</text:p>
          </table:table-cell>
          <table:table-cell office:value-type="float" office:value="1.6392" calcext:value-type="float">
            <text:p>1.6392</text:p>
          </table:table-cell>
          <table:table-cell office:value-type="float" office:value="0.84853" calcext:value-type="float">
            <text:p>0.84853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-1.7589E-024" calcext:value-type="float">
            <text:p>-1.7589E-24</text:p>
          </table:table-cell>
          <table:table-cell table:formula="of:=SQRT([.Z151]^2+[.AA151]^2+[.AB151]^2)" office:value-type="float" office:value="0.848657912032876" calcext:value-type="float">
            <text:p>0.848657912032876</text:p>
          </table:table-cell>
          <table:table-cell office:value-type="float" office:value="1.0164" calcext:value-type="float">
            <text:p>1.0164</text:p>
          </table:table-cell>
          <table:table-cell office:value-type="float" office:value="1.6519" calcext:value-type="float">
            <text:p>1.6519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82642" calcext:value-type="float">
            <text:p>0.82642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9.1973E-024" calcext:value-type="float">
            <text:p>9.1973E-24</text:p>
          </table:table-cell>
          <table:table-cell table:formula="of:=SQRT([.B152]^2+[.C152]^2+[.D152]^2)" office:value-type="float" office:value="0.826500707138234" calcext:value-type="float">
            <text:p>0.826500707138234</text:p>
          </table:table-cell>
          <table:table-cell office:value-type="float" office:value="1.0027" calcext:value-type="float">
            <text:p>1.0027</text:p>
          </table:table-cell>
          <table:table-cell office:value-type="float" office:value="1.6132" calcext:value-type="float">
            <text:p>1.6132</text:p>
          </table:table-cell>
          <table:table-cell office:value-type="float" office:value="0.85217" calcext:value-type="float">
            <text:p>0.85217</text:p>
          </table:table-cell>
          <table:table-cell office:value-type="float" office:value="0.012173" calcext:value-type="float">
            <text:p>0.012173</text:p>
          </table:table-cell>
          <table:table-cell office:value-type="float" office:value="-1.6457E-024" calcext:value-type="float">
            <text:p>-1.6457E-24</text:p>
          </table:table-cell>
          <table:table-cell table:formula="of:=SQRT([.H152]^2+[.I152]^2+[.J152]^2)" office:value-type="float" office:value="0.852256939443147" calcext:value-type="float">
            <text:p>0.852256939443147</text:p>
          </table:table-cell>
          <table:table-cell office:value-type="float" office:value="0.9976" calcext:value-type="float">
            <text:p>0.9976</text:p>
          </table:table-cell>
          <table:table-cell office:value-type="float" office:value="1.6331" calcext:value-type="float">
            <text:p>1.6331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017572" calcext:value-type="float">
            <text:p>0.017572</text:p>
          </table:table-cell>
          <table:table-cell office:value-type="float" office:value="1.0427E-023" calcext:value-type="float">
            <text:p>1.0427E-23</text:p>
          </table:table-cell>
          <table:table-cell table:formula="of:=SQRT([.N152]^2+[.O152]^2+[.P152]^2)" office:value-type="float" office:value="0.834784963439088" calcext:value-type="float">
            <text:p>0.834784963439088</text:p>
          </table:table-cell>
          <table:table-cell office:value-type="float" office:value="1.0085" calcext:value-type="float">
            <text:p>1.0085</text:p>
          </table:table-cell>
          <table:table-cell office:value-type="float" office:value="1.6285" calcext:value-type="float">
            <text:p>1.6285</text:p>
          </table:table-cell>
          <table:table-cell office:value-type="float" office:value="0.84884" calcext:value-type="float">
            <text:p>0.84884</text:p>
          </table:table-cell>
          <table:table-cell office:value-type="float" office:value="0.0099473" calcext:value-type="float">
            <text:p>0.0099473</text:p>
          </table:table-cell>
          <table:table-cell office:value-type="float" office:value="-1.517E-024" calcext:value-type="float">
            <text:p>-1.517E-24</text:p>
          </table:table-cell>
          <table:table-cell table:formula="of:=SQRT([.T152]^2+[.U152]^2+[.V152]^2)" office:value-type="float" office:value="0.848898282703699" calcext:value-type="float">
            <text:p>0.848898282703699</text:p>
          </table:table-cell>
          <table:table-cell office:value-type="float" office:value="0.99728" calcext:value-type="float">
            <text:p>0.99728</text:p>
          </table:table-cell>
          <table:table-cell office:value-type="float" office:value="1.6293" calcext:value-type="float">
            <text:p>1.6293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013597" calcext:value-type="float">
            <text:p>0.013597</text:p>
          </table:table-cell>
          <table:table-cell office:value-type="float" office:value="-1.7349E-024" calcext:value-type="float">
            <text:p>-1.7349E-24</text:p>
          </table:table-cell>
          <table:table-cell table:formula="of:=SQRT([.Z152]^2+[.AA152]^2+[.AB152]^2)" office:value-type="float" office:value="0.862907131972497" calcext:value-type="float">
            <text:p>0.862907131972497</text:p>
          </table:table-cell>
          <table:table-cell office:value-type="float" office:value="0.99676" calcext:value-type="float">
            <text:p>0.99676</text:p>
          </table:table-cell>
          <table:table-cell office:value-type="float" office:value="1.643" calcext:value-type="float">
            <text:p>1.64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3979" calcext:value-type="float">
            <text:p>0.83979</text:p>
          </table:table-cell>
          <table:table-cell office:value-type="float" office:value="0.011144" calcext:value-type="float">
            <text:p>0.011144</text:p>
          </table:table-cell>
          <table:table-cell office:value-type="float" office:value="2.5989E-023" calcext:value-type="float">
            <text:p>2.5989E-23</text:p>
          </table:table-cell>
          <table:table-cell table:formula="of:=SQRT([.B153]^2+[.C153]^2+[.D153]^2)" office:value-type="float" office:value="0.839863937096956" calcext:value-type="float">
            <text:p>0.839863937096956</text:p>
          </table:table-cell>
          <table:table-cell office:value-type="float" office:value="0.98316" calcext:value-type="float">
            <text:p>0.98316</text:p>
          </table:table-cell>
          <table:table-cell office:value-type="float" office:value="1.6031" calcext:value-type="float">
            <text:p>1.6031</text:p>
          </table:table-cell>
          <table:table-cell office:value-type="float" office:value="0.86539" calcext:value-type="float">
            <text:p>0.86539</text:p>
          </table:table-cell>
          <table:table-cell office:value-type="float" office:value="0.0112" calcext:value-type="float">
            <text:p>0.0112</text:p>
          </table:table-cell>
          <table:table-cell office:value-type="float" office:value="-1.7795E-024" calcext:value-type="float">
            <text:p>-1.7795E-24</text:p>
          </table:table-cell>
          <table:table-cell table:formula="of:=SQRT([.H153]^2+[.I153]^2+[.J153]^2)" office:value-type="float" office:value="0.865462472958822" calcext:value-type="float">
            <text:p>0.865462472958822</text:p>
          </table:table-cell>
          <table:table-cell office:value-type="float" office:value="0.97798" calcext:value-type="float">
            <text:p>0.97798</text:p>
          </table:table-cell>
          <table:table-cell office:value-type="float" office:value="1.6231" calcext:value-type="float">
            <text:p>1.6231</text:p>
          </table:table-cell>
          <table:table-cell office:value-type="float" office:value="0.84894" calcext:value-type="float">
            <text:p>0.84894</text:p>
          </table:table-cell>
          <table:table-cell office:value-type="float" office:value="0.017091" calcext:value-type="float">
            <text:p>0.017091</text:p>
          </table:table-cell>
          <table:table-cell office:value-type="float" office:value="2.956E-023" calcext:value-type="float">
            <text:p>2.956E-23</text:p>
          </table:table-cell>
          <table:table-cell table:formula="of:=SQRT([.N153]^2+[.O153]^2+[.P153]^2)" office:value-type="float" office:value="0.84911202198591" calcext:value-type="float">
            <text:p>0.84911202198591</text:p>
          </table:table-cell>
          <table:table-cell office:value-type="float" office:value="0.98902" calcext:value-type="float">
            <text:p>0.98902</text:p>
          </table:table-cell>
          <table:table-cell office:value-type="float" office:value="1.6195" calcext:value-type="float">
            <text:p>1.6195</text:p>
          </table:table-cell>
          <table:table-cell office:value-type="float" office:value="0.86216" calcext:value-type="float">
            <text:p>0.86216</text:p>
          </table:table-cell>
          <table:table-cell office:value-type="float" office:value="0.0089879" calcext:value-type="float">
            <text:p>0.0089879</text:p>
          </table:table-cell>
          <table:table-cell office:value-type="float" office:value="-1.6327E-024" calcext:value-type="float">
            <text:p>-1.6327E-24</text:p>
          </table:table-cell>
          <table:table-cell table:formula="of:=SQRT([.T153]^2+[.U153]^2+[.V153]^2)" office:value-type="float" office:value="0.862206847540896" calcext:value-type="float">
            <text:p>0.862206847540896</text:p>
          </table:table-cell>
          <table:table-cell office:value-type="float" office:value="0.97766" calcext:value-type="float">
            <text:p>0.97766</text:p>
          </table:table-cell>
          <table:table-cell office:value-type="float" office:value="1.6193" calcext:value-type="float">
            <text:p>1.6193</text:p>
          </table:table-cell>
          <table:table-cell office:value-type="float" office:value="0.87679" calcext:value-type="float">
            <text:p>0.87679</text:p>
          </table:table-cell>
          <table:table-cell office:value-type="float" office:value="0.012446" calcext:value-type="float">
            <text:p>0.012446</text:p>
          </table:table-cell>
          <table:table-cell office:value-type="float" office:value="-1.8644E-024" calcext:value-type="float">
            <text:p>-1.8644E-24</text:p>
          </table:table-cell>
          <table:table-cell table:formula="of:=SQRT([.Z153]^2+[.AA153]^2+[.AB153]^2)" office:value-type="float" office:value="0.876878330793959" calcext:value-type="float">
            <text:p>0.876878330793959</text:p>
          </table:table-cell>
          <table:table-cell office:value-type="float" office:value="0.97714" calcext:value-type="float">
            <text:p>0.97714</text:p>
          </table:table-cell>
          <table:table-cell office:value-type="float" office:value="1.634" calcext:value-type="float">
            <text:p>1.634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85275" calcext:value-type="float">
            <text:p>0.85275</text:p>
          </table:table-cell>
          <table:table-cell office:value-type="float" office:value="0.010767" calcext:value-type="float">
            <text:p>0.010767</text:p>
          </table:table-cell>
          <table:table-cell office:value-type="float" office:value="9.3328E-024" calcext:value-type="float">
            <text:p>9.3328E-24</text:p>
          </table:table-cell>
          <table:table-cell table:formula="of:=SQRT([.B154]^2+[.C154]^2+[.D154]^2)" office:value-type="float" office:value="0.852817970489014" calcext:value-type="float">
            <text:p>0.852817970489014</text:p>
          </table:table-cell>
          <table:table-cell office:value-type="float" office:value="0.96359" calcext:value-type="float">
            <text:p>0.96359</text:p>
          </table:table-cell>
          <table:table-cell office:value-type="float" office:value="1.5928" calcext:value-type="float">
            <text:p>1.5928</text:p>
          </table:table-cell>
          <table:table-cell office:value-type="float" office:value="0.87786" calcext:value-type="float">
            <text:p>0.87786</text:p>
          </table:table-cell>
          <table:table-cell office:value-type="float" office:value="0.010241" calcext:value-type="float">
            <text:p>0.010241</text:p>
          </table:table-cell>
          <table:table-cell office:value-type="float" office:value="2.8192E-023" calcext:value-type="float">
            <text:p>2.8192E-23</text:p>
          </table:table-cell>
          <table:table-cell table:formula="of:=SQRT([.H154]^2+[.I154]^2+[.J154]^2)" office:value-type="float" office:value="0.877919733051376" calcext:value-type="float">
            <text:p>0.877919733051376</text:p>
          </table:table-cell>
          <table:table-cell office:value-type="float" office:value="0.95836" calcext:value-type="float">
            <text:p>0.95836</text:p>
          </table:table-cell>
          <table:table-cell office:value-type="float" office:value="1.6126" calcext:value-type="float">
            <text:p>1.6126</text:p>
          </table:table-cell>
          <table:table-cell office:value-type="float" office:value="0.86243" calcext:value-type="float">
            <text:p>0.86243</text:p>
          </table:table-cell>
          <table:table-cell office:value-type="float" office:value="0.016588" calcext:value-type="float">
            <text:p>0.016588</text:p>
          </table:table-cell>
          <table:table-cell office:value-type="float" office:value="1.063E-023" calcext:value-type="float">
            <text:p>1.063E-23</text:p>
          </table:table-cell>
          <table:table-cell table:formula="of:=SQRT([.N154]^2+[.O154]^2+[.P154]^2)" office:value-type="float" office:value="0.862589512250178" calcext:value-type="float">
            <text:p>0.862589512250178</text:p>
          </table:table-cell>
          <table:table-cell office:value-type="float" office:value="0.9695" calcext:value-type="float">
            <text:p>0.9695</text:p>
          </table:table-cell>
          <table:table-cell office:value-type="float" office:value="1.61" calcext:value-type="float">
            <text:p>1.61</text:p>
          </table:table-cell>
          <table:table-cell office:value-type="float" office:value="0.87494" calcext:value-type="float">
            <text:p>0.87494</text:p>
          </table:table-cell>
          <table:table-cell office:value-type="float" office:value="0.0080623" calcext:value-type="float">
            <text:p>0.0080623</text:p>
          </table:table-cell>
          <table:table-cell office:value-type="float" office:value="2.5872E-023" calcext:value-type="float">
            <text:p>2.5872E-23</text:p>
          </table:table-cell>
          <table:table-cell table:formula="of:=SQRT([.T154]^2+[.U154]^2+[.V154]^2)" office:value-type="float" office:value="0.874977145005108" calcext:value-type="float">
            <text:p>0.874977145005108</text:p>
          </table:table-cell>
          <table:table-cell office:value-type="float" office:value="0.95804" calcext:value-type="float">
            <text:p>0.95804</text:p>
          </table:table-cell>
          <table:table-cell office:value-type="float" office:value="1.6091" calcext:value-type="float">
            <text:p>1.6091</text:p>
          </table:table-cell>
          <table:table-cell office:value-type="float" office:value="0.88968" calcext:value-type="float">
            <text:p>0.88968</text:p>
          </table:table-cell>
          <table:table-cell office:value-type="float" office:value="0.011286" calcext:value-type="float">
            <text:p>0.011286</text:p>
          </table:table-cell>
          <table:table-cell office:value-type="float" office:value="2.9497E-023" calcext:value-type="float">
            <text:p>2.9497E-23</text:p>
          </table:table-cell>
          <table:table-cell table:formula="of:=SQRT([.Z154]^2+[.AA154]^2+[.AB154]^2)" office:value-type="float" office:value="0.889751581170834" calcext:value-type="float">
            <text:p>0.889751581170834</text:p>
          </table:table-cell>
          <table:table-cell office:value-type="float" office:value="0.95751" calcext:value-type="float">
            <text:p>0.95751</text:p>
          </table:table-cell>
          <table:table-cell office:value-type="float" office:value="1.6241" calcext:value-type="float">
            <text:p>1.6241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86551" calcext:value-type="float">
            <text:p>0.86551</text:p>
          </table:table-cell>
          <table:table-cell office:value-type="float" office:value="0.010402" calcext:value-type="float">
            <text:p>0.010402</text:p>
          </table:table-cell>
          <table:table-cell office:value-type="float" office:value="-1.7676E-024" calcext:value-type="float">
            <text:p>-1.7676E-24</text:p>
          </table:table-cell>
          <table:table-cell table:formula="of:=SQRT([.B155]^2+[.C155]^2+[.D155]^2)" office:value-type="float" office:value="0.865572505168689" calcext:value-type="float">
            <text:p>0.865572505168689</text:p>
          </table:table-cell>
          <table:table-cell office:value-type="float" office:value="0.94401" calcext:value-type="float">
            <text:p>0.94401</text:p>
          </table:table-cell>
          <table:table-cell office:value-type="float" office:value="1.5824" calcext:value-type="float">
            <text:p>1.5824</text:p>
          </table:table-cell>
          <table:table-cell office:value-type="float" office:value="0.88999" calcext:value-type="float">
            <text:p>0.88999</text:p>
          </table:table-cell>
          <table:table-cell office:value-type="float" office:value="0.0092921" calcext:value-type="float">
            <text:p>0.0092921</text:p>
          </table:table-cell>
          <table:table-cell office:value-type="float" office:value="4.9315E-023" calcext:value-type="float">
            <text:p>4.9315E-23</text:p>
          </table:table-cell>
          <table:table-cell table:formula="of:=SQRT([.H155]^2+[.I155]^2+[.J155]^2)" office:value-type="float" office:value="0.89003850659531" calcext:value-type="float">
            <text:p>0.89003850659531</text:p>
          </table:table-cell>
          <table:table-cell office:value-type="float" office:value="0.93873" calcext:value-type="float">
            <text:p>0.93873</text:p>
          </table:table-cell>
          <table:table-cell office:value-type="float" office:value="1.6019" calcext:value-type="float">
            <text:p>1.6019</text:p>
          </table:table-cell>
          <table:table-cell office:value-type="float" office:value="0.87553" calcext:value-type="float">
            <text:p>0.87553</text:p>
          </table:table-cell>
          <table:table-cell office:value-type="float" office:value="0.016082" calcext:value-type="float">
            <text:p>0.016082</text:p>
          </table:table-cell>
          <table:table-cell office:value-type="float" office:value="-1.9861E-024" calcext:value-type="float">
            <text:p>-1.9861E-24</text:p>
          </table:table-cell>
          <table:table-cell table:formula="of:=SQRT([.N155]^2+[.O155]^2+[.P155]^2)" office:value-type="float" office:value="0.875677687065281" calcext:value-type="float">
            <text:p>0.875677687065281</text:p>
          </table:table-cell>
          <table:table-cell office:value-type="float" office:value="0.94995" calcext:value-type="float">
            <text:p>0.94995</text:p>
          </table:table-cell>
          <table:table-cell office:value-type="float" office:value="1.6001" calcext:value-type="float">
            <text:p>1.6001</text:p>
          </table:table-cell>
          <table:table-cell office:value-type="float" office:value="0.88745" calcext:value-type="float">
            <text:p>0.88745</text:p>
          </table:table-cell>
          <table:table-cell office:value-type="float" office:value="0.007154" calcext:value-type="float">
            <text:p>0.007154</text:p>
          </table:table-cell>
          <table:table-cell office:value-type="float" office:value="4.5256E-023" calcext:value-type="float">
            <text:p>4.5256E-23</text:p>
          </table:table-cell>
          <table:table-cell table:formula="of:=SQRT([.T155]^2+[.U155]^2+[.V155]^2)" office:value-type="float" office:value="0.887478834798893" calcext:value-type="float">
            <text:p>0.887478834798893</text:p>
          </table:table-cell>
          <table:table-cell office:value-type="float" office:value="0.93841" calcext:value-type="float">
            <text:p>0.93841</text:p>
          </table:table-cell>
          <table:table-cell office:value-type="float" office:value="1.5988" calcext:value-type="float">
            <text:p>1.5988</text:p>
          </table:table-cell>
          <table:table-cell office:value-type="float" office:value="0.90212" calcext:value-type="float">
            <text:p>0.90212</text:p>
          </table:table-cell>
          <table:table-cell office:value-type="float" office:value="0.010129" calcext:value-type="float">
            <text:p>0.010129</text:p>
          </table:table-cell>
          <table:table-cell office:value-type="float" office:value="5.16E-023" calcext:value-type="float">
            <text:p>5.16E-23</text:p>
          </table:table-cell>
          <table:table-cell table:formula="of:=SQRT([.Z155]^2+[.AA155]^2+[.AB155]^2)" office:value-type="float" office:value="0.902176862395063" calcext:value-type="float">
            <text:p>0.902176862395063</text:p>
          </table:table-cell>
          <table:table-cell office:value-type="float" office:value="0.93788" calcext:value-type="float">
            <text:p>0.93788</text:p>
          </table:table-cell>
          <table:table-cell office:value-type="float" office:value="1.6139" calcext:value-type="float">
            <text:p>1.6139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87785" calcext:value-type="float">
            <text:p>0.87785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-1.7645E-024" calcext:value-type="float">
            <text:p>-1.7645E-24</text:p>
          </table:table-cell>
          <table:table-cell table:formula="of:=SQRT([.B156]^2+[.C156]^2+[.D156]^2)" office:value-type="float" office:value="0.877907663905493" calcext:value-type="float">
            <text:p>0.877907663905493</text:p>
          </table:table-cell>
          <table:table-cell office:value-type="float" office:value="0.9244" calcext:value-type="float">
            <text:p>0.9244</text:p>
          </table:table-cell>
          <table:table-cell office:value-type="float" office:value="1.5718" calcext:value-type="float">
            <text:p>1.5718</text:p>
          </table:table-cell>
          <table:table-cell office:value-type="float" office:value="0.90146" calcext:value-type="float">
            <text:p>0.90146</text:p>
          </table:table-cell>
          <table:table-cell office:value-type="float" office:value="0.008367" calcext:value-type="float">
            <text:p>0.008367</text:p>
          </table:table-cell>
          <table:table-cell office:value-type="float" office:value="5.0649E-023" calcext:value-type="float">
            <text:p>5.0649E-23</text:p>
          </table:table-cell>
          <table:table-cell table:formula="of:=SQRT([.H156]^2+[.I156]^2+[.J156]^2)" office:value-type="float" office:value="0.901498828778496" calcext:value-type="float">
            <text:p>0.901498828778496</text:p>
          </table:table-cell>
          <table:table-cell office:value-type="float" office:value="0.91909" calcext:value-type="float">
            <text:p>0.91909</text:p>
          </table:table-cell>
          <table:table-cell office:value-type="float" office:value="1.5906" calcext:value-type="float">
            <text:p>1.5906</text:p>
          </table:table-cell>
          <table:table-cell office:value-type="float" office:value="0.88788" calcext:value-type="float">
            <text:p>0.88788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-1.9807E-024" calcext:value-type="float">
            <text:p>-1.9807E-24</text:p>
          </table:table-cell>
          <table:table-cell table:formula="of:=SQRT([.N156]^2+[.O156]^2+[.P156]^2)" office:value-type="float" office:value="0.888016508461414" calcext:value-type="float">
            <text:p>0.888016508461414</text:p>
          </table:table-cell>
          <table:table-cell office:value-type="float" office:value="0.93037" calcext:value-type="float">
            <text:p>0.93037</text:p>
          </table:table-cell>
          <table:table-cell office:value-type="float" office:value="1.5897" calcext:value-type="float">
            <text:p>1.5897</text:p>
          </table:table-cell>
          <table:table-cell office:value-type="float" office:value="0.89945" calcext:value-type="float">
            <text:p>0.89945</text:p>
          </table:table-cell>
          <table:table-cell office:value-type="float" office:value="0.0062812" calcext:value-type="float">
            <text:p>0.0062812</text:p>
          </table:table-cell>
          <table:table-cell office:value-type="float" office:value="4.6479E-023" calcext:value-type="float">
            <text:p>4.6479E-23</text:p>
          </table:table-cell>
          <table:table-cell table:formula="of:=SQRT([.T156]^2+[.U156]^2+[.V156]^2)" office:value-type="float" office:value="0.899471931731858" calcext:value-type="float">
            <text:p>0.899471931731858</text:p>
          </table:table-cell>
          <table:table-cell office:value-type="float" office:value="0.91877" calcext:value-type="float">
            <text:p>0.91877</text:p>
          </table:table-cell>
          <table:table-cell office:value-type="float" office:value="1.588" calcext:value-type="float">
            <text:p>1.588</text:p>
          </table:table-cell>
          <table:table-cell office:value-type="float" office:value="0.91364" calcext:value-type="float">
            <text:p>0.91364</text:p>
          </table:table-cell>
          <table:table-cell office:value-type="float" office:value="0.0089803" calcext:value-type="float">
            <text:p>0.0089803</text:p>
          </table:table-cell>
          <table:table-cell office:value-type="float" office:value="5.2998E-023" calcext:value-type="float">
            <text:p>5.2998E-23</text:p>
          </table:table-cell>
          <table:table-cell table:formula="of:=SQRT([.Z156]^2+[.AA156]^2+[.AB156]^2)" office:value-type="float" office:value="0.91368413326931" calcext:value-type="float">
            <text:p>0.91368413326931</text:p>
          </table:table-cell>
          <table:table-cell office:value-type="float" office:value="0.91823" calcext:value-type="float">
            <text:p>0.91823</text:p>
          </table:table-cell>
          <table:table-cell office:value-type="float" office:value="1.6029" calcext:value-type="float">
            <text:p>1.6029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88963" calcext:value-type="float">
            <text:p>0.88963</text:p>
          </table:table-cell>
          <table:table-cell office:value-type="float" office:value="0.009748" calcext:value-type="float">
            <text:p>0.009748</text:p>
          </table:table-cell>
          <table:table-cell office:value-type="float" office:value="-1.7615E-024" calcext:value-type="float">
            <text:p>-1.7615E-24</text:p>
          </table:table-cell>
          <table:table-cell table:formula="of:=SQRT([.B157]^2+[.C157]^2+[.D157]^2)" office:value-type="float" office:value="0.889683404590644" calcext:value-type="float">
            <text:p>0.889683404590644</text:p>
          </table:table-cell>
          <table:table-cell office:value-type="float" office:value="0.90476" calcext:value-type="float">
            <text:p>0.90476</text:p>
          </table:table-cell>
          <table:table-cell office:value-type="float" office:value="1.5607" calcext:value-type="float">
            <text:p>1.5607</text:p>
          </table:table-cell>
          <table:table-cell office:value-type="float" office:value="0.91216" calcext:value-type="float">
            <text:p>0.91216</text:p>
          </table:table-cell>
          <table:table-cell office:value-type="float" office:value="0.007473" calcext:value-type="float">
            <text:p>0.007473</text:p>
          </table:table-cell>
          <table:table-cell office:value-type="float" office:value="1.7855E-023" calcext:value-type="float">
            <text:p>1.7855E-23</text:p>
          </table:table-cell>
          <table:table-cell table:formula="of:=SQRT([.H157]^2+[.I157]^2+[.J157]^2)" office:value-type="float" office:value="0.912190611291851" calcext:value-type="float">
            <text:p>0.912190611291851</text:p>
          </table:table-cell>
          <table:table-cell office:value-type="float" office:value="0.89946" calcext:value-type="float">
            <text:p>0.89946</text:p>
          </table:table-cell>
          <table:table-cell office:value-type="float" office:value="1.5787" calcext:value-type="float">
            <text:p>1.5787</text:p>
          </table:table-cell>
          <table:table-cell office:value-type="float" office:value="0.89934" calcext:value-type="float">
            <text:p>0.89934</text:p>
          </table:table-cell>
          <table:table-cell office:value-type="float" office:value="0.015055" calcext:value-type="float">
            <text:p>0.015055</text:p>
          </table:table-cell>
          <table:table-cell office:value-type="float" office:value="-1.9757E-024" calcext:value-type="float">
            <text:p>-1.9757E-24</text:p>
          </table:table-cell>
          <table:table-cell table:formula="of:=SQRT([.N157]^2+[.O157]^2+[.P157]^2)" office:value-type="float" office:value="0.899466001928366" calcext:value-type="float">
            <text:p>0.899466001928366</text:p>
          </table:table-cell>
          <table:table-cell office:value-type="float" office:value="0.91075" calcext:value-type="float">
            <text:p>0.91075</text:p>
          </table:table-cell>
          <table:table-cell office:value-type="float" office:value="1.5784" calcext:value-type="float">
            <text:p>1.5784</text:p>
          </table:table-cell>
          <table:table-cell office:value-type="float" office:value="0.91079" calcext:value-type="float">
            <text:p>0.91079</text:p>
          </table:table-cell>
          <table:table-cell office:value-type="float" office:value="0.0054487" calcext:value-type="float">
            <text:p>0.0054487</text:p>
          </table:table-cell>
          <table:table-cell office:value-type="float" office:value="1.6362E-023" calcext:value-type="float">
            <text:p>1.6362E-23</text:p>
          </table:table-cell>
          <table:table-cell table:formula="of:=SQRT([.T157]^2+[.U157]^2+[.V157]^2)" office:value-type="float" office:value="0.91080629797542" calcext:value-type="float">
            <text:p>0.91080629797542</text:p>
          </table:table-cell>
          <table:table-cell office:value-type="float" office:value="0.89913" calcext:value-type="float">
            <text:p>0.89913</text:p>
          </table:table-cell>
          <table:table-cell office:value-type="float" office:value="1.5768" calcext:value-type="float">
            <text:p>1.5768</text:p>
          </table:table-cell>
          <table:table-cell office:value-type="float" office:value="0.92418" calcext:value-type="float">
            <text:p>0.92418</text:p>
          </table:table-cell>
          <table:table-cell office:value-type="float" office:value="0.0078507" calcext:value-type="float">
            <text:p>0.0078507</text:p>
          </table:table-cell>
          <table:table-cell office:value-type="float" office:value="1.8708E-023" calcext:value-type="float">
            <text:p>1.8708E-23</text:p>
          </table:table-cell>
          <table:table-cell table:formula="of:=SQRT([.Z157]^2+[.AA157]^2+[.AB157]^2)" office:value-type="float" office:value="0.92421334435859" calcext:value-type="float">
            <text:p>0.92421334435859</text:p>
          </table:table-cell>
          <table:table-cell office:value-type="float" office:value="0.89859" calcext:value-type="float">
            <text:p>0.89859</text:p>
          </table:table-cell>
          <table:table-cell office:value-type="float" office:value="1.5909" calcext:value-type="float">
            <text:p>1.590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90113" calcext:value-type="float">
            <text:p>0.90113</text:p>
          </table:table-cell>
          <table:table-cell office:value-type="float" office:value="0.0094474" calcext:value-type="float">
            <text:p>0.0094474</text:p>
          </table:table-cell>
          <table:table-cell office:value-type="float" office:value="-1.7586E-024" calcext:value-type="float">
            <text:p>-1.7586E-24</text:p>
          </table:table-cell>
          <table:table-cell table:formula="of:=SQRT([.B158]^2+[.C158]^2+[.D158]^2)" office:value-type="float" office:value="0.901179521664113" calcext:value-type="float">
            <text:p>0.901179521664113</text:p>
          </table:table-cell>
          <table:table-cell office:value-type="float" office:value="0.8851" calcext:value-type="float">
            <text:p>0.8851</text:p>
          </table:table-cell>
          <table:table-cell office:value-type="float" office:value="1.5495" calcext:value-type="float">
            <text:p>1.5495</text:p>
          </table:table-cell>
          <table:table-cell office:value-type="float" office:value="0.92244" calcext:value-type="float">
            <text:p>0.92244</text:p>
          </table:table-cell>
          <table:table-cell office:value-type="float" office:value="0.0065956" calcext:value-type="float">
            <text:p>0.0065956</text:p>
          </table:table-cell>
          <table:table-cell office:value-type="float" office:value="-3.3056E-023" calcext:value-type="float">
            <text:p>-3.3056E-23</text:p>
          </table:table-cell>
          <table:table-cell table:formula="of:=SQRT([.H158]^2+[.I158]^2+[.J158]^2)" office:value-type="float" office:value="0.922463579519192" calcext:value-type="float">
            <text:p>0.922463579519192</text:p>
          </table:table-cell>
          <table:table-cell office:value-type="float" office:value="0.87982" calcext:value-type="float">
            <text:p>0.87982</text:p>
          </table:table-cell>
          <table:table-cell office:value-type="float" office:value="1.5664" calcext:value-type="float">
            <text:p>1.5664</text:p>
          </table:table-cell>
          <table:table-cell office:value-type="float" office:value="0.91035" calcext:value-type="float">
            <text:p>0.91035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-1.9709E-024" calcext:value-type="float">
            <text:p>-1.9709E-24</text:p>
          </table:table-cell>
          <table:table-cell table:formula="of:=SQRT([.N158]^2+[.O158]^2+[.P158]^2)" office:value-type="float" office:value="0.910466108155597" calcext:value-type="float">
            <text:p>0.910466108155597</text:p>
          </table:table-cell>
          <table:table-cell office:value-type="float" office:value="0.89111" calcext:value-type="float">
            <text:p>0.89111</text:p>
          </table:table-cell>
          <table:table-cell office:value-type="float" office:value="1.5668" calcext:value-type="float">
            <text:p>1.5668</text:p>
          </table:table-cell>
          <table:table-cell office:value-type="float" office:value="0.92179" calcext:value-type="float">
            <text:p>0.92179</text:p>
          </table:table-cell>
          <table:table-cell office:value-type="float" office:value="0.0046374" calcext:value-type="float">
            <text:p>0.0046374</text:p>
          </table:table-cell>
          <table:table-cell office:value-type="float" office:value="-3.0394E-023" calcext:value-type="float">
            <text:p>-3.0394E-23</text:p>
          </table:table-cell>
          <table:table-cell table:formula="of:=SQRT([.T158]^2+[.U158]^2+[.V158]^2)" office:value-type="float" office:value="0.92180166499023" calcext:value-type="float">
            <text:p>0.92180166499023</text:p>
          </table:table-cell>
          <table:table-cell office:value-type="float" office:value="0.87948" calcext:value-type="float">
            <text:p>0.87948</text:p>
          </table:table-cell>
          <table:table-cell office:value-type="float" office:value="1.5653" calcext:value-type="float">
            <text:p>1.5653</text:p>
          </table:table-cell>
          <table:table-cell office:value-type="float" office:value="0.93419" calcext:value-type="float">
            <text:p>0.93419</text:p>
          </table:table-cell>
          <table:table-cell office:value-type="float" office:value="0.0067313" calcext:value-type="float">
            <text:p>0.0067313</text:p>
          </table:table-cell>
          <table:table-cell office:value-type="float" office:value="-3.4529E-023" calcext:value-type="float">
            <text:p>-3.4529E-23</text:p>
          </table:table-cell>
          <table:table-cell table:formula="of:=SQRT([.Z158]^2+[.AA158]^2+[.AB158]^2)" office:value-type="float" office:value="0.93421425085453" calcext:value-type="float">
            <text:p>0.93421425085453</text:p>
          </table:table-cell>
          <table:table-cell office:value-type="float" office:value="0.87895" calcext:value-type="float">
            <text:p>0.87895</text:p>
          </table:table-cell>
          <table:table-cell office:value-type="float" office:value="1.5784" calcext:value-type="float">
            <text:p>1.5784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91158" calcext:value-type="float">
            <text:p>0.91158</text:p>
          </table:table-cell>
          <table:table-cell office:value-type="float" office:value="0.0091824" calcext:value-type="float">
            <text:p>0.0091824</text:p>
          </table:table-cell>
          <table:table-cell office:value-type="float" office:value="-1.7555E-024" calcext:value-type="float">
            <text:p>-1.7555E-24</text:p>
          </table:table-cell>
          <table:table-cell table:formula="of:=SQRT([.B159]^2+[.C159]^2+[.D159]^2)" office:value-type="float" office:value="0.911626246259815" calcext:value-type="float">
            <text:p>0.911626246259815</text:p>
          </table:table-cell>
          <table:table-cell office:value-type="float" office:value="0.86542" calcext:value-type="float">
            <text:p>0.86542</text:p>
          </table:table-cell>
          <table:table-cell office:value-type="float" office:value="1.5372" calcext:value-type="float">
            <text:p>1.5372</text:p>
          </table:table-cell>
          <table:table-cell office:value-type="float" office:value="0.93145" calcext:value-type="float">
            <text:p>0.93145</text:p>
          </table:table-cell>
          <table:table-cell office:value-type="float" office:value="0.0057704" calcext:value-type="float">
            <text:p>0.0057704</text:p>
          </table:table-cell>
          <table:table-cell office:value-type="float" office:value="-6.8448E-023" calcext:value-type="float">
            <text:p>-6.8448E-23</text:p>
          </table:table-cell>
          <table:table-cell table:formula="of:=SQRT([.H159]^2+[.I159]^2+[.J159]^2)" office:value-type="float" office:value="0.931467873850816" calcext:value-type="float">
            <text:p>0.931467873850816</text:p>
          </table:table-cell>
          <table:table-cell office:value-type="float" office:value="0.86017" calcext:value-type="float">
            <text:p>0.86017</text:p>
          </table:table-cell>
          <table:table-cell office:value-type="float" office:value="1.5528" calcext:value-type="float">
            <text:p>1.5528</text:p>
          </table:table-cell>
          <table:table-cell office:value-type="float" office:value="0.91991" calcext:value-type="float">
            <text:p>0.91991</text:p>
          </table:table-cell>
          <table:table-cell office:value-type="float" office:value="0.014027" calcext:value-type="float">
            <text:p>0.014027</text:p>
          </table:table-cell>
          <table:table-cell office:value-type="float" office:value="-1.9665E-024" calcext:value-type="float">
            <text:p>-1.9665E-24</text:p>
          </table:table-cell>
          <table:table-cell table:formula="of:=SQRT([.N159]^2+[.O159]^2+[.P159]^2)" office:value-type="float" office:value="0.920016937251157" calcext:value-type="float">
            <text:p>0.920016937251157</text:p>
          </table:table-cell>
          <table:table-cell office:value-type="float" office:value="0.87143" calcext:value-type="float">
            <text:p>0.87143</text:p>
          </table:table-cell>
          <table:table-cell office:value-type="float" office:value="1.5536" calcext:value-type="float">
            <text:p>1.5536</text:p>
          </table:table-cell>
          <table:table-cell office:value-type="float" office:value="0.93164" calcext:value-type="float">
            <text:p>0.93164</text:p>
          </table:table-cell>
          <table:table-cell office:value-type="float" office:value="0.0038866" calcext:value-type="float">
            <text:p>0.0038866</text:p>
          </table:table-cell>
          <table:table-cell office:value-type="float" office:value="-6.3013E-023" calcext:value-type="float">
            <text:p>-6.3013E-23</text:p>
          </table:table-cell>
          <table:table-cell table:formula="of:=SQRT([.T159]^2+[.U159]^2+[.V159]^2)" office:value-type="float" office:value="0.93164810699081" calcext:value-type="float">
            <text:p>0.93164810699081</text:p>
          </table:table-cell>
          <table:table-cell office:value-type="float" office:value="0.85982" calcext:value-type="float">
            <text:p>0.85982</text:p>
          </table:table-cell>
          <table:table-cell office:value-type="float" office:value="1.5527" calcext:value-type="float">
            <text:p>1.5527</text:p>
          </table:table-cell>
          <table:table-cell office:value-type="float" office:value="0.94267" calcext:value-type="float">
            <text:p>0.94267</text:p>
          </table:table-cell>
          <table:table-cell office:value-type="float" office:value="0.0056568" calcext:value-type="float">
            <text:p>0.0056568</text:p>
          </table:table-cell>
          <table:table-cell office:value-type="float" office:value="-7.1434E-023" calcext:value-type="float">
            <text:p>-7.1434E-23</text:p>
          </table:table-cell>
          <table:table-cell table:formula="of:=SQRT([.Z159]^2+[.AA159]^2+[.AB159]^2)" office:value-type="float" office:value="0.942686972587529" calcext:value-type="float">
            <text:p>0.942686972587529</text:p>
          </table:table-cell>
          <table:table-cell office:value-type="float" office:value="0.8593" calcext:value-type="float">
            <text:p>0.8593</text:p>
          </table:table-cell>
          <table:table-cell office:value-type="float" office:value="1.5644" calcext:value-type="float">
            <text:p>1.5644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92164" calcext:value-type="float">
            <text:p>0.92164</text:p>
          </table:table-cell>
          <table:table-cell office:value-type="float" office:value="0.008927" calcext:value-type="float">
            <text:p>0.008927</text:p>
          </table:table-cell>
          <table:table-cell office:value-type="float" office:value="-5.9305E-024" calcext:value-type="float">
            <text:p>-5.9305E-24</text:p>
          </table:table-cell>
          <table:table-cell table:formula="of:=SQRT([.B160]^2+[.C160]^2+[.D160]^2)" office:value-type="float" office:value="0.921683232422615" calcext:value-type="float">
            <text:p>0.921683232422615</text:p>
          </table:table-cell>
          <table:table-cell office:value-type="float" office:value="0.84573" calcext:value-type="float">
            <text:p>0.84573</text:p>
          </table:table-cell>
          <table:table-cell office:value-type="float" office:value="1.5246" calcext:value-type="float">
            <text:p>1.5246</text:p>
          </table:table-cell>
          <table:table-cell office:value-type="float" office:value="0.94001" calcext:value-type="float">
            <text:p>0.94001</text:p>
          </table:table-cell>
          <table:table-cell office:value-type="float" office:value="0.0049636" calcext:value-type="float">
            <text:p>0.0049636</text:p>
          </table:table-cell>
          <table:table-cell office:value-type="float" office:value="-8.5818E-023" calcext:value-type="float">
            <text:p>-8.5818E-23</text:p>
          </table:table-cell>
          <table:table-cell table:formula="of:=SQRT([.H160]^2+[.I160]^2+[.J160]^2)" office:value-type="float" office:value="0.940023104729325" calcext:value-type="float">
            <text:p>0.940023104729325</text:p>
          </table:table-cell>
          <table:table-cell office:value-type="float" office:value="0.84053" calcext:value-type="float">
            <text:p>0.84053</text:p>
          </table:table-cell>
          <table:table-cell office:value-type="float" office:value="1.5389" calcext:value-type="float">
            <text:p>1.5389</text:p>
          </table:table-cell>
          <table:table-cell office:value-type="float" office:value="0.92897" calcext:value-type="float">
            <text:p>0.92897</text:p>
          </table:table-cell>
          <table:table-cell office:value-type="float" office:value="0.013517" calcext:value-type="float">
            <text:p>0.013517</text:p>
          </table:table-cell>
          <table:table-cell office:value-type="float" office:value="-6.6608E-024" calcext:value-type="float">
            <text:p>-6.6608E-24</text:p>
          </table:table-cell>
          <table:table-cell table:formula="of:=SQRT([.N160]^2+[.O160]^2+[.P160]^2)" office:value-type="float" office:value="0.9290683345099" calcext:value-type="float">
            <text:p>0.9290683345099</text:p>
          </table:table-cell>
          <table:table-cell office:value-type="float" office:value="0.85172" calcext:value-type="float">
            <text:p>0.85172</text:p>
          </table:table-cell>
          <table:table-cell office:value-type="float" office:value="1.54" calcext:value-type="float">
            <text:p>1.54</text:p>
          </table:table-cell>
          <table:table-cell office:value-type="float" office:value="0.94108" calcext:value-type="float">
            <text:p>0.94108</text:p>
          </table:table-cell>
          <table:table-cell office:value-type="float" office:value="0.0031547" calcext:value-type="float">
            <text:p>0.0031547</text:p>
          </table:table-cell>
          <table:table-cell office:value-type="float" office:value="-7.9038E-023" calcext:value-type="float">
            <text:p>-7.9038E-23</text:p>
          </table:table-cell>
          <table:table-cell table:formula="of:=SQRT([.T160]^2+[.U160]^2+[.V160]^2)" office:value-type="float" office:value="0.941085287597299" calcext:value-type="float">
            <text:p>0.941085287597299</text:p>
          </table:table-cell>
          <table:table-cell office:value-type="float" office:value="0.84016" calcext:value-type="float">
            <text:p>0.84016</text:p>
          </table:table-cell>
          <table:table-cell office:value-type="float" office:value="1.5396" calcext:value-type="float">
            <text:p>1.5396</text:p>
          </table:table-cell>
          <table:table-cell office:value-type="float" office:value="0.95067" calcext:value-type="float">
            <text:p>0.95067</text:p>
          </table:table-cell>
          <table:table-cell office:value-type="float" office:value="0.0046026" calcext:value-type="float">
            <text:p>0.0046026</text:p>
          </table:table-cell>
          <table:table-cell office:value-type="float" office:value="-8.9535E-023" calcext:value-type="float">
            <text:p>-8.9535E-23</text:p>
          </table:table-cell>
          <table:table-cell table:formula="of:=SQRT([.Z160]^2+[.AA160]^2+[.AB160]^2)" office:value-type="float" office:value="0.950681141512106" calcext:value-type="float">
            <text:p>0.950681141512106</text:p>
          </table:table-cell>
          <table:table-cell office:value-type="float" office:value="0.83965" calcext:value-type="float">
            <text:p>0.83965</text:p>
          </table:table-cell>
          <table:table-cell office:value-type="float" office:value="1.5499" calcext:value-type="float">
            <text:p>1.5499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93091" calcext:value-type="float">
            <text:p>0.93091</text:p>
          </table:table-cell>
          <table:table-cell office:value-type="float" office:value="0.0086909" calcext:value-type="float">
            <text:p>0.0086909</text:p>
          </table:table-cell>
          <table:table-cell office:value-type="float" office:value="-1.8455E-023" calcext:value-type="float">
            <text:p>-1.8455E-23</text:p>
          </table:table-cell>
          <table:table-cell table:formula="of:=SQRT([.B161]^2+[.C161]^2+[.D161]^2)" office:value-type="float" office:value="0.930950567883607" calcext:value-type="float">
            <text:p>0.930950567883607</text:p>
          </table:table-cell>
          <table:table-cell office:value-type="float" office:value="0.82603" calcext:value-type="float">
            <text:p>0.82603</text:p>
          </table:table-cell>
          <table:table-cell office:value-type="float" office:value="1.5113" calcext:value-type="float">
            <text:p>1.5113</text:p>
          </table:table-cell>
          <table:table-cell office:value-type="float" office:value="0.94766" calcext:value-type="float">
            <text:p>0.94766</text:p>
          </table:table-cell>
          <table:table-cell office:value-type="float" office:value="0.0041942" calcext:value-type="float">
            <text:p>0.0041942</text:p>
          </table:table-cell>
          <table:table-cell office:value-type="float" office:value="-6.553E-023" calcext:value-type="float">
            <text:p>-6.553E-23</text:p>
          </table:table-cell>
          <table:table-cell table:formula="of:=SQRT([.H161]^2+[.I161]^2+[.J161]^2)" office:value-type="float" office:value="0.947669281402347" calcext:value-type="float">
            <text:p>0.947669281402347</text:p>
          </table:table-cell>
          <table:table-cell office:value-type="float" office:value="0.82088" calcext:value-type="float">
            <text:p>0.82088</text:p>
          </table:table-cell>
          <table:table-cell office:value-type="float" office:value="1.5239" calcext:value-type="float">
            <text:p>1.5239</text:p>
          </table:table-cell>
          <table:table-cell office:value-type="float" office:value="0.93707" calcext:value-type="float">
            <text:p>0.93707</text:p>
          </table:table-cell>
          <table:table-cell office:value-type="float" office:value="0.013015" calcext:value-type="float">
            <text:p>0.013015</text:p>
          </table:table-cell>
          <table:table-cell office:value-type="float" office:value="-2.0745E-023" calcext:value-type="float">
            <text:p>-2.0745E-23</text:p>
          </table:table-cell>
          <table:table-cell table:formula="of:=SQRT([.N161]^2+[.O161]^2+[.P161]^2)" office:value-type="float" office:value="0.937160378550545" calcext:value-type="float">
            <text:p>0.937160378550545</text:p>
          </table:table-cell>
          <table:table-cell office:value-type="float" office:value="0.83199" calcext:value-type="float">
            <text:p>0.83199</text:p>
          </table:table-cell>
          <table:table-cell office:value-type="float" office:value="1.5254" calcext:value-type="float">
            <text:p>1.5254</text:p>
          </table:table-cell>
          <table:table-cell office:value-type="float" office:value="0.94965" calcext:value-type="float">
            <text:p>0.94965</text:p>
          </table:table-cell>
          <table:table-cell office:value-type="float" office:value="0.0024614" calcext:value-type="float">
            <text:p>0.0024614</text:p>
          </table:table-cell>
          <table:table-cell office:value-type="float" office:value="-6.0385E-023" calcext:value-type="float">
            <text:p>-6.0385E-23</text:p>
          </table:table-cell>
          <table:table-cell table:formula="of:=SQRT([.T161]^2+[.U161]^2+[.V161]^2)" office:value-type="float" office:value="0.949653189848779" calcext:value-type="float">
            <text:p>0.949653189848779</text:p>
          </table:table-cell>
          <table:table-cell office:value-type="float" office:value="0.8205" calcext:value-type="float">
            <text:p>0.8205</text:p>
          </table:table-cell>
          <table:table-cell office:value-type="float" office:value="1.5258" calcext:value-type="float">
            <text:p>1.5258</text:p>
          </table:table-cell>
          <table:table-cell office:value-type="float" office:value="0.95766" calcext:value-type="float">
            <text:p>0.95766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-6.8343E-023" calcext:value-type="float">
            <text:p>-6.8343E-23</text:p>
          </table:table-cell>
          <table:table-cell table:formula="of:=SQRT([.Z161]^2+[.AA161]^2+[.AB161]^2)" office:value-type="float" office:value="0.957666728930268" calcext:value-type="float">
            <text:p>0.957666728930268</text:p>
          </table:table-cell>
          <table:table-cell office:value-type="float" office:value="0.82001" calcext:value-type="float">
            <text:p>0.82001</text:p>
          </table:table-cell>
          <table:table-cell office:value-type="float" office:value="1.5343" calcext:value-type="float">
            <text:p>1.5343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93934" calcext:value-type="float">
            <text:p>0.93934</text:p>
          </table:table-cell>
          <table:table-cell office:value-type="float" office:value="0.0084696" calcext:value-type="float">
            <text:p>0.0084696</text:p>
          </table:table-cell>
          <table:table-cell office:value-type="float" office:value="-1.4314E-023" calcext:value-type="float">
            <text:p>-1.4314E-23</text:p>
          </table:table-cell>
          <table:table-cell table:formula="of:=SQRT([.B162]^2+[.C162]^2+[.D162]^2)" office:value-type="float" office:value="0.939378182482519" calcext:value-type="float">
            <text:p>0.939378182482519</text:p>
          </table:table-cell>
          <table:table-cell office:value-type="float" office:value="0.80632" calcext:value-type="float">
            <text:p>0.80632</text:p>
          </table:table-cell>
          <table:table-cell office:value-type="float" office:value="1.4971" calcext:value-type="float">
            <text:p>1.4971</text:p>
          </table:table-cell>
          <table:table-cell office:value-type="float" office:value="0.95449" calcext:value-type="float">
            <text:p>0.95449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-3.5054E-023" calcext:value-type="float">
            <text:p>-3.5054E-23</text:p>
          </table:table-cell>
          <table:table-cell table:formula="of:=SQRT([.H162]^2+[.I162]^2+[.J162]^2)" office:value-type="float" office:value="0.954496278433814" calcext:value-type="float">
            <text:p>0.954496278433814</text:p>
          </table:table-cell>
          <table:table-cell office:value-type="float" office:value="0.80123" calcext:value-type="float">
            <text:p>0.80123</text:p>
          </table:table-cell>
          <table:table-cell office:value-type="float" office:value="1.5081" calcext:value-type="float">
            <text:p>1.5081</text:p>
          </table:table-cell>
          <table:table-cell office:value-type="float" office:value="0.94426" calcext:value-type="float">
            <text:p>0.94426</text:p>
          </table:table-cell>
          <table:table-cell office:value-type="float" office:value="0.012525" calcext:value-type="float">
            <text:p>0.012525</text:p>
          </table:table-cell>
          <table:table-cell office:value-type="float" office:value="-1.6096E-023" calcext:value-type="float">
            <text:p>-1.6096E-23</text:p>
          </table:table-cell>
          <table:table-cell table:formula="of:=SQRT([.N162]^2+[.O162]^2+[.P162]^2)" office:value-type="float" office:value="0.944343064370677" calcext:value-type="float">
            <text:p>0.944343064370677</text:p>
          </table:table-cell>
          <table:table-cell office:value-type="float" office:value="0.81224" calcext:value-type="float">
            <text:p>0.81224</text:p>
          </table:table-cell>
          <table:table-cell office:value-type="float" office:value="1.5098" calcext:value-type="float">
            <text:p>1.5098</text:p>
          </table:table-cell>
          <table:table-cell office:value-type="float" office:value="0.95738" calcext:value-type="float">
            <text:p>0.95738</text:p>
          </table:table-cell>
          <table:table-cell office:value-type="float" office:value="0.0018022" calcext:value-type="float">
            <text:p>0.0018022</text:p>
          </table:table-cell>
          <table:table-cell office:value-type="float" office:value="-3.2309E-023" calcext:value-type="float">
            <text:p>-3.2309E-23</text:p>
          </table:table-cell>
          <table:table-cell table:formula="of:=SQRT([.T162]^2+[.U162]^2+[.V162]^2)" office:value-type="float" office:value="0.957381696255386" calcext:value-type="float">
            <text:p>0.957381696255386</text:p>
          </table:table-cell>
          <table:table-cell office:value-type="float" office:value="0.80084" calcext:value-type="float">
            <text:p>0.80084</text:p>
          </table:table-cell>
          <table:table-cell office:value-type="float" office:value="1.511" calcext:value-type="float">
            <text:p>1.511</text:p>
          </table:table-cell>
          <table:table-cell office:value-type="float" office:value="0.96379" calcext:value-type="float">
            <text:p>0.96379</text:p>
          </table:table-cell>
          <table:table-cell office:value-type="float" office:value="0.0026266" calcext:value-type="float">
            <text:p>0.0026266</text:p>
          </table:table-cell>
          <table:table-cell office:value-type="float" office:value="-3.6552E-023" calcext:value-type="float">
            <text:p>-3.6552E-23</text:p>
          </table:table-cell>
          <table:table-cell table:formula="of:=SQRT([.Z162]^2+[.AA162]^2+[.AB162]^2)" office:value-type="float" office:value="0.963793579106834" calcext:value-type="float">
            <text:p>0.963793579106834</text:p>
          </table:table-cell>
          <table:table-cell office:value-type="float" office:value="0.80036" calcext:value-type="float">
            <text:p>0.80036</text:p>
          </table:table-cell>
          <table:table-cell office:value-type="float" office:value="1.5178" calcext:value-type="float">
            <text:p>1.517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94737" calcext:value-type="float">
            <text:p>0.94737</text:p>
          </table:table-cell>
          <table:table-cell office:value-type="float" office:value="0.0082558" calcext:value-type="float">
            <text:p>0.0082558</text:p>
          </table:table-cell>
          <table:table-cell office:value-type="float" office:value="-1.8339E-024" calcext:value-type="float">
            <text:p>-1.8339E-24</text:p>
          </table:table-cell>
          <table:table-cell table:formula="of:=SQRT([.B163]^2+[.C163]^2+[.D163]^2)" office:value-type="float" office:value="0.947405971658212" calcext:value-type="float">
            <text:p>0.947405971658212</text:p>
          </table:table-cell>
          <table:table-cell office:value-type="float" office:value="0.7866" calcext:value-type="float">
            <text:p>0.7866</text:p>
          </table:table-cell>
          <table:table-cell office:value-type="float" office:value="1.4825" calcext:value-type="float">
            <text:p>1.4825</text:p>
          </table:table-cell>
          <table:table-cell office:value-type="float" office:value="0.96087" calcext:value-type="float">
            <text:p>0.96087</text:p>
          </table:table-cell>
          <table:table-cell office:value-type="float" office:value="0.0027493" calcext:value-type="float">
            <text:p>0.0027493</text:p>
          </table:table-cell>
          <table:table-cell office:value-type="float" office:value="7.4273E-025" calcext:value-type="float">
            <text:p>7.4273E-25</text:p>
          </table:table-cell>
          <table:table-cell table:formula="of:=SQRT([.H163]^2+[.I163]^2+[.J163]^2)" office:value-type="float" office:value="0.960873933224588" calcext:value-type="float">
            <text:p>0.960873933224588</text:p>
          </table:table-cell>
          <table:table-cell office:value-type="float" office:value="0.78158" calcext:value-type="float">
            <text:p>0.78158</text:p>
          </table:table-cell>
          <table:table-cell office:value-type="float" office:value="1.4919" calcext:value-type="float">
            <text:p>1.4919</text:p>
          </table:table-cell>
          <table:table-cell office:value-type="float" office:value="0.95101" calcext:value-type="float">
            <text:p>0.95101</text:p>
          </table:table-cell>
          <table:table-cell office:value-type="float" office:value="0.012042" calcext:value-type="float">
            <text:p>0.012042</text:p>
          </table:table-cell>
          <table:table-cell office:value-type="float" office:value="-2.0734E-024" calcext:value-type="float">
            <text:p>-2.0734E-24</text:p>
          </table:table-cell>
          <table:table-cell table:formula="of:=SQRT([.N163]^2+[.O163]^2+[.P163]^2)" office:value-type="float" office:value="0.951086236817672" calcext:value-type="float">
            <text:p>0.951086236817672</text:p>
          </table:table-cell>
          <table:table-cell office:value-type="float" office:value="0.79247" calcext:value-type="float">
            <text:p>0.79247</text:p>
          </table:table-cell>
          <table:table-cell office:value-type="float" office:value="1.4937" calcext:value-type="float">
            <text:p>1.4937</text:p>
          </table:table-cell>
          <table:table-cell office:value-type="float" office:value="0.96467" calcext:value-type="float">
            <text:p>0.96467</text:p>
          </table:table-cell>
          <table:table-cell office:value-type="float" office:value="0.0011608" calcext:value-type="float">
            <text:p>0.0011608</text:p>
          </table:table-cell>
          <table:table-cell office:value-type="float" office:value="6.8728E-025" calcext:value-type="float">
            <text:p>6.8728E-25</text:p>
          </table:table-cell>
          <table:table-cell table:formula="of:=SQRT([.T163]^2+[.U163]^2+[.V163]^2)" office:value-type="float" office:value="0.964670698402641" calcext:value-type="float">
            <text:p>0.964670698402641</text:p>
          </table:table-cell>
          <table:table-cell office:value-type="float" office:value="0.78117" calcext:value-type="float">
            <text:p>0.78117</text:p>
          </table:table-cell>
          <table:table-cell office:value-type="float" office:value="1.4958" calcext:value-type="float">
            <text:p>1.4958</text:p>
          </table:table-cell>
          <table:table-cell office:value-type="float" office:value="0.96948" calcext:value-type="float">
            <text:p>0.96948</text:p>
          </table:table-cell>
          <table:table-cell office:value-type="float" office:value="0.0016889" calcext:value-type="float">
            <text:p>0.0016889</text:p>
          </table:table-cell>
          <table:table-cell office:value-type="float" office:value="7.7373E-025" calcext:value-type="float">
            <text:p>7.7373E-25</text:p>
          </table:table-cell>
          <table:table-cell table:formula="of:=SQRT([.Z163]^2+[.AA163]^2+[.AB163]^2)" office:value-type="float" office:value="0.969481471088133" calcext:value-type="float">
            <text:p>0.969481471088133</text:p>
          </table:table-cell>
          <table:table-cell office:value-type="float" office:value="0.78072" calcext:value-type="float">
            <text:p>0.78072</text:p>
          </table:table-cell>
          <table:table-cell office:value-type="float" office:value="1.5008" calcext:value-type="float">
            <text:p>1.5008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95417" calcext:value-type="float">
            <text:p>0.95417</text:p>
          </table:table-cell>
          <table:table-cell office:value-type="float" office:value="0.0080594" calcext:value-type="float">
            <text:p>0.0080594</text:p>
          </table:table-cell>
          <table:table-cell office:value-type="float" office:value="-6.7405E-025" calcext:value-type="float">
            <text:p>-6.7405E-25</text:p>
          </table:table-cell>
          <table:table-cell table:formula="of:=SQRT([.B164]^2+[.C164]^2+[.D164]^2)" office:value-type="float" office:value="0.954204036267066" calcext:value-type="float">
            <text:p>0.954204036267066</text:p>
          </table:table-cell>
          <table:table-cell office:value-type="float" office:value="0.76687" calcext:value-type="float">
            <text:p>0.76687</text:p>
          </table:table-cell>
          <table:table-cell office:value-type="float" office:value="1.4666" calcext:value-type="float">
            <text:p>1.4666</text:p>
          </table:table-cell>
          <table:table-cell office:value-type="float" office:value="0.96612" calcext:value-type="float">
            <text:p>0.96612</text:p>
          </table:table-cell>
          <table:table-cell office:value-type="float" office:value="0.0020956" calcext:value-type="float">
            <text:p>0.0020956</text:p>
          </table:table-cell>
          <table:table-cell office:value-type="float" office:value="-2.2228E-023" calcext:value-type="float">
            <text:p>-2.2228E-23</text:p>
          </table:table-cell>
          <table:table-cell table:formula="of:=SQRT([.H164]^2+[.I164]^2+[.J164]^2)" office:value-type="float" office:value="0.966122272768494" calcext:value-type="float">
            <text:p>0.966122272768494</text:p>
          </table:table-cell>
          <table:table-cell office:value-type="float" office:value="0.76194" calcext:value-type="float">
            <text:p>0.76194</text:p>
          </table:table-cell>
          <table:table-cell office:value-type="float" office:value="1.4744" calcext:value-type="float">
            <text:p>1.4744</text:p>
          </table:table-cell>
          <table:table-cell office:value-type="float" office:value="0.95656" calcext:value-type="float">
            <text:p>0.95656</text:p>
          </table:table-cell>
          <table:table-cell office:value-type="float" office:value="0.011585" calcext:value-type="float">
            <text:p>0.011585</text:p>
          </table:table-cell>
          <table:table-cell office:value-type="float" office:value="-7.5721E-025" calcext:value-type="float">
            <text:p>-7.5721E-25</text:p>
          </table:table-cell>
          <table:table-cell table:formula="of:=SQRT([.N164]^2+[.O164]^2+[.P164]^2)" office:value-type="float" office:value="0.956630151011874" calcext:value-type="float">
            <text:p>0.956630151011874</text:p>
          </table:table-cell>
          <table:table-cell office:value-type="float" office:value="0.77266" calcext:value-type="float">
            <text:p>0.77266</text:p>
          </table:table-cell>
          <table:table-cell office:value-type="float" office:value="1.4763" calcext:value-type="float">
            <text:p>1.4763</text:p>
          </table:table-cell>
          <table:table-cell office:value-type="float" office:value="0.97076" calcext:value-type="float">
            <text:p>0.97076</text:p>
          </table:table-cell>
          <table:table-cell office:value-type="float" office:value="0.00056934" calcext:value-type="float">
            <text:p>0.00056934</text:p>
          </table:table-cell>
          <table:table-cell office:value-type="float" office:value="-2.0561E-023" calcext:value-type="float">
            <text:p>-2.0561E-23</text:p>
          </table:table-cell>
          <table:table-cell table:formula="of:=SQRT([.T164]^2+[.U164]^2+[.V164]^2)" office:value-type="float" office:value="0.970760166955791" calcext:value-type="float">
            <text:p>0.970760166955791</text:p>
          </table:table-cell>
          <table:table-cell office:value-type="float" office:value="0.76151" calcext:value-type="float">
            <text:p>0.76151</text:p>
          </table:table-cell>
          <table:table-cell office:value-type="float" office:value="1.4793" calcext:value-type="float">
            <text:p>1.4793</text:p>
          </table:table-cell>
          <table:table-cell office:value-type="float" office:value="0.97407" calcext:value-type="float">
            <text:p>0.97407</text:p>
          </table:table-cell>
          <table:table-cell office:value-type="float" office:value="0.00083548" calcext:value-type="float">
            <text:p>0.00083548</text:p>
          </table:table-cell>
          <table:table-cell office:value-type="float" office:value="-2.3207E-023" calcext:value-type="float">
            <text:p>-2.3207E-23</text:p>
          </table:table-cell>
          <table:table-cell table:formula="of:=SQRT([.Z164]^2+[.AA164]^2+[.AB164]^2)" office:value-type="float" office:value="0.974070358304178" calcext:value-type="float">
            <text:p>0.974070358304178</text:p>
          </table:table-cell>
          <table:table-cell office:value-type="float" office:value="0.76108" calcext:value-type="float">
            <text:p>0.76108</text:p>
          </table:table-cell>
          <table:table-cell office:value-type="float" office:value="1.4826" calcext:value-type="float">
            <text:p>1.4826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96061" calcext:value-type="float">
            <text:p>0.96061</text:p>
          </table:table-cell>
          <table:table-cell office:value-type="float" office:value="0.0078682" calcext:value-type="float">
            <text:p>0.0078682</text:p>
          </table:table-cell>
          <table:table-cell office:value-type="float" office:value="-3.8868E-024" calcext:value-type="float">
            <text:p>-3.8868E-24</text:p>
          </table:table-cell>
          <table:table-cell table:formula="of:=SQRT([.B165]^2+[.C165]^2+[.D165]^2)" office:value-type="float" office:value="0.960642223031676" calcext:value-type="float">
            <text:p>0.960642223031676</text:p>
          </table:table-cell>
          <table:table-cell office:value-type="float" office:value="0.74714" calcext:value-type="float">
            <text:p>0.74714</text:p>
          </table:table-cell>
          <table:table-cell office:value-type="float" office:value="1.4503" calcext:value-type="float">
            <text:p>1.4503</text:p>
          </table:table-cell>
          <table:table-cell office:value-type="float" office:value="0.97104" calcext:value-type="float">
            <text:p>0.97104</text:p>
          </table:table-cell>
          <table:table-cell office:value-type="float" office:value="0.0014622" calcext:value-type="float">
            <text:p>0.0014622</text:p>
          </table:table-cell>
          <table:table-cell office:value-type="float" office:value="-3.8479E-023" calcext:value-type="float">
            <text:p>-3.8479E-23</text:p>
          </table:table-cell>
          <table:table-cell table:formula="of:=SQRT([.H165]^2+[.I165]^2+[.J165]^2)" office:value-type="float" office:value="0.971041100895755" calcext:value-type="float">
            <text:p>0.971041100895755</text:p>
          </table:table-cell>
          <table:table-cell office:value-type="float" office:value="0.7423" calcext:value-type="float">
            <text:p>0.7423</text:p>
          </table:table-cell>
          <table:table-cell office:value-type="float" office:value="1.4565" calcext:value-type="float">
            <text:p>1.4565</text:p>
          </table:table-cell>
          <table:table-cell office:value-type="float" office:value="0.96178" calcext:value-type="float">
            <text:p>0.96178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-4.3592E-024" calcext:value-type="float">
            <text:p>-4.3592E-24</text:p>
          </table:table-cell>
          <table:table-cell table:formula="of:=SQRT([.N165]^2+[.O165]^2+[.P165]^2)" office:value-type="float" office:value="0.961844513421998" calcext:value-type="float">
            <text:p>0.961844513421998</text:p>
          </table:table-cell>
          <table:table-cell office:value-type="float" office:value="0.75285" calcext:value-type="float">
            <text:p>0.75285</text:p>
          </table:table-cell>
          <table:table-cell office:value-type="float" office:value="1.4585" calcext:value-type="float">
            <text:p>1.4585</text:p>
          </table:table-cell>
          <table:table-cell office:value-type="float" office:value="0.97649" calcext:value-type="float">
            <text:p>0.97649</text:p>
          </table:table-cell>
          <table:table-cell office:value-type="float" office:value="-0.0000054245" calcext:value-type="float">
            <text:p>-5.4245E-06</text:p>
          </table:table-cell>
          <table:table-cell office:value-type="float" office:value="-3.5592E-023" calcext:value-type="float">
            <text:p>-3.5592E-23</text:p>
          </table:table-cell>
          <table:table-cell table:formula="of:=SQRT([.T165]^2+[.U165]^2+[.V165]^2)" office:value-type="float" office:value="0.976490000015067" calcext:value-type="float">
            <text:p>0.976490000015067</text:p>
          </table:table-cell>
          <table:table-cell office:value-type="float" office:value="0.74185" calcext:value-type="float">
            <text:p>0.74185</text:p>
          </table:table-cell>
          <table:table-cell office:value-type="float" office:value="1.4623" calcext:value-type="float">
            <text:p>1.4623</text:p>
          </table:table-cell>
          <table:table-cell office:value-type="float" office:value="0.97836" calcext:value-type="float">
            <text:p>0.97836</text:p>
          </table:table-cell>
          <table:table-cell office:value-type="float" office:value="0.000011176" calcext:value-type="float">
            <text:p>1.1176E-05</text:p>
          </table:table-cell>
          <table:table-cell office:value-type="float" office:value="-4.0171E-023" calcext:value-type="float">
            <text:p>-4.0171E-23</text:p>
          </table:table-cell>
          <table:table-cell table:formula="of:=SQRT([.Z165]^2+[.AA165]^2+[.AB165]^2)" office:value-type="float" office:value="0.978360000063833" calcext:value-type="float">
            <text:p>0.978360000063833</text:p>
          </table:table-cell>
          <table:table-cell office:value-type="float" office:value="0.74144" calcext:value-type="float">
            <text:p>0.74144</text:p>
          </table:table-cell>
          <table:table-cell office:value-type="float" office:value="1.4641" calcext:value-type="float">
            <text:p>1.4641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96629" calcext:value-type="float">
            <text:p>0.96629</text:p>
          </table:table-cell>
          <table:table-cell office:value-type="float" office:value="0.0076876" calcext:value-type="float">
            <text:p>0.0076876</text:p>
          </table:table-cell>
          <table:table-cell office:value-type="float" office:value="-1.5838E-023" calcext:value-type="float">
            <text:p>-1.5838E-23</text:p>
          </table:table-cell>
          <table:table-cell table:formula="of:=SQRT([.B166]^2+[.C166]^2+[.D166]^2)" office:value-type="float" office:value="0.966320579980454" calcext:value-type="float">
            <text:p>0.966320579980454</text:p>
          </table:table-cell>
          <table:table-cell office:value-type="float" office:value="0.72741" calcext:value-type="float">
            <text:p>0.72741</text:p>
          </table:table-cell>
          <table:table-cell office:value-type="float" office:value="1.4332" calcext:value-type="float">
            <text:p>1.4332</text:p>
          </table:table-cell>
          <table:table-cell office:value-type="float" office:value="0.9753" calcext:value-type="float">
            <text:p>0.9753</text:p>
          </table:table-cell>
          <table:table-cell office:value-type="float" office:value="0.00087053" calcext:value-type="float">
            <text:p>0.00087053</text:p>
          </table:table-cell>
          <table:table-cell office:value-type="float" office:value="-3.9167E-023" calcext:value-type="float">
            <text:p>-3.9167E-23</text:p>
          </table:table-cell>
          <table:table-cell table:formula="of:=SQRT([.H166]^2+[.I166]^2+[.J166]^2)" office:value-type="float" office:value="0.975300388507295" calcext:value-type="float">
            <text:p>0.975300388507295</text:p>
          </table:table-cell>
          <table:table-cell office:value-type="float" office:value="0.72265" calcext:value-type="float">
            <text:p>0.72265</text:p>
          </table:table-cell>
          <table:table-cell office:value-type="float" office:value="1.4379" calcext:value-type="float">
            <text:p>1.4379</text:p>
          </table:table-cell>
          <table:table-cell office:value-type="float" office:value="0.96633" calcext:value-type="float">
            <text:p>0.96633</text:p>
          </table:table-cell>
          <table:table-cell office:value-type="float" office:value="0.010716" calcext:value-type="float">
            <text:p>0.010716</text:p>
          </table:table-cell>
          <table:table-cell office:value-type="float" office:value="-1.779E-023" calcext:value-type="float">
            <text:p>-1.779E-23</text:p>
          </table:table-cell>
          <table:table-cell table:formula="of:=SQRT([.N166]^2+[.O166]^2+[.P166]^2)" office:value-type="float" office:value="0.966389415068274" calcext:value-type="float">
            <text:p>0.966389415068274</text:p>
          </table:table-cell>
          <table:table-cell office:value-type="float" office:value="0.73303" calcext:value-type="float">
            <text:p>0.73303</text:p>
          </table:table-cell>
          <table:table-cell office:value-type="float" office:value="1.44" calcext:value-type="float">
            <text:p>1.44</text:p>
          </table:table-cell>
          <table:table-cell office:value-type="float" office:value="0.98148" calcext:value-type="float">
            <text:p>0.98148</text:p>
          </table:table-cell>
          <table:table-cell office:value-type="float" office:value="-0.00054614" calcext:value-type="float">
            <text:p>-0.00054614</text:p>
          </table:table-cell>
          <table:table-cell office:value-type="float" office:value="-3.6228E-023" calcext:value-type="float">
            <text:p>-3.6228E-23</text:p>
          </table:table-cell>
          <table:table-cell table:formula="of:=SQRT([.T166]^2+[.U166]^2+[.V166]^2)" office:value-type="float" office:value="0.981480151948525" calcext:value-type="float">
            <text:p>0.981480151948525</text:p>
          </table:table-cell>
          <table:table-cell office:value-type="float" office:value="0.72218" calcext:value-type="float">
            <text:p>0.72218</text:p>
          </table:table-cell>
          <table:table-cell office:value-type="float" office:value="1.4446" calcext:value-type="float">
            <text:p>1.4446</text:p>
          </table:table-cell>
          <table:table-cell office:value-type="float" office:value="0.98203" calcext:value-type="float">
            <text:p>0.98203</text:p>
          </table:table-cell>
          <table:table-cell office:value-type="float" office:value="-0.00075376" calcext:value-type="float">
            <text:p>-0.00075376</text:p>
          </table:table-cell>
          <table:table-cell office:value-type="float" office:value="-4.0888E-023" calcext:value-type="float">
            <text:p>-4.0888E-23</text:p>
          </table:table-cell>
          <table:table-cell table:formula="of:=SQRT([.Z166]^2+[.AA166]^2+[.AB166]^2)" office:value-type="float" office:value="0.982030289275304" calcext:value-type="float">
            <text:p>0.982030289275304</text:p>
          </table:table-cell>
          <table:table-cell office:value-type="float" office:value="0.72181" calcext:value-type="float">
            <text:p>0.72181</text:p>
          </table:table-cell>
          <table:table-cell office:value-type="float" office:value="1.4448" calcext:value-type="float">
            <text:p>1.4448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97133" calcext:value-type="float">
            <text:p>0.97133</text:p>
          </table:table-cell>
          <table:table-cell office:value-type="float" office:value="0.0075174" calcext:value-type="float">
            <text:p>0.0075174</text:p>
          </table:table-cell>
          <table:table-cell office:value-type="float" office:value="1.7504E-024" calcext:value-type="float">
            <text:p>1.7504E-24</text:p>
          </table:table-cell>
          <table:table-cell table:formula="of:=SQRT([.B167]^2+[.C167]^2+[.D167]^2)" office:value-type="float" office:value="0.971359089216115" calcext:value-type="float">
            <text:p>0.971359089216115</text:p>
          </table:table-cell>
          <table:table-cell office:value-type="float" office:value="0.70767" calcext:value-type="float">
            <text:p>0.70767</text:p>
          </table:table-cell>
          <table:table-cell office:value-type="float" office:value="1.4153" calcext:value-type="float">
            <text:p>1.4153</text:p>
          </table:table-cell>
          <table:table-cell office:value-type="float" office:value="0.97902" calcext:value-type="float">
            <text:p>0.97902</text:p>
          </table:table-cell>
          <table:table-cell office:value-type="float" office:value="0.00031999" calcext:value-type="float">
            <text:p>0.00031999</text:p>
          </table:table-cell>
          <table:table-cell office:value-type="float" office:value="-5.1756E-023" calcext:value-type="float">
            <text:p>-5.1756E-23</text:p>
          </table:table-cell>
          <table:table-cell table:formula="of:=SQRT([.H167]^2+[.I167]^2+[.J167]^2)" office:value-type="float" office:value="0.979020052293925" calcext:value-type="float">
            <text:p>0.979020052293925</text:p>
          </table:table-cell>
          <table:table-cell office:value-type="float" office:value="0.70301" calcext:value-type="float">
            <text:p>0.70301</text:p>
          </table:table-cell>
          <table:table-cell office:value-type="float" office:value="1.4187" calcext:value-type="float">
            <text:p>1.4187</text:p>
          </table:table-cell>
          <table:table-cell office:value-type="float" office:value="0.97033" calcext:value-type="float">
            <text:p>0.97033</text:p>
          </table:table-cell>
          <table:table-cell office:value-type="float" office:value="0.010316" calcext:value-type="float">
            <text:p>0.010316</text:p>
          </table:table-cell>
          <table:table-cell office:value-type="float" office:value="1.979E-024" calcext:value-type="float">
            <text:p>1.979E-24</text:p>
          </table:table-cell>
          <table:table-cell table:formula="of:=SQRT([.N167]^2+[.O167]^2+[.P167]^2)" office:value-type="float" office:value="0.970384835390579" calcext:value-type="float">
            <text:p>0.970384835390579</text:p>
          </table:table-cell>
          <table:table-cell office:value-type="float" office:value="0.7132" calcext:value-type="float">
            <text:p>0.7132</text:p>
          </table:table-cell>
          <table:table-cell office:value-type="float" office:value="1.4208" calcext:value-type="float">
            <text:p>1.4208</text:p>
          </table:table-cell>
          <table:table-cell office:value-type="float" office:value="0.98587" calcext:value-type="float">
            <text:p>0.98587</text:p>
          </table:table-cell>
          <table:table-cell office:value-type="float" office:value="-0.001053" calcext:value-type="float">
            <text:p>-0.001053</text:p>
          </table:table-cell>
          <table:table-cell office:value-type="float" office:value="-4.7908E-023" calcext:value-type="float">
            <text:p>-4.7908E-23</text:p>
          </table:table-cell>
          <table:table-cell table:formula="of:=SQRT([.T167]^2+[.U167]^2+[.V167]^2)" office:value-type="float" office:value="0.985870562350353" calcext:value-type="float">
            <text:p>0.985870562350353</text:p>
          </table:table-cell>
          <table:table-cell office:value-type="float" office:value="0.70252" calcext:value-type="float">
            <text:p>0.70252</text:p>
          </table:table-cell>
          <table:table-cell office:value-type="float" office:value="1.4262" calcext:value-type="float">
            <text:p>1.4262</text:p>
          </table:table-cell>
          <table:table-cell office:value-type="float" office:value="0.98522" calcext:value-type="float">
            <text:p>0.98522</text:p>
          </table:table-cell>
          <table:table-cell office:value-type="float" office:value="-0.0014617" calcext:value-type="float">
            <text:p>-0.0014617</text:p>
          </table:table-cell>
          <table:table-cell office:value-type="float" office:value="-5.4057E-023" calcext:value-type="float">
            <text:p>-5.4057E-23</text:p>
          </table:table-cell>
          <table:table-cell table:formula="of:=SQRT([.Z167]^2+[.AA167]^2+[.AB167]^2)" office:value-type="float" office:value="0.985221084308943" calcext:value-type="float">
            <text:p>0.985221084308943</text:p>
          </table:table-cell>
          <table:table-cell office:value-type="float" office:value="0.70218" calcext:value-type="float">
            <text:p>0.70218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97604" calcext:value-type="float">
            <text:p>0.97604</text:p>
          </table:table-cell>
          <table:table-cell office:value-type="float" office:value="0.0073526" calcext:value-type="float">
            <text:p>0.0073526</text:p>
          </table:table-cell>
          <table:table-cell office:value-type="float" office:value="3.4119E-023" calcext:value-type="float">
            <text:p>3.4119E-23</text:p>
          </table:table-cell>
          <table:table-cell table:formula="of:=SQRT([.B168]^2+[.C168]^2+[.D168]^2)" office:value-type="float" office:value="0.976067693516572" calcext:value-type="float">
            <text:p>0.976067693516572</text:p>
          </table:table-cell>
          <table:table-cell office:value-type="float" office:value="0.68793" calcext:value-type="float">
            <text:p>0.68793</text:p>
          </table:table-cell>
          <table:table-cell office:value-type="float" office:value="1.3972" calcext:value-type="float">
            <text:p>1.3972</text:p>
          </table:table-cell>
          <table:table-cell office:value-type="float" office:value="0.98246" calcext:value-type="float">
            <text:p>0.98246</text:p>
          </table:table-cell>
          <table:table-cell office:value-type="float" office:value="-0.000209" calcext:value-type="float">
            <text:p>-0.000209</text:p>
          </table:table-cell>
          <table:table-cell office:value-type="float" office:value="-7.0621E-023" calcext:value-type="float">
            <text:p>-7.0621E-23</text:p>
          </table:table-cell>
          <table:table-cell table:formula="of:=SQRT([.H168]^2+[.I168]^2+[.J168]^2)" office:value-type="float" office:value="0.982460022230421" calcext:value-type="float">
            <text:p>0.982460022230421</text:p>
          </table:table-cell>
          <table:table-cell office:value-type="float" office:value="0.68338" calcext:value-type="float">
            <text:p>0.68338</text:p>
          </table:table-cell>
          <table:table-cell office:value-type="float" office:value="1.3992" calcext:value-type="float">
            <text:p>1.3992</text:p>
          </table:table-cell>
          <table:table-cell office:value-type="float" office:value="0.97405" calcext:value-type="float">
            <text:p>0.97405</text:p>
          </table:table-cell>
          <table:table-cell office:value-type="float" office:value="0.009929" calcext:value-type="float">
            <text:p>0.009929</text:p>
          </table:table-cell>
          <table:table-cell office:value-type="float" office:value="3.836E-023" calcext:value-type="float">
            <text:p>3.836E-23</text:p>
          </table:table-cell>
          <table:table-cell table:formula="of:=SQRT([.N168]^2+[.O168]^2+[.P168]^2)" office:value-type="float" office:value="0.974100604424923" calcext:value-type="float">
            <text:p>0.974100604424923</text:p>
          </table:table-cell>
          <table:table-cell office:value-type="float" office:value="0.69335" calcext:value-type="float">
            <text:p>0.69335</text:p>
          </table:table-cell>
          <table:table-cell office:value-type="float" office:value="1.4014" calcext:value-type="float">
            <text:p>1.4014</text:p>
          </table:table-cell>
          <table:table-cell office:value-type="float" office:value="0.98993" calcext:value-type="float">
            <text:p>0.98993</text:p>
          </table:table-cell>
          <table:table-cell office:value-type="float" office:value="-0.0015422" calcext:value-type="float">
            <text:p>-0.0015422</text:p>
          </table:table-cell>
          <table:table-cell office:value-type="float" office:value="-6.5412E-023" calcext:value-type="float">
            <text:p>-6.5412E-23</text:p>
          </table:table-cell>
          <table:table-cell table:formula="of:=SQRT([.T168]^2+[.U168]^2+[.V168]^2)" office:value-type="float" office:value="0.989931201286655" calcext:value-type="float">
            <text:p>0.989931201286655</text:p>
          </table:table-cell>
          <table:table-cell office:value-type="float" office:value="0.68286" calcext:value-type="float">
            <text:p>0.68286</text:p>
          </table:table-cell>
          <table:table-cell office:value-type="float" office:value="1.4074" calcext:value-type="float">
            <text:p>1.4074</text:p>
          </table:table-cell>
          <table:table-cell office:value-type="float" office:value="0.98815" calcext:value-type="float">
            <text:p>0.98815</text:p>
          </table:table-cell>
          <table:table-cell office:value-type="float" office:value="-0.0021398" calcext:value-type="float">
            <text:p>-0.0021398</text:p>
          </table:table-cell>
          <table:table-cell office:value-type="float" office:value="-7.3792E-023" calcext:value-type="float">
            <text:p>-7.3792E-23</text:p>
          </table:table-cell>
          <table:table-cell table:formula="of:=SQRT([.Z168]^2+[.AA168]^2+[.AB168]^2)" office:value-type="float" office:value="0.988152316823697" calcext:value-type="float">
            <text:p>0.988152316823697</text:p>
          </table:table-cell>
          <table:table-cell office:value-type="float" office:value="0.68255" calcext:value-type="float">
            <text:p>0.68255</text:p>
          </table:table-cell>
          <table:table-cell office:value-type="float" office:value="1.4049" calcext:value-type="float">
            <text:p>1.4049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97993" calcext:value-type="float">
            <text:p>0.97993</text:p>
          </table:table-cell>
          <table:table-cell office:value-type="float" office:value="0.0072044" calcext:value-type="float">
            <text:p>0.0072044</text:p>
          </table:table-cell>
          <table:table-cell office:value-type="float" office:value="1.3747E-023" calcext:value-type="float">
            <text:p>1.3747E-23</text:p>
          </table:table-cell>
          <table:table-cell table:formula="of:=SQRT([.B169]^2+[.C169]^2+[.D169]^2)" office:value-type="float" office:value="0.979956482849805" calcext:value-type="float">
            <text:p>0.979956482849805</text:p>
          </table:table-cell>
          <table:table-cell office:value-type="float" office:value="0.66819" calcext:value-type="float">
            <text:p>0.66819</text:p>
          </table:table-cell>
          <table:table-cell office:value-type="float" office:value="1.378" calcext:value-type="float">
            <text:p>1.378</text:p>
          </table:table-cell>
          <table:table-cell office:value-type="float" office:value="0.98524" calcext:value-type="float">
            <text:p>0.98524</text:p>
          </table:table-cell>
          <table:table-cell office:value-type="float" office:value="-0.00067683" calcext:value-type="float">
            <text:p>-0.00067683</text:p>
          </table:table-cell>
          <table:table-cell office:value-type="float" office:value="-7.0915E-023" calcext:value-type="float">
            <text:p>-7.0915E-23</text:p>
          </table:table-cell>
          <table:table-cell table:formula="of:=SQRT([.H169]^2+[.I169]^2+[.J169]^2)" office:value-type="float" office:value="0.985240232480814" calcext:value-type="float">
            <text:p>0.985240232480814</text:p>
          </table:table-cell>
          <table:table-cell office:value-type="float" office:value="0.66375" calcext:value-type="float">
            <text:p>0.66375</text:p>
          </table:table-cell>
          <table:table-cell office:value-type="float" office:value="1.3789" calcext:value-type="float">
            <text:p>1.3789</text:p>
          </table:table-cell>
          <table:table-cell office:value-type="float" office:value="0.9771" calcext:value-type="float">
            <text:p>0.9771</text:p>
          </table:table-cell>
          <table:table-cell office:value-type="float" office:value="0.0095788" calcext:value-type="float">
            <text:p>0.0095788</text:p>
          </table:table-cell>
          <table:table-cell office:value-type="float" office:value="1.544E-023" calcext:value-type="float">
            <text:p>1.544E-23</text:p>
          </table:table-cell>
          <table:table-cell table:formula="of:=SQRT([.N169]^2+[.O169]^2+[.P169]^2)" office:value-type="float" office:value="0.977146950775286" calcext:value-type="float">
            <text:p>0.977146950775286</text:p>
          </table:table-cell>
          <table:table-cell office:value-type="float" office:value="0.6735" calcext:value-type="float">
            <text:p>0.6735</text:p>
          </table:table-cell>
          <table:table-cell office:value-type="float" office:value="1.3811" calcext:value-type="float">
            <text:p>1.3811</text:p>
          </table:table-cell>
          <table:table-cell office:value-type="float" office:value="0.99323" calcext:value-type="float">
            <text:p>0.99323</text:p>
          </table:table-cell>
          <table:table-cell office:value-type="float" office:value="-0.0019791" calcext:value-type="float">
            <text:p>-0.0019791</text:p>
          </table:table-cell>
          <table:table-cell office:value-type="float" office:value="-6.5685E-023" calcext:value-type="float">
            <text:p>-6.5685E-23</text:p>
          </table:table-cell>
          <table:table-cell table:formula="of:=SQRT([.T169]^2+[.U169]^2+[.V169]^2)" office:value-type="float" office:value="0.993231971765312" calcext:value-type="float">
            <text:p>0.993231971765312</text:p>
          </table:table-cell>
          <table:table-cell office:value-type="float" office:value="0.66322" calcext:value-type="float">
            <text:p>0.66322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99049" calcext:value-type="float">
            <text:p>0.99049</text:p>
          </table:table-cell>
          <table:table-cell office:value-type="float" office:value="-0.0027343" calcext:value-type="float">
            <text:p>-0.0027343</text:p>
          </table:table-cell>
          <table:table-cell office:value-type="float" office:value="-7.41E-023" calcext:value-type="float">
            <text:p>-7.41E-23</text:p>
          </table:table-cell>
          <table:table-cell table:formula="of:=SQRT([.Z169]^2+[.AA169]^2+[.AB169]^2)" office:value-type="float" office:value="0.990493774082649" calcext:value-type="float">
            <text:p>0.990493774082649</text:p>
          </table:table-cell>
          <table:table-cell office:value-type="float" office:value="0.66294" calcext:value-type="float">
            <text:p>0.66294</text:p>
          </table:table-cell>
          <table:table-cell office:value-type="float" office:value="1.3842" calcext:value-type="float">
            <text:p>1.3842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98358" calcext:value-type="float">
            <text:p>0.98358</text:p>
          </table:table-cell>
          <table:table-cell office:value-type="float" office:value="0.0070621" calcext:value-type="float">
            <text:p>0.0070621</text:p>
          </table:table-cell>
          <table:table-cell office:value-type="float" office:value="-5.7626E-025" calcext:value-type="float">
            <text:p>-5.7626E-25</text:p>
          </table:table-cell>
          <table:table-cell table:formula="of:=SQRT([.B170]^2+[.C170]^2+[.D170]^2)" office:value-type="float" office:value="0.983605352596462" calcext:value-type="float">
            <text:p>0.983605352596462</text:p>
          </table:table-cell>
          <table:table-cell office:value-type="float" office:value="0.64845" calcext:value-type="float">
            <text:p>0.64845</text:p>
          </table:table-cell>
          <table:table-cell office:value-type="float" office:value="1.3586" calcext:value-type="float">
            <text:p>1.3586</text:p>
          </table:table-cell>
          <table:table-cell office:value-type="float" office:value="0.98784" calcext:value-type="float">
            <text:p>0.98784</text:p>
          </table:table-cell>
          <table:table-cell office:value-type="float" office:value="-0.0011253" calcext:value-type="float">
            <text:p>-0.0011253</text:p>
          </table:table-cell>
          <table:table-cell office:value-type="float" office:value="-5.1468E-023" calcext:value-type="float">
            <text:p>-5.1468E-23</text:p>
          </table:table-cell>
          <table:table-cell table:formula="of:=SQRT([.H170]^2+[.I170]^2+[.J170]^2)" office:value-type="float" office:value="0.987840640943715" calcext:value-type="float">
            <text:p>0.987840640943715</text:p>
          </table:table-cell>
          <table:table-cell office:value-type="float" office:value="0.64413" calcext:value-type="float">
            <text:p>0.64413</text:p>
          </table:table-cell>
          <table:table-cell office:value-type="float" office:value="1.3585" calcext:value-type="float">
            <text:p>1.3585</text:p>
          </table:table-cell>
          <table:table-cell office:value-type="float" office:value="0.97997" calcext:value-type="float">
            <text:p>0.97997</text:p>
          </table:table-cell>
          <table:table-cell office:value-type="float" office:value="0.0092408" calcext:value-type="float">
            <text:p>0.0092408</text:p>
          </table:table-cell>
          <table:table-cell office:value-type="float" office:value="-6.6234E-025" calcext:value-type="float">
            <text:p>-6.6234E-25</text:p>
          </table:table-cell>
          <table:table-cell table:formula="of:=SQRT([.N170]^2+[.O170]^2+[.P170]^2)" office:value-type="float" office:value="0.980013567908445" calcext:value-type="float">
            <text:p>0.980013567908445</text:p>
          </table:table-cell>
          <table:table-cell office:value-type="float" office:value="0.65365" calcext:value-type="float">
            <text:p>0.65365</text:p>
          </table:table-cell>
          <table:table-cell office:value-type="float" office:value="1.3606" calcext:value-type="float">
            <text:p>1.3606</text:p>
          </table:table-cell>
          <table:table-cell office:value-type="float" office:value="0.99632" calcext:value-type="float">
            <text:p>0.99632</text:p>
          </table:table-cell>
          <table:table-cell office:value-type="float" office:value="-0.0023991" calcext:value-type="float">
            <text:p>-0.0023991</text:p>
          </table:table-cell>
          <table:table-cell office:value-type="float" office:value="-4.7659E-023" calcext:value-type="float">
            <text:p>-4.7659E-23</text:p>
          </table:table-cell>
          <table:table-cell table:formula="of:=SQRT([.T170]^2+[.U170]^2+[.V170]^2)" office:value-type="float" office:value="0.996322888465788" calcext:value-type="float">
            <text:p>0.996322888465788</text:p>
          </table:table-cell>
          <table:table-cell office:value-type="float" office:value="0.64358" calcext:value-type="float">
            <text:p>0.64358</text:p>
          </table:table-cell>
          <table:table-cell office:value-type="float" office:value="1.3679" calcext:value-type="float">
            <text:p>1.3679</text:p>
          </table:table-cell>
          <table:table-cell office:value-type="float" office:value="0.99268" calcext:value-type="float">
            <text:p>0.99268</text:p>
          </table:table-cell>
          <table:table-cell office:value-type="float" office:value="-0.0033026" calcext:value-type="float">
            <text:p>-0.0033026</text:p>
          </table:table-cell>
          <table:table-cell office:value-type="float" office:value="-5.3744E-023" calcext:value-type="float">
            <text:p>-5.3744E-23</text:p>
          </table:table-cell>
          <table:table-cell table:formula="of:=SQRT([.Z170]^2+[.AA170]^2+[.AB170]^2)" office:value-type="float" office:value="0.992685493782779" calcext:value-type="float">
            <text:p>0.992685493782779</text:p>
          </table:table-cell>
          <table:table-cell office:value-type="float" office:value="0.64333" calcext:value-type="float">
            <text:p>0.64333</text:p>
          </table:table-cell>
          <table:table-cell office:value-type="float" office:value="1.3633" calcext:value-type="float">
            <text:p>1.3633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98677" calcext:value-type="float">
            <text:p>0.98677</text:p>
          </table:table-cell>
          <table:table-cell office:value-type="float" office:value="0.0069316" calcext:value-type="float">
            <text:p>0.0069316</text:p>
          </table:table-cell>
          <table:table-cell office:value-type="float" office:value="-2.8118E-024" calcext:value-type="float">
            <text:p>-2.8118E-24</text:p>
          </table:table-cell>
          <table:table-cell table:formula="of:=SQRT([.B171]^2+[.C171]^2+[.D171]^2)" office:value-type="float" office:value="0.98679434533167" calcext:value-type="float">
            <text:p>0.98679434533167</text:p>
          </table:table-cell>
          <table:table-cell office:value-type="float" office:value="0.62872" calcext:value-type="float">
            <text:p>0.62872</text:p>
          </table:table-cell>
          <table:table-cell office:value-type="float" office:value="1.3387" calcext:value-type="float">
            <text:p>1.3387</text:p>
          </table:table-cell>
          <table:table-cell office:value-type="float" office:value="0.99007" calcext:value-type="float">
            <text:p>0.99007</text:p>
          </table:table-cell>
          <table:table-cell office:value-type="float" office:value="-0.0015339" calcext:value-type="float">
            <text:p>-0.0015339</text:p>
          </table:table-cell>
          <table:table-cell office:value-type="float" office:value="9.6472E-024" calcext:value-type="float">
            <text:p>9.6472E-24</text:p>
          </table:table-cell>
          <table:table-cell table:formula="of:=SQRT([.H171]^2+[.I171]^2+[.J171]^2)" office:value-type="float" office:value="0.990071188222953" calcext:value-type="float">
            <text:p>0.990071188222953</text:p>
          </table:table-cell>
          <table:table-cell office:value-type="float" office:value="0.62451" calcext:value-type="float">
            <text:p>0.62451</text:p>
          </table:table-cell>
          <table:table-cell office:value-type="float" office:value="1.3376" calcext:value-type="float">
            <text:p>1.3376</text:p>
          </table:table-cell>
          <table:table-cell office:value-type="float" office:value="0.98247" calcext:value-type="float">
            <text:p>0.98247</text:p>
          </table:table-cell>
          <table:table-cell office:value-type="float" office:value="0.0089273" calcext:value-type="float">
            <text:p>0.0089273</text:p>
          </table:table-cell>
          <table:table-cell office:value-type="float" office:value="-3.1377E-024" calcext:value-type="float">
            <text:p>-3.1377E-24</text:p>
          </table:table-cell>
          <table:table-cell table:formula="of:=SQRT([.N171]^2+[.O171]^2+[.P171]^2)" office:value-type="float" office:value="0.982510558510844" calcext:value-type="float">
            <text:p>0.982510558510844</text:p>
          </table:table-cell>
          <table:table-cell office:value-type="float" office:value="0.63379" calcext:value-type="float">
            <text:p>0.63379</text:p>
          </table:table-cell>
          <table:table-cell office:value-type="float" office:value="1.3398" calcext:value-type="float">
            <text:p>1.3398</text:p>
          </table:table-cell>
          <table:table-cell office:value-type="float" office:value="0.99897" calcext:value-type="float">
            <text:p>0.99897</text:p>
          </table:table-cell>
          <table:table-cell office:value-type="float" office:value="-0.0027838" calcext:value-type="float">
            <text:p>-0.0027838</text:p>
          </table:table-cell>
          <table:table-cell office:value-type="float" office:value="8.9862E-024" calcext:value-type="float">
            <text:p>8.9862E-24</text:p>
          </table:table-cell>
          <table:table-cell table:formula="of:=SQRT([.T171]^2+[.U171]^2+[.V171]^2)" office:value-type="float" office:value="0.998973878758819" calcext:value-type="float">
            <text:p>0.998973878758819</text:p>
          </table:table-cell>
          <table:table-cell office:value-type="float" office:value="0.62395" calcext:value-type="float">
            <text:p>0.62395</text:p>
          </table:table-cell>
          <table:table-cell office:value-type="float" office:value="1.3475" calcext:value-type="float">
            <text:p>1.3475</text:p>
          </table:table-cell>
          <table:table-cell office:value-type="float" office:value="0.99454" calcext:value-type="float">
            <text:p>0.99454</text:p>
          </table:table-cell>
          <table:table-cell office:value-type="float" office:value="-0.0038172" calcext:value-type="float">
            <text:p>-0.0038172</text:p>
          </table:table-cell>
          <table:table-cell office:value-type="float" office:value="1.0226E-023" calcext:value-type="float">
            <text:p>1.0226E-23</text:p>
          </table:table-cell>
          <table:table-cell table:formula="of:=SQRT([.Z171]^2+[.AA171]^2+[.AB171]^2)" office:value-type="float" office:value="0.9945473254782" calcext:value-type="float">
            <text:p>0.9945473254782</text:p>
          </table:table-cell>
          <table:table-cell office:value-type="float" office:value="0.62372" calcext:value-type="float">
            <text:p>0.62372</text:p>
          </table:table-cell>
          <table:table-cell office:value-type="float" office:value="1.3419" calcext:value-type="float">
            <text:p>1.3419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98959" calcext:value-type="float">
            <text:p>0.98959</text:p>
          </table:table-cell>
          <table:table-cell office:value-type="float" office:value="0.0068132" calcext:value-type="float">
            <text:p>0.0068132</text:p>
          </table:table-cell>
          <table:table-cell office:value-type="float" office:value="9.3457E-024" calcext:value-type="float">
            <text:p>9.3457E-24</text:p>
          </table:table-cell>
          <table:table-cell table:formula="of:=SQRT([.B172]^2+[.C172]^2+[.D172]^2)" office:value-type="float" office:value="0.989613453725363" calcext:value-type="float">
            <text:p>0.989613453725363</text:p>
          </table:table-cell>
          <table:table-cell office:value-type="float" office:value="0.60899" calcext:value-type="float">
            <text:p>0.60899</text:p>
          </table:table-cell>
          <table:table-cell office:value-type="float" office:value="1.3184" calcext:value-type="float">
            <text:p>1.3184</text:p>
          </table:table-cell>
          <table:table-cell office:value-type="float" office:value="0.99202" calcext:value-type="float">
            <text:p>0.99202</text:p>
          </table:table-cell>
          <table:table-cell office:value-type="float" office:value="-0.0019062" calcext:value-type="float">
            <text:p>-0.0019062</text:p>
          </table:table-cell>
          <table:table-cell office:value-type="float" office:value="3.096E-023" calcext:value-type="float">
            <text:p>3.096E-23</text:p>
          </table:table-cell>
          <table:table-cell table:formula="of:=SQRT([.H172]^2+[.I172]^2+[.J172]^2)" office:value-type="float" office:value="0.992021831412213" calcext:value-type="float">
            <text:p>0.992021831412213</text:p>
          </table:table-cell>
          <table:table-cell office:value-type="float" office:value="0.60489" calcext:value-type="float">
            <text:p>0.60489</text:p>
          </table:table-cell>
          <table:table-cell office:value-type="float" office:value="1.3163" calcext:value-type="float">
            <text:p>1.3163</text:p>
          </table:table-cell>
          <table:table-cell office:value-type="float" office:value="0.98467" calcext:value-type="float">
            <text:p>0.98467</text:p>
          </table:table-cell>
          <table:table-cell office:value-type="float" office:value="0.0086372" calcext:value-type="float">
            <text:p>0.0086372</text:p>
          </table:table-cell>
          <table:table-cell office:value-type="float" office:value="1.0553E-023" calcext:value-type="float">
            <text:p>1.0553E-23</text:p>
          </table:table-cell>
          <table:table-cell table:formula="of:=SQRT([.N172]^2+[.O172]^2+[.P172]^2)" office:value-type="float" office:value="0.984707880604111" calcext:value-type="float">
            <text:p>0.984707880604111</text:p>
          </table:table-cell>
          <table:table-cell office:value-type="float" office:value="0.61394" calcext:value-type="float">
            <text:p>0.61394</text:p>
          </table:table-cell>
          <table:table-cell office:value-type="float" office:value="1.3185" calcext:value-type="float">
            <text:p>1.3185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0031356" calcext:value-type="float">
            <text:p>-0.0031356</text:p>
          </table:table-cell>
          <table:table-cell office:value-type="float" office:value="2.8741E-023" calcext:value-type="float">
            <text:p>2.8741E-23</text:p>
          </table:table-cell>
          <table:table-cell table:formula="of:=SQRT([.T172]^2+[.U172]^2+[.V172]^2)" office:value-type="float" office:value="1.00130490959915" calcext:value-type="float">
            <text:p>1.00130490959915</text:p>
          </table:table-cell>
          <table:table-cell office:value-type="float" office:value="0.60431" calcext:value-type="float">
            <text:p>0.60431</text:p>
          </table:table-cell>
          <table:table-cell office:value-type="float" office:value="1.3267" calcext:value-type="float">
            <text:p>1.3267</text:p>
          </table:table-cell>
          <table:table-cell office:value-type="float" office:value="0.99614" calcext:value-type="float">
            <text:p>0.99614</text:p>
          </table:table-cell>
          <table:table-cell office:value-type="float" office:value="-0.0042845" calcext:value-type="float">
            <text:p>-0.0042845</text:p>
          </table:table-cell>
          <table:table-cell office:value-type="float" office:value="3.2534E-023" calcext:value-type="float">
            <text:p>3.2534E-23</text:p>
          </table:table-cell>
          <table:table-cell table:formula="of:=SQRT([.Z172]^2+[.AA172]^2+[.AB172]^2)" office:value-type="float" office:value="0.996149213993692" calcext:value-type="float">
            <text:p>0.996149213993692</text:p>
          </table:table-cell>
          <table:table-cell office:value-type="float" office:value="0.60412" calcext:value-type="float">
            <text:p>0.60412</text:p>
          </table:table-cell>
          <table:table-cell office:value-type="float" office:value="1.3203" calcext:value-type="float">
            <text:p>1.320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99221" calcext:value-type="float">
            <text:p>0.99221</text:p>
          </table:table-cell>
          <table:table-cell office:value-type="float" office:value="0.0067008" calcext:value-type="float">
            <text:p>0.0067008</text:p>
          </table:table-cell>
          <table:table-cell office:value-type="float" office:value="2.8705E-023" calcext:value-type="float">
            <text:p>2.8705E-23</text:p>
          </table:table-cell>
          <table:table-cell table:formula="of:=SQRT([.B173]^2+[.C173]^2+[.D173]^2)" office:value-type="float" office:value="0.992232626363717" calcext:value-type="float">
            <text:p>0.992232626363717</text:p>
          </table:table-cell>
          <table:table-cell office:value-type="float" office:value="0.58926" calcext:value-type="float">
            <text:p>0.58926</text:p>
          </table:table-cell>
          <table:table-cell office:value-type="float" office:value="1.2978" calcext:value-type="float">
            <text:p>1.2978</text:p>
          </table:table-cell>
          <table:table-cell office:value-type="float" office:value="0.99381" calcext:value-type="float">
            <text:p>0.99381</text:p>
          </table:table-cell>
          <table:table-cell office:value-type="float" office:value="-0.002259" calcext:value-type="float">
            <text:p>-0.002259</text:p>
          </table:table-cell>
          <table:table-cell office:value-type="float" office:value="3.0987E-023" calcext:value-type="float">
            <text:p>3.0987E-23</text:p>
          </table:table-cell>
          <table:table-cell table:formula="of:=SQRT([.H173]^2+[.I173]^2+[.J173]^2)" office:value-type="float" office:value="0.993812567429593" calcext:value-type="float">
            <text:p>0.993812567429593</text:p>
          </table:table-cell>
          <table:table-cell office:value-type="float" office:value="0.58527" calcext:value-type="float">
            <text:p>0.58527</text:p>
          </table:table-cell>
          <table:table-cell office:value-type="float" office:value="1.2949" calcext:value-type="float">
            <text:p>1.2949</text:p>
          </table:table-cell>
          <table:table-cell office:value-type="float" office:value="0.98673" calcext:value-type="float">
            <text:p>0.98673</text:p>
          </table:table-cell>
          <table:table-cell office:value-type="float" office:value="0.0083588" calcext:value-type="float">
            <text:p>0.0083588</text:p>
          </table:table-cell>
          <table:table-cell office:value-type="float" office:value="3.2333E-023" calcext:value-type="float">
            <text:p>3.2333E-23</text:p>
          </table:table-cell>
          <table:table-cell table:formula="of:=SQRT([.N173]^2+[.O173]^2+[.P173]^2)" office:value-type="float" office:value="0.986765403952449" calcext:value-type="float">
            <text:p>0.986765403952449</text:p>
          </table:table-cell>
          <table:table-cell office:value-type="float" office:value="0.59408" calcext:value-type="float">
            <text:p>0.59408</text:p>
          </table:table-cell>
          <table:table-cell office:value-type="float" office:value="1.2971" calcext:value-type="float">
            <text:p>1.2971</text:p>
          </table:table-cell>
          <table:table-cell office:value-type="float" office:value="1.0034" calcext:value-type="float">
            <text:p>1.0034</text:p>
          </table:table-cell>
          <table:table-cell office:value-type="float" office:value="-0.0034698" calcext:value-type="float">
            <text:p>-0.0034698</text:p>
          </table:table-cell>
          <table:table-cell office:value-type="float" office:value="2.8766E-023" calcext:value-type="float">
            <text:p>2.8766E-23</text:p>
          </table:table-cell>
          <table:table-cell table:formula="of:=SQRT([.T173]^2+[.U173]^2+[.V173]^2)" office:value-type="float" office:value="1.00340599934027" calcext:value-type="float">
            <text:p>1.00340599934027</text:p>
          </table:table-cell>
          <table:table-cell office:value-type="float" office:value="0.58468" calcext:value-type="float">
            <text:p>0.58468</text:p>
          </table:table-cell>
          <table:table-cell office:value-type="float" office:value="1.3057" calcext:value-type="float">
            <text:p>1.3057</text:p>
          </table:table-cell>
          <table:table-cell office:value-type="float" office:value="0.99762" calcext:value-type="float">
            <text:p>0.99762</text:p>
          </table:table-cell>
          <table:table-cell office:value-type="float" office:value="-0.0047265" calcext:value-type="float">
            <text:p>-0.0047265</text:p>
          </table:table-cell>
          <table:table-cell office:value-type="float" office:value="3.256E-023" calcext:value-type="float">
            <text:p>3.256E-23</text:p>
          </table:table-cell>
          <table:table-cell table:formula="of:=SQRT([.Z173]^2+[.AA173]^2+[.AB173]^2)" office:value-type="float" office:value="0.997631196486081" calcext:value-type="float">
            <text:p>0.997631196486081</text:p>
          </table:table-cell>
          <table:table-cell office:value-type="float" office:value="0.58451" calcext:value-type="float">
            <text:p>0.58451</text:p>
          </table:table-cell>
          <table:table-cell office:value-type="float" office:value="1.2986" calcext:value-type="float">
            <text:p>1.2986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.99437" calcext:value-type="float">
            <text:p>0.99437</text:p>
          </table:table-cell>
          <table:table-cell office:value-type="float" office:value="0.0066055" calcext:value-type="float">
            <text:p>0.0066055</text:p>
          </table:table-cell>
          <table:table-cell office:value-type="float" office:value="-6.5985E-024" calcext:value-type="float">
            <text:p>-6.5985E-24</text:p>
          </table:table-cell>
          <table:table-cell table:formula="of:=SQRT([.B174]^2+[.C174]^2+[.D174]^2)" office:value-type="float" office:value="0.994391939594368" calcext:value-type="float">
            <text:p>0.994391939594368</text:p>
          </table:table-cell>
          <table:table-cell office:value-type="float" office:value="0.56954" calcext:value-type="float">
            <text:p>0.56954</text:p>
          </table:table-cell>
          <table:table-cell office:value-type="float" office:value="1.2767" calcext:value-type="float">
            <text:p>1.2767</text:p>
          </table:table-cell>
          <table:table-cell office:value-type="float" office:value="0.99526" calcext:value-type="float">
            <text:p>0.99526</text:p>
          </table:table-cell>
          <table:table-cell office:value-type="float" office:value="-0.0025607" calcext:value-type="float">
            <text:p>-0.0025607</text:p>
          </table:table-cell>
          <table:table-cell office:value-type="float" office:value="2.9155E-023" calcext:value-type="float">
            <text:p>2.9155E-23</text:p>
          </table:table-cell>
          <table:table-cell table:formula="of:=SQRT([.H174]^2+[.I174]^2+[.J174]^2)" office:value-type="float" office:value="0.995263294201333" calcext:value-type="float">
            <text:p>0.995263294201333</text:p>
          </table:table-cell>
          <table:table-cell office:value-type="float" office:value="0.56566" calcext:value-type="float">
            <text:p>0.56566</text:p>
          </table:table-cell>
          <table:table-cell office:value-type="float" office:value="1.2731" calcext:value-type="float">
            <text:p>1.2731</text:p>
          </table:table-cell>
          <table:table-cell office:value-type="float" office:value="0.98842" calcext:value-type="float">
            <text:p>0.98842</text:p>
          </table:table-cell>
          <table:table-cell office:value-type="float" office:value="0.0081125" calcext:value-type="float">
            <text:p>0.0081125</text:p>
          </table:table-cell>
          <table:table-cell office:value-type="float" office:value="-7.4794E-024" calcext:value-type="float">
            <text:p>-7.4794E-24</text:p>
          </table:table-cell>
          <table:table-cell table:formula="of:=SQRT([.N174]^2+[.O174]^2+[.P174]^2)" office:value-type="float" office:value="0.988453291287074" calcext:value-type="float">
            <text:p>0.988453291287074</text:p>
          </table:table-cell>
          <table:table-cell office:value-type="float" office:value="0.57422" calcext:value-type="float">
            <text:p>0.57422</text:p>
          </table:table-cell>
          <table:table-cell office:value-type="float" office:value="1.2753" calcext:value-type="float">
            <text:p>1.2753</text:p>
          </table:table-cell>
          <table:table-cell office:value-type="float" office:value="1.0051" calcext:value-type="float">
            <text:p>1.0051</text:p>
          </table:table-cell>
          <table:table-cell office:value-type="float" office:value="-0.0037572" calcext:value-type="float">
            <text:p>-0.0037572</text:p>
          </table:table-cell>
          <table:table-cell office:value-type="float" office:value="2.71E-023" calcext:value-type="float">
            <text:p>2.71E-23</text:p>
          </table:table-cell>
          <table:table-cell table:formula="of:=SQRT([.T174]^2+[.U174]^2+[.V174]^2)" office:value-type="float" office:value="1.00510702243683" calcext:value-type="float">
            <text:p>1.00510702243683</text:p>
          </table:table-cell>
          <table:table-cell office:value-type="float" office:value="0.56505" calcext:value-type="float">
            <text:p>0.56505</text:p>
          </table:table-cell>
          <table:table-cell office:value-type="float" office:value="1.2843" calcext:value-type="float">
            <text:p>1.2843</text:p>
          </table:table-cell>
          <table:table-cell office:value-type="float" office:value="0.99878" calcext:value-type="float">
            <text:p>0.99878</text:p>
          </table:table-cell>
          <table:table-cell office:value-type="float" office:value="-0.0051044" calcext:value-type="float">
            <text:p>-0.0051044</text:p>
          </table:table-cell>
          <table:table-cell office:value-type="float" office:value="3.0704E-023" calcext:value-type="float">
            <text:p>3.0704E-23</text:p>
          </table:table-cell>
          <table:table-cell table:formula="of:=SQRT([.Z174]^2+[.AA174]^2+[.AB174]^2)" office:value-type="float" office:value="0.998793043277415" calcext:value-type="float">
            <text:p>0.998793043277415</text:p>
          </table:table-cell>
          <table:table-cell office:value-type="float" office:value="0.56492" calcext:value-type="float">
            <text:p>0.56492</text:p>
          </table:table-cell>
          <table:table-cell office:value-type="float" office:value="1.2765" calcext:value-type="float">
            <text:p>1.2765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0065154" calcext:value-type="float">
            <text:p>0.0065154</text:p>
          </table:table-cell>
          <table:table-cell office:value-type="float" office:value="-2.4793E-023" calcext:value-type="float">
            <text:p>-2.4793E-23</text:p>
          </table:table-cell>
          <table:table-cell table:formula="of:=SQRT([.B175]^2+[.C175]^2+[.D175]^2)" office:value-type="float" office:value="0.996421301677739" calcext:value-type="float">
            <text:p>0.996421301677739</text:p>
          </table:table-cell>
          <table:table-cell office:value-type="float" office:value="0.54982" calcext:value-type="float">
            <text:p>0.54982</text:p>
          </table:table-cell>
          <table:table-cell office:value-type="float" office:value="1.2555" calcext:value-type="float">
            <text:p>1.2555</text:p>
          </table:table-cell>
          <table:table-cell office:value-type="float" office:value="0.99662" calcext:value-type="float">
            <text:p>0.99662</text:p>
          </table:table-cell>
          <table:table-cell office:value-type="float" office:value="-0.0028467" calcext:value-type="float">
            <text:p>-0.0028467</text:p>
          </table:table-cell>
          <table:table-cell office:value-type="float" office:value="2.788E-023" calcext:value-type="float">
            <text:p>2.788E-23</text:p>
          </table:table-cell>
          <table:table-cell table:formula="of:=SQRT([.H175]^2+[.I175]^2+[.J175]^2)" office:value-type="float" office:value="0.996624065583854" calcext:value-type="float">
            <text:p>0.996624065583854</text:p>
          </table:table-cell>
          <table:table-cell office:value-type="float" office:value="0.54605" calcext:value-type="float">
            <text:p>0.54605</text:p>
          </table:table-cell>
          <table:table-cell office:value-type="float" office:value="1.2512" calcext:value-type="float">
            <text:p>1.2512</text:p>
          </table:table-cell>
          <table:table-cell office:value-type="float" office:value="0.99001" calcext:value-type="float">
            <text:p>0.99001</text:p>
          </table:table-cell>
          <table:table-cell office:value-type="float" office:value="0.0078758" calcext:value-type="float">
            <text:p>0.0078758</text:p>
          </table:table-cell>
          <table:table-cell office:value-type="float" office:value="-2.7983E-023" calcext:value-type="float">
            <text:p>-2.7983E-23</text:p>
          </table:table-cell>
          <table:table-cell table:formula="of:=SQRT([.N175]^2+[.O175]^2+[.P175]^2)" office:value-type="float" office:value="0.990041326574623" calcext:value-type="float">
            <text:p>0.990041326574623</text:p>
          </table:table-cell>
          <table:table-cell office:value-type="float" office:value="0.55437" calcext:value-type="float">
            <text:p>0.55437</text:p>
          </table:table-cell>
          <table:table-cell office:value-type="float" office:value="1.2534" calcext:value-type="float">
            <text:p>1.2534</text:p>
          </table:table-cell>
          <table:table-cell office:value-type="float" office:value="1.0067" calcext:value-type="float">
            <text:p>1.0067</text:p>
          </table:table-cell>
          <table:table-cell office:value-type="float" office:value="-0.0040301" calcext:value-type="float">
            <text:p>-0.0040301</text:p>
          </table:table-cell>
          <table:table-cell office:value-type="float" office:value="2.5941E-023" calcext:value-type="float">
            <text:p>2.5941E-23</text:p>
          </table:table-cell>
          <table:table-cell table:formula="of:=SQRT([.T175]^2+[.U175]^2+[.V175]^2)" office:value-type="float" office:value="1.00670806677309" calcext:value-type="float">
            <text:p>1.00670806677309</text:p>
          </table:table-cell>
          <table:table-cell office:value-type="float" office:value="0.54543" calcext:value-type="float">
            <text:p>0.54543</text:p>
          </table:table-cell>
          <table:table-cell office:value-type="float" office:value="1.2626" calcext:value-type="float">
            <text:p>1.2626</text:p>
          </table:table-cell>
          <table:table-cell office:value-type="float" office:value="0.99986" calcext:value-type="float">
            <text:p>0.99986</text:p>
          </table:table-cell>
          <table:table-cell office:value-type="float" office:value="-0.0054631" calcext:value-type="float">
            <text:p>-0.0054631</text:p>
          </table:table-cell>
          <table:table-cell office:value-type="float" office:value="2.9415E-023" calcext:value-type="float">
            <text:p>2.9415E-23</text:p>
          </table:table-cell>
          <table:table-cell table:formula="of:=SQRT([.Z175]^2+[.AA175]^2+[.AB175]^2)" office:value-type="float" office:value="0.999874924708891" calcext:value-type="float">
            <text:p>0.999874924708891</text:p>
          </table:table-cell>
          <table:table-cell office:value-type="float" office:value="0.54533" calcext:value-type="float">
            <text:p>0.54533</text:p>
          </table:table-cell>
          <table:table-cell office:value-type="float" office:value="1.2542" calcext:value-type="float">
            <text:p>1.2542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.99817" calcext:value-type="float">
            <text:p>0.99817</text:p>
          </table:table-cell>
          <table:table-cell office:value-type="float" office:value="0.0064357" calcext:value-type="float">
            <text:p>0.0064357</text:p>
          </table:table-cell>
          <table:table-cell office:value-type="float" office:value="-8.7947E-024" calcext:value-type="float">
            <text:p>-8.7947E-24</text:p>
          </table:table-cell>
          <table:table-cell table:formula="of:=SQRT([.B176]^2+[.C176]^2+[.D176]^2)" office:value-type="float" office:value="0.998190746868799" calcext:value-type="float">
            <text:p>0.998190746868799</text:p>
          </table:table-cell>
          <table:table-cell office:value-type="float" office:value="0.53012" calcext:value-type="float">
            <text:p>0.53012</text:p>
          </table:table-cell>
          <table:table-cell office:value-type="float" office:value="1.234" calcext:value-type="float">
            <text:p>1.234</text:p>
          </table:table-cell>
          <table:table-cell office:value-type="float" office:value="0.99777" calcext:value-type="float">
            <text:p>0.99777</text:p>
          </table:table-cell>
          <table:table-cell office:value-type="float" office:value="-0.0031009" calcext:value-type="float">
            <text:p>-0.0031009</text:p>
          </table:table-cell>
          <table:table-cell office:value-type="float" office:value="2.7903E-023" calcext:value-type="float">
            <text:p>2.7903E-23</text:p>
          </table:table-cell>
          <table:table-cell table:formula="of:=SQRT([.H176]^2+[.I176]^2+[.J176]^2)" office:value-type="float" office:value="0.997774818524105" calcext:value-type="float">
            <text:p>0.997774818524105</text:p>
          </table:table-cell>
          <table:table-cell office:value-type="float" office:value="0.52645" calcext:value-type="float">
            <text:p>0.52645</text:p>
          </table:table-cell>
          <table:table-cell office:value-type="float" office:value="1.2291" calcext:value-type="float">
            <text:p>1.2291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0076581" calcext:value-type="float">
            <text:p>0.0076581</text:p>
          </table:table-cell>
          <table:table-cell office:value-type="float" office:value="-9.8965E-024" calcext:value-type="float">
            <text:p>-9.8965E-24</text:p>
          </table:table-cell>
          <table:table-cell table:formula="of:=SQRT([.N176]^2+[.O176]^2+[.P176]^2)" office:value-type="float" office:value="0.991429577174098" calcext:value-type="float">
            <text:p>0.991429577174098</text:p>
          </table:table-cell>
          <table:table-cell office:value-type="float" office:value="0.53453" calcext:value-type="float">
            <text:p>0.53453</text:p>
          </table:table-cell>
          <table:table-cell office:value-type="float" office:value="1.2312" calcext:value-type="float">
            <text:p>1.2312</text:p>
          </table:table-cell>
          <table:table-cell office:value-type="float" office:value="1.0081" calcext:value-type="float">
            <text:p>1.0081</text:p>
          </table:table-cell>
          <table:table-cell office:value-type="float" office:value="-0.0042737" calcext:value-type="float">
            <text:p>-0.0042737</text:p>
          </table:table-cell>
          <table:table-cell office:value-type="float" office:value="2.5962E-023" calcext:value-type="float">
            <text:p>2.5962E-23</text:p>
          </table:table-cell>
          <table:table-cell table:formula="of:=SQRT([.T176]^2+[.U176]^2+[.V176]^2)" office:value-type="float" office:value="1.00810905883822" calcext:value-type="float">
            <text:p>1.00810905883822</text:p>
          </table:table-cell>
          <table:table-cell office:value-type="float" office:value="0.52582" calcext:value-type="float">
            <text:p>0.52582</text:p>
          </table:table-cell>
          <table:table-cell office:value-type="float" office:value="1.2408" calcext:value-type="float">
            <text:p>1.2408</text:p>
          </table:table-cell>
          <table:table-cell office:value-type="float" office:value="1.0008" calcext:value-type="float">
            <text:p>1.0008</text:p>
          </table:table-cell>
          <table:table-cell office:value-type="float" office:value="-0.0057828" calcext:value-type="float">
            <text:p>-0.0057828</text:p>
          </table:table-cell>
          <table:table-cell office:value-type="float" office:value="2.9441E-023" calcext:value-type="float">
            <text:p>2.9441E-23</text:p>
          </table:table-cell>
          <table:table-cell table:formula="of:=SQRT([.Z176]^2+[.AA176]^2+[.AB176]^2)" office:value-type="float" office:value="1.00081670688285" calcext:value-type="float">
            <text:p>1.00081670688285</text:p>
          </table:table-cell>
          <table:table-cell office:value-type="float" office:value="0.52575" calcext:value-type="float">
            <text:p>0.52575</text:p>
          </table:table-cell>
          <table:table-cell office:value-type="float" office:value="1.2318" calcext:value-type="float">
            <text:p>1.2318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99973" calcext:value-type="float">
            <text:p>0.99973</text:p>
          </table:table-cell>
          <table:table-cell office:value-type="float" office:value="0.0063653" calcext:value-type="float">
            <text:p>0.0063653</text:p>
          </table:table-cell>
          <table:table-cell office:value-type="float" office:value="7.2499E-024" calcext:value-type="float">
            <text:p>7.2499E-24</text:p>
          </table:table-cell>
          <table:table-cell table:formula="of:=SQRT([.B177]^2+[.C177]^2+[.D177]^2)" office:value-type="float" office:value="0.999750263787957" calcext:value-type="float">
            <text:p>0.999750263787957</text:p>
          </table:table-cell>
          <table:table-cell office:value-type="float" office:value="0.51042" calcext:value-type="float">
            <text:p>0.51042</text:p>
          </table:table-cell>
          <table:table-cell office:value-type="float" office:value="1.2122" calcext:value-type="float">
            <text:p>1.2122</text:p>
          </table:table-cell>
          <table:table-cell office:value-type="float" office:value="0.99878" calcext:value-type="float">
            <text:p>0.99878</text:p>
          </table:table-cell>
          <table:table-cell office:value-type="float" office:value="-0.0033277" calcext:value-type="float">
            <text:p>-0.0033277</text:p>
          </table:table-cell>
          <table:table-cell office:value-type="float" office:value="1.6957E-023" calcext:value-type="float">
            <text:p>1.6957E-23</text:p>
          </table:table-cell>
          <table:table-cell table:formula="of:=SQRT([.H177]^2+[.I177]^2+[.J177]^2)" office:value-type="float" office:value="0.9987855435414" calcext:value-type="float">
            <text:p>0.9987855435414</text:p>
          </table:table-cell>
          <table:table-cell office:value-type="float" office:value="0.50685" calcext:value-type="float">
            <text:p>0.50685</text:p>
          </table:table-cell>
          <table:table-cell office:value-type="float" office:value="1.2068" calcext:value-type="float">
            <text:p>1.2068</text:p>
          </table:table-cell>
          <table:table-cell office:value-type="float" office:value="0.99262" calcext:value-type="float">
            <text:p>0.99262</text:p>
          </table:table-cell>
          <table:table-cell office:value-type="float" office:value="0.0074574" calcext:value-type="float">
            <text:p>0.0074574</text:p>
          </table:table-cell>
          <table:table-cell office:value-type="float" office:value="8.2265E-024" calcext:value-type="float">
            <text:p>8.2265E-24</text:p>
          </table:table-cell>
          <table:table-cell table:formula="of:=SQRT([.N177]^2+[.O177]^2+[.P177]^2)" office:value-type="float" office:value="0.992648012749111" calcext:value-type="float">
            <text:p>0.992648012749111</text:p>
          </table:table-cell>
          <table:table-cell office:value-type="float" office:value="0.51469" calcext:value-type="float">
            <text:p>0.51469</text:p>
          </table:table-cell>
          <table:table-cell office:value-type="float" office:value="1.2088" calcext:value-type="float">
            <text:p>1.2088</text:p>
          </table:table-cell>
          <table:table-cell office:value-type="float" office:value="1.0093" calcext:value-type="float">
            <text:p>1.0093</text:p>
          </table:table-cell>
          <table:table-cell office:value-type="float" office:value="-0.004492" calcext:value-type="float">
            <text:p>-0.004492</text:p>
          </table:table-cell>
          <table:table-cell office:value-type="float" office:value="1.5777E-023" calcext:value-type="float">
            <text:p>1.5777E-23</text:p>
          </table:table-cell>
          <table:table-cell table:formula="of:=SQRT([.T177]^2+[.U177]^2+[.V177]^2)" office:value-type="float" office:value="1.00930999601906" calcext:value-type="float">
            <text:p>1.00930999601906</text:p>
          </table:table-cell>
          <table:table-cell office:value-type="float" office:value="0.50621" calcext:value-type="float">
            <text:p>0.50621</text:p>
          </table:table-cell>
          <table:table-cell office:value-type="float" office:value="1.2186" calcext:value-type="float">
            <text:p>1.2186</text:p>
          </table:table-cell>
          <table:table-cell office:value-type="float" office:value="1.0015" calcext:value-type="float">
            <text:p>1.0015</text:p>
          </table:table-cell>
          <table:table-cell office:value-type="float" office:value="-0.0060696" calcext:value-type="float">
            <text:p>-0.0060696</text:p>
          </table:table-cell>
          <table:table-cell office:value-type="float" office:value="1.7891E-023" calcext:value-type="float">
            <text:p>1.7891E-23</text:p>
          </table:table-cell>
          <table:table-cell table:formula="of:=SQRT([.Z177]^2+[.AA177]^2+[.AB177]^2)" office:value-type="float" office:value="1.00151839226455" calcext:value-type="float">
            <text:p>1.00151839226455</text:p>
          </table:table-cell>
          <table:table-cell office:value-type="float" office:value="0.50616" calcext:value-type="float">
            <text:p>0.50616</text:p>
          </table:table-cell>
          <table:table-cell office:value-type="float" office:value="1.2093" calcext:value-type="float">
            <text:p>1.209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0.0062996" calcext:value-type="float">
            <text:p>0.0062996</text:p>
          </table:table-cell>
          <table:table-cell office:value-type="float" office:value="2.3318E-023" calcext:value-type="float">
            <text:p>2.3318E-23</text:p>
          </table:table-cell>
          <table:table-cell table:formula="of:=SQRT([.B178]^2+[.C178]^2+[.D178]^2)" office:value-type="float" office:value="1.00121981850149" calcext:value-type="float">
            <text:p>1.00121981850149</text:p>
          </table:table-cell>
          <table:table-cell office:value-type="float" office:value="0.49071" calcext:value-type="float">
            <text:p>0.49071</text:p>
          </table:table-cell>
          <table:table-cell office:value-type="float" office:value="1.1903" calcext:value-type="float">
            <text:p>1.1903</text:p>
          </table:table-cell>
          <table:table-cell office:value-type="float" office:value="0.9997" calcext:value-type="float">
            <text:p>0.9997</text:p>
          </table:table-cell>
          <table:table-cell office:value-type="float" office:value="-0.0035402" calcext:value-type="float">
            <text:p>-0.0035402</text:p>
          </table:table-cell>
          <table:table-cell office:value-type="float" office:value="1.9252E-025" calcext:value-type="float">
            <text:p>1.9252E-25</text:p>
          </table:table-cell>
          <table:table-cell table:formula="of:=SQRT([.H178]^2+[.I178]^2+[.J178]^2)" office:value-type="float" office:value="0.999706268368884" calcext:value-type="float">
            <text:p>0.999706268368884</text:p>
          </table:table-cell>
          <table:table-cell office:value-type="float" office:value="0.48725" calcext:value-type="float">
            <text:p>0.48725</text:p>
          </table:table-cell>
          <table:table-cell office:value-type="float" office:value="1.1844" calcext:value-type="float">
            <text:p>1.1844</text:p>
          </table:table-cell>
          <table:table-cell office:value-type="float" office:value="0.99376" calcext:value-type="float">
            <text:p>0.99376</text:p>
          </table:table-cell>
          <table:table-cell office:value-type="float" office:value="0.0072654" calcext:value-type="float">
            <text:p>0.0072654</text:p>
          </table:table-cell>
          <table:table-cell office:value-type="float" office:value="2.6368E-023" calcext:value-type="float">
            <text:p>2.6368E-23</text:p>
          </table:table-cell>
          <table:table-cell table:formula="of:=SQRT([.N178]^2+[.O178]^2+[.P178]^2)" office:value-type="float" office:value="0.993786558390261" calcext:value-type="float">
            <text:p>0.993786558390261</text:p>
          </table:table-cell>
          <table:table-cell office:value-type="float" office:value="0.49485" calcext:value-type="float">
            <text:p>0.49485</text:p>
          </table:table-cell>
          <table:table-cell office:value-type="float" office:value="1.1864" calcext:value-type="float">
            <text:p>1.1864</text:p>
          </table:table-cell>
          <table:table-cell office:value-type="float" office:value="1.0103" calcext:value-type="float">
            <text:p>1.0103</text:p>
          </table:table-cell>
          <table:table-cell office:value-type="float" office:value="-0.0046969" calcext:value-type="float">
            <text:p>-0.0046969</text:p>
          </table:table-cell>
          <table:table-cell office:value-type="float" office:value="1.7816E-025" calcext:value-type="float">
            <text:p>1.7816E-25</text:p>
          </table:table-cell>
          <table:table-cell table:formula="of:=SQRT([.T178]^2+[.U178]^2+[.V178]^2)" office:value-type="float" office:value="1.01031091792062" calcext:value-type="float">
            <text:p>1.01031091792062</text:p>
          </table:table-cell>
          <table:table-cell office:value-type="float" office:value="0.4866" calcext:value-type="float">
            <text:p>0.4866</text:p>
          </table:table-cell>
          <table:table-cell office:value-type="float" office:value="1.1964" calcext:value-type="float">
            <text:p>1.1964</text:p>
          </table:table-cell>
          <table:table-cell office:value-type="float" office:value="1.0022" calcext:value-type="float">
            <text:p>1.0022</text:p>
          </table:table-cell>
          <table:table-cell office:value-type="float" office:value="-0.0063392" calcext:value-type="float">
            <text:p>-0.0063392</text:p>
          </table:table-cell>
          <table:table-cell office:value-type="float" office:value="2.0001E-025" calcext:value-type="float">
            <text:p>2.0001E-25</text:p>
          </table:table-cell>
          <table:table-cell table:formula="of:=SQRT([.Z178]^2+[.AA178]^2+[.AB178]^2)" office:value-type="float" office:value="1.00222004842082" calcext:value-type="float">
            <text:p>1.00222004842082</text:p>
          </table:table-cell>
          <table:table-cell office:value-type="float" office:value="0.48659" calcext:value-type="float">
            <text:p>0.48659</text:p>
          </table:table-cell>
          <table:table-cell office:value-type="float" office:value="1.1866" calcext:value-type="float">
            <text:p>1.1866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.0024" calcext:value-type="float">
            <text:p>1.0024</text:p>
          </table:table-cell>
          <table:table-cell office:value-type="float" office:value="0.0062461" calcext:value-type="float">
            <text:p>0.0062461</text:p>
          </table:table-cell>
          <table:table-cell office:value-type="float" office:value="-5.5597E-024" calcext:value-type="float">
            <text:p>-5.5597E-24</text:p>
          </table:table-cell>
          <table:table-cell table:formula="of:=SQRT([.B179]^2+[.C179]^2+[.D179]^2)" office:value-type="float" office:value="1.00241945998929" calcext:value-type="float">
            <text:p>1.00241945998929</text:p>
          </table:table-cell>
          <table:table-cell office:value-type="float" office:value="0.47103" calcext:value-type="float">
            <text:p>0.47103</text:p>
          </table:table-cell>
          <table:table-cell office:value-type="float" office:value="1.1681" calcext:value-type="float">
            <text:p>1.1681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37163" calcext:value-type="float">
            <text:p>-0.0037163</text:p>
          </table:table-cell>
          <table:table-cell office:value-type="float" office:value="2.0435E-025" calcext:value-type="float">
            <text:p>2.0435E-25</text:p>
          </table:table-cell>
          <table:table-cell table:formula="of:=SQRT([.H179]^2+[.I179]^2+[.J179]^2)" office:value-type="float" office:value="1.00040690265796" calcext:value-type="float">
            <text:p>1.00040690265796</text:p>
          </table:table-cell>
          <table:table-cell office:value-type="float" office:value="0.46766" calcext:value-type="float">
            <text:p>0.46766</text:p>
          </table:table-cell>
          <table:table-cell office:value-type="float" office:value="1.1617" calcext:value-type="float">
            <text:p>1.1617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0070958" calcext:value-type="float">
            <text:p>0.0070958</text:p>
          </table:table-cell>
          <table:table-cell office:value-type="float" office:value="-6.3187E-024" calcext:value-type="float">
            <text:p>-6.3187E-24</text:p>
          </table:table-cell>
          <table:table-cell table:formula="of:=SQRT([.N179]^2+[.O179]^2+[.P179]^2)" office:value-type="float" office:value="0.99472530900628" calcext:value-type="float">
            <text:p>0.99472530900628</text:p>
          </table:table-cell>
          <table:table-cell office:value-type="float" office:value="0.47502" calcext:value-type="float">
            <text:p>0.47502</text:p>
          </table:table-cell>
          <table:table-cell office:value-type="float" office:value="1.1637" calcext:value-type="float">
            <text:p>1.1637</text:p>
          </table:table-cell>
          <table:table-cell office:value-type="float" office:value="1.0112" calcext:value-type="float">
            <text:p>1.0112</text:p>
          </table:table-cell>
          <table:table-cell office:value-type="float" office:value="-0.0048684" calcext:value-type="float">
            <text:p>-0.0048684</text:p>
          </table:table-cell>
          <table:table-cell office:value-type="float" office:value="1.903E-025" calcext:value-type="float">
            <text:p>1.903E-25</text:p>
          </table:table-cell>
          <table:table-cell table:formula="of:=SQRT([.T179]^2+[.U179]^2+[.V179]^2)" office:value-type="float" office:value="1.01121171933407" calcext:value-type="float">
            <text:p>1.01121171933407</text:p>
          </table:table-cell>
          <table:table-cell office:value-type="float" office:value="0.46701" calcext:value-type="float">
            <text:p>0.46701</text:p>
          </table:table-cell>
          <table:table-cell office:value-type="float" office:value="1.1739" calcext:value-type="float">
            <text:p>1.1739</text:p>
          </table:table-cell>
          <table:table-cell office:value-type="float" office:value="1.0027" calcext:value-type="float">
            <text:p>1.0027</text:p>
          </table:table-cell>
          <table:table-cell office:value-type="float" office:value="-0.0065658" calcext:value-type="float">
            <text:p>-0.0065658</text:p>
          </table:table-cell>
          <table:table-cell office:value-type="float" office:value="2.1422E-025" calcext:value-type="float">
            <text:p>2.1422E-25</text:p>
          </table:table-cell>
          <table:table-cell table:formula="of:=SQRT([.Z179]^2+[.AA179]^2+[.AB179]^2)" office:value-type="float" office:value="1.00272149659297" calcext:value-type="float">
            <text:p>1.00272149659297</text:p>
          </table:table-cell>
          <table:table-cell office:value-type="float" office:value="0.46701" calcext:value-type="float">
            <text:p>0.46701</text:p>
          </table:table-cell>
          <table:table-cell office:value-type="float" office:value="1.1637" calcext:value-type="float">
            <text:p>1.1637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1.0035" calcext:value-type="float">
            <text:p>1.0035</text:p>
          </table:table-cell>
          <table:table-cell office:value-type="float" office:value="0.0061959" calcext:value-type="float">
            <text:p>0.0061959</text:p>
          </table:table-cell>
          <table:table-cell office:value-type="float" office:value="-2.052E-023" calcext:value-type="float">
            <text:p>-2.052E-23</text:p>
          </table:table-cell>
          <table:table-cell table:formula="of:=SQRT([.B180]^2+[.C180]^2+[.D180]^2)" office:value-type="float" office:value="1.00351912745937" calcext:value-type="float">
            <text:p>1.00351912745937</text:p>
          </table:table-cell>
          <table:table-cell office:value-type="float" office:value="0.45134" calcext:value-type="float">
            <text:p>0.45134</text:p>
          </table:table-cell>
          <table:table-cell office:value-type="float" office:value="1.1458" calcext:value-type="float">
            <text:p>1.1458</text:p>
          </table:table-cell>
          <table:table-cell office:value-type="float" office:value="1.0011" calcext:value-type="float">
            <text:p>1.0011</text:p>
          </table:table-cell>
          <table:table-cell office:value-type="float" office:value="-0.0038818" calcext:value-type="float">
            <text:p>-0.0038818</text:p>
          </table:table-cell>
          <table:table-cell office:value-type="float" office:value="-3.6406E-024" calcext:value-type="float">
            <text:p>-3.6406E-24</text:p>
          </table:table-cell>
          <table:table-cell table:formula="of:=SQRT([.H180]^2+[.I180]^2+[.J180]^2)" office:value-type="float" office:value="1.00110752587883" calcext:value-type="float">
            <text:p>1.00110752587883</text:p>
          </table:table-cell>
          <table:table-cell office:value-type="float" office:value="0.44807" calcext:value-type="float">
            <text:p>0.44807</text:p>
          </table:table-cell>
          <table:table-cell office:value-type="float" office:value="1.139" calcext:value-type="float">
            <text:p>1.139</text:p>
          </table:table-cell>
          <table:table-cell office:value-type="float" office:value="0.99557" calcext:value-type="float">
            <text:p>0.99557</text:p>
          </table:table-cell>
          <table:table-cell office:value-type="float" office:value="0.0069326" calcext:value-type="float">
            <text:p>0.0069326</text:p>
          </table:table-cell>
          <table:table-cell office:value-type="float" office:value="-2.3249E-023" calcext:value-type="float">
            <text:p>-2.3249E-23</text:p>
          </table:table-cell>
          <table:table-cell table:formula="of:=SQRT([.N180]^2+[.O180]^2+[.P180]^2)" office:value-type="float" office:value="0.995594137107466" calcext:value-type="float">
            <text:p>0.995594137107466</text:p>
          </table:table-cell>
          <table:table-cell office:value-type="float" office:value="0.45519" calcext:value-type="float">
            <text:p>0.45519</text:p>
          </table:table-cell>
          <table:table-cell office:value-type="float" office:value="1.141" calcext:value-type="float">
            <text:p>1.141</text:p>
          </table:table-cell>
          <table:table-cell office:value-type="float" office:value="1.012" calcext:value-type="float">
            <text:p>1.012</text:p>
          </table:table-cell>
          <table:table-cell office:value-type="float" office:value="-0.00503" calcext:value-type="float">
            <text:p>-0.00503</text:p>
          </table:table-cell>
          <table:table-cell office:value-type="float" office:value="-3.4213E-024" calcext:value-type="float">
            <text:p>-3.4213E-24</text:p>
          </table:table-cell>
          <table:table-cell table:formula="of:=SQRT([.T180]^2+[.U180]^2+[.V180]^2)" office:value-type="float" office:value="1.01201250036746" calcext:value-type="float">
            <text:p>1.01201250036746</text:p>
          </table:table-cell>
          <table:table-cell office:value-type="float" office:value="0.44741" calcext:value-type="float">
            <text:p>0.44741</text:p>
          </table:table-cell>
          <table:table-cell office:value-type="float" office:value="1.1513" calcext:value-type="float">
            <text:p>1.1513</text:p>
          </table:table-cell>
          <table:table-cell office:value-type="float" office:value="1.0032" calcext:value-type="float">
            <text:p>1.0032</text:p>
          </table:table-cell>
          <table:table-cell office:value-type="float" office:value="-0.0067799" calcext:value-type="float">
            <text:p>-0.0067799</text:p>
          </table:table-cell>
          <table:table-cell office:value-type="float" office:value="-3.8906E-024" calcext:value-type="float">
            <text:p>-3.8906E-24</text:p>
          </table:table-cell>
          <table:table-cell table:formula="of:=SQRT([.Z180]^2+[.AA180]^2+[.AB180]^2)" office:value-type="float" office:value="1.00322290994774" calcext:value-type="float">
            <text:p>1.00322290994774</text:p>
          </table:table-cell>
          <table:table-cell office:value-type="float" office:value="0.44744" calcext:value-type="float">
            <text:p>0.44744</text:p>
          </table:table-cell>
          <table:table-cell office:value-type="float" office:value="1.1408" calcext:value-type="float">
            <text:p>1.1408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1.0044" calcext:value-type="float">
            <text:p>1.0044</text:p>
          </table:table-cell>
          <table:table-cell office:value-type="float" office:value="0.0061522" calcext:value-type="float">
            <text:p>0.0061522</text:p>
          </table:table-cell>
          <table:table-cell office:value-type="float" office:value="-7.6682E-024" calcext:value-type="float">
            <text:p>-7.6682E-24</text:p>
          </table:table-cell>
          <table:table-cell table:formula="of:=SQRT([.B181]^2+[.C181]^2+[.D181]^2)" office:value-type="float" office:value="1.00441884170143" calcext:value-type="float">
            <text:p>1.00441884170143</text:p>
          </table:table-cell>
          <table:table-cell office:value-type="float" office:value="0.43167" calcext:value-type="float">
            <text:p>0.43167</text:p>
          </table:table-cell>
          <table:table-cell office:value-type="float" office:value="1.1234" calcext:value-type="float">
            <text:p>1.1234</text:p>
          </table:table-cell>
          <table:table-cell office:value-type="float" office:value="1.0017" calcext:value-type="float">
            <text:p>1.0017</text:p>
          </table:table-cell>
          <table:table-cell office:value-type="float" office:value="-0.0040257" calcext:value-type="float">
            <text:p>-0.0040257</text:p>
          </table:table-cell>
          <table:table-cell office:value-type="float" office:value="-1.601E-023" calcext:value-type="float">
            <text:p>-1.601E-23</text:p>
          </table:table-cell>
          <table:table-cell table:formula="of:=SQRT([.H181]^2+[.I181]^2+[.J181]^2)" office:value-type="float" office:value="1.00170808934564" calcext:value-type="float">
            <text:p>1.00170808934564</text:p>
          </table:table-cell>
          <table:table-cell office:value-type="float" office:value="0.42848" calcext:value-type="float">
            <text:p>0.42848</text:p>
          </table:table-cell>
          <table:table-cell office:value-type="float" office:value="1.1162" calcext:value-type="float">
            <text:p>1.1162</text:p>
          </table:table-cell>
          <table:table-cell office:value-type="float" office:value="0.99633" calcext:value-type="float">
            <text:p>0.99633</text:p>
          </table:table-cell>
          <table:table-cell office:value-type="float" office:value="0.0067821" calcext:value-type="float">
            <text:p>0.0067821</text:p>
          </table:table-cell>
          <table:table-cell office:value-type="float" office:value="-8.6891E-024" calcext:value-type="float">
            <text:p>-8.6891E-24</text:p>
          </table:table-cell>
          <table:table-cell table:formula="of:=SQRT([.N181]^2+[.O181]^2+[.P181]^2)" office:value-type="float" office:value="0.996353082887994" calcext:value-type="float">
            <text:p>0.996353082887994</text:p>
          </table:table-cell>
          <table:table-cell office:value-type="float" office:value="0.43537" calcext:value-type="float">
            <text:p>0.43537</text:p>
          </table:table-cell>
          <table:table-cell office:value-type="float" office:value="1.1181" calcext:value-type="float">
            <text:p>1.1181</text:p>
          </table:table-cell>
          <table:table-cell office:value-type="float" office:value="1.0126" calcext:value-type="float">
            <text:p>1.0126</text:p>
          </table:table-cell>
          <table:table-cell office:value-type="float" office:value="-0.0051717" calcext:value-type="float">
            <text:p>-0.0051717</text:p>
          </table:table-cell>
          <table:table-cell office:value-type="float" office:value="-1.5038E-023" calcext:value-type="float">
            <text:p>-1.5038E-23</text:p>
          </table:table-cell>
          <table:table-cell table:formula="of:=SQRT([.T181]^2+[.U181]^2+[.V181]^2)" office:value-type="float" office:value="1.01261320674821" calcext:value-type="float">
            <text:p>1.01261320674821</text:p>
          </table:table-cell>
          <table:table-cell office:value-type="float" office:value="0.42781" calcext:value-type="float">
            <text:p>0.42781</text:p>
          </table:table-cell>
          <table:table-cell office:value-type="float" office:value="1.1286" calcext:value-type="float">
            <text:p>1.1286</text:p>
          </table:table-cell>
          <table:table-cell office:value-type="float" office:value="1.0036" calcext:value-type="float">
            <text:p>1.0036</text:p>
          </table:table-cell>
          <table:table-cell office:value-type="float" office:value="-0.0069686" calcext:value-type="float">
            <text:p>-0.0069686</text:p>
          </table:table-cell>
          <table:table-cell office:value-type="float" office:value="-1.7094E-023" calcext:value-type="float">
            <text:p>-1.7094E-23</text:p>
          </table:table-cell>
          <table:table-cell table:formula="of:=SQRT([.Z181]^2+[.AA181]^2+[.AB181]^2)" office:value-type="float" office:value="1.00362419330443" calcext:value-type="float">
            <text:p>1.00362419330443</text:p>
          </table:table-cell>
          <table:table-cell office:value-type="float" office:value="0.42787" calcext:value-type="float">
            <text:p>0.42787</text:p>
          </table:table-cell>
          <table:table-cell office:value-type="float" office:value="1.1178" calcext:value-type="float">
            <text:p>1.1178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1.0053" calcext:value-type="float">
            <text:p>1.0053</text:p>
          </table:table-cell>
          <table:table-cell office:value-type="float" office:value="0.0061141" calcext:value-type="float">
            <text:p>0.0061141</text:p>
          </table:table-cell>
          <table:table-cell office:value-type="float" office:value="5.216E-024" calcext:value-type="float">
            <text:p>5.216E-24</text:p>
          </table:table-cell>
          <table:table-cell table:formula="of:=SQRT([.B182]^2+[.C182]^2+[.D182]^2)" office:value-type="float" office:value="1.00531859239686" calcext:value-type="float">
            <text:p>1.00531859239686</text:p>
          </table:table-cell>
          <table:table-cell office:value-type="float" office:value="0.412" calcext:value-type="float">
            <text:p>0.412</text:p>
          </table:table-cell>
          <table:table-cell office:value-type="float" office:value="1.1008" calcext:value-type="float">
            <text:p>1.1008</text:p>
          </table:table-cell>
          <table:table-cell office:value-type="float" office:value="1.0022" calcext:value-type="float">
            <text:p>1.0022</text:p>
          </table:table-cell>
          <table:table-cell office:value-type="float" office:value="-0.0041513" calcext:value-type="float">
            <text:p>-0.0041513</text:p>
          </table:table-cell>
          <table:table-cell office:value-type="float" office:value="-2.7803E-023" calcext:value-type="float">
            <text:p>-2.7803E-23</text:p>
          </table:table-cell>
          <table:table-cell table:formula="of:=SQRT([.H182]^2+[.I182]^2+[.J182]^2)" office:value-type="float" office:value="1.00220859769396" calcext:value-type="float">
            <text:p>1.00220859769396</text:p>
          </table:table-cell>
          <table:table-cell office:value-type="float" office:value="0.40889" calcext:value-type="float">
            <text:p>0.40889</text:p>
          </table:table-cell>
          <table:table-cell office:value-type="float" office:value="1.0933" calcext:value-type="float">
            <text:p>1.0933</text:p>
          </table:table-cell>
          <table:table-cell office:value-type="float" office:value="0.99699" calcext:value-type="float">
            <text:p>0.99699</text:p>
          </table:table-cell>
          <table:table-cell office:value-type="float" office:value="0.0066428" calcext:value-type="float">
            <text:p>0.0066428</text:p>
          </table:table-cell>
          <table:table-cell office:value-type="float" office:value="5.9115E-024" calcext:value-type="float">
            <text:p>5.9115E-24</text:p>
          </table:table-cell>
          <table:table-cell table:formula="of:=SQRT([.N182]^2+[.O182]^2+[.P182]^2)" office:value-type="float" office:value="0.997012129761639" calcext:value-type="float">
            <text:p>0.997012129761639</text:p>
          </table:table-cell>
          <table:table-cell office:value-type="float" office:value="0.41556" calcext:value-type="float">
            <text:p>0.41556</text:p>
          </table:table-cell>
          <table:table-cell office:value-type="float" office:value="1.0951" calcext:value-type="float">
            <text:p>1.0951</text:p>
          </table:table-cell>
          <table:table-cell office:value-type="float" office:value="1.0131" calcext:value-type="float">
            <text:p>1.0131</text:p>
          </table:table-cell>
          <table:table-cell office:value-type="float" office:value="-0.0052967" calcext:value-type="float">
            <text:p>-0.0052967</text:p>
          </table:table-cell>
          <table:table-cell office:value-type="float" office:value="-2.6143E-023" calcext:value-type="float">
            <text:p>-2.6143E-23</text:p>
          </table:table-cell>
          <table:table-cell table:formula="of:=SQRT([.T182]^2+[.U182]^2+[.V182]^2)" office:value-type="float" office:value="1.01311384603651" calcext:value-type="float">
            <text:p>1.01311384603651</text:p>
          </table:table-cell>
          <table:table-cell office:value-type="float" office:value="0.40822" calcext:value-type="float">
            <text:p>0.40822</text:p>
          </table:table-cell>
          <table:table-cell office:value-type="float" office:value="1.1057" calcext:value-type="float">
            <text:p>1.1057</text:p>
          </table:table-cell>
          <table:table-cell office:value-type="float" office:value="1.0038" calcext:value-type="float">
            <text:p>1.0038</text:p>
          </table:table-cell>
          <table:table-cell office:value-type="float" office:value="-0.0071361" calcext:value-type="float">
            <text:p>-0.0071361</text:p>
          </table:table-cell>
          <table:table-cell office:value-type="float" office:value="-2.9678E-023" calcext:value-type="float">
            <text:p>-2.9678E-23</text:p>
          </table:table-cell>
          <table:table-cell table:formula="of:=SQRT([.Z182]^2+[.AA182]^2+[.AB182]^2)" office:value-type="float" office:value="1.00382536525195" calcext:value-type="float">
            <text:p>1.00382536525195</text:p>
          </table:table-cell>
          <table:table-cell office:value-type="float" office:value="0.40831" calcext:value-type="float">
            <text:p>0.40831</text:p>
          </table:table-cell>
          <table:table-cell office:value-type="float" office:value="1.0946" calcext:value-type="float">
            <text:p>1.094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.006" calcext:value-type="float">
            <text:p>1.006</text:p>
          </table:table-cell>
          <table:table-cell office:value-type="float" office:value="0.0060788" calcext:value-type="float">
            <text:p>0.0060788</text:p>
          </table:table-cell>
          <table:table-cell office:value-type="float" office:value="1.8116E-023" calcext:value-type="float">
            <text:p>1.8116E-23</text:p>
          </table:table-cell>
          <table:table-cell table:formula="of:=SQRT([.B183]^2+[.C183]^2+[.D183]^2)" office:value-type="float" office:value="1.00601836554282" calcext:value-type="float">
            <text:p>1.00601836554282</text:p>
          </table:table-cell>
          <table:table-cell office:value-type="float" office:value="0.39234" calcext:value-type="float">
            <text:p>0.39234</text:p>
          </table:table-cell>
          <table:table-cell office:value-type="float" office:value="1.0781" calcext:value-type="float">
            <text:p>1.0781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0042673" calcext:value-type="float">
            <text:p>-0.0042673</text:p>
          </table:table-cell>
          <table:table-cell office:value-type="float" office:value="-3.9287E-023" calcext:value-type="float">
            <text:p>-3.9287E-23</text:p>
          </table:table-cell>
          <table:table-cell table:formula="of:=SQRT([.H183]^2+[.I183]^2+[.J183]^2)" office:value-type="float" office:value="1.0026090812721" calcext:value-type="float">
            <text:p>1.0026090812721</text:p>
          </table:table-cell>
          <table:table-cell office:value-type="float" office:value="0.38931" calcext:value-type="float">
            <text:p>0.38931</text:p>
          </table:table-cell>
          <table:table-cell office:value-type="float" office:value="1.0703" calcext:value-type="float">
            <text:p>1.0703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006509" calcext:value-type="float">
            <text:p>0.006509</text:p>
          </table:table-cell>
          <table:table-cell office:value-type="float" office:value="2.0532E-023" calcext:value-type="float">
            <text:p>2.0532E-23</text:p>
          </table:table-cell>
          <table:table-cell table:formula="of:=SQRT([.N183]^2+[.O183]^2+[.P183]^2)" office:value-type="float" office:value="0.997621234277318" calcext:value-type="float">
            <text:p>0.997621234277318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1.072" calcext:value-type="float">
            <text:p>1.072</text:p>
          </table:table-cell>
          <table:table-cell office:value-type="float" office:value="1.0136" calcext:value-type="float">
            <text:p>1.0136</text:p>
          </table:table-cell>
          <table:table-cell office:value-type="float" office:value="-0.0054129" calcext:value-type="float">
            <text:p>-0.0054129</text:p>
          </table:table-cell>
          <table:table-cell office:value-type="float" office:value="-3.6973E-023" calcext:value-type="float">
            <text:p>-3.6973E-23</text:p>
          </table:table-cell>
          <table:table-cell table:formula="of:=SQRT([.T183]^2+[.U183]^2+[.V183]^2)" office:value-type="float" office:value="1.01361445307691" calcext:value-type="float">
            <text:p>1.01361445307691</text:p>
          </table:table-cell>
          <table:table-cell office:value-type="float" office:value="0.38863" calcext:value-type="float">
            <text:p>0.38863</text:p>
          </table:table-cell>
          <table:table-cell office:value-type="float" office:value="1.0828" calcext:value-type="float">
            <text:p>1.0828</text:p>
          </table:table-cell>
          <table:table-cell office:value-type="float" office:value="1.0041" calcext:value-type="float">
            <text:p>1.0041</text:p>
          </table:table-cell>
          <table:table-cell office:value-type="float" office:value="-0.0072924" calcext:value-type="float">
            <text:p>-0.0072924</text:p>
          </table:table-cell>
          <table:table-cell office:value-type="float" office:value="-4.193E-023" calcext:value-type="float">
            <text:p>-4.193E-23</text:p>
          </table:table-cell>
          <table:table-cell table:formula="of:=SQRT([.Z183]^2+[.AA183]^2+[.AB183]^2)" office:value-type="float" office:value="1.00412648062769" calcext:value-type="float">
            <text:p>1.00412648062769</text:p>
          </table:table-cell>
          <table:table-cell office:value-type="float" office:value="0.38875" calcext:value-type="float">
            <text:p>0.38875</text:p>
          </table:table-cell>
          <table:table-cell office:value-type="float" office:value="1.0714" calcext:value-type="float">
            <text:p>1.0714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4.5292E-024" calcext:value-type="float">
            <text:p>-4.5292E-24</text:p>
          </table:table-cell>
          <table:table-cell table:formula="of:=SQRT([.B184]^2+[.C184]^2+[.D184]^2)" office:value-type="float" office:value="1.00661818108953" calcext:value-type="float">
            <text:p>1.00661818108953</text:p>
          </table:table-cell>
          <table:table-cell office:value-type="float" office:value="0.37268" calcext:value-type="float">
            <text:p>0.37268</text:p>
          </table:table-cell>
          <table:table-cell office:value-type="float" office:value="1.0552" calcext:value-type="float">
            <text:p>1.0552</text:p>
          </table:table-cell>
          <table:table-cell office:value-type="float" office:value="1.0029" calcext:value-type="float">
            <text:p>1.0029</text:p>
          </table:table-cell>
          <table:table-cell office:value-type="float" office:value="-0.0043594" calcext:value-type="float">
            <text:p>-0.0043594</text:p>
          </table:table-cell>
          <table:table-cell office:value-type="float" office:value="-2.7158E-023" calcext:value-type="float">
            <text:p>-2.7158E-23</text:p>
          </table:table-cell>
          <table:table-cell table:formula="of:=SQRT([.H184]^2+[.I184]^2+[.J184]^2)" office:value-type="float" office:value="1.00290947466277" calcext:value-type="float">
            <text:p>1.00290947466277</text:p>
          </table:table-cell>
          <table:table-cell office:value-type="float" office:value="0.36973" calcext:value-type="float">
            <text:p>0.36973</text:p>
          </table:table-cell>
          <table:table-cell office:value-type="float" office:value="1.0472" calcext:value-type="float">
            <text:p>1.0472</text:p>
          </table:table-cell>
          <table:table-cell office:value-type="float" office:value="0.99807" calcext:value-type="float">
            <text:p>0.99807</text:p>
          </table:table-cell>
          <table:table-cell office:value-type="float" office:value="0.0063896" calcext:value-type="float">
            <text:p>0.0063896</text:p>
          </table:table-cell>
          <table:table-cell office:value-type="float" office:value="-5.0401E-024" calcext:value-type="float">
            <text:p>-5.0401E-24</text:p>
          </table:table-cell>
          <table:table-cell table:formula="of:=SQRT([.N184]^2+[.O184]^2+[.P184]^2)" office:value-type="float" office:value="0.998090452758747" calcext:value-type="float">
            <text:p>0.998090452758747</text:p>
          </table:table-cell>
          <table:table-cell office:value-type="float" office:value="0.37594" calcext:value-type="float">
            <text:p>0.37594</text:p>
          </table:table-cell>
          <table:table-cell office:value-type="float" office:value="1.0488" calcext:value-type="float">
            <text:p>1.0488</text:p>
          </table:table-cell>
          <table:table-cell office:value-type="float" office:value="1.0139" calcext:value-type="float">
            <text:p>1.0139</text:p>
          </table:table-cell>
          <table:table-cell office:value-type="float" office:value="-0.0055072" calcext:value-type="float">
            <text:p>-0.0055072</text:p>
          </table:table-cell>
          <table:table-cell office:value-type="float" office:value="-2.5583E-023" calcext:value-type="float">
            <text:p>-2.5583E-23</text:p>
          </table:table-cell>
          <table:table-cell table:formula="of:=SQRT([.T184]^2+[.U184]^2+[.V184]^2)" office:value-type="float" office:value="1.01391495661709" calcext:value-type="float">
            <text:p>1.01391495661709</text:p>
          </table:table-cell>
          <table:table-cell office:value-type="float" office:value="0.36905" calcext:value-type="float">
            <text:p>0.36905</text:p>
          </table:table-cell>
          <table:table-cell office:value-type="float" office:value="1.0597" calcext:value-type="float">
            <text:p>1.0597</text:p>
          </table:table-cell>
          <table:table-cell office:value-type="float" office:value="1.0042" calcext:value-type="float">
            <text:p>1.0042</text:p>
          </table:table-cell>
          <table:table-cell office:value-type="float" office:value="-0.0074211" calcext:value-type="float">
            <text:p>-0.0074211</text:p>
          </table:table-cell>
          <table:table-cell office:value-type="float" office:value="-2.8982E-023" calcext:value-type="float">
            <text:p>-2.8982E-23</text:p>
          </table:table-cell>
          <table:table-cell table:formula="of:=SQRT([.Z184]^2+[.AA184]^2+[.AB184]^2)" office:value-type="float" office:value="1.00422742081921" calcext:value-type="float">
            <text:p>1.00422742081921</text:p>
          </table:table-cell>
          <table:table-cell office:value-type="float" office:value="0.36919" calcext:value-type="float">
            <text:p>0.36919</text:p>
          </table:table-cell>
          <table:table-cell office:value-type="float" office:value="1.0481" calcext:value-type="float">
            <text:p>1.0481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1.0072" calcext:value-type="float">
            <text:p>1.0072</text:p>
          </table:table-cell>
          <table:table-cell office:value-type="float" office:value="0.0060228" calcext:value-type="float">
            <text:p>0.0060228</text:p>
          </table:table-cell>
          <table:table-cell office:value-type="float" office:value="-1.6365E-023" calcext:value-type="float">
            <text:p>-1.6365E-23</text:p>
          </table:table-cell>
          <table:table-cell table:formula="of:=SQRT([.B185]^2+[.C185]^2+[.D185]^2)" office:value-type="float" office:value="1.00721800724562" calcext:value-type="float">
            <text:p>1.00721800724562</text:p>
          </table:table-cell>
          <table:table-cell office:value-type="float" office:value="0.35303" calcext:value-type="float">
            <text:p>0.35303</text:p>
          </table:table-cell>
          <table:table-cell office:value-type="float" office:value="1.0323" calcext:value-type="float">
            <text:p>1.0323</text:p>
          </table:table-cell>
          <table:table-cell office:value-type="float" office:value="1.0032" calcext:value-type="float">
            <text:p>1.0032</text:p>
          </table:table-cell>
          <table:table-cell office:value-type="float" office:value="-0.0044443" calcext:value-type="float">
            <text:p>-0.0044443</text:p>
          </table:table-cell>
          <table:table-cell office:value-type="float" office:value="-1.522E-023" calcext:value-type="float">
            <text:p>-1.522E-23</text:p>
          </table:table-cell>
          <table:table-cell table:formula="of:=SQRT([.H185]^2+[.I185]^2+[.J185]^2)" office:value-type="float" office:value="1.00320984435087" calcext:value-type="float">
            <text:p>1.00320984435087</text:p>
          </table:table-cell>
          <table:table-cell office:value-type="float" office:value="0.35015" calcext:value-type="float">
            <text:p>0.35015</text:p>
          </table:table-cell>
          <table:table-cell office:value-type="float" office:value="1.024" calcext:value-type="float">
            <text:p>1.024</text:p>
          </table:table-cell>
          <table:table-cell office:value-type="float" office:value="0.99851" calcext:value-type="float">
            <text:p>0.99851</text:p>
          </table:table-cell>
          <table:table-cell office:value-type="float" office:value="0.0062743" calcext:value-type="float">
            <text:p>0.0062743</text:p>
          </table:table-cell>
          <table:table-cell office:value-type="float" office:value="-1.8444E-023" calcext:value-type="float">
            <text:p>-1.8444E-23</text:p>
          </table:table-cell>
          <table:table-cell table:formula="of:=SQRT([.N185]^2+[.O185]^2+[.P185]^2)" office:value-type="float" office:value="0.998529712597722" calcext:value-type="float">
            <text:p>0.998529712597722</text:p>
          </table:table-cell>
          <table:table-cell office:value-type="float" office:value="0.35614" calcext:value-type="float">
            <text:p>0.35614</text:p>
          </table:table-cell>
          <table:table-cell office:value-type="float" office:value="1.0256" calcext:value-type="float">
            <text:p>1.0256</text:p>
          </table:table-cell>
          <table:table-cell office:value-type="float" office:value="1.0142" calcext:value-type="float">
            <text:p>1.0142</text:p>
          </table:table-cell>
          <table:table-cell office:value-type="float" office:value="-0.0055948" calcext:value-type="float">
            <text:p>-0.0055948</text:p>
          </table:table-cell>
          <table:table-cell office:value-type="float" office:value="-1.4357E-023" calcext:value-type="float">
            <text:p>-1.4357E-23</text:p>
          </table:table-cell>
          <table:table-cell table:formula="of:=SQRT([.T185]^2+[.U185]^2+[.V185]^2)" office:value-type="float" office:value="1.01421543164509" calcext:value-type="float">
            <text:p>1.01421543164509</text:p>
          </table:table-cell>
          <table:table-cell office:value-type="float" office:value="0.34947" calcext:value-type="float">
            <text:p>0.34947</text:p>
          </table:table-cell>
          <table:table-cell office:value-type="float" office:value="1.0365" calcext:value-type="float">
            <text:p>1.0365</text:p>
          </table:table-cell>
          <table:table-cell office:value-type="float" office:value="1.0042" calcext:value-type="float">
            <text:p>1.0042</text:p>
          </table:table-cell>
          <table:table-cell office:value-type="float" office:value="-0.0075417" calcext:value-type="float">
            <text:p>-0.0075417</text:p>
          </table:table-cell>
          <table:table-cell office:value-type="float" office:value="-1.6236E-023" calcext:value-type="float">
            <text:p>-1.6236E-23</text:p>
          </table:table-cell>
          <table:table-cell table:formula="of:=SQRT([.Z185]^2+[.AA185]^2+[.AB185]^2)" office:value-type="float" office:value="1.00422831927749" calcext:value-type="float">
            <text:p>1.00422831927749</text:p>
          </table:table-cell>
          <table:table-cell office:value-type="float" office:value="0.34963" calcext:value-type="float">
            <text:p>0.34963</text:p>
          </table:table-cell>
          <table:table-cell office:value-type="float" office:value="1.0247" calcext:value-type="float">
            <text:p>1.0247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1.0077" calcext:value-type="float">
            <text:p>1.0077</text:p>
          </table:table-cell>
          <table:table-cell office:value-type="float" office:value="0.0059988" calcext:value-type="float">
            <text:p>0.0059988</text:p>
          </table:table-cell>
          <table:table-cell office:value-type="float" office:value="-6.5961E-024" calcext:value-type="float">
            <text:p>-6.5961E-24</text:p>
          </table:table-cell>
          <table:table-cell table:formula="of:=SQRT([.B186]^2+[.C186]^2+[.D186]^2)" office:value-type="float" office:value="1.00771785515661" calcext:value-type="float">
            <text:p>1.00771785515661</text:p>
          </table:table-cell>
          <table:table-cell office:value-type="float" office:value="0.33339" calcext:value-type="float">
            <text:p>0.33339</text:p>
          </table:table-cell>
          <table:table-cell office:value-type="float" office:value="1.0094" calcext:value-type="float">
            <text:p>1.0094</text:p>
          </table:table-cell>
          <table:table-cell office:value-type="float" office:value="1.0034" calcext:value-type="float">
            <text:p>1.0034</text:p>
          </table:table-cell>
          <table:table-cell office:value-type="float" office:value="-0.004515" calcext:value-type="float">
            <text:p>-0.004515</text:p>
          </table:table-cell>
          <table:table-cell office:value-type="float" office:value="-4.1468E-024" calcext:value-type="float">
            <text:p>-4.1468E-24</text:p>
          </table:table-cell>
          <table:table-cell table:formula="of:=SQRT([.H186]^2+[.I186]^2+[.J186]^2)" office:value-type="float" office:value="1.00341015802363" calcext:value-type="float">
            <text:p>1.00341015802363</text:p>
          </table:table-cell>
          <table:table-cell office:value-type="float" office:value="0.33057" calcext:value-type="float">
            <text:p>0.33057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99887" calcext:value-type="float">
            <text:p>0.99887</text:p>
          </table:table-cell>
          <table:table-cell office:value-type="float" office:value="0.0061671" calcext:value-type="float">
            <text:p>0.0061671</text:p>
          </table:table-cell>
          <table:table-cell office:value-type="float" office:value="-7.5305E-024" calcext:value-type="float">
            <text:p>-7.5305E-24</text:p>
          </table:table-cell>
          <table:table-cell table:formula="of:=SQRT([.N186]^2+[.O186]^2+[.P186]^2)" office:value-type="float" office:value="0.998889037892803" calcext:value-type="float">
            <text:p>0.998889037892803</text:p>
          </table:table-cell>
          <table:table-cell office:value-type="float" office:value="0.33634" calcext:value-type="float">
            <text:p>0.33634</text:p>
          </table:table-cell>
          <table:table-cell office:value-type="float" office:value="1.0023" calcext:value-type="float">
            <text:p>1.0023</text:p>
          </table:table-cell>
          <table:table-cell office:value-type="float" office:value="1.0143" calcext:value-type="float">
            <text:p>1.0143</text:p>
          </table:table-cell>
          <table:table-cell office:value-type="float" office:value="-0.005669" calcext:value-type="float">
            <text:p>-0.005669</text:p>
          </table:table-cell>
          <table:table-cell office:value-type="float" office:value="-3.9124E-024" calcext:value-type="float">
            <text:p>-3.9124E-24</text:p>
          </table:table-cell>
          <table:table-cell table:formula="of:=SQRT([.T186]^2+[.U186]^2+[.V186]^2)" office:value-type="float" office:value="1.0143158421128" calcext:value-type="float">
            <text:p>1.0143158421128</text:p>
          </table:table-cell>
          <table:table-cell office:value-type="float" office:value="0.32989" calcext:value-type="float">
            <text:p>0.32989</text:p>
          </table:table-cell>
          <table:table-cell office:value-type="float" office:value="1.0132" calcext:value-type="float">
            <text:p>1.0132</text:p>
          </table:table-cell>
          <table:table-cell office:value-type="float" office:value="1.0042" calcext:value-type="float">
            <text:p>1.0042</text:p>
          </table:table-cell>
          <table:table-cell office:value-type="float" office:value="-0.0076462" calcext:value-type="float">
            <text:p>-0.0076462</text:p>
          </table:table-cell>
          <table:table-cell office:value-type="float" office:value="-4.4088E-024" calcext:value-type="float">
            <text:p>-4.4088E-24</text:p>
          </table:table-cell>
          <table:table-cell table:formula="of:=SQRT([.Z186]^2+[.AA186]^2+[.AB186]^2)" office:value-type="float" office:value="1.00422910950362" calcext:value-type="float">
            <text:p>1.00422910950362</text:p>
          </table:table-cell>
          <table:table-cell office:value-type="float" office:value="0.33008" calcext:value-type="float">
            <text:p>0.33008</text:p>
          </table:table-cell>
          <table:table-cell office:value-type="float" office:value="1.0012" calcext:value-type="float">
            <text:p>1.0012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1.0081" calcext:value-type="float">
            <text:p>1.0081</text:p>
          </table:table-cell>
          <table:table-cell office:value-type="float" office:value="0.0059773" calcext:value-type="float">
            <text:p>0.0059773</text:p>
          </table:table-cell>
          <table:table-cell office:value-type="float" office:value="3.2041E-024" calcext:value-type="float">
            <text:p>3.2041E-24</text:p>
          </table:table-cell>
          <table:table-cell table:formula="of:=SQRT([.B187]^2+[.C187]^2+[.D187]^2)" office:value-type="float" office:value="1.00811772036568" calcext:value-type="float">
            <text:p>1.00811772036568</text:p>
          </table:table-cell>
          <table:table-cell office:value-type="float" office:value="0.31375" calcext:value-type="float">
            <text:p>0.31375</text:p>
          </table:table-cell>
          <table:table-cell office:value-type="float" office:value="0.98628" calcext:value-type="float">
            <text:p>0.98628</text:p>
          </table:table-cell>
          <table:table-cell office:value-type="float" office:value="1.0035" calcext:value-type="float">
            <text:p>1.0035</text:p>
          </table:table-cell>
          <table:table-cell office:value-type="float" office:value="-0.0045736" calcext:value-type="float">
            <text:p>-0.0045736</text:p>
          </table:table-cell>
          <table:table-cell office:value-type="float" office:value="-2.8667E-025" calcext:value-type="float">
            <text:p>-2.8667E-25</text:p>
          </table:table-cell>
          <table:table-cell table:formula="of:=SQRT([.H187]^2+[.I187]^2+[.J187]^2)" office:value-type="float" office:value="1.00351042237585" calcext:value-type="float">
            <text:p>1.00351042237585</text:p>
          </table:table-cell>
          <table:table-cell office:value-type="float" office:value="0.311" calcext:value-type="float">
            <text:p>0.311</text:p>
          </table:table-cell>
          <table:table-cell office:value-type="float" office:value="0.97746" calcext:value-type="float">
            <text:p>0.97746</text:p>
          </table:table-cell>
          <table:table-cell office:value-type="float" office:value="0.99916" calcext:value-type="float">
            <text:p>0.99916</text:p>
          </table:table-cell>
          <table:table-cell office:value-type="float" office:value="0.0060676" calcext:value-type="float">
            <text:p>0.0060676</text:p>
          </table:table-cell>
          <table:table-cell office:value-type="float" office:value="3.4848E-024" calcext:value-type="float">
            <text:p>3.4848E-24</text:p>
          </table:table-cell>
          <table:table-cell table:formula="of:=SQRT([.N187]^2+[.O187]^2+[.P187]^2)" office:value-type="float" office:value="0.999178423190653" calcext:value-type="float">
            <text:p>0.999178423190653</text:p>
          </table:table-cell>
          <table:table-cell office:value-type="float" office:value="0.31655" calcext:value-type="float">
            <text:p>0.31655</text:p>
          </table:table-cell>
          <table:table-cell office:value-type="float" office:value="0.97887" calcext:value-type="float">
            <text:p>0.97887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0057312" calcext:value-type="float">
            <text:p>-0.0057312</text:p>
          </table:table-cell>
          <table:table-cell office:value-type="float" office:value="-2.7048E-025" calcext:value-type="float">
            <text:p>-2.7048E-25</text:p>
          </table:table-cell>
          <table:table-cell table:formula="of:=SQRT([.T187]^2+[.U187]^2+[.V187]^2)" office:value-type="float" office:value="1.01441619005881" calcext:value-type="float">
            <text:p>1.01441619005881</text:p>
          </table:table-cell>
          <table:table-cell office:value-type="float" office:value="0.31031" calcext:value-type="float">
            <text:p>0.31031</text:p>
          </table:table-cell>
          <table:table-cell office:value-type="float" office:value="0.98979" calcext:value-type="float">
            <text:p>0.98979</text:p>
          </table:table-cell>
          <table:table-cell office:value-type="float" office:value="1.0041" calcext:value-type="float">
            <text:p>1.0041</text:p>
          </table:table-cell>
          <table:table-cell office:value-type="float" office:value="-0.0077376" calcext:value-type="float">
            <text:p>-0.0077376</text:p>
          </table:table-cell>
          <table:table-cell office:value-type="float" office:value="-2.8705E-025" calcext:value-type="float">
            <text:p>-2.8705E-25</text:p>
          </table:table-cell>
          <table:table-cell table:formula="of:=SQRT([.Z187]^2+[.AA187]^2+[.AB187]^2)" office:value-type="float" office:value="1.00412981255103" calcext:value-type="float">
            <text:p>1.00412981255103</text:p>
          </table:table-cell>
          <table:table-cell office:value-type="float" office:value="0.31052" calcext:value-type="float">
            <text:p>0.31052</text:p>
          </table:table-cell>
          <table:table-cell office:value-type="float" office:value="0.97763" calcext:value-type="float">
            <text:p>0.9776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.0085" calcext:value-type="float">
            <text:p>1.0085</text:p>
          </table:table-cell>
          <table:table-cell office:value-type="float" office:value="0.0059572" calcext:value-type="float">
            <text:p>0.0059572</text:p>
          </table:table-cell>
          <table:table-cell office:value-type="float" office:value="1.302E-023" calcext:value-type="float">
            <text:p>1.302E-23</text:p>
          </table:table-cell>
          <table:table-cell table:formula="of:=SQRT([.B188]^2+[.C188]^2+[.D188]^2)" office:value-type="float" office:value="1.00851759440866" calcext:value-type="float">
            <text:p>1.00851759440866</text:p>
          </table:table-cell>
          <table:table-cell office:value-type="float" office:value="0.29411" calcext:value-type="float">
            <text:p>0.29411</text:p>
          </table:table-cell>
          <table:table-cell office:value-type="float" office:value="0.96317" calcext:value-type="float">
            <text:p>0.96317</text:p>
          </table:table-cell>
          <table:table-cell office:value-type="float" office:value="1.0036" calcext:value-type="float">
            <text:p>1.0036</text:p>
          </table:table-cell>
          <table:table-cell office:value-type="float" office:value="-0.0046258" calcext:value-type="float">
            <text:p>-0.0046258</text:p>
          </table:table-cell>
          <table:table-cell office:value-type="float" office:value="-1.8924E-025" calcext:value-type="float">
            <text:p>-1.8924E-25</text:p>
          </table:table-cell>
          <table:table-cell table:formula="of:=SQRT([.H188]^2+[.I188]^2+[.J188]^2)" office:value-type="float" office:value="1.00361066057792" calcext:value-type="float">
            <text:p>1.00361066057792</text:p>
          </table:table-cell>
          <table:table-cell office:value-type="float" office:value="0.29142" calcext:value-type="float">
            <text:p>0.29142</text:p>
          </table:table-cell>
          <table:table-cell office:value-type="float" office:value="0.95411" calcext:value-type="float">
            <text:p>0.95411</text:p>
          </table:table-cell>
          <table:table-cell office:value-type="float" office:value="0.99942" calcext:value-type="float">
            <text:p>0.99942</text:p>
          </table:table-cell>
          <table:table-cell office:value-type="float" office:value="0.0059718" calcext:value-type="float">
            <text:p>0.0059718</text:p>
          </table:table-cell>
          <table:table-cell office:value-type="float" office:value="1.4551E-023" calcext:value-type="float">
            <text:p>1.4551E-23</text:p>
          </table:table-cell>
          <table:table-cell table:formula="of:=SQRT([.N188]^2+[.O188]^2+[.P188]^2)" office:value-type="float" office:value="0.999437841386467" calcext:value-type="float">
            <text:p>0.999437841386467</text:p>
          </table:table-cell>
          <table:table-cell office:value-type="float" office:value="0.29676" calcext:value-type="float">
            <text:p>0.29676</text:p>
          </table:table-cell>
          <table:table-cell office:value-type="float" office:value="0.95544" calcext:value-type="float">
            <text:p>0.95544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0057871" calcext:value-type="float">
            <text:p>-0.0057871</text:p>
          </table:table-cell>
          <table:table-cell office:value-type="float" office:value="-1.7732E-025" calcext:value-type="float">
            <text:p>-1.7732E-25</text:p>
          </table:table-cell>
          <table:table-cell table:formula="of:=SQRT([.T188]^2+[.U188]^2+[.V188]^2)" office:value-type="float" office:value="1.01441650742011" calcext:value-type="float">
            <text:p>1.01441650742011</text:p>
          </table:table-cell>
          <table:table-cell office:value-type="float" office:value="0.29073" calcext:value-type="float">
            <text:p>0.29073</text:p>
          </table:table-cell>
          <table:table-cell office:value-type="float" office:value="0.96632" calcext:value-type="float">
            <text:p>0.96632</text:p>
          </table:table-cell>
          <table:table-cell office:value-type="float" office:value="1.004" calcext:value-type="float">
            <text:p>1.004</text:p>
          </table:table-cell>
          <table:table-cell office:value-type="float" office:value="-0.0078221" calcext:value-type="float">
            <text:p>-0.0078221</text:p>
          </table:table-cell>
          <table:table-cell office:value-type="float" office:value="-1.8483E-025" calcext:value-type="float">
            <text:p>-1.8483E-25</text:p>
          </table:table-cell>
          <table:table-cell table:formula="of:=SQRT([.Z188]^2+[.AA188]^2+[.AB188]^2)" office:value-type="float" office:value="1.00403047027887" calcext:value-type="float">
            <text:p>1.00403047027887</text:p>
          </table:table-cell>
          <table:table-cell office:value-type="float" office:value="0.29097" calcext:value-type="float">
            <text:p>0.29097</text:p>
          </table:table-cell>
          <table:table-cell office:value-type="float" office:value="0.95404" calcext:value-type="float">
            <text:p>0.95404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0088" calcext:value-type="float">
            <text:p>1.0088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-3.4815E-024" calcext:value-type="float">
            <text:p>-3.4815E-24</text:p>
          </table:table-cell>
          <table:table-cell table:formula="of:=SQRT([.B189]^2+[.C189]^2+[.D189]^2)" office:value-type="float" office:value="1.00881748775485" calcext:value-type="float">
            <text:p>1.00881748775485</text:p>
          </table:table-cell>
          <table:table-cell office:value-type="float" office:value="0.27449" calcext:value-type="float">
            <text:p>0.27449</text:p>
          </table:table-cell>
          <table:table-cell office:value-type="float" office:value="0.93996" calcext:value-type="float">
            <text:p>0.93996</text:p>
          </table:table-cell>
          <table:table-cell office:value-type="float" office:value="1.0037" calcext:value-type="float">
            <text:p>1.0037</text:p>
          </table:table-cell>
          <table:table-cell office:value-type="float" office:value="-0.0046618" calcext:value-type="float">
            <text:p>-0.0046618</text:p>
          </table:table-cell>
          <table:table-cell office:value-type="float" office:value="-6.9225E-024" calcext:value-type="float">
            <text:p>-6.9225E-24</text:p>
          </table:table-cell>
          <table:table-cell table:formula="of:=SQRT([.H189]^2+[.I189]^2+[.J189]^2)" office:value-type="float" office:value="1.00371082607454" calcext:value-type="float">
            <text:p>1.00371082607454</text:p>
          </table:table-cell>
          <table:table-cell office:value-type="float" office:value="0.27185" calcext:value-type="float">
            <text:p>0.27185</text:p>
          </table:table-cell>
          <table:table-cell office:value-type="float" office:value="0.93064" calcext:value-type="float">
            <text:p>0.93064</text:p>
          </table:table-cell>
          <table:table-cell office:value-type="float" office:value="0.99961" calcext:value-type="float">
            <text:p>0.99961</text:p>
          </table:table-cell>
          <table:table-cell office:value-type="float" office:value="0.0058867" calcext:value-type="float">
            <text:p>0.0058867</text:p>
          </table:table-cell>
          <table:table-cell office:value-type="float" office:value="-3.6532E-024" calcext:value-type="float">
            <text:p>-3.6532E-24</text:p>
          </table:table-cell>
          <table:table-cell table:formula="of:=SQRT([.N189]^2+[.O189]^2+[.P189]^2)" office:value-type="float" office:value="0.999627333228184" calcext:value-type="float">
            <text:p>0.999627333228184</text:p>
          </table:table-cell>
          <table:table-cell office:value-type="float" office:value="0.27697" calcext:value-type="float">
            <text:p>0.27697</text:p>
          </table:table-cell>
          <table:table-cell office:value-type="float" office:value="0.93192" calcext:value-type="float">
            <text:p>0.93192</text:p>
          </table:table-cell>
          <table:table-cell office:value-type="float" office:value="1.0143" calcext:value-type="float">
            <text:p>1.0143</text:p>
          </table:table-cell>
          <table:table-cell office:value-type="float" office:value="-0.0058253" calcext:value-type="float">
            <text:p>-0.0058253</text:p>
          </table:table-cell>
          <table:table-cell office:value-type="float" office:value="-6.6984E-024" calcext:value-type="float">
            <text:p>-6.6984E-24</text:p>
          </table:table-cell>
          <table:table-cell table:formula="of:=SQRT([.T189]^2+[.U189]^2+[.V189]^2)" office:value-type="float" office:value="1.01431672771383" calcext:value-type="float">
            <text:p>1.01431672771383</text:p>
          </table:table-cell>
          <table:table-cell office:value-type="float" office:value="0.27115" calcext:value-type="float">
            <text:p>0.27115</text:p>
          </table:table-cell>
          <table:table-cell office:value-type="float" office:value="0.94266" calcext:value-type="float">
            <text:p>0.94266</text:p>
          </table:table-cell>
          <table:table-cell office:value-type="float" office:value="1.0039" calcext:value-type="float">
            <text:p>1.0039</text:p>
          </table:table-cell>
          <table:table-cell office:value-type="float" office:value="-0.0078904" calcext:value-type="float">
            <text:p>-0.0078904</text:p>
          </table:table-cell>
          <table:table-cell office:value-type="float" office:value="-7.1834E-024" calcext:value-type="float">
            <text:p>-7.1834E-24</text:p>
          </table:table-cell>
          <table:table-cell table:formula="of:=SQRT([.Z189]^2+[.AA189]^2+[.AB189]^2)" office:value-type="float" office:value="1.00393100779494" calcext:value-type="float">
            <text:p>1.00393100779494</text:p>
          </table:table-cell>
          <table:table-cell office:value-type="float" office:value="0.27142" calcext:value-type="float">
            <text:p>0.27142</text:p>
          </table:table-cell>
          <table:table-cell office:value-type="float" office:value="0.93038" calcext:value-type="float">
            <text:p>0.93038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1.009" calcext:value-type="float">
            <text:p>1.009</text:p>
          </table:table-cell>
          <table:table-cell office:value-type="float" office:value="0.0059236" calcext:value-type="float">
            <text:p>0.0059236</text:p>
          </table:table-cell>
          <table:table-cell office:value-type="float" office:value="-1.2242E-023" calcext:value-type="float">
            <text:p>-1.2242E-23</text:p>
          </table:table-cell>
          <table:table-cell table:formula="of:=SQRT([.B190]^2+[.C190]^2+[.D190]^2)" office:value-type="float" office:value="1.00901738787642" calcext:value-type="float">
            <text:p>1.00901738787642</text:p>
          </table:table-cell>
          <table:table-cell office:value-type="float" office:value="0.25486" calcext:value-type="float">
            <text:p>0.25486</text:p>
          </table:table-cell>
          <table:table-cell office:value-type="float" office:value="0.91674" calcext:value-type="float">
            <text:p>0.91674</text:p>
          </table:table-cell>
          <table:table-cell office:value-type="float" office:value="1.0037" calcext:value-type="float">
            <text:p>1.0037</text:p>
          </table:table-cell>
          <table:table-cell office:value-type="float" office:value="-0.0046931" calcext:value-type="float">
            <text:p>-0.0046931</text:p>
          </table:table-cell>
          <table:table-cell office:value-type="float" office:value="-9.6139E-024" calcext:value-type="float">
            <text:p>-9.6139E-24</text:p>
          </table:table-cell>
          <table:table-cell table:formula="of:=SQRT([.H190]^2+[.I190]^2+[.J190]^2)" office:value-type="float" office:value="1.00371097193744" calcext:value-type="float">
            <text:p>1.00371097193744</text:p>
          </table:table-cell>
          <table:table-cell office:value-type="float" office:value="0.25227" calcext:value-type="float">
            <text:p>0.25227</text:p>
          </table:table-cell>
          <table:table-cell office:value-type="float" office:value="0.90714" calcext:value-type="float">
            <text:p>0.90714</text:p>
          </table:table-cell>
          <table:table-cell office:value-type="float" office:value="0.99978" calcext:value-type="float">
            <text:p>0.99978</text:p>
          </table:table-cell>
          <table:table-cell office:value-type="float" office:value="0.0058049" calcext:value-type="float">
            <text:p>0.0058049</text:p>
          </table:table-cell>
          <table:table-cell office:value-type="float" office:value="-1.3373E-023" calcext:value-type="float">
            <text:p>-1.3373E-23</text:p>
          </table:table-cell>
          <table:table-cell table:formula="of:=SQRT([.N190]^2+[.O190]^2+[.P190]^2)" office:value-type="float" office:value="0.99979685199745" calcext:value-type="float">
            <text:p>0.99979685199745</text:p>
          </table:table-cell>
          <table:table-cell office:value-type="float" office:value="0.25719" calcext:value-type="float">
            <text:p>0.25719</text:p>
          </table:table-cell>
          <table:table-cell office:value-type="float" office:value="0.90838" calcext:value-type="float">
            <text:p>0.90838</text:p>
          </table:table-cell>
          <table:table-cell office:value-type="float" office:value="1.0141" calcext:value-type="float">
            <text:p>1.0141</text:p>
          </table:table-cell>
          <table:table-cell office:value-type="float" office:value="-0.0058573" calcext:value-type="float">
            <text:p>-0.0058573</text:p>
          </table:table-cell>
          <table:table-cell office:value-type="float" office:value="-9.2931E-024" calcext:value-type="float">
            <text:p>-9.2931E-24</text:p>
          </table:table-cell>
          <table:table-cell table:formula="of:=SQRT([.T190]^2+[.U190]^2+[.V190]^2)" office:value-type="float" office:value="1.01411691533239" calcext:value-type="float">
            <text:p>1.01411691533239</text:p>
          </table:table-cell>
          <table:table-cell office:value-type="float" office:value="0.25157" calcext:value-type="float">
            <text:p>0.25157</text:p>
          </table:table-cell>
          <table:table-cell office:value-type="float" office:value="0.91893" calcext:value-type="float">
            <text:p>0.91893</text:p>
          </table:table-cell>
          <table:table-cell office:value-type="float" office:value="1.0037" calcext:value-type="float">
            <text:p>1.0037</text:p>
          </table:table-cell>
          <table:table-cell office:value-type="float" office:value="-0.0079542" calcext:value-type="float">
            <text:p>-0.0079542</text:p>
          </table:table-cell>
          <table:table-cell office:value-type="float" office:value="-1E-023" calcext:value-type="float">
            <text:p>-1E-23</text:p>
          </table:table-cell>
          <table:table-cell table:formula="of:=SQRT([.Z190]^2+[.AA190]^2+[.AB190]^2)" office:value-type="float" office:value="1.00373151753725" calcext:value-type="float">
            <text:p>1.00373151753725</text:p>
          </table:table-cell>
          <table:table-cell office:value-type="float" office:value="0.25187" calcext:value-type="float">
            <text:p>0.25187</text:p>
          </table:table-cell>
          <table:table-cell office:value-type="float" office:value="0.9067" calcext:value-type="float">
            <text:p>0.9067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1.0093" calcext:value-type="float">
            <text:p>1.0093</text:p>
          </table:table-cell>
          <table:table-cell office:value-type="float" office:value="0.005909" calcext:value-type="float">
            <text:p>0.005909</text:p>
          </table:table-cell>
          <table:table-cell office:value-type="float" office:value="-5.5303E-024" calcext:value-type="float">
            <text:p>-5.5303E-24</text:p>
          </table:table-cell>
          <table:table-cell table:formula="of:=SQRT([.B191]^2+[.C191]^2+[.D191]^2)" office:value-type="float" office:value="1.00931729712762" calcext:value-type="float">
            <text:p>1.00931729712762</text:p>
          </table:table-cell>
          <table:table-cell office:value-type="float" office:value="0.23524" calcext:value-type="float">
            <text:p>0.23524</text:p>
          </table:table-cell>
          <table:table-cell office:value-type="float" office:value="0.89347" calcext:value-type="float">
            <text:p>0.89347</text:p>
          </table:table-cell>
          <table:table-cell office:value-type="float" office:value="1.0036" calcext:value-type="float">
            <text:p>1.0036</text:p>
          </table:table-cell>
          <table:table-cell office:value-type="float" office:value="-0.0047147" calcext:value-type="float">
            <text:p>-0.0047147</text:p>
          </table:table-cell>
          <table:table-cell office:value-type="float" office:value="-3.7984E-024" calcext:value-type="float">
            <text:p>-3.7984E-24</text:p>
          </table:table-cell>
          <table:table-cell table:formula="of:=SQRT([.H191]^2+[.I191]^2+[.J191]^2)" office:value-type="float" office:value="1.00361107426936" calcext:value-type="float">
            <text:p>1.00361107426936</text:p>
          </table:table-cell>
          <table:table-cell office:value-type="float" office:value="0.23271" calcext:value-type="float">
            <text:p>0.23271</text:p>
          </table:table-cell>
          <table:table-cell office:value-type="float" office:value="0.88357" calcext:value-type="float">
            <text:p>0.88357</text:p>
          </table:table-cell>
          <table:table-cell office:value-type="float" office:value="0.99991" calcext:value-type="float">
            <text:p>0.99991</text:p>
          </table:table-cell>
          <table:table-cell office:value-type="float" office:value="0.0057297" calcext:value-type="float">
            <text:p>0.0057297</text:p>
          </table:table-cell>
          <table:table-cell office:value-type="float" office:value="-6.1377E-024" calcext:value-type="float">
            <text:p>-6.1377E-24</text:p>
          </table:table-cell>
          <table:table-cell table:formula="of:=SQRT([.N191]^2+[.O191]^2+[.P191]^2)" office:value-type="float" office:value="0.999926416073748" calcext:value-type="float">
            <text:p>0.999926416073748</text:p>
          </table:table-cell>
          <table:table-cell office:value-type="float" office:value="0.23741" calcext:value-type="float">
            <text:p>0.23741</text:p>
          </table:table-cell>
          <table:table-cell office:value-type="float" office:value="0.8848" calcext:value-type="float">
            <text:p>0.8848</text:p>
          </table:table-cell>
          <table:table-cell office:value-type="float" office:value="1.0138" calcext:value-type="float">
            <text:p>1.0138</text:p>
          </table:table-cell>
          <table:table-cell office:value-type="float" office:value="-0.0058771" calcext:value-type="float">
            <text:p>-0.0058771</text:p>
          </table:table-cell>
          <table:table-cell office:value-type="float" office:value="-3.6256E-024" calcext:value-type="float">
            <text:p>-3.6256E-24</text:p>
          </table:table-cell>
          <table:table-cell table:formula="of:=SQRT([.T191]^2+[.U191]^2+[.V191]^2)" office:value-type="float" office:value="1.01381703492514" calcext:value-type="float">
            <text:p>1.01381703492514</text:p>
          </table:table-cell>
          <table:table-cell office:value-type="float" office:value="0.232" calcext:value-type="float">
            <text:p>0.232</text:p>
          </table:table-cell>
          <table:table-cell office:value-type="float" office:value="0.89504" calcext:value-type="float">
            <text:p>0.89504</text:p>
          </table:table-cell>
          <table:table-cell office:value-type="float" office:value="1.0035" calcext:value-type="float">
            <text:p>1.0035</text:p>
          </table:table-cell>
          <table:table-cell office:value-type="float" office:value="-0.008009" calcext:value-type="float">
            <text:p>-0.008009</text:p>
          </table:table-cell>
          <table:table-cell office:value-type="float" office:value="-4.015E-024" calcext:value-type="float">
            <text:p>-4.015E-24</text:p>
          </table:table-cell>
          <table:table-cell table:formula="of:=SQRT([.Z191]^2+[.AA191]^2+[.AB191]^2)" office:value-type="float" office:value="1.00353195967094" calcext:value-type="float">
            <text:p>1.00353195967094</text:p>
          </table:table-cell>
          <table:table-cell office:value-type="float" office:value="0.23232" calcext:value-type="float">
            <text:p>0.23232</text:p>
          </table:table-cell>
          <table:table-cell office:value-type="float" office:value="0.88299" calcext:value-type="float">
            <text:p>0.88299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1.0095" calcext:value-type="float">
            <text:p>1.0095</text:p>
          </table:table-cell>
          <table:table-cell office:value-type="float" office:value="0.0058965" calcext:value-type="float">
            <text:p>0.0058965</text:p>
          </table:table-cell>
          <table:table-cell office:value-type="float" office:value="1.2189E-024" calcext:value-type="float">
            <text:p>1.2189E-24</text:p>
          </table:table-cell>
          <table:table-cell table:formula="of:=SQRT([.B192]^2+[.C192]^2+[.D192]^2)" office:value-type="float" office:value="1.00951722061204" calcext:value-type="float">
            <text:p>1.00951722061204</text:p>
          </table:table-cell>
          <table:table-cell office:value-type="float" office:value="0.21562" calcext:value-type="float">
            <text:p>0.21562</text:p>
          </table:table-cell>
          <table:table-cell office:value-type="float" office:value="0.87016" calcext:value-type="float">
            <text:p>0.87016</text:p>
          </table:table-cell>
          <table:table-cell office:value-type="float" office:value="1.0035" calcext:value-type="float">
            <text:p>1.0035</text:p>
          </table:table-cell>
          <table:table-cell office:value-type="float" office:value="-0.0047283" calcext:value-type="float">
            <text:p>-0.0047283</text:p>
          </table:table-cell>
          <table:table-cell office:value-type="float" office:value="2.8267E-024" calcext:value-type="float">
            <text:p>2.8267E-24</text:p>
          </table:table-cell>
          <table:table-cell table:formula="of:=SQRT([.H192]^2+[.I192]^2+[.J192]^2)" office:value-type="float" office:value="1.00351113936064" calcext:value-type="float">
            <text:p>1.00351113936064</text:p>
          </table:table-cell>
          <table:table-cell office:value-type="float" office:value="0.21314" calcext:value-type="float">
            <text:p>0.21314</text:p>
          </table:table-cell>
          <table:table-cell office:value-type="float" office:value="0.85994" calcext:value-type="float">
            <text:p>0.85994</text:p>
          </table:table-cell>
          <table:table-cell office:value-type="float" office:value="1" calcext:value-type="float">
            <text:p>1</text:p>
          </table:table-cell>
          <table:table-cell office:value-type="float" office:value="0.0056612" calcext:value-type="float">
            <text:p>0.0056612</text:p>
          </table:table-cell>
          <table:table-cell office:value-type="float" office:value="1.2053E-024" calcext:value-type="float">
            <text:p>1.2053E-24</text:p>
          </table:table-cell>
          <table:table-cell table:formula="of:=SQRT([.N192]^2+[.O192]^2+[.P192]^2)" office:value-type="float" office:value="1.00001602446433" calcext:value-type="float">
            <text:p>1.00001602446433</text:p>
          </table:table-cell>
          <table:table-cell office:value-type="float" office:value="0.21762" calcext:value-type="float">
            <text:p>0.21762</text:p>
          </table:table-cell>
          <table:table-cell office:value-type="float" office:value="0.86119" calcext:value-type="float">
            <text:p>0.86119</text:p>
          </table:table-cell>
          <table:table-cell office:value-type="float" office:value="1.0133" calcext:value-type="float">
            <text:p>1.0133</text:p>
          </table:table-cell>
          <table:table-cell office:value-type="float" office:value="-0.005885" calcext:value-type="float">
            <text:p>-0.005885</text:p>
          </table:table-cell>
          <table:table-cell office:value-type="float" office:value="2.7981E-024" calcext:value-type="float">
            <text:p>2.7981E-24</text:p>
          </table:table-cell>
          <table:table-cell table:formula="of:=SQRT([.T192]^2+[.U192]^2+[.V192]^2)" office:value-type="float" office:value="1.01331708918038" calcext:value-type="float">
            <text:p>1.01331708918038</text:p>
          </table:table-cell>
          <table:table-cell office:value-type="float" office:value="0.21243" calcext:value-type="float">
            <text:p>0.21243</text:p>
          </table:table-cell>
          <table:table-cell office:value-type="float" office:value="0.87099" calcext:value-type="float">
            <text:p>0.87099</text:p>
          </table:table-cell>
          <table:table-cell office:value-type="float" office:value="1.0032" calcext:value-type="float">
            <text:p>1.0032</text:p>
          </table:table-cell>
          <table:table-cell office:value-type="float" office:value="-0.0080568" calcext:value-type="float">
            <text:p>-0.0080568</text:p>
          </table:table-cell>
          <table:table-cell office:value-type="float" office:value="2.8447E-024" calcext:value-type="float">
            <text:p>2.8447E-24</text:p>
          </table:table-cell>
          <table:table-cell table:formula="of:=SQRT([.Z192]^2+[.AA192]^2+[.AB192]^2)" office:value-type="float" office:value="1.00323235196351" calcext:value-type="float">
            <text:p>1.00323235196351</text:p>
          </table:table-cell>
          <table:table-cell office:value-type="float" office:value="0.21278" calcext:value-type="float">
            <text:p>0.21278</text:p>
          </table:table-cell>
          <table:table-cell office:value-type="float" office:value="0.85927" calcext:value-type="float">
            <text:p>0.8592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0096" calcext:value-type="float">
            <text:p>1.0096</text:p>
          </table:table-cell>
          <table:table-cell office:value-type="float" office:value="0.0058851" calcext:value-type="float">
            <text:p>0.0058851</text:p>
          </table:table-cell>
          <table:table-cell office:value-type="float" office:value="7.9869E-024" calcext:value-type="float">
            <text:p>7.9869E-24</text:p>
          </table:table-cell>
          <table:table-cell table:formula="of:=SQRT([.B193]^2+[.C193]^2+[.D193]^2)" office:value-type="float" office:value="1.00961715239095" calcext:value-type="float">
            <text:p>1.009617152390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84684" calcext:value-type="float">
            <text:p>0.84684</text:p>
          </table:table-cell>
          <table:table-cell office:value-type="float" office:value="1.0033" calcext:value-type="float">
            <text:p>1.0033</text:p>
          </table:table-cell>
          <table:table-cell office:value-type="float" office:value="-0.0047377" calcext:value-type="float">
            <text:p>-0.0047377</text:p>
          </table:table-cell>
          <table:table-cell office:value-type="float" office:value="9.859E-024" calcext:value-type="float">
            <text:p>9.859E-24</text:p>
          </table:table-cell>
          <table:table-cell table:formula="of:=SQRT([.H193]^2+[.I193]^2+[.J193]^2)" office:value-type="float" office:value="1.00331118592453" calcext:value-type="float">
            <text:p>1.00331118592453</text:p>
          </table:table-cell>
          <table:table-cell office:value-type="float" office:value="0.19357" calcext:value-type="float">
            <text:p>0.19357</text:p>
          </table:table-cell>
          <table:table-cell office:value-type="float" office:value="0.83628" calcext:value-type="float">
            <text:p>0.83628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0055961" calcext:value-type="float">
            <text:p>0.0055961</text:p>
          </table:table-cell>
          <table:table-cell office:value-type="float" office:value="8.602E-024" calcext:value-type="float">
            <text:p>8.602E-24</text:p>
          </table:table-cell>
          <table:table-cell table:formula="of:=SQRT([.N193]^2+[.O193]^2+[.P193]^2)" office:value-type="float" office:value="1.00011565647939" calcext:value-type="float">
            <text:p>1.00011565647939</text:p>
          </table:table-cell>
          <table:table-cell office:value-type="float" office:value="0.19784" calcext:value-type="float">
            <text:p>0.19784</text:p>
          </table:table-cell>
          <table:table-cell office:value-type="float" office:value="0.83756" calcext:value-type="float">
            <text:p>0.83756</text:p>
          </table:table-cell>
          <table:table-cell office:value-type="float" office:value="1.0128" calcext:value-type="float">
            <text:p>1.0128</text:p>
          </table:table-cell>
          <table:table-cell office:value-type="float" office:value="-0.0058868" calcext:value-type="float">
            <text:p>-0.0058868</text:p>
          </table:table-cell>
          <table:table-cell office:value-type="float" office:value="9.6018E-024" calcext:value-type="float">
            <text:p>9.6018E-24</text:p>
          </table:table-cell>
          <table:table-cell table:formula="of:=SQRT([.T193]^2+[.U193]^2+[.V193]^2)" office:value-type="float" office:value="1.01281710807739" calcext:value-type="float">
            <text:p>1.01281710807739</text:p>
          </table:table-cell>
          <table:table-cell office:value-type="float" office:value="0.19286" calcext:value-type="float">
            <text:p>0.19286</text:p>
          </table:table-cell>
          <table:table-cell office:value-type="float" office:value="0.84685" calcext:value-type="float">
            <text:p>0.84685</text:p>
          </table:table-cell>
          <table:table-cell office:value-type="float" office:value="1.003" calcext:value-type="float">
            <text:p>1.003</text:p>
          </table:table-cell>
          <table:table-cell office:value-type="float" office:value="-0.008101" calcext:value-type="float">
            <text:p>-0.008101</text:p>
          </table:table-cell>
          <table:table-cell office:value-type="float" office:value="1.0145E-023" calcext:value-type="float">
            <text:p>1.0145E-23</text:p>
          </table:table-cell>
          <table:table-cell table:formula="of:=SQRT([.Z193]^2+[.AA193]^2+[.AB193]^2)" office:value-type="float" office:value="1.00303271442212" calcext:value-type="float">
            <text:p>1.00303271442212</text:p>
          </table:table-cell>
          <table:table-cell office:value-type="float" office:value="0.19323" calcext:value-type="float">
            <text:p>0.19323</text:p>
          </table:table-cell>
          <table:table-cell office:value-type="float" office:value="0.83553" calcext:value-type="float">
            <text:p>0.83553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1.0098" calcext:value-type="float">
            <text:p>1.0098</text:p>
          </table:table-cell>
          <table:table-cell office:value-type="float" office:value="0.0058781" calcext:value-type="float">
            <text:p>0.0058781</text:p>
          </table:table-cell>
          <table:table-cell office:value-type="float" office:value="-2.4462E-024" calcext:value-type="float">
            <text:p>-2.4462E-24</text:p>
          </table:table-cell>
          <table:table-cell table:formula="of:=SQRT([.B194]^2+[.C194]^2+[.D194]^2)" office:value-type="float" office:value="1.00981710822288" calcext:value-type="float">
            <text:p>1.00981710822288</text:p>
          </table:table-cell>
          <table:table-cell office:value-type="float" office:value="0.17639" calcext:value-type="float">
            <text:p>0.17639</text:p>
          </table:table-cell>
          <table:table-cell office:value-type="float" office:value="0.82348" calcext:value-type="float">
            <text:p>0.82348</text:p>
          </table:table-cell>
          <table:table-cell office:value-type="float" office:value="1.0031" calcext:value-type="float">
            <text:p>1.0031</text:p>
          </table:table-cell>
          <table:table-cell office:value-type="float" office:value="-0.004738" calcext:value-type="float">
            <text:p>-0.004738</text:p>
          </table:table-cell>
          <table:table-cell office:value-type="float" office:value="8.38E-026" calcext:value-type="float">
            <text:p>8.38E-26</text:p>
          </table:table-cell>
          <table:table-cell table:formula="of:=SQRT([.H194]^2+[.I194]^2+[.J194]^2)" office:value-type="float" office:value="1.00311118957172" calcext:value-type="float">
            <text:p>1.00311118957172</text:p>
          </table:table-cell>
          <table:table-cell office:value-type="float" office:value="0.174" calcext:value-type="float">
            <text:p>0.174</text:p>
          </table:table-cell>
          <table:table-cell office:value-type="float" office:value="0.81252" calcext:value-type="float">
            <text:p>0.81252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005541" calcext:value-type="float">
            <text:p>0.005541</text:p>
          </table:table-cell>
          <table:table-cell office:value-type="float" office:value="-2.4774E-024" calcext:value-type="float">
            <text:p>-2.4774E-24</text:p>
          </table:table-cell>
          <table:table-cell table:formula="of:=SQRT([.N194]^2+[.O194]^2+[.P194]^2)" office:value-type="float" office:value="1.00021534815309" calcext:value-type="float">
            <text:p>1.00021534815309</text:p>
          </table:table-cell>
          <table:table-cell office:value-type="float" office:value="0.17806" calcext:value-type="float">
            <text:p>0.17806</text:p>
          </table:table-cell>
          <table:table-cell office:value-type="float" office:value="0.8139" calcext:value-type="float">
            <text:p>0.8139</text:p>
          </table:table-cell>
          <table:table-cell office:value-type="float" office:value="1.012" calcext:value-type="float">
            <text:p>1.012</text:p>
          </table:table-cell>
          <table:table-cell office:value-type="float" office:value="-0.0058728" calcext:value-type="float">
            <text:p>-0.0058728</text:p>
          </table:table-cell>
          <table:table-cell office:value-type="float" office:value="3.2005E-026" calcext:value-type="float">
            <text:p>3.2005E-26</text:p>
          </table:table-cell>
          <table:table-cell table:formula="of:=SQRT([.T194]^2+[.U194]^2+[.V194]^2)" office:value-type="float" office:value="1.0120170402616" calcext:value-type="float">
            <text:p>1.0120170402616</text:p>
          </table:table-cell>
          <table:table-cell office:value-type="float" office:value="0.17329" calcext:value-type="float">
            <text:p>0.17329</text:p>
          </table:table-cell>
          <table:table-cell office:value-type="float" office:value="0.82243" calcext:value-type="float">
            <text:p>0.82243</text:p>
          </table:table-cell>
          <table:table-cell office:value-type="float" office:value="1.0027" calcext:value-type="float">
            <text:p>1.0027</text:p>
          </table:table-cell>
          <table:table-cell office:value-type="float" office:value="-0.0081374" calcext:value-type="float">
            <text:p>-0.0081374</text:p>
          </table:table-cell>
          <table:table-cell office:value-type="float" office:value="1.3826E-025" calcext:value-type="float">
            <text:p>1.3826E-25</text:p>
          </table:table-cell>
          <table:table-cell table:formula="of:=SQRT([.Z194]^2+[.AA194]^2+[.AB194]^2)" office:value-type="float" office:value="1.00273301894311" calcext:value-type="float">
            <text:p>1.00273301894311</text:p>
          </table:table-cell>
          <table:table-cell office:value-type="float" office:value="0.17369" calcext:value-type="float">
            <text:p>0.17369</text:p>
          </table:table-cell>
          <table:table-cell office:value-type="float" office:value="0.81177" calcext:value-type="float">
            <text:p>0.81177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1.0099" calcext:value-type="float">
            <text:p>1.0099</text:p>
          </table:table-cell>
          <table:table-cell office:value-type="float" office:value="0.0058729" calcext:value-type="float">
            <text:p>0.0058729</text:p>
          </table:table-cell>
          <table:table-cell office:value-type="float" office:value="-8.1562E-024" calcext:value-type="float">
            <text:p>-8.1562E-24</text:p>
          </table:table-cell>
          <table:table-cell table:formula="of:=SQRT([.B195]^2+[.C195]^2+[.D195]^2)" office:value-type="float" office:value="1.00991707627627" calcext:value-type="float">
            <text:p>1.00991707627627</text:p>
          </table:table-cell>
          <table:table-cell office:value-type="float" office:value="0.15678" calcext:value-type="float">
            <text:p>0.15678</text:p>
          </table:table-cell>
          <table:table-cell office:value-type="float" office:value="0.80011" calcext:value-type="float">
            <text:p>0.80011</text:p>
          </table:table-cell>
          <table:table-cell office:value-type="float" office:value="1.0028" calcext:value-type="float">
            <text:p>1.0028</text:p>
          </table:table-cell>
          <table:table-cell office:value-type="float" office:value="-0.0047353" calcext:value-type="float">
            <text:p>-0.0047353</text:p>
          </table:table-cell>
          <table:table-cell office:value-type="float" office:value="-6.5631E-024" calcext:value-type="float">
            <text:p>-6.5631E-24</text:p>
          </table:table-cell>
          <table:table-cell table:formula="of:=SQRT([.H195]^2+[.I195]^2+[.J195]^2)" office:value-type="float" office:value="1.00281118016608" calcext:value-type="float">
            <text:p>1.00281118016608</text:p>
          </table:table-cell>
          <table:table-cell office:value-type="float" office:value="0.15444" calcext:value-type="float">
            <text:p>0.15444</text:p>
          </table:table-cell>
          <table:table-cell office:value-type="float" office:value="0.78875" calcext:value-type="float">
            <text:p>0.78875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0054892" calcext:value-type="float">
            <text:p>0.0054892</text:p>
          </table:table-cell>
          <table:table-cell office:value-type="float" office:value="-8.5657E-024" calcext:value-type="float">
            <text:p>-8.5657E-24</text:p>
          </table:table-cell>
          <table:table-cell table:formula="of:=SQRT([.N195]^2+[.O195]^2+[.P195]^2)" office:value-type="float" office:value="1.00021506253237" calcext:value-type="float">
            <text:p>1.00021506253237</text:p>
          </table:table-cell>
          <table:table-cell office:value-type="float" office:value="0.15827" calcext:value-type="float">
            <text:p>0.15827</text:p>
          </table:table-cell>
          <table:table-cell office:value-type="float" office:value="0.79023" calcext:value-type="float">
            <text:p>0.79023</text:p>
          </table:table-cell>
          <table:table-cell office:value-type="float" office:value="1.0111" calcext:value-type="float">
            <text:p>1.0111</text:p>
          </table:table-cell>
          <table:table-cell office:value-type="float" office:value="-0.0058545" calcext:value-type="float">
            <text:p>-0.0058545</text:p>
          </table:table-cell>
          <table:table-cell office:value-type="float" office:value="-6.475E-024" calcext:value-type="float">
            <text:p>-6.475E-24</text:p>
          </table:table-cell>
          <table:table-cell table:formula="of:=SQRT([.T195]^2+[.U195]^2+[.V195]^2)" office:value-type="float" office:value="1.01111694930421" calcext:value-type="float">
            <text:p>1.01111694930421</text:p>
          </table:table-cell>
          <table:table-cell office:value-type="float" office:value="0.15372" calcext:value-type="float">
            <text:p>0.15372</text:p>
          </table:table-cell>
          <table:table-cell office:value-type="float" office:value="0.7979" calcext:value-type="float">
            <text:p>0.7979</text:p>
          </table:table-cell>
          <table:table-cell office:value-type="float" office:value="1.0025" calcext:value-type="float">
            <text:p>1.0025</text:p>
          </table:table-cell>
          <table:table-cell office:value-type="float" office:value="-0.0081703" calcext:value-type="float">
            <text:p>-0.0081703</text:p>
          </table:table-cell>
          <table:table-cell office:value-type="float" office:value="-6.6648E-024" calcext:value-type="float">
            <text:p>-6.6648E-24</text:p>
          </table:table-cell>
          <table:table-cell table:formula="of:=SQRT([.Z195]^2+[.AA195]^2+[.AB195]^2)" office:value-type="float" office:value="1.00253329311404" calcext:value-type="float">
            <text:p>1.00253329311404</text:p>
          </table:table-cell>
          <table:table-cell office:value-type="float" office:value="0.15415" calcext:value-type="float">
            <text:p>0.15415</text:p>
          </table:table-cell>
          <table:table-cell office:value-type="float" office:value="0.78801" calcext:value-type="float">
            <text:p>0.78801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1.01" calcext:value-type="float">
            <text:p>1.01</text:p>
          </table:table-cell>
          <table:table-cell office:value-type="float" office:value="0.0058715" calcext:value-type="float">
            <text:p>0.0058715</text:p>
          </table:table-cell>
          <table:table-cell office:value-type="float" office:value="-4.427E-024" calcext:value-type="float">
            <text:p>-4.427E-24</text:p>
          </table:table-cell>
          <table:table-cell table:formula="of:=SQRT([.B196]^2+[.C196]^2+[.D196]^2)" office:value-type="float" office:value="1.01001706644603" calcext:value-type="float">
            <text:p>1.01001706644603</text:p>
          </table:table-cell>
          <table:table-cell office:value-type="float" office:value="0.13717" calcext:value-type="float">
            <text:p>0.13717</text:p>
          </table:table-cell>
          <table:table-cell office:value-type="float" office:value="0.77673" calcext:value-type="float">
            <text:p>0.77673</text:p>
          </table:table-cell>
          <table:table-cell office:value-type="float" office:value="1.0025" calcext:value-type="float">
            <text:p>1.0025</text:p>
          </table:table-cell>
          <table:table-cell office:value-type="float" office:value="-0.0047264" calcext:value-type="float">
            <text:p>-0.0047264</text:p>
          </table:table-cell>
          <table:table-cell office:value-type="float" office:value="-6.6106E-024" calcext:value-type="float">
            <text:p>-6.6106E-24</text:p>
          </table:table-cell>
          <table:table-cell table:formula="of:=SQRT([.H196]^2+[.I196]^2+[.J196]^2)" office:value-type="float" office:value="1.00251114151263" calcext:value-type="float">
            <text:p>1.00251114151263</text:p>
          </table:table-cell>
          <table:table-cell office:value-type="float" office:value="0.13487" calcext:value-type="float">
            <text:p>0.13487</text:p>
          </table:table-cell>
          <table:table-cell office:value-type="float" office:value="0.76491" calcext:value-type="float">
            <text:p>0.76491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0054439" calcext:value-type="float">
            <text:p>0.0054439</text:p>
          </table:table-cell>
          <table:table-cell office:value-type="float" office:value="-4.6794E-024" calcext:value-type="float">
            <text:p>-4.6794E-24</text:p>
          </table:table-cell>
          <table:table-cell table:formula="of:=SQRT([.N196]^2+[.O196]^2+[.P196]^2)" office:value-type="float" office:value="1.00031481346984" calcext:value-type="float">
            <text:p>1.00031481346984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76654" calcext:value-type="float">
            <text:p>0.76654</text:p>
          </table:table-cell>
          <table:table-cell office:value-type="float" office:value="1.0101" calcext:value-type="float">
            <text:p>1.0101</text:p>
          </table:table-cell>
          <table:table-cell office:value-type="float" office:value="-0.0058275" calcext:value-type="float">
            <text:p>-0.0058275</text:p>
          </table:table-cell>
          <table:table-cell office:value-type="float" office:value="-6.5221E-024" calcext:value-type="float">
            <text:p>-6.5221E-24</text:p>
          </table:table-cell>
          <table:table-cell table:formula="of:=SQRT([.T196]^2+[.U196]^2+[.V196]^2)" office:value-type="float" office:value="1.01011680995628" calcext:value-type="float">
            <text:p>1.01011680995628</text:p>
          </table:table-cell>
          <table:table-cell office:value-type="float" office:value="0.13414" calcext:value-type="float">
            <text:p>0.13414</text:p>
          </table:table-cell>
          <table:table-cell office:value-type="float" office:value="0.77318" calcext:value-type="float">
            <text:p>0.77318</text:p>
          </table:table-cell>
          <table:table-cell office:value-type="float" office:value="1.0022" calcext:value-type="float">
            <text:p>1.0022</text:p>
          </table:table-cell>
          <table:table-cell office:value-type="float" office:value="-0.0081965" calcext:value-type="float">
            <text:p>-0.0081965</text:p>
          </table:table-cell>
          <table:table-cell office:value-type="float" office:value="-6.7098E-024" calcext:value-type="float">
            <text:p>-6.7098E-24</text:p>
          </table:table-cell>
          <table:table-cell table:formula="of:=SQRT([.Z196]^2+[.AA196]^2+[.AB196]^2)" office:value-type="float" office:value="1.00223351700701" calcext:value-type="float">
            <text:p>1.00223351700701</text:p>
          </table:table-cell>
          <table:table-cell office:value-type="float" office:value="0.13461" calcext:value-type="float">
            <text:p>0.13461</text:p>
          </table:table-cell>
          <table:table-cell office:value-type="float" office:value="0.76424" calcext:value-type="float">
            <text:p>0.7642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1.0101" calcext:value-type="float">
            <text:p>1.0101</text:p>
          </table:table-cell>
          <table:table-cell office:value-type="float" office:value="0.0058747" calcext:value-type="float">
            <text:p>0.0058747</text:p>
          </table:table-cell>
          <table:table-cell office:value-type="float" office:value="-6.6692E-025" calcext:value-type="float">
            <text:p>-6.6692E-25</text:p>
          </table:table-cell>
          <table:table-cell table:formula="of:=SQRT([.B197]^2+[.C197]^2+[.D197]^2)" office:value-type="float" office:value="1.01011708336217" calcext:value-type="float">
            <text:p>1.01011708336217</text:p>
          </table:table-cell>
          <table:table-cell office:value-type="float" office:value="0.11756" calcext:value-type="float">
            <text:p>0.11756</text:p>
          </table:table-cell>
          <table:table-cell office:value-type="float" office:value="0.75333" calcext:value-type="float">
            <text:p>0.75333</text:p>
          </table:table-cell>
          <table:table-cell office:value-type="float" office:value="1.0022" calcext:value-type="float">
            <text:p>1.0022</text:p>
          </table:table-cell>
          <table:table-cell office:value-type="float" office:value="-0.0047134" calcext:value-type="float">
            <text:p>-0.0047134</text:p>
          </table:table-cell>
          <table:table-cell office:value-type="float" office:value="-3.9964E-024" calcext:value-type="float">
            <text:p>-3.9964E-24</text:p>
          </table:table-cell>
          <table:table-cell table:formula="of:=SQRT([.H197]^2+[.I197]^2+[.J197]^2)" office:value-type="float" office:value="1.00221108362438" calcext:value-type="float">
            <text:p>1.00221108362438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74104" calcext:value-type="float">
            <text:p>0.74104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0054052" calcext:value-type="float">
            <text:p>0.0054052</text:p>
          </table:table-cell>
          <table:table-cell office:value-type="float" office:value="-7.3552E-025" calcext:value-type="float">
            <text:p>-7.3552E-25</text:p>
          </table:table-cell>
          <table:table-cell table:formula="of:=SQRT([.N197]^2+[.O197]^2+[.P197]^2)" office:value-type="float" office:value="1.00031460360581" calcext:value-type="float">
            <text:p>1.00031460360581</text:p>
          </table:table-cell>
          <table:table-cell office:value-type="float" office:value="0.11871" calcext:value-type="float">
            <text:p>0.11871</text:p>
          </table:table-cell>
          <table:table-cell office:value-type="float" office:value="0.74284" calcext:value-type="float">
            <text:p>0.74284</text:p>
          </table:table-cell>
          <table:table-cell office:value-type="float" office:value="1.0089" calcext:value-type="float">
            <text:p>1.0089</text:p>
          </table:table-cell>
          <table:table-cell office:value-type="float" office:value="-0.005782" calcext:value-type="float">
            <text:p>-0.005782</text:p>
          </table:table-cell>
          <table:table-cell office:value-type="float" office:value="-3.9457E-024" calcext:value-type="float">
            <text:p>-3.9457E-24</text:p>
          </table:table-cell>
          <table:table-cell table:formula="of:=SQRT([.T197]^2+[.U197]^2+[.V197]^2)" office:value-type="float" office:value="1.00891656816805" calcext:value-type="float">
            <text:p>1.00891656816805</text:p>
          </table:table-cell>
          <table:table-cell office:value-type="float" office:value="0.11457" calcext:value-type="float">
            <text:p>0.11457</text:p>
          </table:table-cell>
          <table:table-cell office:value-type="float" office:value="0.74829" calcext:value-type="float">
            <text:p>0.74829</text:p>
          </table:table-cell>
          <table:table-cell office:value-type="float" office:value="1.002" calcext:value-type="float">
            <text:p>1.002</text:p>
          </table:table-cell>
          <table:table-cell office:value-type="float" office:value="-0.0082208" calcext:value-type="float">
            <text:p>-0.0082208</text:p>
          </table:table-cell>
          <table:table-cell office:value-type="float" office:value="-4.0548E-024" calcext:value-type="float">
            <text:p>-4.0548E-24</text:p>
          </table:table-cell>
          <table:table-cell table:formula="of:=SQRT([.Z197]^2+[.AA197]^2+[.AB197]^2)" office:value-type="float" office:value="1.00203372276218" calcext:value-type="float">
            <text:p>1.00203372276218</text:p>
          </table:table-cell>
          <table:table-cell office:value-type="float" office:value="0.11506" calcext:value-type="float">
            <text:p>0.11506</text:p>
          </table:table-cell>
          <table:table-cell office:value-type="float" office:value="0.74047" calcext:value-type="float">
            <text:p>0.7404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.0102" calcext:value-type="float">
            <text:p>1.0102</text:p>
          </table:table-cell>
          <table:table-cell office:value-type="float" office:value="0.0058803" calcext:value-type="float">
            <text:p>0.0058803</text:p>
          </table:table-cell>
          <table:table-cell office:value-type="float" office:value="3.1087E-024" calcext:value-type="float">
            <text:p>3.1087E-24</text:p>
          </table:table-cell>
          <table:table-cell table:formula="of:=SQRT([.B198]^2+[.C198]^2+[.D198]^2)" office:value-type="float" office:value="1.01021711425222" calcext:value-type="float">
            <text:p>1.01021711425222</text:p>
          </table:table-cell>
          <table:table-cell office:value-type="float" office:value="0.097953" calcext:value-type="float">
            <text:p>0.097953</text:p>
          </table:table-cell>
          <table:table-cell office:value-type="float" office:value="0.72992" calcext:value-type="float">
            <text:p>0.72992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46982" calcext:value-type="float">
            <text:p>-0.0046982</text:p>
          </table:table-cell>
          <table:table-cell office:value-type="float" office:value="-3.2731E-026" calcext:value-type="float">
            <text:p>-3.2731E-26</text:p>
          </table:table-cell>
          <table:table-cell table:formula="of:=SQRT([.H198]^2+[.I198]^2+[.J198]^2)" office:value-type="float" office:value="1.0019110155514" calcext:value-type="float">
            <text:p>1.0019110155514</text:p>
          </table:table-cell>
          <table:table-cell office:value-type="float" office:value="0.095735" calcext:value-type="float">
            <text:p>0.095735</text:p>
          </table:table-cell>
          <table:table-cell office:value-type="float" office:value="0.71715" calcext:value-type="float">
            <text:p>0.71715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0053699" calcext:value-type="float">
            <text:p>0.0053699</text:p>
          </table:table-cell>
          <table:table-cell office:value-type="float" office:value="3.2372E-024" calcext:value-type="float">
            <text:p>3.2372E-24</text:p>
          </table:table-cell>
          <table:table-cell table:formula="of:=SQRT([.N198]^2+[.O198]^2+[.P198]^2)" office:value-type="float" office:value="1.00031441348509" calcext:value-type="float">
            <text:p>1.00031441348509</text:p>
          </table:table-cell>
          <table:table-cell office:value-type="float" office:value="0.098927" calcext:value-type="float">
            <text:p>0.098927</text:p>
          </table:table-cell>
          <table:table-cell office:value-type="float" office:value="0.71913" calcext:value-type="float">
            <text:p>0.71913</text:p>
          </table:table-cell>
          <table:table-cell office:value-type="float" office:value="1.0077" calcext:value-type="float">
            <text:p>1.0077</text:p>
          </table:table-cell>
          <table:table-cell office:value-type="float" office:value="-0.0057271" calcext:value-type="float">
            <text:p>-0.0057271</text:p>
          </table:table-cell>
          <table:table-cell office:value-type="float" office:value="-3.919E-026" calcext:value-type="float">
            <text:p>-3.919E-26</text:p>
          </table:table-cell>
          <table:table-cell table:formula="of:=SQRT([.T198]^2+[.U198]^2+[.V198]^2)" office:value-type="float" office:value="1.00771627439196" calcext:value-type="float">
            <text:p>1.00771627439196</text:p>
          </table:table-cell>
          <table:table-cell office:value-type="float" office:value="0.095007" calcext:value-type="float">
            <text:p>0.095007</text:p>
          </table:table-cell>
          <table:table-cell office:value-type="float" office:value="0.7233" calcext:value-type="float">
            <text:p>0.7233</text:p>
          </table:table-cell>
          <table:table-cell office:value-type="float" office:value="1.0017" calcext:value-type="float">
            <text:p>1.0017</text:p>
          </table:table-cell>
          <table:table-cell office:value-type="float" office:value="-0.0082441" calcext:value-type="float">
            <text:p>-0.0082441</text:p>
          </table:table-cell>
          <table:table-cell office:value-type="float" office:value="-3.0898E-026" calcext:value-type="float">
            <text:p>-3.0898E-26</text:p>
          </table:table-cell>
          <table:table-cell table:formula="of:=SQRT([.Z198]^2+[.AA198]^2+[.AB198]^2)" office:value-type="float" office:value="1.00173392434559" calcext:value-type="float">
            <text:p>1.00173392434559</text:p>
          </table:table-cell>
          <table:table-cell office:value-type="float" office:value="0.095519" calcext:value-type="float">
            <text:p>0.095519</text:p>
          </table:table-cell>
          <table:table-cell office:value-type="float" office:value="0.7167" calcext:value-type="float">
            <text:p>0.7167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1.0103" calcext:value-type="float">
            <text:p>1.0103</text:p>
          </table:table-cell>
          <table:table-cell office:value-type="float" office:value="0.0058926" calcext:value-type="float">
            <text:p>0.0058926</text:p>
          </table:table-cell>
          <table:table-cell office:value-type="float" office:value="-1.4791E-024" calcext:value-type="float">
            <text:p>-1.4791E-24</text:p>
          </table:table-cell>
          <table:table-cell table:formula="of:=SQRT([.B199]^2+[.C199]^2+[.D199]^2)" office:value-type="float" office:value="1.01031718422224" calcext:value-type="float">
            <text:p>1.01031718422224</text:p>
          </table:table-cell>
          <table:table-cell office:value-type="float" office:value="0.078351" calcext:value-type="float">
            <text:p>0.078351</text:p>
          </table:table-cell>
          <table:table-cell office:value-type="float" office:value="0.7065" calcext:value-type="float">
            <text:p>0.7065</text:p>
          </table:table-cell>
          <table:table-cell office:value-type="float" office:value="1.0015" calcext:value-type="float">
            <text:p>1.0015</text:p>
          </table:table-cell>
          <table:table-cell office:value-type="float" office:value="-0.0047916" calcext:value-type="float">
            <text:p>-0.0047916</text:p>
          </table:table-cell>
          <table:table-cell office:value-type="float" office:value="1.1987E-024" calcext:value-type="float">
            <text:p>1.1987E-24</text:p>
          </table:table-cell>
          <table:table-cell table:formula="of:=SQRT([.H199]^2+[.I199]^2+[.J199]^2)" office:value-type="float" office:value="1.0015114624559" calcext:value-type="float">
            <text:p>1.0015114624559</text:p>
          </table:table-cell>
          <table:table-cell office:value-type="float" office:value="0.076126" calcext:value-type="float">
            <text:p>0.076126</text:p>
          </table:table-cell>
          <table:table-cell office:value-type="float" office:value="0.69317" calcext:value-type="float">
            <text:p>0.69317</text:p>
          </table:table-cell>
          <table:table-cell office:value-type="float" office:value="1.0004" calcext:value-type="float">
            <text:p>1.0004</text:p>
          </table:table-cell>
          <table:table-cell office:value-type="float" office:value="0.0053438" calcext:value-type="float">
            <text:p>0.0053438</text:p>
          </table:table-cell>
          <table:table-cell office:value-type="float" office:value="-1.4863E-024" calcext:value-type="float">
            <text:p>-1.4863E-24</text:p>
          </table:table-cell>
          <table:table-cell table:formula="of:=SQRT([.N199]^2+[.O199]^2+[.P199]^2)" office:value-type="float" office:value="1.00041427228846" calcext:value-type="float">
            <text:p>1.00041427228846</text:p>
          </table:table-cell>
          <table:table-cell office:value-type="float" office:value="0.079141" calcext:value-type="float">
            <text:p>0.079141</text:p>
          </table:table-cell>
          <table:table-cell office:value-type="float" office:value="0.69541" calcext:value-type="float">
            <text:p>0.69541</text:p>
          </table:table-cell>
          <table:table-cell office:value-type="float" office:value="1.0063" calcext:value-type="float">
            <text:p>1.0063</text:p>
          </table:table-cell>
          <table:table-cell office:value-type="float" office:value="-0.00587" calcext:value-type="float">
            <text:p>-0.00587</text:p>
          </table:table-cell>
          <table:table-cell office:value-type="float" office:value="1.1776E-024" calcext:value-type="float">
            <text:p>1.1776E-24</text:p>
          </table:table-cell>
          <table:table-cell table:formula="of:=SQRT([.T199]^2+[.U199]^2+[.V199]^2)" office:value-type="float" office:value="1.00631712044464" calcext:value-type="float">
            <text:p>1.00631712044464</text:p>
          </table:table-cell>
          <table:table-cell office:value-type="float" office:value="0.075361" calcext:value-type="float">
            <text:p>0.075361</text:p>
          </table:table-cell>
          <table:table-cell office:value-type="float" office:value="0.698" calcext:value-type="float">
            <text:p>0.698</text:p>
          </table:table-cell>
          <table:table-cell office:value-type="float" office:value="1.0014" calcext:value-type="float">
            <text:p>1.0014</text:p>
          </table:table-cell>
          <table:table-cell office:value-type="float" office:value="-0.0083711" calcext:value-type="float">
            <text:p>-0.0083711</text:p>
          </table:table-cell>
          <table:table-cell office:value-type="float" office:value="1.2128E-024" calcext:value-type="float">
            <text:p>1.2128E-24</text:p>
          </table:table-cell>
          <table:table-cell table:formula="of:=SQRT([.Z199]^2+[.AA199]^2+[.AB199]^2)" office:value-type="float" office:value="1.00143498806224" calcext:value-type="float">
            <text:p>1.00143498806224</text:p>
          </table:table-cell>
          <table:table-cell office:value-type="float" office:value="0.075939" calcext:value-type="float">
            <text:p>0.075939</text:p>
          </table:table-cell>
          <table:table-cell office:value-type="float" office:value="0.6929" calcext:value-type="float">
            <text:p>0.6929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1.0104" calcext:value-type="float">
            <text:p>1.0104</text:p>
          </table:table-cell>
          <table:table-cell office:value-type="float" office:value="0.0059091" calcext:value-type="float">
            <text:p>0.0059091</text:p>
          </table:table-cell>
          <table:table-cell office:value-type="float" office:value="-4.5492E-024" calcext:value-type="float">
            <text:p>-4.5492E-24</text:p>
          </table:table-cell>
          <table:table-cell table:formula="of:=SQRT([.B200]^2+[.C200]^2+[.D200]^2)" office:value-type="float" office:value="1.01041727888176" calcext:value-type="float">
            <text:p>1.01041727888176</text:p>
          </table:table-cell>
          <table:table-cell office:value-type="float" office:value="0.058754" calcext:value-type="float">
            <text:p>0.058754</text:p>
          </table:table-cell>
          <table:table-cell office:value-type="float" office:value="0.68306" calcext:value-type="float">
            <text:p>0.68306</text:p>
          </table:table-cell>
          <table:table-cell office:value-type="float" office:value="1.0011" calcext:value-type="float">
            <text:p>1.0011</text:p>
          </table:table-cell>
          <table:table-cell office:value-type="float" office:value="-0.0048319" calcext:value-type="float">
            <text:p>-0.0048319</text:p>
          </table:table-cell>
          <table:table-cell office:value-type="float" office:value="2.0167E-024" calcext:value-type="float">
            <text:p>2.0167E-24</text:p>
          </table:table-cell>
          <table:table-cell table:formula="of:=SQRT([.H200]^2+[.I200]^2+[.J200]^2)" office:value-type="float" office:value="1.00111166073401" calcext:value-type="float">
            <text:p>1.00111166073401</text:p>
          </table:table-cell>
          <table:table-cell office:value-type="float" office:value="0.056612" calcext:value-type="float">
            <text:p>0.056612</text:p>
          </table:table-cell>
          <table:table-cell office:value-type="float" office:value="0.66931" calcext:value-type="float">
            <text:p>0.66931</text:p>
          </table:table-cell>
          <table:table-cell office:value-type="float" office:value="1.0004" calcext:value-type="float">
            <text:p>1.0004</text:p>
          </table:table-cell>
          <table:table-cell office:value-type="float" office:value="0.0053197" calcext:value-type="float">
            <text:p>0.0053197</text:p>
          </table:table-cell>
          <table:table-cell office:value-type="float" office:value="-4.6492E-024" calcext:value-type="float">
            <text:p>-4.6492E-24</text:p>
          </table:table-cell>
          <table:table-cell table:formula="of:=SQRT([.N200]^2+[.O200]^2+[.P200]^2)" office:value-type="float" office:value="1.00041414384648" calcext:value-type="float">
            <text:p>1.00041414384648</text:p>
          </table:table-cell>
          <table:table-cell office:value-type="float" office:value="0.059355" calcext:value-type="float">
            <text:p>0.059355</text:p>
          </table:table-cell>
          <table:table-cell office:value-type="float" office:value="0.6717" calcext:value-type="float">
            <text:p>0.6717</text:p>
          </table:table-cell>
          <table:table-cell office:value-type="float" office:value="1.0048" calcext:value-type="float">
            <text:p>1.0048</text:p>
          </table:table-cell>
          <table:table-cell office:value-type="float" office:value="-0.0059313" calcext:value-type="float">
            <text:p>-0.0059313</text:p>
          </table:table-cell>
          <table:table-cell office:value-type="float" office:value="1.9858E-024" calcext:value-type="float">
            <text:p>1.9858E-24</text:p>
          </table:table-cell>
          <table:table-cell table:formula="of:=SQRT([.T200]^2+[.U200]^2+[.V200]^2)" office:value-type="float" office:value="1.00481750597792" calcext:value-type="float">
            <text:p>1.00481750597792</text:p>
          </table:table-cell>
          <table:table-cell office:value-type="float" office:value="0.055836" calcext:value-type="float">
            <text:p>0.055836</text:p>
          </table:table-cell>
          <table:table-cell office:value-type="float" office:value="0.67279" calcext:value-type="float">
            <text:p>0.67279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84404" calcext:value-type="float">
            <text:p>-0.0084404</text:p>
          </table:table-cell>
          <table:table-cell office:value-type="float" office:value="2.0389E-024" calcext:value-type="float">
            <text:p>2.0389E-24</text:p>
          </table:table-cell>
          <table:table-cell table:formula="of:=SQRT([.Z200]^2+[.AA200]^2+[.AB200]^2)" office:value-type="float" office:value="1.001235576851" calcext:value-type="float">
            <text:p>1.001235576851</text:p>
          </table:table-cell>
          <table:table-cell office:value-type="float" office:value="0.056463" calcext:value-type="float">
            <text:p>0.056463</text:p>
          </table:table-cell>
          <table:table-cell office:value-type="float" office:value="0.66922" calcext:value-type="float">
            <text:p>0.66922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.0104" calcext:value-type="float">
            <text:p>1.0104</text:p>
          </table:table-cell>
          <table:table-cell office:value-type="float" office:value="0.005934" calcext:value-type="float">
            <text:p>0.005934</text:p>
          </table:table-cell>
          <table:table-cell office:value-type="float" office:value="-4.5863E-024" calcext:value-type="float">
            <text:p>-4.5863E-24</text:p>
          </table:table-cell>
          <table:table-cell table:formula="of:=SQRT([.B201]^2+[.C201]^2+[.D201]^2)" office:value-type="float" office:value="1.01041742480818" calcext:value-type="float">
            <text:p>1.01041742480818</text:p>
          </table:table-cell>
          <table:table-cell office:value-type="float" office:value="0.039168" calcext:value-type="float">
            <text:p>0.039168</text:p>
          </table:table-cell>
          <table:table-cell office:value-type="float" office:value="0.65962" calcext:value-type="float">
            <text:p>0.65962</text:p>
          </table:table-cell>
          <table:table-cell office:value-type="float" office:value="1.0008" calcext:value-type="float">
            <text:p>1.0008</text:p>
          </table:table-cell>
          <table:table-cell office:value-type="float" office:value="-0.0047645" calcext:value-type="float">
            <text:p>-0.0047645</text:p>
          </table:table-cell>
          <table:table-cell office:value-type="float" office:value="2.019E-024" calcext:value-type="float">
            <text:p>2.019E-24</text:p>
          </table:table-cell>
          <table:table-cell table:formula="of:=SQRT([.H201]^2+[.I201]^2+[.J201]^2)" office:value-type="float" office:value="1.00081134109294" calcext:value-type="float">
            <text:p>1.00081134109294</text:p>
          </table:table-cell>
          <table:table-cell office:value-type="float" office:value="0.037292" calcext:value-type="float">
            <text:p>0.037292</text:p>
          </table:table-cell>
          <table:table-cell office:value-type="float" office:value="0.64568" calcext:value-type="float">
            <text:p>0.64568</text:p>
          </table:table-cell>
          <table:table-cell office:value-type="float" office:value="1.0004" calcext:value-type="float">
            <text:p>1.0004</text:p>
          </table:table-cell>
          <table:table-cell office:value-type="float" office:value="0.0052995" calcext:value-type="float">
            <text:p>0.0052995</text:p>
          </table:table-cell>
          <table:table-cell office:value-type="float" office:value="-4.6937E-024" calcext:value-type="float">
            <text:p>-4.6937E-24</text:p>
          </table:table-cell>
          <table:table-cell table:formula="of:=SQRT([.N201]^2+[.O201]^2+[.P201]^2)" office:value-type="float" office:value="1.00041403663696" calcext:value-type="float">
            <text:p>1.00041403663696</text:p>
          </table:table-cell>
          <table:table-cell office:value-type="float" office:value="0.039571" calcext:value-type="float">
            <text:p>0.039571</text:p>
          </table:table-cell>
          <table:table-cell office:value-type="float" office:value="0.64798" calcext:value-type="float">
            <text:p>0.64798</text:p>
          </table:table-cell>
          <table:table-cell office:value-type="float" office:value="1.0032" calcext:value-type="float">
            <text:p>1.0032</text:p>
          </table:table-cell>
          <table:table-cell office:value-type="float" office:value="-0.0058271" calcext:value-type="float">
            <text:p>-0.0058271</text:p>
          </table:table-cell>
          <table:table-cell office:value-type="float" office:value="1.9884E-024" calcext:value-type="float">
            <text:p>1.9884E-24</text:p>
          </table:table-cell>
          <table:table-cell table:formula="of:=SQRT([.T201]^2+[.U201]^2+[.V201]^2)" office:value-type="float" office:value="1.00321692324961" calcext:value-type="float">
            <text:p>1.00321692324961</text:p>
          </table:table-cell>
          <table:table-cell office:value-type="float" office:value="0.036558" calcext:value-type="float">
            <text:p>0.036558</text:p>
          </table:table-cell>
          <table:table-cell office:value-type="float" office:value="0.64776" calcext:value-type="float">
            <text:p>0.64776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8393" calcext:value-type="float">
            <text:p>-0.008393</text:p>
          </table:table-cell>
          <table:table-cell office:value-type="float" office:value="2.0412E-024" calcext:value-type="float">
            <text:p>2.0412E-24</text:p>
          </table:table-cell>
          <table:table-cell table:formula="of:=SQRT([.Z201]^2+[.AA201]^2+[.AB201]^2)" office:value-type="float" office:value="1.00093518893533" calcext:value-type="float">
            <text:p>1.00093518893533</text:p>
          </table:table-cell>
          <table:table-cell office:value-type="float" office:value="0.037198" calcext:value-type="float">
            <text:p>0.037198</text:p>
          </table:table-cell>
          <table:table-cell office:value-type="float" office:value="0.64578" calcext:value-type="float">
            <text:p>0.64578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1.0105" calcext:value-type="float">
            <text:p>1.0105</text:p>
          </table:table-cell>
          <table:table-cell office:value-type="float" office:value="0.0059539" calcext:value-type="float">
            <text:p>0.0059539</text:p>
          </table:table-cell>
          <table:table-cell office:value-type="float" office:value="-4.03E-024" calcext:value-type="float">
            <text:p>-4.03E-24</text:p>
          </table:table-cell>
          <table:table-cell table:formula="of:=SQRT([.B202]^2+[.C202]^2+[.D202]^2)" office:value-type="float" office:value="1.01051754013733" calcext:value-type="float">
            <text:p>1.01051754013733</text:p>
          </table:table-cell>
          <table:table-cell office:value-type="float" office:value="0.022847" calcext:value-type="float">
            <text:p>0.022847</text:p>
          </table:table-cell>
          <table:table-cell office:value-type="float" office:value="0.64007" calcext:value-type="float">
            <text:p>0.64007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28464" calcext:value-type="float">
            <text:p>-0.0028464</text:p>
          </table:table-cell>
          <table:table-cell office:value-type="float" office:value="1.213E-024" calcext:value-type="float">
            <text:p>1.213E-24</text:p>
          </table:table-cell>
          <table:table-cell table:formula="of:=SQRT([.H202]^2+[.I202]^2+[.J202]^2)" office:value-type="float" office:value="1.00040404936853" calcext:value-type="float">
            <text:p>1.00040404936853</text:p>
          </table:table-cell>
          <table:table-cell office:value-type="float" office:value="0.018511" calcext:value-type="float">
            <text:p>0.018511</text:p>
          </table:table-cell>
          <table:table-cell office:value-type="float" office:value="0.62268" calcext:value-type="float">
            <text:p>0.62268</text:p>
          </table:table-cell>
          <table:table-cell office:value-type="float" office:value="1.0004" calcext:value-type="float">
            <text:p>1.0004</text:p>
          </table:table-cell>
          <table:table-cell office:value-type="float" office:value="0.0052865" calcext:value-type="float">
            <text:p>0.0052865</text:p>
          </table:table-cell>
          <table:table-cell office:value-type="float" office:value="-4.1377E-024" calcext:value-type="float">
            <text:p>-4.1377E-24</text:p>
          </table:table-cell>
          <table:table-cell table:formula="of:=SQRT([.N202]^2+[.O202]^2+[.P202]^2)" office:value-type="float" office:value="1.00041396785643" calcext:value-type="float">
            <text:p>1.00041396785643</text:p>
          </table:table-cell>
          <table:table-cell office:value-type="float" office:value="0.023081" calcext:value-type="float">
            <text:p>0.023081</text:p>
          </table:table-cell>
          <table:table-cell office:value-type="float" office:value="0.6282" calcext:value-type="float">
            <text:p>0.6282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34768" calcext:value-type="float">
            <text:p>-0.0034768</text:p>
          </table:table-cell>
          <table:table-cell office:value-type="float" office:value="1.1946E-024" calcext:value-type="float">
            <text:p>1.1946E-24</text:p>
          </table:table-cell>
          <table:table-cell table:formula="of:=SQRT([.T202]^2+[.U202]^2+[.V202]^2)" office:value-type="float" office:value="1.00160603439588" calcext:value-type="float">
            <text:p>1.00160603439588</text:p>
          </table:table-cell>
          <table:table-cell office:value-type="float" office:value="0.018079" calcext:value-type="float">
            <text:p>0.018079</text:p>
          </table:table-cell>
          <table:table-cell office:value-type="float" office:value="0.62365" calcext:value-type="float">
            <text:p>0.62365</text:p>
          </table:table-cell>
          <table:table-cell office:value-type="float" office:value="1.0005" calcext:value-type="float">
            <text:p>1.0005</text:p>
          </table:table-cell>
          <table:table-cell office:value-type="float" office:value="-0.0050284" calcext:value-type="float">
            <text:p>-0.0050284</text:p>
          </table:table-cell>
          <table:table-cell office:value-type="float" office:value="1.2263E-024" calcext:value-type="float">
            <text:p>1.2263E-24</text:p>
          </table:table-cell>
          <table:table-cell table:formula="of:=SQRT([.Z202]^2+[.AA202]^2+[.AB202]^2)" office:value-type="float" office:value="1.00051263600544" calcext:value-type="float">
            <text:p>1.00051263600544</text:p>
          </table:table-cell>
          <table:table-cell office:value-type="float" office:value="0.018466" calcext:value-type="float">
            <text:p>0.018466</text:p>
          </table:table-cell>
          <table:table-cell office:value-type="float" office:value="0.62278" calcext:value-type="float">
            <text:p>0.6227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0105" calcext:value-type="float">
            <text:p>1.0105</text:p>
          </table:table-cell>
          <table:table-cell office:value-type="float" office:value="0.0059712" calcext:value-type="float">
            <text:p>0.0059712</text:p>
          </table:table-cell>
          <table:table-cell office:value-type="float" office:value="-3.1767E-024" calcext:value-type="float">
            <text:p>-3.1767E-24</text:p>
          </table:table-cell>
          <table:table-cell table:formula="of:=SQRT([.B203]^2+[.C203]^2+[.D203]^2)" office:value-type="float" office:value="1.01051764221583" calcext:value-type="float">
            <text:p>1.01051764221583</text:p>
          </table:table-cell>
          <table:table-cell office:value-type="float" office:value="0.0081586" calcext:value-type="float">
            <text:p>0.0081586</text:p>
          </table:table-cell>
          <table:table-cell office:value-type="float" office:value="0.62246" calcext:value-type="float">
            <text:p>0.622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H203]^2+[.I203]^2+[.J203]^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0004" calcext:value-type="float">
            <text:p>1.0004</text:p>
          </table:table-cell>
          <table:table-cell office:value-type="float" office:value="0.0052771" calcext:value-type="float">
            <text:p>0.0052771</text:p>
          </table:table-cell>
          <table:table-cell office:value-type="float" office:value="-3.2814E-024" calcext:value-type="float">
            <text:p>-3.2814E-24</text:p>
          </table:table-cell>
          <table:table-cell table:formula="of:=SQRT([.N203]^2+[.O203]^2+[.P203]^2)" office:value-type="float" office:value="1.00041391822806" calcext:value-type="float">
            <text:p>1.00041391822806</text:p>
          </table:table-cell>
          <table:table-cell office:value-type="float" office:value="0.0082404" calcext:value-type="float">
            <text:p>0.0082404</text:p>
          </table:table-cell>
          <table:table-cell office:value-type="float" office:value="0.61041" calcext:value-type="float">
            <text:p>0.610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T203]^2+[.U203]^2+[.V203]^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Z203]^2+[.AA203]^2+[.AB203]^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 table:number-rows-repeated="1048372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1T11:38:30.751746382</dc:date>
    <meta:editing-duration>PT22M12S</meta:editing-duration>
    <meta:editing-cycles>3</meta:editing-cycles>
    <meta:generator>LibreOffice/6.0.5.2$Linux_X86_64 LibreOffice_project/00m0$Build-2</meta:generator>
    <meta:document-statistic meta:table-count="1" meta:cell-count="62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5" chart:maximum="1.0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scatter" chart:style-name="ch1">
        <chart:title svg:x="6.948cm" svg:y="0.577cm" chart:style-name="ch2">
          <text:p>Velocity comparison at 0.6m</text:p>
        </chart:title>
        <chart:legend svg:x="7.418cm" svg:y="2.127cm" style:legend-expansion="custom" chartooo:width="5.252cm" chartooo:height="1.957cm" style:legend-expansion-aspect-ratio="2.68369954011242" chart:style-name="ch3"/>
        <chart:plot-area chart:style-name="ch4" table:cell-range-address="comparison.A2:comparison.A203 comparison.B1:comparison.B1 comparison.E3:comparison.E203 comparison.H1:comparison.H1 comparison.K3:comparison.K203 comparison.N1:comparison.N1 comparison.Q3:comparison.Q203 comparison.T1:comparison.T1 comparison.W3:comparison.W203 comparison.Z1:comparison.Z1 comparison.AC3:comparison.AC203" chart:data-source-has-labels="row" svg:x="0.613cm" svg:y="0.519cm" svg:width="16.789cm" svg:height="9.247cm">
          <chartooo:coordinate-region svg:x="1.34cm" svg:y="0.519cm" svg:width="15.822cm" svg:height="8.68cm"/>
          <chart:axis chart:dimension="x" chart:name="primary-x" chart:style-name="ch5">
            <chart:title svg:x="7.865cm" svg:y="9.653cm" chart:style-name="ch6">
              <text:p>y displacement</text:p>
            </chart:title>
          </chart:axis>
          <chart:axis chart:dimension="y" chart:name="primary-y" chart:style-name="ch7">
            <chart:title svg:x="0.495cm" svg:y="5.91cm" chart:style-name="ch8">
              <text:p>Speed m/s</text:p>
            </chart:title>
            <chart:grid chart:style-name="ch9" chart:class="major"/>
          </chart:axis>
          <chart:series chart:style-name="ch10" chart:values-cell-range-address="comparison.E3:comparison.E203" chart:label-cell-address="comparison.B1:comparison.B1" chart:class="chart:scatter">
            <chart:domain table:cell-range-address="comparison.A3:comparison.A203"/>
            <chart:data-point chart:repeated="201"/>
          </chart:series>
          <chart:series chart:style-name="ch11" chart:values-cell-range-address="comparison.K3:comparison.K203" chart:label-cell-address="comparison.H1:comparison.H1" chart:class="chart:scatter">
            <chart:data-point chart:repeated="201"/>
          </chart:series>
          <chart:series chart:style-name="ch12" chart:values-cell-range-address="comparison.Q3:comparison.Q203" chart:label-cell-address="comparison.N1:comparison.N1" chart:class="chart:scatter">
            <chart:data-point chart:repeated="201"/>
          </chart:series>
          <chart:series chart:style-name="ch13" chart:values-cell-range-address="comparison.W3:comparison.W203" chart:label-cell-address="comparison.T1:comparison.T1" chart:class="chart:scatter">
            <chart:data-point chart:repeated="201"/>
          </chart:series>
          <chart:series chart:style-name="ch14" chart:values-cell-range-address="comparison.AC3:comparison.AC203" chart:label-cell-address="comparison.Z1:comparison.Z1" chart:class="chart:scatter">
            <chart:data-point chart:repeated="2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Reference case</text:p>
                <draw:g>
                  <svg:desc>comparison.B1:comparison.B1</svg:desc>
                </draw:g>
              </table:table-cell>
              <table:table-cell office:value-type="string">
                <text:p>Symmetric 2.4m</text:p>
                <draw:g>
                  <svg:desc>comparison.H1:comparison.H1</svg:desc>
                </draw:g>
              </table:table-cell>
              <table:table-cell office:value-type="string">
                <text:p>Longer Upstream</text:p>
                <draw:g>
                  <svg:desc>comparison.N1:comparison.N1</svg:desc>
                </draw:g>
              </table:table-cell>
              <table:table-cell office:value-type="string">
                <text:p>Longer Downstream</text:p>
                <draw:g>
                  <svg:desc>comparison.T1:comparison.T1</svg:desc>
                </draw:g>
              </table:table-cell>
              <table:table-cell office:value-type="string">
                <text:p>Symmetric 3.6m</text:p>
                <draw:g>
                  <svg:desc>comparison.Z1:comparison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mparison.A3:comparison.A203</svg:desc>
                </draw:g>
              </table:table-cell>
              <table:table-cell office:value-type="float" office:value="0.214617857973189">
                <text:p>0.214617857973189</text:p>
                <draw:g>
                  <svg:desc>comparison.E3:comparison.E203</svg:desc>
                </draw:g>
              </table:table-cell>
              <table:table-cell office:value-type="float" office:value="0.19027027519032">
                <text:p>0.19027027519032</text:p>
                <draw:g>
                  <svg:desc>comparison.K3:comparison.K203</svg:desc>
                </draw:g>
              </table:table-cell>
              <table:table-cell office:value-type="float" office:value="0.177688830231391">
                <text:p>0.177688830231391</text:p>
                <draw:g>
                  <svg:desc>comparison.Q3:comparison.Q203</svg:desc>
                </draw:g>
              </table:table-cell>
              <table:table-cell office:value-type="float" office:value="0.216581859341913">
                <text:p>0.216581859341913</text:p>
                <draw:g>
                  <svg:desc>comparison.W3:comparison.W203</svg:desc>
                </draw:g>
              </table:table-cell>
              <table:table-cell office:value-type="float" office:value="0.181016249660079">
                <text:p>0.181016249660079</text:p>
                <draw:g>
                  <svg:desc>comparison.AC3:comparison.AC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728470011796786">
                <text:p>0.728470011796786</text:p>
              </table:table-cell>
              <table:table-cell office:value-type="float" office:value="0.681920000383805">
                <text:p>0.681920000383805</text:p>
              </table:table-cell>
              <table:table-cell office:value-type="float" office:value="0.656280003295215">
                <text:p>0.656280003295215</text:p>
              </table:table-cell>
              <table:table-cell office:value-type="float" office:value="0.732810002267735">
                <text:p>0.732810002267735</text:p>
              </table:table-cell>
              <table:table-cell office:value-type="float" office:value="0.664010001036103">
                <text:p>0.664010001036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0.822390030957284">
                <text:p>0.822390030957284</text:p>
              </table:table-cell>
              <table:table-cell office:value-type="float" office:value="0.768790002768493">
                <text:p>0.768790002768493</text:p>
              </table:table-cell>
              <table:table-cell office:value-type="float" office:value="0.740650014062748">
                <text:p>0.740650014062748</text:p>
              </table:table-cell>
              <table:table-cell office:value-type="float" office:value="0.827020002245662">
                <text:p>0.827020002245662</text:p>
              </table:table-cell>
              <table:table-cell office:value-type="float" office:value="0.74880001812404">
                <text:p>0.74880001812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">
                <text:p>0.006</text:p>
              </table:table-cell>
              <table:table-cell office:value-type="float" office:value="0.870920092473354">
                <text:p>0.870920092473354</text:p>
              </table:table-cell>
              <table:table-cell office:value-type="float" office:value="0.813160001100208">
                <text:p>0.813160001100208</text:p>
              </table:table-cell>
              <table:table-cell office:value-type="float" office:value="0.783900009301555">
                <text:p>0.783900009301555</text:p>
              </table:table-cell>
              <table:table-cell office:value-type="float" office:value="0.87564001690261">
                <text:p>0.87564001690261</text:p>
              </table:table-cell>
              <table:table-cell office:value-type="float" office:value="0.792180027601791">
                <text:p>0.792180027601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.908020094931464">
                <text:p>0.908020094931464</text:p>
              </table:table-cell>
              <table:table-cell office:value-type="float" office:value="0.847320021076582">
                <text:p>0.847320021076582</text:p>
              </table:table-cell>
              <table:table-cell office:value-type="float" office:value="0.81755006394028">
                <text:p>0.81755006394028</text:p>
              </table:table-cell>
              <table:table-cell office:value-type="float" office:value="0.912720012406455">
                <text:p>0.912720012406455</text:p>
              </table:table-cell>
              <table:table-cell office:value-type="float" office:value="0.82584013661483">
                <text:p>0.82584013661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939400064495213">
                <text:p>0.939400064495213</text:p>
              </table:table-cell>
              <table:table-cell office:value-type="float" office:value="0.876400100160309">
                <text:p>0.876400100160309</text:p>
              </table:table-cell>
              <table:table-cell office:value-type="float" office:value="0.846400241263236">
                <text:p>0.846400241263236</text:p>
              </table:table-cell>
              <table:table-cell office:value-type="float" office:value="0.944050002164905">
                <text:p>0.944050002164905</text:p>
              </table:table-cell>
              <table:table-cell office:value-type="float" office:value="0.8546604225036">
                <text:p>0.8546604225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0.95920018648846">
                <text:p>0.95920018648846</text:p>
              </table:table-cell>
              <table:table-cell office:value-type="float" office:value="0.895900061760616">
                <text:p>0.895900061760616</text:p>
              </table:table-cell>
              <table:table-cell office:value-type="float" office:value="0.866510190474533">
                <text:p>0.866510190474533</text:p>
              </table:table-cell>
              <table:table-cell office:value-type="float" office:value="0.963800042707556">
                <text:p>0.963800042707556</text:p>
              </table:table-cell>
              <table:table-cell office:value-type="float" office:value="0.87474041089321">
                <text:p>0.87474041089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0.97671031178122">
                <text:p>0.97671031178122</text:p>
              </table:table-cell>
              <table:table-cell office:value-type="float" office:value="0.913580053470962">
                <text:p>0.913580053470962</text:p>
              </table:table-cell>
              <table:table-cell office:value-type="float" office:value="0.885110191951108">
                <text:p>0.885110191951108</text:p>
              </table:table-cell>
              <table:table-cell office:value-type="float" office:value="0.981250097028671">
                <text:p>0.981250097028671</text:p>
              </table:table-cell>
              <table:table-cell office:value-type="float" office:value="0.89329047776898">
                <text:p>0.89329047776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">
                <text:p>0.016</text:p>
              </table:table-cell>
              <table:table-cell office:value-type="float" office:value="0.989670345759462">
                <text:p>0.989670345759462</text:p>
              </table:table-cell>
              <table:table-cell office:value-type="float" office:value="0.927660096500327">
                <text:p>0.927660096500327</text:p>
              </table:table-cell>
              <table:table-cell office:value-type="float" office:value="0.90069030152115">
                <text:p>0.90069030152115</text:p>
              </table:table-cell>
              <table:table-cell office:value-type="float" office:value="0.994160097718584">
                <text:p>0.994160097718584</text:p>
              </table:table-cell>
              <table:table-cell office:value-type="float" office:value="0.908840732391787">
                <text:p>0.908840732391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">
                <text:p>0.018</text:p>
              </table:table-cell>
              <table:table-cell office:value-type="float" office:value="0.999670458401105">
                <text:p>0.999670458401105</text:p>
              </table:table-cell>
              <table:table-cell office:value-type="float" office:value="0.939350108583991">
                <text:p>0.939350108583991</text:p>
              </table:table-cell>
              <table:table-cell office:value-type="float" office:value="0.914360359165353">
                <text:p>0.914360359165353</text:p>
              </table:table-cell>
              <table:table-cell office:value-type="float" office:value="1.00410014168221">
                <text:p>1.00410014168221</text:p>
              </table:table-cell>
              <table:table-cell office:value-type="float" office:value="0.922430918596748">
                <text:p>0.922430918596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1.00820063224877">
                <text:p>1.00820063224877</text:p>
              </table:table-cell>
              <table:table-cell office:value-type="float" office:value="0.949870102001342">
                <text:p>0.949870102001342</text:p>
              </table:table-cell>
              <table:table-cell office:value-type="float" office:value="0.927060383799429">
                <text:p>0.927060383799429</text:p>
              </table:table-cell>
              <table:table-cell office:value-type="float" office:value="1.01260022091665">
                <text:p>1.01260022091665</text:p>
              </table:table-cell>
              <table:table-cell office:value-type="float" office:value="0.935061063237054">
                <text:p>0.9350610632370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">
                <text:p>0.022</text:p>
              </table:table-cell>
              <table:table-cell office:value-type="float" office:value="1.01380073864958">
                <text:p>1.01380073864958</text:p>
              </table:table-cell>
              <table:table-cell office:value-type="float" office:value="0.957890118551687">
                <text:p>0.957890118551687</text:p>
              </table:table-cell>
              <table:table-cell office:value-type="float" office:value="0.937470464693633">
                <text:p>0.937470464693633</text:p>
              </table:table-cell>
              <table:table-cell office:value-type="float" office:value="1.01820025601144">
                <text:p>1.01820025601144</text:p>
              </table:table-cell>
              <table:table-cell office:value-type="float" office:value="0.945381315472445">
                <text:p>0.945381315472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">
                <text:p>0.024</text:p>
              </table:table-cell>
              <table:table-cell office:value-type="float" office:value="1.01880086695429">
                <text:p>1.01880086695429</text:p>
              </table:table-cell>
              <table:table-cell office:value-type="float" office:value="0.965290131194084">
                <text:p>0.965290131194084</text:p>
              </table:table-cell>
              <table:table-cell office:value-type="float" office:value="0.947210542428498">
                <text:p>0.947210542428498</text:p>
              </table:table-cell>
              <table:table-cell office:value-type="float" office:value="1.0231003000136">
                <text:p>1.0231003000136</text:p>
              </table:table-cell>
              <table:table-cell office:value-type="float" office:value="0.955031577255166">
                <text:p>0.9550315772551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">
                <text:p>0.026</text:p>
              </table:table-cell>
              <table:table-cell office:value-type="float" office:value="1.0225010357888">
                <text:p>1.0225010357888</text:p>
              </table:table-cell>
              <table:table-cell office:value-type="float" office:value="0.971460134454025">
                <text:p>0.971460134454025</text:p>
              </table:table-cell>
              <table:table-cell office:value-type="float" office:value="0.955610604427891">
                <text:p>0.955610604427891</text:p>
              </table:table-cell>
              <table:table-cell office:value-type="float" office:value="1.02680036112019">
                <text:p>1.02680036112019</text:p>
              </table:table-cell>
              <table:table-cell office:value-type="float" office:value="0.963341830548222">
                <text:p>0.963341830548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">
                <text:p>0.028</text:p>
              </table:table-cell>
              <table:table-cell office:value-type="float" office:value="1.025401204065">
                <text:p>1.025401204065</text:p>
              </table:table-cell>
              <table:table-cell office:value-type="float" office:value="0.97668014005141">
                <text:p>0.97668014005141</text:p>
              </table:table-cell>
              <table:table-cell office:value-type="float" office:value="0.962860678302116">
                <text:p>0.962860678302116</text:p>
              </table:table-cell>
              <table:table-cell office:value-type="float" office:value="1.02970041623679">
                <text:p>1.02970041623679</text:p>
              </table:table-cell>
              <table:table-cell office:value-type="float" office:value="0.970492117665445">
                <text:p>0.970492117665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">
                <text:p>0.03</text:p>
              </table:table-cell>
              <table:table-cell office:value-type="float" office:value="1.02790137632966">
                <text:p>1.02790137632966</text:p>
              </table:table-cell>
              <table:table-cell office:value-type="float" office:value="0.98144014685645">
                <text:p>0.98144014685645</text:p>
              </table:table-cell>
              <table:table-cell office:value-type="float" office:value="0.969530760808114">
                <text:p>0.969530760808114</text:p>
              </table:table-cell>
              <table:table-cell office:value-type="float" office:value="1.0322004692541">
                <text:p>1.0322004692541</text:p>
              </table:table-cell>
              <table:table-cell office:value-type="float" office:value="0.977062432433076">
                <text:p>0.977062432433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">
                <text:p>0.032</text:p>
              </table:table-cell>
              <table:table-cell office:value-type="float" office:value="1.02960156661459">
                <text:p>1.02960156661459</text:p>
              </table:table-cell>
              <table:table-cell office:value-type="float" office:value="0.985110151067237">
                <text:p>0.985110151067237</text:p>
              </table:table-cell>
              <table:table-cell office:value-type="float" office:value="0.974620833716908">
                <text:p>0.974620833716908</text:p>
              </table:table-cell>
              <table:table-cell office:value-type="float" office:value="1.0338005250316">
                <text:p>1.0338005250316</text:p>
              </table:table-cell>
              <table:table-cell office:value-type="float" office:value="0.982072741747962">
                <text:p>0.982072741747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4">
                <text:p>0.034</text:p>
              </table:table-cell>
              <table:table-cell office:value-type="float" office:value="1.0311017686611">
                <text:p>1.0311017686611</text:p>
              </table:table-cell>
              <table:table-cell office:value-type="float" office:value="0.988500155523635">
                <text:p>0.988500155523635</text:p>
              </table:table-cell>
              <table:table-cell office:value-type="float" office:value="0.979230905655678">
                <text:p>0.979230905655678</text:p>
              </table:table-cell>
              <table:table-cell office:value-type="float" office:value="1.03530058214241">
                <text:p>1.03530058214241</text:p>
              </table:table-cell>
              <table:table-cell office:value-type="float" office:value="0.986583058481931">
                <text:p>0.986583058481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">
                <text:p>0.036</text:p>
              </table:table-cell>
              <table:table-cell office:value-type="float" office:value="1.03220198223236">
                <text:p>1.03220198223236</text:p>
              </table:table-cell>
              <table:table-cell office:value-type="float" office:value="0.991330160416237">
                <text:p>0.991330160416237</text:p>
              </table:table-cell>
              <table:table-cell office:value-type="float" office:value="0.982880972579737">
                <text:p>0.982880972579737</text:p>
              </table:table-cell>
              <table:table-cell office:value-type="float" office:value="1.03640063891366">
                <text:p>1.03640063891366</text:p>
              </table:table-cell>
              <table:table-cell office:value-type="float" office:value="0.990143370985076">
                <text:p>0.9901433709850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">
                <text:p>0.038</text:p>
              </table:table-cell>
              <table:table-cell office:value-type="float" office:value="1.03300221043762">
                <text:p>1.03300221043762</text:p>
              </table:table-cell>
              <table:table-cell office:value-type="float" office:value="0.993710165347805">
                <text:p>0.993710165347805</text:p>
              </table:table-cell>
              <table:table-cell office:value-type="float" office:value="0.985731026110719">
                <text:p>0.985731026110719</text:p>
              </table:table-cell>
              <table:table-cell office:value-type="float" office:value="1.03720069718775">
                <text:p>1.03720069718775</text:p>
              </table:table-cell>
              <table:table-cell office:value-type="float" office:value="0.992903659645607">
                <text:p>0.992903659645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">
                <text:p>0.04</text:p>
              </table:table-cell>
              <table:table-cell office:value-type="float" office:value="1.03370245242666">
                <text:p>1.03370245242666</text:p>
              </table:table-cell>
              <table:table-cell office:value-type="float" office:value="0.995860170340847">
                <text:p>0.995860170340847</text:p>
              </table:table-cell>
              <table:table-cell office:value-type="float" office:value="0.988181072940805">
                <text:p>0.988181072940805</text:p>
              </table:table-cell>
              <table:table-cell office:value-type="float" office:value="1.03790075754669">
                <text:p>1.03790075754669</text:p>
              </table:table-cell>
              <table:table-cell office:value-type="float" office:value="0.995273940028699">
                <text:p>0.9952739400286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">
                <text:p>0.042</text:p>
              </table:table-cell>
              <table:table-cell office:value-type="float" office:value="1.03410271285772">
                <text:p>1.03410271285772</text:p>
              </table:table-cell>
              <table:table-cell office:value-type="float" office:value="0.99750017598585">
                <text:p>0.99750017598585</text:p>
              </table:table-cell>
              <table:table-cell office:value-type="float" office:value="0.989771098310236">
                <text:p>0.989771098310236</text:p>
              </table:table-cell>
              <table:table-cell office:value-type="float" office:value="1.03830081972523">
                <text:p>1.03830081972523</text:p>
              </table:table-cell>
              <table:table-cell office:value-type="float" office:value="0.996804174963668">
                <text:p>0.9968041749636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">
                <text:p>0.044</text:p>
              </table:table-cell>
              <table:table-cell office:value-type="float" office:value="1.03440298949278">
                <text:p>1.03440298949278</text:p>
              </table:table-cell>
              <table:table-cell office:value-type="float" office:value="0.998990181970184">
                <text:p>0.998990181970184</text:p>
              </table:table-cell>
              <table:table-cell office:value-type="float" office:value="0.99116111679505">
                <text:p>0.99116111679505</text:p>
              </table:table-cell>
              <table:table-cell office:value-type="float" office:value="1.03860088467677">
                <text:p>1.03860088467677</text:p>
              </table:table-cell>
              <table:table-cell office:value-type="float" office:value="0.998134399086396">
                <text:p>0.9981343990863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">
                <text:p>0.046</text:p>
              </table:table-cell>
              <table:table-cell office:value-type="float" office:value="1.03460328608494">
                <text:p>1.03460328608494</text:p>
              </table:table-cell>
              <table:table-cell office:value-type="float" office:value="1.00020018855238">
                <text:p>1.00020018855238</text:p>
              </table:table-cell>
              <table:table-cell office:value-type="float" office:value="0.992171120612488">
                <text:p>0.992171120612488</text:p>
              </table:table-cell>
              <table:table-cell office:value-type="float" office:value="1.03870095280962">
                <text:p>1.03870095280962</text:p>
              </table:table-cell>
              <table:table-cell office:value-type="float" office:value="0.999094595530418">
                <text:p>0.9990945955304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">
                <text:p>0.048</text:p>
              </table:table-cell>
              <table:table-cell office:value-type="float" office:value="1.03470360411134">
                <text:p>1.03470360411134</text:p>
              </table:table-cell>
              <table:table-cell office:value-type="float" office:value="1.00120019585948">
                <text:p>1.00120019585948</text:p>
              </table:table-cell>
              <table:table-cell office:value-type="float" office:value="0.99293111285706">
                <text:p>0.99293111285706</text:p>
              </table:table-cell>
              <table:table-cell office:value-type="float" office:value="1.03880102528841">
                <text:p>1.03880102528841</text:p>
              </table:table-cell>
              <table:table-cell office:value-type="float" office:value="0.999814768457843">
                <text:p>0.999814768457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">
                <text:p>0.05</text:p>
              </table:table-cell>
              <table:table-cell office:value-type="float" office:value="1.03470394103513">
                <text:p>1.03470394103513</text:p>
              </table:table-cell>
              <table:table-cell office:value-type="float" office:value="1.0021002036115">
                <text:p>1.0021002036115</text:p>
              </table:table-cell>
              <table:table-cell office:value-type="float" office:value="0.993561099321023">
                <text:p>0.993561099321023</text:p>
              </table:table-cell>
              <table:table-cell office:value-type="float" office:value="1.03880110139588">
                <text:p>1.03880110139588</text:p>
              </table:table-cell>
              <table:table-cell office:value-type="float" office:value="1.00040493126994">
                <text:p>1.00040493126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2">
                <text:p>0.052</text:p>
              </table:table-cell>
              <table:table-cell office:value-type="float" office:value="1.03460430899741">
                <text:p>1.03460430899741</text:p>
              </table:table-cell>
              <table:table-cell office:value-type="float" office:value="1.00270021248062">
                <text:p>1.00270021248062</text:p>
              </table:table-cell>
              <table:table-cell office:value-type="float" office:value="0.993931070106097">
                <text:p>0.993931070106097</text:p>
              </table:table-cell>
              <table:table-cell office:value-type="float" office:value="1.03870118471745">
                <text:p>1.03870118471745</text:p>
              </table:table-cell>
              <table:table-cell office:value-type="float" office:value="1.00070506536941">
                <text:p>1.00070506536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4">
                <text:p>0.054</text:p>
              </table:table-cell>
              <table:table-cell office:value-type="float" office:value="1.03450469944377">
                <text:p>1.03450469944377</text:p>
              </table:table-cell>
              <table:table-cell office:value-type="float" office:value="1.00320022184132">
                <text:p>1.00320022184132</text:p>
              </table:table-cell>
              <table:table-cell office:value-type="float" office:value="0.994241037020702">
                <text:p>0.994241037020702</text:p>
              </table:table-cell>
              <table:table-cell office:value-type="float" office:value="1.03850127355577">
                <text:p>1.03850127355577</text:p>
              </table:table-cell>
              <table:table-cell office:value-type="float" office:value="1.00100519284891">
                <text:p>1.001005192848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6">
                <text:p>0.056</text:p>
              </table:table-cell>
              <table:table-cell office:value-type="float" office:value="1.03430512087686">
                <text:p>1.03430512087686</text:p>
              </table:table-cell>
              <table:table-cell office:value-type="float" office:value="1.00360023197926">
                <text:p>1.00360023197926</text:p>
              </table:table-cell>
              <table:table-cell office:value-type="float" office:value="0.994420995802729">
                <text:p>0.994420995802729</text:p>
              </table:table-cell>
              <table:table-cell office:value-type="float" office:value="1.03830137000627">
                <text:p>1.03830137000627</text:p>
              </table:table-cell>
              <table:table-cell office:value-type="float" office:value="1.00120530611467">
                <text:p>1.001205306114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8">
                <text:p>0.058</text:p>
              </table:table-cell>
              <table:table-cell office:value-type="float" office:value="1.03410557525743">
                <text:p>1.03410557525743</text:p>
              </table:table-cell>
              <table:table-cell office:value-type="float" office:value="1.0039002429199">
                <text:p>1.0039002429199</text:p>
              </table:table-cell>
              <table:table-cell office:value-type="float" office:value="0.994510948595821">
                <text:p>0.994510948595821</text:p>
              </table:table-cell>
              <table:table-cell office:value-type="float" office:value="1.0381014762298">
                <text:p>1.0381014762298</text:p>
              </table:table-cell>
              <table:table-cell office:value-type="float" office:value="1.00120541080767">
                <text:p>1.001205410807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1.03380605715638">
                <text:p>1.03380605715638</text:p>
              </table:table-cell>
              <table:table-cell office:value-type="float" office:value="1.00410025439075">
                <text:p>1.00410025439075</text:p>
              </table:table-cell>
              <table:table-cell office:value-type="float" office:value="0.994550899219723">
                <text:p>0.994550899219723</text:p>
              </table:table-cell>
              <table:table-cell office:value-type="float" office:value="1.03780158991763">
                <text:p>1.03780158991763</text:p>
              </table:table-cell>
              <table:table-cell office:value-type="float" office:value="1.00120551054978">
                <text:p>1.001205510549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2">
                <text:p>0.062</text:p>
              </table:table-cell>
              <table:table-cell office:value-type="float" office:value="1.03350658770905">
                <text:p>1.03350658770905</text:p>
              </table:table-cell>
              <table:table-cell office:value-type="float" office:value="1.004100266993">
                <text:p>1.004100266993</text:p>
              </table:table-cell>
              <table:table-cell office:value-type="float" office:value="0.994500842628683">
                <text:p>0.994500842628683</text:p>
              </table:table-cell>
              <table:table-cell office:value-type="float" office:value="1.03740171929089">
                <text:p>1.03740171929089</text:p>
              </table:table-cell>
              <table:table-cell office:value-type="float" office:value="1.00110560339569">
                <text:p>1.001105603395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">
                <text:p>0.064</text:p>
              </table:table-cell>
              <table:table-cell office:value-type="float" office:value="1.03320715148204">
                <text:p>1.03320715148204</text:p>
              </table:table-cell>
              <table:table-cell office:value-type="float" office:value="1.00410028011648">
                <text:p>1.00410028011648</text:p>
              </table:table-cell>
              <table:table-cell office:value-type="float" office:value="0.994410785390042">
                <text:p>0.994410785390042</text:p>
              </table:table-cell>
              <table:table-cell office:value-type="float" office:value="1.03700185907498">
                <text:p>1.03700185907498</text:p>
              </table:table-cell>
              <table:table-cell office:value-type="float" office:value="1.00100569533989">
                <text:p>1.00100569533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6">
                <text:p>0.066</text:p>
              </table:table-cell>
              <table:table-cell office:value-type="float" office:value="1.03280776217922">
                <text:p>1.03280776217922</text:p>
              </table:table-cell>
              <table:table-cell office:value-type="float" office:value="1.00410029398317">
                <text:p>1.00410029398317</text:p>
              </table:table-cell>
              <table:table-cell office:value-type="float" office:value="0.994270725235743">
                <text:p>0.994270725235743</text:p>
              </table:table-cell>
              <table:table-cell office:value-type="float" office:value="1.03660201402639">
                <text:p>1.03660201402639</text:p>
              </table:table-cell>
              <table:table-cell office:value-type="float" office:value="1.00090578566129">
                <text:p>1.000905785661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8">
                <text:p>0.068</text:p>
              </table:table-cell>
              <table:table-cell office:value-type="float" office:value="1.03240842317184">
                <text:p>1.03240842317184</text:p>
              </table:table-cell>
              <table:table-cell office:value-type="float" office:value="1.00390030863818">
                <text:p>1.00390030863818</text:p>
              </table:table-cell>
              <table:table-cell office:value-type="float" office:value="0.994090663909087">
                <text:p>0.994090663909087</text:p>
              </table:table-cell>
              <table:table-cell office:value-type="float" office:value="1.03610218776559">
                <text:p>1.03610218776559</text:p>
              </table:table-cell>
              <table:table-cell office:value-type="float" office:value="1.0007058783179">
                <text:p>1.00070587831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">
                <text:p>0.07</text:p>
              </table:table-cell>
              <table:table-cell office:value-type="float" office:value="1.03200912489379">
                <text:p>1.03200912489379</text:p>
              </table:table-cell>
              <table:table-cell office:value-type="float" office:value="1.00370032382937">
                <text:p>1.00370032382937</text:p>
              </table:table-cell>
              <table:table-cell office:value-type="float" office:value="0.993880603424295">
                <text:p>0.993880603424295</text:p>
              </table:table-cell>
              <table:table-cell office:value-type="float" office:value="1.03570237475851">
                <text:p>1.03570237475851</text:p>
              </table:table-cell>
              <table:table-cell office:value-type="float" office:value="1.0004059726719">
                <text:p>1.0004059726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">
                <text:p>0.072</text:p>
              </table:table-cell>
              <table:table-cell office:value-type="float" office:value="1.03150989969493">
                <text:p>1.03150989969493</text:p>
              </table:table-cell>
              <table:table-cell office:value-type="float" office:value="1.00350033993166">
                <text:p>1.00350033993166</text:p>
              </table:table-cell>
              <table:table-cell office:value-type="float" office:value="0.99362054155435">
                <text:p>0.99362054155435</text:p>
              </table:table-cell>
              <table:table-cell office:value-type="float" office:value="1.03510259210005">
                <text:p>1.03510259210005</text:p>
              </table:table-cell>
              <table:table-cell office:value-type="float" office:value="1.00010607407783">
                <text:p>1.000106074077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4">
                <text:p>0.074</text:p>
              </table:table-cell>
              <table:table-cell office:value-type="float" office:value="1.03101072333186">
                <text:p>1.03101072333186</text:p>
              </table:table-cell>
              <table:table-cell office:value-type="float" office:value="1.00310035645688">
                <text:p>1.00310035645688</text:p>
              </table:table-cell>
              <table:table-cell office:value-type="float" office:value="0.993340481743742">
                <text:p>0.993340481743742</text:p>
              </table:table-cell>
              <table:table-cell office:value-type="float" office:value="1.03460282793012">
                <text:p>1.03460282793012</text:p>
              </table:table-cell>
              <table:table-cell office:value-type="float" office:value="0.999806178477614">
                <text:p>0.9998061784776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6">
                <text:p>0.076</text:p>
              </table:table-cell>
              <table:table-cell office:value-type="float" office:value="1.03051161493371">
                <text:p>1.03051161493371</text:p>
              </table:table-cell>
              <table:table-cell office:value-type="float" office:value="1.0028003733094">
                <text:p>1.0028003733094</text:p>
              </table:table-cell>
              <table:table-cell office:value-type="float" office:value="0.993010422951632">
                <text:p>0.993010422951632</text:p>
              </table:table-cell>
              <table:table-cell office:value-type="float" office:value="1.0340030930064">
                <text:p>1.0340030930064</text:p>
              </table:table-cell>
              <table:table-cell office:value-type="float" office:value="0.999446289496584">
                <text:p>0.9994462894965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8">
                <text:p>0.078</text:p>
              </table:table-cell>
              <table:table-cell office:value-type="float" office:value="1.03001258260151">
                <text:p>1.03001258260151</text:p>
              </table:table-cell>
              <table:table-cell office:value-type="float" office:value="1.00230039027242">
                <text:p>1.00230039027242</text:p>
              </table:table-cell>
              <table:table-cell office:value-type="float" office:value="0.99265036570805">
                <text:p>0.99265036570805</text:p>
              </table:table-cell>
              <table:table-cell office:value-type="float" office:value="1.03330339321692">
                <text:p>1.03330339321692</text:p>
              </table:table-cell>
              <table:table-cell office:value-type="float" office:value="0.999036407952803">
                <text:p>0.999036407952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">
                <text:p>0.08</text:p>
              </table:table-cell>
              <table:table-cell office:value-type="float" office:value="1.02941361136313">
                <text:p>1.02941361136313</text:p>
              </table:table-cell>
              <table:table-cell office:value-type="float" office:value="1.00190040736398">
                <text:p>1.00190040736398</text:p>
              </table:table-cell>
              <table:table-cell office:value-type="float" office:value="0.992260311576854">
                <text:p>0.992260311576854</text:p>
              </table:table-cell>
              <table:table-cell office:value-type="float" office:value="1.03270371898829">
                <text:p>1.03270371898829</text:p>
              </table:table-cell>
              <table:table-cell office:value-type="float" office:value="0.998596531014684">
                <text:p>0.9985965310146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2">
                <text:p>0.082</text:p>
              </table:table-cell>
              <table:table-cell office:value-type="float" office:value="1.02881475285503">
                <text:p>1.02881475285503</text:p>
              </table:table-cell>
              <table:table-cell office:value-type="float" office:value="1.0013004234686">
                <text:p>1.0013004234686</text:p>
              </table:table-cell>
              <table:table-cell office:value-type="float" office:value="0.991800258757753">
                <text:p>0.991800258757753</text:p>
              </table:table-cell>
              <table:table-cell office:value-type="float" office:value="1.0319041023051">
                <text:p>1.0319041023051</text:p>
              </table:table-cell>
              <table:table-cell office:value-type="float" office:value="0.998086664537083">
                <text:p>0.9980866645370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4">
                <text:p>0.084</text:p>
              </table:table-cell>
              <table:table-cell office:value-type="float" office:value="1.02811596930409">
                <text:p>1.02811596930409</text:p>
              </table:table-cell>
              <table:table-cell office:value-type="float" office:value="1.00070043888335">
                <text:p>1.00070043888335</text:p>
              </table:table-cell>
              <table:table-cell office:value-type="float" office:value="0.991310209770892">
                <text:p>0.991310209770892</text:p>
              </table:table-cell>
              <table:table-cell office:value-type="float" office:value="1.03120452205429">
                <text:p>1.03120452205429</text:p>
              </table:table-cell>
              <table:table-cell office:value-type="float" office:value="0.99752680166785">
                <text:p>0.99752680166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">
                <text:p>0.086</text:p>
              </table:table-cell>
              <table:table-cell office:value-type="float" office:value="1.02741729162821">
                <text:p>1.02741729162821</text:p>
              </table:table-cell>
              <table:table-cell office:value-type="float" office:value="1.0000004527236">
                <text:p>1.0000004527236</text:p>
              </table:table-cell>
              <table:table-cell office:value-type="float" office:value="0.990760164057087">
                <text:p>0.990760164057087</text:p>
              </table:table-cell>
              <table:table-cell office:value-type="float" office:value="1.03030499834102">
                <text:p>1.03030499834102</text:p>
              </table:table-cell>
              <table:table-cell office:value-type="float" office:value="0.996906944424102">
                <text:p>0.996906944424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8">
                <text:p>0.088</text:p>
              </table:table-cell>
              <table:table-cell office:value-type="float" office:value="1.02661873269644">
                <text:p>1.02661873269644</text:p>
              </table:table-cell>
              <table:table-cell office:value-type="float" office:value="0.999260463353419">
                <text:p>0.999260463353419</text:p>
              </table:table-cell>
              <table:table-cell office:value-type="float" office:value="0.99013012214906">
                <text:p>0.99013012214906</text:p>
              </table:table-cell>
              <table:table-cell office:value-type="float" office:value="1.02940554379047">
                <text:p>1.02940554379047</text:p>
              </table:table-cell>
              <table:table-cell office:value-type="float" office:value="0.996197088640401">
                <text:p>0.9961970886404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">
                <text:p>0.09</text:p>
              </table:table-cell>
              <table:table-cell office:value-type="float" office:value="1.02582026655903">
                <text:p>1.02582026655903</text:p>
              </table:table-cell>
              <table:table-cell office:value-type="float" office:value="0.998460472371197">
                <text:p>0.998460472371197</text:p>
              </table:table-cell>
              <table:table-cell office:value-type="float" office:value="0.989470085646179">
                <text:p>0.989470085646179</text:p>
              </table:table-cell>
              <table:table-cell office:value-type="float" office:value="1.02850614181898">
                <text:p>1.02850614181898</text:p>
              </table:table-cell>
              <table:table-cell office:value-type="float" office:value="0.995437233283465">
                <text:p>0.995437233283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2">
                <text:p>0.092</text:p>
              </table:table-cell>
              <table:table-cell office:value-type="float" office:value="1.02482197881351">
                <text:p>1.02482197881351</text:p>
              </table:table-cell>
              <table:table-cell office:value-type="float" office:value="0.99750047373175">
                <text:p>0.99750047373175</text:p>
              </table:table-cell>
              <table:table-cell office:value-type="float" office:value="0.988660053280285">
                <text:p>0.988660053280285</text:p>
              </table:table-cell>
              <table:table-cell office:value-type="float" office:value="1.02740685612447">
                <text:p>1.02740685612447</text:p>
              </table:table-cell>
              <table:table-cell office:value-type="float" office:value="0.994517366825945">
                <text:p>0.9945173668259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4">
                <text:p>0.094</text:p>
              </table:table-cell>
              <table:table-cell office:value-type="float" office:value="1.02382380794764">
                <text:p>1.02382380794764</text:p>
              </table:table-cell>
              <table:table-cell office:value-type="float" office:value="0.996470470754633">
                <text:p>0.996470470754633</text:p>
              </table:table-cell>
              <table:table-cell office:value-type="float" office:value="0.987780027716698">
                <text:p>0.987780027716698</text:p>
              </table:table-cell>
              <table:table-cell office:value-type="float" office:value="1.02630764794793">
                <text:p>1.02630764794793</text:p>
              </table:table-cell>
              <table:table-cell office:value-type="float" office:value="0.99351748833866">
                <text:p>0.993517488338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6">
                <text:p>0.096</text:p>
              </table:table-cell>
              <table:table-cell office:value-type="float" office:value="1.02272580758004">
                <text:p>1.02272580758004</text:p>
              </table:table-cell>
              <table:table-cell office:value-type="float" office:value="0.995310459678434">
                <text:p>0.995310459678434</text:p>
              </table:table-cell>
              <table:table-cell office:value-type="float" office:value="0.986790009438072">
                <text:p>0.986790009438072</text:p>
              </table:table-cell>
              <table:table-cell office:value-type="float" office:value="1.02500856064554">
                <text:p>1.02500856064554</text:p>
              </table:table-cell>
              <table:table-cell office:value-type="float" office:value="0.992377586218114">
                <text:p>0.992377586218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8">
                <text:p>0.098</text:p>
              </table:table-cell>
              <table:table-cell office:value-type="float" office:value="1.02152800381742">
                <text:p>1.02152800381742</text:p>
              </table:table-cell>
              <table:table-cell office:value-type="float" office:value="0.993980436089458">
                <text:p>0.993980436089458</text:p>
              </table:table-cell>
              <table:table-cell office:value-type="float" office:value="0.985620000423522">
                <text:p>0.985620000423522</text:p>
              </table:table-cell>
              <table:table-cell office:value-type="float" office:value="1.02360962559406">
                <text:p>1.02360962559406</text:p>
              </table:table-cell>
              <table:table-cell office:value-type="float" office:value="0.991037633324835">
                <text:p>0.991037633324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">
                <text:p>0.1</text:p>
              </table:table-cell>
              <table:table-cell office:value-type="float" office:value="1.02023035250775">
                <text:p>1.02023035250775</text:p>
              </table:table-cell>
              <table:table-cell office:value-type="float" office:value="0.992570406971399">
                <text:p>0.992570406971399</text:p>
              </table:table-cell>
              <table:table-cell office:value-type="float" office:value="0.984360003560286">
                <text:p>0.984360003560286</text:p>
              </table:table-cell>
              <table:table-cell office:value-type="float" office:value="1.02211080796563">
                <text:p>1.02211080796563</text:p>
              </table:table-cell>
              <table:table-cell office:value-type="float" office:value="0.989597654261994">
                <text:p>0.9895976542619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2">
                <text:p>0.102</text:p>
              </table:table-cell>
              <table:table-cell office:value-type="float" office:value="1.01873300794688">
                <text:p>1.01873300794688</text:p>
              </table:table-cell>
              <table:table-cell office:value-type="float" office:value="0.990830353720592">
                <text:p>0.990830353720592</text:p>
              </table:table-cell>
              <table:table-cell office:value-type="float" office:value="0.982760024292106">
                <text:p>0.982760024292106</text:p>
              </table:table-cell>
              <table:table-cell office:value-type="float" office:value="1.02031226151821">
                <text:p>1.02031226151821</text:p>
              </table:table-cell>
              <table:table-cell office:value-type="float" office:value="0.987767543259086">
                <text:p>0.9877675432590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4">
                <text:p>0.104</text:p>
              </table:table-cell>
              <table:table-cell office:value-type="float" office:value="1.01703586820832">
                <text:p>1.01703586820832</text:p>
              </table:table-cell>
              <table:table-cell office:value-type="float" office:value="0.988930292347933">
                <text:p>0.988930292347933</text:p>
              </table:table-cell>
              <table:table-cell office:value-type="float" office:value="0.981000067690734">
                <text:p>0.981000067690734</text:p>
              </table:table-cell>
              <table:table-cell office:value-type="float" office:value="1.01851390033197">
                <text:p>1.01851390033197</text:p>
              </table:table-cell>
              <table:table-cell office:value-type="float" office:value="0.985747358768569">
                <text:p>0.9857473587685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6">
                <text:p>0.106</text:p>
              </table:table-cell>
              <table:table-cell office:value-type="float" office:value="1.01513903177033">
                <text:p>1.01513903177033</text:p>
              </table:table-cell>
              <table:table-cell office:value-type="float" office:value="0.986740217434966">
                <text:p>0.986740217434966</text:p>
              </table:table-cell>
              <table:table-cell office:value-type="float" office:value="0.978920144890998">
                <text:p>0.978920144890998</text:p>
              </table:table-cell>
              <table:table-cell office:value-type="float" office:value="1.0163158321407">
                <text:p>1.0163158321407</text:p>
              </table:table-cell>
              <table:table-cell office:value-type="float" office:value="0.983377039592043">
                <text:p>0.9833770395920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8">
                <text:p>0.108</text:p>
              </table:table-cell>
              <table:table-cell office:value-type="float" office:value="1.01284256360659">
                <text:p>1.01284256360659</text:p>
              </table:table-cell>
              <table:table-cell office:value-type="float" office:value="0.984130130514652">
                <text:p>0.984130130514652</text:p>
              </table:table-cell>
              <table:table-cell office:value-type="float" office:value="0.976390275102995">
                <text:p>0.976390275102995</text:p>
              </table:table-cell>
              <table:table-cell office:value-type="float" office:value="1.01381814817511">
                <text:p>1.01381814817511</text:p>
              </table:table-cell>
              <table:table-cell office:value-type="float" office:value="0.98050652102676">
                <text:p>0.980506521026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">
                <text:p>0.11</text:p>
              </table:table-cell>
              <table:table-cell office:value-type="float" office:value="1.01054636714213">
                <text:p>1.01054636714213</text:p>
              </table:table-cell>
              <table:table-cell office:value-type="float" office:value="0.98132005795131">
                <text:p>0.98132005795131</text:p>
              </table:table-cell>
              <table:table-cell office:value-type="float" office:value="0.973630462847383">
                <text:p>0.973630462847383</text:p>
              </table:table-cell>
              <table:table-cell office:value-type="float" office:value="1.01122076244508">
                <text:p>1.01122076244508</text:p>
              </table:table-cell>
              <table:table-cell office:value-type="float" office:value="0.977395923087103">
                <text:p>0.977395923087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2">
                <text:p>0.112</text:p>
              </table:table-cell>
              <table:table-cell office:value-type="float" office:value="1.0074507895952">
                <text:p>1.0074507895952</text:p>
              </table:table-cell>
              <table:table-cell office:value-type="float" office:value="0.9776900034435">
                <text:p>0.9776900034435</text:p>
              </table:table-cell>
              <table:table-cell office:value-type="float" office:value="0.969970781391605">
                <text:p>0.969970781391605</text:p>
              </table:table-cell>
              <table:table-cell office:value-type="float" office:value="1.00782408072818">
                <text:p>1.00782408072818</text:p>
              </table:table-cell>
              <table:table-cell office:value-type="float" office:value="0.973324989710816">
                <text:p>0.973324989710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4">
                <text:p>0.114</text:p>
              </table:table-cell>
              <table:table-cell office:value-type="float" office:value="1.00415559071092">
                <text:p>1.00415559071092</text:p>
              </table:table-cell>
              <table:table-cell office:value-type="float" office:value="0.973680023205908">
                <text:p>0.973680023205908</text:p>
              </table:table-cell>
              <table:table-cell office:value-type="float" office:value="0.965911228128181">
                <text:p>0.965911228128181</text:p>
              </table:table-cell>
              <table:table-cell office:value-type="float" office:value="1.00422789208285">
                <text:p>1.00422789208285</text:p>
              </table:table-cell>
              <table:table-cell office:value-type="float" office:value="0.96882399199929">
                <text:p>0.968823991999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6">
                <text:p>0.116</text:p>
              </table:table-cell>
              <table:table-cell office:value-type="float" office:value="1.00026101508756">
                <text:p>1.00026101508756</text:p>
              </table:table-cell>
              <table:table-cell office:value-type="float" office:value="0.968960174127301">
                <text:p>0.968960174127301</text:p>
              </table:table-cell>
              <table:table-cell office:value-type="float" office:value="0.961061886247088">
                <text:p>0.961061886247088</text:p>
              </table:table-cell>
              <table:table-cell office:value-type="float" office:value="0.999922480815513">
                <text:p>0.999922480815513</text:p>
              </table:table-cell>
              <table:table-cell office:value-type="float" office:value="0.96352287384415">
                <text:p>0.963522873844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">
                <text:p>0.118</text:p>
              </table:table-cell>
              <table:table-cell office:value-type="float" office:value="0.99554715276023">
                <text:p>0.99554715276023</text:p>
              </table:table-cell>
              <table:table-cell office:value-type="float" office:value="0.963310563450651">
                <text:p>0.963310563450651</text:p>
              </table:table-cell>
              <table:table-cell office:value-type="float" office:value="0.955252842095767">
                <text:p>0.955252842095767</text:p>
              </table:table-cell>
              <table:table-cell office:value-type="float" office:value="0.994828066093478">
                <text:p>0.994828066093478</text:p>
              </table:table-cell>
              <table:table-cell office:value-type="float" office:value="0.957221726606542">
                <text:p>0.9572217266065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">
                <text:p>0.12</text:p>
              </table:table-cell>
              <table:table-cell office:value-type="float" office:value="0.990463851498378">
                <text:p>0.990463851498378</text:p>
              </table:table-cell>
              <table:table-cell office:value-type="float" office:value="0.957191252223342">
                <text:p>0.957191252223342</text:p>
              </table:table-cell>
              <table:table-cell office:value-type="float" office:value="0.948954093778387">
                <text:p>0.948954093778387</text:p>
              </table:table-cell>
              <table:table-cell office:value-type="float" office:value="0.989334460821259">
                <text:p>0.989334460821259</text:p>
              </table:table-cell>
              <table:table-cell office:value-type="float" office:value="0.950430796420318">
                <text:p>0.950430796420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2">
                <text:p>0.122</text:p>
              </table:table-cell>
              <table:table-cell office:value-type="float" office:value="0.983921708267482">
                <text:p>0.983921708267482</text:p>
              </table:table-cell>
              <table:table-cell office:value-type="float" office:value="0.949502547316415">
                <text:p>0.949502547316415</text:p>
              </table:table-cell>
              <table:table-cell office:value-type="float" office:value="0.941055929320017">
                <text:p>0.941055929320017</text:p>
              </table:table-cell>
              <table:table-cell office:value-type="float" office:value="0.982372540332841">
                <text:p>0.982372540332841</text:p>
              </table:table-cell>
              <table:table-cell office:value-type="float" office:value="0.942060127771801">
                <text:p>0.9420601277718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4">
                <text:p>0.124</text:p>
              </table:table-cell>
              <table:table-cell office:value-type="float" office:value="0.976820275844026">
                <text:p>0.976820275844026</text:p>
              </table:table-cell>
              <table:table-cell office:value-type="float" office:value="0.941244467500341">
                <text:p>0.941244467500341</text:p>
              </table:table-cell>
              <table:table-cell office:value-type="float" office:value="0.932608253154694">
                <text:p>0.932608253154694</text:p>
              </table:table-cell>
              <table:table-cell office:value-type="float" office:value="0.974831804686839">
                <text:p>0.974831804686839</text:p>
              </table:table-cell>
              <table:table-cell office:value-type="float" office:value="0.933150047032048">
                <text:p>0.9331500470320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6">
                <text:p>0.126</text:p>
              </table:table-cell>
              <table:table-cell office:value-type="float" office:value="0.968599942905222">
                <text:p>0.968599942905222</text:p>
              </table:table-cell>
              <table:table-cell office:value-type="float" office:value="0.931907315036082">
                <text:p>0.931907315036082</text:p>
              </table:table-cell>
              <table:table-cell office:value-type="float" office:value="0.923101291641194">
                <text:p>0.923101291641194</text:p>
              </table:table-cell>
              <table:table-cell office:value-type="float" office:value="0.966212791883858">
                <text:p>0.966212791883858</text:p>
              </table:table-cell>
              <table:table-cell office:value-type="float" office:value="0.923210742521343">
                <text:p>0.923210742521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8">
                <text:p>0.128</text:p>
              </table:table-cell>
              <table:table-cell office:value-type="float" office:value="0.95925070337686">
                <text:p>0.95925070337686</text:p>
              </table:table-cell>
              <table:table-cell office:value-type="float" office:value="0.921561309519535">
                <text:p>0.921561309519535</text:p>
              </table:table-cell>
              <table:table-cell office:value-type="float" office:value="0.912655136560185">
                <text:p>0.912655136560185</text:p>
              </table:table-cell>
              <table:table-cell office:value-type="float" office:value="0.956465679260892">
                <text:p>0.956465679260892</text:p>
              </table:table-cell>
              <table:table-cell office:value-type="float" office:value="0.912372453051105">
                <text:p>0.9123724530511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">
                <text:p>0.13</text:p>
              </table:table-cell>
              <table:table-cell office:value-type="float" office:value="0.94933241497644">
                <text:p>0.94933241497644</text:p>
              </table:table-cell>
              <table:table-cell office:value-type="float" office:value="0.9107164729496">
                <text:p>0.9107164729496</text:p>
              </table:table-cell>
              <table:table-cell office:value-type="float" office:value="0.901739769135753">
                <text:p>0.901739769135753</text:p>
              </table:table-cell>
              <table:table-cell office:value-type="float" office:value="0.946160250237242">
                <text:p>0.946160250237242</text:p>
              </table:table-cell>
              <table:table-cell office:value-type="float" office:value="0.901105312077789">
                <text:p>0.9011053120777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2">
                <text:p>0.132</text:p>
              </table:table-cell>
              <table:table-cell office:value-type="float" office:value="0.937875466786503">
                <text:p>0.937875466786503</text:p>
              </table:table-cell>
              <table:table-cell office:value-type="float" office:value="0.89876327828075">
                <text:p>0.89876327828075</text:p>
              </table:table-cell>
              <table:table-cell office:value-type="float" office:value="0.889785473131496">
                <text:p>0.889785473131496</text:p>
              </table:table-cell>
              <table:table-cell office:value-type="float" office:value="0.934447257853005">
                <text:p>0.934447257853005</text:p>
              </table:table-cell>
              <table:table-cell office:value-type="float" office:value="0.888929608061853">
                <text:p>0.8889296080618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4">
                <text:p>0.134</text:p>
              </table:table-cell>
              <table:table-cell office:value-type="float" office:value="0.926039478177901">
                <text:p>0.926039478177901</text:p>
              </table:table-cell>
              <table:table-cell office:value-type="float" office:value="0.886571469767672">
                <text:p>0.886571469767672</text:p>
              </table:table-cell>
              <table:table-cell office:value-type="float" office:value="0.877652041187372">
                <text:p>0.877652041187372</text:p>
              </table:table-cell>
              <table:table-cell office:value-type="float" office:value="0.922366056326879">
                <text:p>0.922366056326879</text:p>
              </table:table-cell>
              <table:table-cell office:value-type="float" office:value="0.876605275323506">
                <text:p>0.8766052753235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6">
                <text:p>0.136</text:p>
              </table:table-cell>
              <table:table-cell office:value-type="float" office:value="0.913424582831555">
                <text:p>0.913424582831555</text:p>
              </table:table-cell>
              <table:table-cell office:value-type="float" office:value="0.873971243913872">
                <text:p>0.873971243913872</text:p>
              </table:table-cell>
              <table:table-cell office:value-type="float" office:value="0.865139578675077">
                <text:p>0.865139578675077</text:p>
              </table:table-cell>
              <table:table-cell office:value-type="float" office:value="0.909606954189006">
                <text:p>0.909606954189006</text:p>
              </table:table-cell>
              <table:table-cell office:value-type="float" office:value="0.864002410230672">
                <text:p>0.8640024102306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8">
                <text:p>0.138</text:p>
              </table:table-cell>
              <table:table-cell office:value-type="float" office:value="0.900340530266743">
                <text:p>0.900340530266743</text:p>
              </table:table-cell>
              <table:table-cell office:value-type="float" office:value="0.861262310715667">
                <text:p>0.861262310715667</text:p>
              </table:table-cell>
              <table:table-cell office:value-type="float" office:value="0.852597877638198">
                <text:p>0.852597877638198</text:p>
              </table:table-cell>
              <table:table-cell office:value-type="float" office:value="0.896469564159319">
                <text:p>0.896469564159319</text:p>
              </table:table-cell>
              <table:table-cell office:value-type="float" office:value="0.851460752636057">
                <text:p>0.8514607526360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">
                <text:p>0.14</text:p>
              </table:table-cell>
              <table:table-cell office:value-type="float" office:value="0.887027409536481">
                <text:p>0.887027409536481</text:p>
              </table:table-cell>
              <table:table-cell office:value-type="float" office:value="0.848524770325534">
                <text:p>0.848524770325534</text:p>
              </table:table-cell>
              <table:table-cell office:value-type="float" office:value="0.840027021027449">
                <text:p>0.840027021027449</text:p>
              </table:table-cell>
              <table:table-cell office:value-type="float" office:value="0.883153953136711">
                <text:p>0.883153953136711</text:p>
              </table:table-cell>
              <table:table-cell office:value-type="float" office:value="0.838950394125159">
                <text:p>0.8389503941251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">
                <text:p>0.142</text:p>
              </table:table-cell>
              <table:table-cell office:value-type="float" office:value="0.87350448129131">
                <text:p>0.87350448129131</text:p>
              </table:table-cell>
              <table:table-cell office:value-type="float" office:value="0.836117597279833">
                <text:p>0.836117597279833</text:p>
              </table:table-cell>
              <table:table-cell office:value-type="float" office:value="0.827856311556541">
                <text:p>0.827856311556541</text:p>
              </table:table-cell>
              <table:table-cell office:value-type="float" office:value="0.869768919722934">
                <text:p>0.869768919722934</text:p>
              </table:table-cell>
              <table:table-cell office:value-type="float" office:value="0.826940320658486">
                <text:p>0.8269403206584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4">
                <text:p>0.144</text:p>
              </table:table-cell>
              <table:table-cell office:value-type="float" office:value="0.860082055959779">
                <text:p>0.860082055959779</text:p>
              </table:table-cell>
              <table:table-cell office:value-type="float" office:value="0.823961081545118">
                <text:p>0.823961081545118</text:p>
              </table:table-cell>
              <table:table-cell office:value-type="float" office:value="0.815925997254653">
                <text:p>0.815925997254653</text:p>
              </table:table-cell>
              <table:table-cell office:value-type="float" office:value="0.856514835402166">
                <text:p>0.856514835402166</text:p>
              </table:table-cell>
              <table:table-cell office:value-type="float" office:value="0.815230829032913">
                <text:p>0.8152308290329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6">
                <text:p>0.146</text:p>
              </table:table-cell>
              <table:table-cell office:value-type="float" office:value="0.846829501390333">
                <text:p>0.846829501390333</text:p>
              </table:table-cell>
              <table:table-cell office:value-type="float" office:value="0.812264421340736">
                <text:p>0.812264421340736</text:p>
              </table:table-cell>
              <table:table-cell office:value-type="float" office:value="0.804505547665148">
                <text:p>0.804505547665148</text:p>
              </table:table-cell>
              <table:table-cell office:value-type="float" office:value="0.843500695009198">
                <text:p>0.843500695009198</text:p>
              </table:table-cell>
              <table:table-cell office:value-type="float" office:value="0.804071143877207">
                <text:p>0.8040711438772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8">
                <text:p>0.148</text:p>
              </table:table-cell>
              <table:table-cell office:value-type="float" office:value="0.834016241858634">
                <text:p>0.834016241858634</text:p>
              </table:table-cell>
              <table:table-cell office:value-type="float" office:value="0.801226827573815">
                <text:p>0.801226827573815</text:p>
              </table:table-cell>
              <table:table-cell office:value-type="float" office:value="0.793744533839446">
                <text:p>0.793744533839446</text:p>
              </table:table-cell>
              <table:table-cell office:value-type="float" office:value="0.83099533796827">
                <text:p>0.83099533796827</text:p>
              </table:table-cell>
              <table:table-cell office:value-type="float" office:value="0.793610581066684">
                <text:p>0.7936105810666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">
                <text:p>0.15</text:p>
              </table:table-cell>
              <table:table-cell office:value-type="float" office:value="0.82142299286056">
                <text:p>0.82142299286056</text:p>
              </table:table-cell>
              <table:table-cell office:value-type="float" office:value="0.790519042268433">
                <text:p>0.790519042268433</text:p>
              </table:table-cell>
              <table:table-cell office:value-type="float" office:value="0.783313431227245">
                <text:p>0.783313431227245</text:p>
              </table:table-cell>
              <table:table-cell office:value-type="float" office:value="0.818739929514251">
                <text:p>0.818739929514251</text:p>
              </table:table-cell>
              <table:table-cell office:value-type="float" office:value="0.783509782785767">
                <text:p>0.7835097827857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">
                <text:p>0.152</text:p>
              </table:table-cell>
              <table:table-cell office:value-type="float" office:value="0.809757308754296">
                <text:p>0.809757308754296</text:p>
              </table:table-cell>
              <table:table-cell office:value-type="float" office:value="0.780888449214099">
                <text:p>0.780888449214099</text:p>
              </table:table-cell>
              <table:table-cell office:value-type="float" office:value="0.773980548502997">
                <text:p>0.773980548502997</text:p>
              </table:table-cell>
              <table:table-cell office:value-type="float" office:value="0.807450362967285">
                <text:p>0.807450362967285</text:p>
              </table:table-cell>
              <table:table-cell office:value-type="float" office:value="0.774496551600458">
                <text:p>0.774496551600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4">
                <text:p>0.154</text:p>
              </table:table-cell>
              <table:table-cell office:value-type="float" office:value="0.798460991275717">
                <text:p>0.798460991275717</text:p>
              </table:table-cell>
              <table:table-cell office:value-type="float" office:value="0.771637015664749">
                <text:p>0.771637015664749</text:p>
              </table:table-cell>
              <table:table-cell office:value-type="float" office:value="0.76501720822541">
                <text:p>0.76501720822541</text:p>
              </table:table-cell>
              <table:table-cell office:value-type="float" office:value="0.796559577648778">
                <text:p>0.796559577648778</text:p>
              </table:table-cell>
              <table:table-cell office:value-type="float" office:value="0.765872586743383">
                <text:p>0.7658725867433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6">
                <text:p>0.156</text:p>
              </table:table-cell>
              <table:table-cell office:value-type="float" office:value="0.787902645328723">
                <text:p>0.787902645328723</text:p>
              </table:table-cell>
              <table:table-cell office:value-type="float" office:value="0.763113473879213">
                <text:p>0.763113473879213</text:p>
              </table:table-cell>
              <table:table-cell office:value-type="float" office:value="0.756802531922298">
                <text:p>0.756802531922298</text:p>
              </table:table-cell>
              <table:table-cell office:value-type="float" office:value="0.78640538978888">
                <text:p>0.78640538978888</text:p>
              </table:table-cell>
              <table:table-cell office:value-type="float" office:value="0.757956858290101">
                <text:p>0.7579568582901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8">
                <text:p>0.158</text:p>
              </table:table-cell>
              <table:table-cell office:value-type="float" office:value="0.778122057906085">
                <text:p>0.778122057906085</text:p>
              </table:table-cell>
              <table:table-cell office:value-type="float" office:value="0.755307746945575">
                <text:p>0.755307746945575</text:p>
              </table:table-cell>
              <table:table-cell office:value-type="float" office:value="0.749266543027246">
                <text:p>0.749266543027246</text:p>
              </table:table-cell>
              <table:table-cell office:value-type="float" office:value="0.777037298734752">
                <text:p>0.777037298734752</text:p>
              </table:table-cell>
              <table:table-cell office:value-type="float" office:value="0.750719385872644">
                <text:p>0.7507193858726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">
                <text:p>0.16</text:p>
              </table:table-cell>
              <table:table-cell office:value-type="float" office:value="0.768740385225077">
                <text:p>0.768740385225077</text:p>
              </table:table-cell>
              <table:table-cell office:value-type="float" office:value="0.747840978187208">
                <text:p>0.747840978187208</text:p>
              </table:table-cell>
              <table:table-cell office:value-type="float" office:value="0.742069894993726">
                <text:p>0.742069894993726</text:p>
              </table:table-cell>
              <table:table-cell office:value-type="float" office:value="0.768057336805658">
                <text:p>0.768057336805658</text:p>
              </table:table-cell>
              <table:table-cell office:value-type="float" office:value="0.743811075015693">
                <text:p>0.7438110750156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2">
                <text:p>0.162</text:p>
              </table:table-cell>
              <table:table-cell office:value-type="float" office:value="0.760474989803084">
                <text:p>0.760474989803084</text:p>
              </table:table-cell>
              <table:table-cell office:value-type="float" office:value="0.741261424843489">
                <text:p>0.741261424843489</text:p>
              </table:table-cell>
              <table:table-cell office:value-type="float" office:value="0.735791400211364">
                <text:p>0.735791400211364</text:p>
              </table:table-cell>
              <table:table-cell office:value-type="float" office:value="0.760141548002739">
                <text:p>0.760141548002739</text:p>
              </table:table-cell>
              <table:table-cell office:value-type="float" office:value="0.73774066865261">
                <text:p>0.737740668652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64">
                <text:p>0.164</text:p>
              </table:table-cell>
              <table:table-cell office:value-type="float" office:value="0.752548533850808">
                <text:p>0.752548533850808</text:p>
              </table:table-cell>
              <table:table-cell office:value-type="float" office:value="0.734941112568892">
                <text:p>0.734941112568892</text:p>
              </table:table-cell>
              <table:table-cell office:value-type="float" office:value="0.72975243062562">
                <text:p>0.72975243062562</text:p>
              </table:table-cell>
              <table:table-cell office:value-type="float" office:value="0.752583989054378">
                <text:p>0.752583989054378</text:p>
              </table:table-cell>
              <table:table-cell office:value-type="float" office:value="0.731919723076923">
                <text:p>0.7319197230769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6">
                <text:p>0.166</text:p>
              </table:table-cell>
              <table:table-cell office:value-type="float" office:value="0.745309771947879">
                <text:p>0.745309771947879</text:p>
              </table:table-cell>
              <table:table-cell office:value-type="float" office:value="0.729109438636615">
                <text:p>0.729109438636615</text:p>
              </table:table-cell>
              <table:table-cell office:value-type="float" office:value="0.7242124856035">
                <text:p>0.7242124856035</text:p>
              </table:table-cell>
              <table:table-cell office:value-type="float" office:value="0.745643069273765">
                <text:p>0.745643069273765</text:p>
              </table:table-cell>
              <table:table-cell office:value-type="float" office:value="0.726537831216655">
                <text:p>0.7265378312166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8">
                <text:p>0.168</text:p>
              </table:table-cell>
              <table:table-cell office:value-type="float" office:value="0.738649072588601">
                <text:p>0.738649072588601</text:p>
              </table:table-cell>
              <table:table-cell office:value-type="float" office:value="0.723686821162994">
                <text:p>0.723686821162994</text:p>
              </table:table-cell>
              <table:table-cell office:value-type="float" office:value="0.719051842192898">
                <text:p>0.719051842192898</text:p>
              </table:table-cell>
              <table:table-cell office:value-type="float" office:value="0.7392792707198">
                <text:p>0.7392792707198</text:p>
              </table:table-cell>
              <table:table-cell office:value-type="float" office:value="0.721515361582829">
                <text:p>0.721515361582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">
                <text:p>0.17</text:p>
              </table:table-cell>
              <table:table-cell office:value-type="float" office:value="0.732277411788729">
                <text:p>0.732277411788729</text:p>
              </table:table-cell>
              <table:table-cell office:value-type="float" office:value="0.718443799002399">
                <text:p>0.718443799002399</text:p>
              </table:table-cell>
              <table:table-cell office:value-type="float" office:value="0.714090855914008">
                <text:p>0.714090855914008</text:p>
              </table:table-cell>
              <table:table-cell office:value-type="float" office:value="0.733174132454221">
                <text:p>0.733174132454221</text:p>
              </table:table-cell>
              <table:table-cell office:value-type="float" office:value="0.716662644652978">
                <text:p>0.7166626446529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2">
                <text:p>0.172</text:p>
              </table:table-cell>
              <table:table-cell office:value-type="float" office:value="0.726603480944731">
                <text:p>0.726603480944731</text:p>
              </table:table-cell>
              <table:table-cell office:value-type="float" office:value="0.713600211169391">
                <text:p>0.713600211169391</text:p>
              </table:table-cell>
              <table:table-cell office:value-type="float" office:value="0.709549276890619">
                <text:p>0.709549276890619</text:p>
              </table:table-cell>
              <table:table-cell office:value-type="float" office:value="0.727686212731834">
                <text:p>0.727686212731834</text:p>
              </table:table-cell>
              <table:table-cell office:value-type="float" office:value="0.712169696038802">
                <text:p>0.7121696960388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4">
                <text:p>0.174</text:p>
              </table:table-cell>
              <table:table-cell office:value-type="float" office:value="0.721089047621721">
                <text:p>0.721089047621721</text:p>
              </table:table-cell>
              <table:table-cell office:value-type="float" office:value="0.708856644762536">
                <text:p>0.708856644762536</text:p>
              </table:table-cell>
              <table:table-cell office:value-type="float" office:value="0.705087666527362">
                <text:p>0.705087666527362</text:p>
              </table:table-cell>
              <table:table-cell office:value-type="float" office:value="0.722357778705262">
                <text:p>0.722357778705262</text:p>
              </table:table-cell>
              <table:table-cell office:value-type="float" office:value="0.707746847229997">
                <text:p>0.7077468472299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6">
                <text:p>0.176</text:p>
              </table:table-cell>
              <table:table-cell office:value-type="float" office:value="0.715923600469352">
                <text:p>0.715923600469352</text:p>
              </table:table-cell>
              <table:table-cell office:value-type="float" office:value="0.704283126877253">
                <text:p>0.704283126877253</text:p>
              </table:table-cell>
              <table:table-cell office:value-type="float" office:value="0.700805912543552">
                <text:p>0.700805912543552</text:p>
              </table:table-cell>
              <table:table-cell office:value-type="float" office:value="0.717318386224695">
                <text:p>0.717318386224695</text:p>
              </table:table-cell>
              <table:table-cell office:value-type="float" office:value="0.703464152591303">
                <text:p>0.703464152591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78">
                <text:p>0.178</text:p>
              </table:table-cell>
              <table:table-cell office:value-type="float" office:value="0.710997600882732">
                <text:p>0.710997600882732</text:p>
              </table:table-cell>
              <table:table-cell office:value-type="float" office:value="0.699799974004001">
                <text:p>0.699799974004001</text:p>
              </table:table-cell>
              <table:table-cell office:value-type="float" office:value="0.696624238981102">
                <text:p>0.696624238981102</text:p>
              </table:table-cell>
              <table:table-cell office:value-type="float" office:value="0.712488687014748">
                <text:p>0.712488687014748</text:p>
              </table:table-cell>
              <table:table-cell office:value-type="float" office:value="0.699251877240955">
                <text:p>0.699251877240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">
                <text:p>0.18</text:p>
              </table:table-cell>
              <table:table-cell office:value-type="float" office:value="0.706171365678332">
                <text:p>0.706171365678332</text:p>
              </table:table-cell>
              <table:table-cell office:value-type="float" office:value="0.69537698610466">
                <text:p>0.69537698610466</text:p>
              </table:table-cell>
              <table:table-cell office:value-type="float" office:value="0.692482618237454">
                <text:p>0.692482618237454</text:p>
              </table:table-cell>
              <table:table-cell office:value-type="float" office:value="0.707748916261269">
                <text:p>0.707748916261269</text:p>
              </table:table-cell>
              <table:table-cell office:value-type="float" office:value="0.69506979072896">
                <text:p>0.695069790728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2">
                <text:p>0.182</text:p>
              </table:table-cell>
              <table:table-cell office:value-type="float" office:value="0.70156484714957">
                <text:p>0.70156484714957</text:p>
              </table:table-cell>
              <table:table-cell office:value-type="float" office:value="0.690994874585912">
                <text:p>0.690994874585912</text:p>
              </table:table-cell>
              <table:table-cell office:value-type="float" office:value="0.688381368919874">
                <text:p>0.688381368919874</text:p>
              </table:table-cell>
              <table:table-cell office:value-type="float" office:value="0.703169676770124">
                <text:p>0.703169676770124</text:p>
              </table:table-cell>
              <table:table-cell office:value-type="float" office:value="0.690908529401686">
                <text:p>0.6909085294016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4">
                <text:p>0.184</text:p>
              </table:table-cell>
              <table:table-cell office:value-type="float" office:value="0.696988435835918">
                <text:p>0.696988435835918</text:p>
              </table:table-cell>
              <table:table-cell office:value-type="float" office:value="0.686613142782018">
                <text:p>0.686613142782018</text:p>
              </table:table-cell>
              <table:table-cell office:value-type="float" office:value="0.684270309936797">
                <text:p>0.684270309936797</text:p>
              </table:table-cell>
              <table:table-cell office:value-type="float" office:value="0.698610870900962">
                <text:p>0.698610870900962</text:p>
              </table:table-cell>
              <table:table-cell office:value-type="float" office:value="0.686727608707412">
                <text:p>0.6867276087074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86">
                <text:p>0.186</text:p>
              </table:table-cell>
              <table:table-cell office:value-type="float" office:value="0.692482202179955">
                <text:p>0.692482202179955</text:p>
              </table:table-cell>
              <table:table-cell office:value-type="float" office:value="0.682222143021611">
                <text:p>0.682222143021611</text:p>
              </table:table-cell>
              <table:table-cell office:value-type="float" office:value="0.680139610980716">
                <text:p>0.680139610980716</text:p>
              </table:table-cell>
              <table:table-cell office:value-type="float" office:value="0.694102877775334">
                <text:p>0.694102877775334</text:p>
              </table:table-cell>
              <table:table-cell office:value-type="float" office:value="0.682507332652185">
                <text:p>0.6825073326521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8">
                <text:p>0.188</text:p>
              </table:table-cell>
              <table:table-cell office:value-type="float" office:value="0.687986346216987">
                <text:p>0.687986346216987</text:p>
              </table:table-cell>
              <table:table-cell office:value-type="float" office:value="0.677791998312167">
                <text:p>0.677791998312167</text:p>
              </table:table-cell>
              <table:table-cell office:value-type="float" office:value="0.675959390212164">
                <text:p>0.675959390212164</text:p>
              </table:table-cell>
              <table:table-cell office:value-type="float" office:value="0.689586045979035">
                <text:p>0.689586045979035</text:p>
              </table:table-cell>
              <table:table-cell office:value-type="float" office:value="0.67822783548377">
                <text:p>0.678227835483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">
                <text:p>0.19</text:p>
              </table:table-cell>
              <table:table-cell office:value-type="float" office:value="0.683500745029587">
                <text:p>0.683500745029587</text:p>
              </table:table-cell>
              <table:table-cell office:value-type="float" office:value="0.673352293238094">
                <text:p>0.673352293238094</text:p>
              </table:table-cell>
              <table:table-cell office:value-type="float" office:value="0.671759419104786">
                <text:p>0.671759419104786</text:p>
              </table:table-cell>
              <table:table-cell office:value-type="float" office:value="0.68506976691502">
                <text:p>0.68506976691502</text:p>
              </table:table-cell>
              <table:table-cell office:value-type="float" office:value="0.673928720136633">
                <text:p>0.6739287201366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2">
                <text:p>0.192</text:p>
              </table:table-cell>
              <table:table-cell office:value-type="float" office:value="0.678985991773763">
                <text:p>0.678985991773763</text:p>
              </table:table-cell>
              <table:table-cell office:value-type="float" office:value="0.66884398469972">
                <text:p>0.66884398469972</text:p>
              </table:table-cell>
              <table:table-cell office:value-type="float" office:value="0.667450247180267">
                <text:p>0.667450247180267</text:p>
              </table:table-cell>
              <table:table-cell office:value-type="float" office:value="0.680515478854816">
                <text:p>0.680515478854816</text:p>
              </table:table-cell>
              <table:table-cell office:value-type="float" office:value="0.669520829910467">
                <text:p>0.6695208299104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4">
                <text:p>0.194</text:p>
              </table:table-cell>
              <table:table-cell office:value-type="float" office:value="0.674461574568188">
                <text:p>0.674461574568188</text:p>
              </table:table-cell>
              <table:table-cell office:value-type="float" office:value="0.664316170885521">
                <text:p>0.664316170885521</text:p>
              </table:table-cell>
              <table:table-cell office:value-type="float" office:value="0.6631213764983">
                <text:p>0.6631213764983</text:p>
              </table:table-cell>
              <table:table-cell office:value-type="float" office:value="0.675931971100643">
                <text:p>0.675931971100643</text:p>
              </table:table-cell>
              <table:table-cell office:value-type="float" office:value="0.665093418708229">
                <text:p>0.6650934187082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6">
                <text:p>0.196</text:p>
              </table:table-cell>
              <table:table-cell office:value-type="float" office:value="0.66989787598484">
                <text:p>0.66989787598484</text:p>
              </table:table-cell>
              <table:table-cell office:value-type="float" office:value="0.659759384261414">
                <text:p>0.659759384261414</text:p>
              </table:table-cell>
              <table:table-cell office:value-type="float" office:value="0.658713115343091">
                <text:p>0.658713115343091</text:p>
              </table:table-cell>
              <table:table-cell office:value-type="float" office:value="0.671329871542299">
                <text:p>0.671329871542299</text:p>
              </table:table-cell>
              <table:table-cell office:value-type="float" office:value="0.660606926966407">
                <text:p>0.6606069269664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8">
                <text:p>0.198</text:p>
              </table:table-cell>
              <table:table-cell office:value-type="float" office:value="0.665304913762104">
                <text:p>0.665304913762104</text:p>
              </table:table-cell>
              <table:table-cell office:value-type="float" office:value="0.655173629219003">
                <text:p>0.655173629219003</text:p>
              </table:table-cell>
              <table:table-cell office:value-type="float" office:value="0.654265495189835">
                <text:p>0.654265495189835</text:p>
              </table:table-cell>
              <table:table-cell office:value-type="float" office:value="0.666689311475743">
                <text:p>0.666689311475743</text:p>
              </table:table-cell>
              <table:table-cell office:value-type="float" office:value="0.656091408513326">
                <text:p>0.6560914085133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">
                <text:p>0.2</text:p>
              </table:table-cell>
              <table:table-cell office:value-type="float" office:value="0.660692334921482">
                <text:p>0.660692334921482</text:p>
              </table:table-cell>
              <table:table-cell office:value-type="float" office:value="0.650588484221017">
                <text:p>0.650588484221017</text:p>
              </table:table-cell>
              <table:table-cell office:value-type="float" office:value="0.649798218960317">
                <text:p>0.649798218960317</text:p>
              </table:table-cell>
              <table:table-cell office:value-type="float" office:value="0.66203952409505">
                <text:p>0.66203952409505</text:p>
              </table:table-cell>
              <table:table-cell office:value-type="float" office:value="0.65155649862464">
                <text:p>0.65155649862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2">
                <text:p>0.202</text:p>
              </table:table-cell>
              <table:table-cell office:value-type="float" office:value="0.656060884599135">
                <text:p>0.656060884599135</text:p>
              </table:table-cell>
              <table:table-cell office:value-type="float" office:value="0.646014942167749">
                <text:p>0.646014942167749</text:p>
              </table:table-cell>
              <table:table-cell office:value-type="float" office:value="0.64530194893631">
                <text:p>0.64530194893631</text:p>
              </table:table-cell>
              <table:table-cell office:value-type="float" office:value="0.657391959868692">
                <text:p>0.657391959868692</text:p>
              </table:table-cell>
              <table:table-cell office:value-type="float" office:value="0.647033093287353">
                <text:p>0.6470330932873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4">
                <text:p>0.204</text:p>
              </table:table-cell>
              <table:table-cell office:value-type="float" office:value="0.651429837437617">
                <text:p>0.651429837437617</text:p>
              </table:table-cell>
              <table:table-cell office:value-type="float" office:value="0.641472030558621">
                <text:p>0.641472030558621</text:p>
              </table:table-cell>
              <table:table-cell office:value-type="float" office:value="0.640806050623744">
                <text:p>0.640806050623744</text:p>
              </table:table-cell>
              <table:table-cell office:value-type="float" office:value="0.652745175718672">
                <text:p>0.652745175718672</text:p>
              </table:table-cell>
              <table:table-cell office:value-type="float" office:value="0.642530339614403">
                <text:p>0.6425303396144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06">
                <text:p>0.206</text:p>
              </table:table-cell>
              <table:table-cell office:value-type="float" office:value="0.646809508665418">
                <text:p>0.646809508665418</text:p>
              </table:table-cell>
              <table:table-cell office:value-type="float" office:value="0.636990287511513">
                <text:p>0.636990287511513</text:p>
              </table:table-cell>
              <table:table-cell office:value-type="float" office:value="0.636340829877354">
                <text:p>0.636340829877354</text:p>
              </table:table-cell>
              <table:table-cell office:value-type="float" office:value="0.648129867927717">
                <text:p>0.648129867927717</text:p>
              </table:table-cell>
              <table:table-cell office:value-type="float" office:value="0.638078779823463">
                <text:p>0.6380787798234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8">
                <text:p>0.208</text:p>
              </table:table-cell>
              <table:table-cell office:value-type="float" office:value="0.642229863098875">
                <text:p>0.642229863098875</text:p>
              </table:table-cell>
              <table:table-cell office:value-type="float" office:value="0.632599622095998">
                <text:p>0.632599622095998</text:p>
              </table:table-cell>
              <table:table-cell office:value-type="float" office:value="0.631956291612798">
                <text:p>0.631956291612798</text:p>
              </table:table-cell>
              <table:table-cell office:value-type="float" office:value="0.643595931699385">
                <text:p>0.643595931699385</text:p>
              </table:table-cell>
              <table:table-cell office:value-type="float" office:value="0.633728321680513">
                <text:p>0.6337283216805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">
                <text:p>0.21</text:p>
              </table:table-cell>
              <table:table-cell office:value-type="float" office:value="0.637680593028359">
                <text:p>0.637680593028359</text:p>
              </table:table-cell>
              <table:table-cell office:value-type="float" office:value="0.628269701835128">
                <text:p>0.628269701835128</text:p>
              </table:table-cell>
              <table:table-cell office:value-type="float" office:value="0.627602178852177">
                <text:p>0.627602178852177</text:p>
              </table:table-cell>
              <table:table-cell office:value-type="float" office:value="0.639092733490219">
                <text:p>0.639092733490219</text:p>
              </table:table-cell>
              <table:table-cell office:value-type="float" office:value="0.629438697460682">
                <text:p>0.6294386974606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12">
                <text:p>0.212</text:p>
              </table:table-cell>
              <table:table-cell office:value-type="float" office:value="0.633272184155439">
                <text:p>0.633272184155439</text:p>
              </table:table-cell>
              <table:table-cell office:value-type="float" office:value="0.624181197897694">
                <text:p>0.624181197897694</text:p>
              </table:table-cell>
              <table:table-cell office:value-type="float" office:value="0.623448899048671">
                <text:p>0.623448899048671</text:p>
              </table:table-cell>
              <table:table-cell office:value-type="float" office:value="0.634761307397513">
                <text:p>0.634761307397513</text:p>
              </table:table-cell>
              <table:table-cell office:value-type="float" office:value="0.62540048088325">
                <text:p>0.625400480883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4">
                <text:p>0.214</text:p>
              </table:table-cell>
              <table:table-cell office:value-type="float" office:value="0.628934003349318">
                <text:p>0.628934003349318</text:p>
              </table:table-cell>
              <table:table-cell office:value-type="float" office:value="0.620193343366405">
                <text:p>0.620193343366405</text:p>
              </table:table-cell>
              <table:table-cell office:value-type="float" office:value="0.619396019118625">
                <text:p>0.619396019118625</text:p>
              </table:table-cell>
              <table:table-cell office:value-type="float" office:value="0.630530402696016">
                <text:p>0.630530402696016</text:p>
              </table:table-cell>
              <table:table-cell office:value-type="float" office:value="0.621463076663449">
                <text:p>0.6214630766634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16">
                <text:p>0.216</text:p>
              </table:table-cell>
              <table:table-cell office:value-type="float" office:value="0.624736291313383">
                <text:p>0.624736291313383</text:p>
              </table:table-cell>
              <table:table-cell office:value-type="float" office:value="0.616426446422442">
                <text:p>0.616426446422442</text:p>
              </table:table-cell>
              <table:table-cell office:value-type="float" office:value="0.615533673523228">
                <text:p>0.615533673523228</text:p>
              </table:table-cell>
              <table:table-cell office:value-type="float" office:value="0.626470539691213">
                <text:p>0.626470539691213</text:p>
              </table:table-cell>
              <table:table-cell office:value-type="float" office:value="0.617766704645856">
                <text:p>0.6177667046458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8">
                <text:p>0.218</text:p>
              </table:table-cell>
              <table:table-cell office:value-type="float" office:value="0.62073888038772">
                <text:p>0.62073888038772</text:p>
              </table:table-cell>
              <table:table-cell office:value-type="float" office:value="0.61292029034859">
                <text:p>0.61292029034859</text:p>
              </table:table-cell>
              <table:table-cell office:value-type="float" office:value="0.61191177492838">
                <text:p>0.61191177492838</text:p>
              </table:table-cell>
              <table:table-cell office:value-type="float" office:value="0.622651305627797">
                <text:p>0.622651305627797</text:p>
              </table:table-cell>
              <table:table-cell office:value-type="float" office:value="0.614351205568932">
                <text:p>0.6143512055689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">
                <text:p>0.22</text:p>
              </table:table-cell>
              <table:table-cell office:value-type="float" office:value="0.616841639842837">
                <text:p>0.616841639842837</text:p>
              </table:table-cell>
              <table:table-cell office:value-type="float" office:value="0.609564742862479">
                <text:p>0.609564742862479</text:p>
              </table:table-cell>
              <table:table-cell office:value-type="float" office:value="0.608430220295639">
                <text:p>0.608430220295639</text:p>
              </table:table-cell>
              <table:table-cell office:value-type="float" office:value="0.61894255320183">
                <text:p>0.61894255320183</text:p>
              </table:table-cell>
              <table:table-cell office:value-type="float" office:value="0.611086444023266">
                <text:p>0.6110864440232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2">
                <text:p>0.222</text:p>
              </table:table-cell>
              <table:table-cell office:value-type="float" office:value="0.613324564452623">
                <text:p>0.613324564452623</text:p>
              </table:table-cell>
              <table:table-cell office:value-type="float" office:value="0.606689700047726">
                <text:p>0.606689700047726</text:p>
              </table:table-cell>
              <table:table-cell office:value-type="float" office:value="0.605379000165186">
                <text:p>0.605379000165186</text:p>
              </table:table-cell>
              <table:table-cell office:value-type="float" office:value="0.615674156619392">
                <text:p>0.615674156619392</text:p>
              </table:table-cell>
              <table:table-cell office:value-type="float" office:value="0.608292397263849">
                <text:p>0.6082923972638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4">
                <text:p>0.224</text:p>
              </table:table-cell>
              <table:table-cell office:value-type="float" office:value="0.609957455136012">
                <text:p>0.609957455136012</text:p>
              </table:table-cell>
              <table:table-cell office:value-type="float" office:value="0.603995014804758">
                <text:p>0.603995014804758</text:p>
              </table:table-cell>
              <table:table-cell office:value-type="float" office:value="0.602497994187533">
                <text:p>0.602497994187533</text:p>
              </table:table-cell>
              <table:table-cell office:value-type="float" office:value="0.612575853201055">
                <text:p>0.612575853201055</text:p>
              </table:table-cell>
              <table:table-cell office:value-type="float" office:value="0.605688862305557">
                <text:p>0.6056888623055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6">
                <text:p>0.226</text:p>
              </table:table-cell>
              <table:table-cell office:value-type="float" office:value="0.606910289714221">
                <text:p>0.606910289714221</text:p>
              </table:table-cell>
              <table:table-cell office:value-type="float" office:value="0.601680510400661">
                <text:p>0.601680510400661</text:p>
              </table:table-cell>
              <table:table-cell office:value-type="float" office:value="0.599957191609535">
                <text:p>0.599957191609535</text:p>
              </table:table-cell>
              <table:table-cell office:value-type="float" office:value="0.609827436001366">
                <text:p>0.609827436001366</text:p>
              </table:table-cell>
              <table:table-cell office:value-type="float" office:value="0.60345577515175">
                <text:p>0.603455775151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8">
                <text:p>0.228</text:p>
              </table:table-cell>
              <table:table-cell office:value-type="float" office:value="0.604212861912091">
                <text:p>0.604212861912091</text:p>
              </table:table-cell>
              <table:table-cell office:value-type="float" office:value="0.599755917766553">
                <text:p>0.599755917766553</text:p>
              </table:table-cell>
              <table:table-cell office:value-type="float" office:value="0.597766442604467">
                <text:p>0.597766442604467</text:p>
              </table:table-cell>
              <table:table-cell office:value-type="float" office:value="0.607468588344286">
                <text:p>0.607468588344286</text:p>
              </table:table-cell>
              <table:table-cell office:value-type="float" office:value="0.601592953500122">
                <text:p>0.6015929535001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3">
                <text:p>0.23</text:p>
              </table:table-cell>
              <table:table-cell office:value-type="float" office:value="0.601695340267814">
                <text:p>0.601695340267814</text:p>
              </table:table-cell>
              <table:table-cell office:value-type="float" office:value="0.598051474942584">
                <text:p>0.598051474942584</text:p>
              </table:table-cell>
              <table:table-cell office:value-type="float" office:value="0.595755823740734">
                <text:p>0.595755823740734</text:p>
              </table:table-cell>
              <table:table-cell office:value-type="float" office:value="0.605309561295706">
                <text:p>0.605309561295706</text:p>
              </table:table-cell>
              <table:table-cell office:value-type="float" office:value="0.599930500221484">
                <text:p>0.5999305002214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32">
                <text:p>0.232</text:p>
              </table:table-cell>
              <table:table-cell office:value-type="float" office:value="0.59978716140311">
                <text:p>0.59978716140311</text:p>
              </table:table-cell>
              <table:table-cell office:value-type="float" office:value="0.596976234988462">
                <text:p>0.596976234988462</text:p>
              </table:table-cell>
              <table:table-cell office:value-type="float" office:value="0.594305083232509">
                <text:p>0.594305083232509</text:p>
              </table:table-cell>
              <table:table-cell office:value-type="float" office:value="0.603799188717574">
                <text:p>0.603799188717574</text:p>
              </table:table-cell>
              <table:table-cell office:value-type="float" office:value="0.598837867440762">
                <text:p>0.5988378674407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4">
                <text:p>0.234</text:p>
              </table:table-cell>
              <table:table-cell office:value-type="float" office:value="0.598088700863007">
                <text:p>0.598088700863007</text:p>
              </table:table-cell>
              <table:table-cell office:value-type="float" office:value="0.596130822507946">
                <text:p>0.596130822507946</text:p>
              </table:table-cell>
              <table:table-cell office:value-type="float" office:value="0.593034409255483">
                <text:p>0.593034409255483</text:p>
              </table:table-cell>
              <table:table-cell office:value-type="float" office:value="0.602518264142258">
                <text:p>0.602518264142258</text:p>
              </table:table-cell>
              <table:table-cell office:value-type="float" office:value="0.597955437366364">
                <text:p>0.5979554373663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36">
                <text:p>0.236</text:p>
              </table:table-cell>
              <table:table-cell office:value-type="float" office:value="0.596839706574554">
                <text:p>0.596839706574554</text:p>
              </table:table-cell>
              <table:table-cell office:value-type="float" office:value="0.595764614152267">
                <text:p>0.595764614152267</text:p>
              </table:table-cell>
              <table:table-cell office:value-type="float" office:value="0.592133646336703">
                <text:p>0.592133646336703</text:p>
              </table:table-cell>
              <table:table-cell office:value-type="float" office:value="0.601736038960606">
                <text:p>0.601736038960606</text:p>
              </table:table-cell>
              <table:table-cell office:value-type="float" office:value="0.597482852357287">
                <text:p>0.5974828523572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8">
                <text:p>0.238</text:p>
              </table:table-cell>
              <table:table-cell office:value-type="float" office:value="0.596070030281677">
                <text:p>0.596070030281677</text:p>
              </table:table-cell>
              <table:table-cell office:value-type="float" office:value="0.595877458312529">
                <text:p>0.595877458312529</text:p>
              </table:table-cell>
              <table:table-cell office:value-type="float" office:value="0.59162273109136">
                <text:p>0.59162273109136</text:p>
              </table:table-cell>
              <table:table-cell office:value-type="float" office:value="0.601442314325322">
                <text:p>0.601442314325322</text:p>
              </table:table-cell>
              <table:table-cell office:value-type="float" office:value="0.597420010569616">
                <text:p>0.5974200105696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4">
                <text:p>0.24</text:p>
              </table:table-cell>
              <table:table-cell office:value-type="float" office:value="0.595540011586963">
                <text:p>0.595540011586963</text:p>
              </table:table-cell>
              <table:table-cell office:value-type="float" office:value="0.596239872441453">
                <text:p>0.596239872441453</text:p>
              </table:table-cell>
              <table:table-cell office:value-type="float" office:value="0.591301856436288">
                <text:p>0.591301856436288</text:p>
              </table:table-cell>
              <table:table-cell office:value-type="float" office:value="0.601417742246602">
                <text:p>0.601417742246602</text:p>
              </table:table-cell>
              <table:table-cell office:value-type="float" office:value="0.597577183436583">
                <text:p>0.5975771834365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2">
                <text:p>0.242</text:p>
              </table:table-cell>
              <table:table-cell office:value-type="float" office:value="0.595768881413758">
                <text:p>0.595768881413758</text:p>
              </table:table-cell>
              <table:table-cell office:value-type="float" office:value="0.597360206622437">
                <text:p>0.597360206622437</text:p>
              </table:table-cell>
              <table:table-cell office:value-type="float" office:value="0.591580653726945">
                <text:p>0.591580653726945</text:p>
              </table:table-cell>
              <table:table-cell office:value-type="float" office:value="0.602190480413797">
                <text:p>0.602190480413797</text:p>
              </table:table-cell>
              <table:table-cell office:value-type="float" office:value="0.598383346600655">
                <text:p>0.5983833466006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4">
                <text:p>0.244</text:p>
              </table:table-cell>
              <table:table-cell office:value-type="float" office:value="0.596277329758561">
                <text:p>0.596277329758561</text:p>
              </table:table-cell>
              <table:table-cell office:value-type="float" office:value="0.598759745353677">
                <text:p>0.598759745353677</text:p>
              </table:table-cell>
              <table:table-cell office:value-type="float" office:value="0.592079375317195">
                <text:p>0.592079375317195</text:p>
              </table:table-cell>
              <table:table-cell office:value-type="float" office:value="0.603252191148113">
                <text:p>0.603252191148113</text:p>
              </table:table-cell>
              <table:table-cell office:value-type="float" office:value="0.599439269197473">
                <text:p>0.5994392691974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6">
                <text:p>0.246</text:p>
              </table:table-cell>
              <table:table-cell office:value-type="float" office:value="0.597324981731051">
                <text:p>0.597324981731051</text:p>
              </table:table-cell>
              <table:table-cell office:value-type="float" office:value="0.600727605694961">
                <text:p>0.600727605694961</text:p>
              </table:table-cell>
              <table:table-cell office:value-type="float" office:value="0.59301776424404">
                <text:p>0.59301776424404</text:p>
              </table:table-cell>
              <table:table-cell office:value-type="float" office:value="0.604901753319496">
                <text:p>0.604901753319496</text:p>
              </table:table-cell>
              <table:table-cell office:value-type="float" office:value="0.600994197044364">
                <text:p>0.6009941970443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8">
                <text:p>0.248</text:p>
              </table:table-cell>
              <table:table-cell office:value-type="float" office:value="0.598961734807826">
                <text:p>0.598961734807826</text:p>
              </table:table-cell>
              <table:table-cell office:value-type="float" office:value="0.603263472394111">
                <text:p>0.603263472394111</text:p>
              </table:table-cell>
              <table:table-cell office:value-type="float" office:value="0.59442577772923">
                <text:p>0.59442577772923</text:p>
              </table:table-cell>
              <table:table-cell office:value-type="float" office:value="0.607149093818808">
                <text:p>0.607149093818808</text:p>
              </table:table-cell>
              <table:table-cell office:value-type="float" office:value="0.603067803896046">
                <text:p>0.6030678038960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0.600878102550759">
                <text:p>0.600878102550759</text:p>
              </table:table-cell>
              <table:table-cell office:value-type="float" office:value="0.606108334465878">
                <text:p>0.606108334465878</text:p>
              </table:table-cell>
              <table:table-cell office:value-type="float" office:value="0.596073547701121">
                <text:p>0.596073547701121</text:p>
              </table:table-cell>
              <table:table-cell office:value-type="float" office:value="0.609705304060905">
                <text:p>0.609705304060905</text:p>
              </table:table-cell>
              <table:table-cell office:value-type="float" office:value="0.605430730245005">
                <text:p>0.6054307302450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2">
                <text:p>0.252</text:p>
              </table:table-cell>
              <table:table-cell office:value-type="float" office:value="0.603733143569243">
                <text:p>0.603733143569243</text:p>
              </table:table-cell>
              <table:table-cell office:value-type="float" office:value="0.609859806061196">
                <text:p>0.609859806061196</text:p>
              </table:table-cell>
              <table:table-cell office:value-type="float" office:value="0.598540339316407">
                <text:p>0.598540339316407</text:p>
              </table:table-cell>
              <table:table-cell office:value-type="float" office:value="0.613218033505213">
                <text:p>0.613218033505213</text:p>
              </table:table-cell>
              <table:table-cell office:value-type="float" office:value="0.608690729973769">
                <text:p>0.6086907299737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54">
                <text:p>0.254</text:p>
              </table:table-cell>
              <table:table-cell office:value-type="float" office:value="0.606907804547775">
                <text:p>0.606907804547775</text:p>
              </table:table-cell>
              <table:table-cell office:value-type="float" office:value="0.613960043065508">
                <text:p>0.613960043065508</text:p>
              </table:table-cell>
              <table:table-cell office:value-type="float" office:value="0.601316633999094">
                <text:p>0.601316633999094</text:p>
              </table:table-cell>
              <table:table-cell office:value-type="float" office:value="0.61705961733369">
                <text:p>0.61705961733369</text:p>
              </table:table-cell>
              <table:table-cell office:value-type="float" office:value="0.612289453752063">
                <text:p>0.6122894537520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6">
                <text:p>0.256</text:p>
              </table:table-cell>
              <table:table-cell office:value-type="float" office:value="0.610731630889542">
                <text:p>0.610731630889542</text:p>
              </table:table-cell>
              <table:table-cell office:value-type="float" office:value="0.618737733534977">
                <text:p>0.618737733534977</text:p>
              </table:table-cell>
              <table:table-cell office:value-type="float" office:value="0.604712005110697">
                <text:p>0.604712005110697</text:p>
              </table:table-cell>
              <table:table-cell office:value-type="float" office:value="0.621598889687715">
                <text:p>0.621598889687715</text:p>
              </table:table-cell>
              <table:table-cell office:value-type="float" office:value="0.616585514990419">
                <text:p>0.6165855149904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8">
                <text:p>0.258</text:p>
              </table:table-cell>
              <table:table-cell office:value-type="float" office:value="0.615254651372909">
                <text:p>0.615254651372909</text:p>
              </table:table-cell>
              <table:table-cell office:value-type="float" office:value="0.624202966129608">
                <text:p>0.624202966129608</text:p>
              </table:table-cell>
              <table:table-cell office:value-type="float" office:value="0.608796156549136">
                <text:p>0.608796156549136</text:p>
              </table:table-cell>
              <table:table-cell office:value-type="float" office:value="0.626826028077967">
                <text:p>0.626826028077967</text:p>
              </table:table-cell>
              <table:table-cell office:value-type="float" office:value="0.621618537770553">
                <text:p>0.6216185377705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6">
                <text:p>0.26</text:p>
              </table:table-cell>
              <table:table-cell office:value-type="float" office:value="0.620137382057395">
                <text:p>0.620137382057395</text:p>
              </table:table-cell>
              <table:table-cell office:value-type="float" office:value="0.630046956092163">
                <text:p>0.630046956092163</text:p>
              </table:table-cell>
              <table:table-cell office:value-type="float" office:value="0.613229673805826">
                <text:p>0.613229673805826</text:p>
              </table:table-cell>
              <table:table-cell office:value-type="float" office:value="0.632442224741517">
                <text:p>0.632442224741517</text:p>
              </table:table-cell>
              <table:table-cell office:value-type="float" office:value="0.627049942739014">
                <text:p>0.6270499427390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2">
                <text:p>0.262</text:p>
              </table:table-cell>
              <table:table-cell office:value-type="float" office:value="0.626108995252424">
                <text:p>0.626108995252424</text:p>
              </table:table-cell>
              <table:table-cell office:value-type="float" office:value="0.636987252308867">
                <text:p>0.636987252308867</text:p>
              </table:table-cell>
              <table:table-cell office:value-type="float" office:value="0.61884100195446">
                <text:p>0.61884100195446</text:p>
              </table:table-cell>
              <table:table-cell office:value-type="float" office:value="0.639145477781858">
                <text:p>0.639145477781858</text:p>
              </table:table-cell>
              <table:table-cell office:value-type="float" office:value="0.633706163394361">
                <text:p>0.6337061633943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64">
                <text:p>0.264</text:p>
              </table:table-cell>
              <table:table-cell office:value-type="float" office:value="0.632460470797188">
                <text:p>0.632460470797188</text:p>
              </table:table-cell>
              <table:table-cell office:value-type="float" office:value="0.644326539593862">
                <text:p>0.644326539593862</text:p>
              </table:table-cell>
              <table:table-cell office:value-type="float" office:value="0.62488155570796">
                <text:p>0.62488155570796</text:p>
              </table:table-cell>
              <table:table-cell office:value-type="float" office:value="0.646248187940206">
                <text:p>0.646248187940206</text:p>
              </table:table-cell>
              <table:table-cell office:value-type="float" office:value="0.640820645598283">
                <text:p>0.6408206455982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6">
                <text:p>0.266</text:p>
              </table:table-cell>
              <table:table-cell office:value-type="float" office:value="0.639581398814099">
                <text:p>0.639581398814099</text:p>
              </table:table-cell>
              <table:table-cell office:value-type="float" office:value="0.652473602531168">
                <text:p>0.652473602531168</text:p>
              </table:table-cell>
              <table:table-cell office:value-type="float" office:value="0.631780474991907">
                <text:p>0.631780474991907</text:p>
              </table:table-cell>
              <table:table-cell office:value-type="float" office:value="0.654129422943961">
                <text:p>0.654129422943961</text:p>
              </table:table-cell>
              <table:table-cell office:value-type="float" office:value="0.648861475556224">
                <text:p>0.6488614755562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68">
                <text:p>0.268</text:p>
              </table:table-cell>
              <table:table-cell office:value-type="float" office:value="0.647481951797886">
                <text:p>0.647481951797886</text:p>
              </table:table-cell>
              <table:table-cell office:value-type="float" office:value="0.661398782551798">
                <text:p>0.661398782551798</text:p>
              </table:table-cell>
              <table:table-cell office:value-type="float" office:value="0.639607765369527">
                <text:p>0.639607765369527</text:p>
              </table:table-cell>
              <table:table-cell office:value-type="float" office:value="0.662779494508543">
                <text:p>0.662779494508543</text:p>
              </table:table-cell>
              <table:table-cell office:value-type="float" office:value="0.657828969156117">
                <text:p>0.6578289691561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7">
                <text:p>0.27</text:p>
              </table:table-cell>
              <table:table-cell office:value-type="float" office:value="0.655772473091087">
                <text:p>0.655772473091087</text:p>
              </table:table-cell>
              <table:table-cell office:value-type="float" office:value="0.670743290483774">
                <text:p>0.670743290483774</text:p>
              </table:table-cell>
              <table:table-cell office:value-type="float" office:value="0.64789426021844">
                <text:p>0.64789426021844</text:p>
              </table:table-cell>
              <table:table-cell office:value-type="float" office:value="0.671829477951065">
                <text:p>0.671829477951065</text:p>
              </table:table-cell>
              <table:table-cell office:value-type="float" office:value="0.667304925874221">
                <text:p>0.6673049258742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2">
                <text:p>0.272</text:p>
              </table:table-cell>
              <table:table-cell office:value-type="float" office:value="0.665222410687584">
                <text:p>0.665222410687584</text:p>
              </table:table-cell>
              <table:table-cell office:value-type="float" office:value="0.681245187767224">
                <text:p>0.681245187767224</text:p>
              </table:table-cell>
              <table:table-cell office:value-type="float" office:value="0.657628294997258">
                <text:p>0.657628294997258</text:p>
              </table:table-cell>
              <table:table-cell office:value-type="float" office:value="0.68200786659686">
                <text:p>0.68200786659686</text:p>
              </table:table-cell>
              <table:table-cell office:value-type="float" office:value="0.678206164761867">
                <text:p>0.6782061647618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74">
                <text:p>0.274</text:p>
              </table:table-cell>
              <table:table-cell office:value-type="float" office:value="0.675022458014546">
                <text:p>0.675022458014546</text:p>
              </table:table-cell>
              <table:table-cell office:value-type="float" office:value="0.692116817733105">
                <text:p>0.692116817733105</text:p>
              </table:table-cell>
              <table:table-cell office:value-type="float" office:value="0.667841698470528">
                <text:p>0.667841698470528</text:p>
              </table:table-cell>
              <table:table-cell office:value-type="float" office:value="0.692526522352032">
                <text:p>0.692526522352032</text:p>
              </table:table-cell>
              <table:table-cell office:value-type="float" office:value="0.689566435656493">
                <text:p>0.6895664356564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76">
                <text:p>0.276</text:p>
              </table:table-cell>
              <table:table-cell office:value-type="float" office:value="0.685552350022229">
                <text:p>0.685552350022229</text:p>
              </table:table-cell>
              <table:table-cell office:value-type="float" office:value="0.703737247663501">
                <text:p>0.703737247663501</text:p>
              </table:table-cell>
              <table:table-cell office:value-type="float" office:value="0.679013638702493">
                <text:p>0.679013638702493</text:p>
              </table:table-cell>
              <table:table-cell office:value-type="float" office:value="0.703764745638768">
                <text:p>0.703764745638768</text:p>
              </table:table-cell>
              <table:table-cell office:value-type="float" office:value="0.70188422467028">
                <text:p>0.701884224670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78">
                <text:p>0.278</text:p>
              </table:table-cell>
              <table:table-cell office:value-type="float" office:value="0.696732121978024">
                <text:p>0.696732121978024</text:p>
              </table:table-cell>
              <table:table-cell office:value-type="float" office:value="0.715976706115499">
                <text:p>0.715976706115499</text:p>
              </table:table-cell>
              <table:table-cell office:value-type="float" office:value="0.691064210525332">
                <text:p>0.691064210525332</text:p>
              </table:table-cell>
              <table:table-cell office:value-type="float" office:value="0.715602756174122">
                <text:p>0.715602756174122</text:p>
              </table:table-cell>
              <table:table-cell office:value-type="float" office:value="0.715000020677622">
                <text:p>0.7150000206776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">
                <text:p>0.28</text:p>
              </table:table-cell>
              <table:table-cell office:value-type="float" office:value="0.708222124060665">
                <text:p>0.708222124060665</text:p>
              </table:table-cell>
              <table:table-cell office:value-type="float" office:value="0.728556282325532">
                <text:p>0.728556282325532</text:p>
              </table:table-cell>
              <table:table-cell office:value-type="float" office:value="0.703564344224464">
                <text:p>0.703564344224464</text:p>
              </table:table-cell>
              <table:table-cell office:value-type="float" office:value="0.727751377532877">
                <text:p>0.727751377532877</text:p>
              </table:table-cell>
              <table:table-cell office:value-type="float" office:value="0.728545545577626">
                <text:p>0.7285455455776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82">
                <text:p>0.282</text:p>
              </table:table-cell>
              <table:table-cell office:value-type="float" office:value="0.720521873192619">
                <text:p>0.720521873192619</text:p>
              </table:table-cell>
              <table:table-cell office:value-type="float" office:value="0.741864346037064">
                <text:p>0.741864346037064</text:p>
              </table:table-cell>
              <table:table-cell office:value-type="float" office:value="0.717192556632457">
                <text:p>0.717192556632457</text:p>
              </table:table-cell>
              <table:table-cell office:value-type="float" office:value="0.740609429251343">
                <text:p>0.740609429251343</text:p>
              </table:table-cell>
              <table:table-cell office:value-type="float" office:value="0.743038346329448">
                <text:p>0.7430383463294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4">
                <text:p>0.284</text:p>
              </table:table-cell>
              <table:table-cell office:value-type="float" office:value="0.733031905873817">
                <text:p>0.733031905873817</text:p>
              </table:table-cell>
              <table:table-cell office:value-type="float" office:value="0.755342926689593">
                <text:p>0.755342926689593</text:p>
              </table:table-cell>
              <table:table-cell office:value-type="float" office:value="0.731090527295355">
                <text:p>0.731090527295355</text:p>
              </table:table-cell>
              <table:table-cell office:value-type="float" office:value="0.753658413874615">
                <text:p>0.753658413874615</text:p>
              </table:table-cell>
              <table:table-cell office:value-type="float" office:value="0.757741593114698">
                <text:p>0.7577415931146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6">
                <text:p>0.286</text:p>
              </table:table-cell>
              <table:table-cell office:value-type="float" office:value="0.7459420657102">
                <text:p>0.7459420657102</text:p>
              </table:table-cell>
              <table:table-cell office:value-type="float" office:value="0.769151276749249">
                <text:p>0.769151276749249</text:p>
              </table:table-cell>
              <table:table-cell office:value-type="float" office:value="0.74555760661132">
                <text:p>0.74555760661132</text:p>
              </table:table-cell>
              <table:table-cell office:value-type="float" office:value="0.767047837947543">
                <text:p>0.767047837947543</text:p>
              </table:table-cell>
              <table:table-cell office:value-type="float" office:value="0.772864208086388">
                <text:p>0.7728642080863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8">
                <text:p>0.288</text:p>
              </table:table-cell>
              <table:table-cell office:value-type="float" office:value="0.759132443026907">
                <text:p>0.759132443026907</text:p>
              </table:table-cell>
              <table:table-cell office:value-type="float" office:value="0.783119858443776">
                <text:p>0.783119858443776</text:p>
              </table:table-cell>
              <table:table-cell office:value-type="float" office:value="0.760344058841785">
                <text:p>0.760344058841785</text:p>
              </table:table-cell>
              <table:table-cell office:value-type="float" office:value="0.780628062434986">
                <text:p>0.780628062434986</text:p>
              </table:table-cell>
              <table:table-cell office:value-type="float" office:value="0.78815690748797">
                <text:p>0.788156907487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9">
                <text:p>0.29</text:p>
              </table:table-cell>
              <table:table-cell office:value-type="float" office:value="0.772453202321021">
                <text:p>0.772453202321021</text:p>
              </table:table-cell>
              <table:table-cell office:value-type="float" office:value="0.797169382063812">
                <text:p>0.797169382063812</text:p>
              </table:table-cell>
              <table:table-cell office:value-type="float" office:value="0.77529053729618">
                <text:p>0.77529053729618</text:p>
              </table:table-cell>
              <table:table-cell office:value-type="float" office:value="0.794319520621897">
                <text:p>0.794319520621897</text:p>
              </table:table-cell>
              <table:table-cell office:value-type="float" office:value="0.803530717882646">
                <text:p>0.8035307178826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2">
                <text:p>0.292</text:p>
              </table:table-cell>
              <table:table-cell office:value-type="float" office:value="0.785994280455653">
                <text:p>0.785994280455653</text:p>
              </table:table-cell>
              <table:table-cell office:value-type="float" office:value="0.811189196938051">
                <text:p>0.811189196938051</text:p>
              </table:table-cell>
              <table:table-cell office:value-type="float" office:value="0.790376222302392">
                <text:p>0.790376222302392</text:p>
              </table:table-cell>
              <table:table-cell office:value-type="float" office:value="0.808091872661147">
                <text:p>0.808091872661147</text:p>
              </table:table-cell>
              <table:table-cell office:value-type="float" office:value="0.818784739308813">
                <text:p>0.8187847393088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4">
                <text:p>0.294</text:p>
              </table:table-cell>
              <table:table-cell office:value-type="float" office:value="0.799535867088525">
                <text:p>0.799535867088525</text:p>
              </table:table-cell>
              <table:table-cell office:value-type="float" office:value="0.825120482111552">
                <text:p>0.825120482111552</text:p>
              </table:table-cell>
              <table:table-cell office:value-type="float" office:value="0.805392318354229">
                <text:p>0.805392318354229</text:p>
              </table:table-cell>
              <table:table-cell office:value-type="float" office:value="0.821825827489621">
                <text:p>0.821825827489621</text:p>
              </table:table-cell>
              <table:table-cell office:value-type="float" office:value="0.833880591157391">
                <text:p>0.8338805911573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96">
                <text:p>0.296</text:p>
              </table:table-cell>
              <table:table-cell office:value-type="float" office:value="0.813077967786608">
                <text:p>0.813077967786608</text:p>
              </table:table-cell>
              <table:table-cell office:value-type="float" office:value="0.838862934859444">
                <text:p>0.838862934859444</text:p>
              </table:table-cell>
              <table:table-cell office:value-type="float" office:value="0.820268465046048">
                <text:p>0.820268465046048</text:p>
              </table:table-cell>
              <table:table-cell office:value-type="float" office:value="0.835471237147037">
                <text:p>0.835471237147037</text:p>
              </table:table-cell>
              <table:table-cell office:value-type="float" office:value="0.848657912032876">
                <text:p>0.8486579120328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8">
                <text:p>0.298</text:p>
              </table:table-cell>
              <table:table-cell office:value-type="float" office:value="0.826500707138234">
                <text:p>0.826500707138234</text:p>
              </table:table-cell>
              <table:table-cell office:value-type="float" office:value="0.852256939443147">
                <text:p>0.852256939443147</text:p>
              </table:table-cell>
              <table:table-cell office:value-type="float" office:value="0.834784963439088">
                <text:p>0.834784963439088</text:p>
              </table:table-cell>
              <table:table-cell office:value-type="float" office:value="0.848898282703699">
                <text:p>0.848898282703699</text:p>
              </table:table-cell>
              <table:table-cell office:value-type="float" office:value="0.862907131972497">
                <text:p>0.8629071319724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">
                <text:p>0.3</text:p>
              </table:table-cell>
              <table:table-cell office:value-type="float" office:value="0.839863937096956">
                <text:p>0.839863937096956</text:p>
              </table:table-cell>
              <table:table-cell office:value-type="float" office:value="0.865462472958822">
                <text:p>0.865462472958822</text:p>
              </table:table-cell>
              <table:table-cell office:value-type="float" office:value="0.84911202198591">
                <text:p>0.84911202198591</text:p>
              </table:table-cell>
              <table:table-cell office:value-type="float" office:value="0.862206847540896">
                <text:p>0.862206847540896</text:p>
              </table:table-cell>
              <table:table-cell office:value-type="float" office:value="0.876878330793959">
                <text:p>0.8768783307939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2">
                <text:p>0.302</text:p>
              </table:table-cell>
              <table:table-cell office:value-type="float" office:value="0.852817970489014">
                <text:p>0.852817970489014</text:p>
              </table:table-cell>
              <table:table-cell office:value-type="float" office:value="0.877919733051376">
                <text:p>0.877919733051376</text:p>
              </table:table-cell>
              <table:table-cell office:value-type="float" office:value="0.862589512250178">
                <text:p>0.862589512250178</text:p>
              </table:table-cell>
              <table:table-cell office:value-type="float" office:value="0.874977145005108">
                <text:p>0.874977145005108</text:p>
              </table:table-cell>
              <table:table-cell office:value-type="float" office:value="0.889751581170834">
                <text:p>0.8897515811708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4">
                <text:p>0.304</text:p>
              </table:table-cell>
              <table:table-cell office:value-type="float" office:value="0.865572505168689">
                <text:p>0.865572505168689</text:p>
              </table:table-cell>
              <table:table-cell office:value-type="float" office:value="0.89003850659531">
                <text:p>0.89003850659531</text:p>
              </table:table-cell>
              <table:table-cell office:value-type="float" office:value="0.875677687065281">
                <text:p>0.875677687065281</text:p>
              </table:table-cell>
              <table:table-cell office:value-type="float" office:value="0.887478834798893">
                <text:p>0.887478834798893</text:p>
              </table:table-cell>
              <table:table-cell office:value-type="float" office:value="0.902176862395063">
                <text:p>0.9021768623950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06">
                <text:p>0.306</text:p>
              </table:table-cell>
              <table:table-cell office:value-type="float" office:value="0.877907663905493">
                <text:p>0.877907663905493</text:p>
              </table:table-cell>
              <table:table-cell office:value-type="float" office:value="0.901498828778496">
                <text:p>0.901498828778496</text:p>
              </table:table-cell>
              <table:table-cell office:value-type="float" office:value="0.888016508461414">
                <text:p>0.888016508461414</text:p>
              </table:table-cell>
              <table:table-cell office:value-type="float" office:value="0.899471931731858">
                <text:p>0.899471931731858</text:p>
              </table:table-cell>
              <table:table-cell office:value-type="float" office:value="0.91368413326931">
                <text:p>0.913684133269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08">
                <text:p>0.308</text:p>
              </table:table-cell>
              <table:table-cell office:value-type="float" office:value="0.889683404590644">
                <text:p>0.889683404590644</text:p>
              </table:table-cell>
              <table:table-cell office:value-type="float" office:value="0.912190611291851">
                <text:p>0.912190611291851</text:p>
              </table:table-cell>
              <table:table-cell office:value-type="float" office:value="0.899466001928366">
                <text:p>0.899466001928366</text:p>
              </table:table-cell>
              <table:table-cell office:value-type="float" office:value="0.91080629797542">
                <text:p>0.91080629797542</text:p>
              </table:table-cell>
              <table:table-cell office:value-type="float" office:value="0.92421334435859">
                <text:p>0.924213344358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1">
                <text:p>0.31</text:p>
              </table:table-cell>
              <table:table-cell office:value-type="float" office:value="0.901179521664113">
                <text:p>0.901179521664113</text:p>
              </table:table-cell>
              <table:table-cell office:value-type="float" office:value="0.922463579519192">
                <text:p>0.922463579519192</text:p>
              </table:table-cell>
              <table:table-cell office:value-type="float" office:value="0.910466108155597">
                <text:p>0.910466108155597</text:p>
              </table:table-cell>
              <table:table-cell office:value-type="float" office:value="0.92180166499023">
                <text:p>0.92180166499023</text:p>
              </table:table-cell>
              <table:table-cell office:value-type="float" office:value="0.93421425085453">
                <text:p>0.934214250854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12">
                <text:p>0.312</text:p>
              </table:table-cell>
              <table:table-cell office:value-type="float" office:value="0.911626246259815">
                <text:p>0.911626246259815</text:p>
              </table:table-cell>
              <table:table-cell office:value-type="float" office:value="0.931467873850816">
                <text:p>0.931467873850816</text:p>
              </table:table-cell>
              <table:table-cell office:value-type="float" office:value="0.920016937251157">
                <text:p>0.920016937251157</text:p>
              </table:table-cell>
              <table:table-cell office:value-type="float" office:value="0.93164810699081">
                <text:p>0.93164810699081</text:p>
              </table:table-cell>
              <table:table-cell office:value-type="float" office:value="0.942686972587529">
                <text:p>0.9426869725875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14">
                <text:p>0.314</text:p>
              </table:table-cell>
              <table:table-cell office:value-type="float" office:value="0.921683232422615">
                <text:p>0.921683232422615</text:p>
              </table:table-cell>
              <table:table-cell office:value-type="float" office:value="0.940023104729325">
                <text:p>0.940023104729325</text:p>
              </table:table-cell>
              <table:table-cell office:value-type="float" office:value="0.9290683345099">
                <text:p>0.9290683345099</text:p>
              </table:table-cell>
              <table:table-cell office:value-type="float" office:value="0.941085287597299">
                <text:p>0.941085287597299</text:p>
              </table:table-cell>
              <table:table-cell office:value-type="float" office:value="0.950681141512106">
                <text:p>0.9506811415121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16">
                <text:p>0.316</text:p>
              </table:table-cell>
              <table:table-cell office:value-type="float" office:value="0.930950567883607">
                <text:p>0.930950567883607</text:p>
              </table:table-cell>
              <table:table-cell office:value-type="float" office:value="0.947669281402347">
                <text:p>0.947669281402347</text:p>
              </table:table-cell>
              <table:table-cell office:value-type="float" office:value="0.937160378550545">
                <text:p>0.937160378550545</text:p>
              </table:table-cell>
              <table:table-cell office:value-type="float" office:value="0.949653189848779">
                <text:p>0.949653189848779</text:p>
              </table:table-cell>
              <table:table-cell office:value-type="float" office:value="0.957666728930268">
                <text:p>0.9576667289302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18">
                <text:p>0.318</text:p>
              </table:table-cell>
              <table:table-cell office:value-type="float" office:value="0.939378182482519">
                <text:p>0.939378182482519</text:p>
              </table:table-cell>
              <table:table-cell office:value-type="float" office:value="0.954496278433814">
                <text:p>0.954496278433814</text:p>
              </table:table-cell>
              <table:table-cell office:value-type="float" office:value="0.944343064370677">
                <text:p>0.944343064370677</text:p>
              </table:table-cell>
              <table:table-cell office:value-type="float" office:value="0.957381696255386">
                <text:p>0.957381696255386</text:p>
              </table:table-cell>
              <table:table-cell office:value-type="float" office:value="0.963793579106834">
                <text:p>0.9637935791068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">
                <text:p>0.32</text:p>
              </table:table-cell>
              <table:table-cell office:value-type="float" office:value="0.947405971658212">
                <text:p>0.947405971658212</text:p>
              </table:table-cell>
              <table:table-cell office:value-type="float" office:value="0.960873933224588">
                <text:p>0.960873933224588</text:p>
              </table:table-cell>
              <table:table-cell office:value-type="float" office:value="0.951086236817672">
                <text:p>0.951086236817672</text:p>
              </table:table-cell>
              <table:table-cell office:value-type="float" office:value="0.964670698402641">
                <text:p>0.964670698402641</text:p>
              </table:table-cell>
              <table:table-cell office:value-type="float" office:value="0.969481471088133">
                <text:p>0.9694814710881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2">
                <text:p>0.322</text:p>
              </table:table-cell>
              <table:table-cell office:value-type="float" office:value="0.954204036267066">
                <text:p>0.954204036267066</text:p>
              </table:table-cell>
              <table:table-cell office:value-type="float" office:value="0.966122272768494">
                <text:p>0.966122272768494</text:p>
              </table:table-cell>
              <table:table-cell office:value-type="float" office:value="0.956630151011874">
                <text:p>0.956630151011874</text:p>
              </table:table-cell>
              <table:table-cell office:value-type="float" office:value="0.970760166955791">
                <text:p>0.970760166955791</text:p>
              </table:table-cell>
              <table:table-cell office:value-type="float" office:value="0.974070358304178">
                <text:p>0.9740703583041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4">
                <text:p>0.324</text:p>
              </table:table-cell>
              <table:table-cell office:value-type="float" office:value="0.960642223031676">
                <text:p>0.960642223031676</text:p>
              </table:table-cell>
              <table:table-cell office:value-type="float" office:value="0.971041100895755">
                <text:p>0.971041100895755</text:p>
              </table:table-cell>
              <table:table-cell office:value-type="float" office:value="0.961844513421998">
                <text:p>0.961844513421998</text:p>
              </table:table-cell>
              <table:table-cell office:value-type="float" office:value="0.976490000015067">
                <text:p>0.976490000015067</text:p>
              </table:table-cell>
              <table:table-cell office:value-type="float" office:value="0.978360000063833">
                <text:p>0.9783600000638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6">
                <text:p>0.326</text:p>
              </table:table-cell>
              <table:table-cell office:value-type="float" office:value="0.966320579980454">
                <text:p>0.966320579980454</text:p>
              </table:table-cell>
              <table:table-cell office:value-type="float" office:value="0.975300388507295">
                <text:p>0.975300388507295</text:p>
              </table:table-cell>
              <table:table-cell office:value-type="float" office:value="0.966389415068274">
                <text:p>0.966389415068274</text:p>
              </table:table-cell>
              <table:table-cell office:value-type="float" office:value="0.981480151948525">
                <text:p>0.981480151948525</text:p>
              </table:table-cell>
              <table:table-cell office:value-type="float" office:value="0.982030289275304">
                <text:p>0.9820302892753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28">
                <text:p>0.328</text:p>
              </table:table-cell>
              <table:table-cell office:value-type="float" office:value="0.971359089216115">
                <text:p>0.971359089216115</text:p>
              </table:table-cell>
              <table:table-cell office:value-type="float" office:value="0.979020052293925">
                <text:p>0.979020052293925</text:p>
              </table:table-cell>
              <table:table-cell office:value-type="float" office:value="0.970384835390579">
                <text:p>0.970384835390579</text:p>
              </table:table-cell>
              <table:table-cell office:value-type="float" office:value="0.985870562350353">
                <text:p>0.985870562350353</text:p>
              </table:table-cell>
              <table:table-cell office:value-type="float" office:value="0.985221084308943">
                <text:p>0.9852210843089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">
                <text:p>0.33</text:p>
              </table:table-cell>
              <table:table-cell office:value-type="float" office:value="0.976067693516572">
                <text:p>0.976067693516572</text:p>
              </table:table-cell>
              <table:table-cell office:value-type="float" office:value="0.982460022230421">
                <text:p>0.982460022230421</text:p>
              </table:table-cell>
              <table:table-cell office:value-type="float" office:value="0.974100604424923">
                <text:p>0.974100604424923</text:p>
              </table:table-cell>
              <table:table-cell office:value-type="float" office:value="0.989931201286655">
                <text:p>0.989931201286655</text:p>
              </table:table-cell>
              <table:table-cell office:value-type="float" office:value="0.988152316823697">
                <text:p>0.9881523168236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2">
                <text:p>0.332</text:p>
              </table:table-cell>
              <table:table-cell office:value-type="float" office:value="0.979956482849805">
                <text:p>0.979956482849805</text:p>
              </table:table-cell>
              <table:table-cell office:value-type="float" office:value="0.985240232480814">
                <text:p>0.985240232480814</text:p>
              </table:table-cell>
              <table:table-cell office:value-type="float" office:value="0.977146950775286">
                <text:p>0.977146950775286</text:p>
              </table:table-cell>
              <table:table-cell office:value-type="float" office:value="0.993231971765312">
                <text:p>0.993231971765312</text:p>
              </table:table-cell>
              <table:table-cell office:value-type="float" office:value="0.990493774082649">
                <text:p>0.9904937740826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34">
                <text:p>0.334</text:p>
              </table:table-cell>
              <table:table-cell office:value-type="float" office:value="0.983605352596462">
                <text:p>0.983605352596462</text:p>
              </table:table-cell>
              <table:table-cell office:value-type="float" office:value="0.987840640943715">
                <text:p>0.987840640943715</text:p>
              </table:table-cell>
              <table:table-cell office:value-type="float" office:value="0.980013567908445">
                <text:p>0.980013567908445</text:p>
              </table:table-cell>
              <table:table-cell office:value-type="float" office:value="0.996322888465788">
                <text:p>0.996322888465788</text:p>
              </table:table-cell>
              <table:table-cell office:value-type="float" office:value="0.992685493782779">
                <text:p>0.9926854937827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36">
                <text:p>0.336</text:p>
              </table:table-cell>
              <table:table-cell office:value-type="float" office:value="0.98679434533167">
                <text:p>0.98679434533167</text:p>
              </table:table-cell>
              <table:table-cell office:value-type="float" office:value="0.990071188222953">
                <text:p>0.990071188222953</text:p>
              </table:table-cell>
              <table:table-cell office:value-type="float" office:value="0.982510558510844">
                <text:p>0.982510558510844</text:p>
              </table:table-cell>
              <table:table-cell office:value-type="float" office:value="0.998973878758819">
                <text:p>0.998973878758819</text:p>
              </table:table-cell>
              <table:table-cell office:value-type="float" office:value="0.9945473254782">
                <text:p>0.99454732547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8">
                <text:p>0.338</text:p>
              </table:table-cell>
              <table:table-cell office:value-type="float" office:value="0.989613453725363">
                <text:p>0.989613453725363</text:p>
              </table:table-cell>
              <table:table-cell office:value-type="float" office:value="0.992021831412213">
                <text:p>0.992021831412213</text:p>
              </table:table-cell>
              <table:table-cell office:value-type="float" office:value="0.984707880604111">
                <text:p>0.984707880604111</text:p>
              </table:table-cell>
              <table:table-cell office:value-type="float" office:value="1.00130490959915">
                <text:p>1.00130490959915</text:p>
              </table:table-cell>
              <table:table-cell office:value-type="float" office:value="0.996149213993692">
                <text:p>0.9961492139936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4">
                <text:p>0.34</text:p>
              </table:table-cell>
              <table:table-cell office:value-type="float" office:value="0.992232626363717">
                <text:p>0.992232626363717</text:p>
              </table:table-cell>
              <table:table-cell office:value-type="float" office:value="0.993812567429593">
                <text:p>0.993812567429593</text:p>
              </table:table-cell>
              <table:table-cell office:value-type="float" office:value="0.986765403952449">
                <text:p>0.986765403952449</text:p>
              </table:table-cell>
              <table:table-cell office:value-type="float" office:value="1.00340599934027">
                <text:p>1.00340599934027</text:p>
              </table:table-cell>
              <table:table-cell office:value-type="float" office:value="0.997631196486081">
                <text:p>0.9976311964860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42">
                <text:p>0.342</text:p>
              </table:table-cell>
              <table:table-cell office:value-type="float" office:value="0.994391939594368">
                <text:p>0.994391939594368</text:p>
              </table:table-cell>
              <table:table-cell office:value-type="float" office:value="0.995263294201333">
                <text:p>0.995263294201333</text:p>
              </table:table-cell>
              <table:table-cell office:value-type="float" office:value="0.988453291287074">
                <text:p>0.988453291287074</text:p>
              </table:table-cell>
              <table:table-cell office:value-type="float" office:value="1.00510702243683">
                <text:p>1.00510702243683</text:p>
              </table:table-cell>
              <table:table-cell office:value-type="float" office:value="0.998793043277415">
                <text:p>0.9987930432774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44">
                <text:p>0.344</text:p>
              </table:table-cell>
              <table:table-cell office:value-type="float" office:value="0.996421301677739">
                <text:p>0.996421301677739</text:p>
              </table:table-cell>
              <table:table-cell office:value-type="float" office:value="0.996624065583854">
                <text:p>0.996624065583854</text:p>
              </table:table-cell>
              <table:table-cell office:value-type="float" office:value="0.990041326574623">
                <text:p>0.990041326574623</text:p>
              </table:table-cell>
              <table:table-cell office:value-type="float" office:value="1.00670806677309">
                <text:p>1.00670806677309</text:p>
              </table:table-cell>
              <table:table-cell office:value-type="float" office:value="0.999874924708891">
                <text:p>0.9998749247088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6">
                <text:p>0.346</text:p>
              </table:table-cell>
              <table:table-cell office:value-type="float" office:value="0.998190746868799">
                <text:p>0.998190746868799</text:p>
              </table:table-cell>
              <table:table-cell office:value-type="float" office:value="0.997774818524105">
                <text:p>0.997774818524105</text:p>
              </table:table-cell>
              <table:table-cell office:value-type="float" office:value="0.991429577174098">
                <text:p>0.991429577174098</text:p>
              </table:table-cell>
              <table:table-cell office:value-type="float" office:value="1.00810905883822">
                <text:p>1.00810905883822</text:p>
              </table:table-cell>
              <table:table-cell office:value-type="float" office:value="1.00081670688285">
                <text:p>1.000816706882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48">
                <text:p>0.348</text:p>
              </table:table-cell>
              <table:table-cell office:value-type="float" office:value="0.999750263787957">
                <text:p>0.999750263787957</text:p>
              </table:table-cell>
              <table:table-cell office:value-type="float" office:value="0.9987855435414">
                <text:p>0.9987855435414</text:p>
              </table:table-cell>
              <table:table-cell office:value-type="float" office:value="0.992648012749111">
                <text:p>0.992648012749111</text:p>
              </table:table-cell>
              <table:table-cell office:value-type="float" office:value="1.00930999601906">
                <text:p>1.00930999601906</text:p>
              </table:table-cell>
              <table:table-cell office:value-type="float" office:value="1.00151839226455">
                <text:p>1.001518392264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5">
                <text:p>0.35</text:p>
              </table:table-cell>
              <table:table-cell office:value-type="float" office:value="1.00121981850149">
                <text:p>1.00121981850149</text:p>
              </table:table-cell>
              <table:table-cell office:value-type="float" office:value="0.999706268368884">
                <text:p>0.999706268368884</text:p>
              </table:table-cell>
              <table:table-cell office:value-type="float" office:value="0.993786558390261">
                <text:p>0.993786558390261</text:p>
              </table:table-cell>
              <table:table-cell office:value-type="float" office:value="1.01031091792062">
                <text:p>1.01031091792062</text:p>
              </table:table-cell>
              <table:table-cell office:value-type="float" office:value="1.00222004842082">
                <text:p>1.002220048420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2">
                <text:p>0.352</text:p>
              </table:table-cell>
              <table:table-cell office:value-type="float" office:value="1.00241945998929">
                <text:p>1.00241945998929</text:p>
              </table:table-cell>
              <table:table-cell office:value-type="float" office:value="1.00040690265796">
                <text:p>1.00040690265796</text:p>
              </table:table-cell>
              <table:table-cell office:value-type="float" office:value="0.99472530900628">
                <text:p>0.99472530900628</text:p>
              </table:table-cell>
              <table:table-cell office:value-type="float" office:value="1.01121171933407">
                <text:p>1.01121171933407</text:p>
              </table:table-cell>
              <table:table-cell office:value-type="float" office:value="1.00272149659297">
                <text:p>1.002721496592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54">
                <text:p>0.354</text:p>
              </table:table-cell>
              <table:table-cell office:value-type="float" office:value="1.00351912745937">
                <text:p>1.00351912745937</text:p>
              </table:table-cell>
              <table:table-cell office:value-type="float" office:value="1.00110752587883">
                <text:p>1.00110752587883</text:p>
              </table:table-cell>
              <table:table-cell office:value-type="float" office:value="0.995594137107466">
                <text:p>0.995594137107466</text:p>
              </table:table-cell>
              <table:table-cell office:value-type="float" office:value="1.01201250036746">
                <text:p>1.01201250036746</text:p>
              </table:table-cell>
              <table:table-cell office:value-type="float" office:value="1.00322290994774">
                <text:p>1.003222909947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6">
                <text:p>0.356</text:p>
              </table:table-cell>
              <table:table-cell office:value-type="float" office:value="1.00441884170143">
                <text:p>1.00441884170143</text:p>
              </table:table-cell>
              <table:table-cell office:value-type="float" office:value="1.00170808934564">
                <text:p>1.00170808934564</text:p>
              </table:table-cell>
              <table:table-cell office:value-type="float" office:value="0.996353082887994">
                <text:p>0.996353082887994</text:p>
              </table:table-cell>
              <table:table-cell office:value-type="float" office:value="1.01261320674821">
                <text:p>1.01261320674821</text:p>
              </table:table-cell>
              <table:table-cell office:value-type="float" office:value="1.00362419330443">
                <text:p>1.003624193304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58">
                <text:p>0.358</text:p>
              </table:table-cell>
              <table:table-cell office:value-type="float" office:value="1.00531859239686">
                <text:p>1.00531859239686</text:p>
              </table:table-cell>
              <table:table-cell office:value-type="float" office:value="1.00220859769396">
                <text:p>1.00220859769396</text:p>
              </table:table-cell>
              <table:table-cell office:value-type="float" office:value="0.997012129761639">
                <text:p>0.997012129761639</text:p>
              </table:table-cell>
              <table:table-cell office:value-type="float" office:value="1.01311384603651">
                <text:p>1.01311384603651</text:p>
              </table:table-cell>
              <table:table-cell office:value-type="float" office:value="1.00382536525195">
                <text:p>1.003825365251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">
                <text:p>0.36</text:p>
              </table:table-cell>
              <table:table-cell office:value-type="float" office:value="1.00601836554282">
                <text:p>1.00601836554282</text:p>
              </table:table-cell>
              <table:table-cell office:value-type="float" office:value="1.0026090812721">
                <text:p>1.0026090812721</text:p>
              </table:table-cell>
              <table:table-cell office:value-type="float" office:value="0.997621234277318">
                <text:p>0.997621234277318</text:p>
              </table:table-cell>
              <table:table-cell office:value-type="float" office:value="1.01361445307691">
                <text:p>1.01361445307691</text:p>
              </table:table-cell>
              <table:table-cell office:value-type="float" office:value="1.00412648062769">
                <text:p>1.004126480627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2">
                <text:p>0.362</text:p>
              </table:table-cell>
              <table:table-cell office:value-type="float" office:value="1.00661818108953">
                <text:p>1.00661818108953</text:p>
              </table:table-cell>
              <table:table-cell office:value-type="float" office:value="1.00290947466277">
                <text:p>1.00290947466277</text:p>
              </table:table-cell>
              <table:table-cell office:value-type="float" office:value="0.998090452758747">
                <text:p>0.998090452758747</text:p>
              </table:table-cell>
              <table:table-cell office:value-type="float" office:value="1.01391495661709">
                <text:p>1.01391495661709</text:p>
              </table:table-cell>
              <table:table-cell office:value-type="float" office:value="1.00422742081921">
                <text:p>1.004227420819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4">
                <text:p>0.364</text:p>
              </table:table-cell>
              <table:table-cell office:value-type="float" office:value="1.00721800724562">
                <text:p>1.00721800724562</text:p>
              </table:table-cell>
              <table:table-cell office:value-type="float" office:value="1.00320984435087">
                <text:p>1.00320984435087</text:p>
              </table:table-cell>
              <table:table-cell office:value-type="float" office:value="0.998529712597722">
                <text:p>0.998529712597722</text:p>
              </table:table-cell>
              <table:table-cell office:value-type="float" office:value="1.01421543164509">
                <text:p>1.01421543164509</text:p>
              </table:table-cell>
              <table:table-cell office:value-type="float" office:value="1.00422831927749">
                <text:p>1.004228319277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6">
                <text:p>0.366</text:p>
              </table:table-cell>
              <table:table-cell office:value-type="float" office:value="1.00771785515661">
                <text:p>1.00771785515661</text:p>
              </table:table-cell>
              <table:table-cell office:value-type="float" office:value="1.00341015802363">
                <text:p>1.00341015802363</text:p>
              </table:table-cell>
              <table:table-cell office:value-type="float" office:value="0.998889037892803">
                <text:p>0.998889037892803</text:p>
              </table:table-cell>
              <table:table-cell office:value-type="float" office:value="1.0143158421128">
                <text:p>1.0143158421128</text:p>
              </table:table-cell>
              <table:table-cell office:value-type="float" office:value="1.00422910950362">
                <text:p>1.004229109503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8">
                <text:p>0.368</text:p>
              </table:table-cell>
              <table:table-cell office:value-type="float" office:value="1.00811772036568">
                <text:p>1.00811772036568</text:p>
              </table:table-cell>
              <table:table-cell office:value-type="float" office:value="1.00351042237585">
                <text:p>1.00351042237585</text:p>
              </table:table-cell>
              <table:table-cell office:value-type="float" office:value="0.999178423190653">
                <text:p>0.999178423190653</text:p>
              </table:table-cell>
              <table:table-cell office:value-type="float" office:value="1.01441619005881">
                <text:p>1.01441619005881</text:p>
              </table:table-cell>
              <table:table-cell office:value-type="float" office:value="1.00412981255103">
                <text:p>1.004129812551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">
                <text:p>0.37</text:p>
              </table:table-cell>
              <table:table-cell office:value-type="float" office:value="1.00851759440866">
                <text:p>1.00851759440866</text:p>
              </table:table-cell>
              <table:table-cell office:value-type="float" office:value="1.00361066057792">
                <text:p>1.00361066057792</text:p>
              </table:table-cell>
              <table:table-cell office:value-type="float" office:value="0.999437841386467">
                <text:p>0.999437841386467</text:p>
              </table:table-cell>
              <table:table-cell office:value-type="float" office:value="1.01441650742011">
                <text:p>1.01441650742011</text:p>
              </table:table-cell>
              <table:table-cell office:value-type="float" office:value="1.00403047027887">
                <text:p>1.004030470278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2">
                <text:p>0.372</text:p>
              </table:table-cell>
              <table:table-cell office:value-type="float" office:value="1.00881748775485">
                <text:p>1.00881748775485</text:p>
              </table:table-cell>
              <table:table-cell office:value-type="float" office:value="1.00371082607454">
                <text:p>1.00371082607454</text:p>
              </table:table-cell>
              <table:table-cell office:value-type="float" office:value="0.999627333228184">
                <text:p>0.999627333228184</text:p>
              </table:table-cell>
              <table:table-cell office:value-type="float" office:value="1.01431672771383">
                <text:p>1.01431672771383</text:p>
              </table:table-cell>
              <table:table-cell office:value-type="float" office:value="1.00393100779494">
                <text:p>1.003931007794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4">
                <text:p>0.374</text:p>
              </table:table-cell>
              <table:table-cell office:value-type="float" office:value="1.00901738787642">
                <text:p>1.00901738787642</text:p>
              </table:table-cell>
              <table:table-cell office:value-type="float" office:value="1.00371097193744">
                <text:p>1.00371097193744</text:p>
              </table:table-cell>
              <table:table-cell office:value-type="float" office:value="0.99979685199745">
                <text:p>0.99979685199745</text:p>
              </table:table-cell>
              <table:table-cell office:value-type="float" office:value="1.01411691533239">
                <text:p>1.01411691533239</text:p>
              </table:table-cell>
              <table:table-cell office:value-type="float" office:value="1.00373151753725">
                <text:p>1.003731517537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76">
                <text:p>0.376</text:p>
              </table:table-cell>
              <table:table-cell office:value-type="float" office:value="1.00931729712762">
                <text:p>1.00931729712762</text:p>
              </table:table-cell>
              <table:table-cell office:value-type="float" office:value="1.00361107426936">
                <text:p>1.00361107426936</text:p>
              </table:table-cell>
              <table:table-cell office:value-type="float" office:value="0.999926416073748">
                <text:p>0.999926416073748</text:p>
              </table:table-cell>
              <table:table-cell office:value-type="float" office:value="1.01381703492514">
                <text:p>1.01381703492514</text:p>
              </table:table-cell>
              <table:table-cell office:value-type="float" office:value="1.00353195967094">
                <text:p>1.003531959670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8">
                <text:p>0.378</text:p>
              </table:table-cell>
              <table:table-cell office:value-type="float" office:value="1.00951722061204">
                <text:p>1.00951722061204</text:p>
              </table:table-cell>
              <table:table-cell office:value-type="float" office:value="1.00351113936064">
                <text:p>1.00351113936064</text:p>
              </table:table-cell>
              <table:table-cell office:value-type="float" office:value="1.00001602446433">
                <text:p>1.00001602446433</text:p>
              </table:table-cell>
              <table:table-cell office:value-type="float" office:value="1.01331708918038">
                <text:p>1.01331708918038</text:p>
              </table:table-cell>
              <table:table-cell office:value-type="float" office:value="1.00323235196351">
                <text:p>1.003232351963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">
                <text:p>0.38</text:p>
              </table:table-cell>
              <table:table-cell office:value-type="float" office:value="1.00961715239095">
                <text:p>1.00961715239095</text:p>
              </table:table-cell>
              <table:table-cell office:value-type="float" office:value="1.00331118592453">
                <text:p>1.00331118592453</text:p>
              </table:table-cell>
              <table:table-cell office:value-type="float" office:value="1.00011565647939">
                <text:p>1.00011565647939</text:p>
              </table:table-cell>
              <table:table-cell office:value-type="float" office:value="1.01281710807739">
                <text:p>1.01281710807739</text:p>
              </table:table-cell>
              <table:table-cell office:value-type="float" office:value="1.00303271442212">
                <text:p>1.003032714422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2">
                <text:p>0.382</text:p>
              </table:table-cell>
              <table:table-cell office:value-type="float" office:value="1.00981710822288">
                <text:p>1.00981710822288</text:p>
              </table:table-cell>
              <table:table-cell office:value-type="float" office:value="1.00311118957172">
                <text:p>1.00311118957172</text:p>
              </table:table-cell>
              <table:table-cell office:value-type="float" office:value="1.00021534815309">
                <text:p>1.00021534815309</text:p>
              </table:table-cell>
              <table:table-cell office:value-type="float" office:value="1.0120170402616">
                <text:p>1.0120170402616</text:p>
              </table:table-cell>
              <table:table-cell office:value-type="float" office:value="1.00273301894311">
                <text:p>1.002733018943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84">
                <text:p>0.384</text:p>
              </table:table-cell>
              <table:table-cell office:value-type="float" office:value="1.00991707627627">
                <text:p>1.00991707627627</text:p>
              </table:table-cell>
              <table:table-cell office:value-type="float" office:value="1.00281118016608">
                <text:p>1.00281118016608</text:p>
              </table:table-cell>
              <table:table-cell office:value-type="float" office:value="1.00021506253237">
                <text:p>1.00021506253237</text:p>
              </table:table-cell>
              <table:table-cell office:value-type="float" office:value="1.01111694930421">
                <text:p>1.01111694930421</text:p>
              </table:table-cell>
              <table:table-cell office:value-type="float" office:value="1.00253329311404">
                <text:p>1.002533293114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6">
                <text:p>0.386</text:p>
              </table:table-cell>
              <table:table-cell office:value-type="float" office:value="1.01001706644603">
                <text:p>1.01001706644603</text:p>
              </table:table-cell>
              <table:table-cell office:value-type="float" office:value="1.00251114151263">
                <text:p>1.00251114151263</text:p>
              </table:table-cell>
              <table:table-cell office:value-type="float" office:value="1.00031481346984">
                <text:p>1.00031481346984</text:p>
              </table:table-cell>
              <table:table-cell office:value-type="float" office:value="1.01011680995628">
                <text:p>1.01011680995628</text:p>
              </table:table-cell>
              <table:table-cell office:value-type="float" office:value="1.00223351700701">
                <text:p>1.002233517007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8">
                <text:p>0.388</text:p>
              </table:table-cell>
              <table:table-cell office:value-type="float" office:value="1.01011708336217">
                <text:p>1.01011708336217</text:p>
              </table:table-cell>
              <table:table-cell office:value-type="float" office:value="1.00221108362438">
                <text:p>1.00221108362438</text:p>
              </table:table-cell>
              <table:table-cell office:value-type="float" office:value="1.00031460360581">
                <text:p>1.00031460360581</text:p>
              </table:table-cell>
              <table:table-cell office:value-type="float" office:value="1.00891656816805">
                <text:p>1.00891656816805</text:p>
              </table:table-cell>
              <table:table-cell office:value-type="float" office:value="1.00203372276218">
                <text:p>1.002033722762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">
                <text:p>0.39</text:p>
              </table:table-cell>
              <table:table-cell office:value-type="float" office:value="1.01021711425222">
                <text:p>1.01021711425222</text:p>
              </table:table-cell>
              <table:table-cell office:value-type="float" office:value="1.0019110155514">
                <text:p>1.0019110155514</text:p>
              </table:table-cell>
              <table:table-cell office:value-type="float" office:value="1.00031441348509">
                <text:p>1.00031441348509</text:p>
              </table:table-cell>
              <table:table-cell office:value-type="float" office:value="1.00771627439196">
                <text:p>1.00771627439196</text:p>
              </table:table-cell>
              <table:table-cell office:value-type="float" office:value="1.00173392434559">
                <text:p>1.001733924345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2">
                <text:p>0.392</text:p>
              </table:table-cell>
              <table:table-cell office:value-type="float" office:value="1.01031718422224">
                <text:p>1.01031718422224</text:p>
              </table:table-cell>
              <table:table-cell office:value-type="float" office:value="1.0015114624559">
                <text:p>1.0015114624559</text:p>
              </table:table-cell>
              <table:table-cell office:value-type="float" office:value="1.00041427228846">
                <text:p>1.00041427228846</text:p>
              </table:table-cell>
              <table:table-cell office:value-type="float" office:value="1.00631712044464">
                <text:p>1.00631712044464</text:p>
              </table:table-cell>
              <table:table-cell office:value-type="float" office:value="1.00143498806224">
                <text:p>1.001434988062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94">
                <text:p>0.394</text:p>
              </table:table-cell>
              <table:table-cell office:value-type="float" office:value="1.01041727888176">
                <text:p>1.01041727888176</text:p>
              </table:table-cell>
              <table:table-cell office:value-type="float" office:value="1.00111166073401">
                <text:p>1.00111166073401</text:p>
              </table:table-cell>
              <table:table-cell office:value-type="float" office:value="1.00041414384648">
                <text:p>1.00041414384648</text:p>
              </table:table-cell>
              <table:table-cell office:value-type="float" office:value="1.00481750597792">
                <text:p>1.00481750597792</text:p>
              </table:table-cell>
              <table:table-cell office:value-type="float" office:value="1.001235576851">
                <text:p>1.0012355768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6">
                <text:p>0.396</text:p>
              </table:table-cell>
              <table:table-cell office:value-type="float" office:value="1.01041742480818">
                <text:p>1.01041742480818</text:p>
              </table:table-cell>
              <table:table-cell office:value-type="float" office:value="1.00081134109294">
                <text:p>1.00081134109294</text:p>
              </table:table-cell>
              <table:table-cell office:value-type="float" office:value="1.00041403663696">
                <text:p>1.00041403663696</text:p>
              </table:table-cell>
              <table:table-cell office:value-type="float" office:value="1.00321692324961">
                <text:p>1.00321692324961</text:p>
              </table:table-cell>
              <table:table-cell office:value-type="float" office:value="1.00093518893533">
                <text:p>1.000935188935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98">
                <text:p>0.398</text:p>
              </table:table-cell>
              <table:table-cell office:value-type="float" office:value="1.01051754013733">
                <text:p>1.01051754013733</text:p>
              </table:table-cell>
              <table:table-cell office:value-type="float" office:value="1.00040404936853">
                <text:p>1.00040404936853</text:p>
              </table:table-cell>
              <table:table-cell office:value-type="float" office:value="1.00041396785643">
                <text:p>1.00041396785643</text:p>
              </table:table-cell>
              <table:table-cell office:value-type="float" office:value="1.00160603439588">
                <text:p>1.00160603439588</text:p>
              </table:table-cell>
              <table:table-cell office:value-type="float" office:value="1.00051263600544">
                <text:p>1.000512636005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">
                <text:p>0.4</text:p>
              </table:table-cell>
              <table:table-cell office:value-type="float" office:value="1.01051764221583">
                <text:p>1.01051764221583</text:p>
              </table:table-cell>
              <table:table-cell office:value-type="float" office:value="1">
                <text:p>1</text:p>
              </table:table-cell>
              <table:table-cell office:value-type="float" office:value="1.00041391822806">
                <text:p>1.000413918228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